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673in"/>
    </style:style>
    <style:style style:name="co2" style:family="table-column">
      <style:table-column-properties fo:break-before="auto" style:column-width="2.6091in"/>
    </style:style>
    <style:style style:name="co3" style:family="table-column">
      <style:table-column-properties fo:break-before="auto" style:column-width="1.5583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0.8827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1.8472in"/>
    </style:style>
    <style:style style:name="co8" style:family="table-column">
      <style:table-column-properties fo:break-before="auto" style:column-width="1.8047in"/>
    </style:style>
    <style:style style:name="co9" style:family="table-column">
      <style:table-column-properties fo:break-before="auto" style:column-width="1.8583in"/>
    </style:style>
    <style:style style:name="co10" style:family="table-column">
      <style:table-column-properties fo:break-before="auto" style:column-width="1.7083in"/>
    </style:style>
    <style:style style:name="co11" style:family="table-column">
      <style:table-column-properties fo:break-before="auto" style:column-width="1.6654in"/>
    </style:style>
    <style:style style:name="co12" style:family="table-column">
      <style:table-column-properties fo:break-before="auto" style:column-width="0.85in"/>
    </style:style>
    <style:style style:name="co13" style:family="table-column">
      <style:table-column-properties fo:break-before="auto" style:column-width="0.6146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1.3543in"/>
    </style:style>
    <style:style style:name="co16" style:family="table-column">
      <style:table-column-properties fo:break-before="auto" style:column-width="1.4075in"/>
    </style:style>
    <style:style style:name="co17" style:family="table-column">
      <style:table-column-properties fo:break-before="auto" style:column-width="1.3654in"/>
    </style:style>
    <style:style style:name="co18" style:family="table-column">
      <style:table-column-properties fo:break-before="auto" style:column-width="1.322in"/>
    </style:style>
    <style:style style:name="co19" style:family="table-column">
      <style:table-column-properties fo:break-before="auto" style:column-width="1.3862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django-adwor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14" table:default-cell-style-name="Default"/>
        <table:table-row table:style-name="ro1">
          <table:table-cell table:style-name="ce2" office:value-type="string" calcext:value-type="string">
            <text:p>Поисковые запросы</text:p>
          </table:table-cell>
          <table:table-cell office:value-type="string" calcext:value-type="string">
            <text:p>Название группы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Суммарная частотность кластера</text:p>
          </table:table-cell>
          <table:table-cell office:value-type="string" calcext:value-type="string">
            <text:p>% Агрегаторов</text:p>
          </table:table-cell>
          <table:table-cell office:value-type="string" calcext:value-type="string">
            <text:p>Главных страниц</text:p>
          </table:table-cell>
          <table:table-cell office:value-type="string" calcext:value-type="string">
            <text:p>Топоним в запросе</text:p>
          </table:table-cell>
          <table:table-cell office:value-type="string" calcext:value-type="string">
            <text:p>URLs группы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</text:p>
          </table:table-cell>
          <table:table-cell office:value-type="string" calcext:value-type="string">
            <text:p>django (13)</text:p>
          </table:table-cell>
          <table:table-cell office:value-type="float" office:value="30263" calcext:value-type="float">
            <text:p>30263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</text:p>
          </table:table-cell>
          <table:table-cell office:value-type="string" calcext:value-type="string">
            <text:p>django (13)</text:p>
          </table:table-cell>
          <table:table-cell office:value-type="float" office:value="1854" calcext:value-type="float">
            <text:p>1854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 django</text:p>
          </table:table-cell>
          <table:table-cell office:value-type="string" calcext:value-type="string">
            <text:p>django (13)</text:p>
          </table:table-cell>
          <table:table-cell office:value-type="float" office:value="362" calcext:value-type="float">
            <text:p>362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фреймворк django</text:p>
          </table:table-cell>
          <table:table-cell office:value-type="string" calcext:value-type="string">
            <text:p>django (13)</text:p>
          </table:table-cell>
          <table:table-cell office:value-type="float" office:value="151" calcext:value-type="float">
            <text:p>151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работает django</text:p>
          </table:table-cell>
          <table:table-cell office:value-type="string" calcext:value-type="string">
            <text:p>django (13)</text:p>
          </table:table-cell>
          <table:table-cell office:value-type="float" office:value="61" calcext:value-type="float">
            <text:p>61</text:p>
          </table:table-cell>
          <table:table-cell office:value-type="float" office:value="33467" calcext:value-type="float">
            <text:p>33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язык</text:p>
          </table:table-cell>
          <table:table-cell office:value-type="string" calcext:value-type="string">
            <text:p>django (13)</text:p>
          </table:table-cell>
          <table:table-cell office:value-type="float" office:value="47" calcext:value-type="float">
            <text:p>47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фреймворк python django</text:p>
          </table:table-cell>
          <table:table-cell office:value-type="string" calcext:value-type="string">
            <text:p>django (13)</text:p>
          </table:table-cell>
          <table:table-cell office:value-type="float" office:value="38" calcext:value-type="float">
            <text:p>38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библиотека django python</text:p>
          </table:table-cell>
          <table:table-cell office:value-type="string" calcext:value-type="string">
            <text:p>django (13)</text:p>
          </table:table-cell>
          <table:table-cell office:value-type="float" office:value="24" calcext:value-type="float">
            <text:p>24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ramework python</text:p>
          </table:table-cell>
          <table:table-cell office:value-type="string" calcext:value-type="string">
            <text:p>django (13)</text:p>
          </table:table-cell>
          <table:table-cell office:value-type="float" office:value="21" calcext:value-type="float">
            <text:p>21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веб фреймворком django</text:p>
          </table:table-cell>
          <table:table-cell office:value-type="string" calcext:value-type="string">
            <text:p>django (13)</text:p>
          </table:table-cell>
          <table:table-cell office:value-type="float" office:value="21" calcext:value-type="float">
            <text:p>21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ru</text:p>
          </table:table-cell>
          <table:table-cell office:value-type="string" calcext:value-type="string">
            <text:p>django (13)</text:p>
          </table:table-cell>
          <table:table-cell office:value-type="float" office:value="10" calcext:value-type="float">
            <text:p>10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что значит django</text:p>
          </table:table-cell>
          <table:table-cell office:value-type="string" calcext:value-type="string">
            <text:p>django (13)</text:p>
          </table:table-cell>
          <table:table-cell office:value-type="float" office:value="9" calcext:value-type="float">
            <text:p>9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ramework</text:p>
          </table:table-cell>
          <table:table-cell office:value-type="string" calcext:value-type="string">
            <text:p>django framework (9)</text:p>
          </table:table-cell>
          <table:table-cell office:value-type="float" office:value="2542" calcext:value-type="float">
            <text:p>2542</text:p>
          </table:table-cell>
          <table:table-cell office:value-type="float" office:value="3484" calcext:value-type="float">
            <text:p>34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jango_(web_framework), https://www.djangoproject.com/, https://www.w3schools.com/django/django_intro.php, https://github.com/django/django, https://developer.mozilla.org/en-US/docs/Learn_web_development/Extensions/Server-side/Django, https://developer.mozilla.org/en-US/docs/Learn_web_development/Extensions/Server-side/Django/Introduction, https://www.w3schools.com/django/, https://www.reddit.com/r/learnpython/comments/11yez4t/what_is_django/, https://blog.jetbrains.com/pycharm/2023/11/what-is-the-django-web-framework/, https://pypi.org/project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eb</text:p>
          </table:table-cell>
          <table:table-cell office:value-type="string" calcext:value-type="string">
            <text:p>django framework (9)</text:p>
          </table:table-cell>
          <table:table-cell office:value-type="float" office:value="321" calcext:value-type="float">
            <text:p>321</text:p>
          </table:table-cell>
          <table:table-cell office:value-type="float" office:value="3484" calcext:value-type="float">
            <text:p>3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jango_(web_framework), https://www.djangoproject.com/, https://www.w3schools.com/django/django_intro.php, https://github.com/django/django, https://developer.mozilla.org/en-US/docs/Learn_web_development/Extensions/Server-side/Django, https://developer.mozilla.org/en-US/docs/Learn_web_development/Extensions/Server-side/Django/Introduction, https://www.w3schools.com/django/, https://www.reddit.com/r/learnpython/comments/11yez4t/what_is_django/, https://blog.jetbrains.com/pycharm/2023/11/what-is-the-django-web-framework/, https://pypi.org/project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project</text:p>
          </table:table-cell>
          <table:table-cell office:value-type="string" calcext:value-type="string">
            <text:p>django framework (9)</text:p>
          </table:table-cell>
          <table:table-cell office:value-type="float" office:value="211" calcext:value-type="float">
            <text:p>211</text:p>
          </table:table-cell>
          <table:table-cell office:value-type="float" office:value="3484" calcext:value-type="float">
            <text:p>34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jango_(web_framework), https://www.djangoproject.com/, https://www.w3schools.com/django/django_intro.php, https://github.com/django/django, https://developer.mozilla.org/en-US/docs/Learn_web_development/Extensions/Server-side/Django, https://developer.mozilla.org/en-US/docs/Learn_web_development/Extensions/Server-side/Django/Introduction, https://www.w3schools.com/django/, https://www.reddit.com/r/learnpython/comments/11yez4t/what_is_django/, https://blog.jetbrains.com/pycharm/2023/11/what-is-the-django-web-framework/, https://pypi.org/project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rogramming</text:p>
          </table:table-cell>
          <table:table-cell office:value-type="string" calcext:value-type="string">
            <text:p>django framework (9)</text:p>
          </table:table-cell>
          <table:table-cell office:value-type="float" office:value="146" calcext:value-type="float">
            <text:p>146</text:p>
          </table:table-cell>
          <table:table-cell office:value-type="float" office:value="3484" calcext:value-type="float">
            <text:p>3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jango_(web_framework), https://www.djangoproject.com/, https://www.w3schools.com/django/django_intro.php, https://github.com/django/django, https://developer.mozilla.org/en-US/docs/Learn_web_development/Extensions/Server-side/Django, https://developer.mozilla.org/en-US/docs/Learn_web_development/Extensions/Server-side/Django/Introduction, https://www.w3schools.com/django/, https://www.reddit.com/r/learnpython/comments/11yez4t/what_is_django/, https://blog.jetbrains.com/pycharm/2023/11/what-is-the-django-web-framework/, https://pypi.org/project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and django</text:p>
          </table:table-cell>
          <table:table-cell office:value-type="string" calcext:value-type="string">
            <text:p>django framework (9)</text:p>
          </table:table-cell>
          <table:table-cell office:value-type="float" office:value="137" calcext:value-type="float">
            <text:p>137</text:p>
          </table:table-cell>
          <table:table-cell office:value-type="float" office:value="3484" calcext:value-type="float">
            <text:p>3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jango_(web_framework), https://www.djangoproject.com/, https://www.w3schools.com/django/django_intro.php, https://github.com/django/django, https://developer.mozilla.org/en-US/docs/Learn_web_development/Extensions/Server-side/Django, https://developer.mozilla.org/en-US/docs/Learn_web_development/Extensions/Server-side/Django/Introduction, https://www.w3schools.com/django/, https://www.reddit.com/r/learnpython/comments/11yez4t/what_is_django/, https://blog.jetbrains.com/pycharm/2023/11/what-is-the-django-web-framework/, https://pypi.org/project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eb framework</text:p>
          </table:table-cell>
          <table:table-cell office:value-type="string" calcext:value-type="string">
            <text:p>django framework (9)</text:p>
          </table:table-cell>
          <table:table-cell office:value-type="float" office:value="30" calcext:value-type="float">
            <text:p>30</text:p>
          </table:table-cell>
          <table:table-cell office:value-type="float" office:value="3484" calcext:value-type="float">
            <text:p>3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jango_(web_framework), https://www.djangoproject.com/, https://www.w3schools.com/django/django_intro.php, https://github.com/django/django, https://developer.mozilla.org/en-US/docs/Learn_web_development/Extensions/Server-side/Django, https://developer.mozilla.org/en-US/docs/Learn_web_development/Extensions/Server-side/Django/Introduction, https://www.w3schools.com/django/, https://www.reddit.com/r/learnpython/comments/11yez4t/what_is_django/, https://blog.jetbrains.com/pycharm/2023/11/what-is-the-django-web-framework/, https://pypi.org/project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eb development</text:p>
          </table:table-cell>
          <table:table-cell office:value-type="string" calcext:value-type="string">
            <text:p>django framework (9)</text:p>
          </table:table-cell>
          <table:table-cell office:value-type="float" office:value="13" calcext:value-type="float">
            <text:p>13</text:p>
          </table:table-cell>
          <table:table-cell office:value-type="float" office:value="3484" calcext:value-type="float">
            <text:p>3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jango_(web_framework), https://www.djangoproject.com/, https://www.w3schools.com/django/django_intro.php, https://github.com/django/django, https://developer.mozilla.org/en-US/docs/Learn_web_development/Extensions/Server-side/Django, https://developer.mozilla.org/en-US/docs/Learn_web_development/Extensions/Server-side/Django/Introduction, https://www.w3schools.com/django/, https://www.reddit.com/r/learnpython/comments/11yez4t/what_is_django/, https://blog.jetbrains.com/pycharm/2023/11/what-is-the-django-web-framework/, https://pypi.org/project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oftware</text:p>
          </table:table-cell>
          <table:table-cell office:value-type="string" calcext:value-type="string">
            <text:p>django framework (9)</text:p>
          </table:table-cell>
          <table:table-cell office:value-type="float" office:value="9" calcext:value-type="float">
            <text:p>9</text:p>
          </table:table-cell>
          <table:table-cell office:value-type="float" office:value="3484" calcext:value-type="float">
            <text:p>3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jango_(web_framework), https://www.djangoproject.com/, https://www.w3schools.com/django/django_intro.php, https://github.com/django/django, https://developer.mozilla.org/en-US/docs/Learn_web_development/Extensions/Server-side/Django, https://developer.mozilla.org/en-US/docs/Learn_web_development/Extensions/Server-side/Django/Introduction, https://www.w3schools.com/django/, https://www.reddit.com/r/learnpython/comments/11yez4t/what_is_django/, https://blog.jetbrains.com/pycharm/2023/11/what-is-the-django-web-framework/, https://pypi.org/project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оект</text:p>
          </table:table-cell>
          <table:table-cell office:value-type="string" calcext:value-type="string">
            <text:p>django проект (20)</text:p>
          </table:table-cell>
          <table:table-cell office:value-type="float" office:value="706" calcext:value-type="float">
            <text:p>706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ем</text:p>
          </table:table-cell>
          <table:table-cell office:value-type="string" calcext:value-type="string">
            <text:p>django проект (20)</text:p>
          </table:table-cell>
          <table:table-cell office:value-type="float" office:value="425" calcext:value-type="float">
            <text:p>425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django</text:p>
          </table:table-cell>
          <table:table-cell office:value-type="string" calcext:value-type="string">
            <text:p>django проект (20)</text:p>
          </table:table-cell>
          <table:table-cell office:value-type="float" office:value="358" calcext:value-type="float">
            <text:p>358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roject</text:p>
          </table:table-cell>
          <table:table-cell office:value-type="string" calcext:value-type="string">
            <text:p>django проект (20)</text:p>
          </table:table-cell>
          <table:table-cell office:value-type="float" office:value="236" calcext:value-type="float">
            <text:p>236</text:p>
          </table:table-cell>
          <table:table-cell office:value-type="float" office:value="2744" calcext:value-type="float">
            <text:p>27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сделать django</text:p>
          </table:table-cell>
          <table:table-cell office:value-type="string" calcext:value-type="string">
            <text:p>django проект (20)</text:p>
          </table:table-cell>
          <table:table-cell office:value-type="float" office:value="214" calcext:value-type="float">
            <text:p>214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tart</text:p>
          </table:table-cell>
          <table:table-cell office:value-type="string" calcext:value-type="string">
            <text:p>django проект (20)</text:p>
          </table:table-cell>
          <table:table-cell office:value-type="float" office:value="137" calcext:value-type="float">
            <text:p>137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запустить django</text:p>
          </table:table-cell>
          <table:table-cell office:value-type="string" calcext:value-type="string">
            <text:p>django проект (20)</text:p>
          </table:table-cell>
          <table:table-cell office:value-type="float" office:value="106" calcext:value-type="float">
            <text:p>106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создать проект django</text:p>
          </table:table-cell>
          <table:table-cell office:value-type="string" calcext:value-type="string">
            <text:p>django проект (20)</text:p>
          </table:table-cell>
          <table:table-cell office:value-type="float" office:value="100" calcext:value-type="float">
            <text:p>100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tart project</text:p>
          </table:table-cell>
          <table:table-cell office:value-type="string" calcext:value-type="string">
            <text:p>django проект (20)</text:p>
          </table:table-cell>
          <table:table-cell office:value-type="float" office:value="79" calcext:value-type="float">
            <text:p>79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tartproject</text:p>
          </table:table-cell>
          <table:table-cell office:value-type="string" calcext:value-type="string">
            <text:p>django проект (20)</text:p>
          </table:table-cell>
          <table:table-cell office:value-type="float" office:value="78" calcext:value-type="float">
            <text:p>78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запуск django</text:p>
          </table:table-cell>
          <table:table-cell office:value-type="string" calcext:value-type="string">
            <text:p>django проект (20)</text:p>
          </table:table-cell>
          <table:table-cell office:value-type="float" office:value="77" calcext:value-type="float">
            <text:p>77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startproject</text:p>
          </table:table-cell>
          <table:table-cell office:value-type="string" calcext:value-type="string">
            <text:p>django проект (20)</text:p>
          </table:table-cell>
          <table:table-cell office:value-type="float" office:value="66" calcext:value-type="float">
            <text:p>66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проекта django</text:p>
          </table:table-cell>
          <table:table-cell office:value-type="string" calcext:value-type="string">
            <text:p>django проект (20)</text:p>
          </table:table-cell>
          <table:table-cell office:value-type="float" office:value="65" calcext:value-type="float">
            <text:p>65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роект python django</text:p>
          </table:table-cell>
          <table:table-cell office:value-type="string" calcext:value-type="string">
            <text:p>django проект (20)</text:p>
          </table:table-cell>
          <table:table-cell office:value-type="float" office:value="38" calcext:value-type="float">
            <text:p>38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новый проект</text:p>
          </table:table-cell>
          <table:table-cell office:value-type="string" calcext:value-type="string">
            <text:p>django проект (20)</text:p>
          </table:table-cell>
          <table:table-cell office:value-type="float" office:value="21" calcext:value-type="float">
            <text:p>21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настройка проекта django</text:p>
          </table:table-cell>
          <table:table-cell office:value-type="string" calcext:value-type="string">
            <text:p>django проект (20)</text:p>
          </table:table-cell>
          <table:table-cell office:value-type="float" office:value="12" calcext:value-type="float">
            <text:p>12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reate project</text:p>
          </table:table-cell>
          <table:table-cell office:value-type="string" calcext:value-type="string">
            <text:p>django проект (20)</text:p>
          </table:table-cell>
          <table:table-cell office:value-type="float" office:value="11" calcext:value-type="float">
            <text:p>11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ow to create</text:p>
          </table:table-cell>
          <table:table-cell office:value-type="string" calcext:value-type="string">
            <text:p>django проект (20)</text:p>
          </table:table-cell>
          <table:table-cell office:value-type="float" office:value="8" calcext:value-type="float">
            <text:p>8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ервый проект</text:p>
          </table:table-cell>
          <table:table-cell office:value-type="string" calcext:value-type="string">
            <text:p>django проект (20)</text:p>
          </table:table-cell>
          <table:table-cell office:value-type="float" office:value="4" calcext:value-type="float">
            <text:p>4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как запустить</text:p>
          </table:table-cell>
          <table:table-cell office:value-type="string" calcext:value-type="string">
            <text:p>django проект (20)</text:p>
          </table:table-cell>
          <table:table-cell office:value-type="float" office:value="3" calcext:value-type="float">
            <text:p>3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ocker</text:p>
          </table:table-cell>
          <table:table-cell office:value-type="string" calcext:value-type="string">
            <text:p>django docker (9)</text:p>
          </table:table-cell>
          <table:table-cell office:value-type="float" office:value="1132" calcext:value-type="float">
            <text:p>1132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tterstack.com/community/guides/scaling-python/dockerize-django/, https://docs.docker.com/reference/samples/django/, https://www.docker.com/blog/how-to-dockerize-django-app/, https://testdriven.io/blog/dockerizing-django-with-postgres-gunicorn-and-nginx/, https://hub.docker.com/_/django, https://semaphoreci.com/community/tutorials/dockerizing-a-python-django-web-application, https://www.reddit.com/r/django/comments/u4yxlb/do_django_really_needs_docker/, https://medium.com/@akshatgadodia/dockerizing-a-django-and-mysql-application-a-step-by-step-guide-d4ba181d3de5, https://dev.to/thejessleigh/launching-a-django-webserver-in-docker-gg2, https://brainsteam.co.uk/2023/12/29/serving-django-inside-docker-the-right-w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ocker compose</text:p>
          </table:table-cell>
          <table:table-cell office:value-type="string" calcext:value-type="string">
            <text:p>django docker (9)</text:p>
          </table:table-cell>
          <table:table-cell office:value-type="float" office:value="263" calcext:value-type="float">
            <text:p>263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tterstack.com/community/guides/scaling-python/dockerize-django/, https://docs.docker.com/reference/samples/django/, https://www.docker.com/blog/how-to-dockerize-django-app/, https://testdriven.io/blog/dockerizing-django-with-postgres-gunicorn-and-nginx/, https://hub.docker.com/_/django, https://semaphoreci.com/community/tutorials/dockerizing-a-python-django-web-application, https://www.reddit.com/r/django/comments/u4yxlb/do_django_really_needs_docker/, https://medium.com/@akshatgadodia/dockerizing-a-django-and-mysql-application-a-step-by-step-guide-d4ba181d3de5, https://dev.to/thejessleigh/launching-a-django-webserver-in-docker-gg2, https://brainsteam.co.uk/2023/12/29/serving-django-inside-docker-the-right-w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n docker</text:p>
          </table:table-cell>
          <table:table-cell office:value-type="string" calcext:value-type="string">
            <text:p>django docker (9)</text:p>
          </table:table-cell>
          <table:table-cell office:value-type="float" office:value="41" calcext:value-type="float">
            <text:p>41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tterstack.com/community/guides/scaling-python/dockerize-django/, https://docs.docker.com/reference/samples/django/, https://www.docker.com/blog/how-to-dockerize-django-app/, https://testdriven.io/blog/dockerizing-django-with-postgres-gunicorn-and-nginx/, https://hub.docker.com/_/django, https://semaphoreci.com/community/tutorials/dockerizing-a-python-django-web-application, https://www.reddit.com/r/django/comments/u4yxlb/do_django_really_needs_docker/, https://medium.com/@akshatgadodia/dockerizing-a-django-and-mysql-application-a-step-by-step-guide-d4ba181d3de5, https://dev.to/thejessleigh/launching-a-django-webserver-in-docker-gg2, https://brainsteam.co.uk/2023/12/29/serving-django-inside-docker-the-right-w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ith docker</text:p>
          </table:table-cell>
          <table:table-cell office:value-type="string" calcext:value-type="string">
            <text:p>django docker (9)</text:p>
          </table:table-cell>
          <table:table-cell office:value-type="float" office:value="21" calcext:value-type="float">
            <text:p>21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tterstack.com/community/guides/scaling-python/dockerize-django/, https://docs.docker.com/reference/samples/django/, https://www.docker.com/blog/how-to-dockerize-django-app/, https://testdriven.io/blog/dockerizing-django-with-postgres-gunicorn-and-nginx/, https://hub.docker.com/_/django, https://semaphoreci.com/community/tutorials/dockerizing-a-python-django-web-application, https://www.reddit.com/r/django/comments/u4yxlb/do_django_really_needs_docker/, https://medium.com/@akshatgadodia/dockerizing-a-django-and-mysql-application-a-step-by-step-guide-d4ba181d3de5, https://dev.to/thejessleigh/launching-a-django-webserver-in-docker-gg2, https://brainsteam.co.uk/2023/12/29/serving-django-inside-docker-the-right-w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ker with django</text:p>
          </table:table-cell>
          <table:table-cell office:value-type="string" calcext:value-type="string">
            <text:p>django docker (9)</text:p>
          </table:table-cell>
          <table:table-cell office:value-type="float" office:value="21" calcext:value-type="float">
            <text:p>21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tterstack.com/community/guides/scaling-python/dockerize-django/, https://docs.docker.com/reference/samples/django/, https://www.docker.com/blog/how-to-dockerize-django-app/, https://testdriven.io/blog/dockerizing-django-with-postgres-gunicorn-and-nginx/, https://hub.docker.com/_/django, https://semaphoreci.com/community/tutorials/dockerizing-a-python-django-web-application, https://www.reddit.com/r/django/comments/u4yxlb/do_django_really_needs_docker/, https://medium.com/@akshatgadodia/dockerizing-a-django-and-mysql-application-a-step-by-step-guide-d4ba181d3de5, https://dev.to/thejessleigh/launching-a-django-webserver-in-docker-gg2, https://brainsteam.co.uk/2023/12/29/serving-django-inside-docker-the-right-w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ker hub django</text:p>
          </table:table-cell>
          <table:table-cell office:value-type="string" calcext:value-type="string">
            <text:p>django docker (9)</text:p>
          </table:table-cell>
          <table:table-cell office:value-type="float" office:value="12" calcext:value-type="float">
            <text:p>12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tterstack.com/community/guides/scaling-python/dockerize-django/, https://docs.docker.com/reference/samples/django/, https://www.docker.com/blog/how-to-dockerize-django-app/, https://testdriven.io/blog/dockerizing-django-with-postgres-gunicorn-and-nginx/, https://hub.docker.com/_/django, https://semaphoreci.com/community/tutorials/dockerizing-a-python-django-web-application, https://www.reddit.com/r/django/comments/u4yxlb/do_django_really_needs_docker/, https://medium.com/@akshatgadodia/dockerizing-a-django-and-mysql-application-a-step-by-step-guide-d4ba181d3de5, https://dev.to/thejessleigh/launching-a-django-webserver-in-docker-gg2, https://brainsteam.co.uk/2023/12/29/serving-django-inside-docker-the-right-w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n docker</text:p>
          </table:table-cell>
          <table:table-cell office:value-type="string" calcext:value-type="string">
            <text:p>django docker (9)</text:p>
          </table:table-cell>
          <table:table-cell office:value-type="float" office:value="7" calcext:value-type="float">
            <text:p>7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tterstack.com/community/guides/scaling-python/dockerize-django/, https://docs.docker.com/reference/samples/django/, https://www.docker.com/blog/how-to-dockerize-django-app/, https://testdriven.io/blog/dockerizing-django-with-postgres-gunicorn-and-nginx/, https://hub.docker.com/_/django, https://semaphoreci.com/community/tutorials/dockerizing-a-python-django-web-application, https://www.reddit.com/r/django/comments/u4yxlb/do_django_really_needs_docker/, https://medium.com/@akshatgadodia/dockerizing-a-django-and-mysql-application-a-step-by-step-guide-d4ba181d3de5, https://dev.to/thejessleigh/launching-a-django-webserver-in-docker-gg2, https://brainsteam.co.uk/2023/12/29/serving-django-inside-docker-the-right-w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iew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84" calcext:value-type="float">
            <text:p>1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class-based-views/base/, https://docs.djangoproject.com/en/5.1/ref/class-based-views/generic-editing/, https://docs.djangoproject.com/en/5.2/topics/class-based-views/, https://docs.djangoproject.com/en/5.2/topics/http/views/, https://github.com/django/django/blob/main/django/views/generic/base.py, https://medium.com/@satyarepala/a-comprehensive-guide-to-django-views-understanding-types-and-use-cases-4a02a078ced, https://spookylukey.github.io/django-views-the-right-way/, https://www.django-rest-framework.org/api-guide/views/, https://www.reddit.com/r/django/comments/1bk8ebx/django_views/, https://www.w3schools.com/django/django_views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</text:p>
          </table:table-cell>
          <table:table-cell office:value-type="string" calcext:value-type="string">
            <text:p>django rest (6)</text:p>
          </table:table-cell>
          <table:table-cell office:value-type="float" office:value="831" calcext:value-type="float">
            <text:p>831</text:p>
          </table:table-cell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pi.org/project/djangorestframework/, https://www.django-rest-framework.org/, https://habr.com/ru/companies/amvera/articles/856798/, https://javarush.com/quests/lectures/ru.javarush.python.django.lecture.level16.lecture01, https://realpython.com/django-rest-framework-quick-start/, https://rutube.ru/video/ac3445780e670f48ebfe1fd55aab8dd7/, https://blog.logrocket.com/django-rest-framework-create-api/, https://code.tutsplus.com/ru/beginners-guide-to-the-django-rest-framework--cms-19786t, https://sky.pro/media/kak-sozdat-rest-api-na-django/, https://www.geeksforgeeks.org/django-rest-api-crud-with-drf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framework</text:p>
          </table:table-cell>
          <table:table-cell office:value-type="string" calcext:value-type="string">
            <text:p>django rest (6)</text:p>
          </table:table-cell>
          <table:table-cell office:value-type="float" office:value="534" calcext:value-type="float">
            <text:p>534</text:p>
          </table:table-cell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pi.org/project/djangorestframework/, https://www.django-rest-framework.org/, https://habr.com/ru/companies/amvera/articles/856798/, https://javarush.com/quests/lectures/ru.javarush.python.django.lecture.level16.lecture01, https://realpython.com/django-rest-framework-quick-start/, https://rutube.ru/video/ac3445780e670f48ebfe1fd55aab8dd7/, https://blog.logrocket.com/django-rest-framework-create-api/, https://code.tutsplus.com/ru/beginners-guide-to-the-django-rest-framework--cms-19786t, https://sky.pro/media/kak-sozdat-rest-api-na-django/, https://www.geeksforgeeks.org/django-rest-api-crud-with-drf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rf django</text:p>
          </table:table-cell>
          <table:table-cell office:value-type="string" calcext:value-type="string">
            <text:p>django rest (6)</text:p>
          </table:table-cell>
          <table:table-cell office:value-type="float" office:value="139" calcext:value-type="float">
            <text:p>139</text:p>
          </table:table-cell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pi.org/project/djangorestframework/, https://www.django-rest-framework.org/, https://habr.com/ru/companies/amvera/articles/856798/, https://javarush.com/quests/lectures/ru.javarush.python.django.lecture.level16.lecture01, https://realpython.com/django-rest-framework-quick-start/, https://rutube.ru/video/ac3445780e670f48ebfe1fd55aab8dd7/, https://blog.logrocket.com/django-rest-framework-create-api/, https://code.tutsplus.com/ru/beginners-guide-to-the-django-rest-framework--cms-19786t, https://sky.pro/media/kak-sozdat-rest-api-na-django/, https://www.geeksforgeeks.org/django-rest-api-crud-with-drf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rest</text:p>
          </table:table-cell>
          <table:table-cell office:value-type="string" calcext:value-type="string">
            <text:p>django rest (6)</text:p>
          </table:table-cell>
          <table:table-cell office:value-type="float" office:value="33" calcext:value-type="float">
            <text:p>33</text:p>
          </table:table-cell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pi.org/project/djangorestframework/, https://www.django-rest-framework.org/, https://habr.com/ru/companies/amvera/articles/856798/, https://javarush.com/quests/lectures/ru.javarush.python.django.lecture.level16.lecture01, https://realpython.com/django-rest-framework-quick-start/, https://rutube.ru/video/ac3445780e670f48ebfe1fd55aab8dd7/, https://blog.logrocket.com/django-rest-framework-create-api/, https://code.tutsplus.com/ru/beginners-guide-to-the-django-rest-framework--cms-19786t, https://sky.pro/media/kak-sozdat-rest-api-na-django/, https://www.geeksforgeeks.org/django-rest-api-crud-with-drf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rf django rest framework</text:p>
          </table:table-cell>
          <table:table-cell office:value-type="string" calcext:value-type="string">
            <text:p>django rest (6)</text:p>
          </table:table-cell>
          <table:table-cell office:value-type="float" office:value="12" calcext:value-type="float">
            <text:p>12</text:p>
          </table:table-cell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pi.org/project/djangorestframework/, https://www.django-rest-framework.org/, https://habr.com/ru/companies/amvera/articles/856798/, https://javarush.com/quests/lectures/ru.javarush.python.django.lecture.level16.lecture01, https://realpython.com/django-rest-framework-quick-start/, https://rutube.ru/video/ac3445780e670f48ebfe1fd55aab8dd7/, https://blog.logrocket.com/django-rest-framework-create-api/, https://code.tutsplus.com/ru/beginners-guide-to-the-django-rest-framework--cms-19786t, https://sky.pro/media/kak-sozdat-rest-api-na-django/, https://www.geeksforgeeks.org/django-rest-api-crud-with-drf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rest framework</text:p>
          </table:table-cell>
          <table:table-cell office:value-type="string" calcext:value-type="string">
            <text:p>django rest (6)</text:p>
          </table:table-cell>
          <table:table-cell office:value-type="float" office:value="8" calcext:value-type="float">
            <text:p>8</text:p>
          </table:table-cell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pi.org/project/djangorestframework/, https://www.django-rest-framework.org/, https://habr.com/ru/companies/amvera/articles/856798/, https://javarush.com/quests/lectures/ru.javarush.python.django.lecture.level16.lecture01, https://realpython.com/django-rest-framework-quick-start/, https://rutube.ru/video/ac3445780e670f48ebfe1fd55aab8dd7/, https://blog.logrocket.com/django-rest-framework-create-api/, https://code.tutsplus.com/ru/beginners-guide-to-the-django-rest-framework--cms-19786t, https://sky.pro/media/kak-sozdat-rest-api-na-django/, https://www.geeksforgeeks.org/django-rest-api-crud-with-drf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</text:p>
          </table:table-cell>
          <table:table-cell office:value-type="string" calcext:value-type="string">
            <text:p>django models (10)</text:p>
          </table:table-cell>
          <table:table-cell office:value-type="float" office:value="871" calcext:value-type="float">
            <text:p>871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topics/db/models/, https://metanit.com/python/django/5.1.php, https://www.geeksforgeeks.org/django-models/, https://pythonclass.ru/django/modeli-v-django/, https://djangotherightway.com/db-setup-models-orm-basics, https://proglib.io/p/kurs-django-chast-2-orm-i-osnovy-raboty-s-bazami-dannyh-2024-01-29, https://www.w3schools.com/django/django_models.php, https://habr.com/ru/articles/74856/, https://tutorial.djangogirls.org/ru/django_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одели</text:p>
          </table:table-cell>
          <table:table-cell office:value-type="string" calcext:value-type="string">
            <text:p>django models (10)</text:p>
          </table:table-cell>
          <table:table-cell office:value-type="float" office:value="434" calcext:value-type="float">
            <text:p>434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topics/db/models/, https://metanit.com/python/django/5.1.php, https://www.geeksforgeeks.org/django-models/, https://pythonclass.ru/django/modeli-v-django/, https://djangotherightway.com/db-setup-models-orm-basics, https://proglib.io/p/kurs-django-chast-2-orm-i-osnovy-raboty-s-bazami-dannyh-2024-01-29, https://www.w3schools.com/django/django_models.php, https://habr.com/ru/articles/74856/, https://tutorial.djangogirls.org/ru/django_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models</text:p>
          </table:table-cell>
          <table:table-cell office:value-type="string" calcext:value-type="string">
            <text:p>django models (10)</text:p>
          </table:table-cell>
          <table:table-cell office:value-type="float" office:value="55" calcext:value-type="float">
            <text:p>55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topics/db/models/, https://metanit.com/python/django/5.1.php, https://www.geeksforgeeks.org/django-models/, https://pythonclass.ru/django/modeli-v-django/, https://djangotherightway.com/db-setup-models-orm-basics, https://proglib.io/p/kurs-django-chast-2-orm-i-osnovy-raboty-s-bazami-dannyh-2024-01-29, https://www.w3schools.com/django/django_models.php, https://habr.com/ru/articles/74856/, https://tutorial.djangogirls.org/ru/django_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одели данных</text:p>
          </table:table-cell>
          <table:table-cell office:value-type="string" calcext:value-type="string">
            <text:p>django models (10)</text:p>
          </table:table-cell>
          <table:table-cell office:value-type="float" office:value="45" calcext:value-type="float">
            <text:p>45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topics/db/models/, https://metanit.com/python/django/5.1.php, https://www.geeksforgeeks.org/django-models/, https://pythonclass.ru/django/modeli-v-django/, https://djangotherightway.com/db-setup-models-orm-basics, https://proglib.io/p/kurs-django-chast-2-orm-i-osnovy-raboty-s-bazami-dannyh-2024-01-29, https://www.w3schools.com/django/django_models.php, https://habr.com/ru/articles/74856/, https://tutorial.djangogirls.org/ru/django_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models model</text:p>
          </table:table-cell>
          <table:table-cell office:value-type="string" calcext:value-type="string">
            <text:p>django models (10)</text:p>
          </table:table-cell>
          <table:table-cell office:value-type="float" office:value="31" calcext:value-type="float">
            <text:p>31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topics/db/models/, https://metanit.com/python/django/5.1.php, https://www.geeksforgeeks.org/django-models/, https://pythonclass.ru/django/modeli-v-django/, https://djangotherightway.com/db-setup-models-orm-basics, https://proglib.io/p/kurs-django-chast-2-orm-i-osnovy-raboty-s-bazami-dannyh-2024-01-29, https://www.w3schools.com/django/django_models.php, https://habr.com/ru/articles/74856/, https://tutorial.djangogirls.org/ru/django_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lass models model</text:p>
          </table:table-cell>
          <table:table-cell office:value-type="string" calcext:value-type="string">
            <text:p>django models (10)</text:p>
          </table:table-cell>
          <table:table-cell office:value-type="float" office:value="26" calcext:value-type="float">
            <text:p>26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topics/db/models/, https://metanit.com/python/django/5.1.php, https://www.geeksforgeeks.org/django-models/, https://pythonclass.ru/django/modeli-v-django/, https://djangotherightway.com/db-setup-models-orm-basics, https://proglib.io/p/kurs-django-chast-2-orm-i-osnovy-raboty-s-bazami-dannyh-2024-01-29, https://www.w3schools.com/django/django_models.php, https://habr.com/ru/articles/74856/, https://tutorial.djangogirls.org/ru/django_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om django db import models</text:p>
          </table:table-cell>
          <table:table-cell office:value-type="string" calcext:value-type="string">
            <text:p>django models (10)</text:p>
          </table:table-cell>
          <table:table-cell office:value-type="float" office:value="25" calcext:value-type="float">
            <text:p>25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topics/db/models/, https://metanit.com/python/django/5.1.php, https://www.geeksforgeeks.org/django-models/, https://pythonclass.ru/django/modeli-v-django/, https://djangotherightway.com/db-setup-models-orm-basics, https://proglib.io/p/kurs-django-chast-2-orm-i-osnovy-raboty-s-bazami-dannyh-2024-01-29, https://www.w3schools.com/django/django_models.php, https://habr.com/ru/articles/74856/, https://tutorial.djangogirls.org/ru/django_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ние модели</text:p>
          </table:table-cell>
          <table:table-cell office:value-type="string" calcext:value-type="string">
            <text:p>django models (10)</text:p>
          </table:table-cell>
          <table:table-cell office:value-type="float" office:value="15" calcext:value-type="float">
            <text:p>15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topics/db/models/, https://metanit.com/python/django/5.1.php, https://www.geeksforgeeks.org/django-models/, https://pythonclass.ru/django/modeli-v-django/, https://djangotherightway.com/db-setup-models-orm-basics, https://proglib.io/p/kurs-django-chast-2-orm-i-osnovy-raboty-s-bazami-dannyh-2024-01-29, https://www.w3schools.com/django/django_models.php, https://habr.com/ru/articles/74856/, https://tutorial.djangogirls.org/ru/django_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add</text:p>
          </table:table-cell>
          <table:table-cell office:value-type="string" calcext:value-type="string">
            <text:p>django models (10)</text:p>
          </table:table-cell>
          <table:table-cell office:value-type="float" office:value="15" calcext:value-type="float">
            <text:p>15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topics/db/models/, https://metanit.com/python/django/5.1.php, https://www.geeksforgeeks.org/django-models/, https://pythonclass.ru/django/modeli-v-django/, https://djangotherightway.com/db-setup-models-orm-basics, https://proglib.io/p/kurs-django-chast-2-orm-i-osnovy-raboty-s-bazami-dannyh-2024-01-29, https://www.w3schools.com/django/django_models.php, https://habr.com/ru/articles/74856/, https://tutorial.djangogirls.org/ru/django_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модели</text:p>
          </table:table-cell>
          <table:table-cell office:value-type="string" calcext:value-type="string">
            <text:p>django models (10)</text:p>
          </table:table-cell>
          <table:table-cell office:value-type="float" office:value="12" calcext:value-type="float">
            <text:p>12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topics/db/models/, https://metanit.com/python/django/5.1.php, https://www.geeksforgeeks.org/django-models/, https://pythonclass.ru/django/modeli-v-django/, https://djangotherightway.com/db-setup-models-orm-basics, https://proglib.io/p/kurs-django-chast-2-orm-i-osnovy-raboty-s-bazami-dannyh-2024-01-29, https://www.w3schools.com/django/django_models.php, https://habr.com/ru/articles/74856/, https://tutorial.djangogirls.org/ru/django_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</text:p>
          </table:table-cell>
          <table:table-cell office:value-type="string" calcext:value-type="string">
            <text:p>django admin (12)</text:p>
          </table:table-cell>
          <table:table-cell office:value-type="float" office:value="1050" calcext:value-type="float">
            <text:p>1050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админка</text:p>
          </table:table-cell>
          <table:table-cell office:value-type="string" calcext:value-type="string">
            <text:p>django admin (12)</text:p>
          </table:table-cell>
          <table:table-cell office:value-type="float" office:value="131" calcext:value-type="float">
            <text:p>131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админ</text:p>
          </table:table-cell>
          <table:table-cell office:value-type="string" calcext:value-type="string">
            <text:p>django admin (12)</text:p>
          </table:table-cell>
          <table:table-cell office:value-type="float" office:value="72" calcext:value-type="float">
            <text:p>72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models</text:p>
          </table:table-cell>
          <table:table-cell office:value-type="string" calcext:value-type="string">
            <text:p>django admin (12)</text:p>
          </table:table-cell>
          <table:table-cell office:value-type="float" office:value="41" calcext:value-type="float">
            <text:p>41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админ панель</text:p>
          </table:table-cell>
          <table:table-cell office:value-type="string" calcext:value-type="string">
            <text:p>django admin (12)</text:p>
          </table:table-cell>
          <table:table-cell office:value-type="float" office:value="41" calcext:value-type="float">
            <text:p>41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ntrib admin</text:p>
          </table:table-cell>
          <table:table-cell office:value-type="string" calcext:value-type="string">
            <text:p>django admin (12)</text:p>
          </table:table-cell>
          <table:table-cell office:value-type="float" office:value="24" calcext:value-type="float">
            <text:p>24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d admin</text:p>
          </table:table-cell>
          <table:table-cell office:value-type="string" calcext:value-type="string">
            <text:p>django admin (12)</text:p>
          </table:table-cell>
          <table:table-cell office:value-type="float" office:value="23" calcext:value-type="float">
            <text:p>23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page</text:p>
          </table:table-cell>
          <table:table-cell office:value-type="string" calcext:value-type="string">
            <text:p>django admin (12)</text:p>
          </table:table-cell>
          <table:table-cell office:value-type="float" office:value="22" calcext:value-type="float">
            <text:p>22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ть admin django</text:p>
          </table:table-cell>
          <table:table-cell office:value-type="string" calcext:value-type="string">
            <text:p>django admin (12)</text:p>
          </table:table-cell>
          <table:table-cell office:value-type="float" office:value="15" calcext:value-type="float">
            <text:p>15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site</text:p>
          </table:table-cell>
          <table:table-cell office:value-type="string" calcext:value-type="string">
            <text:p>django admin (12)</text:p>
          </table:table-cell>
          <table:table-cell office:value-type="float" office:value="14" calcext:value-type="float">
            <text:p>14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одели в админке</text:p>
          </table:table-cell>
          <table:table-cell office:value-type="string" calcext:value-type="string">
            <text:p>django admin (12)</text:p>
          </table:table-cell>
          <table:table-cell office:value-type="float" office:value="13" calcext:value-type="float">
            <text:p>13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admin django</text:p>
          </table:table-cell>
          <table:table-cell office:value-type="string" calcext:value-type="string">
            <text:p>django admin (12)</text:p>
          </table:table-cell>
          <table:table-cell office:value-type="float" office:value="7" calcext:value-type="float">
            <text:p>7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айт на django</text:p>
          </table:table-cell>
          <table:table-cell office:value-type="string" calcext:value-type="string">
            <text:p>сайт на django (11)</text:p>
          </table:table-cell>
          <table:table-cell office:value-type="float" office:value="567" calcext:value-type="float">
            <text:p>567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zdanie-sajta-na-django-s-nulya/, https://skillbox.ru/media/code/pishem-prilozhenie-na-django-chast-1-ustanavlivaem-freymvork-nastraivaem-dvizhok-i-zapisi/, https://practicum.yandex.ru/blog/framework-django/, https://blog.skillfactory.ru/django-s-chego-nachat-obychenie/, https://tproger.ru/translations/create-your-first-django-app, https://www.djangoproject.com/, https://habr.com/ru/articles/749142/, https://jino.ru/spravka/hosting/articles/django_app.html, https://developer.mozilla.org/ru/docs/Learn_web_development/Extensions/Server-side/Django, https://victor-komlev.ru/pervyj-sajt-s-pomoshhyu-django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веб</text:p>
          </table:table-cell>
          <table:table-cell office:value-type="string" calcext:value-type="string">
            <text:p>сайт на django (11)</text:p>
          </table:table-cell>
          <table:table-cell office:value-type="float" office:value="227" calcext:value-type="float">
            <text:p>227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zdanie-sajta-na-django-s-nulya/, https://skillbox.ru/media/code/pishem-prilozhenie-na-django-chast-1-ustanavlivaem-freymvork-nastraivaem-dvizhok-i-zapisi/, https://practicum.yandex.ru/blog/framework-django/, https://blog.skillfactory.ru/django-s-chego-nachat-obychenie/, https://tproger.ru/translations/create-your-first-django-app, https://www.djangoproject.com/, https://habr.com/ru/articles/749142/, https://jino.ru/spravka/hosting/articles/django_app.html, https://developer.mozilla.org/ru/docs/Learn_web_development/Extensions/Server-side/Django, https://victor-komlev.ru/pervyj-sajt-s-pomoshhyu-django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айт на python django</text:p>
          </table:table-cell>
          <table:table-cell office:value-type="string" calcext:value-type="string">
            <text:p>сайт на django (11)</text:p>
          </table:table-cell>
          <table:table-cell office:value-type="float" office:value="166" calcext:value-type="float">
            <text:p>166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zdanie-sajta-na-django-s-nulya/, https://skillbox.ru/media/code/pishem-prilozhenie-na-django-chast-1-ustanavlivaem-freymvork-nastraivaem-dvizhok-i-zapisi/, https://practicum.yandex.ru/blog/framework-django/, https://blog.skillfactory.ru/django-s-chego-nachat-obychenie/, https://tproger.ru/translations/create-your-first-django-app, https://www.djangoproject.com/, https://habr.com/ru/articles/749142/, https://jino.ru/spravka/hosting/articles/django_app.html, https://developer.mozilla.org/ru/docs/Learn_web_development/Extensions/Server-side/Django, https://victor-komlev.ru/pervyj-sajt-s-pomoshhyu-django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веб сайт django</text:p>
          </table:table-cell>
          <table:table-cell office:value-type="string" calcext:value-type="string">
            <text:p>сайт на django (11)</text:p>
          </table:table-cell>
          <table:table-cell office:value-type="float" office:value="88" calcext:value-type="float">
            <text:p>88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zdanie-sajta-na-django-s-nulya/, https://skillbox.ru/media/code/pishem-prilozhenie-na-django-chast-1-ustanavlivaem-freymvork-nastraivaem-dvizhok-i-zapisi/, https://practicum.yandex.ru/blog/framework-django/, https://blog.skillfactory.ru/django-s-chego-nachat-obychenie/, https://tproger.ru/translations/create-your-first-django-app, https://www.djangoproject.com/, https://habr.com/ru/articles/749142/, https://jino.ru/spravka/hosting/articles/django_app.html, https://developer.mozilla.org/ru/docs/Learn_web_development/Extensions/Server-side/Django, https://victor-komlev.ru/pervyj-sajt-s-pomoshhyu-django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траница на django</text:p>
          </table:table-cell>
          <table:table-cell office:value-type="string" calcext:value-type="string">
            <text:p>сайт на django (11)</text:p>
          </table:table-cell>
          <table:table-cell office:value-type="float" office:value="67" calcext:value-type="float">
            <text:p>67</text:p>
          </table:table-cell>
          <table:table-cell office:value-type="float" office:value="1415" calcext:value-type="float">
            <text:p>1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zdanie-sajta-na-django-s-nulya/, https://skillbox.ru/media/code/pishem-prilozhenie-na-django-chast-1-ustanavlivaem-freymvork-nastraivaem-dvizhok-i-zapisi/, https://practicum.yandex.ru/blog/framework-django/, https://blog.skillfactory.ru/django-s-chego-nachat-obychenie/, https://tproger.ru/translations/create-your-first-django-app, https://www.djangoproject.com/, https://habr.com/ru/articles/749142/, https://jino.ru/spravka/hosting/articles/django_app.html, https://developer.mozilla.org/ru/docs/Learn_web_development/Extensions/Server-side/Django, https://victor-komlev.ru/pervyj-sajt-s-pomoshhyu-django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веб сайта на python django</text:p>
          </table:table-cell>
          <table:table-cell office:value-type="string" calcext:value-type="string">
            <text:p>сайт на django (11)</text:p>
          </table:table-cell>
          <table:table-cell office:value-type="float" office:value="63" calcext:value-type="float">
            <text:p>63</text:p>
          </table:table-cell>
          <table:table-cell office:value-type="float" office:value="1415" calcext:value-type="float">
            <text:p>1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zdanie-sajta-na-django-s-nulya/, https://skillbox.ru/media/code/pishem-prilozhenie-na-django-chast-1-ustanavlivaem-freymvork-nastraivaem-dvizhok-i-zapisi/, https://practicum.yandex.ru/blog/framework-django/, https://blog.skillfactory.ru/django-s-chego-nachat-obychenie/, https://tproger.ru/translations/create-your-first-django-app, https://www.djangoproject.com/, https://habr.com/ru/articles/749142/, https://jino.ru/spravka/hosting/articles/django_app.html, https://developer.mozilla.org/ru/docs/Learn_web_development/Extensions/Server-side/Django, https://victor-komlev.ru/pervyj-sajt-s-pomoshhyu-django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site</text:p>
          </table:table-cell>
          <table:table-cell office:value-type="string" calcext:value-type="string">
            <text:p>сайт на django (11)</text:p>
          </table:table-cell>
          <table:table-cell office:value-type="float" office:value="56" calcext:value-type="float">
            <text:p>56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zdanie-sajta-na-django-s-nulya/, https://skillbox.ru/media/code/pishem-prilozhenie-na-django-chast-1-ustanavlivaem-freymvork-nastraivaem-dvizhok-i-zapisi/, https://practicum.yandex.ru/blog/framework-django/, https://blog.skillfactory.ru/django-s-chego-nachat-obychenie/, https://tproger.ru/translations/create-your-first-django-app, https://www.djangoproject.com/, https://habr.com/ru/articles/749142/, https://jino.ru/spravka/hosting/articles/django_app.html, https://developer.mozilla.org/ru/docs/Learn_web_development/Extensions/Server-side/Django, https://victor-komlev.ru/pervyj-sajt-s-pomoshhyu-django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веб разработка django</text:p>
          </table:table-cell>
          <table:table-cell office:value-type="string" calcext:value-type="string">
            <text:p>сайт на django (11)</text:p>
          </table:table-cell>
          <table:table-cell office:value-type="float" office:value="48" calcext:value-type="float">
            <text:p>48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zdanie-sajta-na-django-s-nulya/, https://skillbox.ru/media/code/pishem-prilozhenie-na-django-chast-1-ustanavlivaem-freymvork-nastraivaem-dvizhok-i-zapisi/, https://practicum.yandex.ru/blog/framework-django/, https://blog.skillfactory.ru/django-s-chego-nachat-obychenie/, https://tproger.ru/translations/create-your-first-django-app, https://www.djangoproject.com/, https://habr.com/ru/articles/749142/, https://jino.ru/spravka/hosting/articles/django_app.html, https://developer.mozilla.org/ru/docs/Learn_web_development/Extensions/Server-side/Django, https://victor-komlev.ru/pervyj-sajt-s-pomoshhyu-django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web django</text:p>
          </table:table-cell>
          <table:table-cell office:value-type="string" calcext:value-type="string">
            <text:p>сайт на django (11)</text:p>
          </table:table-cell>
          <table:table-cell office:value-type="float" office:value="27" calcext:value-type="float">
            <text:p>27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zdanie-sajta-na-django-s-nulya/, https://skillbox.ru/media/code/pishem-prilozhenie-na-django-chast-1-ustanavlivaem-freymvork-nastraivaem-dvizhok-i-zapisi/, https://practicum.yandex.ru/blog/framework-django/, https://blog.skillfactory.ru/django-s-chego-nachat-obychenie/, https://tproger.ru/translations/create-your-first-django-app, https://www.djangoproject.com/, https://habr.com/ru/articles/749142/, https://jino.ru/spravka/hosting/articles/django_app.html, https://developer.mozilla.org/ru/docs/Learn_web_development/Extensions/Server-side/Django, https://victor-komlev.ru/pervyj-sajt-s-pomoshhyu-django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веб разработка на python django</text:p>
          </table:table-cell>
          <table:table-cell office:value-type="string" calcext:value-type="string">
            <text:p>сайт на django (11)</text:p>
          </table:table-cell>
          <table:table-cell office:value-type="float" office:value="15" calcext:value-type="float">
            <text:p>15</text:p>
          </table:table-cell>
          <table:table-cell office:value-type="float" office:value="1415" calcext:value-type="float">
            <text:p>1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zdanie-sajta-na-django-s-nulya/, https://skillbox.ru/media/code/pishem-prilozhenie-na-django-chast-1-ustanavlivaem-freymvork-nastraivaem-dvizhok-i-zapisi/, https://practicum.yandex.ru/blog/framework-django/, https://blog.skillfactory.ru/django-s-chego-nachat-obychenie/, https://tproger.ru/translations/create-your-first-django-app, https://www.djangoproject.com/, https://habr.com/ru/articles/749142/, https://jino.ru/spravka/hosting/articles/django_app.html, https://developer.mozilla.org/ru/docs/Learn_web_development/Extensions/Server-side/Django, https://victor-komlev.ru/pervyj-sajt-s-pomoshhyu-django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talling django</text:p>
          </table:table-cell>
          <table:table-cell office:value-type="string" calcext:value-type="string">
            <text:p>installing django (2)</text:p>
          </table:table-cell>
          <table:table-cell office:value-type="float" office:value="1403" calcext:value-type="float">
            <text:p>1403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.visualstudio.com/docs/python/tutorial-django, https://docs.djangoproject.com/en/5.1/howto/windows/, https://docs.djangoproject.com/en/5.2/topics/install/, https://www.w3schools.com/django/django_getstarted.php, https://www.w3schools.com/django/django_install_django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talling django on windows</text:p>
          </table:table-cell>
          <table:table-cell office:value-type="string" calcext:value-type="string">
            <text:p>installing django (2)</text:p>
          </table:table-cell>
          <table:table-cell office:value-type="float" office:value="3" calcext:value-type="float">
            <text:p>3</text:p>
          </table:table-cell>
          <table:table-cell office:value-type="float" office:value="1406" calcext:value-type="float">
            <text:p>1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.visualstudio.com/docs/python/tutorial-django, https://docs.djangoproject.com/en/5.1/howto/windows/, https://docs.djangoproject.com/en/5.2/topics/install/, https://www.w3schools.com/django/django_getstarted.php, https://www.w3schools.com/django/django_install_django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хостинг django</text:p>
          </table:table-cell>
          <table:table-cell office:value-type="string" calcext:value-type="string">
            <text:p>хостинг django (6)</text:p>
          </table:table-cell>
          <table:table-cell office:value-type="float" office:value="1136" calcext:value-type="float">
            <text:p>1136</text:p>
          </table:table-cell>
          <table:table-cell office:value-type="float" office:value="1348" calcext:value-type="float">
            <text:p>1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stinghub.ru/top/tech/django, https://otzyvmarketing.ru/articles/hostingi-s-podderzhkoj-django/, https://pythonchik.ru/pro/hostingi-python-django, https://ru.hostings.info/hostings/rating/django-hosting, https://sweb.ru/vds/django/, https://themeselection.com/best-hosting-for-django/, https://www.reg.ru/cloud/django, https://10web.io/blog/best-django-hosting/, https://hosting101.ru/catalog/python-django, https://rating-hosting.com/framework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stland django</text:p>
          </table:table-cell>
          <table:table-cell office:value-type="string" calcext:value-type="string">
            <text:p>хостинг django (6)</text:p>
          </table:table-cell>
          <table:table-cell office:value-type="float" office:value="57" calcext:value-type="float">
            <text:p>57</text:p>
          </table:table-cell>
          <table:table-cell office:value-type="float" office:value="1348" calcext:value-type="float">
            <text:p>1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stinghub.ru/top/tech/django, https://otzyvmarketing.ru/articles/hostingi-s-podderzhkoj-django/, https://pythonchik.ru/pro/hostingi-python-django, https://ru.hostings.info/hostings/rating/django-hosting, https://sweb.ru/vds/django/, https://themeselection.com/best-hosting-for-django/, https://www.reg.ru/cloud/django, https://10web.io/blog/best-django-hosting/, https://hosting101.ru/catalog/python-django, https://rating-hosting.com/framework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хостинг django hostland ru</text:p>
          </table:table-cell>
          <table:table-cell office:value-type="string" calcext:value-type="string">
            <text:p>хостинг django (6)</text:p>
          </table:table-cell>
          <table:table-cell office:value-type="float" office:value="57" calcext:value-type="float">
            <text:p>57</text:p>
          </table:table-cell>
          <table:table-cell office:value-type="float" office:value="1348" calcext:value-type="float">
            <text:p>1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stinghub.ru/top/tech/django, https://otzyvmarketing.ru/articles/hostingi-s-podderzhkoj-django/, https://pythonchik.ru/pro/hostingi-python-django, https://ru.hostings.info/hostings/rating/django-hosting, https://sweb.ru/vds/django/, https://themeselection.com/best-hosting-for-django/, https://www.reg.ru/cloud/django, https://10web.io/blog/best-django-hosting/, https://hosting101.ru/catalog/python-django, https://rating-hosting.com/framework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хостинг django проектов</text:p>
          </table:table-cell>
          <table:table-cell office:value-type="string" calcext:value-type="string">
            <text:p>хостинг django (6)</text:p>
          </table:table-cell>
          <table:table-cell office:value-type="float" office:value="38" calcext:value-type="float">
            <text:p>38</text:p>
          </table:table-cell>
          <table:table-cell office:value-type="float" office:value="1348" calcext:value-type="float">
            <text:p>1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stinghub.ru/top/tech/django, https://otzyvmarketing.ru/articles/hostingi-s-podderzhkoj-django/, https://pythonchik.ru/pro/hostingi-python-django, https://ru.hostings.info/hostings/rating/django-hosting, https://sweb.ru/vds/django/, https://themeselection.com/best-hosting-for-django/, https://www.reg.ru/cloud/django, https://10web.io/blog/best-django-hosting/, https://hosting101.ru/catalog/python-django, https://rating-hosting.com/framework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хостинг django python</text:p>
          </table:table-cell>
          <table:table-cell office:value-type="string" calcext:value-type="string">
            <text:p>хостинг django (6)</text:p>
          </table:table-cell>
          <table:table-cell office:value-type="float" office:value="36" calcext:value-type="float">
            <text:p>36</text:p>
          </table:table-cell>
          <table:table-cell office:value-type="float" office:value="1348" calcext:value-type="float">
            <text:p>1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stinghub.ru/top/tech/django, https://otzyvmarketing.ru/articles/hostingi-s-podderzhkoj-django/, https://pythonchik.ru/pro/hostingi-python-django, https://ru.hostings.info/hostings/rating/django-hosting, https://sweb.ru/vds/django/, https://themeselection.com/best-hosting-for-django/, https://www.reg.ru/cloud/django, https://10web.io/blog/best-django-hosting/, https://hosting101.ru/catalog/python-django, https://rating-hosting.com/framework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хостинг сайта на django</text:p>
          </table:table-cell>
          <table:table-cell office:value-type="string" calcext:value-type="string">
            <text:p>хостинг django (6)</text:p>
          </table:table-cell>
          <table:table-cell office:value-type="float" office:value="24" calcext:value-type="float">
            <text:p>24</text:p>
          </table:table-cell>
          <table:table-cell office:value-type="float" office:value="1348" calcext:value-type="float">
            <text:p>1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stinghub.ru/top/tech/django, https://otzyvmarketing.ru/articles/hostingi-s-podderzhkoj-django/, https://pythonchik.ru/pro/hostingi-python-django, https://ru.hostings.info/hostings/rating/django-hosting, https://sweb.ru/vds/django/, https://themeselection.com/best-hosting-for-django/, https://www.reg.ru/cloud/django, https://10web.io/blog/best-django-hosting/, https://hosting101.ru/catalog/python-django, https://rating-hosting.com/framework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</text:p>
          </table:table-cell>
          <table:table-cell office:value-type="string" calcext:value-type="string">
            <text:p>django db (10)</text:p>
          </table:table-cell>
          <table:table-cell office:value-type="float" office:value="441" calcext:value-type="float">
            <text:p>441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databases/, https://habr.com/ru/articles/87357/, https://proglib.io/p/kurs-django-chast-2-orm-i-osnovy-raboty-s-bazami-dannyh-2024-01-29, https://sky.pro/wiki/python/nastrojka-podklyucheniya-k-baze-dannyh-v-django/, https://javarush.com/quests/lectures/ru.javarush.python.django.lecture.level02.lecture06, https://metanit.com/python/django/5.9.php, https://timeweb.cloud/tutorials/cloud/kak-podklyuchit-proekt-na-django-k-baze-dannyh, https://www.youtube.com/watch?v=o6ac2T8fhhM, https://skillbox.ru/media/code/pishem-prilozhenie-na-django-chast-1-ustanavlivaem-freymvork-nastraivaem-dvizhok-i-zapisi/, https://www.educba.com/django-databa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база</text:p>
          </table:table-cell>
          <table:table-cell office:value-type="string" calcext:value-type="string">
            <text:p>django db (10)</text:p>
          </table:table-cell>
          <table:table-cell office:value-type="float" office:value="264" calcext:value-type="float">
            <text:p>264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databases/, https://habr.com/ru/articles/87357/, https://proglib.io/p/kurs-django-chast-2-orm-i-osnovy-raboty-s-bazami-dannyh-2024-01-29, https://sky.pro/wiki/python/nastrojka-podklyucheniya-k-baze-dannyh-v-django/, https://javarush.com/quests/lectures/ru.javarush.python.django.lecture.level02.lecture06, https://metanit.com/python/django/5.9.php, https://timeweb.cloud/tutorials/cloud/kak-podklyuchit-proekt-na-django-k-baze-dannyh, https://www.youtube.com/watch?v=o6ac2T8fhhM, https://skillbox.ru/media/code/pishem-prilozhenie-na-django-chast-1-ustanavlivaem-freymvork-nastraivaem-dvizhok-i-zapisi/, https://www.educba.com/django-databa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база данных</text:p>
          </table:table-cell>
          <table:table-cell office:value-type="string" calcext:value-type="string">
            <text:p>django db (10)</text:p>
          </table:table-cell>
          <table:table-cell office:value-type="float" office:value="218" calcext:value-type="float">
            <text:p>218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databases/, https://habr.com/ru/articles/87357/, https://proglib.io/p/kurs-django-chast-2-orm-i-osnovy-raboty-s-bazami-dannyh-2024-01-29, https://sky.pro/wiki/python/nastrojka-podklyucheniya-k-baze-dannyh-v-django/, https://javarush.com/quests/lectures/ru.javarush.python.django.lecture.level02.lecture06, https://metanit.com/python/django/5.9.php, https://timeweb.cloud/tutorials/cloud/kak-podklyuchit-proekt-na-django-k-baze-dannyh, https://www.youtube.com/watch?v=o6ac2T8fhhM, https://skillbox.ru/media/code/pishem-prilozhenie-na-django-chast-1-ustanavlivaem-freymvork-nastraivaem-dvizhok-i-zapisi/, https://www.educba.com/django-databa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atabase</text:p>
          </table:table-cell>
          <table:table-cell office:value-type="string" calcext:value-type="string">
            <text:p>django db (10)</text:p>
          </table:table-cell>
          <table:table-cell office:value-type="float" office:value="142" calcext:value-type="float">
            <text:p>142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databases/, https://habr.com/ru/articles/87357/, https://proglib.io/p/kurs-django-chast-2-orm-i-osnovy-raboty-s-bazami-dannyh-2024-01-29, https://sky.pro/wiki/python/nastrojka-podklyucheniya-k-baze-dannyh-v-django/, https://javarush.com/quests/lectures/ru.javarush.python.django.lecture.level02.lecture06, https://metanit.com/python/django/5.9.php, https://timeweb.cloud/tutorials/cloud/kak-podklyuchit-proekt-na-django-k-baze-dannyh, https://www.youtube.com/watch?v=o6ac2T8fhhM, https://skillbox.ru/media/code/pishem-prilozhenie-na-django-chast-1-ustanavlivaem-freymvork-nastraivaem-dvizhok-i-zapisi/, https://www.educba.com/django-databa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бд</text:p>
          </table:table-cell>
          <table:table-cell office:value-type="string" calcext:value-type="string">
            <text:p>django db (10)</text:p>
          </table:table-cell>
          <table:table-cell office:value-type="float" office:value="118" calcext:value-type="float">
            <text:p>118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databases/, https://habr.com/ru/articles/87357/, https://proglib.io/p/kurs-django-chast-2-orm-i-osnovy-raboty-s-bazami-dannyh-2024-01-29, https://sky.pro/wiki/python/nastrojka-podklyucheniya-k-baze-dannyh-v-django/, https://javarush.com/quests/lectures/ru.javarush.python.django.lecture.level02.lecture06, https://metanit.com/python/django/5.9.php, https://timeweb.cloud/tutorials/cloud/kak-podklyuchit-proekt-na-django-k-baze-dannyh, https://www.youtube.com/watch?v=o6ac2T8fhhM, https://skillbox.ru/media/code/pishem-prilozhenie-na-django-chast-1-ustanavlivaem-freymvork-nastraivaem-dvizhok-i-zapisi/, https://www.educba.com/django-databa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работа с базой</text:p>
          </table:table-cell>
          <table:table-cell office:value-type="string" calcext:value-type="string">
            <text:p>django db (10)</text:p>
          </table:table-cell>
          <table:table-cell office:value-type="float" office:value="42" calcext:value-type="float">
            <text:p>42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databases/, https://habr.com/ru/articles/87357/, https://proglib.io/p/kurs-django-chast-2-orm-i-osnovy-raboty-s-bazami-dannyh-2024-01-29, https://sky.pro/wiki/python/nastrojka-podklyucheniya-k-baze-dannyh-v-django/, https://javarush.com/quests/lectures/ru.javarush.python.django.lecture.level02.lecture06, https://metanit.com/python/django/5.9.php, https://timeweb.cloud/tutorials/cloud/kak-podklyuchit-proekt-na-django-k-baze-dannyh, https://www.youtube.com/watch?v=o6ac2T8fhhM, https://skillbox.ru/media/code/pishem-prilozhenie-na-django-chast-1-ustanavlivaem-freymvork-nastraivaem-dvizhok-i-zapisi/, https://www.educba.com/django-databa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работа с базой данных</text:p>
          </table:table-cell>
          <table:table-cell office:value-type="string" calcext:value-type="string">
            <text:p>django db (10)</text:p>
          </table:table-cell>
          <table:table-cell office:value-type="float" office:value="39" calcext:value-type="float">
            <text:p>39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databases/, https://habr.com/ru/articles/87357/, https://proglib.io/p/kurs-django-chast-2-orm-i-osnovy-raboty-s-bazami-dannyh-2024-01-29, https://sky.pro/wiki/python/nastrojka-podklyucheniya-k-baze-dannyh-v-django/, https://javarush.com/quests/lectures/ru.javarush.python.django.lecture.level02.lecture06, https://metanit.com/python/django/5.9.php, https://timeweb.cloud/tutorials/cloud/kak-podklyuchit-proekt-na-django-k-baze-dannyh, https://www.youtube.com/watch?v=o6ac2T8fhhM, https://skillbox.ru/media/code/pishem-prilozhenie-na-django-chast-1-ustanavlivaem-freymvork-nastraivaem-dvizhok-i-zapisi/, https://www.educba.com/django-databa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база данных</text:p>
          </table:table-cell>
          <table:table-cell office:value-type="string" calcext:value-type="string">
            <text:p>django db (10)</text:p>
          </table:table-cell>
          <table:table-cell office:value-type="float" office:value="30" calcext:value-type="float">
            <text:p>30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databases/, https://habr.com/ru/articles/87357/, https://proglib.io/p/kurs-django-chast-2-orm-i-osnovy-raboty-s-bazami-dannyh-2024-01-29, https://sky.pro/wiki/python/nastrojka-podklyucheniya-k-baze-dannyh-v-django/, https://javarush.com/quests/lectures/ru.javarush.python.django.lecture.level02.lecture06, https://metanit.com/python/django/5.9.php, https://timeweb.cloud/tutorials/cloud/kak-podklyuchit-proekt-na-django-k-baze-dannyh, https://www.youtube.com/watch?v=o6ac2T8fhhM, https://skillbox.ru/media/code/pishem-prilozhenie-na-django-chast-1-ustanavlivaem-freymvork-nastraivaem-dvizhok-i-zapisi/, https://www.educba.com/django-databa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ть базу данных</text:p>
          </table:table-cell>
          <table:table-cell office:value-type="string" calcext:value-type="string">
            <text:p>django db (10)</text:p>
          </table:table-cell>
          <table:table-cell office:value-type="float" office:value="28" calcext:value-type="float">
            <text:p>28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databases/, https://habr.com/ru/articles/87357/, https://proglib.io/p/kurs-django-chast-2-orm-i-osnovy-raboty-s-bazami-dannyh-2024-01-29, https://sky.pro/wiki/python/nastrojka-podklyucheniya-k-baze-dannyh-v-django/, https://javarush.com/quests/lectures/ru.javarush.python.django.lecture.level02.lecture06, https://metanit.com/python/django/5.9.php, https://timeweb.cloud/tutorials/cloud/kak-podklyuchit-proekt-na-django-k-baze-dannyh, https://www.youtube.com/watch?v=o6ac2T8fhhM, https://skillbox.ru/media/code/pishem-prilozhenie-na-django-chast-1-ustanavlivaem-freymvork-nastraivaem-dvizhok-i-zapisi/, https://www.educba.com/django-databa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reate db</text:p>
          </table:table-cell>
          <table:table-cell office:value-type="string" calcext:value-type="string">
            <text:p>django db (10)</text:p>
          </table:table-cell>
          <table:table-cell office:value-type="float" office:value="18" calcext:value-type="float">
            <text:p>18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databases/, https://habr.com/ru/articles/87357/, https://proglib.io/p/kurs-django-chast-2-orm-i-osnovy-raboty-s-bazami-dannyh-2024-01-29, https://sky.pro/wiki/python/nastrojka-podklyucheniya-k-baze-dannyh-v-django/, https://javarush.com/quests/lectures/ru.javarush.python.django.lecture.level02.lecture06, https://metanit.com/python/django/5.9.php, https://timeweb.cloud/tutorials/cloud/kak-podklyuchit-proekt-na-django-k-baze-dannyh, https://www.youtube.com/watch?v=o6ac2T8fhhM, https://skillbox.ru/media/code/pishem-prilozhenie-na-django-chast-1-ustanavlivaem-freymvork-nastraivaem-dvizhok-i-zapisi/, https://www.educba.com/django-databa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uth</text:p>
          </table:table-cell>
          <table:table-cell office:value-type="string" calcext:value-type="string">
            <text:p>django auth (21)</text:p>
          </table:table-cell>
          <table:table-cell office:value-type="float" office:value="364" calcext:value-type="float">
            <text:p>364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авторизация</text:p>
          </table:table-cell>
          <table:table-cell office:value-type="string" calcext:value-type="string">
            <text:p>django auth (21)</text:p>
          </table:table-cell>
          <table:table-cell office:value-type="float" office:value="189" calcext:value-type="float">
            <text:p>189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ользователи</text:p>
          </table:table-cell>
          <table:table-cell office:value-type="string" calcext:value-type="string">
            <text:p>django auth (21)</text:p>
          </table:table-cell>
          <table:table-cell office:value-type="float" office:value="180" calcext:value-type="float">
            <text:p>180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uthentication</text:p>
          </table:table-cell>
          <table:table-cell office:value-type="string" calcext:value-type="string">
            <text:p>django auth (21)</text:p>
          </table:table-cell>
          <table:table-cell office:value-type="float" office:value="142" calcext:value-type="float">
            <text:p>142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ogin</text:p>
          </table:table-cell>
          <table:table-cell office:value-type="string" calcext:value-type="string">
            <text:p>django auth (21)</text:p>
          </table:table-cell>
          <table:table-cell office:value-type="float" office:value="114" calcext:value-type="float">
            <text:p>114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авторизация и регистрация</text:p>
          </table:table-cell>
          <table:table-cell office:value-type="string" calcext:value-type="string">
            <text:p>django auth (21)</text:p>
          </table:table-cell>
          <table:table-cell office:value-type="float" office:value="51" calcext:value-type="float">
            <text:p>51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аутентификация</text:p>
          </table:table-cell>
          <table:table-cell office:value-type="string" calcext:value-type="string">
            <text:p>django auth (21)</text:p>
          </table:table-cell>
          <table:table-cell office:value-type="float" office:value="39" calcext:value-type="float">
            <text:p>39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авторизация пользователя django</text:p>
          </table:table-cell>
          <table:table-cell office:value-type="string" calcext:value-type="string">
            <text:p>django auth (21)</text:p>
          </table:table-cell>
          <table:table-cell office:value-type="float" office:value="28" calcext:value-type="float">
            <text:p>28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ntrib auth user</text:p>
          </table:table-cell>
          <table:table-cell office:value-type="string" calcext:value-type="string">
            <text:p>django auth (21)</text:p>
          </table:table-cell>
          <table:table-cell office:value-type="float" office:value="25" calcext:value-type="float">
            <text:p>25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сделать авторизацию django</text:p>
          </table:table-cell>
          <table:table-cell office:value-type="string" calcext:value-type="string">
            <text:p>django auth (21)</text:p>
          </table:table-cell>
          <table:table-cell office:value-type="float" office:value="24" calcext:value-type="float">
            <text:p>24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айт авторизация</text:p>
          </table:table-cell>
          <table:table-cell office:value-type="string" calcext:value-type="string">
            <text:p>django auth (21)</text:p>
          </table:table-cell>
          <table:table-cell office:value-type="float" office:value="17" calcext:value-type="float">
            <text:p>17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ogin url</text:p>
          </table:table-cell>
          <table:table-cell office:value-type="string" calcext:value-type="string">
            <text:p>django auth (21)</text:p>
          </table:table-cell>
          <table:table-cell office:value-type="float" office:value="15" calcext:value-type="float">
            <text:p>15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om django contrib import auth</text:p>
          </table:table-cell>
          <table:table-cell office:value-type="string" calcext:value-type="string">
            <text:p>django auth (21)</text:p>
          </table:table-cell>
          <table:table-cell office:value-type="float" office:value="14" calcext:value-type="float">
            <text:p>14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rl auth</text:p>
          </table:table-cell>
          <table:table-cell office:value-type="string" calcext:value-type="string">
            <text:p>django auth (21)</text:p>
          </table:table-cell>
          <table:table-cell office:value-type="float" office:value="10" calcext:value-type="float">
            <text:p>10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пользователей django</text:p>
          </table:table-cell>
          <table:table-cell office:value-type="string" calcext:value-type="string">
            <text:p>django auth (21)</text:p>
          </table:table-cell>
          <table:table-cell office:value-type="float" office:value="6" calcext:value-type="float">
            <text:p>6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аутентификация и авторизация django</text:p>
          </table:table-cell>
          <table:table-cell office:value-type="string" calcext:value-type="string">
            <text:p>django auth (21)</text:p>
          </table:table-cell>
          <table:table-cell office:value-type="float" office:value="5" calcext:value-type="float">
            <text:p>5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аутентификация пользователя</text:p>
          </table:table-cell>
          <table:table-cell office:value-type="string" calcext:value-type="string">
            <text:p>django auth (21)</text:p>
          </table:table-cell>
          <table:table-cell office:value-type="float" office:value="3" calcext:value-type="float">
            <text:p>3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иложение пользователя</text:p>
          </table:table-cell>
          <table:table-cell office:value-type="string" calcext:value-type="string">
            <text:p>django auth (21)</text:p>
          </table:table-cell>
          <table:table-cell office:value-type="float" office:value="3" calcext:value-type="float">
            <text:p>3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работа с пользователями</text:p>
          </table:table-cell>
          <table:table-cell office:value-type="string" calcext:value-type="string">
            <text:p>django auth (21)</text:p>
          </table:table-cell>
          <table:table-cell office:value-type="float" office:value="2" calcext:value-type="float">
            <text:p>2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добавить пользователя</text:p>
          </table:table-cell>
          <table:table-cell office:value-type="string" calcext:value-type="string">
            <text:p>django auth (21)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форма авторизации django</text:p>
          </table:table-cell>
          <table:table-cell office:value-type="string" calcext:value-type="string">
            <text:p>django auth (21)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ith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02" calcext:value-type="float">
            <text:p>1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Home_page, https://developer.mozilla.org/en-US/docs/Learn_web_development/Extensions/Server-side/Django/Introduction, https://docs.djangoproject.com/en/5.2/howto/custom-template-tags/, https://docs.djangoproject.com/en/5.2/ref/templates/builtins/, https://docs.djangoproject.com/en/5.2/ref/templates/language/, https://github.com/django/django, https://realpython.com/get-started-with-django-1/, https://stackoverflow.com/questions/7079804/django-with-tags-within-if-else-tags, https://www.w3schools.com/django/django_templates.php, https://www.w3schools.com/django/ref_tags_with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s</text:p>
          </table:table-cell>
          <table:table-cell office:value-type="string" calcext:value-type="string">
            <text:p>django forms (12)</text:p>
          </table:table-cell>
          <table:table-cell office:value-type="float" office:value="652" calcext:value-type="float">
            <text:p>652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ормы</text:p>
          </table:table-cell>
          <table:table-cell office:value-type="string" calcext:value-type="string">
            <text:p>django forms (12)</text:p>
          </table:table-cell>
          <table:table-cell office:value-type="float" office:value="257" calcext:value-type="float">
            <text:p>257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nput</text:p>
          </table:table-cell>
          <table:table-cell office:value-type="string" calcext:value-type="string">
            <text:p>django forms (12)</text:p>
          </table:table-cell>
          <table:table-cell office:value-type="float" office:value="53" calcext:value-type="float">
            <text:p>53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 data</text:p>
          </table:table-cell>
          <table:table-cell office:value-type="string" calcext:value-type="string">
            <text:p>django forms (12)</text:p>
          </table:table-cell>
          <table:table-cell office:value-type="float" office:value="22" calcext:value-type="float">
            <text:p>22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сделать форму django</text:p>
          </table:table-cell>
          <table:table-cell office:value-type="string" calcext:value-type="string">
            <text:p>django forms (12)</text:p>
          </table:table-cell>
          <table:table-cell office:value-type="float" office:value="18" calcext:value-type="float">
            <text:p>18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d form</text:p>
          </table:table-cell>
          <table:table-cell office:value-type="string" calcext:value-type="string">
            <text:p>django forms (12)</text:p>
          </table:table-cell>
          <table:table-cell office:value-type="float" office:value="18" calcext:value-type="float">
            <text:p>18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s input</text:p>
          </table:table-cell>
          <table:table-cell office:value-type="string" calcext:value-type="string">
            <text:p>django forms (12)</text:p>
          </table:table-cell>
          <table:table-cell office:value-type="float" office:value="16" calcext:value-type="float">
            <text:p>16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s html</text:p>
          </table:table-cell>
          <table:table-cell office:value-type="string" calcext:value-type="string">
            <text:p>django forms (12)</text:p>
          </table:table-cell>
          <table:table-cell office:value-type="float" office:value="9" calcext:value-type="float">
            <text:p>9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 post</text:p>
          </table:table-cell>
          <table:table-cell office:value-type="string" calcext:value-type="string">
            <text:p>django forms (12)</text:p>
          </table:table-cell>
          <table:table-cell office:value-type="float" office:value="9" calcext:value-type="float">
            <text:p>9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ние форм</text:p>
          </table:table-cell>
          <table:table-cell office:value-type="string" calcext:value-type="string">
            <text:p>django forms (12)</text:p>
          </table:table-cell>
          <table:table-cell office:value-type="float" office:value="8" calcext:value-type="float">
            <text:p>8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обработка форм</text:p>
          </table:table-cell>
          <table:table-cell office:value-type="string" calcext:value-type="string">
            <text:p>django forms (12)</text:p>
          </table:table-cell>
          <table:table-cell office:value-type="float" office:value="8" calcext:value-type="float">
            <text:p>8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формы</text:p>
          </table:table-cell>
          <table:table-cell office:value-type="string" calcext:value-type="string">
            <text:p>django forms (12)</text:p>
          </table:table-cell>
          <table:table-cell office:value-type="float" office:value="5" calcext:value-type="float">
            <text:p>5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</text:p>
          </table:table-cell>
          <table:table-cell office:value-type="string" calcext:value-type="string">
            <text:p>django get (6)</text:p>
          </table:table-cell>
          <table:table-cell office:value-type="float" office:value="746" calcext:value-type="float">
            <text:p>746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ilovedjango.com/django/orm/orm-queries/, https://www.geeksforgeeks.org/django-query-set-get/, https://proproprogs.ru/django/osnovy-orm-django-za-chas, https://djangocentral.com/django-orm-cheatsheet/, https://metanit.com/python/django/5.13.php, https://apidog.com/blog/django-get-request/, https://docs.djangoproject.com/en/5.0/ref/models/instances/, https://metanit.com/python/django/5.12.php, https://sky.pro/wiki/python/rabota-s-zaprosami-i-menedzherami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bjects get</text:p>
          </table:table-cell>
          <table:table-cell office:value-type="string" calcext:value-type="string">
            <text:p>django get (6)</text:p>
          </table:table-cell>
          <table:table-cell office:value-type="float" office:value="149" calcext:value-type="float">
            <text:p>149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ilovedjango.com/django/orm/orm-queries/, https://www.geeksforgeeks.org/django-query-set-get/, https://proproprogs.ru/django/osnovy-orm-django-za-chas, https://djangocentral.com/django-orm-cheatsheet/, https://metanit.com/python/django/5.13.php, https://apidog.com/blog/django-get-request/, https://docs.djangoproject.com/en/5.0/ref/models/instances/, https://metanit.com/python/django/5.12.php, https://sky.pro/wiki/python/rabota-s-zaprosami-i-menedzherami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get</text:p>
          </table:table-cell>
          <table:table-cell office:value-type="string" calcext:value-type="string">
            <text:p>django get (6)</text:p>
          </table:table-cell>
          <table:table-cell office:value-type="float" office:value="73" calcext:value-type="float">
            <text:p>73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ilovedjango.com/django/orm/orm-queries/, https://www.geeksforgeeks.org/django-query-set-get/, https://proproprogs.ru/django/osnovy-orm-django-za-chas, https://djangocentral.com/django-orm-cheatsheet/, https://metanit.com/python/django/5.13.php, https://apidog.com/blog/django-get-request/, https://docs.djangoproject.com/en/5.0/ref/models/instances/, https://metanit.com/python/django/5.12.php, https://sky.pro/wiki/python/rabota-s-zaprosami-i-menedzherami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get</text:p>
          </table:table-cell>
          <table:table-cell office:value-type="string" calcext:value-type="string">
            <text:p>django get (6)</text:p>
          </table:table-cell>
          <table:table-cell office:value-type="float" office:value="40" calcext:value-type="float">
            <text:p>40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ilovedjango.com/django/orm/orm-queries/, https://www.geeksforgeeks.org/django-query-set-get/, https://proproprogs.ru/django/osnovy-orm-django-za-chas, https://djangocentral.com/django-orm-cheatsheet/, https://metanit.com/python/django/5.13.php, https://apidog.com/blog/django-get-request/, https://docs.djangoproject.com/en/5.0/ref/models/instances/, https://metanit.com/python/django/5.12.php, https://sky.pro/wiki/python/rabota-s-zaprosami-i-menedzherami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get</text:p>
          </table:table-cell>
          <table:table-cell office:value-type="string" calcext:value-type="string">
            <text:p>django get (6)</text:p>
          </table:table-cell>
          <table:table-cell office:value-type="float" office:value="29" calcext:value-type="float">
            <text:p>29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ilovedjango.com/django/orm/orm-queries/, https://www.geeksforgeeks.org/django-query-set-get/, https://proproprogs.ru/django/osnovy-orm-django-za-chas, https://djangocentral.com/django-orm-cheatsheet/, https://metanit.com/python/django/5.13.php, https://apidog.com/blog/django-get-request/, https://docs.djangoproject.com/en/5.0/ref/models/instances/, https://metanit.com/python/django/5.12.php, https://sky.pro/wiki/python/rabota-s-zaprosami-i-menedzherami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queryset get</text:p>
          </table:table-cell>
          <table:table-cell office:value-type="string" calcext:value-type="string">
            <text:p>django get (6)</text:p>
          </table:table-cell>
          <table:table-cell office:value-type="float" office:value="20" calcext:value-type="float">
            <text:p>20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ilovedjango.com/django/orm/orm-queries/, https://www.geeksforgeeks.org/django-query-set-get/, https://proproprogs.ru/django/osnovy-orm-django-za-chas, https://djangocentral.com/django-orm-cheatsheet/, https://metanit.com/python/django/5.13.php, https://apidog.com/blog/django-get-request/, https://docs.djangoproject.com/en/5.0/ref/models/instances/, https://metanit.com/python/django/5.12.php, https://sky.pro/wiki/python/rabota-s-zaprosami-i-menedzherami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nd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andjuliette.us/, https://djangoandjuliette.us/collections/all, https://djangoandjulietteshoes.ca/, https://stackoverflow.com/questions/769843/how-to-use-and-in-a-django-filter, https://www.djangoproject.com/, https://www.facebook.com/DjangoandJulietteUS/, https://www.imdb.com/title/tt1853728/, https://www.mathers.com.au/brands/django-juliette.html, https://www.styletread.com.au/brands/django-juliette.html, https://www.styletread.com.au/django-juliet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</text:p>
          </table:table-cell>
          <table:table-cell office:value-type="string" calcext:value-type="string">
            <text:p>django use (7)</text:p>
          </table:table-cell>
          <table:table-cell office:value-type="float" office:value="683" calcext:value-type="float">
            <text:p>683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ws.amazon.com/what-is/django/, https://www.w3schools.com/django/django_intro.php, https://www.djangoproject.com/, https://www.reddit.com/r/learnpython/comments/11yez4t/what_is_django/, https://djangostars.com/blog/why-we-use-django-framework/, https://developer.mozilla.org/en-US/docs/Learn_web_development/Extensions/Server-side/Django/Introduction, https://www.netguru.com/blog/why-use-django, https://en.wikipedia.org/wiki/Django_(web_framework), https://radixweb.com/blog/what-is-django, https://www.ibm.com/think/topics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d for</text:p>
          </table:table-cell>
          <table:table-cell office:value-type="string" calcext:value-type="string">
            <text:p>django use (7)</text:p>
          </table:table-cell>
          <table:table-cell office:value-type="float" office:value="85" calcext:value-type="float">
            <text:p>85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ws.amazon.com/what-is/django/, https://www.w3schools.com/django/django_intro.php, https://www.djangoproject.com/, https://www.reddit.com/r/learnpython/comments/11yez4t/what_is_django/, https://djangostars.com/blog/why-we-use-django-framework/, https://developer.mozilla.org/en-US/docs/Learn_web_development/Extensions/Server-side/Django/Introduction, https://www.netguru.com/blog/why-use-django, https://en.wikipedia.org/wiki/Django_(web_framework), https://radixweb.com/blog/what-is-django, https://www.ibm.com/think/topics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e of django</text:p>
          </table:table-cell>
          <table:table-cell office:value-type="string" calcext:value-type="string">
            <text:p>django use (7)</text:p>
          </table:table-cell>
          <table:table-cell office:value-type="float" office:value="85" calcext:value-type="float">
            <text:p>85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ws.amazon.com/what-is/django/, https://www.w3schools.com/django/django_intro.php, https://www.djangoproject.com/, https://www.reddit.com/r/learnpython/comments/11yez4t/what_is_django/, https://djangostars.com/blog/why-we-use-django-framework/, https://developer.mozilla.org/en-US/docs/Learn_web_development/Extensions/Server-side/Django/Introduction, https://www.netguru.com/blog/why-use-django, https://en.wikipedia.org/wiki/Django_(web_framework), https://radixweb.com/blog/what-is-django, https://www.ibm.com/think/topics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s used for</text:p>
          </table:table-cell>
          <table:table-cell office:value-type="string" calcext:value-type="string">
            <text:p>django use (7)</text:p>
          </table:table-cell>
          <table:table-cell office:value-type="float" office:value="38" calcext:value-type="float">
            <text:p>38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ws.amazon.com/what-is/django/, https://www.w3schools.com/django/django_intro.php, https://www.djangoproject.com/, https://www.reddit.com/r/learnpython/comments/11yez4t/what_is_django/, https://djangostars.com/blog/why-we-use-django-framework/, https://developer.mozilla.org/en-US/docs/Learn_web_development/Extensions/Server-side/Django/Introduction, https://www.netguru.com/blog/why-use-django, https://en.wikipedia.org/wiki/Django_(web_framework), https://radixweb.com/blog/what-is-django, https://www.ibm.com/think/topics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bout django</text:p>
          </table:table-cell>
          <table:table-cell office:value-type="string" calcext:value-type="string">
            <text:p>django use (7)</text:p>
          </table:table-cell>
          <table:table-cell office:value-type="float" office:value="37" calcext:value-type="float">
            <text:p>37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ws.amazon.com/what-is/django/, https://www.w3schools.com/django/django_intro.php, https://www.djangoproject.com/, https://www.reddit.com/r/learnpython/comments/11yez4t/what_is_django/, https://djangostars.com/blog/why-we-use-django-framework/, https://developer.mozilla.org/en-US/docs/Learn_web_development/Extensions/Server-side/Django/Introduction, https://www.netguru.com/blog/why-use-django, https://en.wikipedia.org/wiki/Django_(web_framework), https://radixweb.com/blog/what-is-django, https://www.ibm.com/think/topics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hat is</text:p>
          </table:table-cell>
          <table:table-cell office:value-type="string" calcext:value-type="string">
            <text:p>django use (7)</text:p>
          </table:table-cell>
          <table:table-cell office:value-type="float" office:value="36" calcext:value-type="float">
            <text:p>36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ws.amazon.com/what-is/django/, https://www.w3schools.com/django/django_intro.php, https://www.djangoproject.com/, https://www.reddit.com/r/learnpython/comments/11yez4t/what_is_django/, https://djangostars.com/blog/why-we-use-django-framework/, https://developer.mozilla.org/en-US/docs/Learn_web_development/Extensions/Server-side/Django/Introduction, https://www.netguru.com/blog/why-use-django, https://en.wikipedia.org/wiki/Django_(web_framework), https://radixweb.com/blog/what-is-django, https://www.ibm.com/think/topics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s a framework</text:p>
          </table:table-cell>
          <table:table-cell office:value-type="string" calcext:value-type="string">
            <text:p>django use (7)</text:p>
          </table:table-cell>
          <table:table-cell office:value-type="float" office:value="11" calcext:value-type="float">
            <text:p>11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ws.amazon.com/what-is/django/, https://www.w3schools.com/django/django_intro.php, https://www.djangoproject.com/, https://www.reddit.com/r/learnpython/comments/11yez4t/what_is_django/, https://djangostars.com/blog/why-we-use-django-framework/, https://developer.mozilla.org/en-US/docs/Learn_web_development/Extensions/Server-side/Django/Introduction, https://www.netguru.com/blog/why-use-django, https://en.wikipedia.org/wiki/Django_(web_framework), https://radixweb.com/blog/what-is-django, https://www.ibm.com/think/topics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elery django</text:p>
          </table:table-cell>
          <table:table-cell office:value-type="string" calcext:value-type="string">
            <text:p>celery django (4)</text:p>
          </table:table-cell>
          <table:table-cell office:value-type="float" office:value="844" calcext:value-type="float">
            <text:p>844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celeryproject.org/en/latest/django/first-steps-with-django.html, https://medium.com/@samsorrahman/how-to-use-celery-with-django-c4c341997704, https://pypi.org/project/django-celery/, https://realpython.com/asynchronous-tasks-with-django-and-celery/, https://testdriven.io/courses/django-celery/getting-started/, https://www.reddit.com/r/django/comments/1dhvdqk/celery_or_not/, https://docs.celeryproject.org/en/latest/django/, https://forum.djangoproject.com/t/background-tasks-using-celery-based-on-model-instances/14671, https://github.com/celery/django-celery-beat, https://medium.com/@tech_with_mike/tutorial-into-celery-tasks-in-django-with-video-575b069923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elery python django</text:p>
          </table:table-cell>
          <table:table-cell office:value-type="string" calcext:value-type="string">
            <text:p>celery django (4)</text:p>
          </table:table-cell>
          <table:table-cell office:value-type="float" office:value="62" calcext:value-type="float">
            <text:p>62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celeryproject.org/en/latest/django/first-steps-with-django.html, https://medium.com/@samsorrahman/how-to-use-celery-with-django-c4c341997704, https://pypi.org/project/django-celery/, https://realpython.com/asynchronous-tasks-with-django-and-celery/, https://testdriven.io/courses/django-celery/getting-started/, https://www.reddit.com/r/django/comments/1dhvdqk/celery_or_not/, https://docs.celeryproject.org/en/latest/django/, https://forum.djangoproject.com/t/background-tasks-using-celery-based-on-model-instances/14671, https://github.com/celery/django-celery-beat, https://medium.com/@tech_with_mike/tutorial-into-celery-tasks-in-django-with-video-575b069923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elery in django</text:p>
          </table:table-cell>
          <table:table-cell office:value-type="string" calcext:value-type="string">
            <text:p>celery django (4)</text:p>
          </table:table-cell>
          <table:table-cell office:value-type="float" office:value="23" calcext:value-type="float">
            <text:p>23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celeryproject.org/en/latest/django/first-steps-with-django.html, https://medium.com/@samsorrahman/how-to-use-celery-with-django-c4c341997704, https://pypi.org/project/django-celery/, https://realpython.com/asynchronous-tasks-with-django-and-celery/, https://testdriven.io/courses/django-celery/getting-started/, https://www.reddit.com/r/django/comments/1dhvdqk/celery_or_not/, https://docs.celeryproject.org/en/latest/django/, https://forum.djangoproject.com/t/background-tasks-using-celery-based-on-model-instances/14671, https://github.com/celery/django-celery-beat, https://medium.com/@tech_with_mike/tutorial-into-celery-tasks-in-django-with-video-575b069923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elery with django</text:p>
          </table:table-cell>
          <table:table-cell office:value-type="string" calcext:value-type="string">
            <text:p>celery django (4)</text:p>
          </table:table-cell>
          <table:table-cell office:value-type="float" office:value="14" calcext:value-type="float">
            <text:p>14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celeryproject.org/en/latest/django/first-steps-with-django.html, https://medium.com/@samsorrahman/how-to-use-celery-with-django-c4c341997704, https://pypi.org/project/django-celery/, https://realpython.com/asynchronous-tasks-with-django-and-celery/, https://testdriven.io/courses/django-celery/getting-started/, https://www.reddit.com/r/django/comments/1dhvdqk/celery_or_not/, https://docs.celeryproject.org/en/latest/django/, https://forum.djangoproject.com/t/background-tasks-using-celery-based-on-model-instances/14671, https://github.com/celery/django-celery-beat, https://medium.com/@tech_with_mike/tutorial-into-celery-tasks-in-django-with-video-575b069923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astapi</text:p>
          </table:table-cell>
          <table:table-cell office:value-type="string" calcext:value-type="string">
            <text:p>django fastapi (3)</text:p>
          </table:table-cell>
          <table:table-cell office:value-type="float" office:value="402" calcext:value-type="float">
            <text:p>402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astapi.tiangolo.com/advanced/wsgi/, https://www.loopwerk.io/articles/2024/django-vs-flask-vs-fastapi/, https://blog.jetbrains.com/pycharm/2023/12/django-vs-fastapi-which-is-the-best-python-web-framework/, https://fastapi.tiangolo.com/, https://github.com/kigawas/fastapi-django, https://medium.com/@mohanishp1/building-web-applications-with-django-and-fastapi-combining-the-best-of-both-worlds-1892719a8b9d, https://stackoverflow.com/questions/63726203/is-it-possible-to-use-fastapi-with-django, https://sunscrapers.com/blog/fastapi-and-django-a-guide-to-elegant-integration/, https://www.reddit.com/r/django/comments/1fsy799/why_use_django_when_we_have_fastapi_for_smal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api django</text:p>
          </table:table-cell>
          <table:table-cell office:value-type="string" calcext:value-type="string">
            <text:p>django fastapi (3)</text:p>
          </table:table-cell>
          <table:table-cell office:value-type="float" office:value="402" calcext:value-type="float">
            <text:p>402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astapi.tiangolo.com/advanced/wsgi/, https://www.loopwerk.io/articles/2024/django-vs-flask-vs-fastapi/, https://blog.jetbrains.com/pycharm/2023/12/django-vs-fastapi-which-is-the-best-python-web-framework/, https://fastapi.tiangolo.com/, https://github.com/kigawas/fastapi-django, https://medium.com/@mohanishp1/building-web-applications-with-django-and-fastapi-combining-the-best-of-both-worlds-1892719a8b9d, https://stackoverflow.com/questions/63726203/is-it-possible-to-use-fastapi-with-django, https://sunscrapers.com/blog/fastapi-and-django-a-guide-to-elegant-integration/, https://www.reddit.com/r/django/comments/1fsy799/why_use_django_when_we_have_fastapi_for_smal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ask django fastapi</text:p>
          </table:table-cell>
          <table:table-cell office:value-type="string" calcext:value-type="string">
            <text:p>django fastapi (3)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astapi.tiangolo.com/advanced/wsgi/, https://www.loopwerk.io/articles/2024/django-vs-flask-vs-fastapi/, https://blog.jetbrains.com/pycharm/2023/12/django-vs-fastapi-which-is-the-best-python-web-framework/, https://fastapi.tiangolo.com/, https://github.com/kigawas/fastapi-django, https://medium.com/@mohanishp1/building-web-applications-with-django-and-fastapi-combining-the-best-of-both-worlds-1892719a8b9d, https://stackoverflow.com/questions/63726203/is-it-possible-to-use-fastapi-with-django, https://sunscrapers.com/blog/fastapi-and-django-a-guide-to-elegant-integration/, https://www.reddit.com/r/django/comments/1fsy799/why_use_django_when_we_have_fastapi_for_smal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nd react</text:p>
          </table:table-cell>
          <table:table-cell office:value-type="string" calcext:value-type="string">
            <text:p>django react (8)</text:p>
          </table:table-cell>
          <table:table-cell office:value-type="float" office:value="23" calcext:value-type="float">
            <text:p>23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django-render-a-simpler-way-to-build-django-applications-with-react-frontends/32201, https://medium.com/@devsumitg/how-to-connect-reactjs-django-framework-c5ba268cb8be, https://nabendu82.medium.com/full-stack-app-with-reactjs-django-0cb33b9835b2, https://www.digitalocean.com/community/tutorials/build-a-to-do-application-using-django-and-react, https://www.reddit.com/r/django/comments/12jghzi/what_are_the_possible_ways_to_integrate_react_and/, https://www.dhiwise.com/post/integrating-react-with-django-made-easy, https://forum.djangoproject.com/t/hosting-my-first-django-react-app/28424, https://stackoverflow.com/questions/41867055/how-to-get-django-and-reactjs-to-work-together, https://www.saaspegasus.com/guides/modern-javascript-for-django-developers/integrating-django-react/, https://github.com/vintasoftware/django-react-boilerpl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act and django</text:p>
          </table:table-cell>
          <table:table-cell office:value-type="string" calcext:value-type="string">
            <text:p>django react (8)</text:p>
          </table:table-cell>
          <table:table-cell office:value-type="float" office:value="23" calcext:value-type="float">
            <text:p>23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django-render-a-simpler-way-to-build-django-applications-with-react-frontends/32201, https://medium.com/@devsumitg/how-to-connect-reactjs-django-framework-c5ba268cb8be, https://nabendu82.medium.com/full-stack-app-with-reactjs-django-0cb33b9835b2, https://www.digitalocean.com/community/tutorials/build-a-to-do-application-using-django-and-react, https://www.reddit.com/r/django/comments/12jghzi/what_are_the_possible_ways_to_integrate_react_and/, https://www.dhiwise.com/post/integrating-react-with-django-made-easy, https://forum.djangoproject.com/t/hosting-my-first-django-react-app/28424, https://stackoverflow.com/questions/41867055/how-to-get-django-and-reactjs-to-work-together, https://www.saaspegasus.com/guides/modern-javascript-for-django-developers/integrating-django-react/, https://github.com/vintasoftware/django-react-boilerpl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ith react</text:p>
          </table:table-cell>
          <table:table-cell office:value-type="string" calcext:value-type="string">
            <text:p>django react (8)</text:p>
          </table:table-cell>
          <table:table-cell office:value-type="float" office:value="18" calcext:value-type="float">
            <text:p>18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django-render-a-simpler-way-to-build-django-applications-with-react-frontends/32201, https://medium.com/@devsumitg/how-to-connect-reactjs-django-framework-c5ba268cb8be, https://nabendu82.medium.com/full-stack-app-with-reactjs-django-0cb33b9835b2, https://www.digitalocean.com/community/tutorials/build-a-to-do-application-using-django-and-react, https://www.reddit.com/r/django/comments/12jghzi/what_are_the_possible_ways_to_integrate_react_and/, https://www.dhiwise.com/post/integrating-react-with-django-made-easy, https://forum.djangoproject.com/t/hosting-my-first-django-react-app/28424, https://stackoverflow.com/questions/41867055/how-to-get-django-and-reactjs-to-work-together, https://www.saaspegasus.com/guides/modern-javascript-for-django-developers/integrating-django-react/, https://github.com/vintasoftware/django-react-boilerpl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act with django</text:p>
          </table:table-cell>
          <table:table-cell office:value-type="string" calcext:value-type="string">
            <text:p>django react (8)</text:p>
          </table:table-cell>
          <table:table-cell office:value-type="float" office:value="18" calcext:value-type="float">
            <text:p>18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django-render-a-simpler-way-to-build-django-applications-with-react-frontends/32201, https://medium.com/@devsumitg/how-to-connect-reactjs-django-framework-c5ba268cb8be, https://nabendu82.medium.com/full-stack-app-with-reactjs-django-0cb33b9835b2, https://www.digitalocean.com/community/tutorials/build-a-to-do-application-using-django-and-react, https://www.reddit.com/r/django/comments/12jghzi/what_are_the_possible_ways_to_integrate_react_and/, https://www.dhiwise.com/post/integrating-react-with-django-made-easy, https://forum.djangoproject.com/t/hosting-my-first-django-react-app/28424, https://stackoverflow.com/questions/41867055/how-to-get-django-and-reactjs-to-work-together, https://www.saaspegasus.com/guides/modern-javascript-for-django-developers/integrating-django-react/, https://github.com/vintasoftware/django-react-boilerpl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act js with django</text:p>
          </table:table-cell>
          <table:table-cell office:value-type="string" calcext:value-type="string">
            <text:p>django react (8)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django-render-a-simpler-way-to-build-django-applications-with-react-frontends/32201, https://medium.com/@devsumitg/how-to-connect-reactjs-django-framework-c5ba268cb8be, https://nabendu82.medium.com/full-stack-app-with-reactjs-django-0cb33b9835b2, https://www.digitalocean.com/community/tutorials/build-a-to-do-application-using-django-and-react, https://www.reddit.com/r/django/comments/12jghzi/what_are_the_possible_ways_to_integrate_react_and/, https://www.dhiwise.com/post/integrating-react-with-django-made-easy, https://forum.djangoproject.com/t/hosting-my-first-django-react-app/28424, https://stackoverflow.com/questions/41867055/how-to-get-django-and-reactjs-to-work-together, https://www.saaspegasus.com/guides/modern-javascript-for-django-developers/integrating-django-react/, https://github.com/vintasoftware/django-react-boilerpl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ing react with django</text:p>
          </table:table-cell>
          <table:table-cell office:value-type="string" calcext:value-type="string">
            <text:p>django react (8)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django-render-a-simpler-way-to-build-django-applications-with-react-frontends/32201, https://medium.com/@devsumitg/how-to-connect-reactjs-django-framework-c5ba268cb8be, https://nabendu82.medium.com/full-stack-app-with-reactjs-django-0cb33b9835b2, https://www.digitalocean.com/community/tutorials/build-a-to-do-application-using-django-and-react, https://www.reddit.com/r/django/comments/12jghzi/what_are_the_possible_ways_to_integrate_react_and/, https://www.dhiwise.com/post/integrating-react-with-django-made-easy, https://forum.djangoproject.com/t/hosting-my-first-django-react-app/28424, https://stackoverflow.com/questions/41867055/how-to-get-django-and-reactjs-to-work-together, https://www.saaspegasus.com/guides/modern-javascript-for-django-developers/integrating-django-react/, https://github.com/vintasoftware/django-react-boilerpl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unicorn</text:p>
          </table:table-cell>
          <table:table-cell office:value-type="string" calcext:value-type="string">
            <text:p>django gunicorn (4)</text:p>
          </table:table-cell>
          <table:table-cell office:value-type="float" office:value="389" calcext:value-type="float">
            <text:p>389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st.github.com/Suhas-G/16f91a6be5df6c8e05412b6776611eb9, https://medium.com/django-unleashed/exploring-wsgi-an-introduction-to-deploying-django-with-gunicorn-and-nginx-28368e3e7490, https://realpython.com/django-nginx-gunicorn/, https://testdriven.io/blog/dockerizing-django-with-postgres-gunicorn-and-nginx/, https://www.digitalocean.com/community/tutorials/how-to-set-up-django-with-postgres-nginx-and-gunicorn-on-ubuntu, https://forum.djangoproject.com/t/django-gunicorn-nginx-website-not-serving-static-css-js-and-images/25494, https://stackoverflow.com/questions/20163233/deploying-django-project-with-gunicorn-and-nginx, https://www.reddit.com/r/django/comments/xc52qd/moving_to_production_how_to_properly_config_nginx/, http://www.pragnakalp.com/a-comprehensive-guide-to-setting-up-django-with-gunicorn-and-nginx-on-a-linux-server-with-https/, https://medium.com/dajngo/deploy-django-with-nginx-gunicorn-and-ssl-certificate-ce7d037c75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unicorn nginx</text:p>
          </table:table-cell>
          <table:table-cell office:value-type="string" calcext:value-type="string">
            <text:p>django gunicorn (4)</text:p>
          </table:table-cell>
          <table:table-cell office:value-type="float" office:value="171" calcext:value-type="float">
            <text:p>171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st.github.com/Suhas-G/16f91a6be5df6c8e05412b6776611eb9, https://medium.com/django-unleashed/exploring-wsgi-an-introduction-to-deploying-django-with-gunicorn-and-nginx-28368e3e7490, https://realpython.com/django-nginx-gunicorn/, https://testdriven.io/blog/dockerizing-django-with-postgres-gunicorn-and-nginx/, https://www.digitalocean.com/community/tutorials/how-to-set-up-django-with-postgres-nginx-and-gunicorn-on-ubuntu, https://forum.djangoproject.com/t/django-gunicorn-nginx-website-not-serving-static-css-js-and-images/25494, https://stackoverflow.com/questions/20163233/deploying-django-project-with-gunicorn-and-nginx, https://www.reddit.com/r/django/comments/xc52qd/moving_to_production_how_to_properly_config_nginx/, http://www.pragnakalp.com/a-comprehensive-guide-to-setting-up-django-with-gunicorn-and-nginx-on-a-linux-server-with-https/, https://medium.com/dajngo/deploy-django-with-nginx-gunicorn-and-ssl-certificate-ce7d037c75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unicorn nginx django</text:p>
          </table:table-cell>
          <table:table-cell office:value-type="string" calcext:value-type="string">
            <text:p>django gunicorn (4)</text:p>
          </table:table-cell>
          <table:table-cell office:value-type="float" office:value="171" calcext:value-type="float">
            <text:p>171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st.github.com/Suhas-G/16f91a6be5df6c8e05412b6776611eb9, https://medium.com/django-unleashed/exploring-wsgi-an-introduction-to-deploying-django-with-gunicorn-and-nginx-28368e3e7490, https://realpython.com/django-nginx-gunicorn/, https://testdriven.io/blog/dockerizing-django-with-postgres-gunicorn-and-nginx/, https://www.digitalocean.com/community/tutorials/how-to-set-up-django-with-postgres-nginx-and-gunicorn-on-ubuntu, https://forum.djangoproject.com/t/django-gunicorn-nginx-website-not-serving-static-css-js-and-images/25494, https://stackoverflow.com/questions/20163233/deploying-django-project-with-gunicorn-and-nginx, https://www.reddit.com/r/django/comments/xc52qd/moving_to_production_how_to_properly_config_nginx/, http://www.pragnakalp.com/a-comprehensive-guide-to-setting-up-django-with-gunicorn-and-nginx-on-a-linux-server-with-https/, https://medium.com/dajngo/deploy-django-with-nginx-gunicorn-and-ssl-certificate-ce7d037c75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inx django gunicorn</text:p>
          </table:table-cell>
          <table:table-cell office:value-type="string" calcext:value-type="string">
            <text:p>django gunicorn (4)</text:p>
          </table:table-cell>
          <table:table-cell office:value-type="float" office:value="171" calcext:value-type="float">
            <text:p>171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st.github.com/Suhas-G/16f91a6be5df6c8e05412b6776611eb9, https://medium.com/django-unleashed/exploring-wsgi-an-introduction-to-deploying-django-with-gunicorn-and-nginx-28368e3e7490, https://realpython.com/django-nginx-gunicorn/, https://testdriven.io/blog/dockerizing-django-with-postgres-gunicorn-and-nginx/, https://www.digitalocean.com/community/tutorials/how-to-set-up-django-with-postgres-nginx-and-gunicorn-on-ubuntu, https://forum.djangoproject.com/t/django-gunicorn-nginx-website-not-serving-static-css-js-and-images/25494, https://stackoverflow.com/questions/20163233/deploying-django-project-with-gunicorn-and-nginx, https://www.reddit.com/r/django/comments/xc52qd/moving_to_production_how_to_properly_config_nginx/, http://www.pragnakalp.com/a-comprehensive-guide-to-setting-up-django-with-gunicorn-and-nginx-on-a-linux-server-with-https/, https://medium.com/dajngo/deploy-django-with-nginx-gunicorn-and-ssl-certificate-ce7d037c75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ite</text:p>
          </table:table-cell>
          <table:table-cell office:value-type="string" calcext:value-type="string">
            <text:p>django site (5)</text:p>
          </table:table-cell>
          <table:table-cell office:value-type="float" office:value="791" calcext:value-type="float">
            <text:p>791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alpython.com/get-started-with-django-1/, https://developer.mozilla.org/en-US/docs/Learn_web_development/Extensions/Server-side/Django/skeleton_website, https://djangostars.com/blog/10-popular-sites-made-on-django/, https://docs.djangoproject.com/en/5.2/intro/tutorial01/, https://github.com/django/django, https://www.djangoproject.com/, https://www.stxnext.com/blog/django-websites-examples, https://www.w3schools.com/django/, https://code.visualstudio.com/docs/python/tutorial-django, https://developer.mozilla.org/en-US/docs/Learn_web_development/Extensions/Server-side/Django/Home_pa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ebsite</text:p>
          </table:table-cell>
          <table:table-cell office:value-type="string" calcext:value-type="string">
            <text:p>django site (5)</text:p>
          </table:table-cell>
          <table:table-cell office:value-type="float" office:value="73" calcext:value-type="float">
            <text:p>73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alpython.com/get-started-with-django-1/, https://developer.mozilla.org/en-US/docs/Learn_web_development/Extensions/Server-side/Django/skeleton_website, https://djangostars.com/blog/10-popular-sites-made-on-django/, https://docs.djangoproject.com/en/5.2/intro/tutorial01/, https://github.com/django/django, https://www.djangoproject.com/, https://www.stxnext.com/blog/django-websites-examples, https://www.w3schools.com/django/, https://code.visualstudio.com/docs/python/tutorial-django, https://developer.mozilla.org/en-US/docs/Learn_web_development/Extensions/Server-side/Django/Home_pa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example</text:p>
          </table:table-cell>
          <table:table-cell office:value-type="string" calcext:value-type="string">
            <text:p>django site (5)</text:p>
          </table:table-cell>
          <table:table-cell office:value-type="float" office:value="22" calcext:value-type="float">
            <text:p>22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alpython.com/get-started-with-django-1/, https://developer.mozilla.org/en-US/docs/Learn_web_development/Extensions/Server-side/Django/skeleton_website, https://djangostars.com/blog/10-popular-sites-made-on-django/, https://docs.djangoproject.com/en/5.2/intro/tutorial01/, https://github.com/django/django, https://www.djangoproject.com/, https://www.stxnext.com/blog/django-websites-examples, https://www.w3schools.com/django/, https://code.visualstudio.com/docs/python/tutorial-django, https://developer.mozilla.org/en-US/docs/Learn_web_development/Extensions/Server-side/Django/Home_pa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ramework examples</text:p>
          </table:table-cell>
          <table:table-cell office:value-type="string" calcext:value-type="string">
            <text:p>django site (5)</text:p>
          </table:table-cell>
          <table:table-cell office:value-type="float" office:value="3" calcext:value-type="float">
            <text:p>3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alpython.com/get-started-with-django-1/, https://developer.mozilla.org/en-US/docs/Learn_web_development/Extensions/Server-side/Django/skeleton_website, https://djangostars.com/blog/10-popular-sites-made-on-django/, https://docs.djangoproject.com/en/5.2/intro/tutorial01/, https://github.com/django/django, https://www.djangoproject.com/, https://www.stxnext.com/blog/django-websites-examples, https://www.w3schools.com/django/, https://code.visualstudio.com/docs/python/tutorial-django, https://developer.mozilla.org/en-US/docs/Learn_web_development/Extensions/Server-side/Django/Home_pa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ebsite example</text:p>
          </table:table-cell>
          <table:table-cell office:value-type="string" calcext:value-type="string">
            <text:p>django site (5)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alpython.com/get-started-with-django-1/, https://developer.mozilla.org/en-US/docs/Learn_web_development/Extensions/Server-side/Django/skeleton_website, https://djangostars.com/blog/10-popular-sites-made-on-django/, https://docs.djangoproject.com/en/5.2/intro/tutorial01/, https://github.com/django/django, https://www.djangoproject.com/, https://www.stxnext.com/blog/django-websites-examples, https://www.w3schools.com/django/, https://code.visualstudio.com/docs/python/tutorial-django, https://developer.mozilla.org/en-US/docs/Learn_web_development/Extensions/Server-side/Django/Home_pa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reate</text:p>
          </table:table-cell>
          <table:table-cell office:value-type="string" calcext:value-type="string">
            <text:p>django create (8)</text:p>
          </table:table-cell>
          <table:table-cell office:value-type="float" office:value="421" calcext:value-type="float">
            <text:p>421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12.php, https://hatchjs.com/django-create-or-update-object/, https://www.delftstack.com/howto/django/django-create-object/, https://docs.djangoproject.com/en/5.0/ref/models/instances/, https://ilovedjango.com/django/orm/orm-queries/, https://proproprogs.ru/django/crud-osnovy-orm-po-rabote-s-modelyami, https://javarush.com/quests/lectures/ru.javarush.python.django.lecture.level08.lecture02, https://betterstack.com/community/guides/scaling-python/django-orm-intro/, https://django.how/models/create-objects/, https://djangodoc.ru/3.2/topics/db/queri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bjects</text:p>
          </table:table-cell>
          <table:table-cell office:value-type="string" calcext:value-type="string">
            <text:p>django create (8)</text:p>
          </table:table-cell>
          <table:table-cell office:value-type="float" office:value="366" calcext:value-type="float">
            <text:p>366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12.php, https://hatchjs.com/django-create-or-update-object/, https://www.delftstack.com/howto/django/django-create-object/, https://docs.djangoproject.com/en/5.0/ref/models/instances/, https://ilovedjango.com/django/orm/orm-queries/, https://proproprogs.ru/django/crud-osnovy-orm-po-rabote-s-modelyami, https://javarush.com/quests/lectures/ru.javarush.python.django.lecture.level08.lecture02, https://betterstack.com/community/guides/scaling-python/django-orm-intro/, https://django.how/models/create-objects/, https://djangodoc.ru/3.2/topics/db/queri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bjects create</text:p>
          </table:table-cell>
          <table:table-cell office:value-type="string" calcext:value-type="string">
            <text:p>django create (8)</text:p>
          </table:table-cell>
          <table:table-cell office:value-type="float" office:value="25" calcext:value-type="float">
            <text:p>25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12.php, https://hatchjs.com/django-create-or-update-object/, https://www.delftstack.com/howto/django/django-create-object/, https://docs.djangoproject.com/en/5.0/ref/models/instances/, https://ilovedjango.com/django/orm/orm-queries/, https://proproprogs.ru/django/crud-osnovy-orm-po-rabote-s-modelyami, https://javarush.com/quests/lectures/ru.javarush.python.django.lecture.level08.lecture02, https://betterstack.com/community/guides/scaling-python/django-orm-intro/, https://django.how/models/create-objects/, https://djangodoc.ru/3.2/topics/db/queri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objects</text:p>
          </table:table-cell>
          <table:table-cell office:value-type="string" calcext:value-type="string">
            <text:p>django create (8)</text:p>
          </table:table-cell>
          <table:table-cell office:value-type="float" office:value="12" calcext:value-type="float">
            <text:p>12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12.php, https://hatchjs.com/django-create-or-update-object/, https://www.delftstack.com/howto/django/django-create-object/, https://docs.djangoproject.com/en/5.0/ref/models/instances/, https://ilovedjango.com/django/orm/orm-queries/, https://proproprogs.ru/django/crud-osnovy-orm-po-rabote-s-modelyami, https://javarush.com/quests/lectures/ru.javarush.python.django.lecture.level08.lecture02, https://betterstack.com/community/guides/scaling-python/django-orm-intro/, https://django.how/models/create-objects/, https://djangodoc.ru/3.2/topics/db/queri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етод save django</text:p>
          </table:table-cell>
          <table:table-cell office:value-type="string" calcext:value-type="string">
            <text:p>django create (8)</text:p>
          </table:table-cell>
          <table:table-cell office:value-type="float" office:value="10" calcext:value-type="float">
            <text:p>10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12.php, https://hatchjs.com/django-create-or-update-object/, https://www.delftstack.com/howto/django/django-create-object/, https://docs.djangoproject.com/en/5.0/ref/models/instances/, https://ilovedjango.com/django/orm/orm-queries/, https://proproprogs.ru/django/crud-osnovy-orm-po-rabote-s-modelyami, https://javarush.com/quests/lectures/ru.javarush.python.django.lecture.level08.lecture02, https://betterstack.com/community/guides/scaling-python/django-orm-intro/, https://django.how/models/create-objects/, https://djangodoc.ru/3.2/topics/db/queri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ние объекта</text:p>
          </table:table-cell>
          <table:table-cell office:value-type="string" calcext:value-type="string">
            <text:p>django create (8)</text:p>
          </table:table-cell>
          <table:table-cell office:value-type="float" office:value="9" calcext:value-type="float">
            <text:p>9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12.php, https://hatchjs.com/django-create-or-update-object/, https://www.delftstack.com/howto/django/django-create-object/, https://docs.djangoproject.com/en/5.0/ref/models/instances/, https://ilovedjango.com/django/orm/orm-queries/, https://proproprogs.ru/django/crud-osnovy-orm-po-rabote-s-modelyami, https://javarush.com/quests/lectures/ru.javarush.python.django.lecture.level08.lecture02, https://betterstack.com/community/guides/scaling-python/django-orm-intro/, https://django.how/models/create-objects/, https://djangodoc.ru/3.2/topics/db/queri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етод create django</text:p>
          </table:table-cell>
          <table:table-cell office:value-type="string" calcext:value-type="string">
            <text:p>django create (8)</text:p>
          </table:table-cell>
          <table:table-cell office:value-type="float" office:value="7" calcext:value-type="float">
            <text:p>7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12.php, https://hatchjs.com/django-create-or-update-object/, https://www.delftstack.com/howto/django/django-create-object/, https://docs.djangoproject.com/en/5.0/ref/models/instances/, https://ilovedjango.com/django/orm/orm-queries/, https://proproprogs.ru/django/crud-osnovy-orm-po-rabote-s-modelyami, https://javarush.com/quests/lectures/ru.javarush.python.django.lecture.level08.lecture02, https://betterstack.com/community/guides/scaling-python/django-orm-intro/, https://django.how/models/create-objects/, https://djangodoc.ru/3.2/topics/db/queri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ть объект</text:p>
          </table:table-cell>
          <table:table-cell office:value-type="string" calcext:value-type="string">
            <text:p>django create (8)</text:p>
          </table:table-cell>
          <table:table-cell office:value-type="float" office:value="7" calcext:value-type="float">
            <text:p>7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12.php, https://hatchjs.com/django-create-or-update-object/, https://www.delftstack.com/howto/django/django-create-object/, https://docs.djangoproject.com/en/5.0/ref/models/instances/, https://ilovedjango.com/django/orm/orm-queries/, https://proproprogs.ru/django/crud-osnovy-orm-po-rabote-s-modelyami, https://javarush.com/quests/lectures/ru.javarush.python.django.lecture.level08.lecture02, https://betterstack.com/community/guides/scaling-python/django-orm-intro/, https://django.how/models/create-objects/, https://djangodoc.ru/3.2/topics/db/queri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ue django</text:p>
          </table:table-cell>
          <table:table-cell office:value-type="string" calcext:value-type="string">
            <text:p>django vue (6)</text:p>
          </table:table-cell>
          <table:table-cell office:value-type="float" office:value="290" calcext:value-type="float">
            <text:p>290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h0.com/blog/building-modern-applications-with-django-and-vuejs/, https://forum.djangoproject.com/t/django-with-vue-js/19265, https://hellosambhavi.com/notes-from-a-course-that-helped-me-integrate-django-and-vue, https://medium.com/@anykate/integrate-django-with-vue-js-3-0-or-later-603d595e61f5, https://www.reddit.com/r/django/comments/yld8mz/opinion_needed_react_or_vue_as_front_end/, https://www.thedevspace.io/community/django-vue, https://dkane.net/2024/getting-vuejs-3-to-work-nicely-with-django/, https://testdriven.io/blog/drf-vue-vs-django-htmx/, https://github.com/gtalarico/django-vue-template, https://ilikerobots.medium.com/django-vue-vite-rest-not-required-ca63cfa558f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ue js django</text:p>
          </table:table-cell>
          <table:table-cell office:value-type="string" calcext:value-type="string">
            <text:p>django vue (6)</text:p>
          </table:table-cell>
          <table:table-cell office:value-type="float" office:value="118" calcext:value-type="float">
            <text:p>118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h0.com/blog/building-modern-applications-with-django-and-vuejs/, https://forum.djangoproject.com/t/django-with-vue-js/19265, https://hellosambhavi.com/notes-from-a-course-that-helped-me-integrate-django-and-vue, https://medium.com/@anykate/integrate-django-with-vue-js-3-0-or-later-603d595e61f5, https://www.reddit.com/r/django/comments/yld8mz/opinion_needed_react_or_vue_as_front_end/, https://www.thedevspace.io/community/django-vue, https://dkane.net/2024/getting-vuejs-3-to-work-nicely-with-django/, https://testdriven.io/blog/drf-vue-vs-django-htmx/, https://github.com/gtalarico/django-vue-template, https://ilikerobots.medium.com/django-vue-vite-rest-not-required-ca63cfa558f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nd vue</text:p>
          </table:table-cell>
          <table:table-cell office:value-type="string" calcext:value-type="string">
            <text:p>django vue (6)</text:p>
          </table:table-cell>
          <table:table-cell office:value-type="float" office:value="25" calcext:value-type="float">
            <text:p>25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h0.com/blog/building-modern-applications-with-django-and-vuejs/, https://forum.djangoproject.com/t/django-with-vue-js/19265, https://hellosambhavi.com/notes-from-a-course-that-helped-me-integrate-django-and-vue, https://medium.com/@anykate/integrate-django-with-vue-js-3-0-or-later-603d595e61f5, https://www.reddit.com/r/django/comments/yld8mz/opinion_needed_react_or_vue_as_front_end/, https://www.thedevspace.io/community/django-vue, https://dkane.net/2024/getting-vuejs-3-to-work-nicely-with-django/, https://testdriven.io/blog/drf-vue-vs-django-htmx/, https://github.com/gtalarico/django-vue-template, https://ilikerobots.medium.com/django-vue-vite-rest-not-required-ca63cfa558f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ith vue</text:p>
          </table:table-cell>
          <table:table-cell office:value-type="string" calcext:value-type="string">
            <text:p>django vue (6)</text:p>
          </table:table-cell>
          <table:table-cell office:value-type="float" office:value="8" calcext:value-type="float">
            <text:p>8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h0.com/blog/building-modern-applications-with-django-and-vuejs/, https://forum.djangoproject.com/t/django-with-vue-js/19265, https://hellosambhavi.com/notes-from-a-course-that-helped-me-integrate-django-and-vue, https://medium.com/@anykate/integrate-django-with-vue-js-3-0-or-later-603d595e61f5, https://www.reddit.com/r/django/comments/yld8mz/opinion_needed_react_or_vue_as_front_end/, https://www.thedevspace.io/community/django-vue, https://dkane.net/2024/getting-vuejs-3-to-work-nicely-with-django/, https://testdriven.io/blog/drf-vue-vs-django-htmx/, https://github.com/gtalarico/django-vue-template, https://ilikerobots.medium.com/django-vue-vite-rest-not-required-ca63cfa558f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lask</text:p>
          </table:table-cell>
          <table:table-cell office:value-type="string" calcext:value-type="string">
            <text:p>django flask (2)</text:p>
          </table:table-cell>
          <table:table-cell office:value-type="float" office:value="827" calcext:value-type="float">
            <text:p>827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pycharm/2023/11/django-vs-flask-which-is-the-best-python-web-framework/, https://kinsta.com/blog/flask-vs-django/, https://www.aalpha.net/blog/flask-vs-django-difference/, https://www.netsolutions.com/insights/flask-vs-django/, https://www.reddit.com/r/django/comments/xspde5/django_vs_flask_which_enables_faster_development/, https://www.simplilearn.com/flask-vs-django-artic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nd flask</text:p>
          </table:table-cell>
          <table:table-cell office:value-type="string" calcext:value-type="string">
            <text:p>django flask (2)</text:p>
          </table:table-cell>
          <table:table-cell office:value-type="float" office:value="21" calcext:value-type="float">
            <text:p>21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pycharm/2023/11/django-vs-flask-which-is-the-best-python-web-framework/, https://kinsta.com/blog/flask-vs-django/, https://www.aalpha.net/blog/flask-vs-django-difference/, https://www.netsolutions.com/insights/flask-vs-django/, https://www.reddit.com/r/django/comments/xspde5/django_vs_flask_which_enables_faster_development/, https://www.simplilearn.com/flask-vs-django-artic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xceptions</text:p>
          </table:table-cell>
          <table:table-cell office:value-type="string" calcext:value-type="string">
            <text:p>django exceptions (9)</text:p>
          </table:table-cell>
          <table:table-cell office:value-type="float" office:value="266" calcext:value-type="float">
            <text:p>266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exceptions-and-error-handling/, https://www.askpython.com/django/django-exception-handling, https://elvanco.com/blog/how-to-handle-errors-and-exceptions-in-django, https://www.educba.com/django-exceptions/, https://www.geeksforgeeks.org/exception-handing-in-django/, https://www.django-rest-framework.org/api-guide/exceptions/, http://docs.djangoproject.com/en/dev/ref/exceptions/, https://studygyaan.com/django/django-custom-exceptions-enhancing-error-handling, https://docs.djangoproject.com/en/5.1/ref/exceptions/, https://www.decodejava.com/django-exceptions.ht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rrors</text:p>
          </table:table-cell>
          <table:table-cell office:value-type="string" calcext:value-type="string">
            <text:p>django exceptions (9)</text:p>
          </table:table-cell>
          <table:table-cell office:value-type="float" office:value="259" calcext:value-type="float">
            <text:p>259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exceptions-and-error-handling/, https://www.askpython.com/django/django-exception-handling, https://elvanco.com/blog/how-to-handle-errors-and-exceptions-in-django, https://www.educba.com/django-exceptions/, https://www.geeksforgeeks.org/exception-handing-in-django/, https://www.django-rest-framework.org/api-guide/exceptions/, http://docs.djangoproject.com/en/dev/ref/exceptions/, https://studygyaan.com/django/django-custom-exceptions-enhancing-error-handling, https://docs.djangoproject.com/en/5.1/ref/exceptions/, https://www.decodejava.com/django-exceptions.ht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re exceptions</text:p>
          </table:table-cell>
          <table:table-cell office:value-type="string" calcext:value-type="string">
            <text:p>django exceptions (9)</text:p>
          </table:table-cell>
          <table:table-cell office:value-type="float" office:value="134" calcext:value-type="float">
            <text:p>134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exceptions-and-error-handling/, https://www.askpython.com/django/django-exception-handling, https://elvanco.com/blog/how-to-handle-errors-and-exceptions-in-django, https://www.educba.com/django-exceptions/, https://www.geeksforgeeks.org/exception-handing-in-django/, https://www.django-rest-framework.org/api-guide/exceptions/, http://docs.djangoproject.com/en/dev/ref/exceptions/, https://studygyaan.com/django/django-custom-exceptions-enhancing-error-handling, https://docs.djangoproject.com/en/5.1/ref/exceptions/, https://www.decodejava.com/django-exceptions.ht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aise</text:p>
          </table:table-cell>
          <table:table-cell office:value-type="string" calcext:value-type="string">
            <text:p>django exceptions (9)</text:p>
          </table:table-cell>
          <table:table-cell office:value-type="float" office:value="62" calcext:value-type="float">
            <text:p>62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exceptions-and-error-handling/, https://www.askpython.com/django/django-exception-handling, https://elvanco.com/blog/how-to-handle-errors-and-exceptions-in-django, https://www.educba.com/django-exceptions/, https://www.geeksforgeeks.org/exception-handing-in-django/, https://www.django-rest-framework.org/api-guide/exceptions/, http://docs.djangoproject.com/en/dev/ref/exceptions/, https://studygyaan.com/django/django-custom-exceptions-enhancing-error-handling, https://docs.djangoproject.com/en/5.1/ref/exceptions/, https://www.decodejava.com/django-exceptions.ht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exceptions</text:p>
          </table:table-cell>
          <table:table-cell office:value-type="string" calcext:value-type="string">
            <text:p>django exceptions (9)</text:p>
          </table:table-cell>
          <table:table-cell office:value-type="float" office:value="26" calcext:value-type="float">
            <text:p>26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exceptions-and-error-handling/, https://www.askpython.com/django/django-exception-handling, https://elvanco.com/blog/how-to-handle-errors-and-exceptions-in-django, https://www.educba.com/django-exceptions/, https://www.geeksforgeeks.org/exception-handing-in-django/, https://www.django-rest-framework.org/api-guide/exceptions/, http://docs.djangoproject.com/en/dev/ref/exceptions/, https://studygyaan.com/django/django-custom-exceptions-enhancing-error-handling, https://docs.djangoproject.com/en/5.1/ref/exceptions/, https://www.decodejava.com/django-exceptions.ht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exception</text:p>
          </table:table-cell>
          <table:table-cell office:value-type="string" calcext:value-type="string">
            <text:p>django exceptions (9)</text:p>
          </table:table-cell>
          <table:table-cell office:value-type="float" office:value="25" calcext:value-type="float">
            <text:p>25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exceptions-and-error-handling/, https://www.askpython.com/django/django-exception-handling, https://elvanco.com/blog/how-to-handle-errors-and-exceptions-in-django, https://www.educba.com/django-exceptions/, https://www.geeksforgeeks.org/exception-handing-in-django/, https://www.django-rest-framework.org/api-guide/exceptions/, http://docs.djangoproject.com/en/dev/ref/exceptions/, https://studygyaan.com/django/django-custom-exceptions-enhancing-error-handling, https://docs.djangoproject.com/en/5.1/ref/exceptions/, https://www.decodejava.com/django-exceptions.ht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aise exception</text:p>
          </table:table-cell>
          <table:table-cell office:value-type="string" calcext:value-type="string">
            <text:p>django exceptions (9)</text:p>
          </table:table-cell>
          <table:table-cell office:value-type="float" office:value="25" calcext:value-type="float">
            <text:p>25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exceptions-and-error-handling/, https://www.askpython.com/django/django-exception-handling, https://elvanco.com/blog/how-to-handle-errors-and-exceptions-in-django, https://www.educba.com/django-exceptions/, https://www.geeksforgeeks.org/exception-handing-in-django/, https://www.django-rest-framework.org/api-guide/exceptions/, http://docs.djangoproject.com/en/dev/ref/exceptions/, https://studygyaan.com/django/django-custom-exceptions-enhancing-error-handling, https://docs.djangoproject.com/en/5.1/ref/exceptions/, https://www.decodejava.com/django-exceptions.ht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exceptions</text:p>
          </table:table-cell>
          <table:table-cell office:value-type="string" calcext:value-type="string">
            <text:p>django exceptions (9)</text:p>
          </table:table-cell>
          <table:table-cell office:value-type="float" office:value="15" calcext:value-type="float">
            <text:p>15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exceptions-and-error-handling/, https://www.askpython.com/django/django-exception-handling, https://elvanco.com/blog/how-to-handle-errors-and-exceptions-in-django, https://www.educba.com/django-exceptions/, https://www.geeksforgeeks.org/exception-handing-in-django/, https://www.django-rest-framework.org/api-guide/exceptions/, http://docs.djangoproject.com/en/dev/ref/exceptions/, https://studygyaan.com/django/django-custom-exceptions-enhancing-error-handling, https://docs.djangoproject.com/en/5.1/ref/exceptions/, https://www.decodejava.com/django-exceptions.ht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ttp exceptions</text:p>
          </table:table-cell>
          <table:table-cell office:value-type="string" calcext:value-type="string">
            <text:p>django exceptions (9)</text:p>
          </table:table-cell>
          <table:table-cell office:value-type="float" office:value="9" calcext:value-type="float">
            <text:p>9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exceptions-and-error-handling/, https://www.askpython.com/django/django-exception-handling, https://elvanco.com/blog/how-to-handle-errors-and-exceptions-in-django, https://www.educba.com/django-exceptions/, https://www.geeksforgeeks.org/exception-handing-in-django/, https://www.django-rest-framework.org/api-guide/exceptions/, http://docs.djangoproject.com/en/dev/ref/exceptions/, https://studygyaan.com/django/django-custom-exceptions-enhancing-error-handling, https://docs.djangoproject.com/en/5.1/ref/exceptions/, https://www.decodejava.com/django-exceptions.ht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nstall</text:p>
          </table:table-cell>
          <table:table-cell office:value-type="string" calcext:value-type="string">
            <text:p>django install (7)</text:p>
          </table:table-cell>
          <table:table-cell office:value-type="float" office:value="409" calcext:value-type="float">
            <text:p>409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2.php, https://proglib.io/p/kurs-django-chast-1-django-chto-eto-obzor-i-ustanovka-freymvorka-struktura-proekta-2023-07-25, https://sky.pro/wiki/python/ustanovka-i-nastrojka-django/, https://tutorial.djangogirls.org/ru/django_installation/, https://skillbox.ru/media/code/pishem-prilozhenie-na-django-chast-1-ustanavlivaem-freymvork-nastraivaem-dvizhok-i-zapisi/, https://www.w3schools.com/django/django_install_django.php, https://docs.djangoproject.com/en/5.2/topics/install/, https://www.geeksforgeeks.org/djnago-installation-and-setup/, https://docs.djangoproject.com/en/dev/topics/install/, https://proproprogs.ru/django4/django4-ustanovka-django-sozdanie-proek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установка django</text:p>
          </table:table-cell>
          <table:table-cell office:value-type="string" calcext:value-type="string">
            <text:p>django install (7)</text:p>
          </table:table-cell>
          <table:table-cell office:value-type="float" office:value="156" calcext:value-type="float">
            <text:p>156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2.php, https://proglib.io/p/kurs-django-chast-1-django-chto-eto-obzor-i-ustanovka-freymvorka-struktura-proekta-2023-07-25, https://sky.pro/wiki/python/ustanovka-i-nastrojka-django/, https://tutorial.djangogirls.org/ru/django_installation/, https://skillbox.ru/media/code/pishem-prilozhenie-na-django-chast-1-ustanavlivaem-freymvork-nastraivaem-dvizhok-i-zapisi/, https://www.w3schools.com/django/django_install_django.php, https://docs.djangoproject.com/en/5.2/topics/install/, https://www.geeksforgeeks.org/djnago-installation-and-setup/, https://docs.djangoproject.com/en/dev/topics/install/, https://proproprogs.ru/django4/django4-ustanovka-django-sozdanie-proek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загрузить django</text:p>
          </table:table-cell>
          <table:table-cell office:value-type="string" calcext:value-type="string">
            <text:p>django install (7)</text:p>
          </table:table-cell>
          <table:table-cell office:value-type="float" office:value="80" calcext:value-type="float">
            <text:p>80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2.php, https://proglib.io/p/kurs-django-chast-1-django-chto-eto-obzor-i-ustanovka-freymvorka-struktura-proekta-2023-07-25, https://sky.pro/wiki/python/ustanovka-i-nastrojka-django/, https://tutorial.djangogirls.org/ru/django_installation/, https://skillbox.ru/media/code/pishem-prilozhenie-na-django-chast-1-ustanavlivaem-freymvork-nastraivaem-dvizhok-i-zapisi/, https://www.w3schools.com/django/django_install_django.php, https://docs.djangoproject.com/en/5.2/topics/install/, https://www.geeksforgeeks.org/djnago-installation-and-setup/, https://docs.djangoproject.com/en/dev/topics/install/, https://proproprogs.ru/django4/django4-ustanovka-django-sozdanie-proek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одключить django</text:p>
          </table:table-cell>
          <table:table-cell office:value-type="string" calcext:value-type="string">
            <text:p>django install (7)</text:p>
          </table:table-cell>
          <table:table-cell office:value-type="float" office:value="77" calcext:value-type="float">
            <text:p>77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2.php, https://proglib.io/p/kurs-django-chast-1-django-chto-eto-obzor-i-ustanovka-freymvorka-struktura-proekta-2023-07-25, https://sky.pro/wiki/python/ustanovka-i-nastrojka-django/, https://tutorial.djangogirls.org/ru/django_installation/, https://skillbox.ru/media/code/pishem-prilozhenie-na-django-chast-1-ustanavlivaem-freymvork-nastraivaem-dvizhok-i-zapisi/, https://www.w3schools.com/django/django_install_django.php, https://docs.djangoproject.com/en/5.2/topics/install/, https://www.geeksforgeeks.org/djnago-installation-and-setup/, https://docs.djangoproject.com/en/dev/topics/install/, https://proproprogs.ru/django4/django4-ustanovka-django-sozdanie-proek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получить django</text:p>
          </table:table-cell>
          <table:table-cell office:value-type="string" calcext:value-type="string">
            <text:p>django install (7)</text:p>
          </table:table-cell>
          <table:table-cell office:value-type="float" office:value="75" calcext:value-type="float">
            <text:p>75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2.php, https://proglib.io/p/kurs-django-chast-1-django-chto-eto-obzor-i-ustanovka-freymvorka-struktura-proekta-2023-07-25, https://sky.pro/wiki/python/ustanovka-i-nastrojka-django/, https://tutorial.djangogirls.org/ru/django_installation/, https://skillbox.ru/media/code/pishem-prilozhenie-na-django-chast-1-ustanavlivaem-freymvork-nastraivaem-dvizhok-i-zapisi/, https://www.w3schools.com/django/django_install_django.php, https://docs.djangoproject.com/en/5.2/topics/install/, https://www.geeksforgeeks.org/djnago-installation-and-setup/, https://docs.djangoproject.com/en/dev/topics/install/, https://proproprogs.ru/django4/django4-ustanovka-django-sozdanie-proek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установка django python</text:p>
          </table:table-cell>
          <table:table-cell office:value-type="string" calcext:value-type="string">
            <text:p>django install (7)</text:p>
          </table:table-cell>
          <table:table-cell office:value-type="float" office:value="14" calcext:value-type="float">
            <text:p>14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2.php, https://proglib.io/p/kurs-django-chast-1-django-chto-eto-obzor-i-ustanovka-freymvorka-struktura-proekta-2023-07-25, https://sky.pro/wiki/python/ustanovka-i-nastrojka-django/, https://tutorial.djangogirls.org/ru/django_installation/, https://skillbox.ru/media/code/pishem-prilozhenie-na-django-chast-1-ustanavlivaem-freymvork-nastraivaem-dvizhok-i-zapisi/, https://www.w3schools.com/django/django_install_django.php, https://docs.djangoproject.com/en/5.2/topics/install/, https://www.geeksforgeeks.org/djnago-installation-and-setup/, https://docs.djangoproject.com/en/dev/topics/install/, https://proproprogs.ru/django4/django4-ustanovka-django-sozdanie-proek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install</text:p>
          </table:table-cell>
          <table:table-cell office:value-type="string" calcext:value-type="string">
            <text:p>django install (7)</text:p>
          </table:table-cell>
          <table:table-cell office:value-type="float" office:value="9" calcext:value-type="float">
            <text:p>9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2.php, https://proglib.io/p/kurs-django-chast-1-django-chto-eto-obzor-i-ustanovka-freymvorka-struktura-proekta-2023-07-25, https://sky.pro/wiki/python/ustanovka-i-nastrojka-django/, https://tutorial.djangogirls.org/ru/django_installation/, https://skillbox.ru/media/code/pishem-prilozhenie-na-django-chast-1-ustanavlivaem-freymvork-nastraivaem-dvizhok-i-zapisi/, https://www.w3schools.com/django/django_install_django.php, https://docs.djangoproject.com/en/5.2/topics/install/, https://www.geeksforgeeks.org/djnago-installation-and-setup/, https://docs.djangoproject.com/en/dev/topics/install/, https://proproprogs.ru/django4/django4-ustanovka-django-sozdanie-proek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шаблоны</text:p>
          </table:table-cell>
          <table:table-cell office:value-type="string" calcext:value-type="string">
            <text:p>django шаблоны (7)</text:p>
          </table:table-cell>
          <table:table-cell office:value-type="float" office:value="348" calcext:value-type="float">
            <text:p>348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1.php, https://ru.hexlet.io/courses/python-django-basics/lessons/templates/theory_unit, https://sky.pro/wiki/python/rabota-s-shablonami-v-django/, https://dclimber.gitlab.io/ru/posts/django-templates/, https://docs.djangoproject.com/en/5.2/topics/templates/, https://blog.jetbrains.com/pycharm/2025/02/the-ultimate-guide-to-django-templates/, https://www.geeksforgeeks.org/django-templates/, https://dzen.ru/a/X6jEf7H7zy4jWsh0, https://javarush.com/quests/lectures/ru.javarush.python.django.lecture.level05.lecture01, https://evileg.com/ru/post/5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tml</text:p>
          </table:table-cell>
          <table:table-cell office:value-type="string" calcext:value-type="string">
            <text:p>django шаблоны (7)</text:p>
          </table:table-cell>
          <table:table-cell office:value-type="float" office:value="324" calcext:value-type="float">
            <text:p>324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1.php, https://ru.hexlet.io/courses/python-django-basics/lessons/templates/theory_unit, https://sky.pro/wiki/python/rabota-s-shablonami-v-django/, https://dclimber.gitlab.io/ru/posts/django-templates/, https://docs.djangoproject.com/en/5.2/topics/templates/, https://blog.jetbrains.com/pycharm/2025/02/the-ultimate-guide-to-django-templates/, https://www.geeksforgeeks.org/django-templates/, https://dzen.ru/a/X6jEf7H7zy4jWsh0, https://javarush.com/quests/lectures/ru.javarush.python.django.lecture.level05.lecture01, https://evileg.com/ru/post/5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ml шаблоны django</text:p>
          </table:table-cell>
          <table:table-cell office:value-type="string" calcext:value-type="string">
            <text:p>django шаблоны (7)</text:p>
          </table:table-cell>
          <table:table-cell office:value-type="float" office:value="35" calcext:value-type="float">
            <text:p>35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1.php, https://ru.hexlet.io/courses/python-django-basics/lessons/templates/theory_unit, https://sky.pro/wiki/python/rabota-s-shablonami-v-django/, https://dclimber.gitlab.io/ru/posts/django-templates/, https://docs.djangoproject.com/en/5.2/topics/templates/, https://blog.jetbrains.com/pycharm/2025/02/the-ultimate-guide-to-django-templates/, https://www.geeksforgeeks.org/django-templates/, https://dzen.ru/a/X6jEf7H7zy4jWsh0, https://javarush.com/quests/lectures/ru.javarush.python.django.lecture.level05.lecture01, https://evileg.com/ru/post/5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tml templates</text:p>
          </table:table-cell>
          <table:table-cell office:value-type="string" calcext:value-type="string">
            <text:p>django шаблоны (7)</text:p>
          </table:table-cell>
          <table:table-cell office:value-type="float" office:value="25" calcext:value-type="float">
            <text:p>25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1.php, https://ru.hexlet.io/courses/python-django-basics/lessons/templates/theory_unit, https://sky.pro/wiki/python/rabota-s-shablonami-v-django/, https://dclimber.gitlab.io/ru/posts/django-templates/, https://docs.djangoproject.com/en/5.2/topics/templates/, https://blog.jetbrains.com/pycharm/2025/02/the-ultimate-guide-to-django-templates/, https://www.geeksforgeeks.org/django-templates/, https://dzen.ru/a/X6jEf7H7zy4jWsh0, https://javarush.com/quests/lectures/ru.javarush.python.django.lecture.level05.lecture01, https://evileg.com/ru/post/5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шаблоны приложений</text:p>
          </table:table-cell>
          <table:table-cell office:value-type="string" calcext:value-type="string">
            <text:p>django шаблоны (7)</text:p>
          </table:table-cell>
          <table:table-cell office:value-type="float" office:value="10" calcext:value-type="float">
            <text:p>10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1.php, https://ru.hexlet.io/courses/python-django-basics/lessons/templates/theory_unit, https://sky.pro/wiki/python/rabota-s-shablonami-v-django/, https://dclimber.gitlab.io/ru/posts/django-templates/, https://docs.djangoproject.com/en/5.2/topics/templates/, https://blog.jetbrains.com/pycharm/2025/02/the-ultimate-guide-to-django-templates/, https://www.geeksforgeeks.org/django-templates/, https://dzen.ru/a/X6jEf7H7zy4jWsh0, https://javarush.com/quests/lectures/ru.javarush.python.django.lecture.level05.lecture01, https://evileg.com/ru/post/5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template</text:p>
          </table:table-cell>
          <table:table-cell office:value-type="string" calcext:value-type="string">
            <text:p>django шаблоны (7)</text:p>
          </table:table-cell>
          <table:table-cell office:value-type="float" office:value="6" calcext:value-type="float">
            <text:p>6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1.php, https://ru.hexlet.io/courses/python-django-basics/lessons/templates/theory_unit, https://sky.pro/wiki/python/rabota-s-shablonami-v-django/, https://dclimber.gitlab.io/ru/posts/django-templates/, https://docs.djangoproject.com/en/5.2/topics/templates/, https://blog.jetbrains.com/pycharm/2025/02/the-ultimate-guide-to-django-templates/, https://www.geeksforgeeks.org/django-templates/, https://dzen.ru/a/X6jEf7H7zy4jWsh0, https://javarush.com/quests/lectures/ru.javarush.python.django.lecture.level05.lecture01, https://evileg.com/ru/post/5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пособ подключения html шаблонов в django</text:p>
          </table:table-cell>
          <table:table-cell office:value-type="string" calcext:value-type="string">
            <text:p>django шаблоны (7)</text:p>
          </table:table-cell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1.php, https://ru.hexlet.io/courses/python-django-basics/lessons/templates/theory_unit, https://sky.pro/wiki/python/rabota-s-shablonami-v-django/, https://dclimber.gitlab.io/ru/posts/django-templates/, https://docs.djangoproject.com/en/5.2/topics/templates/, https://blog.jetbrains.com/pycharm/2025/02/the-ultimate-guide-to-django-templates/, https://www.geeksforgeeks.org/django-templates/, https://dzen.ru/a/X6jEf7H7zy4jWsh0, https://javarush.com/quests/lectures/ru.javarush.python.django.lecture.level05.lecture01, https://evileg.com/ru/post/5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inx django</text:p>
          </table:table-cell>
          <table:table-cell office:value-type="string" calcext:value-type="string">
            <text:p>nginx django (2)</text:p>
          </table:table-cell>
          <table:table-cell office:value-type="float" office:value="726" calcext:value-type="float">
            <text:p>726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setting-nginx-django-project/, https://docs.nginx.com/nginx/admin-guide/web-server/app-gateway-uwsgi-django/, https://realpython.com/django-nginx-gunicorn/, https://uwsgi-docs.readthedocs.io/en/latest/tutorials/Django_and_nginx.html, https://www.digitalocean.com/community/tutorials/how-to-set-up-django-with-postgres-nginx-and-gunicorn-on-ubuntu, https://www.reddit.com/r/django/comments/xc52qd/moving_to_production_how_to_properly_config_nginx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inx with django</text:p>
          </table:table-cell>
          <table:table-cell office:value-type="string" calcext:value-type="string">
            <text:p>nginx django (2)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setting-nginx-django-project/, https://docs.nginx.com/nginx/admin-guide/web-server/app-gateway-uwsgi-django/, https://realpython.com/django-nginx-gunicorn/, https://uwsgi-docs.readthedocs.io/en/latest/tutorials/Django_and_nginx.html, https://www.digitalocean.com/community/tutorials/how-to-set-up-django-with-postgres-nginx-and-gunicorn-on-ubuntu, https://www.reddit.com/r/django/comments/xc52qd/moving_to_production_how_to_properly_config_nginx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r</text:p>
          </table:table-cell>
          <table:table-cell office:value-type="string" calcext:value-type="string">
            <text:p>django user (4)</text:p>
          </table:table-cell>
          <table:table-cell office:value-type="float" office:value="584" calcext:value-type="float">
            <text:p>584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contrib/auth/, https://javarush.com/quests/lectures/ru.javarush.python.django.lecture.level15.lecture02, https://learndjango.com/tutorials/django-custom-user-model, https://www.geeksforgeeks.org/how-to-use-user-model-in-django/, https://testdriven.io/blog/django-custom-user-model/, https://www.scaler.com/topics/django/Django-user-model/, https://habr.com/ru/articles/313764/, https://medium.com/django-unleashed/custom-user-model-in-django-98b9a401a6a2, https://reintech.io/blog/creating-custom-user-model-django-tutorial, https://www.freecodecamp.org/news/how-to-extend-the-django-user-mode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r model</text:p>
          </table:table-cell>
          <table:table-cell office:value-type="string" calcext:value-type="string">
            <text:p>django user (4)</text:p>
          </table:table-cell>
          <table:table-cell office:value-type="float" office:value="118" calcext:value-type="float">
            <text:p>118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contrib/auth/, https://javarush.com/quests/lectures/ru.javarush.python.django.lecture.level15.lecture02, https://learndjango.com/tutorials/django-custom-user-model, https://www.geeksforgeeks.org/how-to-use-user-model-in-django/, https://testdriven.io/blog/django-custom-user-model/, https://www.scaler.com/topics/django/Django-user-model/, https://habr.com/ru/articles/313764/, https://medium.com/django-unleashed/custom-user-model-in-django-98b9a401a6a2, https://reintech.io/blog/creating-custom-user-model-django-tutorial, https://www.freecodecamp.org/news/how-to-extend-the-django-user-mode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одель user django</text:p>
          </table:table-cell>
          <table:table-cell office:value-type="string" calcext:value-type="string">
            <text:p>django user (4)</text:p>
          </table:table-cell>
          <table:table-cell office:value-type="float" office:value="20" calcext:value-type="float">
            <text:p>20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contrib/auth/, https://javarush.com/quests/lectures/ru.javarush.python.django.lecture.level15.lecture02, https://learndjango.com/tutorials/django-custom-user-model, https://www.geeksforgeeks.org/how-to-use-user-model-in-django/, https://testdriven.io/blog/django-custom-user-model/, https://www.scaler.com/topics/django/Django-user-model/, https://habr.com/ru/articles/313764/, https://medium.com/django-unleashed/custom-user-model-in-django-98b9a401a6a2, https://reintech.io/blog/creating-custom-user-model-django-tutorial, https://www.freecodecamp.org/news/how-to-extend-the-django-user-mode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одель пользователя</text:p>
          </table:table-cell>
          <table:table-cell office:value-type="string" calcext:value-type="string">
            <text:p>django user (4)</text:p>
          </table:table-cell>
          <table:table-cell office:value-type="float" office:value="9" calcext:value-type="float">
            <text:p>9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contrib/auth/, https://javarush.com/quests/lectures/ru.javarush.python.django.lecture.level15.lecture02, https://learndjango.com/tutorials/django-custom-user-model, https://www.geeksforgeeks.org/how-to-use-user-model-in-django/, https://testdriven.io/blog/django-custom-user-model/, https://www.scaler.com/topics/django/Django-user-model/, https://habr.com/ru/articles/313764/, https://medium.com/django-unleashed/custom-user-model-in-django-98b9a401a6a2, https://reintech.io/blog/creating-custom-user-model-django-tutorial, https://www.freecodecamp.org/news/how-to-extend-the-django-user-mode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иложения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405" calcext:value-type="float">
            <text:p>405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приложение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56" calcext:value-type="float">
            <text:p>56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ние приложения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50" calcext:value-type="float">
            <text:p>50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веб приложение на django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40" calcext:value-type="float">
            <text:p>40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разработка приложения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30" calcext:value-type="float">
            <text:p>30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создать приложение django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29" calcext:value-type="float">
            <text:p>29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новое приложение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24" calcext:value-type="float">
            <text:p>24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reate app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24" calcext:value-type="float">
            <text:p>24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создание приложения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13" calcext:value-type="float">
            <text:p>13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ние веб приложения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13" calcext:value-type="float">
            <text:p>13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веб приложение на python django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8" calcext:value-type="float">
            <text:p>8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нового приложения django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7" calcext:value-type="float">
            <text:p>7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eb приложение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7" calcext:value-type="float">
            <text:p>7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оманда для создания приложения в django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6" calcext:value-type="float">
            <text:p>6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веб приложения на python django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5" calcext:value-type="float">
            <text:p>5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од на django python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5" calcext:value-type="float">
            <text:p>5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оманда для создания нового приложения в django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5" calcext:value-type="float">
            <text:p>5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quest</text:p>
          </table:table-cell>
          <table:table-cell office:value-type="string" calcext:value-type="string">
            <text:p>django request (7)</text:p>
          </table:table-cell>
          <table:table-cell office:value-type="float" office:value="429" calcext:value-type="float">
            <text:p>429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3.7.php, https://djangotherightway.com/request-and-response-in-django, https://javarush.com/quests/lectures/ru.javarush.python.django.lecture.level03.lecture08, https://sky.pro/wiki/python/rabota-s-zaprosami-i-menedzherami-v-django/, https://apidog.com/blog/django-get-request/, https://docs.djangoproject.com/en/5.2/ref/request-response/, https://www.django-rest-framework.org/api-guide/requests/, https://www.educba.com/django-request/, https://www.geeksforgeeks.org/django-request-and-response-cycle-httprequest-and-httpresponse-objects/, https://docs.djangoproject.com/en/3.0/ref/request-respon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ttp</text:p>
          </table:table-cell>
          <table:table-cell office:value-type="string" calcext:value-type="string">
            <text:p>django request (7)</text:p>
          </table:table-cell>
          <table:table-cell office:value-type="float" office:value="139" calcext:value-type="float">
            <text:p>139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3.7.php, https://djangotherightway.com/request-and-response-in-django, https://javarush.com/quests/lectures/ru.javarush.python.django.lecture.level03.lecture08, https://sky.pro/wiki/python/rabota-s-zaprosami-i-menedzherami-v-django/, https://apidog.com/blog/django-get-request/, https://docs.djangoproject.com/en/5.2/ref/request-response/, https://www.django-rest-framework.org/api-guide/requests/, https://www.educba.com/django-request/, https://www.geeksforgeeks.org/django-request-and-response-cycle-httprequest-and-httpresponse-objects/, https://docs.djangoproject.com/en/3.0/ref/request-respon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quest methods</text:p>
          </table:table-cell>
          <table:table-cell office:value-type="string" calcext:value-type="string">
            <text:p>django request (7)</text:p>
          </table:table-cell>
          <table:table-cell office:value-type="float" office:value="33" calcext:value-type="float">
            <text:p>33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3.7.php, https://djangotherightway.com/request-and-response-in-django, https://javarush.com/quests/lectures/ru.javarush.python.django.lecture.level03.lecture08, https://sky.pro/wiki/python/rabota-s-zaprosami-i-menedzherami-v-django/, https://apidog.com/blog/django-get-request/, https://docs.djangoproject.com/en/5.2/ref/request-response/, https://www.django-rest-framework.org/api-guide/requests/, https://www.educba.com/django-request/, https://www.geeksforgeeks.org/django-request-and-response-cycle-httprequest-and-httpresponse-objects/, https://docs.djangoproject.com/en/3.0/ref/request-respon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ttp request</text:p>
          </table:table-cell>
          <table:table-cell office:value-type="string" calcext:value-type="string">
            <text:p>django request (7)</text:p>
          </table:table-cell>
          <table:table-cell office:value-type="float" office:value="32" calcext:value-type="float">
            <text:p>32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3.7.php, https://djangotherightway.com/request-and-response-in-django, https://javarush.com/quests/lectures/ru.javarush.python.django.lecture.level03.lecture08, https://sky.pro/wiki/python/rabota-s-zaprosami-i-menedzherami-v-django/, https://apidog.com/blog/django-get-request/, https://docs.djangoproject.com/en/5.2/ref/request-response/, https://www.django-rest-framework.org/api-guide/requests/, https://www.educba.com/django-request/, https://www.geeksforgeeks.org/django-request-and-response-cycle-httprequest-and-httpresponse-objects/, https://docs.djangoproject.com/en/3.0/ref/request-respon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request</text:p>
          </table:table-cell>
          <table:table-cell office:value-type="string" calcext:value-type="string">
            <text:p>django request (7)</text:p>
          </table:table-cell>
          <table:table-cell office:value-type="float" office:value="30" calcext:value-type="float">
            <text:p>30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3.7.php, https://djangotherightway.com/request-and-response-in-django, https://javarush.com/quests/lectures/ru.javarush.python.django.lecture.level03.lecture08, https://sky.pro/wiki/python/rabota-s-zaprosami-i-menedzherami-v-django/, https://apidog.com/blog/django-get-request/, https://docs.djangoproject.com/en/5.2/ref/request-response/, https://www.django-rest-framework.org/api-guide/requests/, https://www.educba.com/django-request/, https://www.geeksforgeeks.org/django-request-and-response-cycle-httprequest-and-httpresponse-objects/, https://docs.djangoproject.com/en/3.0/ref/request-respon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quest type</text:p>
          </table:table-cell>
          <table:table-cell office:value-type="string" calcext:value-type="string">
            <text:p>django request (7)</text:p>
          </table:table-cell>
          <table:table-cell office:value-type="float" office:value="25" calcext:value-type="float">
            <text:p>25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3.7.php, https://djangotherightway.com/request-and-response-in-django, https://javarush.com/quests/lectures/ru.javarush.python.django.lecture.level03.lecture08, https://sky.pro/wiki/python/rabota-s-zaprosami-i-menedzherami-v-django/, https://apidog.com/blog/django-get-request/, https://docs.djangoproject.com/en/5.2/ref/request-response/, https://www.django-rest-framework.org/api-guide/requests/, https://www.educba.com/django-request/, https://www.geeksforgeeks.org/django-request-and-response-cycle-httprequest-and-httpresponse-objects/, https://docs.djangoproject.com/en/3.0/ref/request-respon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quest method get</text:p>
          </table:table-cell>
          <table:table-cell office:value-type="string" calcext:value-type="string">
            <text:p>django request (7)</text:p>
          </table:table-cell>
          <table:table-cell office:value-type="float" office:value="14" calcext:value-type="float">
            <text:p>14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3.7.php, https://djangotherightway.com/request-and-response-in-django, https://javarush.com/quests/lectures/ru.javarush.python.django.lecture.level03.lecture08, https://sky.pro/wiki/python/rabota-s-zaprosami-i-menedzherami-v-django/, https://apidog.com/blog/django-get-request/, https://docs.djangoproject.com/en/5.2/ref/request-response/, https://www.django-rest-framework.org/api-guide/requests/, https://www.educba.com/django-request/, https://www.geeksforgeeks.org/django-request-and-response-cycle-httprequest-and-httpresponse-objects/, https://docs.djangoproject.com/en/3.0/ref/request-respon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emplates</text:p>
          </table:table-cell>
          <table:table-cell office:value-type="string" calcext:value-type="string">
            <text:p>django templates (5)</text:p>
          </table:table-cell>
          <table:table-cell office:value-type="float" office:value="631" calcext:value-type="float">
            <text:p>631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rabota-s-shablonami-v-django/, https://blog.jetbrains.com/pycharm/2025/02/the-ultimate-guide-to-django-templates/, https://dev.to/mr_destructive/django-basics-templates-amp, https://www.scaler.com/topics/django/django-templates/, https://docs.djangoproject.com/en/5.2/topics/templates/, https://www.simplifiedpython.net/django-templates-tutorial/, https://django.readthedocs.io/en/stable/topics/templates.html, https://metanit.com/python/django/2.1.php, https://realpython.com/django-templates-tags-filters/, https://www.geeksforgeeks.org/django-templates-directory-structure-explaine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template</text:p>
          </table:table-cell>
          <table:table-cell office:value-type="string" calcext:value-type="string">
            <text:p>django templates (5)</text:p>
          </table:table-cell>
          <table:table-cell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rabota-s-shablonami-v-django/, https://blog.jetbrains.com/pycharm/2025/02/the-ultimate-guide-to-django-templates/, https://dev.to/mr_destructive/django-basics-templates-amp, https://www.scaler.com/topics/django/django-templates/, https://docs.djangoproject.com/en/5.2/topics/templates/, https://www.simplifiedpython.net/django-templates-tutorial/, https://django.readthedocs.io/en/stable/topics/templates.html, https://metanit.com/python/django/2.1.php, https://realpython.com/django-templates-tags-filters/, https://www.geeksforgeeks.org/django-templates-directory-structure-explaine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late name django</text:p>
          </table:table-cell>
          <table:table-cell office:value-type="string" calcext:value-type="string">
            <text:p>django templates (5)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rabota-s-shablonami-v-django/, https://blog.jetbrains.com/pycharm/2025/02/the-ultimate-guide-to-django-templates/, https://dev.to/mr_destructive/django-basics-templates-amp, https://www.scaler.com/topics/django/django-templates/, https://docs.djangoproject.com/en/5.2/topics/templates/, https://www.simplifiedpython.net/django-templates-tutorial/, https://django.readthedocs.io/en/stable/topics/templates.html, https://metanit.com/python/django/2.1.php, https://realpython.com/django-templates-tags-filters/, https://www.geeksforgeeks.org/django-templates-directory-structure-explaine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oad template</text:p>
          </table:table-cell>
          <table:table-cell office:value-type="string" calcext:value-type="string">
            <text:p>django templates (5)</text:p>
          </table:table-cell>
          <table:table-cell office:value-type="float" office:value="17" calcext:value-type="float">
            <text:p>17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rabota-s-shablonami-v-django/, https://blog.jetbrains.com/pycharm/2025/02/the-ultimate-guide-to-django-templates/, https://dev.to/mr_destructive/django-basics-templates-amp, https://www.scaler.com/topics/django/django-templates/, https://docs.djangoproject.com/en/5.2/topics/templates/, https://www.simplifiedpython.net/django-templates-tutorial/, https://django.readthedocs.io/en/stable/topics/templates.html, https://metanit.com/python/django/2.1.php, https://realpython.com/django-templates-tags-filters/, https://www.geeksforgeeks.org/django-templates-directory-structure-explaine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nder template</text:p>
          </table:table-cell>
          <table:table-cell office:value-type="string" calcext:value-type="string">
            <text:p>django templates (5)</text:p>
          </table:table-cell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rabota-s-shablonami-v-django/, https://blog.jetbrains.com/pycharm/2025/02/the-ultimate-guide-to-django-templates/, https://dev.to/mr_destructive/django-basics-templates-amp, https://www.scaler.com/topics/django/django-templates/, https://docs.djangoproject.com/en/5.2/topics/templates/, https://www.simplifiedpython.net/django-templates-tutorial/, https://django.readthedocs.io/en/stable/topics/templates.html, https://metanit.com/python/django/2.1.php, https://realpython.com/django-templates-tags-filters/, https://www.geeksforgeeks.org/django-templates-directory-structure-explaine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rls</text:p>
          </table:table-cell>
          <table:table-cell office:value-type="string" calcext:value-type="string">
            <text:p>django urls (6)</text:p>
          </table:table-cell>
          <table:table-cell office:value-type="float" office:value="548" calcext:value-type="float">
            <text:p>548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utorial.djangogirls.org/ru/django_urls/, https://www.scaler.com/topics/django/django-urls/, https://www.w3schools.com/django/django_urls.php, https://dev.to/terieyenike/django-views-and-urls-explained-270l, https://docs.djangoproject.com/en/5.2/topics/http/urls/, https://techvidvan.com/tutorials/django-urls/, https://www.reg.ru/blog/shpargalka-po-python-dlya-django/, https://victor-komlev.ru/nastrojka-marshrutizatsii-url-v-django/, http://texnoit.com/urlsdjango, https://itdoxy.com/%D1%81%D0%BE%D0%BF%D0%BE%D1%81%D1%82%D0%B0%D0%B2%D0%BB%D0%B5%D0%BD%D0%B8%D0%B5-url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mport url</text:p>
          </table:table-cell>
          <table:table-cell office:value-type="string" calcext:value-type="string">
            <text:p>django urls (6)</text:p>
          </table:table-cell>
          <table:table-cell office:value-type="float" office:value="45" calcext:value-type="float">
            <text:p>45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utorial.djangogirls.org/ru/django_urls/, https://www.scaler.com/topics/django/django-urls/, https://www.w3schools.com/django/django_urls.php, https://dev.to/terieyenike/django-views-and-urls-explained-270l, https://docs.djangoproject.com/en/5.2/topics/http/urls/, https://techvidvan.com/tutorials/django-urls/, https://www.reg.ru/blog/shpargalka-po-python-dlya-django/, https://victor-komlev.ru/nastrojka-marshrutizatsii-url-v-django/, http://texnoit.com/urlsdjango, https://itdoxy.com/%D1%81%D0%BE%D0%BF%D0%BE%D1%81%D1%82%D0%B0%D0%B2%D0%BB%D0%B5%D0%BD%D0%B8%D0%B5-url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rls py</text:p>
          </table:table-cell>
          <table:table-cell office:value-type="string" calcext:value-type="string">
            <text:p>django urls (6)</text:p>
          </table:table-cell>
          <table:table-cell office:value-type="float" office:value="40" calcext:value-type="float">
            <text:p>40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utorial.djangogirls.org/ru/django_urls/, https://www.scaler.com/topics/django/django-urls/, https://www.w3schools.com/django/django_urls.php, https://dev.to/terieyenike/django-views-and-urls-explained-270l, https://docs.djangoproject.com/en/5.2/topics/http/urls/, https://techvidvan.com/tutorials/django-urls/, https://www.reg.ru/blog/shpargalka-po-python-dlya-django/, https://victor-komlev.ru/nastrojka-marshrutizatsii-url-v-django/, http://texnoit.com/urlsdjango, https://itdoxy.com/%D1%81%D0%BE%D0%BF%D0%BE%D1%81%D1%82%D0%B0%D0%B2%D0%BB%D0%B5%D0%BD%D0%B8%D0%B5-url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айл urls</text:p>
          </table:table-cell>
          <table:table-cell office:value-type="string" calcext:value-type="string">
            <text:p>django urls (6)</text:p>
          </table:table-cell>
          <table:table-cell office:value-type="float" office:value="18" calcext:value-type="float">
            <text:p>18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utorial.djangogirls.org/ru/django_urls/, https://www.scaler.com/topics/django/django-urls/, https://www.w3schools.com/django/django_urls.php, https://dev.to/terieyenike/django-views-and-urls-explained-270l, https://docs.djangoproject.com/en/5.2/topics/http/urls/, https://techvidvan.com/tutorials/django-urls/, https://www.reg.ru/blog/shpargalka-po-python-dlya-django/, https://victor-komlev.ru/nastrojka-marshrutizatsii-url-v-django/, http://texnoit.com/urlsdjango, https://itdoxy.com/%D1%81%D0%BE%D0%BF%D0%BE%D1%81%D1%82%D0%B0%D0%B2%D0%BB%D0%B5%D0%BD%D0%B8%D0%B5-url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urls</text:p>
          </table:table-cell>
          <table:table-cell office:value-type="string" calcext:value-type="string">
            <text:p>django urls (6)</text:p>
          </table:table-cell>
          <table:table-cell office:value-type="float" office:value="12" calcext:value-type="float">
            <text:p>12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utorial.djangogirls.org/ru/django_urls/, https://www.scaler.com/topics/django/django-urls/, https://www.w3schools.com/django/django_urls.php, https://dev.to/terieyenike/django-views-and-urls-explained-270l, https://docs.djangoproject.com/en/5.2/topics/http/urls/, https://techvidvan.com/tutorials/django-urls/, https://www.reg.ru/blog/shpargalka-po-python-dlya-django/, https://victor-komlev.ru/nastrojka-marshrutizatsii-url-v-django/, http://texnoit.com/urlsdjango, https://itdoxy.com/%D1%81%D0%BE%D0%BF%D0%BE%D1%81%D1%82%D0%B0%D0%B2%D0%BB%D0%B5%D0%BD%D0%B8%D0%B5-url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ite url</text:p>
          </table:table-cell>
          <table:table-cell office:value-type="string" calcext:value-type="string">
            <text:p>django urls (6)</text:p>
          </table:table-cell>
          <table:table-cell office:value-type="float" office:value="8" calcext:value-type="float">
            <text:p>8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utorial.djangogirls.org/ru/django_urls/, https://www.scaler.com/topics/django/django-urls/, https://www.w3schools.com/django/django_urls.php, https://dev.to/terieyenike/django-views-and-urls-explained-270l, https://docs.djangoproject.com/en/5.2/topics/http/urls/, https://techvidvan.com/tutorials/django-urls/, https://www.reg.ru/blog/shpargalka-po-python-dlya-django/, https://victor-komlev.ru/nastrojka-marshrutizatsii-url-v-django/, http://texnoit.com/urlsdjango, https://itdoxy.com/%D1%81%D0%BE%D0%BF%D0%BE%D1%81%D1%82%D0%B0%D0%B2%D0%BB%D0%B5%D0%BD%D0%B8%D0%B5-url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elds</text:p>
          </table:table-cell>
          <table:table-cell office:value-type="string" calcext:value-type="string">
            <text:p>django fields (6)</text:p>
          </table:table-cell>
          <table:table-cell office:value-type="float" office:value="521" calcext:value-type="float">
            <text:p>521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www.geeksforgeeks.org/django-model-data-types-and-fields-list/, https://docs.djangoproject.com/en/5.1/ref/models/fields/, https://metanit.com/python/django/5.2.php, https://www.freecodecamp.org/news/common-django-model-fields-and-their-use-cases/, https://developer.mozilla.org/ru/docs/Learn_web_development/Extensions/Server-side/Django/Models, https://ilovedjango.com/django/models-and-databases/model-fields/, https://habr.com/ru/articles/74856/, https://djangoway.hashnode.dev/django-models, https://entri.app/blog/python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fields</text:p>
          </table:table-cell>
          <table:table-cell office:value-type="string" calcext:value-type="string">
            <text:p>django fields (6)</text:p>
          </table:table-cell>
          <table:table-cell office:value-type="float" office:value="80" calcext:value-type="float">
            <text:p>80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www.geeksforgeeks.org/django-model-data-types-and-fields-list/, https://docs.djangoproject.com/en/5.1/ref/models/fields/, https://metanit.com/python/django/5.2.php, https://www.freecodecamp.org/news/common-django-model-fields-and-their-use-cases/, https://developer.mozilla.org/ru/docs/Learn_web_development/Extensions/Server-side/Django/Models, https://ilovedjango.com/django/models-and-databases/model-fields/, https://habr.com/ru/articles/74856/, https://djangoway.hashnode.dev/django-models, https://entri.app/blog/python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fields</text:p>
          </table:table-cell>
          <table:table-cell office:value-type="string" calcext:value-type="string">
            <text:p>django fields (6)</text:p>
          </table:table-cell>
          <table:table-cell office:value-type="float" office:value="16" calcext:value-type="float">
            <text:p>16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www.geeksforgeeks.org/django-model-data-types-and-fields-list/, https://docs.djangoproject.com/en/5.1/ref/models/fields/, https://metanit.com/python/django/5.2.php, https://www.freecodecamp.org/news/common-django-model-fields-and-their-use-cases/, https://developer.mozilla.org/ru/docs/Learn_web_development/Extensions/Server-side/Django/Models, https://ilovedjango.com/django/models-and-databases/model-fields/, https://habr.com/ru/articles/74856/, https://djangoway.hashnode.dev/django-models, https://entri.app/blog/python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eld types</text:p>
          </table:table-cell>
          <table:table-cell office:value-type="string" calcext:value-type="string">
            <text:p>django fields (6)</text:p>
          </table:table-cell>
          <table:table-cell office:value-type="float" office:value="14" calcext:value-type="float">
            <text:p>14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www.geeksforgeeks.org/django-model-data-types-and-fields-list/, https://docs.djangoproject.com/en/5.1/ref/models/fields/, https://metanit.com/python/django/5.2.php, https://www.freecodecamp.org/news/common-django-model-fields-and-their-use-cases/, https://developer.mozilla.org/ru/docs/Learn_web_development/Extensions/Server-side/Django/Models, https://ilovedjango.com/django/models-and-databases/model-fields/, https://habr.com/ru/articles/74856/, https://djangoway.hashnode.dev/django-models, https://entri.app/blog/python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fields</text:p>
          </table:table-cell>
          <table:table-cell office:value-type="string" calcext:value-type="string">
            <text:p>django fields (6)</text:p>
          </table:table-cell>
          <table:table-cell office:value-type="float" office:value="11" calcext:value-type="float">
            <text:p>11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www.geeksforgeeks.org/django-model-data-types-and-fields-list/, https://docs.djangoproject.com/en/5.1/ref/models/fields/, https://metanit.com/python/django/5.2.php, https://www.freecodecamp.org/news/common-django-model-fields-and-their-use-cases/, https://developer.mozilla.org/ru/docs/Learn_web_development/Extensions/Server-side/Django/Models, https://ilovedjango.com/django/models-and-databases/model-fields/, https://habr.com/ru/articles/74856/, https://djangoway.hashnode.dev/django-models, https://entri.app/blog/python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models fields</text:p>
          </table:table-cell>
          <table:table-cell office:value-type="string" calcext:value-type="string">
            <text:p>django fields (6)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www.geeksforgeeks.org/django-model-data-types-and-fields-list/, https://docs.djangoproject.com/en/5.1/ref/models/fields/, https://metanit.com/python/django/5.2.php, https://www.freecodecamp.org/news/common-django-model-fields-and-their-use-cases/, https://developer.mozilla.org/ru/docs/Learn_web_development/Extensions/Server-side/Django/Models, https://ilovedjango.com/django/models-and-databases/model-fields/, https://habr.com/ru/articles/74856/, https://djangoway.hashnode.dev/django-models, https://entri.app/blog/python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nginx</text:p>
          </table:table-cell>
          <table:table-cell office:value-type="string" calcext:value-type="string">
            <text:p>django nginx (9)</text:p>
          </table:table-cell>
          <table:table-cell office:value-type="float" office:value="221" calcext:value-type="float">
            <text:p>221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lectel.ru/blog/tutorials/nginx-and-unicorn-for-django-project/, https://beget.com/ru/kb/how-to/vps/razvertyvanie-django-s-pomoshchyu-nginx-postgresql-i-gunicorn, https://1cloud.ru/blog/django_one_server, https://developer.mozilla.org/ru/docs/Learn_web_development/Extensions/Server-side/Django/Deployment, https://habr.com/ru/articles/226419/, https://timeweb.cloud/tutorials/django/kak-ustanovit-django-nginx-i-gunicorn-na-virtualnyj-server, https://docs.djangoproject.com/en/5.2/intro/tutorial01/, https://itobereg.ru/services/install-django-nginx, https://dev.to/christopherchantres/your-first-backend-web-server-with-django-24c1, https://pythonru.com/primery/blog-na-django-3-zapusk-serve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ервер</text:p>
          </table:table-cell>
          <table:table-cell office:value-type="string" calcext:value-type="string">
            <text:p>django nginx (9)</text:p>
          </table:table-cell>
          <table:table-cell office:value-type="float" office:value="197" calcext:value-type="float">
            <text:p>197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lectel.ru/blog/tutorials/nginx-and-unicorn-for-django-project/, https://beget.com/ru/kb/how-to/vps/razvertyvanie-django-s-pomoshchyu-nginx-postgresql-i-gunicorn, https://1cloud.ru/blog/django_one_server, https://developer.mozilla.org/ru/docs/Learn_web_development/Extensions/Server-side/Django/Deployment, https://habr.com/ru/articles/226419/, https://timeweb.cloud/tutorials/django/kak-ustanovit-django-nginx-i-gunicorn-na-virtualnyj-server, https://docs.djangoproject.com/en/5.2/intro/tutorial01/, https://itobereg.ru/services/install-django-nginx, https://dev.to/christopherchantres/your-first-backend-web-server-with-django-24c1, https://pythonru.com/primery/blog-na-django-3-zapusk-serve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rver</text:p>
          </table:table-cell>
          <table:table-cell office:value-type="string" calcext:value-type="string">
            <text:p>django nginx (9)</text:p>
          </table:table-cell>
          <table:table-cell office:value-type="float" office:value="142" calcext:value-type="float">
            <text:p>142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lectel.ru/blog/tutorials/nginx-and-unicorn-for-django-project/, https://beget.com/ru/kb/how-to/vps/razvertyvanie-django-s-pomoshchyu-nginx-postgresql-i-gunicorn, https://1cloud.ru/blog/django_one_server, https://developer.mozilla.org/ru/docs/Learn_web_development/Extensions/Server-side/Django/Deployment, https://habr.com/ru/articles/226419/, https://timeweb.cloud/tutorials/django/kak-ustanovit-django-nginx-i-gunicorn-na-virtualnyj-server, https://docs.djangoproject.com/en/5.2/intro/tutorial01/, https://itobereg.ru/services/install-django-nginx, https://dev.to/christopherchantres/your-first-backend-web-server-with-django-24c1, https://pythonru.com/primery/blog-na-django-3-zapusk-serve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оект на сервер</text:p>
          </table:table-cell>
          <table:table-cell office:value-type="string" calcext:value-type="string">
            <text:p>django nginx (9)</text:p>
          </table:table-cell>
          <table:table-cell office:value-type="float" office:value="31" calcext:value-type="float">
            <text:p>31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lectel.ru/blog/tutorials/nginx-and-unicorn-for-django-project/, https://beget.com/ru/kb/how-to/vps/razvertyvanie-django-s-pomoshchyu-nginx-postgresql-i-gunicorn, https://1cloud.ru/blog/django_one_server, https://developer.mozilla.org/ru/docs/Learn_web_development/Extensions/Server-side/Django/Deployment, https://habr.com/ru/articles/226419/, https://timeweb.cloud/tutorials/django/kak-ustanovit-django-nginx-i-gunicorn-na-virtualnyj-server, https://docs.djangoproject.com/en/5.2/intro/tutorial01/, https://itobereg.ru/services/install-django-nginx, https://dev.to/christopherchantres/your-first-backend-web-server-with-django-24c1, https://pythonru.com/primery/blog-na-django-3-zapusk-serve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server</text:p>
          </table:table-cell>
          <table:table-cell office:value-type="string" calcext:value-type="string">
            <text:p>django nginx (9)</text:p>
          </table:table-cell>
          <table:table-cell office:value-type="float" office:value="17" calcext:value-type="float">
            <text:p>17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lectel.ru/blog/tutorials/nginx-and-unicorn-for-django-project/, https://beget.com/ru/kb/how-to/vps/razvertyvanie-django-s-pomoshchyu-nginx-postgresql-i-gunicorn, https://1cloud.ru/blog/django_one_server, https://developer.mozilla.org/ru/docs/Learn_web_development/Extensions/Server-side/Django/Deployment, https://habr.com/ru/articles/226419/, https://timeweb.cloud/tutorials/django/kak-ustanovit-django-nginx-i-gunicorn-na-virtualnyj-server, https://docs.djangoproject.com/en/5.2/intro/tutorial01/, https://itobereg.ru/services/install-django-nginx, https://dev.to/christopherchantres/your-first-backend-web-server-with-django-24c1, https://pythonru.com/primery/blog-na-django-3-zapusk-serve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веб сервер</text:p>
          </table:table-cell>
          <table:table-cell office:value-type="string" calcext:value-type="string">
            <text:p>django nginx (9)</text:p>
          </table:table-cell>
          <table:table-cell office:value-type="float" office:value="13" calcext:value-type="float">
            <text:p>13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lectel.ru/blog/tutorials/nginx-and-unicorn-for-django-project/, https://beget.com/ru/kb/how-to/vps/razvertyvanie-django-s-pomoshchyu-nginx-postgresql-i-gunicorn, https://1cloud.ru/blog/django_one_server, https://developer.mozilla.org/ru/docs/Learn_web_development/Extensions/Server-side/Django/Deployment, https://habr.com/ru/articles/226419/, https://timeweb.cloud/tutorials/django/kak-ustanovit-django-nginx-i-gunicorn-na-virtualnyj-server, https://docs.djangoproject.com/en/5.2/intro/tutorial01/, https://itobereg.ru/services/install-django-nginx, https://dev.to/christopherchantres/your-first-backend-web-server-with-django-24c1, https://pythonru.com/primery/blog-na-django-3-zapusk-serve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сервер</text:p>
          </table:table-cell>
          <table:table-cell office:value-type="string" calcext:value-type="string">
            <text:p>django nginx (9)</text:p>
          </table:table-cell>
          <table:table-cell office:value-type="float" office:value="9" calcext:value-type="float">
            <text:p>9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lectel.ru/blog/tutorials/nginx-and-unicorn-for-django-project/, https://beget.com/ru/kb/how-to/vps/razvertyvanie-django-s-pomoshchyu-nginx-postgresql-i-gunicorn, https://1cloud.ru/blog/django_one_server, https://developer.mozilla.org/ru/docs/Learn_web_development/Extensions/Server-side/Django/Deployment, https://habr.com/ru/articles/226419/, https://timeweb.cloud/tutorials/django/kak-ustanovit-django-nginx-i-gunicorn-na-virtualnyj-server, https://docs.djangoproject.com/en/5.2/intro/tutorial01/, https://itobereg.ru/services/install-django-nginx, https://dev.to/christopherchantres/your-first-backend-web-server-with-django-24c1, https://pythonru.com/primery/blog-na-django-3-zapusk-serve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ервер приложений django</text:p>
          </table:table-cell>
          <table:table-cell office:value-type="string" calcext:value-type="string">
            <text:p>django nginx (9)</text:p>
          </table:table-cell>
          <table:table-cell office:value-type="float" office:value="7" calcext:value-type="float">
            <text:p>7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lectel.ru/blog/tutorials/nginx-and-unicorn-for-django-project/, https://beget.com/ru/kb/how-to/vps/razvertyvanie-django-s-pomoshchyu-nginx-postgresql-i-gunicorn, https://1cloud.ru/blog/django_one_server, https://developer.mozilla.org/ru/docs/Learn_web_development/Extensions/Server-side/Django/Deployment, https://habr.com/ru/articles/226419/, https://timeweb.cloud/tutorials/django/kak-ustanovit-django-nginx-i-gunicorn-na-virtualnyj-server, https://docs.djangoproject.com/en/5.2/intro/tutorial01/, https://itobereg.ru/services/install-django-nginx, https://dev.to/christopherchantres/your-first-backend-web-server-with-django-24c1, https://pythonru.com/primery/blog-na-django-3-zapusk-serve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настройка сервера</text:p>
          </table:table-cell>
          <table:table-cell office:value-type="string" calcext:value-type="string">
            <text:p>django nginx (9)</text:p>
          </table:table-cell>
          <table:table-cell office:value-type="float" office:value="7" calcext:value-type="float">
            <text:p>7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lectel.ru/blog/tutorials/nginx-and-unicorn-for-django-project/, https://beget.com/ru/kb/how-to/vps/razvertyvanie-django-s-pomoshchyu-nginx-postgresql-i-gunicorn, https://1cloud.ru/blog/django_one_server, https://developer.mozilla.org/ru/docs/Learn_web_development/Extensions/Server-side/Django/Deployment, https://habr.com/ru/articles/226419/, https://timeweb.cloud/tutorials/django/kak-ustanovit-django-nginx-i-gunicorn-na-virtualnyj-server, https://docs.djangoproject.com/en/5.2/intro/tutorial01/, https://itobereg.ru/services/install-django-nginx, https://dev.to/christopherchantres/your-first-backend-web-server-with-django-24c1, https://pythonru.com/primery/blog-na-django-3-zapusk-serve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lter</text:p>
          </table:table-cell>
          <table:table-cell office:value-type="string" calcext:value-type="string">
            <text:p>django filter (7)</text:p>
          </table:table-cell>
          <table:table-cell office:value-type="float" office:value="469" calcext:value-type="float">
            <text:p>469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metody-filtracii-v-django/, https://metanit.com/python/django/5.13.php, https://proproprogs.ru/django/osnovy-orm-django-za-chas, https://www.geeksforgeeks.org/different-types-of-filter-command-for-database-in-django/, http://docs.djangoproject.com/en/dev/ref/models/querysets/, https://django.readthedocs.io/en/stable/topics/db/queries.html, https://dvmn.org/encyclopedia/django_orm/filter-start/, https://www.w3schools.com/django/django_queryset_filter.php, https://codesarray.com/view/Q-Objects-in-Django, https://django-filter.readthedocs.io/en/stable/guide/usag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filter</text:p>
          </table:table-cell>
          <table:table-cell office:value-type="string" calcext:value-type="string">
            <text:p>django filter (7)</text:p>
          </table:table-cell>
          <table:table-cell office:value-type="float" office:value="27" calcext:value-type="float">
            <text:p>27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metody-filtracii-v-django/, https://metanit.com/python/django/5.13.php, https://proproprogs.ru/django/osnovy-orm-django-za-chas, https://www.geeksforgeeks.org/different-types-of-filter-command-for-database-in-django/, http://docs.djangoproject.com/en/dev/ref/models/querysets/, https://django.readthedocs.io/en/stable/topics/db/queries.html, https://dvmn.org/encyclopedia/django_orm/filter-start/, https://www.w3schools.com/django/django_queryset_filter.php, https://codesarray.com/view/Q-Objects-in-Django, https://django-filter.readthedocs.io/en/stable/guide/usag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filter</text:p>
          </table:table-cell>
          <table:table-cell office:value-type="string" calcext:value-type="string">
            <text:p>django filter (7)</text:p>
          </table:table-cell>
          <table:table-cell office:value-type="float" office:value="26" calcext:value-type="float">
            <text:p>26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metody-filtracii-v-django/, https://metanit.com/python/django/5.13.php, https://proproprogs.ru/django/osnovy-orm-django-za-chas, https://www.geeksforgeeks.org/different-types-of-filter-command-for-database-in-django/, http://docs.djangoproject.com/en/dev/ref/models/querysets/, https://django.readthedocs.io/en/stable/topics/db/queries.html, https://dvmn.org/encyclopedia/django_orm/filter-start/, https://www.w3schools.com/django/django_queryset_filter.php, https://codesarray.com/view/Q-Objects-in-Django, https://django-filter.readthedocs.io/en/stable/guide/usag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bjects filter</text:p>
          </table:table-cell>
          <table:table-cell office:value-type="string" calcext:value-type="string">
            <text:p>django filter (7)</text:p>
          </table:table-cell>
          <table:table-cell office:value-type="float" office:value="23" calcext:value-type="float">
            <text:p>23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metody-filtracii-v-django/, https://metanit.com/python/django/5.13.php, https://proproprogs.ru/django/osnovy-orm-django-za-chas, https://www.geeksforgeeks.org/different-types-of-filter-command-for-database-in-django/, http://docs.djangoproject.com/en/dev/ref/models/querysets/, https://django.readthedocs.io/en/stable/topics/db/queries.html, https://dvmn.org/encyclopedia/django_orm/filter-start/, https://www.w3schools.com/django/django_queryset_filter.php, https://codesarray.com/view/Q-Objects-in-Django, https://django-filter.readthedocs.io/en/stable/guide/usag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filter</text:p>
          </table:table-cell>
          <table:table-cell office:value-type="string" calcext:value-type="string">
            <text:p>django filter (7)</text:p>
          </table:table-cell>
          <table:table-cell office:value-type="float" office:value="21" calcext:value-type="float">
            <text:p>21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metody-filtracii-v-django/, https://metanit.com/python/django/5.13.php, https://proproprogs.ru/django/osnovy-orm-django-za-chas, https://www.geeksforgeeks.org/different-types-of-filter-command-for-database-in-django/, http://docs.djangoproject.com/en/dev/ref/models/querysets/, https://django.readthedocs.io/en/stable/topics/db/queries.html, https://dvmn.org/encyclopedia/django_orm/filter-start/, https://www.w3schools.com/django/django_queryset_filter.php, https://codesarray.com/view/Q-Objects-in-Django, https://django-filter.readthedocs.io/en/stable/guide/usag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lter fields</text:p>
          </table:table-cell>
          <table:table-cell office:value-type="string" calcext:value-type="string">
            <text:p>django filter (7)</text:p>
          </table:table-cell>
          <table:table-cell office:value-type="float" office:value="13" calcext:value-type="float">
            <text:p>13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metody-filtracii-v-django/, https://metanit.com/python/django/5.13.php, https://proproprogs.ru/django/osnovy-orm-django-za-chas, https://www.geeksforgeeks.org/different-types-of-filter-command-for-database-in-django/, http://docs.djangoproject.com/en/dev/ref/models/querysets/, https://django.readthedocs.io/en/stable/topics/db/queries.html, https://dvmn.org/encyclopedia/django_orm/filter-start/, https://www.w3schools.com/django/django_queryset_filter.php, https://codesarray.com/view/Q-Objects-in-Django, https://django-filter.readthedocs.io/en/stable/guide/usag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етод filter django</text:p>
          </table:table-cell>
          <table:table-cell office:value-type="string" calcext:value-type="string">
            <text:p>django filter (7)</text:p>
          </table:table-cell>
          <table:table-cell office:value-type="float" office:value="6" calcext:value-type="float">
            <text:p>6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metody-filtracii-v-django/, https://metanit.com/python/django/5.13.php, https://proproprogs.ru/django/osnovy-orm-django-za-chas, https://www.geeksforgeeks.org/different-types-of-filter-command-for-database-in-django/, http://docs.djangoproject.com/en/dev/ref/models/querysets/, https://django.readthedocs.io/en/stable/topics/db/queries.html, https://dvmn.org/encyclopedia/django_orm/filter-start/, https://www.w3schools.com/django/django_queryset_filter.php, https://codesarray.com/view/Q-Objects-in-Django, https://django-filter.readthedocs.io/en/stable/guide/usag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name</text:p>
          </table:table-cell>
          <table:table-cell office:value-type="string" calcext:value-type="string">
            <text:p>django name (3)</text:p>
          </table:table-cell>
          <table:table-cell office:value-type="float" office:value="519" calcext:value-type="float">
            <text:p>519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understanding-related-name-in-django-models/, https://sky.pro/media/zachem-nuzhen-related_name-v-django/, https://www.youtube.com/watch?v=IwepbF9aK0Y, https://docs.djangoproject.com/en/5.0/ref/models/fields/, https://javarush.com/quests/lectures/ru.javarush.python.django.lecture.level09.lecture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lated name</text:p>
          </table:table-cell>
          <table:table-cell office:value-type="string" calcext:value-type="string">
            <text:p>django name (3)</text:p>
          </table:table-cell>
          <table:table-cell office:value-type="float" office:value="43" calcext:value-type="float">
            <text:p>43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understanding-related-name-in-django-models/, https://sky.pro/media/zachem-nuzhen-related_name-v-django/, https://www.youtube.com/watch?v=IwepbF9aK0Y, https://docs.djangoproject.com/en/5.0/ref/models/fields/, https://javarush.com/quests/lectures/ru.javarush.python.django.lecture.level09.lecture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lated django model</text:p>
          </table:table-cell>
          <table:table-cell office:value-type="string" calcext:value-type="string">
            <text:p>django name (3)</text:p>
          </table:table-cell>
          <table:table-cell office:value-type="float" office:value="6" calcext:value-type="float">
            <text:p>6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understanding-related-name-in-django-models/, https://sky.pro/media/zachem-nuzhen-related_name-v-django/, https://www.youtube.com/watch?v=IwepbF9aK0Y, https://docs.djangoproject.com/en/5.0/ref/models/fields/, https://javarush.com/quests/lectures/ru.javarush.python.django.lecture.level09.lecture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оля</text:p>
          </table:table-cell>
          <table:table-cell office:value-type="string" calcext:value-type="string">
            <text:p>django поля (7)</text:p>
          </table:table-cell>
          <table:table-cell office:value-type="float" office:value="403" calcext:value-type="float">
            <text:p>403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2.php, https://pythonclass.ru/django/modeli-v-django/, https://developer.mozilla.org/ru/docs/Learn_web_development/Extensions/Server-side/Django/Models, https://dzen.ru/a/Y2eaYUTbs3_5Yshs, https://habr.com/ru/articles/74856/, https://javarush.com/quests/lectures/ru.javarush.python.django.lecture.level07.lecture03, https://docs.djangoproject.com/en/5.0/ref/models/fields/, https://tr-page.yandex.ru/translate?lang=en-ru&amp;url=https%3A%2F%2Fwww.geeksforgeeks.org%2Fdjango-model-data-types-and-fields-list%2F, https://www.geeksforgeeks.org/django-model-data-types-and-fields-list/, https://www.webforefront.com/django/modeldatatypesandvalidation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оля моделей django</text:p>
          </table:table-cell>
          <table:table-cell office:value-type="string" calcext:value-type="string">
            <text:p>django поля (7)</text:p>
          </table:table-cell>
          <table:table-cell office:value-type="float" office:value="72" calcext:value-type="float">
            <text:p>72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2.php, https://pythonclass.ru/django/modeli-v-django/, https://developer.mozilla.org/ru/docs/Learn_web_development/Extensions/Server-side/Django/Models, https://dzen.ru/a/Y2eaYUTbs3_5Yshs, https://habr.com/ru/articles/74856/, https://javarush.com/quests/lectures/ru.javarush.python.django.lecture.level07.lecture03, https://docs.djangoproject.com/en/5.0/ref/models/fields/, https://tr-page.yandex.ru/translate?lang=en-ru&amp;url=https%3A%2F%2Fwww.geeksforgeeks.org%2Fdjango-model-data-types-and-fields-list%2F, https://www.geeksforgeeks.org/django-model-data-types-and-fields-list/, https://www.webforefront.com/django/modeldatatypesandvalidation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типы</text:p>
          </table:table-cell>
          <table:table-cell office:value-type="string" calcext:value-type="string">
            <text:p>django поля (7)</text:p>
          </table:table-cell>
          <table:table-cell office:value-type="float" office:value="41" calcext:value-type="float">
            <text:p>41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2.php, https://pythonclass.ru/django/modeli-v-django/, https://developer.mozilla.org/ru/docs/Learn_web_development/Extensions/Server-side/Django/Models, https://dzen.ru/a/Y2eaYUTbs3_5Yshs, https://habr.com/ru/articles/74856/, https://javarush.com/quests/lectures/ru.javarush.python.django.lecture.level07.lecture03, https://docs.djangoproject.com/en/5.0/ref/models/fields/, https://tr-page.yandex.ru/translate?lang=en-ru&amp;url=https%3A%2F%2Fwww.geeksforgeeks.org%2Fdjango-model-data-types-and-fields-list%2F, https://www.geeksforgeeks.org/django-model-data-types-and-fields-list/, https://www.webforefront.com/django/modeldatatypesandvalidation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type</text:p>
          </table:table-cell>
          <table:table-cell office:value-type="string" calcext:value-type="string">
            <text:p>django поля (7)</text:p>
          </table:table-cell>
          <table:table-cell office:value-type="float" office:value="19" calcext:value-type="float">
            <text:p>19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2.php, https://pythonclass.ru/django/modeli-v-django/, https://developer.mozilla.org/ru/docs/Learn_web_development/Extensions/Server-side/Django/Models, https://dzen.ru/a/Y2eaYUTbs3_5Yshs, https://habr.com/ru/articles/74856/, https://javarush.com/quests/lectures/ru.javarush.python.django.lecture.level07.lecture03, https://docs.djangoproject.com/en/5.0/ref/models/fields/, https://tr-page.yandex.ru/translate?lang=en-ru&amp;url=https%3A%2F%2Fwww.geeksforgeeks.org%2Fdjango-model-data-types-and-fields-list%2F, https://www.geeksforgeeks.org/django-model-data-types-and-fields-list/, https://www.webforefront.com/django/modeldatatypesandvalidation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типы данных</text:p>
          </table:table-cell>
          <table:table-cell office:value-type="string" calcext:value-type="string">
            <text:p>django поля (7)</text:p>
          </table:table-cell>
          <table:table-cell office:value-type="float" office:value="11" calcext:value-type="float">
            <text:p>11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2.php, https://pythonclass.ru/django/modeli-v-django/, https://developer.mozilla.org/ru/docs/Learn_web_development/Extensions/Server-side/Django/Models, https://dzen.ru/a/Y2eaYUTbs3_5Yshs, https://habr.com/ru/articles/74856/, https://javarush.com/quests/lectures/ru.javarush.python.django.lecture.level07.lecture03, https://docs.djangoproject.com/en/5.0/ref/models/fields/, https://tr-page.yandex.ru/translate?lang=en-ru&amp;url=https%3A%2F%2Fwww.geeksforgeeks.org%2Fdjango-model-data-types-and-fields-list%2F, https://www.geeksforgeeks.org/django-model-data-types-and-fields-list/, https://www.webforefront.com/django/modeldatatypesandvalidation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типы моделей</text:p>
          </table:table-cell>
          <table:table-cell office:value-type="string" calcext:value-type="string">
            <text:p>django поля (7)</text:p>
          </table:table-cell>
          <table:table-cell office:value-type="float" office:value="10" calcext:value-type="float">
            <text:p>10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2.php, https://pythonclass.ru/django/modeli-v-django/, https://developer.mozilla.org/ru/docs/Learn_web_development/Extensions/Server-side/Django/Models, https://dzen.ru/a/Y2eaYUTbs3_5Yshs, https://habr.com/ru/articles/74856/, https://javarush.com/quests/lectures/ru.javarush.python.django.lecture.level07.lecture03, https://docs.djangoproject.com/en/5.0/ref/models/fields/, https://tr-page.yandex.ru/translate?lang=en-ru&amp;url=https%3A%2F%2Fwww.geeksforgeeks.org%2Fdjango-model-data-types-and-fields-list%2F, https://www.geeksforgeeks.org/django-model-data-types-and-fields-list/, https://www.webforefront.com/django/modeldatatypesandvalidation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типы полей в django</text:p>
          </table:table-cell>
          <table:table-cell office:value-type="string" calcext:value-type="string">
            <text:p>django поля (7)</text:p>
          </table:table-cell>
          <table:table-cell office:value-type="float" office:value="10" calcext:value-type="float">
            <text:p>10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2.php, https://pythonclass.ru/django/modeli-v-django/, https://developer.mozilla.org/ru/docs/Learn_web_development/Extensions/Server-side/Django/Models, https://dzen.ru/a/Y2eaYUTbs3_5Yshs, https://habr.com/ru/articles/74856/, https://javarush.com/quests/lectures/ru.javarush.python.django.lecture.level07.lecture03, https://docs.djangoproject.com/en/5.0/ref/models/fields/, https://tr-page.yandex.ru/translate?lang=en-ru&amp;url=https%3A%2F%2Fwww.geeksforgeeks.org%2Fdjango-model-data-types-and-fields-list%2F, https://www.geeksforgeeks.org/django-model-data-types-and-fields-list/, https://www.webforefront.com/django/modeldatatypesandvalidation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играции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88" calcext:value-type="float">
            <text:p>188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igration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43" calcext:value-type="float">
            <text:p>143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igrate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75" calcext:value-type="float">
            <text:p>75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reate migrations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23" calcext:value-type="float">
            <text:p>23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igrations table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9" calcext:value-type="float">
            <text:p>19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именить миграции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7" calcext:value-type="float">
            <text:p>17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играции данных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5" calcext:value-type="float">
            <text:p>15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оманда миграции django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4" calcext:value-type="float">
            <text:p>14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играция базы данных django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3" calcext:value-type="float">
            <text:p>13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выполнить миграции django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2" calcext:value-type="float">
            <text:p>12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nage py migrate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2" calcext:value-type="float">
            <text:p>12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играция моделей django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1" calcext:value-type="float">
            <text:p>11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nitial migration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1" calcext:value-type="float">
            <text:p>11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ke migration django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8" calcext:value-type="float">
            <text:p>8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ker django</text:p>
          </table:table-cell>
          <table:table-cell office:value-type="string" calcext:value-type="string">
            <text:p>docker django (3)</text:p>
          </table:table-cell>
          <table:table-cell office:value-type="float" office:value="428" calcext:value-type="float">
            <text:p>428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tterstack.com/community/guides/scaling-python/dockerize-django/, https://habr.com/ru/articles/519912/, https://purpleschool.ru/knowledge-base/article/django, https://dev.to/francescoxx/dockerize-a-django-application-4fa, https://dockerize.io/guides/python-django-guide, https://hedonhermdev.github.io/posts/django-on-docker/, https://hub.docker.com/_/django, https://pythonru.com/uroki/docker-django, https://www.docker.com/blog/how-to-dockerize-django-app/, https://www.geeksforgeeks.org/how-to-dockerize-django-application-for-production-deployement-with-gunicorn-and-nginx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ker compose django</text:p>
          </table:table-cell>
          <table:table-cell office:value-type="string" calcext:value-type="string">
            <text:p>docker django (3)</text:p>
          </table:table-cell>
          <table:table-cell office:value-type="float" office:value="94" calcext:value-type="float">
            <text:p>94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tterstack.com/community/guides/scaling-python/dockerize-django/, https://habr.com/ru/articles/519912/, https://purpleschool.ru/knowledge-base/article/django, https://dev.to/francescoxx/dockerize-a-django-application-4fa, https://dockerize.io/guides/python-django-guide, https://hedonhermdev.github.io/posts/django-on-docker/, https://hub.docker.com/_/django, https://pythonru.com/uroki/docker-django, https://www.docker.com/blog/how-to-dockerize-django-app/, https://www.geeksforgeeks.org/how-to-dockerize-django-application-for-production-deployement-with-gunicorn-and-nginx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ker python django</text:p>
          </table:table-cell>
          <table:table-cell office:value-type="string" calcext:value-type="string">
            <text:p>docker django (3)</text:p>
          </table:table-cell>
          <table:table-cell office:value-type="float" office:value="13" calcext:value-type="float">
            <text:p>13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tterstack.com/community/guides/scaling-python/dockerize-django/, https://habr.com/ru/articles/519912/, https://purpleschool.ru/knowledge-base/article/django, https://dev.to/francescoxx/dockerize-a-django-application-4fa, https://dockerize.io/guides/python-django-guide, https://hedonhermdev.github.io/posts/django-on-docker/, https://hub.docker.com/_/django, https://pythonru.com/uroki/docker-django, https://www.docker.com/blog/how-to-dockerize-django-app/, https://www.geeksforgeeks.org/how-to-dockerize-django-application-for-production-deployement-with-gunicorn-and-nginx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имеры</text:p>
          </table:table-cell>
          <table:table-cell office:value-type="string" calcext:value-type="string">
            <text:p>django примеры (3)</text:p>
          </table:table-cell>
          <table:table-cell office:value-type="float" office:value="468" calcext:value-type="float">
            <text:p>468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ist.ru/11-proektov-na-django-dlya-nachinayushhih/, https://www.softformance.com/blog/19-django-apps/, https://www.techgeekbuzz.com/blog/django-projects/, https://proglib.io/p/django-s-nulya-chast-1-pishem-mnogopolzovatelskiy-blog-dlya-kluba-lyubiteley-zadach-python-2022-06-06, https://pythonru.com/baza-znanij/realnye-sajty-na-django, https://tr-page.yandex.ru/translate?lang=en-ru&amp;url=https%3A%2F%2Fwww.geeksforgeeks.org%2Fdjango-projects%2F, https://www.monocubed.com/blog/django-website-examp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айт на django примеры</text:p>
          </table:table-cell>
          <table:table-cell office:value-type="string" calcext:value-type="string">
            <text:p>django примеры (3)</text:p>
          </table:table-cell>
          <table:table-cell office:value-type="float" office:value="27" calcext:value-type="float">
            <text:p>27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ist.ru/11-proektov-na-django-dlya-nachinayushhih/, https://www.softformance.com/blog/19-django-apps/, https://www.techgeekbuzz.com/blog/django-projects/, https://proglib.io/p/django-s-nulya-chast-1-pishem-mnogopolzovatelskiy-blog-dlya-kluba-lyubiteley-zadach-python-2022-06-06, https://pythonru.com/baza-znanij/realnye-sajty-na-django, https://tr-page.yandex.ru/translate?lang=en-ru&amp;url=https%3A%2F%2Fwww.geeksforgeeks.org%2Fdjango-projects%2F, https://www.monocubed.com/blog/django-website-examp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иложение примеры</text:p>
          </table:table-cell>
          <table:table-cell office:value-type="string" calcext:value-type="string">
            <text:p>django примеры (3)</text:p>
          </table:table-cell>
          <table:table-cell office:value-type="float" office:value="16" calcext:value-type="float">
            <text:p>16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ist.ru/11-proektov-na-django-dlya-nachinayushhih/, https://www.softformance.com/blog/19-django-apps/, https://www.techgeekbuzz.com/blog/django-projects/, https://proglib.io/p/django-s-nulya-chast-1-pishem-mnogopolzovatelskiy-blog-dlya-kluba-lyubiteley-zadach-python-2022-06-06, https://pythonru.com/baza-znanij/realnye-sajty-na-django, https://tr-page.yandex.ru/translate?lang=en-ru&amp;url=https%3A%2F%2Fwww.geeksforgeeks.org%2Fdjango-projects%2F, https://www.monocubed.com/blog/django-website-examp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tatic</text:p>
          </table:table-cell>
          <table:table-cell office:value-type="string" calcext:value-type="string">
            <text:p>django static (9)</text:p>
          </table:table-cell>
          <table:table-cell office:value-type="float" office:value="329" calcext:value-type="float">
            <text:p>329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RU7JGsLJTs27prJ, https://metanit.com/python/django/2.2.php, https://learndjango.com/tutorials/django-static-files, https://docs.djangoproject.com/en/5.2/howto/static-files/, https://www.w3schools.com/django/django_add_static_files.php, https://pythonru.com/uroki/django-static, https://javarush.com/quests/lectures/ru.javarush.python.django.lecture.level02.lecture07, https://www.sitepoint.com/managing-static-files-in-django-a-comprehensive-guide/, https://www.geeksforgeeks.org/django-static-file/, https://habr.com/ru/companies/yandex_praktikum/articles/755470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tatic files</text:p>
          </table:table-cell>
          <table:table-cell office:value-type="string" calcext:value-type="string">
            <text:p>django static (9)</text:p>
          </table:table-cell>
          <table:table-cell office:value-type="float" office:value="62" calcext:value-type="float">
            <text:p>62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RU7JGsLJTs27prJ, https://metanit.com/python/django/2.2.php, https://learndjango.com/tutorials/django-static-files, https://docs.djangoproject.com/en/5.2/howto/static-files/, https://www.w3schools.com/django/django_add_static_files.php, https://pythonru.com/uroki/django-static, https://javarush.com/quests/lectures/ru.javarush.python.django.lecture.level02.lecture07, https://www.sitepoint.com/managing-static-files-in-django-a-comprehensive-guide/, https://www.geeksforgeeks.org/django-static-file/, https://habr.com/ru/companies/yandex_praktikum/articles/755470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татические файлы</text:p>
          </table:table-cell>
          <table:table-cell office:value-type="string" calcext:value-type="string">
            <text:p>django static (9)</text:p>
          </table:table-cell>
          <table:table-cell office:value-type="float" office:value="27" calcext:value-type="float">
            <text:p>27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RU7JGsLJTs27prJ, https://metanit.com/python/django/2.2.php, https://learndjango.com/tutorials/django-static-files, https://docs.djangoproject.com/en/5.2/howto/static-files/, https://www.w3schools.com/django/django_add_static_files.php, https://pythonru.com/uroki/django-static, https://javarush.com/quests/lectures/ru.javarush.python.django.lecture.level02.lecture07, https://www.sitepoint.com/managing-static-files-in-django-a-comprehensive-guide/, https://www.geeksforgeeks.org/django-static-file/, https://habr.com/ru/companies/yandex_praktikum/articles/755470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taticfiles</text:p>
          </table:table-cell>
          <table:table-cell office:value-type="string" calcext:value-type="string">
            <text:p>django static (9)</text:p>
          </table:table-cell>
          <table:table-cell office:value-type="float" office:value="23" calcext:value-type="float">
            <text:p>23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RU7JGsLJTs27prJ, https://metanit.com/python/django/2.2.php, https://learndjango.com/tutorials/django-static-files, https://docs.djangoproject.com/en/5.2/howto/static-files/, https://www.w3schools.com/django/django_add_static_files.php, https://pythonru.com/uroki/django-static, https://javarush.com/quests/lectures/ru.javarush.python.django.lecture.level02.lecture07, https://www.sitepoint.com/managing-static-files-in-django-a-comprehensive-guide/, https://www.geeksforgeeks.org/django-static-file/, https://habr.com/ru/companies/yandex_praktikum/articles/755470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tic файлы django</text:p>
          </table:table-cell>
          <table:table-cell office:value-type="string" calcext:value-type="string">
            <text:p>django static (9)</text:p>
          </table:table-cell>
          <table:table-cell office:value-type="float" office:value="21" calcext:value-type="float">
            <text:p>21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RU7JGsLJTs27prJ, https://metanit.com/python/django/2.2.php, https://learndjango.com/tutorials/django-static-files, https://docs.djangoproject.com/en/5.2/howto/static-files/, https://www.w3schools.com/django/django_add_static_files.php, https://pythonru.com/uroki/django-static, https://javarush.com/quests/lectures/ru.javarush.python.django.lecture.level02.lecture07, https://www.sitepoint.com/managing-static-files-in-django-a-comprehensive-guide/, https://www.geeksforgeeks.org/django-static-file/, https://habr.com/ru/companies/yandex_praktikum/articles/755470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tatic url</text:p>
          </table:table-cell>
          <table:table-cell office:value-type="string" calcext:value-type="string">
            <text:p>django static (9)</text:p>
          </table:table-cell>
          <table:table-cell office:value-type="float" office:value="15" calcext:value-type="float">
            <text:p>15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RU7JGsLJTs27prJ, https://metanit.com/python/django/2.2.php, https://learndjango.com/tutorials/django-static-files, https://docs.djangoproject.com/en/5.2/howto/static-files/, https://www.w3schools.com/django/django_add_static_files.php, https://pythonru.com/uroki/django-static, https://javarush.com/quests/lectures/ru.javarush.python.django.lecture.level02.lecture07, https://www.sitepoint.com/managing-static-files-in-django-a-comprehensive-guide/, https://www.geeksforgeeks.org/django-static-file/, https://habr.com/ru/companies/yandex_praktikum/articles/755470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oad static</text:p>
          </table:table-cell>
          <table:table-cell office:value-type="string" calcext:value-type="string">
            <text:p>django static (9)</text:p>
          </table:table-cell>
          <table:table-cell office:value-type="float" office:value="13" calcext:value-type="float">
            <text:p>13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RU7JGsLJTs27prJ, https://metanit.com/python/django/2.2.php, https://learndjango.com/tutorials/django-static-files, https://docs.djangoproject.com/en/5.2/howto/static-files/, https://www.w3schools.com/django/django_add_static_files.php, https://pythonru.com/uroki/django-static, https://javarush.com/quests/lectures/ru.javarush.python.django.lecture.level02.lecture07, https://www.sitepoint.com/managing-static-files-in-django-a-comprehensive-guide/, https://www.geeksforgeeks.org/django-static-file/, https://habr.com/ru/companies/yandex_praktikum/articles/755470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апка static django</text:p>
          </table:table-cell>
          <table:table-cell office:value-type="string" calcext:value-type="string">
            <text:p>django static (9)</text:p>
          </table:table-cell>
          <table:table-cell office:value-type="float" office:value="10" calcext:value-type="float">
            <text:p>1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RU7JGsLJTs27prJ, https://metanit.com/python/django/2.2.php, https://learndjango.com/tutorials/django-static-files, https://docs.djangoproject.com/en/5.2/howto/static-files/, https://www.w3schools.com/django/django_add_static_files.php, https://pythonru.com/uroki/django-static, https://javarush.com/quests/lectures/ru.javarush.python.django.lecture.level02.lecture07, https://www.sitepoint.com/managing-static-files-in-django-a-comprehensive-guide/, https://www.geeksforgeeks.org/django-static-file/, https://habr.com/ru/companies/yandex_praktikum/articles/755470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tatic settings</text:p>
          </table:table-cell>
          <table:table-cell office:value-type="string" calcext:value-type="string">
            <text:p>django static (9)</text:p>
          </table:table-cell>
          <table:table-cell office:value-type="float" office:value="9" calcext:value-type="float">
            <text:p>9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RU7JGsLJTs27prJ, https://metanit.com/python/django/2.2.php, https://learndjango.com/tutorials/django-static-files, https://docs.djangoproject.com/en/5.2/howto/static-files/, https://www.w3schools.com/django/django_add_static_files.php, https://pythonru.com/uroki/django-static, https://javarush.com/quests/lectures/ru.javarush.python.django.lecture.level02.lecture07, https://www.sitepoint.com/managing-static-files-in-django-a-comprehensive-guide/, https://www.geeksforgeeks.org/django-static-file/, https://habr.com/ru/companies/yandex_praktikum/articles/755470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iews</text:p>
          </table:table-cell>
          <table:table-cell office:value-type="string" calcext:value-type="string">
            <text:p>django views (4)</text:p>
          </table:table-cell>
          <table:table-cell office:value-type="float" office:value="471" calcext:value-type="float">
            <text:p>471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.hexlet.io/courses/python-django-basics/lessons/views/theory_unit, https://vc.ru/u/818117-viktor-oblomov/612764-django-predstavleniya-na-osnove-klassov-cbv-protiv-predstavlenii-na-osnove-funkcii-fbv, https://devprac.ru/%D0%BF%D1%80%D0%B5%D0%B4%D1%81%D1%82%D0%B0%D0%B2%D0%BB%D0%B5%D0%BD%D0%B8%D1%8F-%D1%84%D1%83%D0%BD%D0%BA%D1%86%D0%B8%D0%B8-view-functions-%D0%B2-django-2023/, https://habr.com/ru/articles/568198/, https://blog.jetbrains.com/pycharm/2025/01/django-views/, https://docs.djangoproject.com/en/5.1/topics/http/views/, https://proproprogs.ru/django4/django4-vvedenie-v-cbv-class-based-views-klassy-view-i-templateview, https://pythonguides.com/create-a-function-based-view-in-django/, https://www.geeksforgeeks.org/views-in-django-python/, https://www.scaler.com/topics/django/django-view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iew функция django</text:p>
          </table:table-cell>
          <table:table-cell office:value-type="string" calcext:value-type="string">
            <text:p>django views (4)</text:p>
          </table:table-cell>
          <table:table-cell office:value-type="float" office:value="12" calcext:value-type="float">
            <text:p>12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.hexlet.io/courses/python-django-basics/lessons/views/theory_unit, https://vc.ru/u/818117-viktor-oblomov/612764-django-predstavleniya-na-osnove-klassov-cbv-protiv-predstavlenii-na-osnove-funkcii-fbv, https://devprac.ru/%D0%BF%D1%80%D0%B5%D0%B4%D1%81%D1%82%D0%B0%D0%B2%D0%BB%D0%B5%D0%BD%D0%B8%D1%8F-%D1%84%D1%83%D0%BD%D0%BA%D1%86%D0%B8%D0%B8-view-functions-%D0%B2-django-2023/, https://habr.com/ru/articles/568198/, https://blog.jetbrains.com/pycharm/2025/01/django-views/, https://docs.djangoproject.com/en/5.1/topics/http/views/, https://proproprogs.ru/django4/django4-vvedenie-v-cbv-class-based-views-klassy-view-i-templateview, https://pythonguides.com/create-a-function-based-view-in-django/, https://www.geeksforgeeks.org/views-in-django-python/, https://www.scaler.com/topics/django/django-view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iews function</text:p>
          </table:table-cell>
          <table:table-cell office:value-type="string" calcext:value-type="string">
            <text:p>django views (4)</text:p>
          </table:table-cell>
          <table:table-cell office:value-type="float" office:value="10" calcext:value-type="float">
            <text:p>1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.hexlet.io/courses/python-django-basics/lessons/views/theory_unit, https://vc.ru/u/818117-viktor-oblomov/612764-django-predstavleniya-na-osnove-klassov-cbv-protiv-predstavlenii-na-osnove-funkcii-fbv, https://devprac.ru/%D0%BF%D1%80%D0%B5%D0%B4%D1%81%D1%82%D0%B0%D0%B2%D0%BB%D0%B5%D0%BD%D0%B8%D1%8F-%D1%84%D1%83%D0%BD%D0%BA%D1%86%D0%B8%D0%B8-view-functions-%D0%B2-django-2023/, https://habr.com/ru/articles/568198/, https://blog.jetbrains.com/pycharm/2025/01/django-views/, https://docs.djangoproject.com/en/5.1/topics/http/views/, https://proproprogs.ru/django4/django4-vvedenie-v-cbv-class-based-views-klassy-view-i-templateview, https://pythonguides.com/create-a-function-based-view-in-django/, https://www.geeksforgeeks.org/views-in-django-python/, https://www.scaler.com/topics/django/django-view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функции представления django</text:p>
          </table:table-cell>
          <table:table-cell office:value-type="string" calcext:value-type="string">
            <text:p>django views (4)</text:p>
          </table:table-cell>
          <table:table-cell office:value-type="float" office:value="6" calcext:value-type="float">
            <text:p>6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.hexlet.io/courses/python-django-basics/lessons/views/theory_unit, https://vc.ru/u/818117-viktor-oblomov/612764-django-predstavleniya-na-osnove-klassov-cbv-protiv-predstavlenii-na-osnove-funkcii-fbv, https://devprac.ru/%D0%BF%D1%80%D0%B5%D0%B4%D1%81%D1%82%D0%B0%D0%B2%D0%BB%D0%B5%D0%BD%D0%B8%D1%8F-%D1%84%D1%83%D0%BD%D0%BA%D1%86%D0%B8%D0%B8-view-functions-%D0%B2-django-2023/, https://habr.com/ru/articles/568198/, https://blog.jetbrains.com/pycharm/2025/01/django-views/, https://docs.djangoproject.com/en/5.1/topics/http/views/, https://proproprogs.ru/django4/django4-vvedenie-v-cbv-class-based-views-klassy-view-i-templateview, https://pythonguides.com/create-a-function-based-view-in-django/, https://www.geeksforgeeks.org/views-in-django-python/, https://www.scaler.com/topics/django/django-view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le</text:p>
          </table:table-cell>
          <table:table-cell office:value-type="string" calcext:value-type="string">
            <text:p>django file (4)</text:p>
          </table:table-cell>
          <table:table-cell office:value-type="float" office:value="388" calcext:value-type="float">
            <text:p>388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file-upload/, https://www.codeunderscored.com/upload-files-django/, https://dev.to/emiloju/how-to-handle-media-uploads-in-django-1kpc, https://docs.djangoproject.com/en/5.2/topics/http/file-uploads/, https://nuancesprog.ru/p/15641/, https://ordinarycoders.com/blog/article/django-file-image-uploads, https://proproprogs.ru/django4/django4-zagruzka-upload-faylov-na-server-klassy-filefield-i-imagefield, https://pythonguides.com/django-app-upload-files/, https://uproger.com/zagruzka-fajlov-s-pomoshhyu-django/, https://www.almabetter.com/bytes/tutorials/django/django-file-uploa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pload</text:p>
          </table:table-cell>
          <table:table-cell office:value-type="string" calcext:value-type="string">
            <text:p>django file (4)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file-upload/, https://www.codeunderscored.com/upload-files-django/, https://dev.to/emiloju/how-to-handle-media-uploads-in-django-1kpc, https://docs.djangoproject.com/en/5.2/topics/http/file-uploads/, https://nuancesprog.ru/p/15641/, https://ordinarycoders.com/blog/article/django-file-image-uploads, https://proproprogs.ru/django4/django4-zagruzka-upload-faylov-na-server-klassy-filefield-i-imagefield, https://pythonguides.com/django-app-upload-files/, https://uproger.com/zagruzka-fajlov-s-pomoshhyu-django/, https://www.almabetter.com/bytes/tutorials/django/django-file-uploa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pload files django</text:p>
          </table:table-cell>
          <table:table-cell office:value-type="string" calcext:value-type="string">
            <text:p>django file (4)</text:p>
          </table:table-cell>
          <table:table-cell office:value-type="float" office:value="33" calcext:value-type="float">
            <text:p>33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file-upload/, https://www.codeunderscored.com/upload-files-django/, https://dev.to/emiloju/how-to-handle-media-uploads-in-django-1kpc, https://docs.djangoproject.com/en/5.2/topics/http/file-uploads/, https://nuancesprog.ru/p/15641/, https://ordinarycoders.com/blog/article/django-file-image-uploads, https://proproprogs.ru/django4/django4-zagruzka-upload-faylov-na-server-klassy-filefield-i-imagefield, https://pythonguides.com/django-app-upload-files/, https://uproger.com/zagruzka-fajlov-s-pomoshhyu-django/, https://www.almabetter.com/bytes/tutorials/django/django-file-uploa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 file</text:p>
          </table:table-cell>
          <table:table-cell office:value-type="string" calcext:value-type="string">
            <text:p>django file (4)</text:p>
          </table:table-cell>
          <table:table-cell office:value-type="float" office:value="15" calcext:value-type="float">
            <text:p>15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file-upload/, https://www.codeunderscored.com/upload-files-django/, https://dev.to/emiloju/how-to-handle-media-uploads-in-django-1kpc, https://docs.djangoproject.com/en/5.2/topics/http/file-uploads/, https://nuancesprog.ru/p/15641/, https://ordinarycoders.com/blog/article/django-file-image-uploads, https://proproprogs.ru/django4/django4-zagruzka-upload-faylov-na-server-klassy-filefield-i-imagefield, https://pythonguides.com/django-app-upload-files/, https://uproger.com/zagruzka-fajlov-s-pomoshhyu-django/, https://www.almabetter.com/bytes/tutorials/django/django-file-uploa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ocker nginx</text:p>
          </table:table-cell>
          <table:table-cell office:value-type="string" calcext:value-type="string">
            <text:p>django docker nginx (3)</text:p>
          </table:table-cell>
          <table:table-cell office:value-type="float" office:value="161" calcext:value-type="float">
            <text:p>161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docker-django-nginx-gunicorn/16491, https://forum.djangoproject.com/t/serving-django-static-files-in-nginx-docker/33969, https://github.com/testdrivenio/django-on-docker, https://medium.com/@akshatgadodia/deploying-a-django-application-with-docker-nginx-and-certbot-eaf576463f19, https://medium.com/@nandagopal05/deploy-django-project-with-nginx-gunicorn-docker-to-production-b4368a2fefff, https://testdriven.io/blog/dockerizing-django-with-postgres-gunicorn-and-nginx/, https://www.codingforentrepreneurs.com/blog/django-gunicorn-nginx-docker, https://www.reddit.com/r/docker/comments/tqz9bo/looking_for_advice_on_how_to_deploy_a_django/, https://www.digitalocean.com/community/tutorials/how-to-set-up-django-with-postgres-nginx-and-gunicorn-on-ubunt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ker django nginx</text:p>
          </table:table-cell>
          <table:table-cell office:value-type="string" calcext:value-type="string">
            <text:p>django docker nginx (3)</text:p>
          </table:table-cell>
          <table:table-cell office:value-type="float" office:value="161" calcext:value-type="float">
            <text:p>161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docker-django-nginx-gunicorn/16491, https://forum.djangoproject.com/t/serving-django-static-files-in-nginx-docker/33969, https://github.com/testdrivenio/django-on-docker, https://medium.com/@akshatgadodia/deploying-a-django-application-with-docker-nginx-and-certbot-eaf576463f19, https://medium.com/@nandagopal05/deploy-django-project-with-nginx-gunicorn-docker-to-production-b4368a2fefff, https://testdriven.io/blog/dockerizing-django-with-postgres-gunicorn-and-nginx/, https://www.codingforentrepreneurs.com/blog/django-gunicorn-nginx-docker, https://www.reddit.com/r/docker/comments/tqz9bo/looking_for_advice_on_how_to_deploy_a_django/, https://www.digitalocean.com/community/tutorials/how-to-set-up-django-with-postgres-nginx-and-gunicorn-on-ubunt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ker nginx django</text:p>
          </table:table-cell>
          <table:table-cell office:value-type="string" calcext:value-type="string">
            <text:p>django docker nginx (3)</text:p>
          </table:table-cell>
          <table:table-cell office:value-type="float" office:value="161" calcext:value-type="float">
            <text:p>161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docker-django-nginx-gunicorn/16491, https://forum.djangoproject.com/t/serving-django-static-files-in-nginx-docker/33969, https://github.com/testdrivenio/django-on-docker, https://medium.com/@akshatgadodia/deploying-a-django-application-with-docker-nginx-and-certbot-eaf576463f19, https://medium.com/@nandagopal05/deploy-django-project-with-nginx-gunicorn-docker-to-production-b4368a2fefff, https://testdriven.io/blog/dockerizing-django-with-postgres-gunicorn-and-nginx/, https://www.codingforentrepreneurs.com/blog/django-gunicorn-nginx-docker, https://www.reddit.com/r/docker/comments/tqz9bo/looking_for_advice_on_how_to_deploy_a_django/, https://www.digitalocean.com/community/tutorials/how-to-set-up-django-with-postgres-nginx-and-gunicorn-on-ubunt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5</text:p>
          </table:table-cell>
          <table:table-cell office:value-type="string" calcext:value-type="string">
            <text:p>django 5 (2)</text:p>
          </table:table-cell>
          <table:table-cell office:value-type="float" office:value="463" calcext:value-type="float">
            <text:p>463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leases/5.0/, https://habr.com/ru/news/778430/, https://pressanybutton.ru/post/django/spisok-izmenenij-django-50-na-russkom-yazyke/, https://pypi.org/project/Django/, https://skillbox.ru/media/code/sostoyalsya-reliz-vebfreymvorka-django-5-0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5 python</text:p>
          </table:table-cell>
          <table:table-cell office:value-type="string" calcext:value-type="string">
            <text:p>django 5 (2)</text:p>
          </table:table-cell>
          <table:table-cell office:value-type="float" office:value="19" calcext:value-type="float">
            <text:p>19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leases/5.0/, https://habr.com/ru/news/778430/, https://pressanybutton.ru/post/django/spisok-izmenenij-django-50-na-russkom-yazyke/, https://pypi.org/project/Django/, https://skillbox.ru/media/code/sostoyalsya-reliz-vebfreymvorka-django-5-0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качать</text:p>
          </table:table-cell>
          <table:table-cell office:value-type="string" calcext:value-type="string">
            <text:p>django скачать (5)</text:p>
          </table:table-cell>
          <table:table-cell office:value-type="float" office:value="332" calcext:value-type="float">
            <text:p>332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project.com/download/, https://pypi.org/project/Django/, https://www.programink.com/django-tutorial/django-download-install.html, https://softdroids.com/7746-django.html, https://www.learnvern.com/python-tutorial-django/download-and-install-django, https://github.com/django/django, https://www.decodejava.com/how-to-install-and-download-django-framework.htm, https://www.gyata.ai/django/django-framework-download, https://django.readthedocs.io/en/stable/howto/windows.html, https://piwheels.org/project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скачать</text:p>
          </table:table-cell>
          <table:table-cell office:value-type="string" calcext:value-type="string">
            <text:p>django скачать (5)</text:p>
          </table:table-cell>
          <table:table-cell office:value-type="float" office:value="63" calcext:value-type="float">
            <text:p>63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project.com/download/, https://pypi.org/project/Django/, https://www.programink.com/django-tutorial/django-download-install.html, https://softdroids.com/7746-django.html, https://www.learnvern.com/python-tutorial-django/download-and-install-django, https://github.com/django/django, https://www.decodejava.com/how-to-install-and-download-django-framework.htm, https://www.gyata.ai/django/django-framework-download, https://django.readthedocs.io/en/stable/howto/windows.html, https://piwheels.org/project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качать django на русском</text:p>
          </table:table-cell>
          <table:table-cell office:value-type="string" calcext:value-type="string">
            <text:p>django скачать (5)</text:p>
          </table:table-cell>
          <table:table-cell office:value-type="float" office:value="32" calcext:value-type="float">
            <text:p>32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project.com/download/, https://pypi.org/project/Django/, https://www.programink.com/django-tutorial/django-download-install.html, https://softdroids.com/7746-django.html, https://www.learnvern.com/python-tutorial-django/download-and-install-django, https://github.com/django/django, https://www.decodejava.com/how-to-install-and-download-django-framework.htm, https://www.gyata.ai/django/django-framework-download, https://django.readthedocs.io/en/stable/howto/windows.html, https://piwheels.org/project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ownload</text:p>
          </table:table-cell>
          <table:table-cell office:value-type="string" calcext:value-type="string">
            <text:p>django скачать (5)</text:p>
          </table:table-cell>
          <table:table-cell office:value-type="float" office:value="26" calcext:value-type="float">
            <text:p>26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project.com/download/, https://pypi.org/project/Django/, https://www.programink.com/django-tutorial/django-download-install.html, https://softdroids.com/7746-django.html, https://www.learnvern.com/python-tutorial-django/download-and-install-django, https://github.com/django/django, https://www.decodejava.com/how-to-install-and-download-django-framework.htm, https://www.gyata.ai/django/django-framework-download, https://django.readthedocs.io/en/stable/howto/windows.html, https://piwheels.org/project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качать бесплатно</text:p>
          </table:table-cell>
          <table:table-cell office:value-type="string" calcext:value-type="string">
            <text:p>django скачать (5)</text:p>
          </table:table-cell>
          <table:table-cell office:value-type="float" office:value="20" calcext:value-type="float">
            <text:p>20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project.com/download/, https://pypi.org/project/Django/, https://www.programink.com/django-tutorial/django-download-install.html, https://softdroids.com/7746-django.html, https://www.learnvern.com/python-tutorial-django/download-and-install-django, https://github.com/django/django, https://www.decodejava.com/how-to-install-and-download-django-framework.htm, https://www.gyata.ai/django/django-framework-download, https://django.readthedocs.io/en/stable/howto/windows.html, https://piwheels.org/project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еле django</text:p>
          </table:table-cell>
          <table:table-cell office:value-type="string" calcext:value-type="string">
            <text:p>меле django (5)</text:p>
          </table:table-cell>
          <table:table-cell office:value-type="float" office:value="132" calcext:value-type="float">
            <text:p>132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wall-192648009_921, https://www.litres.ru/book/antonio-mele/django-2-v-primerah-48411199/, https://www.wildberries.ru/catalog/13026203/detail.aspx, https://www.ozon.ru/category/django-v-primerah/, https://market.yandex.ru/product--mele-a-django-2-v-primerakh/1781360515?sku=781954346, https://dmkpress.com/catalog/computer/web/978-5-93700-259-4/, https://book24.ru/product/django-2-v-primerakh-6151841/, https://books.google.ru/books?id=gDa6DwAAQBAJ&amp;hl=ru, https://codelibs.ru/django-4-v-primerakh/, https://github.com/PacktPublishing/Django-2-by-Examp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в примерах антонио меле</text:p>
          </table:table-cell>
          <table:table-cell office:value-type="string" calcext:value-type="string">
            <text:p>меле django (5)</text:p>
          </table:table-cell>
          <table:table-cell office:value-type="float" office:value="131" calcext:value-type="float">
            <text:p>131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wall-192648009_921, https://www.litres.ru/book/antonio-mele/django-2-v-primerah-48411199/, https://www.wildberries.ru/catalog/13026203/detail.aspx, https://www.ozon.ru/category/django-v-primerah/, https://market.yandex.ru/product--mele-a-django-2-v-primerakh/1781360515?sku=781954346, https://dmkpress.com/catalog/computer/web/978-5-93700-259-4/, https://book24.ru/product/django-2-v-primerakh-6151841/, https://books.google.ru/books?id=gDa6DwAAQBAJ&amp;hl=ru, https://codelibs.ru/django-4-v-primerakh/, https://github.com/PacktPublishing/Django-2-by-Examp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в примерах меле</text:p>
          </table:table-cell>
          <table:table-cell office:value-type="string" calcext:value-type="string">
            <text:p>меле django (5)</text:p>
          </table:table-cell>
          <table:table-cell office:value-type="float" office:value="131" calcext:value-type="float">
            <text:p>131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wall-192648009_921, https://www.litres.ru/book/antonio-mele/django-2-v-primerah-48411199/, https://www.wildberries.ru/catalog/13026203/detail.aspx, https://www.ozon.ru/category/django-v-primerah/, https://market.yandex.ru/product--mele-a-django-2-v-primerakh/1781360515?sku=781954346, https://dmkpress.com/catalog/computer/web/978-5-93700-259-4/, https://book24.ru/product/django-2-v-primerakh-6151841/, https://books.google.ru/books?id=gDa6DwAAQBAJ&amp;hl=ru, https://codelibs.ru/django-4-v-primerakh/, https://github.com/PacktPublishing/Django-2-by-Examp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2 в примерах</text:p>
          </table:table-cell>
          <table:table-cell office:value-type="string" calcext:value-type="string">
            <text:p>меле django (5)</text:p>
          </table:table-cell>
          <table:table-cell office:value-type="float" office:value="62" calcext:value-type="float">
            <text:p>62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wall-192648009_921, https://www.litres.ru/book/antonio-mele/django-2-v-primerah-48411199/, https://www.wildberries.ru/catalog/13026203/detail.aspx, https://www.ozon.ru/category/django-v-primerah/, https://market.yandex.ru/product--mele-a-django-2-v-primerakh/1781360515?sku=781954346, https://dmkpress.com/catalog/computer/web/978-5-93700-259-4/, https://book24.ru/product/django-2-v-primerakh-6151841/, https://books.google.ru/books?id=gDa6DwAAQBAJ&amp;hl=ru, https://codelibs.ru/django-4-v-primerakh/, https://github.com/PacktPublishing/Django-2-by-Examp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в примерах книга</text:p>
          </table:table-cell>
          <table:table-cell office:value-type="string" calcext:value-type="string">
            <text:p>меле django (5)</text:p>
          </table:table-cell>
          <table:table-cell office:value-type="float" office:value="13" calcext:value-type="float">
            <text:p>13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wall-192648009_921, https://www.litres.ru/book/antonio-mele/django-2-v-primerah-48411199/, https://www.wildberries.ru/catalog/13026203/detail.aspx, https://www.ozon.ru/category/django-v-primerah/, https://market.yandex.ru/product--mele-a-django-2-v-primerakh/1781360515?sku=781954346, https://dmkpress.com/catalog/computer/web/978-5-93700-259-4/, https://book24.ru/product/django-2-v-primerakh-6151841/, https://books.google.ru/books?id=gDa6DwAAQBAJ&amp;hl=ru, https://codelibs.ru/django-4-v-primerakh/, https://github.com/PacktPublishing/Django-2-by-Examp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</text:p>
          </table:table-cell>
          <table:table-cell office:value-type="string" calcext:value-type="string">
            <text:p>django orm (3)</text:p>
          </table:table-cell>
          <table:table-cell office:value-type="float" office:value="430" calcext:value-type="float">
            <text:p>430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2-orm-i-osnovy-raboty-s-bazami-dannyh-2024-01-29, https://proproprogs.ru/django/osnovy-orm-django-za-chas, https://web-100.ru/django-orm/, https://betterstack.com/community/guides/scaling-python/django-orm-intro/, https://habr.com/ru/articles/503526/, https://re-py-course.vercel.app/django/orm, https://ru.hexlet.io/courses/python-django-orm/lessons/concepts/theory_un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orm</text:p>
          </table:table-cell>
          <table:table-cell office:value-type="string" calcext:value-type="string">
            <text:p>django orm (3)</text:p>
          </table:table-cell>
          <table:table-cell office:value-type="float" office:value="17" calcext:value-type="float">
            <text:p>17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2-orm-i-osnovy-raboty-s-bazami-dannyh-2024-01-29, https://proproprogs.ru/django/osnovy-orm-django-za-chas, https://web-100.ru/django-orm/, https://betterstack.com/community/guides/scaling-python/django-orm-intro/, https://habr.com/ru/articles/503526/, https://re-py-course.vercel.app/django/orm, https://ru.hexlet.io/courses/python-django-orm/lessons/concepts/theory_un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работа с orm django</text:p>
          </table:table-cell>
          <table:table-cell office:value-type="string" calcext:value-type="string">
            <text:p>django orm (3)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2-orm-i-osnovy-raboty-s-bazami-dannyh-2024-01-29, https://proproprogs.ru/django/osnovy-orm-django-za-chas, https://web-100.ru/django-orm/, https://betterstack.com/community/guides/scaling-python/django-orm-intro/, https://habr.com/ru/articles/503526/, https://re-py-course.vercel.app/django/orm, https://ru.hexlet.io/courses/python-django-orm/lessons/concepts/theory_un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pi</text:p>
          </table:table-cell>
          <table:table-cell office:value-type="string" calcext:value-type="string">
            <text:p>django api (5)</text:p>
          </table:table-cell>
          <table:table-cell office:value-type="float" office:value="277" calcext:value-type="float">
            <text:p>277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logrocket.com/django-rest-framework-create-api/, https://habr.com/ru/companies/amvera/articles/856798/, https://sky.pro/media/kak-sozdat-rest-api-na-django/, https://www.geeksforgeeks.org/django-rest-api-crud-with-drf/, https://www.django-rest-framework.org/, https://dev.to/joshuamdeguzman/definitive-guide-developing-restful-apis-using-python-django-and-drf-2h7e, https://pythonru.com/uroki/django-rest-api, https://stackabuse.com/creating-a-rest-api-in-python-with-django/, https://blog.jetbrains.com/pycharm/2023/09/building-apis-with-django-rest-framework/, https://javarush.com/quests/lectures/ru.javarush.python.django.lecture.level16.lecture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api</text:p>
          </table:table-cell>
          <table:table-cell office:value-type="string" calcext:value-type="string">
            <text:p>django api (5)</text:p>
          </table:table-cell>
          <table:table-cell office:value-type="float" office:value="99" calcext:value-type="float">
            <text:p>99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logrocket.com/django-rest-framework-create-api/, https://habr.com/ru/companies/amvera/articles/856798/, https://sky.pro/media/kak-sozdat-rest-api-na-django/, https://www.geeksforgeeks.org/django-rest-api-crud-with-drf/, https://www.django-rest-framework.org/, https://dev.to/joshuamdeguzman/definitive-guide-developing-restful-apis-using-python-django-and-drf-2h7e, https://pythonru.com/uroki/django-rest-api, https://stackabuse.com/creating-a-rest-api-in-python-with-django/, https://blog.jetbrains.com/pycharm/2023/09/building-apis-with-django-rest-framework/, https://javarush.com/quests/lectures/ru.javarush.python.django.lecture.level16.lecture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api</text:p>
          </table:table-cell>
          <table:table-cell office:value-type="string" calcext:value-type="string">
            <text:p>django api (5)</text:p>
          </table:table-cell>
          <table:table-cell office:value-type="float" office:value="39" calcext:value-type="float">
            <text:p>39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logrocket.com/django-rest-framework-create-api/, https://habr.com/ru/companies/amvera/articles/856798/, https://sky.pro/media/kak-sozdat-rest-api-na-django/, https://www.geeksforgeeks.org/django-rest-api-crud-with-drf/, https://www.django-rest-framework.org/, https://dev.to/joshuamdeguzman/definitive-guide-developing-restful-apis-using-python-django-and-drf-2h7e, https://pythonru.com/uroki/django-rest-api, https://stackabuse.com/creating-a-rest-api-in-python-with-django/, https://blog.jetbrains.com/pycharm/2023/09/building-apis-with-django-rest-framework/, https://javarush.com/quests/lectures/ru.javarush.python.django.lecture.level16.lecture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api framework</text:p>
          </table:table-cell>
          <table:table-cell office:value-type="string" calcext:value-type="string">
            <text:p>django api (5)</text:p>
          </table:table-cell>
          <table:table-cell office:value-type="float" office:value="17" calcext:value-type="float">
            <text:p>17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logrocket.com/django-rest-framework-create-api/, https://habr.com/ru/companies/amvera/articles/856798/, https://sky.pro/media/kak-sozdat-rest-api-na-django/, https://www.geeksforgeeks.org/django-rest-api-crud-with-drf/, https://www.django-rest-framework.org/, https://dev.to/joshuamdeguzman/definitive-guide-developing-restful-apis-using-python-django-and-drf-2h7e, https://pythonru.com/uroki/django-rest-api, https://stackabuse.com/creating-a-rest-api-in-python-with-django/, https://blog.jetbrains.com/pycharm/2023/09/building-apis-with-django-rest-framework/, https://javarush.com/quests/lectures/ru.javarush.python.django.lecture.level16.lecture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api django</text:p>
          </table:table-cell>
          <table:table-cell office:value-type="string" calcext:value-type="string">
            <text:p>django api (5)</text:p>
          </table:table-cell>
          <table:table-cell office:value-type="float" office:value="7" calcext:value-type="float">
            <text:p>7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logrocket.com/django-rest-framework-create-api/, https://habr.com/ru/companies/amvera/articles/856798/, https://sky.pro/media/kak-sozdat-rest-api-na-django/, https://www.geeksforgeeks.org/django-rest-api-crud-with-drf/, https://www.django-rest-framework.org/, https://dev.to/joshuamdeguzman/definitive-guide-developing-restful-apis-using-python-django-and-drf-2h7e, https://pythonru.com/uroki/django-rest-api, https://stackabuse.com/creating-a-rest-api-in-python-with-django/, https://blog.jetbrains.com/pycharm/2023/09/building-apis-with-django-rest-framework/, https://javarush.com/quests/lectures/ru.javarush.python.django.lecture.level16.lecture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mport</text:p>
          </table:table-cell>
          <table:table-cell office:value-type="string" calcext:value-type="string">
            <text:p>django import (2)</text:p>
          </table:table-cell>
          <table:table-cell office:value-type="float" office:value="402" calcext:value-type="float">
            <text:p>402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18122/, https://learndjango.com/tutorials/django-best-practices-imports, https://www.reg.ru/blog/shpargalka-po-python-dlya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mport django python</text:p>
          </table:table-cell>
          <table:table-cell office:value-type="string" calcext:value-type="string">
            <text:p>django import (2)</text:p>
          </table:table-cell>
          <table:table-cell office:value-type="float" office:value="29" calcext:value-type="float">
            <text:p>29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18122/, https://learndjango.com/tutorials/django-best-practices-imports, https://www.reg.ru/blog/shpargalka-po-python-dlya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lass</text:p>
          </table:table-cell>
          <table:table-cell office:value-type="string" calcext:value-type="string">
            <text:p>django class (5)</text:p>
          </table:table-cell>
          <table:table-cell office:value-type="float" office:value="233" calcext:value-type="float">
            <text:p>233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568198/, https://proproprogs.ru/django4/django4-vvedenie-v-cbv-class-based-views-klassy-view-i-templateview, https://www.dennisivy.com/django-class-based-views, https://www.mybluelinux.com/mastering-django-class-based-views-django-cbv/, https://www.scaler.com/topics/django/django-class-based-views/, https://vc.ru/u/818117-viktor-oblomov/612764-django-predstavleniya-na-osnove-klassov-cbv-protiv-predstavlenii-na-osnove-funkcii-fbv, https://docs.djangoproject.com/en/5.1/topics/class-based-views/, https://javarush.com/quests/lectures/ru.javarush.python.django.lecture.level04.lecture03, https://www.geeksforgeeks.org/class-based-generic-views-django-create-retrieve-update-dele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lass view</text:p>
          </table:table-cell>
          <table:table-cell office:value-type="string" calcext:value-type="string">
            <text:p>django class (5)</text:p>
          </table:table-cell>
          <table:table-cell office:value-type="float" office:value="57" calcext:value-type="float">
            <text:p>57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568198/, https://proproprogs.ru/django4/django4-vvedenie-v-cbv-class-based-views-klassy-view-i-templateview, https://www.dennisivy.com/django-class-based-views, https://www.mybluelinux.com/mastering-django-class-based-views-django-cbv/, https://www.scaler.com/topics/django/django-class-based-views/, https://vc.ru/u/818117-viktor-oblomov/612764-django-predstavleniya-na-osnove-klassov-cbv-protiv-predstavlenii-na-osnove-funkcii-fbv, https://docs.djangoproject.com/en/5.1/topics/class-based-views/, https://javarush.com/quests/lectures/ru.javarush.python.django.lecture.level04.lecture03, https://www.geeksforgeeks.org/class-based-generic-views-django-create-retrieve-update-dele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lass based</text:p>
          </table:table-cell>
          <table:table-cell office:value-type="string" calcext:value-type="string">
            <text:p>django class (5)</text:p>
          </table:table-cell>
          <table:table-cell office:value-type="float" office:value="51" calcext:value-type="float">
            <text:p>51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568198/, https://proproprogs.ru/django4/django4-vvedenie-v-cbv-class-based-views-klassy-view-i-templateview, https://www.dennisivy.com/django-class-based-views, https://www.mybluelinux.com/mastering-django-class-based-views-django-cbv/, https://www.scaler.com/topics/django/django-class-based-views/, https://vc.ru/u/818117-viktor-oblomov/612764-django-predstavleniya-na-osnove-klassov-cbv-protiv-predstavlenii-na-osnove-funkcii-fbv, https://docs.djangoproject.com/en/5.1/topics/class-based-views/, https://javarush.com/quests/lectures/ru.javarush.python.django.lecture.level04.lecture03, https://www.geeksforgeeks.org/class-based-generic-views-django-create-retrieve-update-dele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ase view</text:p>
          </table:table-cell>
          <table:table-cell office:value-type="string" calcext:value-type="string">
            <text:p>django class (5)</text:p>
          </table:table-cell>
          <table:table-cell office:value-type="float" office:value="47" calcext:value-type="float">
            <text:p>47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568198/, https://proproprogs.ru/django4/django4-vvedenie-v-cbv-class-based-views-klassy-view-i-templateview, https://www.dennisivy.com/django-class-based-views, https://www.mybluelinux.com/mastering-django-class-based-views-django-cbv/, https://www.scaler.com/topics/django/django-class-based-views/, https://vc.ru/u/818117-viktor-oblomov/612764-django-predstavleniya-na-osnove-klassov-cbv-protiv-predstavlenii-na-osnove-funkcii-fbv, https://docs.djangoproject.com/en/5.1/topics/class-based-views/, https://javarush.com/quests/lectures/ru.javarush.python.django.lecture.level04.lecture03, https://www.geeksforgeeks.org/class-based-generic-views-django-create-retrieve-update-dele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lass based views</text:p>
          </table:table-cell>
          <table:table-cell office:value-type="string" calcext:value-type="string">
            <text:p>django class (5)</text:p>
          </table:table-cell>
          <table:table-cell office:value-type="float" office:value="39" calcext:value-type="float">
            <text:p>39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568198/, https://proproprogs.ru/django4/django4-vvedenie-v-cbv-class-based-views-klassy-view-i-templateview, https://www.dennisivy.com/django-class-based-views, https://www.mybluelinux.com/mastering-django-class-based-views-django-cbv/, https://www.scaler.com/topics/django/django-class-based-views/, https://vc.ru/u/818117-viktor-oblomov/612764-django-predstavleniya-na-osnove-klassov-cbv-protiv-predstavlenii-na-osnove-funkcii-fbv, https://docs.djangoproject.com/en/5.1/topics/class-based-views/, https://javarush.com/quests/lectures/ru.javarush.python.django.lecture.level04.lecture03, https://www.geeksforgeeks.org/class-based-generic-views-django-create-retrieve-update-dele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elery</text:p>
          </table:table-cell>
          <table:table-cell office:value-type="string" calcext:value-type="string">
            <text:p>django celery (3)</text:p>
          </table:table-cell>
          <table:table-cell office:value-type="float" office:value="293" calcext:value-type="float">
            <text:p>293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celeryq.dev/en/stable/django/first-steps-with-django.html, https://habr.com/ru/companies/otus/articles/503380/, https://proglib.io/p/django-celery-i-redis-gayd-po-rabote-s-asinhronnymi-zadachami-2022-08-22, https://appliku.com/post/django-celery-tutorial-to-background-tasks/, https://code.tutsplus.com/ru/using-celery-with-django-for-background-task-processing--cms-28732t, https://gitverse.ru/blog/articles/development/542-ispolzovanie-celery-v-django-dlya-razlichnyh-zadach, https://www.geeksforgeeks.org/celery-integration-with-django/, https://www.nickmccullum.com/celery-django-periodic-task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ask</text:p>
          </table:table-cell>
          <table:table-cell office:value-type="string" calcext:value-type="string">
            <text:p>django celery (3)</text:p>
          </table:table-cell>
          <table:table-cell office:value-type="float" office:value="68" calcext:value-type="float">
            <text:p>68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celeryq.dev/en/stable/django/first-steps-with-django.html, https://habr.com/ru/companies/otus/articles/503380/, https://proglib.io/p/django-celery-i-redis-gayd-po-rabote-s-asinhronnymi-zadachami-2022-08-22, https://appliku.com/post/django-celery-tutorial-to-background-tasks/, https://code.tutsplus.com/ru/using-celery-with-django-for-background-task-processing--cms-28732t, https://gitverse.ru/blog/articles/development/542-ispolzovanie-celery-v-django-dlya-razlichnyh-zadach, https://www.geeksforgeeks.org/celery-integration-with-django/, https://www.nickmccullum.com/celery-django-periodic-task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elery task</text:p>
          </table:table-cell>
          <table:table-cell office:value-type="string" calcext:value-type="string">
            <text:p>django celery (3)</text:p>
          </table:table-cell>
          <table:table-cell office:value-type="float" office:value="41" calcext:value-type="float">
            <text:p>41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celeryq.dev/en/stable/django/first-steps-with-django.html, https://habr.com/ru/companies/otus/articles/503380/, https://proglib.io/p/django-celery-i-redis-gayd-po-rabote-s-asinhronnymi-zadachami-2022-08-22, https://appliku.com/post/django-celery-tutorial-to-background-tasks/, https://code.tutsplus.com/ru/using-celery-with-django-for-background-task-processing--cms-28732t, https://gitverse.ru/blog/articles/development/542-ispolzovanie-celery-v-django-dlya-razlichnyh-zadach, https://www.geeksforgeeks.org/celery-integration-with-django/, https://www.nickmccullum.com/celery-django-periodic-task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wagger</text:p>
          </table:table-cell>
          <table:table-cell office:value-type="string" calcext:value-type="string">
            <text:p>django swagger (2)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ihuni/how-to-use-swagger-ui-with-django-4l4a, https://django-rest-swagger.readthedocs.io/, https://drf-yasg.readthedocs.io/en/stable/readme.html, https://episyche.com/blog/how-to-create-django-api-documentation-using-swagger, https://medium.com/@chodvadiyasaurabh/creating-interactive-api-documentation-with-swagger-ui-in-django-53fa9e9898dc, https://medium.com/@ukemeboswilson/creating-swagger-documentation-in-django-rest-framework-a-guide-to-drf-yasg-and-drf-spectacular-216fc41d47de, https://www.515tech.com/post/swagger-for-django-creating-useable-api-documentation, https://www.django-rest-framework.org/topics/documenting-your-api/, https://www.reddit.com/r/django/comments/12x52sd/swagger_for_django_api/, https://www.speakeasy.com/openapi/frameworks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agger django</text:p>
          </table:table-cell>
          <table:table-cell office:value-type="string" calcext:value-type="string">
            <text:p>django swagger (2)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ihuni/how-to-use-swagger-ui-with-django-4l4a, https://django-rest-swagger.readthedocs.io/, https://drf-yasg.readthedocs.io/en/stable/readme.html, https://episyche.com/blog/how-to-create-django-api-documentation-using-swagger, https://medium.com/@chodvadiyasaurabh/creating-interactive-api-documentation-with-swagger-ui-in-django-53fa9e9898dc, https://medium.com/@ukemeboswilson/creating-swagger-documentation-in-django-rest-framework-a-guide-to-drf-yasg-and-drf-spectacular-216fc41d47de, https://www.515tech.com/post/swagger-for-django-creating-useable-api-documentation, https://www.django-rest-framework.org/topics/documenting-your-api/, https://www.reddit.com/r/django/comments/12x52sd/swagger_for_django_api/, https://www.speakeasy.com/openapi/frameworks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ostgresql</text:p>
          </table:table-cell>
          <table:table-cell office:value-type="string" calcext:value-type="string">
            <text:p>django postgresql (6)</text:p>
          </table:table-cell>
          <table:table-cell office:value-type="float" office:value="294" calcext:value-type="float">
            <text:p>294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8host.com/blog/kak-ispolzovat-postgresql-v-prilozhenii-django/, https://proghunter.ru/articles/django-base-2023-installing-postgresql-in-django, https://docs.djangoproject.com/en/5.1/ref/databases/, https://github.com/vasilbekk/django-postgresql, https://sky.pro/wiki/python/nastrojka-podklyucheniya-k-baze-dannyh-v-django/, https://beget.com/ru/kb/how-to/vps/razvertyvanie-django-s-pomoshchyu-nginx-postgresql-i-gunicorn, https://codedec.com/tutorials/creating-a-simple-django-application-with-postgresql-database/, https://timeweb.com/ru/community/articles/kak-ispolzovat-postgresql-c-prilozheniem-django-na-ubuntu-16-04, https://tr-page.yandex.ru/translate?lang=en-ru&amp;url=https%3A%2F%2Fwww.geeksforgeeks.org%2Fhow-to-use-postgresql-database-in-django%2F, https://betterstack.com/community/guides/scaling-python/django-postgresq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postgresql</text:p>
          </table:table-cell>
          <table:table-cell office:value-type="string" calcext:value-type="string">
            <text:p>django postgresql (6)</text:p>
          </table:table-cell>
          <table:table-cell office:value-type="float" office:value="39" calcext:value-type="float">
            <text:p>39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8host.com/blog/kak-ispolzovat-postgresql-v-prilozhenii-django/, https://proghunter.ru/articles/django-base-2023-installing-postgresql-in-django, https://docs.djangoproject.com/en/5.1/ref/databases/, https://github.com/vasilbekk/django-postgresql, https://sky.pro/wiki/python/nastrojka-podklyucheniya-k-baze-dannyh-v-django/, https://beget.com/ru/kb/how-to/vps/razvertyvanie-django-s-pomoshchyu-nginx-postgresql-i-gunicorn, https://codedec.com/tutorials/creating-a-simple-django-application-with-postgresql-database/, https://timeweb.com/ru/community/articles/kak-ispolzovat-postgresql-c-prilozheniem-django-na-ubuntu-16-04, https://tr-page.yandex.ru/translate?lang=en-ru&amp;url=https%3A%2F%2Fwww.geeksforgeeks.org%2Fhow-to-use-postgresql-database-in-django%2F, https://betterstack.com/community/guides/scaling-python/django-postgresq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база данных postgresql</text:p>
          </table:table-cell>
          <table:table-cell office:value-type="string" calcext:value-type="string">
            <text:p>django postgresql (6)</text:p>
          </table:table-cell>
          <table:table-cell office:value-type="float" office:value="20" calcext:value-type="float">
            <text:p>20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8host.com/blog/kak-ispolzovat-postgresql-v-prilozhenii-django/, https://proghunter.ru/articles/django-base-2023-installing-postgresql-in-django, https://docs.djangoproject.com/en/5.1/ref/databases/, https://github.com/vasilbekk/django-postgresql, https://sky.pro/wiki/python/nastrojka-podklyucheniya-k-baze-dannyh-v-django/, https://beget.com/ru/kb/how-to/vps/razvertyvanie-django-s-pomoshchyu-nginx-postgresql-i-gunicorn, https://codedec.com/tutorials/creating-a-simple-django-application-with-postgresql-database/, https://timeweb.com/ru/community/articles/kak-ispolzovat-postgresql-c-prilozheniem-django-na-ubuntu-16-04, https://tr-page.yandex.ru/translate?lang=en-ru&amp;url=https%3A%2F%2Fwww.geeksforgeeks.org%2Fhow-to-use-postgresql-database-in-django%2F, https://betterstack.com/community/guides/scaling-python/django-postgresq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одключение postgresql к django</text:p>
          </table:table-cell>
          <table:table-cell office:value-type="string" calcext:value-type="string">
            <text:p>django postgresql (6)</text:p>
          </table:table-cell>
          <table:table-cell office:value-type="float" office:value="20" calcext:value-type="float">
            <text:p>20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8host.com/blog/kak-ispolzovat-postgresql-v-prilozhenii-django/, https://proghunter.ru/articles/django-base-2023-installing-postgresql-in-django, https://docs.djangoproject.com/en/5.1/ref/databases/, https://github.com/vasilbekk/django-postgresql, https://sky.pro/wiki/python/nastrojka-podklyucheniya-k-baze-dannyh-v-django/, https://beget.com/ru/kb/how-to/vps/razvertyvanie-django-s-pomoshchyu-nginx-postgresql-i-gunicorn, https://codedec.com/tutorials/creating-a-simple-django-application-with-postgresql-database/, https://timeweb.com/ru/community/articles/kak-ispolzovat-postgresql-c-prilozheniem-django-na-ubuntu-16-04, https://tr-page.yandex.ru/translate?lang=en-ru&amp;url=https%3A%2F%2Fwww.geeksforgeeks.org%2Fhow-to-use-postgresql-database-in-django%2F, https://betterstack.com/community/guides/scaling-python/django-postgresq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подключить postgresql к django</text:p>
          </table:table-cell>
          <table:table-cell office:value-type="string" calcext:value-type="string">
            <text:p>django postgresql (6)</text:p>
          </table:table-cell>
          <table:table-cell office:value-type="float" office:value="12" calcext:value-type="float">
            <text:p>12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8host.com/blog/kak-ispolzovat-postgresql-v-prilozhenii-django/, https://proghunter.ru/articles/django-base-2023-installing-postgresql-in-django, https://docs.djangoproject.com/en/5.1/ref/databases/, https://github.com/vasilbekk/django-postgresql, https://sky.pro/wiki/python/nastrojka-podklyucheniya-k-baze-dannyh-v-django/, https://beget.com/ru/kb/how-to/vps/razvertyvanie-django-s-pomoshchyu-nginx-postgresql-i-gunicorn, https://codedec.com/tutorials/creating-a-simple-django-application-with-postgresql-database/, https://timeweb.com/ru/community/articles/kak-ispolzovat-postgresql-c-prilozheniem-django-na-ubuntu-16-04, https://tr-page.yandex.ru/translate?lang=en-ru&amp;url=https%3A%2F%2Fwww.geeksforgeeks.org%2Fhow-to-use-postgresql-database-in-django%2F, https://betterstack.com/community/guides/scaling-python/django-postgresq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работа с postgresql</text:p>
          </table:table-cell>
          <table:table-cell office:value-type="string" calcext:value-type="string">
            <text:p>django postgresql (6)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8host.com/blog/kak-ispolzovat-postgresql-v-prilozhenii-django/, https://proghunter.ru/articles/django-base-2023-installing-postgresql-in-django, https://docs.djangoproject.com/en/5.1/ref/databases/, https://github.com/vasilbekk/django-postgresql, https://sky.pro/wiki/python/nastrojka-podklyucheniya-k-baze-dannyh-v-django/, https://beget.com/ru/kb/how-to/vps/razvertyvanie-django-s-pomoshchyu-nginx-postgresql-i-gunicorn, https://codedec.com/tutorials/creating-a-simple-django-application-with-postgresql-database/, https://timeweb.com/ru/community/articles/kak-ispolzovat-postgresql-c-prilozheniem-django-na-ubuntu-16-04, https://tr-page.yandex.ru/translate?lang=en-ru&amp;url=https%3A%2F%2Fwww.geeksforgeeks.org%2Fhow-to-use-postgresql-database-in-django%2F, https://betterstack.com/community/guides/scaling-python/django-postgresq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сайта на django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105" calcext:value-type="float">
            <text:p>105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сайта python django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78" calcext:value-type="float">
            <text:p>78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айт на django с нуля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38" calcext:value-type="float">
            <text:p>38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ем сайт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35" calcext:value-type="float">
            <text:p>35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создаем сайт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23" calcext:value-type="float">
            <text:p>23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айт на python django с нуля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22" calcext:value-type="float">
            <text:p>22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сделать сайт на django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16" calcext:value-type="float">
            <text:p>16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разработка сайта на django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15" calcext:value-type="float">
            <text:p>15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ишем на django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од сайта на django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10" calcext:value-type="float">
            <text:p>10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написать сайт на django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9" calcext:value-type="float">
            <text:p>9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ишем сайт на django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6" calcext:value-type="float">
            <text:p>6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ние страниц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4" calcext:value-type="float">
            <text:p>4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ть страницу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4" calcext:value-type="float">
            <text:p>4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на русском</text:p>
          </table:table-cell>
          <table:table-cell office:value-type="string" calcext:value-type="string">
            <text:p>django на русском (4)</text:p>
          </table:table-cell>
          <table:table-cell office:value-type="float" office:value="250" calcext:value-type="float">
            <text:p>250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240463/, https://metanit.com/python/django/, https://blog.skillfactory.ru/django-s-chego-nachat-obychenie/, https://developer.mozilla.org/ru/docs/Learn_web_development/Extensions/Server-side/Django/Introduction, https://proglib.io/p/kurs-django-chast-1-django-chto-eto-obzor-i-ustanovka-freymvorka-struktura-proekta-2023-07-25, https://skillbox.ru/media/code/django-dlya-novichkov-chto-eto-za-freymvork-i-zachem-ego-izuchat/, https://django.fun/docs/, https://djangodoc.ru/, https://www.reg.ru/blog/shpargalka-po-python-dlya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работа с django</text:p>
          </table:table-cell>
          <table:table-cell office:value-type="string" calcext:value-type="string">
            <text:p>django на русском (4)</text:p>
          </table:table-cell>
          <table:table-cell office:value-type="float" office:value="86" calcext:value-type="float">
            <text:p>86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240463/, https://metanit.com/python/django/, https://blog.skillfactory.ru/django-s-chego-nachat-obychenie/, https://developer.mozilla.org/ru/docs/Learn_web_development/Extensions/Server-side/Django/Introduction, https://proglib.io/p/kurs-django-chast-1-django-chto-eto-obzor-i-ustanovka-freymvorka-struktura-proekta-2023-07-25, https://skillbox.ru/media/code/django-dlya-novichkov-chto-eto-za-freymvork-i-zachem-ego-izuchat/, https://django.fun/docs/, https://djangodoc.ru/, https://www.reg.ru/blog/shpargalka-po-python-dlya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русский</text:p>
          </table:table-cell>
          <table:table-cell office:value-type="string" calcext:value-type="string">
            <text:p>django на русском (4)</text:p>
          </table:table-cell>
          <table:table-cell office:value-type="float" office:value="26" calcext:value-type="float">
            <text:p>26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240463/, https://metanit.com/python/django/, https://blog.skillfactory.ru/django-s-chego-nachat-obychenie/, https://developer.mozilla.org/ru/docs/Learn_web_development/Extensions/Server-side/Django/Introduction, https://proglib.io/p/kurs-django-chast-1-django-chto-eto-obzor-i-ustanovka-freymvorka-struktura-proekta-2023-07-25, https://skillbox.ru/media/code/django-dlya-novichkov-chto-eto-za-freymvork-i-zachem-ego-izuchat/, https://django.fun/docs/, https://djangodoc.ru/, https://www.reg.ru/blog/shpargalka-po-python-dlya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работа с фреймворком django</text:p>
          </table:table-cell>
          <table:table-cell office:value-type="string" calcext:value-type="string">
            <text:p>django на русском (4)</text:p>
          </table:table-cell>
          <table:table-cell office:value-type="float" office:value="15" calcext:value-type="float">
            <text:p>15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240463/, https://metanit.com/python/django/, https://blog.skillfactory.ru/django-s-chego-nachat-obychenie/, https://developer.mozilla.org/ru/docs/Learn_web_development/Extensions/Server-side/Django/Introduction, https://proglib.io/p/kurs-django-chast-1-django-chto-eto-obzor-i-ustanovka-freymvorka-struktura-proekta-2023-07-25, https://skillbox.ru/media/code/django-dlya-novichkov-chto-eto-za-freymvork-i-zachem-ego-izuchat/, https://django.fun/docs/, https://djangodoc.ru/, https://www.reg.ru/blog/shpargalka-po-python-dlya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keditor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keditor.com/ckeditor-5/demo/, https://django-ckeditor.readthedocs.io/, https://forum.djangoproject.com/t/setting-up-ckeditor-package-wysiwyg-feature-for-admin-dashboard/16994, https://github.com/django-ckeditor, https://medium.com/@yashnarsamiyev2/how-to-add-ckeditor-in-django-aa6de5a09862, https://medium.com/django-unleashed/how-to-integrate-ckeditor-in-django-step-by-step-guide-for-beginners-4c18899afa4c, https://pypi.org/project/django-ckeditor-5/, https://pypi.org/project/django-ckeditor/, https://stackoverflow.com/questions/78336104/ckeditor-is-not-good-for-django-anymore, https://www.reddit.com/r/djangolearning/comments/mulel4/ckeditor_in_custom_django_admi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ysql</text:p>
          </table:table-cell>
          <table:table-cell office:value-type="string" calcext:value-type="string">
            <text:p>django mysql (3)</text:p>
          </table:table-cell>
          <table:table-cell office:value-type="float" office:value="309" calcext:value-type="float">
            <text:p>309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mysql.com/doc/connector-python/en/connector-python-django-backend.html, https://docs.djangoproject.com/en/5.2/ref/databases/, https://medium.com/@nikhilrpandey15/beginners-guide-to-django-setting-up-projects-with-mysql-03ff8cb43a44, https://pypi.org/project/django-mysql/, https://stackoverflow.com/questions/19189813/setting-django-up-to-use-mysql, https://www.digitalocean.com/community/tutorials/how-to-create-a-django-app-and-connect-it-to-a-database, https://docs.appseed.us/content/how-to/django-use-mysql/, https://forum.djangoproject.com/t/please-help-how-can-i-import-mysql-connector-into-django-project/34881, https://www.pythonanywhere.com/forums/topic/34039/, https://www.reddit.com/r/django/comments/1888st2/hosting_django_project_with_mysql_as_db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mysql</text:p>
          </table:table-cell>
          <table:table-cell office:value-type="string" calcext:value-type="string">
            <text:p>django mysql (3)</text:p>
          </table:table-cell>
          <table:table-cell office:value-type="float" office:value="51" calcext:value-type="float">
            <text:p>51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mysql.com/doc/connector-python/en/connector-python-django-backend.html, https://docs.djangoproject.com/en/5.2/ref/databases/, https://medium.com/@nikhilrpandey15/beginners-guide-to-django-setting-up-projects-with-mysql-03ff8cb43a44, https://pypi.org/project/django-mysql/, https://stackoverflow.com/questions/19189813/setting-django-up-to-use-mysql, https://www.digitalocean.com/community/tutorials/how-to-create-a-django-app-and-connect-it-to-a-database, https://docs.appseed.us/content/how-to/django-use-mysql/, https://forum.djangoproject.com/t/please-help-how-can-i-import-mysql-connector-into-django-project/34881, https://www.pythonanywhere.com/forums/topic/34039/, https://www.reddit.com/r/django/comments/1888st2/hosting_django_project_with_mysql_as_db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ith mysql</text:p>
          </table:table-cell>
          <table:table-cell office:value-type="string" calcext:value-type="string">
            <text:p>django mysql (3)</text:p>
          </table:table-cell>
          <table:table-cell office:value-type="float" office:value="4" calcext:value-type="float">
            <text:p>4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mysql.com/doc/connector-python/en/connector-python-django-backend.html, https://docs.djangoproject.com/en/5.2/ref/databases/, https://medium.com/@nikhilrpandey15/beginners-guide-to-django-setting-up-projects-with-mysql-03ff8cb43a44, https://pypi.org/project/django-mysql/, https://stackoverflow.com/questions/19189813/setting-django-up-to-use-mysql, https://www.digitalocean.com/community/tutorials/how-to-create-a-django-app-and-connect-it-to-a-database, https://docs.appseed.us/content/how-to/django-use-mysql/, https://forum.djangoproject.com/t/please-help-how-can-i-import-mysql-connector-into-django-project/34881, https://www.pythonanywhere.com/forums/topic/34039/, https://www.reddit.com/r/django/comments/1888st2/hosting_django_project_with_mysql_as_db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5 pdf</text:p>
          </table:table-cell>
          <table:table-cell office:value-type="string" calcext:value-type="string">
            <text:p>django 5 pdf (8)</text:p>
          </table:table-cell>
          <table:table-cell office:value-type="float" office:value="85" calcext:value-type="float">
            <text:p>85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libs.ru/django-5-by-example-build-powerful-and-reliable-python-web-applications-from-scratch-5-ed/, https://oceanofpdf.com/authors/antonio-mele/pdf-epub-django-5-by-example-5th-edition-download/, https://vk.com/wall-216360964_1355, https://obuchalka.org/20241218167515/django-5-by-example-fifth-edition-mele-a-2024.html, https://dmkpress.com/catalog/computer/web/978-5-93700-259-4/, https://t.me/developer_shelf/4742, https://cloudtorrents.com/books/102586, https://github.com/PacktPublishing/Django-5-By-Example, https://e-univers.ru/catalog/t0012494/, https://github.com/dev-yusupov/django5-by-examples-book/blob/main/Packt.Django.5.By.Example.p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5 в примерах pdf</text:p>
          </table:table-cell>
          <table:table-cell office:value-type="string" calcext:value-type="string">
            <text:p>django 5 pdf (8)</text:p>
          </table:table-cell>
          <table:table-cell office:value-type="float" office:value="84" calcext:value-type="float">
            <text:p>84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libs.ru/django-5-by-example-build-powerful-and-reliable-python-web-applications-from-scratch-5-ed/, https://oceanofpdf.com/authors/antonio-mele/pdf-epub-django-5-by-example-5th-edition-download/, https://vk.com/wall-216360964_1355, https://obuchalka.org/20241218167515/django-5-by-example-fifth-edition-mele-a-2024.html, https://dmkpress.com/catalog/computer/web/978-5-93700-259-4/, https://t.me/developer_shelf/4742, https://cloudtorrents.com/books/102586, https://github.com/PacktPublishing/Django-5-By-Example, https://e-univers.ru/catalog/t0012494/, https://github.com/dev-yusupov/django5-by-examples-book/blob/main/Packt.Django.5.By.Example.p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5 в примерах меле антонио pdf</text:p>
          </table:table-cell>
          <table:table-cell office:value-type="string" calcext:value-type="string">
            <text:p>django 5 pdf (8)</text:p>
          </table:table-cell>
          <table:table-cell office:value-type="float" office:value="68" calcext:value-type="float">
            <text:p>68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libs.ru/django-5-by-example-build-powerful-and-reliable-python-web-applications-from-scratch-5-ed/, https://oceanofpdf.com/authors/antonio-mele/pdf-epub-django-5-by-example-5th-edition-download/, https://vk.com/wall-216360964_1355, https://obuchalka.org/20241218167515/django-5-by-example-fifth-edition-mele-a-2024.html, https://dmkpress.com/catalog/computer/web/978-5-93700-259-4/, https://t.me/developer_shelf/4742, https://cloudtorrents.com/books/102586, https://github.com/PacktPublishing/Django-5-By-Example, https://e-univers.ru/catalog/t0012494/, https://github.com/dev-yusupov/django5-by-examples-book/blob/main/Packt.Django.5.By.Example.p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5 в примерах меле pdf</text:p>
          </table:table-cell>
          <table:table-cell office:value-type="string" calcext:value-type="string">
            <text:p>django 5 pdf (8)</text:p>
          </table:table-cell>
          <table:table-cell office:value-type="float" office:value="68" calcext:value-type="float">
            <text:p>68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libs.ru/django-5-by-example-build-powerful-and-reliable-python-web-applications-from-scratch-5-ed/, https://oceanofpdf.com/authors/antonio-mele/pdf-epub-django-5-by-example-5th-edition-download/, https://vk.com/wall-216360964_1355, https://obuchalka.org/20241218167515/django-5-by-example-fifth-edition-mele-a-2024.html, https://dmkpress.com/catalog/computer/web/978-5-93700-259-4/, https://t.me/developer_shelf/4742, https://cloudtorrents.com/books/102586, https://github.com/PacktPublishing/Django-5-By-Example, https://e-univers.ru/catalog/t0012494/, https://github.com/dev-yusupov/django5-by-examples-book/blob/main/Packt.Django.5.By.Example.p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5 в примерах скачать</text:p>
          </table:table-cell>
          <table:table-cell office:value-type="string" calcext:value-type="string">
            <text:p>django 5 pdf (8)</text:p>
          </table:table-cell>
          <table:table-cell office:value-type="float" office:value="22" calcext:value-type="float">
            <text:p>22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libs.ru/django-5-by-example-build-powerful-and-reliable-python-web-applications-from-scratch-5-ed/, https://oceanofpdf.com/authors/antonio-mele/pdf-epub-django-5-by-example-5th-edition-download/, https://vk.com/wall-216360964_1355, https://obuchalka.org/20241218167515/django-5-by-example-fifth-edition-mele-a-2024.html, https://dmkpress.com/catalog/computer/web/978-5-93700-259-4/, https://t.me/developer_shelf/4742, https://cloudtorrents.com/books/102586, https://github.com/PacktPublishing/Django-5-By-Example, https://e-univers.ru/catalog/t0012494/, https://github.com/dev-yusupov/django5-by-examples-book/blob/main/Packt.Django.5.By.Example.p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5 pdf скачать</text:p>
          </table:table-cell>
          <table:table-cell office:value-type="string" calcext:value-type="string">
            <text:p>django 5 pdf (8)</text:p>
          </table:table-cell>
          <table:table-cell office:value-type="float" office:value="13" calcext:value-type="float">
            <text:p>13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libs.ru/django-5-by-example-build-powerful-and-reliable-python-web-applications-from-scratch-5-ed/, https://oceanofpdf.com/authors/antonio-mele/pdf-epub-django-5-by-example-5th-edition-download/, https://vk.com/wall-216360964_1355, https://obuchalka.org/20241218167515/django-5-by-example-fifth-edition-mele-a-2024.html, https://dmkpress.com/catalog/computer/web/978-5-93700-259-4/, https://t.me/developer_shelf/4742, https://cloudtorrents.com/books/102586, https://github.com/PacktPublishing/Django-5-By-Example, https://e-univers.ru/catalog/t0012494/, https://github.com/dev-yusupov/django5-by-examples-book/blob/main/Packt.Django.5.By.Example.p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5 в примерах pdf скачать</text:p>
          </table:table-cell>
          <table:table-cell office:value-type="string" calcext:value-type="string">
            <text:p>django 5 pdf (8)</text:p>
          </table:table-cell>
          <table:table-cell office:value-type="float" office:value="12" calcext:value-type="float">
            <text:p>12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libs.ru/django-5-by-example-build-powerful-and-reliable-python-web-applications-from-scratch-5-ed/, https://oceanofpdf.com/authors/antonio-mele/pdf-epub-django-5-by-example-5th-edition-download/, https://vk.com/wall-216360964_1355, https://obuchalka.org/20241218167515/django-5-by-example-fifth-edition-mele-a-2024.html, https://dmkpress.com/catalog/computer/web/978-5-93700-259-4/, https://t.me/developer_shelf/4742, https://cloudtorrents.com/books/102586, https://github.com/PacktPublishing/Django-5-By-Example, https://e-univers.ru/catalog/t0012494/, https://github.com/dev-yusupov/django5-by-examples-book/blob/main/Packt.Django.5.By.Example.p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антонио меле django 5 в примерах скачать</text:p>
          </table:table-cell>
          <table:table-cell office:value-type="string" calcext:value-type="string">
            <text:p>django 5 pdf (8)</text:p>
          </table:table-cell>
          <table:table-cell office:value-type="float" office:value="6" calcext:value-type="float">
            <text:p>6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libs.ru/django-5-by-example-build-powerful-and-reliable-python-web-applications-from-scratch-5-ed/, https://oceanofpdf.com/authors/antonio-mele/pdf-epub-django-5-by-example-5th-edition-download/, https://vk.com/wall-216360964_1355, https://obuchalka.org/20241218167515/django-5-by-example-fifth-edition-mele-a-2024.html, https://dmkpress.com/catalog/computer/web/978-5-93700-259-4/, https://t.me/developer_shelf/4742, https://cloudtorrents.com/books/102586, https://github.com/PacktPublishing/Django-5-By-Example, https://e-univers.ru/catalog/t0012494/, https://github.com/dev-yusupov/django5-by-examples-book/blob/main/Packt.Django.5.By.Example.p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ttings</text:p>
          </table:table-cell>
          <table:table-cell office:value-type="string" calcext:value-type="string">
            <text:p>django settings (9)</text:p>
          </table:table-cell>
          <table:table-cell office:value-type="float" office:value="191" calcext:value-type="float">
            <text:p>191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topics/settings/, https://www.mattlayman.com/understand-django/settings/, https://codesarray.com/view/Understanding-settings.py-File-in-Django, https://apibakery.com/blog/django/django-settings-howto/, https://learntutorials.net/ru/django/topic/942/%D0%BD%D0%B0%D1%81%D1%82%D1%80%D0%BE%D0%B9%D0%BA%D0%B8, https://www.geeksforgeeks.org/django-settings-file-step-by-step-explanation/, https://www.delftstack.com/howto/django/django-import-settings/, https://dev.to/rupesh_mishra/understanding-djangos-settingspy-file-a-comprehensive-guide-for-beginners-35e2, https://github.com/django-settings/django-settings, https://sky.pro/wiki/python/upravlenie-nastroykami-django-dlya-razrabotki-i-prodaksh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ttings configure</text:p>
          </table:table-cell>
          <table:table-cell office:value-type="string" calcext:value-type="string">
            <text:p>django settings (9)</text:p>
          </table:table-cell>
          <table:table-cell office:value-type="float" office:value="45" calcext:value-type="float">
            <text:p>45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topics/settings/, https://www.mattlayman.com/understand-django/settings/, https://codesarray.com/view/Understanding-settings.py-File-in-Django, https://apibakery.com/blog/django/django-settings-howto/, https://learntutorials.net/ru/django/topic/942/%D0%BD%D0%B0%D1%81%D1%82%D1%80%D0%BE%D0%B9%D0%BA%D0%B8, https://www.geeksforgeeks.org/django-settings-file-step-by-step-explanation/, https://www.delftstack.com/howto/django/django-import-settings/, https://dev.to/rupesh_mishra/understanding-djangos-settingspy-file-a-comprehensive-guide-for-beginners-35e2, https://github.com/django-settings/django-settings, https://sky.pro/wiki/python/upravlenie-nastroykami-django-dlya-razrabotki-i-prodaksh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ttings module</text:p>
          </table:table-cell>
          <table:table-cell office:value-type="string" calcext:value-type="string">
            <text:p>django settings (9)</text:p>
          </table:table-cell>
          <table:table-cell office:value-type="float" office:value="43" calcext:value-type="float">
            <text:p>43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topics/settings/, https://www.mattlayman.com/understand-django/settings/, https://codesarray.com/view/Understanding-settings.py-File-in-Django, https://apibakery.com/blog/django/django-settings-howto/, https://learntutorials.net/ru/django/topic/942/%D0%BD%D0%B0%D1%81%D1%82%D1%80%D0%BE%D0%B9%D0%BA%D0%B8, https://www.geeksforgeeks.org/django-settings-file-step-by-step-explanation/, https://www.delftstack.com/howto/django/django-import-settings/, https://dev.to/rupesh_mishra/understanding-djangos-settingspy-file-a-comprehensive-guide-for-beginners-35e2, https://github.com/django-settings/django-settings, https://sky.pro/wiki/python/upravlenie-nastroykami-django-dlya-razrabotki-i-prodaksh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pp settings</text:p>
          </table:table-cell>
          <table:table-cell office:value-type="string" calcext:value-type="string">
            <text:p>django settings (9)</text:p>
          </table:table-cell>
          <table:table-cell office:value-type="float" office:value="19" calcext:value-type="float">
            <text:p>19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topics/settings/, https://www.mattlayman.com/understand-django/settings/, https://codesarray.com/view/Understanding-settings.py-File-in-Django, https://apibakery.com/blog/django/django-settings-howto/, https://learntutorials.net/ru/django/topic/942/%D0%BD%D0%B0%D1%81%D1%82%D1%80%D0%BE%D0%B9%D0%BA%D0%B8, https://www.geeksforgeeks.org/django-settings-file-step-by-step-explanation/, https://www.delftstack.com/howto/django/django-import-settings/, https://dev.to/rupesh_mishra/understanding-djangos-settingspy-file-a-comprehensive-guide-for-beginners-35e2, https://github.com/django-settings/django-settings, https://sky.pro/wiki/python/upravlenie-nastroykami-django-dlya-razrabotki-i-prodaksh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tting py django</text:p>
          </table:table-cell>
          <table:table-cell office:value-type="string" calcext:value-type="string">
            <text:p>django settings (9)</text:p>
          </table:table-cell>
          <table:table-cell office:value-type="float" office:value="19" calcext:value-type="float">
            <text:p>19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topics/settings/, https://www.mattlayman.com/understand-django/settings/, https://codesarray.com/view/Understanding-settings.py-File-in-Django, https://apibakery.com/blog/django/django-settings-howto/, https://learntutorials.net/ru/django/topic/942/%D0%BD%D0%B0%D1%81%D1%82%D1%80%D0%BE%D0%B9%D0%BA%D0%B8, https://www.geeksforgeeks.org/django-settings-file-step-by-step-explanation/, https://www.delftstack.com/howto/django/django-import-settings/, https://dev.to/rupesh_mishra/understanding-djangos-settingspy-file-a-comprehensive-guide-for-beginners-35e2, https://github.com/django-settings/django-settings, https://sky.pro/wiki/python/upravlenie-nastroykami-django-dlya-razrabotki-i-prodaksh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ttings file</text:p>
          </table:table-cell>
          <table:table-cell office:value-type="string" calcext:value-type="string">
            <text:p>django settings (9)</text:p>
          </table:table-cell>
          <table:table-cell office:value-type="float" office:value="11" calcext:value-type="float">
            <text:p>11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topics/settings/, https://www.mattlayman.com/understand-django/settings/, https://codesarray.com/view/Understanding-settings.py-File-in-Django, https://apibakery.com/blog/django/django-settings-howto/, https://learntutorials.net/ru/django/topic/942/%D0%BD%D0%B0%D1%81%D1%82%D1%80%D0%BE%D0%B9%D0%BA%D0%B8, https://www.geeksforgeeks.org/django-settings-file-step-by-step-explanation/, https://www.delftstack.com/howto/django/django-import-settings/, https://dev.to/rupesh_mishra/understanding-djangos-settingspy-file-a-comprehensive-guide-for-beginners-35e2, https://github.com/django-settings/django-settings, https://sky.pro/wiki/python/upravlenie-nastroykami-django-dlya-razrabotki-i-prodaksh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mport settings</text:p>
          </table:table-cell>
          <table:table-cell office:value-type="string" calcext:value-type="string">
            <text:p>django settings (9)</text:p>
          </table:table-cell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topics/settings/, https://www.mattlayman.com/understand-django/settings/, https://codesarray.com/view/Understanding-settings.py-File-in-Django, https://apibakery.com/blog/django/django-settings-howto/, https://learntutorials.net/ru/django/topic/942/%D0%BD%D0%B0%D1%81%D1%82%D1%80%D0%BE%D0%B9%D0%BA%D0%B8, https://www.geeksforgeeks.org/django-settings-file-step-by-step-explanation/, https://www.delftstack.com/howto/django/django-import-settings/, https://dev.to/rupesh_mishra/understanding-djangos-settingspy-file-a-comprehensive-guide-for-beginners-35e2, https://github.com/django-settings/django-settings, https://sky.pro/wiki/python/upravlenie-nastroykami-django-dlya-razrabotki-i-prodaksh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ttings path</text:p>
          </table:table-cell>
          <table:table-cell office:value-type="string" calcext:value-type="string">
            <text:p>django settings (9)</text:p>
          </table:table-cell>
          <table:table-cell office:value-type="float" office:value="7" calcext:value-type="float">
            <text:p>7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topics/settings/, https://www.mattlayman.com/understand-django/settings/, https://codesarray.com/view/Understanding-settings.py-File-in-Django, https://apibakery.com/blog/django/django-settings-howto/, https://learntutorials.net/ru/django/topic/942/%D0%BD%D0%B0%D1%81%D1%82%D1%80%D0%BE%D0%B9%D0%BA%D0%B8, https://www.geeksforgeeks.org/django-settings-file-step-by-step-explanation/, https://www.delftstack.com/howto/django/django-import-settings/, https://dev.to/rupesh_mishra/understanding-djangos-settingspy-file-a-comprehensive-guide-for-beginners-35e2, https://github.com/django-settings/django-settings, https://sky.pro/wiki/python/upravlenie-nastroykami-django-dlya-razrabotki-i-prodaksh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nf settings</text:p>
          </table:table-cell>
          <table:table-cell office:value-type="string" calcext:value-type="string">
            <text:p>django settings (9)</text:p>
          </table:table-cell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topics/settings/, https://www.mattlayman.com/understand-django/settings/, https://codesarray.com/view/Understanding-settings.py-File-in-Django, https://apibakery.com/blog/django/django-settings-howto/, https://learntutorials.net/ru/django/topic/942/%D0%BD%D0%B0%D1%81%D1%82%D1%80%D0%BE%D0%B9%D0%BA%D0%B8, https://www.geeksforgeeks.org/django-settings-file-step-by-step-explanation/, https://www.delftstack.com/howto/django/django-import-settings/, https://dev.to/rupesh_mishra/understanding-djangos-settingspy-file-a-comprehensive-guide-for-beginners-35e2, https://github.com/django-settings/django-settings, https://sky.pro/wiki/python/upravlenie-nastroykami-django-dlya-razrabotki-i-prodaksh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документация</text:p>
          </table:table-cell>
          <table:table-cell office:value-type="string" calcext:value-type="string">
            <text:p>django документация (4)</text:p>
          </table:table-cell>
          <table:table-cell office:value-type="float" office:value="219" calcext:value-type="float">
            <text:p>219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doc.ru/3.2/, https://docs.djangoproject.com/, https://metanit.com/python/django/, https://developer.mozilla.org/ru/docs/Learn_web_development/Extensions/Server-side/Django, https://docs.astralinux.ru/latest/web/python/django/, https://github.com/django/django/tree/main/docs, https://habr.com/ru/articles/240463/, https://tr-page.yandex.ru/translate?lang=en-ru&amp;url=https%3A%2F%2Fwww.geeksforgeeks.org%2Fdjango-tutorial%2F, https://vk.com/wall-199535832_339, https://www.w3schools.com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документация на русском</text:p>
          </table:table-cell>
          <table:table-cell office:value-type="string" calcext:value-type="string">
            <text:p>django документация (4)</text:p>
          </table:table-cell>
          <table:table-cell office:value-type="float" office:value="87" calcext:value-type="float">
            <text:p>87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doc.ru/3.2/, https://docs.djangoproject.com/, https://metanit.com/python/django/, https://developer.mozilla.org/ru/docs/Learn_web_development/Extensions/Server-side/Django, https://docs.astralinux.ru/latest/web/python/django/, https://github.com/django/django/tree/main/docs, https://habr.com/ru/articles/240463/, https://tr-page.yandex.ru/translate?lang=en-ru&amp;url=https%3A%2F%2Fwww.geeksforgeeks.org%2Fdjango-tutorial%2F, https://vk.com/wall-199535832_339, https://www.w3schools.com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ference</text:p>
          </table:table-cell>
          <table:table-cell office:value-type="string" calcext:value-type="string">
            <text:p>django документация (4)</text:p>
          </table:table-cell>
          <table:table-cell office:value-type="float" office:value="24" calcext:value-type="float">
            <text:p>24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doc.ru/3.2/, https://docs.djangoproject.com/, https://metanit.com/python/django/, https://developer.mozilla.org/ru/docs/Learn_web_development/Extensions/Server-side/Django, https://docs.astralinux.ru/latest/web/python/django/, https://github.com/django/django/tree/main/docs, https://habr.com/ru/articles/240463/, https://tr-page.yandex.ru/translate?lang=en-ru&amp;url=https%3A%2F%2Fwww.geeksforgeeks.org%2Fdjango-tutorial%2F, https://vk.com/wall-199535832_339, https://www.w3schools.com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документация</text:p>
          </table:table-cell>
          <table:table-cell office:value-type="string" calcext:value-type="string">
            <text:p>django документация (4)</text:p>
          </table:table-cell>
          <table:table-cell office:value-type="float" office:value="19" calcext:value-type="float">
            <text:p>19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doc.ru/3.2/, https://docs.djangoproject.com/, https://metanit.com/python/django/, https://developer.mozilla.org/ru/docs/Learn_web_development/Extensions/Server-side/Django, https://docs.astralinux.ru/latest/web/python/django/, https://github.com/django/django/tree/main/docs, https://habr.com/ru/articles/240463/, https://tr-page.yandex.ru/translate?lang=en-ru&amp;url=https%3A%2F%2Fwww.geeksforgeeks.org%2Fdjango-tutorial%2F, https://vk.com/wall-199535832_339, https://www.w3schools.com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oc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, https://django.readthedocs.io/, https://django.readthedocs.io/en/stable/contents.html, https://docs.celeryproject.org/en/latest/django/, https://docs.djangoproject.com/en/5.2/, https://github.com/django/django, https://play.google.com/store/apps/details?id=com.peleccom.djangodocumentation&amp;hl=en_US, https://pypi.org/project/django-docs/, https://www.django-rest-framework.org/, https://www.djangoproject.com/star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айлы</text:p>
          </table:table-cell>
          <table:table-cell office:value-type="string" calcext:value-type="string">
            <text:p>django файлы (3)</text:p>
          </table:table-cell>
          <table:table-cell office:value-type="float" office:value="315" calcext:value-type="float">
            <text:p>315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uancesprog.ru/p/15641/, https://proproprogs.ru/django4/django4-zagruzka-upload-faylov-na-server-klassy-filefield-i-imagefield, https://python-scripts.com/django-image-upload, https://uproger.com/zagruzka-fajlov-s-pomoshhyu-django/, https://studygyaan.com/django/how-to-upload-and-download-files-in-django, https://www.youtube.com/watch?v=O9t6hbG_S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айл сервер</text:p>
          </table:table-cell>
          <table:table-cell office:value-type="string" calcext:value-type="string">
            <text:p>django файлы (3)</text:p>
          </table:table-cell>
          <table:table-cell office:value-type="float" office:value="18" calcext:value-type="float">
            <text:p>18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uancesprog.ru/p/15641/, https://proproprogs.ru/django4/django4-zagruzka-upload-faylov-na-server-klassy-filefield-i-imagefield, https://python-scripts.com/django-image-upload, https://uproger.com/zagruzka-fajlov-s-pomoshhyu-django/, https://studygyaan.com/django/how-to-upload-and-download-files-in-django, https://www.youtube.com/watch?v=O9t6hbG_S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работа с файлами</text:p>
          </table:table-cell>
          <table:table-cell office:value-type="string" calcext:value-type="string">
            <text:p>django файлы (3)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uancesprog.ru/p/15641/, https://proproprogs.ru/django4/django4-zagruzka-upload-faylov-na-server-klassy-filefield-i-imagefield, https://python-scripts.com/django-image-upload, https://uproger.com/zagruzka-fajlov-s-pomoshhyu-django/, https://studygyaan.com/django/how-to-upload-and-download-files-in-django, https://www.youtube.com/watch?v=O9t6hbG_S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pps</text:p>
          </table:table-cell>
          <table:table-cell office:value-type="string" calcext:value-type="string">
            <text:p>django apps (2)</text:p>
          </table:table-cell>
          <table:table-cell office:value-type="float" office:value="297" calcext:value-type="float">
            <text:p>297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applications/, https://metanit.com/python/django/1.4.php, https://skillbox.ru/media/code/pishem-prilozhenie-na-django-chast-1-ustanavlivaem-freymvork-nastraivaem-dvizhok-i-zapisi/, https://www.geeksforgeeks.org/how-to-create-an-app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talled apps django</text:p>
          </table:table-cell>
          <table:table-cell office:value-type="string" calcext:value-type="string">
            <text:p>django apps (2)</text:p>
          </table:table-cell>
          <table:table-cell office:value-type="float" office:value="39" calcext:value-type="float">
            <text:p>39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applications/, https://metanit.com/python/django/1.4.php, https://skillbox.ru/media/code/pishem-prilozhenie-na-django-chast-1-ustanavlivaem-freymvork-nastraivaem-dvizhok-i-zapisi/, https://www.geeksforgeeks.org/how-to-create-an-app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pplications</text:p>
          </table:table-cell>
          <table:table-cell office:value-type="string" calcext:value-type="string">
            <text:p>django applications (2)</text:p>
          </table:table-cell>
          <table:table-cell office:value-type="float" office:value="207" calcext:value-type="float">
            <text:p>20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intro/tutorial01/, https://realpython.com/get-started-with-django-1/, https://www.djangoproject.com/, https://www.w3schools.com/django/django_create_app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uild</text:p>
          </table:table-cell>
          <table:table-cell office:value-type="string" calcext:value-type="string">
            <text:p>django applications (2)</text:p>
          </table:table-cell>
          <table:table-cell office:value-type="float" office:value="126" calcext:value-type="float">
            <text:p>126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intro/tutorial01/, https://realpython.com/get-started-with-django-1/, https://www.djangoproject.com/, https://www.w3schools.com/django/django_create_app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m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packages.org/grids/g/cms/, https://en.wikipedia.org/wiki/Django_CMS, https://forum.djangoproject.com/t/django-cms-wagtail-and-mezzanine-all-very-quiet/14568, https://github.com/django-cms, https://github.com/django-cms/django-cms, https://pypi.org/project/django-cms/, https://wagtail.org/, https://www.django-cms.org/, https://www.elegantthemes.com/blog/wordpress/wordpress-vs-django-cms, https://www.reddit.com/r/django/comments/t2uvmb/should_i_use_django_cms_or_just_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erbose</text:p>
          </table:table-cell>
          <table:table-cell office:value-type="string" calcext:value-type="string">
            <text:p>django verbose (5)</text:p>
          </table:table-cell>
          <table:table-cell office:value-type="float" office:value="145" calcext:value-type="float">
            <text:p>145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692124/, https://ilovedjango.com/django/models-and-databases/meta-class-in-django-models/, https://developer.mozilla.org/ru/docs/Learn_web_development/Extensions/Server-side/Django/Models, https://www.delftstack.com/howto/django/class-meta-in-django/, https://docs.djangoproject.com/en/5.2/topics/db/models/, https://dzen.ru/a/ZSJjJbKAkSwpSSrW, https://www.iditect.com/guide/django/django-meta-class-attribute.html, https://www.programmingfunda.com/meta-class-in-django-model/, https://gist.github.com/Miron-Anosov/fe8470d4c70f4cf243babed0e3d71c3e, https://pythonhint.com/post/8654419725756922/verbose_name-for-a-models-metho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eta</text:p>
          </table:table-cell>
          <table:table-cell office:value-type="string" calcext:value-type="string">
            <text:p>django verbose (5)</text:p>
          </table:table-cell>
          <table:table-cell office:value-type="float" office:value="81" calcext:value-type="float">
            <text:p>81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692124/, https://ilovedjango.com/django/models-and-databases/meta-class-in-django-models/, https://developer.mozilla.org/ru/docs/Learn_web_development/Extensions/Server-side/Django/Models, https://www.delftstack.com/howto/django/class-meta-in-django/, https://docs.djangoproject.com/en/5.2/topics/db/models/, https://dzen.ru/a/ZSJjJbKAkSwpSSrW, https://www.iditect.com/guide/django/django-meta-class-attribute.html, https://www.programmingfunda.com/meta-class-in-django-model/, https://gist.github.com/Miron-Anosov/fe8470d4c70f4cf243babed0e3d71c3e, https://pythonhint.com/post/8654419725756922/verbose_name-for-a-models-metho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bose name django что это</text:p>
          </table:table-cell>
          <table:table-cell office:value-type="string" calcext:value-type="string">
            <text:p>django verbose (5)</text:p>
          </table:table-cell>
          <table:table-cell office:value-type="float" office:value="46" calcext:value-type="float">
            <text:p>46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692124/, https://ilovedjango.com/django/models-and-databases/meta-class-in-django-models/, https://developer.mozilla.org/ru/docs/Learn_web_development/Extensions/Server-side/Django/Models, https://www.delftstack.com/howto/django/class-meta-in-django/, https://docs.djangoproject.com/en/5.2/topics/db/models/, https://dzen.ru/a/ZSJjJbKAkSwpSSrW, https://www.iditect.com/guide/django/django-meta-class-attribute.html, https://www.programmingfunda.com/meta-class-in-django-model/, https://gist.github.com/Miron-Anosov/fe8470d4c70f4cf243babed0e3d71c3e, https://pythonhint.com/post/8654419725756922/verbose_name-for-a-models-metho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meta django</text:p>
          </table:table-cell>
          <table:table-cell office:value-type="string" calcext:value-type="string">
            <text:p>django verbose (5)</text:p>
          </table:table-cell>
          <table:table-cell office:value-type="float" office:value="30" calcext:value-type="float">
            <text:p>3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692124/, https://ilovedjango.com/django/models-and-databases/meta-class-in-django-models/, https://developer.mozilla.org/ru/docs/Learn_web_development/Extensions/Server-side/Django/Models, https://www.delftstack.com/howto/django/class-meta-in-django/, https://docs.djangoproject.com/en/5.2/topics/db/models/, https://dzen.ru/a/ZSJjJbKAkSwpSSrW, https://www.iditect.com/guide/django/django-meta-class-attribute.html, https://www.programmingfunda.com/meta-class-in-django-model/, https://gist.github.com/Miron-Anosov/fe8470d4c70f4cf243babed0e3d71c3e, https://pythonhint.com/post/8654419725756922/verbose_name-for-a-models-metho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meta</text:p>
          </table:table-cell>
          <table:table-cell office:value-type="string" calcext:value-type="string">
            <text:p>django verbose (5)</text:p>
          </table:table-cell>
          <table:table-cell office:value-type="float" office:value="21" calcext:value-type="float">
            <text:p>21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692124/, https://ilovedjango.com/django/models-and-databases/meta-class-in-django-models/, https://developer.mozilla.org/ru/docs/Learn_web_development/Extensions/Server-side/Django/Models, https://www.delftstack.com/howto/django/class-meta-in-django/, https://docs.djangoproject.com/en/5.2/topics/db/models/, https://dzen.ru/a/ZSJjJbKAkSwpSSrW, https://www.iditect.com/guide/django/django-meta-class-attribute.html, https://www.programmingfunda.com/meta-class-in-django-model/, https://gist.github.com/Miron-Anosov/fe8470d4c70f4cf243babed0e3d71c3e, https://pythonhint.com/post/8654419725756922/verbose_name-for-a-models-metho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ootstrap</text:p>
          </table:table-cell>
          <table:table-cell office:value-type="string" calcext:value-type="string">
            <text:p>django bootstrap (3)</text:p>
          </table:table-cell>
          <table:table-cell office:value-type="float" office:value="220" calcext:value-type="float">
            <text:p>22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gangasn.com/how-to-use-bootstrap-5-with-django-the-right-way/, https://wpdean.com/add-bootstrap-to-django/, https://www.w3schools.com/django/django_add_bootstrap5.php, https://django-bootstrap-v5.readthedocs.io/en/latest/quickstart.html, https://habr.com/ru/articles/811635/, https://javarush.com/quests/lectures/ru.javarush.python.django.lecture.level05.lecture07, https://proghunter.ru/articles/django-base-2023-adding-bootstrap-5-for-django-41-10, https://pypi.org/project/django-bootstrap5/, https://reintech.io/blog/django-bootstrap-frontend-quickstart, https://www.makeuseof.com/django-bootstrap-projec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tstrap 5 django</text:p>
          </table:table-cell>
          <table:table-cell office:value-type="string" calcext:value-type="string">
            <text:p>django bootstrap (3)</text:p>
          </table:table-cell>
          <table:table-cell office:value-type="float" office:value="65" calcext:value-type="float">
            <text:p>65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gangasn.com/how-to-use-bootstrap-5-with-django-the-right-way/, https://wpdean.com/add-bootstrap-to-django/, https://www.w3schools.com/django/django_add_bootstrap5.php, https://django-bootstrap-v5.readthedocs.io/en/latest/quickstart.html, https://habr.com/ru/articles/811635/, https://javarush.com/quests/lectures/ru.javarush.python.django.lecture.level05.lecture07, https://proghunter.ru/articles/django-base-2023-adding-bootstrap-5-for-django-41-10, https://pypi.org/project/django-bootstrap5/, https://reintech.io/blog/django-bootstrap-frontend-quickstart, https://www.makeuseof.com/django-bootstrap-projec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bootstrap</text:p>
          </table:table-cell>
          <table:table-cell office:value-type="string" calcext:value-type="string">
            <text:p>django bootstrap (3)</text:p>
          </table:table-cell>
          <table:table-cell office:value-type="float" office:value="34" calcext:value-type="float">
            <text:p>34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gangasn.com/how-to-use-bootstrap-5-with-django-the-right-way/, https://wpdean.com/add-bootstrap-to-django/, https://www.w3schools.com/django/django_add_bootstrap5.php, https://django-bootstrap-v5.readthedocs.io/en/latest/quickstart.html, https://habr.com/ru/articles/811635/, https://javarush.com/quests/lectures/ru.javarush.python.django.lecture.level05.lecture07, https://proghunter.ru/articles/django-base-2023-adding-bootstrap-5-for-django-41-10, https://pypi.org/project/django-bootstrap5/, https://reintech.io/blog/django-bootstrap-frontend-quickstart, https://www.makeuseof.com/django-bootstrap-projec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charm django</text:p>
          </table:table-cell>
          <table:table-cell office:value-type="string" calcext:value-type="string">
            <text:p>pycharm django (6)</text:p>
          </table:table-cell>
          <table:table-cell office:value-type="float" office:value="188" calcext:value-type="float">
            <text:p>188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hub.ru/django/lecture-33-136-316/, https://www.jetbrains.com/help/pycharm/creating-and-running-your-first-django-project.html, https://stackoverflow.com/questions/23870365/how-to-set-up-a-django-project-in-pycharm, https://www.geeksforgeeks.org/create-a-new-django-project-in-pycharm-using-pycharm-terminal/, https://www.pragmaticlinux.com/2020/09/setup-and-debug-a-django-app-in-pycharm-community-edition/, https://www.tabnine.com/blog/how-to-create-django-projects-in-pycharm-community-edition/, https://habr.com/ru/articles/749142/, https://rutube.ru/video/3ae583b722e53ef0ada0616a267c880c/, https://automationpanda.com/2017/09/14/django-projects-in-pycharm-community-edition/, https://javarush.com/quests/lectures/ru.javarush.python.django.lecture.level02.lecture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charm django проект</text:p>
          </table:table-cell>
          <table:table-cell office:value-type="string" calcext:value-type="string">
            <text:p>pycharm django (6)</text:p>
          </table:table-cell>
          <table:table-cell office:value-type="float" office:value="35" calcext:value-type="float">
            <text:p>35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hub.ru/django/lecture-33-136-316/, https://www.jetbrains.com/help/pycharm/creating-and-running-your-first-django-project.html, https://stackoverflow.com/questions/23870365/how-to-set-up-a-django-project-in-pycharm, https://www.geeksforgeeks.org/create-a-new-django-project-in-pycharm-using-pycharm-terminal/, https://www.pragmaticlinux.com/2020/09/setup-and-debug-a-django-app-in-pycharm-community-edition/, https://www.tabnine.com/blog/how-to-create-django-projects-in-pycharm-community-edition/, https://habr.com/ru/articles/749142/, https://rutube.ru/video/3ae583b722e53ef0ada0616a267c880c/, https://automationpanda.com/2017/09/14/django-projects-in-pycharm-community-edition/, https://javarush.com/quests/lectures/ru.javarush.python.django.lecture.level02.lecture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pycharm</text:p>
          </table:table-cell>
          <table:table-cell office:value-type="string" calcext:value-type="string">
            <text:p>pycharm django (6)</text:p>
          </table:table-cell>
          <table:table-cell office:value-type="float" office:value="31" calcext:value-type="float">
            <text:p>31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hub.ru/django/lecture-33-136-316/, https://www.jetbrains.com/help/pycharm/creating-and-running-your-first-django-project.html, https://stackoverflow.com/questions/23870365/how-to-set-up-a-django-project-in-pycharm, https://www.geeksforgeeks.org/create-a-new-django-project-in-pycharm-using-pycharm-terminal/, https://www.pragmaticlinux.com/2020/09/setup-and-debug-a-django-app-in-pycharm-community-edition/, https://www.tabnine.com/blog/how-to-create-django-projects-in-pycharm-community-edition/, https://habr.com/ru/articles/749142/, https://rutube.ru/video/3ae583b722e53ef0ada0616a267c880c/, https://automationpanda.com/2017/09/14/django-projects-in-pycharm-community-edition/, https://javarush.com/quests/lectures/ru.javarush.python.django.lecture.level02.lecture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создать django проект в pycharm</text:p>
          </table:table-cell>
          <table:table-cell office:value-type="string" calcext:value-type="string">
            <text:p>pycharm django (6)</text:p>
          </table:table-cell>
          <table:table-cell office:value-type="float" office:value="21" calcext:value-type="float">
            <text:p>21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hub.ru/django/lecture-33-136-316/, https://www.jetbrains.com/help/pycharm/creating-and-running-your-first-django-project.html, https://stackoverflow.com/questions/23870365/how-to-set-up-a-django-project-in-pycharm, https://www.geeksforgeeks.org/create-a-new-django-project-in-pycharm-using-pycharm-terminal/, https://www.pragmaticlinux.com/2020/09/setup-and-debug-a-django-app-in-pycharm-community-edition/, https://www.tabnine.com/blog/how-to-create-django-projects-in-pycharm-community-edition/, https://habr.com/ru/articles/749142/, https://rutube.ru/video/3ae583b722e53ef0ada0616a267c880c/, https://automationpanda.com/2017/09/14/django-projects-in-pycharm-community-edition/, https://javarush.com/quests/lectures/ru.javarush.python.django.lecture.level02.lecture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charm community django</text:p>
          </table:table-cell>
          <table:table-cell office:value-type="string" calcext:value-type="string">
            <text:p>pycharm django (6)</text:p>
          </table:table-cell>
          <table:table-cell office:value-type="float" office:value="18" calcext:value-type="float">
            <text:p>18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hub.ru/django/lecture-33-136-316/, https://www.jetbrains.com/help/pycharm/creating-and-running-your-first-django-project.html, https://stackoverflow.com/questions/23870365/how-to-set-up-a-django-project-in-pycharm, https://www.geeksforgeeks.org/create-a-new-django-project-in-pycharm-using-pycharm-terminal/, https://www.pragmaticlinux.com/2020/09/setup-and-debug-a-django-app-in-pycharm-community-edition/, https://www.tabnine.com/blog/how-to-create-django-projects-in-pycharm-community-edition/, https://habr.com/ru/articles/749142/, https://rutube.ru/video/3ae583b722e53ef0ada0616a267c880c/, https://automationpanda.com/2017/09/14/django-projects-in-pycharm-community-edition/, https://javarush.com/quests/lectures/ru.javarush.python.django.lecture.level02.lecture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запустить django pycharm</text:p>
          </table:table-cell>
          <table:table-cell office:value-type="string" calcext:value-type="string">
            <text:p>pycharm django (6)</text:p>
          </table:table-cell>
          <table:table-cell office:value-type="float" office:value="8" calcext:value-type="float">
            <text:p>8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hub.ru/django/lecture-33-136-316/, https://www.jetbrains.com/help/pycharm/creating-and-running-your-first-django-project.html, https://stackoverflow.com/questions/23870365/how-to-set-up-a-django-project-in-pycharm, https://www.geeksforgeeks.org/create-a-new-django-project-in-pycharm-using-pycharm-terminal/, https://www.pragmaticlinux.com/2020/09/setup-and-debug-a-django-app-in-pycharm-community-edition/, https://www.tabnine.com/blog/how-to-create-django-projects-in-pycharm-community-edition/, https://habr.com/ru/articles/749142/, https://rutube.ru/video/3ae583b722e53ef0ada0616a267c880c/, https://automationpanda.com/2017/09/14/django-projects-in-pycharm-community-edition/, https://javarush.com/quests/lectures/ru.javarush.python.django.lecture.level02.lecture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команды</text:p>
          </table:table-cell>
          <table:table-cell office:value-type="string" calcext:value-type="string">
            <text:p>django команды (7)</text:p>
          </table:table-cell>
          <table:table-cell office:value-type="float" office:value="121" calcext:value-type="float">
            <text:p>12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django-admin/, https://www.geeksforgeeks.org/top-django-commands/, https://bookflow.ru/shpargalka-po-django/, https://javarush.com/quests/lectures/ru.javarush.python.django.lecture.level01.lecture07, https://learntutorials.net/ru/django/topic/1661/%D0%BA%D0%BE%D0%BC%D0%B0%D0%BD%D0%B4%D1%8B-%D1%83%D0%BF%D1%80%D0%B0%D0%B2%D0%BB%D0%B5%D0%BD%D0%B8%D1%8F, https://simple-blog.vercel.app/cheatshets/django-manage-util/, https://habr.com/ru/articles/415049/, https://habr.com/ru/articles/844938/, https://lib.cloud-resolve.ru/django, https://www.reg.ru/blog/shpargalka-po-python-dlya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nage</text:p>
          </table:table-cell>
          <table:table-cell office:value-type="string" calcext:value-type="string">
            <text:p>django команды (7)</text:p>
          </table:table-cell>
          <table:table-cell office:value-type="float" office:value="119" calcext:value-type="float">
            <text:p>119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django-admin/, https://www.geeksforgeeks.org/top-django-commands/, https://bookflow.ru/shpargalka-po-django/, https://javarush.com/quests/lectures/ru.javarush.python.django.lecture.level01.lecture07, https://learntutorials.net/ru/django/topic/1661/%D0%BA%D0%BE%D0%BC%D0%B0%D0%BD%D0%B4%D1%8B-%D1%83%D0%BF%D1%80%D0%B0%D0%B2%D0%BB%D0%B5%D0%BD%D0%B8%D1%8F, https://simple-blog.vercel.app/cheatshets/django-manage-util/, https://habr.com/ru/articles/415049/, https://habr.com/ru/articles/844938/, https://lib.cloud-resolve.ru/django, https://www.reg.ru/blog/shpargalka-po-python-dlya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nage py commands</text:p>
          </table:table-cell>
          <table:table-cell office:value-type="string" calcext:value-type="string">
            <text:p>django команды (7)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django-admin/, https://www.geeksforgeeks.org/top-django-commands/, https://bookflow.ru/shpargalka-po-django/, https://javarush.com/quests/lectures/ru.javarush.python.django.lecture.level01.lecture07, https://learntutorials.net/ru/django/topic/1661/%D0%BA%D0%BE%D0%BC%D0%B0%D0%BD%D0%B4%D1%8B-%D1%83%D0%BF%D1%80%D0%B0%D0%B2%D0%BB%D0%B5%D0%BD%D0%B8%D1%8F, https://simple-blog.vercel.app/cheatshets/django-manage-util/, https://habr.com/ru/articles/415049/, https://habr.com/ru/articles/844938/, https://lib.cloud-resolve.ru/django, https://www.reg.ru/blog/shpargalka-po-python-dlya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оманда django admin</text:p>
          </table:table-cell>
          <table:table-cell office:value-type="string" calcext:value-type="string">
            <text:p>django команды (7)</text:p>
          </table:table-cell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django-admin/, https://www.geeksforgeeks.org/top-django-commands/, https://bookflow.ru/shpargalka-po-django/, https://javarush.com/quests/lectures/ru.javarush.python.django.lecture.level01.lecture07, https://learntutorials.net/ru/django/topic/1661/%D0%BA%D0%BE%D0%BC%D0%B0%D0%BD%D0%B4%D1%8B-%D1%83%D0%BF%D1%80%D0%B0%D0%B2%D0%BB%D0%B5%D0%BD%D0%B8%D1%8F, https://simple-blog.vercel.app/cheatshets/django-manage-util/, https://habr.com/ru/articles/415049/, https://habr.com/ru/articles/844938/, https://lib.cloud-resolve.ru/django, https://www.reg.ru/blog/shpargalka-po-python-dlya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командная строка</text:p>
          </table:table-cell>
          <table:table-cell office:value-type="string" calcext:value-type="string">
            <text:p>django команды (7)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django-admin/, https://www.geeksforgeeks.org/top-django-commands/, https://bookflow.ru/shpargalka-po-django/, https://javarush.com/quests/lectures/ru.javarush.python.django.lecture.level01.lecture07, https://learntutorials.net/ru/django/topic/1661/%D0%BA%D0%BE%D0%BC%D0%B0%D0%BD%D0%B4%D1%8B-%D1%83%D0%BF%D1%80%D0%B0%D0%B2%D0%BB%D0%B5%D0%BD%D0%B8%D1%8F, https://simple-blog.vercel.app/cheatshets/django-manage-util/, https://habr.com/ru/articles/415049/, https://habr.com/ru/articles/844938/, https://lib.cloud-resolve.ru/django, https://www.reg.ru/blog/shpargalka-po-python-dlya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оманды manage py django</text:p>
          </table:table-cell>
          <table:table-cell office:value-type="string" calcext:value-type="string">
            <text:p>django команды (7)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django-admin/, https://www.geeksforgeeks.org/top-django-commands/, https://bookflow.ru/shpargalka-po-django/, https://javarush.com/quests/lectures/ru.javarush.python.django.lecture.level01.lecture07, https://learntutorials.net/ru/django/topic/1661/%D0%BA%D0%BE%D0%BC%D0%B0%D0%BD%D0%B4%D1%8B-%D1%83%D0%BF%D1%80%D0%B0%D0%B2%D0%BB%D0%B5%D0%BD%D0%B8%D1%8F, https://simple-blog.vercel.app/cheatshets/django-manage-util/, https://habr.com/ru/articles/415049/, https://habr.com/ru/articles/844938/, https://lib.cloud-resolve.ru/django, https://www.reg.ru/blog/shpargalka-po-python-dlya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команды</text:p>
          </table:table-cell>
          <table:table-cell office:value-type="string" calcext:value-type="string">
            <text:p>django команды (7)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django-admin/, https://www.geeksforgeeks.org/top-django-commands/, https://bookflow.ru/shpargalka-po-django/, https://javarush.com/quests/lectures/ru.javarush.python.django.lecture.level01.lecture07, https://learntutorials.net/ru/django/topic/1661/%D0%BA%D0%BE%D0%BC%D0%B0%D0%BD%D0%B4%D1%8B-%D1%83%D0%BF%D1%80%D0%B0%D0%B2%D0%BB%D0%B5%D0%BD%D0%B8%D1%8F, https://simple-blog.vercel.app/cheatshets/django-manage-util/, https://habr.com/ru/articles/415049/, https://habr.com/ru/articles/844938/, https://lib.cloud-resolve.ru/django, https://www.reg.ru/blog/shpargalka-po-python-dlya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ables</text:p>
          </table:table-cell>
          <table:table-cell office:value-type="string" calcext:value-type="string">
            <text:p>django tables (2)</text:p>
          </table:table-cell>
          <table:table-cell office:value-type="float" office:value="151" calcext:value-type="float">
            <text:p>151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joashxu/responsive-table-with-django-and-htmx-1fob, https://habr.com/ru/articles/326194/, https://pythonhint.com/post/6844887865996714/django-tables-column-filtering, https://pythonrepo.com/repo/jieter-django-tables2-python-django-utilities, https://www.valentinog.com/blog/django2-tables-htmx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таблицы</text:p>
          </table:table-cell>
          <table:table-cell office:value-type="string" calcext:value-type="string">
            <text:p>django tables (2)</text:p>
          </table:table-cell>
          <table:table-cell office:value-type="float" office:value="144" calcext:value-type="float">
            <text:p>144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joashxu/responsive-table-with-django-and-htmx-1fob, https://habr.com/ru/articles/326194/, https://pythonhint.com/post/6844887865996714/django-tables-column-filtering, https://pythonrepo.com/repo/jieter-django-tables2-python-django-utilities, https://www.valentinog.com/blog/django2-tables-htmx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регистрация</text:p>
          </table:table-cell>
          <table:table-cell office:value-type="string" calcext:value-type="string">
            <text:p>django регистрация (6)</text:p>
          </table:table-cell>
          <table:table-cell office:value-type="float" office:value="155" calcext:value-type="float">
            <text:p>155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onesrom/how-to-set-up-django-built-in-registration-in-2023-41hg, https://javarush.com/quests/lectures/ru.javarush.python.django.lecture.level15.lecture05, https://proglib.io/p/django-s-nulya-chast-2-registraciya-avtorizaciya-ogranichenie-dostupa-2022-06-08, https://habr.com/ru/companies/otus/articles/855086/, https://www.pythontutorial.net/django-tutorial/django-registration/, https://nuancesprog.ru/p/14830/, https://www.geeksforgeeks.org/how-to-register-users-in-django-rest-framework/, https://python-scripts.com/user-accounts-django, https://codedec.com/tutorials/how-to-create-login-and-registration-in-django/, https://fixmypc.ru/post/sozdaem-stranitsu-registratsii-polzovatelei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регистрация пользователя</text:p>
          </table:table-cell>
          <table:table-cell office:value-type="string" calcext:value-type="string">
            <text:p>django регистрация (6)</text:p>
          </table:table-cell>
          <table:table-cell office:value-type="float" office:value="61" calcext:value-type="float">
            <text:p>61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onesrom/how-to-set-up-django-built-in-registration-in-2023-41hg, https://javarush.com/quests/lectures/ru.javarush.python.django.lecture.level15.lecture05, https://proglib.io/p/django-s-nulya-chast-2-registraciya-avtorizaciya-ogranichenie-dostupa-2022-06-08, https://habr.com/ru/companies/otus/articles/855086/, https://www.pythontutorial.net/django-tutorial/django-registration/, https://nuancesprog.ru/p/14830/, https://www.geeksforgeeks.org/how-to-register-users-in-django-rest-framework/, https://python-scripts.com/user-accounts-django, https://codedec.com/tutorials/how-to-create-login-and-registration-in-django/, https://fixmypc.ru/post/sozdaem-stranitsu-registratsii-polzovatelei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gister</text:p>
          </table:table-cell>
          <table:table-cell office:value-type="string" calcext:value-type="string">
            <text:p>django регистрация (6)</text:p>
          </table:table-cell>
          <table:table-cell office:value-type="float" office:value="56" calcext:value-type="float">
            <text:p>56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onesrom/how-to-set-up-django-built-in-registration-in-2023-41hg, https://javarush.com/quests/lectures/ru.javarush.python.django.lecture.level15.lecture05, https://proglib.io/p/django-s-nulya-chast-2-registraciya-avtorizaciya-ogranichenie-dostupa-2022-06-08, https://habr.com/ru/companies/otus/articles/855086/, https://www.pythontutorial.net/django-tutorial/django-registration/, https://nuancesprog.ru/p/14830/, https://www.geeksforgeeks.org/how-to-register-users-in-django-rest-framework/, https://python-scripts.com/user-accounts-django, https://codedec.com/tutorials/how-to-create-login-and-registration-in-django/, https://fixmypc.ru/post/sozdaem-stranitsu-registratsii-polzovatelei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как сделать регистрацию</text:p>
          </table:table-cell>
          <table:table-cell office:value-type="string" calcext:value-type="string">
            <text:p>django регистрация (6)</text:p>
          </table:table-cell>
          <table:table-cell office:value-type="float" office:value="10" calcext:value-type="float">
            <text:p>1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onesrom/how-to-set-up-django-built-in-registration-in-2023-41hg, https://javarush.com/quests/lectures/ru.javarush.python.django.lecture.level15.lecture05, https://proglib.io/p/django-s-nulya-chast-2-registraciya-avtorizaciya-ogranichenie-dostupa-2022-06-08, https://habr.com/ru/companies/otus/articles/855086/, https://www.pythontutorial.net/django-tutorial/django-registration/, https://nuancesprog.ru/p/14830/, https://www.geeksforgeeks.org/how-to-register-users-in-django-rest-framework/, https://python-scripts.com/user-accounts-django, https://codedec.com/tutorials/how-to-create-login-and-registration-in-django/, https://fixmypc.ru/post/sozdaem-stranitsu-registratsii-polzovatelei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форма регистрации django</text:p>
          </table:table-cell>
          <table:table-cell office:value-type="string" calcext:value-type="string">
            <text:p>django регистрация (6)</text:p>
          </table:table-cell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onesrom/how-to-set-up-django-built-in-registration-in-2023-41hg, https://javarush.com/quests/lectures/ru.javarush.python.django.lecture.level15.lecture05, https://proglib.io/p/django-s-nulya-chast-2-registraciya-avtorizaciya-ogranichenie-dostupa-2022-06-08, https://habr.com/ru/companies/otus/articles/855086/, https://www.pythontutorial.net/django-tutorial/django-registration/, https://nuancesprog.ru/p/14830/, https://www.geeksforgeeks.org/how-to-register-users-in-django-rest-framework/, https://python-scripts.com/user-accounts-django, https://codedec.com/tutorials/how-to-create-login-and-registration-in-django/, https://fixmypc.ru/post/sozdaem-stranitsu-registratsii-polzovatelei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орма регистрации пользователя</text:p>
          </table:table-cell>
          <table:table-cell office:value-type="string" calcext:value-type="string">
            <text:p>django регистрация (6)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onesrom/how-to-set-up-django-built-in-registration-in-2023-41hg, https://javarush.com/quests/lectures/ru.javarush.python.django.lecture.level15.lecture05, https://proglib.io/p/django-s-nulya-chast-2-registraciya-avtorizaciya-ogranichenie-dostupa-2022-06-08, https://habr.com/ru/companies/otus/articles/855086/, https://www.pythontutorial.net/django-tutorial/django-registration/, https://nuancesprog.ru/p/14830/, https://www.geeksforgeeks.org/how-to-register-users-in-django-rest-framework/, https://python-scripts.com/user-accounts-django, https://codedec.com/tutorials/how-to-create-login-and-registration-in-django/, https://fixmypc.ru/post/sozdaem-stranitsu-registratsii-polzovatelei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no module named</text:p>
          </table:table-cell>
          <table:table-cell office:value-type="string" calcext:value-type="string">
            <text:p>django no module named (5)</text:p>
          </table:table-cell>
          <table:table-cell office:value-type="float" office:value="97" calcext:value-type="float">
            <text:p>97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queworx.com/django/django-common-errors-modulenotfounderror-no-module-named-django/, https://ngangasn.com/how-to-fix-modulenotfounderror-no-module-named-django-in-python/, https://bobbyhadz.com/blog/python-no-module-named-django, https://pythonguides.com/modulenotfounderror-no-module-named-django/, https://vindevs.com/blog/how-to-fix-the-modulenotfounderror-no-module-named-in-django-with-code-examples-p66/, https://dev.to/gauravzaiswal/thwo-most-common-cause-of-django-import-error-no-module-named-in-django-35h2, https://lxadm.com/modulenotfounderror-no-module-named-django/, https://researchdatapod.com/how-to-solve-python-modulenotfounderror-no-module-named-django/, https://itslinuxfoss.com/fix-module-not-found-no-module-named-django-erro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не видит django</text:p>
          </table:table-cell>
          <table:table-cell office:value-type="string" calcext:value-type="string">
            <text:p>django no module named (5)</text:p>
          </table:table-cell>
          <table:table-cell office:value-type="float" office:value="65" calcext:value-type="float">
            <text:p>65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queworx.com/django/django-common-errors-modulenotfounderror-no-module-named-django/, https://ngangasn.com/how-to-fix-modulenotfounderror-no-module-named-django-in-python/, https://bobbyhadz.com/blog/python-no-module-named-django, https://pythonguides.com/modulenotfounderror-no-module-named-django/, https://vindevs.com/blog/how-to-fix-the-modulenotfounderror-no-module-named-in-django-with-code-examples-p66/, https://dev.to/gauravzaiswal/thwo-most-common-cause-of-django-import-error-no-module-named-in-django-35h2, https://lxadm.com/modulenotfounderror-no-module-named-django/, https://researchdatapod.com/how-to-solve-python-modulenotfounderror-no-module-named-django/, https://itslinuxfoss.com/fix-module-not-found-no-module-named-django-erro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ulenotfounderror</text:p>
          </table:table-cell>
          <table:table-cell office:value-type="string" calcext:value-type="string">
            <text:p>django no module named (5)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queworx.com/django/django-common-errors-modulenotfounderror-no-module-named-django/, https://ngangasn.com/how-to-fix-modulenotfounderror-no-module-named-django-in-python/, https://bobbyhadz.com/blog/python-no-module-named-django, https://pythonguides.com/modulenotfounderror-no-module-named-django/, https://vindevs.com/blog/how-to-fix-the-modulenotfounderror-no-module-named-in-django-with-code-examples-p66/, https://dev.to/gauravzaiswal/thwo-most-common-cause-of-django-import-error-no-module-named-in-django-35h2, https://lxadm.com/modulenotfounderror-no-module-named-django/, https://researchdatapod.com/how-to-solve-python-modulenotfounderror-no-module-named-django/, https://itslinuxfoss.com/fix-module-not-found-no-module-named-django-erro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dulenotfounderror no module named django</text:p>
          </table:table-cell>
          <table:table-cell office:value-type="string" calcext:value-type="string">
            <text:p>django no module named (5)</text:p>
          </table:table-cell>
          <table:table-cell office:value-type="float" office:value="56" calcext:value-type="float">
            <text:p>56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queworx.com/django/django-common-errors-modulenotfounderror-no-module-named-django/, https://ngangasn.com/how-to-fix-modulenotfounderror-no-module-named-django-in-python/, https://bobbyhadz.com/blog/python-no-module-named-django, https://pythonguides.com/modulenotfounderror-no-module-named-django/, https://vindevs.com/blog/how-to-fix-the-modulenotfounderror-no-module-named-in-django-with-code-examples-p66/, https://dev.to/gauravzaiswal/thwo-most-common-cause-of-django-import-error-no-module-named-in-django-35h2, https://lxadm.com/modulenotfounderror-no-module-named-django/, https://researchdatapod.com/how-to-solve-python-modulenotfounderror-no-module-named-django/, https://itslinuxfoss.com/fix-module-not-found-no-module-named-django-erro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no module named main</text:p>
          </table:table-cell>
          <table:table-cell office:value-type="string" calcext:value-type="string">
            <text:p>django no module named (5)</text:p>
          </table:table-cell>
          <table:table-cell office:value-type="float" office:value="13" calcext:value-type="float">
            <text:p>13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queworx.com/django/django-common-errors-modulenotfounderror-no-module-named-django/, https://ngangasn.com/how-to-fix-modulenotfounderror-no-module-named-django-in-python/, https://bobbyhadz.com/blog/python-no-module-named-django, https://pythonguides.com/modulenotfounderror-no-module-named-django/, https://vindevs.com/blog/how-to-fix-the-modulenotfounderror-no-module-named-in-django-with-code-examples-p66/, https://dev.to/gauravzaiswal/thwo-most-common-cause-of-django-import-error-no-module-named-in-django-35h2, https://lxadm.com/modulenotfounderror-no-module-named-django/, https://researchdatapod.com/how-to-solve-python-modulenotfounderror-no-module-named-django/, https://itslinuxfoss.com/fix-module-not-found-no-module-named-django-erro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ebug</text:p>
          </table:table-cell>
          <table:table-cell office:value-type="string" calcext:value-type="string">
            <text:p>django debug (3)</text:p>
          </table:table-cell>
          <table:table-cell office:value-type="float" office:value="148" calcext:value-type="float">
            <text:p>148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50221/, https://proproprogs.ru/django4/django4-optimizaciya-sayta-s-django-debug-toolbar, https://pythonru.com/biblioteki/django-debug-toolbar, https://django-debug-toolbar.readthedocs.io/, https://pypi.org/project/django-debug-toolbar/, https://reintech.io/blog/django-debug-toolbar-tutorial, https://www.geeksforgeeks.org/debugging-a-django-applicati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oolbar</text:p>
          </table:table-cell>
          <table:table-cell office:value-type="string" calcext:value-type="string">
            <text:p>django debug (3)</text:p>
          </table:table-cell>
          <table:table-cell office:value-type="float" office:value="66" calcext:value-type="float">
            <text:p>6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50221/, https://proproprogs.ru/django4/django4-optimizaciya-sayta-s-django-debug-toolbar, https://pythonru.com/biblioteki/django-debug-toolbar, https://django-debug-toolbar.readthedocs.io/, https://pypi.org/project/django-debug-toolbar/, https://reintech.io/blog/django-debug-toolbar-tutorial, https://www.geeksforgeeks.org/debugging-a-django-applicati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ebug toolbar</text:p>
          </table:table-cell>
          <table:table-cell office:value-type="string" calcext:value-type="string">
            <text:p>django debug (3)</text:p>
          </table:table-cell>
          <table:table-cell office:value-type="float" office:value="65" calcext:value-type="float">
            <text:p>6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50221/, https://proproprogs.ru/django4/django4-optimizaciya-sayta-s-django-debug-toolbar, https://pythonru.com/biblioteki/django-debug-toolbar, https://django-debug-toolbar.readthedocs.io/, https://pypi.org/project/django-debug-toolbar/, https://reintech.io/blog/django-debug-toolbar-tutorial, https://www.geeksforgeeks.org/debugging-a-django-applicati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mmands</text:p>
          </table:table-cell>
          <table:table-cell office:value-type="string" calcext:value-type="string">
            <text:p>django commands (4)</text:p>
          </table:table-cell>
          <table:table-cell office:value-type="float" office:value="123" calcext:value-type="float">
            <text:p>123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rupesh_mishra/mastering-django-custom-management-commands-a-comprehensive-guide-58gc, https://habr.com/ru/articles/415049/, https://tretyakov.net/post/kak-sozdavat-polzovatelskie-komandy-upravleniya-django/, https://docs.djangoproject.com/en/5.1/howto/custom-management-commands/, https://erickmbwana.gitlab.io/2017/07/16/custom-django-management-commands/, https://ilovedjango.com/django/management-commands/custom-management-commands-in-django/, https://reintech.io/blog/working-with-django-management-commands-tutorial, https://www.geeksforgeeks.org/top-django-commands/, https://aisaastemplate.com/blog/django-management-command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nagement</text:p>
          </table:table-cell>
          <table:table-cell office:value-type="string" calcext:value-type="string">
            <text:p>django commands (4)</text:p>
          </table:table-cell>
          <table:table-cell office:value-type="float" office:value="73" calcext:value-type="float">
            <text:p>73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rupesh_mishra/mastering-django-custom-management-commands-a-comprehensive-guide-58gc, https://habr.com/ru/articles/415049/, https://tretyakov.net/post/kak-sozdavat-polzovatelskie-komandy-upravleniya-django/, https://docs.djangoproject.com/en/5.1/howto/custom-management-commands/, https://erickmbwana.gitlab.io/2017/07/16/custom-django-management-commands/, https://ilovedjango.com/django/management-commands/custom-management-commands-in-django/, https://reintech.io/blog/working-with-django-management-commands-tutorial, https://www.geeksforgeeks.org/top-django-commands/, https://aisaastemplate.com/blog/django-management-command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nagement commands</text:p>
          </table:table-cell>
          <table:table-cell office:value-type="string" calcext:value-type="string">
            <text:p>django commands (4)</text:p>
          </table:table-cell>
          <table:table-cell office:value-type="float" office:value="54" calcext:value-type="float">
            <text:p>54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rupesh_mishra/mastering-django-custom-management-commands-a-comprehensive-guide-58gc, https://habr.com/ru/articles/415049/, https://tretyakov.net/post/kak-sozdavat-polzovatelskie-komandy-upravleniya-django/, https://docs.djangoproject.com/en/5.1/howto/custom-management-commands/, https://erickmbwana.gitlab.io/2017/07/16/custom-django-management-commands/, https://ilovedjango.com/django/management-commands/custom-management-commands-in-django/, https://reintech.io/blog/working-with-django-management-commands-tutorial, https://www.geeksforgeeks.org/top-django-commands/, https://aisaastemplate.com/blog/django-management-command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nage commands</text:p>
          </table:table-cell>
          <table:table-cell office:value-type="string" calcext:value-type="string">
            <text:p>django commands (4)</text:p>
          </table:table-cell>
          <table:table-cell office:value-type="float" office:value="28" calcext:value-type="float">
            <text:p>28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rupesh_mishra/mastering-django-custom-management-commands-a-comprehensive-guide-58gc, https://habr.com/ru/articles/415049/, https://tretyakov.net/post/kak-sozdavat-polzovatelskie-komandy-upravleniya-django/, https://docs.djangoproject.com/en/5.1/howto/custom-management-commands/, https://erickmbwana.gitlab.io/2017/07/16/custom-django-management-commands/, https://ilovedjango.com/django/management-commands/custom-management-commands-in-django/, https://reintech.io/blog/working-with-django-management-commands-tutorial, https://www.geeksforgeeks.org/top-django-commands/, https://aisaastemplate.com/blog/django-management-command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ost</text:p>
          </table:table-cell>
          <table:table-cell office:value-type="string" calcext:value-type="string">
            <text:p>django post (5)</text:p>
          </table:table-cell>
          <table:table-cell office:value-type="float" office:value="200" calcext:value-type="float">
            <text:p>20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7.php, https://sky.pro/wiki/python/rabota-s-zaprosami-i-menedzherami-v-django/, https://www.delftstack.com/howto/django/django-post-request/, https://www.iditect.com/faq/python/how-to-send-a-post-request-using-django.html, https://ru.python-3.com/?p=176, https://studygyaan.com/django/how-to-get-post-request-values-in-django, http://docs.djangoproject.com/en/dev/topics/forms/, https://docs.djangoproject.com/en/dev/topics/forms/?from=olddocs, https://proproprogs.ru/django4/django4-get-i-post-zaprosy-obrabotchiki-isklyucheniy-zaprosov, https://teletype.in/@eenat/PyDjango-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quest post</text:p>
          </table:table-cell>
          <table:table-cell office:value-type="string" calcext:value-type="string">
            <text:p>django post (5)</text:p>
          </table:table-cell>
          <table:table-cell office:value-type="float" office:value="51" calcext:value-type="float">
            <text:p>51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7.php, https://sky.pro/wiki/python/rabota-s-zaprosami-i-menedzherami-v-django/, https://www.delftstack.com/howto/django/django-post-request/, https://www.iditect.com/faq/python/how-to-send-a-post-request-using-django.html, https://ru.python-3.com/?p=176, https://studygyaan.com/django/how-to-get-post-request-values-in-django, http://docs.djangoproject.com/en/dev/topics/forms/, https://docs.djangoproject.com/en/dev/topics/forms/?from=olddocs, https://proproprogs.ru/django4/django4-get-i-post-zaprosy-obrabotchiki-isklyucheniy-zaprosov, https://teletype.in/@eenat/PyDjango-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ost запросы</text:p>
          </table:table-cell>
          <table:table-cell office:value-type="string" calcext:value-type="string">
            <text:p>django post (5)</text:p>
          </table:table-cell>
          <table:table-cell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7.php, https://sky.pro/wiki/python/rabota-s-zaprosami-i-menedzherami-v-django/, https://www.delftstack.com/howto/django/django-post-request/, https://www.iditect.com/faq/python/how-to-send-a-post-request-using-django.html, https://ru.python-3.com/?p=176, https://studygyaan.com/django/how-to-get-post-request-values-in-django, http://docs.djangoproject.com/en/dev/topics/forms/, https://docs.djangoproject.com/en/dev/topics/forms/?from=olddocs, https://proproprogs.ru/django4/django4-get-i-post-zaprosy-obrabotchiki-isklyucheniy-zaprosov, https://teletype.in/@eenat/PyDjango-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st methods django</text:p>
          </table:table-cell>
          <table:table-cell office:value-type="string" calcext:value-type="string">
            <text:p>django post (5)</text:p>
          </table:table-cell>
          <table:table-cell office:value-type="float" office:value="8" calcext:value-type="float">
            <text:p>8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7.php, https://sky.pro/wiki/python/rabota-s-zaprosami-i-menedzherami-v-django/, https://www.delftstack.com/howto/django/django-post-request/, https://www.iditect.com/faq/python/how-to-send-a-post-request-using-django.html, https://ru.python-3.com/?p=176, https://studygyaan.com/django/how-to-get-post-request-values-in-django, http://docs.djangoproject.com/en/dev/topics/forms/, https://docs.djangoproject.com/en/dev/topics/forms/?from=olddocs, https://proproprogs.ru/django4/django4-get-i-post-zaprosy-obrabotchiki-isklyucheniy-zaprosov, https://teletype.in/@eenat/PyDjango-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ost data</text:p>
          </table:table-cell>
          <table:table-cell office:value-type="string" calcext:value-type="string">
            <text:p>django post (5)</text:p>
          </table:table-cell>
          <table:table-cell office:value-type="float" office:value="7" calcext:value-type="float">
            <text:p>7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7.php, https://sky.pro/wiki/python/rabota-s-zaprosami-i-menedzherami-v-django/, https://www.delftstack.com/howto/django/django-post-request/, https://www.iditect.com/faq/python/how-to-send-a-post-request-using-django.html, https://ru.python-3.com/?p=176, https://studygyaan.com/django/how-to-get-post-request-values-in-django, http://docs.djangoproject.com/en/dev/topics/forms/, https://docs.djangoproject.com/en/dev/topics/forms/?from=olddocs, https://proproprogs.ru/django4/django4-get-i-post-zaprosy-obrabotchiki-isklyucheniy-zaprosov, https://teletype.in/@eenat/PyDjango-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запросы</text:p>
          </table:table-cell>
          <table:table-cell office:value-type="string" calcext:value-type="string">
            <text:p>django запросы (4)</text:p>
          </table:table-cell>
          <table:table-cell office:value-type="float" office:value="150" calcext:value-type="float">
            <text:p>150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lovedjango.com/django/orm/orm-queries/, https://proproprogs.ru/django/osnovy-orm-django-za-chas, https://django.readthedocs.io/en/stable/topics/db/queries.html, https://habr.com/ru/companies/domclick/articles/552930/, https://sky.pro/wiki/python/rabota-s-zaprosami-i-menedzherami-v-django/, https://smyt.ru/blog/django-orm/, https://djangocentral.com/django-orm-cheatsheet/, https://djangocentral.com/how-to-perform-and-queries-in-django-orm/, https://ru.hexlet.io/courses/python-django-orm/lessons/making-queries/theory_unit, https://www.squash.io/exploring-advanced-querying-and-optimization-in-django-orm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query</text:p>
          </table:table-cell>
          <table:table-cell office:value-type="string" calcext:value-type="string">
            <text:p>django запросы (4)</text:p>
          </table:table-cell>
          <table:table-cell office:value-type="float" office:value="86" calcext:value-type="float">
            <text:p>86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lovedjango.com/django/orm/orm-queries/, https://proproprogs.ru/django/osnovy-orm-django-za-chas, https://django.readthedocs.io/en/stable/topics/db/queries.html, https://habr.com/ru/companies/domclick/articles/552930/, https://sky.pro/wiki/python/rabota-s-zaprosami-i-menedzherami-v-django/, https://smyt.ru/blog/django-orm/, https://djangocentral.com/django-orm-cheatsheet/, https://djangocentral.com/how-to-perform-and-queries-in-django-orm/, https://ru.hexlet.io/courses/python-django-orm/lessons/making-queries/theory_unit, https://www.squash.io/exploring-advanced-querying-and-optimization-in-django-orm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запросы</text:p>
          </table:table-cell>
          <table:table-cell office:value-type="string" calcext:value-type="string">
            <text:p>django запросы (4)</text:p>
          </table:table-cell>
          <table:table-cell office:value-type="float" office:value="24" calcext:value-type="float">
            <text:p>24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lovedjango.com/django/orm/orm-queries/, https://proproprogs.ru/django/osnovy-orm-django-za-chas, https://django.readthedocs.io/en/stable/topics/db/queries.html, https://habr.com/ru/companies/domclick/articles/552930/, https://sky.pro/wiki/python/rabota-s-zaprosami-i-menedzherami-v-django/, https://smyt.ru/blog/django-orm/, https://djangocentral.com/django-orm-cheatsheet/, https://djangocentral.com/how-to-perform-and-queries-in-django-orm/, https://ru.hexlet.io/courses/python-django-orm/lessons/making-queries/theory_unit, https://www.squash.io/exploring-advanced-querying-and-optimization-in-django-orm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queries</text:p>
          </table:table-cell>
          <table:table-cell office:value-type="string" calcext:value-type="string">
            <text:p>django запросы (4)</text:p>
          </table:table-cell>
          <table:table-cell office:value-type="float" office:value="15" calcext:value-type="float">
            <text:p>15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lovedjango.com/django/orm/orm-queries/, https://proproprogs.ru/django/osnovy-orm-django-za-chas, https://django.readthedocs.io/en/stable/topics/db/queries.html, https://habr.com/ru/companies/domclick/articles/552930/, https://sky.pro/wiki/python/rabota-s-zaprosami-i-menedzherami-v-django/, https://smyt.ru/blog/django-orm/, https://djangocentral.com/django-orm-cheatsheet/, https://djangocentral.com/how-to-perform-and-queries-in-django-orm/, https://ru.hexlet.io/courses/python-django-orm/lessons/making-queries/theory_unit, https://www.squash.io/exploring-advanced-querying-and-optimization-in-django-orm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ist</text:p>
          </table:table-cell>
          <table:table-cell office:value-type="string" calcext:value-type="string">
            <text:p>django list (3)</text:p>
          </table:table-cell>
          <table:table-cell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deunderscored.com/listview-in-django/, https://proproprogs.ru/django/klassy-predstavleniy-listview-detailview-createview, https://www.pythontutorial.net/django-tutorial/django-listview/, https://developer.mozilla.org/en-US/docs/Learn_web_development/Extensions/Server-side/Django/Generic_views, https://www.geeksforgeeks.org/the-most-efficient-way-to-store-a-list-in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писки</text:p>
          </table:table-cell>
          <table:table-cell office:value-type="string" calcext:value-type="string">
            <text:p>django list (3)</text:p>
          </table:table-cell>
          <table:table-cell office:value-type="float" office:value="83" calcext:value-type="float">
            <text:p>83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deunderscored.com/listview-in-django/, https://proproprogs.ru/django/klassy-predstavleniy-listview-detailview-createview, https://www.pythontutorial.net/django-tutorial/django-listview/, https://developer.mozilla.org/en-US/docs/Learn_web_development/Extensions/Server-side/Django/Generic_views, https://www.geeksforgeeks.org/the-most-efficient-way-to-store-a-list-in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bject list</text:p>
          </table:table-cell>
          <table:table-cell office:value-type="string" calcext:value-type="string">
            <text:p>django list (3)</text:p>
          </table:table-cell>
          <table:table-cell office:value-type="float" office:value="19" calcext:value-type="float">
            <text:p>1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deunderscored.com/listview-in-django/, https://proproprogs.ru/django/klassy-predstavleniy-listview-detailview-createview, https://www.pythontutorial.net/django-tutorial/django-listview/, https://developer.mozilla.org/en-US/docs/Learn_web_development/Extensions/Server-side/Django/Generic_views, https://www.geeksforgeeks.org/the-most-efficient-way-to-store-a-list-in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key</text:p>
          </table:table-cell>
          <table:table-cell office:value-type="string" calcext:value-type="string">
            <text:p>django key (2)</text:p>
          </table:table-cell>
          <table:table-cell office:value-type="float" office:value="227" calcext:value-type="float">
            <text:p>227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dwati.github.io/posts/generate-django-secret-key/, https://builtwithdjango.com/tools/django-secret/, https://codinggear.org/django-generate-secret-key/, https://dev.to/codebyank/django-framework-21d9, https://docs.djangoproject.com/en/5.1/topics/signing/, https://saasitive.com/tutorial/generate-django-secret-key/, https://studygyaan.com/django/understand-the-purpose-of-the-django-setting-secret_key, https://www.geeksforgeeks.org/best-practices-for-managing-django-secret-keys-and-environment-variab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cret key</text:p>
          </table:table-cell>
          <table:table-cell office:value-type="string" calcext:value-type="string">
            <text:p>django key (2)</text:p>
          </table:table-cell>
          <table:table-cell office:value-type="float" office:value="42" calcext:value-type="float">
            <text:p>42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dwati.github.io/posts/generate-django-secret-key/, https://builtwithdjango.com/tools/django-secret/, https://codinggear.org/django-generate-secret-key/, https://dev.to/codebyank/django-framework-21d9, https://docs.djangoproject.com/en/5.1/topics/signing/, https://saasitive.com/tutorial/generate-django-secret-key/, https://studygyaan.com/django/understand-the-purpose-of-the-django-setting-secret_key, https://www.geeksforgeeks.org/best-practices-for-managing-django-secret-keys-and-environment-variab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3</text:p>
          </table:table-cell>
          <table:table-cell office:value-type="string" calcext:value-type="string">
            <text:p>django 3 (2)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django/django, https://pypi.org/project/Django/, https://ru.wikipedia.org/wiki/Django, https://www.djangoproject.com/downloa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оследняя версия django</text:p>
          </table:table-cell>
          <table:table-cell office:value-type="string" calcext:value-type="string">
            <text:p>django 3 (2)</text:p>
          </table:table-cell>
          <table:table-cell office:value-type="float" office:value="9" calcext:value-type="float">
            <text:p>9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django/django, https://pypi.org/project/Django/, https://ru.wikipedia.org/wiki/Django, https://www.djangoproject.com/downloa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ip django</text:p>
          </table:table-cell>
          <table:table-cell office:value-type="string" calcext:value-type="string">
            <text:p>pip django (4)</text:p>
          </table:table-cell>
          <table:table-cell office:value-type="float" office:value="126" calcext:value-type="float">
            <text:p>126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pi.org/project/Django/, https://sky.pro/wiki/python/ustanovka-i-nastrojka-django/, https://django.readthedocs.io/en/stable/howto/windows.html, https://metanit.com/python/django/1.2.php, https://www.djangoproject.com/download/, https://www.geeksforgeeks.org/djnago-installation-and-setup/, https://developer.mozilla.org/en-US/docs/Learn_web_development/Extensions/Server-side/Django/development_environment, https://djangostaan.netlify.app/django-installation-and-setup-guide-the-right-way-to-setup-your-django-project/, https://www.stanleyulili.com/django/how-to-install-django-on-window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ip install django</text:p>
          </table:table-cell>
          <table:table-cell office:value-type="string" calcext:value-type="string">
            <text:p>pip django (4)</text:p>
          </table:table-cell>
          <table:table-cell office:value-type="float" office:value="82" calcext:value-type="float">
            <text:p>82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pi.org/project/Django/, https://sky.pro/wiki/python/ustanovka-i-nastrojka-django/, https://django.readthedocs.io/en/stable/howto/windows.html, https://metanit.com/python/django/1.2.php, https://www.djangoproject.com/download/, https://www.geeksforgeeks.org/djnago-installation-and-setup/, https://developer.mozilla.org/en-US/docs/Learn_web_development/Extensions/Server-side/Django/development_environment, https://djangostaan.netlify.app/django-installation-and-setup-guide-the-right-way-to-setup-your-django-project/, https://www.stanleyulili.com/django/how-to-install-django-on-window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3</text:p>
          </table:table-cell>
          <table:table-cell office:value-type="string" calcext:value-type="string">
            <text:p>pip django (4)</text:p>
          </table:table-cell>
          <table:table-cell office:value-type="float" office:value="52" calcext:value-type="float">
            <text:p>52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pi.org/project/Django/, https://sky.pro/wiki/python/ustanovka-i-nastrojka-django/, https://django.readthedocs.io/en/stable/howto/windows.html, https://metanit.com/python/django/1.2.php, https://www.djangoproject.com/download/, https://www.geeksforgeeks.org/djnago-installation-and-setup/, https://developer.mozilla.org/en-US/docs/Learn_web_development/Extensions/Server-side/Django/development_environment, https://djangostaan.netlify.app/django-installation-and-setup-guide-the-right-way-to-setup-your-django-project/, https://www.stanleyulili.com/django/how-to-install-django-on-window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pip</text:p>
          </table:table-cell>
          <table:table-cell office:value-type="string" calcext:value-type="string">
            <text:p>pip django (4)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pi.org/project/Django/, https://sky.pro/wiki/python/ustanovka-i-nastrojka-django/, https://django.readthedocs.io/en/stable/howto/windows.html, https://metanit.com/python/django/1.2.php, https://www.djangoproject.com/download/, https://www.geeksforgeeks.org/djnago-installation-and-setup/, https://developer.mozilla.org/en-US/docs/Learn_web_development/Extensions/Server-side/Django/development_environment, https://djangostaan.netlify.app/django-installation-and-setup-guide-the-right-way-to-setup-your-django-project/, https://www.stanleyulili.com/django/how-to-install-django-on-window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ne to one</text:p>
          </table:table-cell>
          <table:table-cell office:value-type="string" calcext:value-type="string">
            <text:p>django one to one (2)</text:p>
          </table:table-cell>
          <table:table-cell office:value-type="float" office:value="133" calcext:value-type="float">
            <text:p>133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topics/db/examples/one_to_one/, https://medium.com/django-rest/one-to-one-relationships-onetoonefield-917cfd2e4ce3, https://medium.com/django-unleashed/one-to-one-vs-foreign-key-in-django-models-9c2c5eac71c1, https://python.plainenglish.io/django-onetoonefield-simple-or-complex-44811459da2a, https://sentry.io/answers/difference-between-onetoonefield-and-foreign-key-django/, https://stackoverflow.com/questions/5870537/onetoonefield-vs-foreignkey-in-django, https://www.freecodecamp.org/news/django-model-relationships/, https://www.pythontutorial.net/django-tutorial/django-one-to-one/, https://www.reddit.com/r/django/comments/6anaai/trying_to_fully_understand_when_to_use/, https://www.youtube.com/watch?v=fHg3NbN6mN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ne to one django</text:p>
          </table:table-cell>
          <table:table-cell office:value-type="string" calcext:value-type="string">
            <text:p>django one to one (2)</text:p>
          </table:table-cell>
          <table:table-cell office:value-type="float" office:value="133" calcext:value-type="float">
            <text:p>133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topics/db/examples/one_to_one/, https://medium.com/django-rest/one-to-one-relationships-onetoonefield-917cfd2e4ce3, https://medium.com/django-unleashed/one-to-one-vs-foreign-key-in-django-models-9c2c5eac71c1, https://python.plainenglish.io/django-onetoonefield-simple-or-complex-44811459da2a, https://sentry.io/answers/difference-between-onetoonefield-and-foreign-key-django/, https://stackoverflow.com/questions/5870537/onetoonefield-vs-foreignkey-in-django, https://www.freecodecamp.org/news/django-model-relationships/, https://www.pythontutorial.net/django-tutorial/django-one-to-one/, https://www.reddit.com/r/django/comments/6anaai/trying_to_fully_understand_when_to_use/, https://www.youtube.com/watch?v=fHg3NbN6mN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ule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ease.net/programming/python/modules-django, https://djangopackages.org/, https://docs.appseed.us/technologies/django/popular-modules/, https://docs.djangoproject.com/en/5.0/_modules/, https://github.com/Peopl3s/python-django-modules-wiki, https://kinsta.com/blog/django-packages/, https://ngangasn.com/packages-and-libraries-you-should-be-using-along-with-django/, https://pythonhosted.org/redsolutioncms/module_from_scratch.html, https://sunscrapers.com/blog/14-django-packages-you-should-know/, https://themeselection.com/django-packag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queryset</text:p>
          </table:table-cell>
          <table:table-cell office:value-type="string" calcext:value-type="string">
            <text:p>django queryset (4)</text:p>
          </table:table-cell>
          <table:table-cell office:value-type="float" office:value="235" calcext:value-type="float">
            <text:p>235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models/querysets/, https://javarush.com/quests/lectures/ru.javarush.python.django.lecture.level08.lecture01, https://blog.logrocket.com/querysets-and-aggregations-in-django/, https://codesarray.com/view/Django-QuerySets-Explained, https://learndjango.com/tutorials/django-querysets-tutorial, https://tutorial.djangogirls.org/ru/django_orm/, https://github.com/DjangoGirls/tutorial/blob/master/ru/django_orm/README.md, https://metanit.com/python/django/5.3.php, https://www.programink.com/django-tutorial/django-queryse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queryset</text:p>
          </table:table-cell>
          <table:table-cell office:value-type="string" calcext:value-type="string">
            <text:p>django queryset (4)</text:p>
          </table:table-cell>
          <table:table-cell office:value-type="float" office:value="10" calcext:value-type="float">
            <text:p>10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models/querysets/, https://javarush.com/quests/lectures/ru.javarush.python.django.lecture.level08.lecture01, https://blog.logrocket.com/querysets-and-aggregations-in-django/, https://codesarray.com/view/Django-QuerySets-Explained, https://learndjango.com/tutorials/django-querysets-tutorial, https://tutorial.djangogirls.org/ru/django_orm/, https://github.com/DjangoGirls/tutorial/blob/master/ru/django_orm/README.md, https://metanit.com/python/django/5.3.php, https://www.programink.com/django-tutorial/django-queryse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объект queryset django</text:p>
          </table:table-cell>
          <table:table-cell office:value-type="string" calcext:value-type="string">
            <text:p>django queryset (4)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models/querysets/, https://javarush.com/quests/lectures/ru.javarush.python.django.lecture.level08.lecture01, https://blog.logrocket.com/querysets-and-aggregations-in-django/, https://codesarray.com/view/Django-QuerySets-Explained, https://learndjango.com/tutorials/django-querysets-tutorial, https://tutorial.djangogirls.org/ru/django_orm/, https://github.com/DjangoGirls/tutorial/blob/master/ru/django_orm/README.md, https://metanit.com/python/django/5.3.php, https://www.programink.com/django-tutorial/django-queryse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queryset</text:p>
          </table:table-cell>
          <table:table-cell office:value-type="string" calcext:value-type="string">
            <text:p>django queryset (4)</text:p>
          </table:table-cell>
          <table:table-cell office:value-type="float" office:value="7" calcext:value-type="float">
            <text:p>7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models/querysets/, https://javarush.com/quests/lectures/ru.javarush.python.django.lecture.level08.lecture01, https://blog.logrocket.com/querysets-and-aggregations-in-django/, https://codesarray.com/view/Django-QuerySets-Explained, https://learndjango.com/tutorials/django-querysets-tutorial, https://tutorial.djangogirls.org/ru/django_orm/, https://github.com/DjangoGirls/tutorial/blob/master/ru/django_orm/README.md, https://metanit.com/python/django/5.3.php, https://www.programink.com/django-tutorial/django-queryse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til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.readthedocs.org/projects/django-utils2/downloads/pdf/stable/, https://djangopackages.org/packages/p/django-utils2/, https://docs.djangoproject.com/en/5.1/ref/utils/, https://github.com/wolph/django-utils, https://habr.com/ru/companies/kokocgroup/articles/796829/, https://ilovedjango.com/django/utils/, https://pythonhosted.org/django-utils2/django_utils.html, https://simpleisbetterthancomplex.com/article/2016/08/10/exploring-django-utils-1.html, https://utkarsh9891.github.io/django_utils/, https://www.bookstack.cn/read/django-3.1-en/7458151abb4cbcfe.m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5 в примерах</text:p>
          </table:table-cell>
          <table:table-cell office:value-type="string" calcext:value-type="string">
            <text:p>django 5 в примерах (3)</text:p>
          </table:table-cell>
          <table:table-cell office:value-type="float" office:value="141" calcext:value-type="float">
            <text:p>141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mkpress.com/catalog/computer/web/978-5-93700-259-4/, https://market.yandex.ru/product--django-5-v-primerakh/805371145?sku=103578352330&amp;uniqueId=182454729, https://t.me/developer_shelf/4742, https://vk.com/wall-16108331_181829, https://linuxcenter.shop/collection/novinki-2/product/kniga-mele-a-django-5-v-primerah, https://www.amazon.com/Django-Example-powerful-reliable-applications/dp/1805125451, https://www.ozon.ru/product/django-5-v-primerah-mele-antonio-1710357215/, https://www.wildberries.ru/catalog/258042431/detail.asp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антонио меле django 5 в примерах</text:p>
          </table:table-cell>
          <table:table-cell office:value-type="string" calcext:value-type="string">
            <text:p>django 5 в примерах (3)</text:p>
          </table:table-cell>
          <table:table-cell office:value-type="float" office:value="100" calcext:value-type="float">
            <text:p>10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mkpress.com/catalog/computer/web/978-5-93700-259-4/, https://market.yandex.ru/product--django-5-v-primerakh/805371145?sku=103578352330&amp;uniqueId=182454729, https://t.me/developer_shelf/4742, https://vk.com/wall-16108331_181829, https://linuxcenter.shop/collection/novinki-2/product/kniga-mele-a-django-5-v-primerah, https://www.amazon.com/Django-Example-powerful-reliable-applications/dp/1805125451, https://www.ozon.ru/product/django-5-v-primerah-mele-antonio-1710357215/, https://www.wildberries.ru/catalog/258042431/detail.asp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5 книга</text:p>
          </table:table-cell>
          <table:table-cell office:value-type="string" calcext:value-type="string">
            <text:p>django 5 в примерах (3)</text:p>
          </table:table-cell>
          <table:table-cell office:value-type="float" office:value="13" calcext:value-type="float">
            <text:p>13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mkpress.com/catalog/computer/web/978-5-93700-259-4/, https://market.yandex.ru/product--django-5-v-primerakh/805371145?sku=103578352330&amp;uniqueId=182454729, https://t.me/developer_shelf/4742, https://vk.com/wall-16108331_181829, https://linuxcenter.shop/collection/novinki-2/product/kniga-mele-a-django-5-v-primerah, https://www.amazon.com/Django-Example-powerful-reliable-applications/dp/1805125451, https://www.ozon.ru/product/django-5-v-primerah-mele-antonio-1710357215/, https://www.wildberries.ru/catalog/258042431/detail.asp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mail</text:p>
          </table:table-cell>
          <table:table-cell office:value-type="string" calcext:value-type="string">
            <text:p>django email (7)</text:p>
          </table:table-cell>
          <table:table-cell office:value-type="float" office:value="135" calcext:value-type="float">
            <text:p>135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6367014/how-to-send-email-via-django, https://www.sitepoint.com/django-send-email/, https://docs.djangoproject.com/en/5.2/topics/email/, https://tproger.ru/translations/email-functionality-django, https://www.geeksforgeeks.org/setup-sending-email-in-django-project/, https://vivazzi.pro/ru/it/send-email-in-django/, https://learndjango.com/tutorials/django-email-contact-form-tutorial, https://opensource.com/article/22/12/django-send-emails-smtp, https://pocoz.gitbooks.io/django-v-primerah/content/glava-2-uluchshenie-bloga-s-pomoshyu-rasshirennyh-vozmozhnostej/otpravka-postov-na-e-mail/otpravka-e-mail-v-django.html, https://pythonguides.com/email-sender-app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nd</text:p>
          </table:table-cell>
          <table:table-cell office:value-type="string" calcext:value-type="string">
            <text:p>django email (7)</text:p>
          </table:table-cell>
          <table:table-cell office:value-type="float" office:value="43" calcext:value-type="float">
            <text:p>43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6367014/how-to-send-email-via-django, https://www.sitepoint.com/django-send-email/, https://docs.djangoproject.com/en/5.2/topics/email/, https://tproger.ru/translations/email-functionality-django, https://www.geeksforgeeks.org/setup-sending-email-in-django-project/, https://vivazzi.pro/ru/it/send-email-in-django/, https://learndjango.com/tutorials/django-email-contact-form-tutorial, https://opensource.com/article/22/12/django-send-emails-smtp, https://pocoz.gitbooks.io/django-v-primerah/content/glava-2-uluchshenie-bloga-s-pomoshyu-rasshirennyh-vozmozhnostej/otpravka-postov-na-e-mail/otpravka-e-mail-v-django.html, https://pythonguides.com/email-sender-app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il</text:p>
          </table:table-cell>
          <table:table-cell office:value-type="string" calcext:value-type="string">
            <text:p>django email (7)</text:p>
          </table:table-cell>
          <table:table-cell office:value-type="float" office:value="30" calcext:value-type="float">
            <text:p>30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6367014/how-to-send-email-via-django, https://www.sitepoint.com/django-send-email/, https://docs.djangoproject.com/en/5.2/topics/email/, https://tproger.ru/translations/email-functionality-django, https://www.geeksforgeeks.org/setup-sending-email-in-django-project/, https://vivazzi.pro/ru/it/send-email-in-django/, https://learndjango.com/tutorials/django-email-contact-form-tutorial, https://opensource.com/article/22/12/django-send-emails-smtp, https://pocoz.gitbooks.io/django-v-primerah/content/glava-2-uluchshenie-bloga-s-pomoshyu-rasshirennyh-vozmozhnostej/otpravka-postov-na-e-mail/otpravka-e-mail-v-django.html, https://pythonguides.com/email-sender-app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nd email</text:p>
          </table:table-cell>
          <table:table-cell office:value-type="string" calcext:value-type="string">
            <text:p>django email (7)</text:p>
          </table:table-cell>
          <table:table-cell office:value-type="float" office:value="14" calcext:value-type="float">
            <text:p>14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6367014/how-to-send-email-via-django, https://www.sitepoint.com/django-send-email/, https://docs.djangoproject.com/en/5.2/topics/email/, https://tproger.ru/translations/email-functionality-django, https://www.geeksforgeeks.org/setup-sending-email-in-django-project/, https://vivazzi.pro/ru/it/send-email-in-django/, https://learndjango.com/tutorials/django-email-contact-form-tutorial, https://opensource.com/article/22/12/django-send-emails-smtp, https://pocoz.gitbooks.io/django-v-primerah/content/glava-2-uluchshenie-bloga-s-pomoshyu-rasshirennyh-vozmozhnostej/otpravka-postov-na-e-mail/otpravka-e-mail-v-django.html, https://pythonguides.com/email-sender-app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nding email</text:p>
          </table:table-cell>
          <table:table-cell office:value-type="string" calcext:value-type="string">
            <text:p>django email (7)</text:p>
          </table:table-cell>
          <table:table-cell office:value-type="float" office:value="14" calcext:value-type="float">
            <text:p>14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6367014/how-to-send-email-via-django, https://www.sitepoint.com/django-send-email/, https://docs.djangoproject.com/en/5.2/topics/email/, https://tproger.ru/translations/email-functionality-django, https://www.geeksforgeeks.org/setup-sending-email-in-django-project/, https://vivazzi.pro/ru/it/send-email-in-django/, https://learndjango.com/tutorials/django-email-contact-form-tutorial, https://opensource.com/article/22/12/django-send-emails-smtp, https://pocoz.gitbooks.io/django-v-primerah/content/glava-2-uluchshenie-bloga-s-pomoshyu-rasshirennyh-vozmozhnostej/otpravka-postov-na-e-mail/otpravka-e-mail-v-django.html, https://pythonguides.com/email-sender-app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nd mail</text:p>
          </table:table-cell>
          <table:table-cell office:value-type="string" calcext:value-type="string">
            <text:p>django email (7)</text:p>
          </table:table-cell>
          <table:table-cell office:value-type="float" office:value="8" calcext:value-type="float">
            <text:p>8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6367014/how-to-send-email-via-django, https://www.sitepoint.com/django-send-email/, https://docs.djangoproject.com/en/5.2/topics/email/, https://tproger.ru/translations/email-functionality-django, https://www.geeksforgeeks.org/setup-sending-email-in-django-project/, https://vivazzi.pro/ru/it/send-email-in-django/, https://learndjango.com/tutorials/django-email-contact-form-tutorial, https://opensource.com/article/22/12/django-send-emails-smtp, https://pocoz.gitbooks.io/django-v-primerah/content/glava-2-uluchshenie-bloga-s-pomoshyu-rasshirennyh-vozmozhnostej/otpravka-postov-na-e-mail/otpravka-e-mail-v-django.html, https://pythonguides.com/email-sender-app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nding mail django</text:p>
          </table:table-cell>
          <table:table-cell office:value-type="string" calcext:value-type="string">
            <text:p>django email (7)</text:p>
          </table:table-cell>
          <table:table-cell office:value-type="float" office:value="8" calcext:value-type="float">
            <text:p>8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6367014/how-to-send-email-via-django, https://www.sitepoint.com/django-send-email/, https://docs.djangoproject.com/en/5.2/topics/email/, https://tproger.ru/translations/email-functionality-django, https://www.geeksforgeeks.org/setup-sending-email-in-django-project/, https://vivazzi.pro/ru/it/send-email-in-django/, https://learndjango.com/tutorials/django-email-contact-form-tutorial, https://opensource.com/article/22/12/django-send-emails-smtp, https://pocoz.gitbooks.io/django-v-primerah/content/glava-2-uluchshenie-bloga-s-pomoshyu-rasshirennyh-vozmozhnostej/otpravka-postov-na-e-mail/otpravka-e-mail-v-django.html, https://pythonguides.com/email-sender-app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 нуля</text:p>
          </table:table-cell>
          <table:table-cell office:value-type="string" calcext:value-type="string">
            <text:p>django с нуля (6)</text:p>
          </table:table-cell>
          <table:table-cell office:value-type="float" office:value="78" calcext:value-type="float">
            <text:p>7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blog.skillfactory.ru/django-s-chego-nachat-obychenie/, https://tproger.ru/translations/create-your-first-django-app, https://habr.com/ru/articles/749142/, https://proglib.io/p/django-s-nulya-chast-1-pishem-mnogopolzovatelskiy-blog-dlya-kluba-lyubiteley-zadach-python-2022-06-06, https://sky.pro/wiki/python/sozdanie-sajta-na-django-s-nulya/, https://metanit.com/python/django/, https://selectel.ru/blog/tutorials/create-projecton-django/, https://docs.astralinux.ru/latest/web/python/django/, https://docs.djangoproject.com/en/2.0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разработка на django</text:p>
          </table:table-cell>
          <table:table-cell office:value-type="string" calcext:value-type="string">
            <text:p>django с нуля (6)</text:p>
          </table:table-cell>
          <table:table-cell office:value-type="float" office:value="51" calcext:value-type="float">
            <text:p>51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blog.skillfactory.ru/django-s-chego-nachat-obychenie/, https://tproger.ru/translations/create-your-first-django-app, https://habr.com/ru/articles/749142/, https://proglib.io/p/django-s-nulya-chast-1-pishem-mnogopolzovatelskiy-blog-dlya-kluba-lyubiteley-zadach-python-2022-06-06, https://sky.pro/wiki/python/sozdanie-sajta-na-django-s-nulya/, https://metanit.com/python/django/, https://selectel.ru/blog/tutorials/create-projecton-django/, https://docs.astralinux.ru/latest/web/python/django/, https://docs.djangoproject.com/en/2.0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с нуля</text:p>
          </table:table-cell>
          <table:table-cell office:value-type="string" calcext:value-type="string">
            <text:p>django с нуля (6)</text:p>
          </table:table-cell>
          <table:table-cell office:value-type="float" office:value="46" calcext:value-type="float">
            <text:p>46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blog.skillfactory.ru/django-s-chego-nachat-obychenie/, https://tproger.ru/translations/create-your-first-django-app, https://habr.com/ru/articles/749142/, https://proglib.io/p/django-s-nulya-chast-1-pishem-mnogopolzovatelskiy-blog-dlya-kluba-lyubiteley-zadach-python-2022-06-06, https://sky.pro/wiki/python/sozdanie-sajta-na-django-s-nulya/, https://metanit.com/python/django/, https://selectel.ru/blog/tutorials/create-projecton-django/, https://docs.astralinux.ru/latest/web/python/django/, https://docs.djangoproject.com/en/2.0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разработка python django</text:p>
          </table:table-cell>
          <table:table-cell office:value-type="string" calcext:value-type="string">
            <text:p>django с нуля (6)</text:p>
          </table:table-cell>
          <table:table-cell office:value-type="float" office:value="44" calcext:value-type="float">
            <text:p>44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blog.skillfactory.ru/django-s-chego-nachat-obychenie/, https://tproger.ru/translations/create-your-first-django-app, https://habr.com/ru/articles/749142/, https://proglib.io/p/django-s-nulya-chast-1-pishem-mnogopolzovatelskiy-blog-dlya-kluba-lyubiteley-zadach-python-2022-06-06, https://sky.pro/wiki/python/sozdanie-sajta-na-django-s-nulya/, https://metanit.com/python/django/, https://selectel.ru/blog/tutorials/create-projecton-django/, https://docs.astralinux.ru/latest/web/python/django/, https://docs.djangoproject.com/en/2.0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пример</text:p>
          </table:table-cell>
          <table:table-cell office:value-type="string" calcext:value-type="string">
            <text:p>django с нуля (6)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blog.skillfactory.ru/django-s-chego-nachat-obychenie/, https://tproger.ru/translations/create-your-first-django-app, https://habr.com/ru/articles/749142/, https://proglib.io/p/django-s-nulya-chast-1-pishem-mnogopolzovatelskiy-blog-dlya-kluba-lyubiteley-zadach-python-2022-06-06, https://sky.pro/wiki/python/sozdanie-sajta-na-django-s-nulya/, https://metanit.com/python/django/, https://selectel.ru/blog/tutorials/create-projecton-django/, https://docs.astralinux.ru/latest/web/python/django/, https://docs.djangoproject.com/en/2.0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оект и приложение</text:p>
          </table:table-cell>
          <table:table-cell office:value-type="string" calcext:value-type="string">
            <text:p>django с нуля (6)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blog.skillfactory.ru/django-s-chego-nachat-obychenie/, https://tproger.ru/translations/create-your-first-django-app, https://habr.com/ru/articles/749142/, https://proglib.io/p/django-s-nulya-chast-1-pishem-mnogopolzovatelskiy-blog-dlya-kluba-lyubiteley-zadach-python-2022-06-06, https://sky.pro/wiki/python/sozdanie-sajta-na-django-s-nulya/, https://metanit.com/python/django/, https://selectel.ru/blog/tutorials/create-projecton-django/, https://docs.astralinux.ru/latest/web/python/django/, https://docs.djangoproject.com/en/2.0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alues</text:p>
          </table:table-cell>
          <table:table-cell office:value-type="string" calcext:value-type="string">
            <text:p>django values (3)</text:p>
          </table:table-cell>
          <table:table-cell office:value-type="float" office:value="211" calcext:value-type="float">
            <text:p>211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654081/, https://metanit.com/python/django/5.14.php, https://proproprogs.ru/django/osnovy-orm-django-za-chas, https://www.geeksforgeeks.org/django-queryset-values-for-single-object/, https://ilovedjango.com/django/orm/orm-queries/, https://sky.pro/wiki/python/raznitsa-mezhdu-values-i-values-list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values</text:p>
          </table:table-cell>
          <table:table-cell office:value-type="string" calcext:value-type="string">
            <text:p>django values (3)</text:p>
          </table:table-cell>
          <table:table-cell office:value-type="float" office:value="19" calcext:value-type="float">
            <text:p>19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654081/, https://metanit.com/python/django/5.14.php, https://proproprogs.ru/django/osnovy-orm-django-za-chas, https://www.geeksforgeeks.org/django-queryset-values-for-single-object/, https://ilovedjango.com/django/orm/orm-queries/, https://sky.pro/wiki/python/raznitsa-mezhdu-values-i-values-list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values</text:p>
          </table:table-cell>
          <table:table-cell office:value-type="string" calcext:value-type="string">
            <text:p>django values (3)</text:p>
          </table:table-cell>
          <table:table-cell office:value-type="float" office:value="19" calcext:value-type="float">
            <text:p>19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654081/, https://metanit.com/python/django/5.14.php, https://proproprogs.ru/django/osnovy-orm-django-za-chas, https://www.geeksforgeeks.org/django-queryset-values-for-single-object/, https://ilovedjango.com/django/orm/orm-queries/, https://sky.pro/wiki/python/raznitsa-mezhdu-values-i-values-list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для начинающих</text:p>
          </table:table-cell>
          <table:table-cell office:value-type="string" calcext:value-type="string">
            <text:p>django для начинающих (2)</text:p>
          </table:table-cell>
          <table:table-cell office:value-type="float" office:value="147" calcext:value-type="float">
            <text:p>147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django-s-chego-nachat-obychenie/, https://kedu.ru/press-center/articles/info-django-polnoe-rukovodstvo-dlya-nachinayushchikh-ustanovka-struktura-proekta/, https://metanit.com/python/django/, https://proglib.io/p/django-s-nulya-chast-1-pishem-mnogopolzovatelskiy-blog-dlya-kluba-lyubiteley-zadach-python-2022-06-06, https://skillbox.ru/media/code/django-dlya-novichkov-chto-eto-za-freymvork-i-zachem-ego-izucha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для начинающих</text:p>
          </table:table-cell>
          <table:table-cell office:value-type="string" calcext:value-type="string">
            <text:p>django для начинающих (2)</text:p>
          </table:table-cell>
          <table:table-cell office:value-type="float" office:value="100" calcext:value-type="float">
            <text:p>100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django-s-chego-nachat-obychenie/, https://kedu.ru/press-center/articles/info-django-polnoe-rukovodstvo-dlya-nachinayushchikh-ustanovka-struktura-proekta/, https://metanit.com/python/django/, https://proglib.io/p/django-s-nulya-chast-1-pishem-mnogopolzovatelskiy-blog-dlya-kluba-lyubiteley-zadach-python-2022-06-06, https://skillbox.ru/media/code/django-dlya-novichkov-chto-eto-za-freymvork-i-zachem-ego-izucha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nder</text:p>
          </table:table-cell>
          <table:table-cell office:value-type="string" calcext:value-type="string">
            <text:p>django render (2)</text:p>
          </table:table-cell>
          <table:table-cell office:value-type="float" office:value="148" calcext:value-type="float">
            <text:p>148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lculatorcollection.com/return-render-django, https://django.how/views/django-redirect-reverse-render-view/, https://docs.djangoproject.com/en/dev/topics/http/shortcuts/, https://metanit.com/python/django/2.3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turn</text:p>
          </table:table-cell>
          <table:table-cell office:value-type="string" calcext:value-type="string">
            <text:p>django render (2)</text:p>
          </table:table-cell>
          <table:table-cell office:value-type="float" office:value="95" calcext:value-type="float">
            <text:p>95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lculatorcollection.com/return-render-django, https://django.how/views/django-redirect-reverse-render-view/, https://docs.djangoproject.com/en/dev/topics/http/shortcuts/, https://metanit.com/python/django/2.3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r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.readthedocs.org/projects/django-core/downloads/pdf/latest/, https://auth0.com/blog/introduction-to-django-3-building-authenticating-and-deploying-part-1/, https://django-core.readthedocs.io/, https://djangowaves.com/tips-tricks/fix-import-error-no-module-named-django-core-management/, https://docs.djangoproject.com/en/5.0/_modules/django/core/management/base/, https://github.com/InfoAgeTech/django-core, https://habr.com/ru/companies/oleg-bunin/articles/433482/, https://www.iditect.com/faq/python/django--quotno-module-named-djangocoremanagementquot.html, https://www.programmer-books.com/wp-content/uploads/2018/08/masteringdjangocore-sample.pdf, https://www.udemy.com/course/django-cor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rializers</text:p>
          </table:table-cell>
          <table:table-cell office:value-type="string" calcext:value-type="string">
            <text:p>django serializers (3)</text:p>
          </table:table-cell>
          <table:table-cell office:value-type="float" office:value="151" calcext:value-type="float">
            <text:p>151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UFJwN7f1RADdb4x, https://www.django-rest-framework.org/api-guide/serializers/, https://www.geeksforgeeks.org/serializers-django-rest-framework/, https://habr.com/ru/companies/yandex_praktikum/articles/598349/, https://proproprogs.ru/django/drf-vvedenie-v-serializaciyu-klass-serializer, https://sourcery.blog/comprehensive-guide-to-serializers-in-django-rest-framework/, https://testdriven.io/blog/drf-serializers/, https://www.scaler.com/topics/django/serializer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serializers</text:p>
          </table:table-cell>
          <table:table-cell office:value-type="string" calcext:value-type="string">
            <text:p>django serializers (3)</text:p>
          </table:table-cell>
          <table:table-cell office:value-type="float" office:value="53" calcext:value-type="float">
            <text:p>5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UFJwN7f1RADdb4x, https://www.django-rest-framework.org/api-guide/serializers/, https://www.geeksforgeeks.org/serializers-django-rest-framework/, https://habr.com/ru/companies/yandex_praktikum/articles/598349/, https://proproprogs.ru/django/drf-vvedenie-v-serializaciyu-klass-serializer, https://sourcery.blog/comprehensive-guide-to-serializers-in-django-rest-framework/, https://testdriven.io/blog/drf-serializers/, https://www.scaler.com/topics/django/serializer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framework serializer</text:p>
          </table:table-cell>
          <table:table-cell office:value-type="string" calcext:value-type="string">
            <text:p>django serializers (3)</text:p>
          </table:table-cell>
          <table:table-cell office:value-type="float" office:value="32" calcext:value-type="float">
            <text:p>32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UFJwN7f1RADdb4x, https://www.django-rest-framework.org/api-guide/serializers/, https://www.geeksforgeeks.org/serializers-django-rest-framework/, https://habr.com/ru/companies/yandex_praktikum/articles/598349/, https://proproprogs.ru/django/drf-vvedenie-v-serializaciyu-klass-serializer, https://sourcery.blog/comprehensive-guide-to-serializers-in-django-rest-framework/, https://testdriven.io/blog/drf-serializers/, https://www.scaler.com/topics/django/serializer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етоды django</text:p>
          </table:table-cell>
          <table:table-cell office:value-type="string" calcext:value-type="string">
            <text:p>методы django (4)</text:p>
          </table:table-cell>
          <table:table-cell office:value-type="float" office:value="137" calcext:value-type="float">
            <text:p>137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django-orm-cheatsheet/, https://proproprogs.ru/django/osnovy-orm-django-za-chas, https://blog.kantegory.me/Rabota-s-Django-ORM-10-18, https://proglib.io/p/kurs-django-chast-2-orm-i-osnovy-raboty-s-bazami-dannyh-2024-01-29, https://developer.mozilla.org/ru/docs/Learn_web_development/Extensions/Server-side/Django/Models, https://docs.djangoproject.com/en/5.0/ref/models/instances/, https://habr.com/ru/companies/otus/articles/654081/, https://ilovedjango.com/django/orm/orm-queri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om django db import</text:p>
          </table:table-cell>
          <table:table-cell office:value-type="string" calcext:value-type="string">
            <text:p>методы django (4)</text:p>
          </table:table-cell>
          <table:table-cell office:value-type="float" office:value="38" calcext:value-type="float">
            <text:p>38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django-orm-cheatsheet/, https://proproprogs.ru/django/osnovy-orm-django-za-chas, https://blog.kantegory.me/Rabota-s-Django-ORM-10-18, https://proglib.io/p/kurs-django-chast-2-orm-i-osnovy-raboty-s-bazami-dannyh-2024-01-29, https://developer.mozilla.org/ru/docs/Learn_web_development/Extensions/Server-side/Django/Models, https://docs.djangoproject.com/en/5.0/ref/models/instances/, https://habr.com/ru/companies/otus/articles/654081/, https://ilovedjango.com/django/orm/orm-queri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методы</text:p>
          </table:table-cell>
          <table:table-cell office:value-type="string" calcext:value-type="string">
            <text:p>методы django (4)</text:p>
          </table:table-cell>
          <table:table-cell office:value-type="float" office:value="30" calcext:value-type="float">
            <text:p>30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django-orm-cheatsheet/, https://proproprogs.ru/django/osnovy-orm-django-za-chas, https://blog.kantegory.me/Rabota-s-Django-ORM-10-18, https://proglib.io/p/kurs-django-chast-2-orm-i-osnovy-raboty-s-bazami-dannyh-2024-01-29, https://developer.mozilla.org/ru/docs/Learn_web_development/Extensions/Server-side/Django/Models, https://docs.djangoproject.com/en/5.0/ref/models/instances/, https://habr.com/ru/companies/otus/articles/654081/, https://ilovedjango.com/django/orm/orm-queri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objects</text:p>
          </table:table-cell>
          <table:table-cell office:value-type="string" calcext:value-type="string">
            <text:p>методы django (4)</text:p>
          </table:table-cell>
          <table:table-cell office:value-type="float" office:value="23" calcext:value-type="float">
            <text:p>23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django-orm-cheatsheet/, https://proproprogs.ru/django/osnovy-orm-django-za-chas, https://blog.kantegory.me/Rabota-s-Django-ORM-10-18, https://proglib.io/p/kurs-django-chast-2-orm-i-osnovy-raboty-s-bazami-dannyh-2024-01-29, https://developer.mozilla.org/ru/docs/Learn_web_development/Extensions/Server-side/Django/Models, https://docs.djangoproject.com/en/5.0/ref/models/instances/, https://habr.com/ru/companies/otus/articles/654081/, https://ilovedjango.com/django/orm/orm-queri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inx gunicorn django</text:p>
          </table:table-cell>
          <table:table-cell office:value-type="string" calcext:value-type="string">
            <text:p>django gunicorn (3)</text:p>
          </table:table-cell>
          <table:table-cell office:value-type="float" office:value="51" calcext:value-type="float">
            <text:p>51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get.com/ru/kb/how-to/vps/razvertyvanie-django-s-pomoshchyu-nginx-postgresql-i-gunicorn, https://selectel.ru/blog/tutorials/nginx-and-unicorn-for-django-project/, https://timeweb.cloud/tutorials/django/kak-ustanovit-django-nginx-i-gunicorn-na-virtualnyj-server, https://www.geeksforgeeks.org/how-to-install-django-with-nginx-gunicorn-and-postgresql-on-ubuntu/, https://docs.vultr.com/using-django-with-nginx-postgresql-and-gunicorn-on-ubuntu-20-04, https://evileg.com/ru/post/3/, https://realpython.com/django-nginx-gunicorn/, https://www.nic.ru/help/nastrojka-nginx-i-gunicorn-dlya-django-proekta_11817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ostgresql nginx</text:p>
          </table:table-cell>
          <table:table-cell office:value-type="string" calcext:value-type="string">
            <text:p>django gunicorn (3)</text:p>
          </table:table-cell>
          <table:table-cell office:value-type="float" office:value="37" calcext:value-type="float">
            <text:p>37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get.com/ru/kb/how-to/vps/razvertyvanie-django-s-pomoshchyu-nginx-postgresql-i-gunicorn, https://selectel.ru/blog/tutorials/nginx-and-unicorn-for-django-project/, https://timeweb.cloud/tutorials/django/kak-ustanovit-django-nginx-i-gunicorn-na-virtualnyj-server, https://www.geeksforgeeks.org/how-to-install-django-with-nginx-gunicorn-and-postgresql-on-ubuntu/, https://docs.vultr.com/using-django-with-nginx-postgresql-and-gunicorn-on-ubuntu-20-04, https://evileg.com/ru/post/3/, https://realpython.com/django-nginx-gunicorn/, https://www.nic.ru/help/nastrojka-nginx-i-gunicorn-dlya-django-proekta_11817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ithub</text:p>
          </table:table-cell>
          <table:table-cell office:value-type="string" calcext:value-type="string">
            <text:p>django github (4)</text:p>
          </table:table-cell>
          <table:table-cell office:value-type="float" office:value="176" calcext:value-type="float">
            <text:p>176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wiseai/the-best-github-repositories-for-django-developers-451l, https://ordinarycoders.com/blog/article/django-projects-github, https://www.geeksforgeeks.org/how-to-push-your-django-project-to-github/, https://www.upgrad.com/blog/django-projects-on-github/, https://docs.djangoproject.com/en/dev/internals/contributing/writing-code/working-with-git/, https://github.com/django, https://github.com/django/django, https://github.com/topics/django-project, https://thewebtier.com/5-cool-django-projects-on-githu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оекты на github</text:p>
          </table:table-cell>
          <table:table-cell office:value-type="string" calcext:value-type="string">
            <text:p>django github (4)</text:p>
          </table:table-cell>
          <table:table-cell office:value-type="float" office:value="23" calcext:value-type="float">
            <text:p>23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wiseai/the-best-github-repositories-for-django-developers-451l, https://ordinarycoders.com/blog/article/django-projects-github, https://www.geeksforgeeks.org/how-to-push-your-django-project-to-github/, https://www.upgrad.com/blog/django-projects-on-github/, https://docs.djangoproject.com/en/dev/internals/contributing/writing-code/working-with-git/, https://github.com/django, https://github.com/django/django, https://github.com/topics/django-project, https://thewebtier.com/5-cool-django-projects-on-githu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ithub django project</text:p>
          </table:table-cell>
          <table:table-cell office:value-type="string" calcext:value-type="string">
            <text:p>django github (4)</text:p>
          </table:table-cell>
          <table:table-cell office:value-type="float" office:value="13" calcext:value-type="float">
            <text:p>13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wiseai/the-best-github-repositories-for-django-developers-451l, https://ordinarycoders.com/blog/article/django-projects-github, https://www.geeksforgeeks.org/how-to-push-your-django-project-to-github/, https://www.upgrad.com/blog/django-projects-on-github/, https://docs.djangoproject.com/en/dev/internals/contributing/writing-code/working-with-git/, https://github.com/django, https://github.com/django/django, https://github.com/topics/django-project, https://thewebtier.com/5-cool-django-projects-on-githu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github</text:p>
          </table:table-cell>
          <table:table-cell office:value-type="string" calcext:value-type="string">
            <text:p>django github (4)</text:p>
          </table:table-cell>
          <table:table-cell office:value-type="float" office:value="13" calcext:value-type="float">
            <text:p>13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wiseai/the-best-github-repositories-for-django-developers-451l, https://ordinarycoders.com/blog/article/django-projects-github, https://www.geeksforgeeks.org/how-to-push-your-django-project-to-github/, https://www.upgrad.com/blog/django-projects-on-github/, https://docs.djangoproject.com/en/dev/internals/contributing/writing-code/working-with-git/, https://github.com/django, https://github.com/django/django, https://github.com/topics/django-project, https://thewebtier.com/5-cool-django-projects-on-githu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de</text:p>
          </table:table-cell>
          <table:table-cell office:value-type="string" calcext:value-type="string">
            <text:p>django code (2)</text:p>
          </table:table-cell>
          <table:table-cell office:value-type="float" office:value="150" calcext:value-type="float">
            <text:p>15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django-s-nulya-chast-1-pishem-mnogopolzovatelskiy-blog-dlya-kluba-lyubiteley-zadach-python-2022-06-06, https://skillbox.ru/media/code/pishem-prilozhenie-na-django-chast-1-ustanavlivaem-freymvork-nastraivaem-dvizhok-i-zapisi/, https://tproger.ru/translations/create-your-first-django-ap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од django</text:p>
          </table:table-cell>
          <table:table-cell office:value-type="string" calcext:value-type="string">
            <text:p>django code (2)</text:p>
          </table:table-cell>
          <table:table-cell office:value-type="float" office:value="74" calcext:value-type="float">
            <text:p>74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django-s-nulya-chast-1-pishem-mnogopolzovatelskiy-blog-dlya-kluba-lyubiteley-zadach-python-2022-06-06, https://skillbox.ru/media/code/pishem-prilozhenie-na-django-chast-1-ustanavlivaem-freymvork-nastraivaem-dvizhok-i-zapisi/, https://tproger.ru/translations/create-your-first-django-ap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buntu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cloudsigma.com/installing-the-django-web-framework-on-ubuntu-20-04/, https://dev.to/janetmutua/setting-up-a-django-project-on-ubuntu-beginners-guide-5ep2, https://docs.djangoproject.com/en/5.2/topics/install/, https://ultahost.com/knowledge-base/install-django-ubuntu/, https://www.atlantic.net/dedicated-server-hosting/how-to-install-django-on-ubuntu-22-04/, https://www.digitalocean.com/community/tutorials/how-to-install-the-django-web-framework-on-ubuntu-22-04, https://www.digitalocean.com/community/tutorials/how-to-set-up-django-with-postgres-nginx-and-gunicorn-on-ubuntu, https://www.djangoproject.com/download/, https://www.honeybadger.io/blog/deploy-django-ubuntu/, https://www.rosehosting.com/blog/how-to-install-django-web-framework-on-ubuntu-22-04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d</text:p>
          </table:table-cell>
          <table:table-cell office:value-type="string" calcext:value-type="string">
            <text:p>django id (3)</text:p>
          </table:table-cell>
          <table:table-cell office:value-type="float" office:value="186" calcext:value-type="float">
            <text:p>186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shrmn/notes/blob/master/django/models.md, https://stackoverflow.com/questions/18064973/id-field-in-model-django, https://tech.serhatteker.com/post/2020-01/uuid-primary-key/, https://developer.mozilla.org/ru/docs/Learn_web_development/Extensions/Server-side/Django/Models, https://docs.djangoproject.com/en/dev/ref/models/fields/, https://habr.com/ru/articles/74856/, https://pythonclass.ru/django/modeli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id</text:p>
          </table:table-cell>
          <table:table-cell office:value-type="string" calcext:value-type="string">
            <text:p>django id (3)</text:p>
          </table:table-cell>
          <table:table-cell office:value-type="float" office:value="18" calcext:value-type="float">
            <text:p>18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shrmn/notes/blob/master/django/models.md, https://stackoverflow.com/questions/18064973/id-field-in-model-django, https://tech.serhatteker.com/post/2020-01/uuid-primary-key/, https://developer.mozilla.org/ru/docs/Learn_web_development/Extensions/Server-side/Django/Models, https://docs.djangoproject.com/en/dev/ref/models/fields/, https://habr.com/ru/articles/74856/, https://pythonclass.ru/django/modeli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d field</text:p>
          </table:table-cell>
          <table:table-cell office:value-type="string" calcext:value-type="string">
            <text:p>django id (3)</text:p>
          </table:table-cell>
          <table:table-cell office:value-type="float" office:value="17" calcext:value-type="float">
            <text:p>17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shrmn/notes/blob/master/django/models.md, https://stackoverflow.com/questions/18064973/id-field-in-model-django, https://tech.serhatteker.com/post/2020-01/uuid-primary-key/, https://developer.mozilla.org/ru/docs/Learn_web_development/Extensions/Server-side/Django/Models, https://docs.djangoproject.com/en/dev/ref/models/fields/, https://habr.com/ru/articles/74856/, https://pythonclass.ru/django/modeli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est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ifihan/testing-in-django-26e5, https://developer.mozilla.org/ru/docs/Learn_web_development/Extensions/Server-side/Django/Testing, https://django.readthedocs.io/en/stable/topics/testing/overview.html, https://docs.djangoproject.com/en/5.2/topics/testing/tools/, https://habr.com/ru/articles/122156/, https://learndjango.com/tutorials/django-testing-tutorial, https://ru.python-3.com/?p=525, https://sky.pro/wiki/python/testirovanie-i-otladka-django-prilozhenij/, https://vc.ru/dev/1652992-unittest-v-django, https://yourtodo.life/ru/posts/django-testirovani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pdate</text:p>
          </table:table-cell>
          <table:table-cell office:value-type="string" calcext:value-type="string">
            <text:p>django update (4)</text:p>
          </table:table-cell>
          <table:table-cell office:value-type="float" office:value="171" calcext:value-type="float">
            <text:p>171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5.php, https://javarush.com/quests/lectures/ru.javarush.python.django.lecture.level08.lecture05, https://www.geeksforgeeks.org/django-orm-inserting-updating-deleting-data/, https://betterstack.com/community/guides/scaling-python/django-orm-intro/, https://django.how/models/update-objects/, https://django.readthedocs.io/en/stable/topics/db/queries.html, https://codedec.com/tutorials/object-modification-with-orm-in-django/, https://docs.djangoproject.com/en/5.0/ref/models/instances/, https://vuyisile.com/creating-updating-records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update</text:p>
          </table:table-cell>
          <table:table-cell office:value-type="string" calcext:value-type="string">
            <text:p>django update (4)</text:p>
          </table:table-cell>
          <table:table-cell office:value-type="float" office:value="22" calcext:value-type="float">
            <text:p>22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5.php, https://javarush.com/quests/lectures/ru.javarush.python.django.lecture.level08.lecture05, https://www.geeksforgeeks.org/django-orm-inserting-updating-deleting-data/, https://betterstack.com/community/guides/scaling-python/django-orm-intro/, https://django.how/models/update-objects/, https://django.readthedocs.io/en/stable/topics/db/queries.html, https://codedec.com/tutorials/object-modification-with-orm-in-django/, https://docs.djangoproject.com/en/5.0/ref/models/instances/, https://vuyisile.com/creating-updating-records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update</text:p>
          </table:table-cell>
          <table:table-cell office:value-type="string" calcext:value-type="string">
            <text:p>django update (4)</text:p>
          </table:table-cell>
          <table:table-cell office:value-type="float" office:value="16" calcext:value-type="float">
            <text:p>16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5.php, https://javarush.com/quests/lectures/ru.javarush.python.django.lecture.level08.lecture05, https://www.geeksforgeeks.org/django-orm-inserting-updating-deleting-data/, https://betterstack.com/community/guides/scaling-python/django-orm-intro/, https://django.how/models/update-objects/, https://django.readthedocs.io/en/stable/topics/db/queries.html, https://codedec.com/tutorials/object-modification-with-orm-in-django/, https://docs.djangoproject.com/en/5.0/ref/models/instances/, https://vuyisile.com/creating-updating-records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етод update django</text:p>
          </table:table-cell>
          <table:table-cell office:value-type="string" calcext:value-type="string">
            <text:p>django update (4)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5.php, https://javarush.com/quests/lectures/ru.javarush.python.django.lecture.level08.lecture05, https://www.geeksforgeeks.org/django-orm-inserting-updating-deleting-data/, https://betterstack.com/community/guides/scaling-python/django-orm-intro/, https://django.how/models/update-objects/, https://django.readthedocs.io/en/stable/topics/db/queries.html, https://codedec.com/tutorials/object-modification-with-orm-in-django/, https://docs.djangoproject.com/en/5.0/ref/models/instances/, https://vuyisile.com/creating-updating-records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straint django</text:p>
          </table:table-cell>
          <table:table-cell office:value-type="string" calcext:value-type="string">
            <text:p>constraint django (4)</text:p>
          </table:table-cell>
          <table:table-cell office:value-type="float" office:value="75" calcext:value-type="float">
            <text:p>75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udygyaan.com/django/create-unique-together-for-two-fields-in-django-model-uniqueconstraint, https://www.iditect.com/faq/python/django-uniqueconstraint.html, https://yourtodo.life/ru/posts/django-constraints/, https://docs.djangoproject.com/en/5.1/ref/models/constraints/, https://www.geeksforgeeks.org/how-to-define-two-fields-unique-as-couple-in-django/, https://www.laac.dev/blog/database-constraints-in-django/, https://www.youtube.com/watch?v=lRTTLqha58I, https://ilovedjango.com/django/models-and-databases/django-unique-together/, https://www.fusionbox.com/blog/detail/custom-database-constraints-in-django/594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nique</text:p>
          </table:table-cell>
          <table:table-cell office:value-type="string" calcext:value-type="string">
            <text:p>constraint django (4)</text:p>
          </table:table-cell>
          <table:table-cell office:value-type="float" office:value="74" calcext:value-type="float">
            <text:p>74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udygyaan.com/django/create-unique-together-for-two-fields-in-django-model-uniqueconstraint, https://www.iditect.com/faq/python/django-uniqueconstraint.html, https://yourtodo.life/ru/posts/django-constraints/, https://docs.djangoproject.com/en/5.1/ref/models/constraints/, https://www.geeksforgeeks.org/how-to-define-two-fields-unique-as-couple-in-django/, https://www.laac.dev/blog/database-constraints-in-django/, https://www.youtube.com/watch?v=lRTTLqha58I, https://ilovedjango.com/django/models-and-databases/django-unique-together/, https://www.fusionbox.com/blog/detail/custom-database-constraints-in-django/594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nique constraint</text:p>
          </table:table-cell>
          <table:table-cell office:value-type="string" calcext:value-type="string">
            <text:p>constraint django (4)</text:p>
          </table:table-cell>
          <table:table-cell office:value-type="float" office:value="44" calcext:value-type="float">
            <text:p>44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udygyaan.com/django/create-unique-together-for-two-fields-in-django-model-uniqueconstraint, https://www.iditect.com/faq/python/django-uniqueconstraint.html, https://yourtodo.life/ru/posts/django-constraints/, https://docs.djangoproject.com/en/5.1/ref/models/constraints/, https://www.geeksforgeeks.org/how-to-define-two-fields-unique-as-couple-in-django/, https://www.laac.dev/blog/database-constraints-in-django/, https://www.youtube.com/watch?v=lRTTLqha58I, https://ilovedjango.com/django/models-and-databases/django-unique-together/, https://www.fusionbox.com/blog/detail/custom-database-constraints-in-django/594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constraint</text:p>
          </table:table-cell>
          <table:table-cell office:value-type="string" calcext:value-type="string">
            <text:p>constraint django (4)</text:p>
          </table:table-cell>
          <table:table-cell office:value-type="float" office:value="19" calcext:value-type="float">
            <text:p>19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udygyaan.com/django/create-unique-together-for-two-fields-in-django-model-uniqueconstraint, https://www.iditect.com/faq/python/django-uniqueconstraint.html, https://yourtodo.life/ru/posts/django-constraints/, https://docs.djangoproject.com/en/5.1/ref/models/constraints/, https://www.geeksforgeeks.org/how-to-define-two-fields-unique-as-couple-in-django/, https://www.laac.dev/blog/database-constraints-in-django/, https://www.youtube.com/watch?v=lRTTLqha58I, https://ilovedjango.com/django/models-and-databases/django-unique-together/, https://www.fusionbox.com/blog/detail/custom-database-constraints-in-django/594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настройки django</text:p>
          </table:table-cell>
          <table:table-cell office:value-type="string" calcext:value-type="string">
            <text:p>настройки django (4)</text:p>
          </table:table-cell>
          <table:table-cell office:value-type="float" office:value="177" calcext:value-type="float">
            <text:p>177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2.php, https://skillbox.ru/media/code/pishem-prilozhenie-na-django-chast-1-ustanavlivaem-freymvork-nastraivaem-dvizhok-i-zapisi/, https://sky.pro/wiki/python/ustanovka-i-nastrojka-django/, https://developer.mozilla.org/ru/docs/Learn_web_development/Extensions/Server-side/Django/development_environment, https://javarush.com/quests/lectures/ru.javarush.python.django.lecture.level01.lecture04, https://timeweb.cloud/tutorials/django/kak-ustanovit-django-nginx-i-gunicorn-na-virtualnyj-server, https://timeweb.com/ru/docs/virtualnyj-hosting/prilozheniya-i-frejmvorki/django/, https://tr-page.yandex.ru/translate?lang=en-ru&amp;url=https%3A%2F%2Fwww.geeksforgeeks.org%2Fdjnago-installation-and-setup%2F, https://tr-page.yandex.ru/translate?lang=en-ru&amp;url=https%3A%2F%2Fwww.geeksforgeeks.org%2Fsetting-up-a-virtual-environment-in-django%2F, https://tutorial.djangogirls.org/ru/django_installati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установка настройка</text:p>
          </table:table-cell>
          <table:table-cell office:value-type="string" calcext:value-type="string">
            <text:p>настройки django (4)</text:p>
          </table:table-cell>
          <table:table-cell office:value-type="float" office:value="14" calcext:value-type="float">
            <text:p>14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2.php, https://skillbox.ru/media/code/pishem-prilozhenie-na-django-chast-1-ustanavlivaem-freymvork-nastraivaem-dvizhok-i-zapisi/, https://sky.pro/wiki/python/ustanovka-i-nastrojka-django/, https://developer.mozilla.org/ru/docs/Learn_web_development/Extensions/Server-side/Django/development_environment, https://javarush.com/quests/lectures/ru.javarush.python.django.lecture.level01.lecture04, https://timeweb.cloud/tutorials/django/kak-ustanovit-django-nginx-i-gunicorn-na-virtualnyj-server, https://timeweb.com/ru/docs/virtualnyj-hosting/prilozheniya-i-frejmvorki/django/, https://tr-page.yandex.ru/translate?lang=en-ru&amp;url=https%3A%2F%2Fwww.geeksforgeeks.org%2Fdjnago-installation-and-setup%2F, https://tr-page.yandex.ru/translate?lang=en-ru&amp;url=https%3A%2F%2Fwww.geeksforgeeks.org%2Fsetting-up-a-virtual-environment-in-django%2F, https://tutorial.djangogirls.org/ru/django_installati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виртуальное окружение</text:p>
          </table:table-cell>
          <table:table-cell office:value-type="string" calcext:value-type="string">
            <text:p>настройки django (4)</text:p>
          </table:table-cell>
          <table:table-cell office:value-type="float" office:value="14" calcext:value-type="float">
            <text:p>14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2.php, https://skillbox.ru/media/code/pishem-prilozhenie-na-django-chast-1-ustanavlivaem-freymvork-nastraivaem-dvizhok-i-zapisi/, https://sky.pro/wiki/python/ustanovka-i-nastrojka-django/, https://developer.mozilla.org/ru/docs/Learn_web_development/Extensions/Server-side/Django/development_environment, https://javarush.com/quests/lectures/ru.javarush.python.django.lecture.level01.lecture04, https://timeweb.cloud/tutorials/django/kak-ustanovit-django-nginx-i-gunicorn-na-virtualnyj-server, https://timeweb.com/ru/docs/virtualnyj-hosting/prilozheniya-i-frejmvorki/django/, https://tr-page.yandex.ru/translate?lang=en-ru&amp;url=https%3A%2F%2Fwww.geeksforgeeks.org%2Fdjnago-installation-and-setup%2F, https://tr-page.yandex.ru/translate?lang=en-ru&amp;url=https%3A%2F%2Fwww.geeksforgeeks.org%2Fsetting-up-a-virtual-environment-in-django%2F, https://tutorial.djangogirls.org/ru/django_installati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виртуальная среда</text:p>
          </table:table-cell>
          <table:table-cell office:value-type="string" calcext:value-type="string">
            <text:p>настройки django (4)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2.php, https://skillbox.ru/media/code/pishem-prilozhenie-na-django-chast-1-ustanavlivaem-freymvork-nastraivaem-dvizhok-i-zapisi/, https://sky.pro/wiki/python/ustanovka-i-nastrojka-django/, https://developer.mozilla.org/ru/docs/Learn_web_development/Extensions/Server-side/Django/development_environment, https://javarush.com/quests/lectures/ru.javarush.python.django.lecture.level01.lecture04, https://timeweb.cloud/tutorials/django/kak-ustanovit-django-nginx-i-gunicorn-na-virtualnyj-server, https://timeweb.com/ru/docs/virtualnyj-hosting/prilozheniya-i-frejmvorki/django/, https://tr-page.yandex.ru/translate?lang=en-ru&amp;url=https%3A%2F%2Fwww.geeksforgeeks.org%2Fdjnago-installation-and-setup%2F, https://tr-page.yandex.ru/translate?lang=en-ru&amp;url=https%3A%2F%2Fwww.geeksforgeeks.org%2Fsetting-up-a-virtual-environment-in-django%2F, https://tutorial.djangogirls.org/ru/django_installati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nage py</text:p>
          </table:table-cell>
          <table:table-cell office:value-type="string" calcext:value-type="string">
            <text:p>django manage py (6)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docs.vercel.app/docs/creating-your-first-project, https://docs.djangoproject.com/en/5.2/ref/django-admin/, https://javarush.com/quests/lectures/ru.javarush.python.django.lecture.level01.lecture07, https://python-scripts.com/django-manage-py-startapp, https://www.geeksforgeeks.org/top-django-commands/, https://codinggear.org/how-to-run-django-development-server/, https://codingnomads.com/django-runserver, https://pythonhint.com/post/6811631303256641/managepy-runserver, https://tutorial.djangogirls.org/ru/django_start_project/, https://habr.com/ru/articles/240463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unserver django</text:p>
          </table:table-cell>
          <table:table-cell office:value-type="string" calcext:value-type="string">
            <text:p>django manage py (6)</text:p>
          </table:table-cell>
          <table:table-cell office:value-type="float" office:value="56" calcext:value-type="float">
            <text:p>56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docs.vercel.app/docs/creating-your-first-project, https://docs.djangoproject.com/en/5.2/ref/django-admin/, https://javarush.com/quests/lectures/ru.javarush.python.django.lecture.level01.lecture07, https://python-scripts.com/django-manage-py-startapp, https://www.geeksforgeeks.org/top-django-commands/, https://codinggear.org/how-to-run-django-development-server/, https://codingnomads.com/django-runserver, https://pythonhint.com/post/6811631303256641/managepy-runserver, https://tutorial.djangogirls.org/ru/django_start_project/, https://habr.com/ru/articles/240463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manage py</text:p>
          </table:table-cell>
          <table:table-cell office:value-type="string" calcext:value-type="string">
            <text:p>django manage py (6)</text:p>
          </table:table-cell>
          <table:table-cell office:value-type="float" office:value="35" calcext:value-type="float">
            <text:p>35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docs.vercel.app/docs/creating-your-first-project, https://docs.djangoproject.com/en/5.2/ref/django-admin/, https://javarush.com/quests/lectures/ru.javarush.python.django.lecture.level01.lecture07, https://python-scripts.com/django-manage-py-startapp, https://www.geeksforgeeks.org/top-django-commands/, https://codinggear.org/how-to-run-django-development-server/, https://codingnomads.com/django-runserver, https://pythonhint.com/post/6811631303256641/managepy-runserver, https://tutorial.djangogirls.org/ru/django_start_project/, https://habr.com/ru/articles/240463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nage py runserver</text:p>
          </table:table-cell>
          <table:table-cell office:value-type="string" calcext:value-type="string">
            <text:p>django manage py (6)</text:p>
          </table:table-cell>
          <table:table-cell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docs.vercel.app/docs/creating-your-first-project, https://docs.djangoproject.com/en/5.2/ref/django-admin/, https://javarush.com/quests/lectures/ru.javarush.python.django.lecture.level01.lecture07, https://python-scripts.com/django-manage-py-startapp, https://www.geeksforgeeks.org/top-django-commands/, https://codinggear.org/how-to-run-django-development-server/, https://codingnomads.com/django-runserver, https://pythonhint.com/post/6811631303256641/managepy-runserver, https://tutorial.djangogirls.org/ru/django_start_project/, https://habr.com/ru/articles/240463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runserver</text:p>
          </table:table-cell>
          <table:table-cell office:value-type="string" calcext:value-type="string">
            <text:p>django manage py (6)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docs.vercel.app/docs/creating-your-first-project, https://docs.djangoproject.com/en/5.2/ref/django-admin/, https://javarush.com/quests/lectures/ru.javarush.python.django.lecture.level01.lecture07, https://python-scripts.com/django-manage-py-startapp, https://www.geeksforgeeks.org/top-django-commands/, https://codinggear.org/how-to-run-django-development-server/, https://codingnomads.com/django-runserver, https://pythonhint.com/post/6811631303256641/managepy-runserver, https://tutorial.djangogirls.org/ru/django_start_project/, https://habr.com/ru/articles/240463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manage py runserver</text:p>
          </table:table-cell>
          <table:table-cell office:value-type="string" calcext:value-type="string">
            <text:p>django manage py (6)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docs.vercel.app/docs/creating-your-first-project, https://docs.djangoproject.com/en/5.2/ref/django-admin/, https://javarush.com/quests/lectures/ru.javarush.python.django.lecture.level01.lecture07, https://python-scripts.com/django-manage-py-startapp, https://www.geeksforgeeks.org/top-django-commands/, https://codinggear.org/how-to-run-django-development-server/, https://codingnomads.com/django-runserver, https://pythonhint.com/post/6811631303256641/managepy-runserver, https://tutorial.djangogirls.org/ru/django_start_project/, https://habr.com/ru/articles/240463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t</text:p>
          </table:table-cell>
          <table:table-cell office:value-type="string" calcext:value-type="string">
            <text:p>django set (3)</text:p>
          </table:table-cell>
          <table:table-cell office:value-type="float" office:value="170" calcext:value-type="float">
            <text:p>170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logrocket.com/querysets-and-aggregations-in-django/, https://habr.com/ru/companies/otus/articles/654081/, https://proproprogs.ru/django/osnovy-orm-django-za-chas, https://docs.djangoproject.com/en/5.2/ref/models/querysets/, https://javarush.com/quests/lectures/ru.javarush.python.django.lecture.level08.lecture01, https://metanit.com/python/django/5.3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values</text:p>
          </table:table-cell>
          <table:table-cell office:value-type="string" calcext:value-type="string">
            <text:p>django set (3)</text:p>
          </table:table-cell>
          <table:table-cell office:value-type="float" office:value="31" calcext:value-type="float">
            <text:p>31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logrocket.com/querysets-and-aggregations-in-django/, https://habr.com/ru/companies/otus/articles/654081/, https://proproprogs.ru/django/osnovy-orm-django-za-chas, https://docs.djangoproject.com/en/5.2/ref/models/querysets/, https://javarush.com/quests/lectures/ru.javarush.python.django.lecture.level08.lecture01, https://metanit.com/python/django/5.3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етоды queryset django</text:p>
          </table:table-cell>
          <table:table-cell office:value-type="string" calcext:value-type="string">
            <text:p>django set (3)</text:p>
          </table:table-cell>
          <table:table-cell office:value-type="float" office:value="7" calcext:value-type="float">
            <text:p>7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logrocket.com/querysets-and-aggregations-in-django/, https://habr.com/ru/companies/otus/articles/654081/, https://proproprogs.ru/django/osnovy-orm-django-za-chas, https://docs.djangoproject.com/en/5.2/ref/models/querysets/, https://javarush.com/quests/lectures/ru.javarush.python.django.lecture.level08.lecture01, https://metanit.com/python/django/5.3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perationalerror django</text:p>
          </table:table-cell>
          <table:table-cell office:value-type="string" calcext:value-type="string">
            <text:p>operationalerror django (2)</text:p>
          </table:table-cell>
          <table:table-cell office:value-type="float" office:value="108" calcext:value-type="float">
            <text:p>108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tchjs.com/django-db-utils-operationalerror-no-such-table/, https://www.csestack.org/django-db-utils-operationalerror-table-has-no-column-named/, https://www.geeksforgeeks.org/operationalerror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utils operationalerror</text:p>
          </table:table-cell>
          <table:table-cell office:value-type="string" calcext:value-type="string">
            <text:p>operationalerror django (2)</text:p>
          </table:table-cell>
          <table:table-cell office:value-type="float" office:value="97" calcext:value-type="float">
            <text:p>97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tchjs.com/django-db-utils-operationalerror-no-such-table/, https://www.csestack.org/django-db-utils-operationalerror-table-has-no-column-named/, https://www.geeksforgeeks.org/operationalerror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jinja</text:p>
          </table:table-cell>
          <table:table-cell office:value-type="string" calcext:value-type="string">
            <text:p>django jinja (2)</text:p>
          </table:table-cell>
          <table:table-cell office:value-type="float" office:value="126" calcext:value-type="float">
            <text:p>126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inja.palletsprojects.com/, https://jinja.palletsprojects.com/en/stable/switching/, https://niwi.nz/django-jinja/latest/, https://pypi.org/project/django-jinja/, https://samuh.medium.com/using-jinja2-with-django-1-8-onwards-9c58fe1204dc, https://www.reddit.com/r/django/comments/qcw9ll/what_is_the_state_of_django_vs_jinja2_templat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jinja2</text:p>
          </table:table-cell>
          <table:table-cell office:value-type="string" calcext:value-type="string">
            <text:p>django jinja (2)</text:p>
          </table:table-cell>
          <table:table-cell office:value-type="float" office:value="77" calcext:value-type="float">
            <text:p>77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inja.palletsprojects.com/, https://jinja.palletsprojects.com/en/stable/switching/, https://niwi.nz/django-jinja/latest/, https://pypi.org/project/django-jinja/, https://samuh.medium.com/using-jinja2-with-django-1-8-onwards-9c58fe1204dc, https://www.reddit.com/r/django/comments/qcw9ll/what_is_the_state_of_django_vs_jinja2_templat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lated</text:p>
          </table:table-cell>
          <table:table-cell office:value-type="string" calcext:value-type="string">
            <text:p>django related (4)</text:p>
          </table:table-cell>
          <table:table-cell office:value-type="float" office:value="112" calcext:value-type="float">
            <text:p>112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52574/, https://sky.pro/media/raznicza-mezhdu-select_related-i-prefetch_related-v-django-orm/, https://blog.kantegory.me/django-orm-optimization, https://skillshats.com/blogs/django-select_related-and-prefetch_related/, https://www.geeksforgeeks.org/prefetch_related-and-select_related-functions-in-django/, http://docs.djangoproject.com/en/dev/ref/models/querysets/, https://codesarray.com/view/Prefetch-Related-in-Django, https://codesarray.com/view/Select-Related-in-Django, https://dev.to/azayshrestha/understanding-djangos-prefetchrelated-and-prefetch-4i2o, https://dev.to/koladev/django-orm-explained-selectedrelated-and-prefetchrelated-27a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refetch</text:p>
          </table:table-cell>
          <table:table-cell office:value-type="string" calcext:value-type="string">
            <text:p>django related (4)</text:p>
          </table:table-cell>
          <table:table-cell office:value-type="float" office:value="35" calcext:value-type="float">
            <text:p>35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52574/, https://sky.pro/media/raznicza-mezhdu-select_related-i-prefetch_related-v-django-orm/, https://blog.kantegory.me/django-orm-optimization, https://skillshats.com/blogs/django-select_related-and-prefetch_related/, https://www.geeksforgeeks.org/prefetch_related-and-select_related-functions-in-django/, http://docs.djangoproject.com/en/dev/ref/models/querysets/, https://codesarray.com/view/Prefetch-Related-in-Django, https://codesarray.com/view/Select-Related-in-Django, https://dev.to/azayshrestha/understanding-djangos-prefetchrelated-and-prefetch-4i2o, https://dev.to/koladev/django-orm-explained-selectedrelated-and-prefetchrelated-27a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lect related</text:p>
          </table:table-cell>
          <table:table-cell office:value-type="string" calcext:value-type="string">
            <text:p>django related (4)</text:p>
          </table:table-cell>
          <table:table-cell office:value-type="float" office:value="30" calcext:value-type="float">
            <text:p>3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52574/, https://sky.pro/media/raznicza-mezhdu-select_related-i-prefetch_related-v-django-orm/, https://blog.kantegory.me/django-orm-optimization, https://skillshats.com/blogs/django-select_related-and-prefetch_related/, https://www.geeksforgeeks.org/prefetch_related-and-select_related-functions-in-django/, http://docs.djangoproject.com/en/dev/ref/models/querysets/, https://codesarray.com/view/Prefetch-Related-in-Django, https://codesarray.com/view/Select-Related-in-Django, https://dev.to/azayshrestha/understanding-djangos-prefetchrelated-and-prefetch-4i2o, https://dev.to/koladev/django-orm-explained-selectedrelated-and-prefetchrelated-27a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refetch related</text:p>
          </table:table-cell>
          <table:table-cell office:value-type="string" calcext:value-type="string">
            <text:p>django related (4)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52574/, https://sky.pro/media/raznicza-mezhdu-select_related-i-prefetch_related-v-django-orm/, https://blog.kantegory.me/django-orm-optimization, https://skillshats.com/blogs/django-select_related-and-prefetch_related/, https://www.geeksforgeeks.org/prefetch_related-and-select_related-functions-in-django/, http://docs.djangoproject.com/en/dev/ref/models/querysets/, https://codesarray.com/view/Prefetch-Related-in-Django, https://codesarray.com/view/Select-Related-in-Django, https://dev.to/azayshrestha/understanding-djangos-prefetchrelated-and-prefetch-4i2o, https://dev.to/koladev/django-orm-explained-selectedrelated-and-prefetchrelated-27a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nchained</text:p>
          </table:table-cell>
          <table:table-cell office:value-type="string" calcext:value-type="string">
            <text:p>django unchained (3)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jango_Unchained, https://okko.tv/movie/django-unchained, https://ru.wikipedia.org/wiki/%D0%94%D0%B6%D0%B0%D0%BD%D0%B3%D0%BE_%D0%BE%D1%81%D0%B2%D0%BE%D0%B1%D0%BE%D0%B6%D0%B4%D1%91%D0%BD%D0%BD%D1%8B%D0%B9, https://rutube.ru/video/e1f0e0ffd9802fc6b43d623a08f59c81/, https://www.imdb.com/title/tt1853728/, https://www.kinopoisk.ru/film/586397/, https://ru.ruwiki.ru/wiki/%D0%94%D0%B6%D0%B0%D0%BD%D0%B3%D0%BE_%D0%BE%D1%81%D0%B2%D0%BE%D0%B1%D0%BE%D0%B6%D0%B4%D1%91%D0%BD%D0%BD%D1%8B%D0%B9, https://vk.com/video-220018529_4562433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2012</text:p>
          </table:table-cell>
          <table:table-cell office:value-type="string" calcext:value-type="string">
            <text:p>django unchained (3)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jango_Unchained, https://okko.tv/movie/django-unchained, https://ru.wikipedia.org/wiki/%D0%94%D0%B6%D0%B0%D0%BD%D0%B3%D0%BE_%D0%BE%D1%81%D0%B2%D0%BE%D0%B1%D0%BE%D0%B6%D0%B4%D1%91%D0%BD%D0%BD%D1%8B%D0%B9, https://rutube.ru/video/e1f0e0ffd9802fc6b43d623a08f59c81/, https://www.imdb.com/title/tt1853728/, https://www.kinopoisk.ru/film/586397/, https://ru.ruwiki.ru/wiki/%D0%94%D0%B6%D0%B0%D0%BD%D0%B3%D0%BE_%D0%BE%D1%81%D0%B2%D0%BE%D0%B1%D0%BE%D0%B6%D0%B4%D1%91%D0%BD%D0%BD%D1%8B%D0%B9, https://vk.com/video-220018529_4562433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nchained 2012</text:p>
          </table:table-cell>
          <table:table-cell office:value-type="string" calcext:value-type="string">
            <text:p>django unchained (3)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jango_Unchained, https://okko.tv/movie/django-unchained, https://ru.wikipedia.org/wiki/%D0%94%D0%B6%D0%B0%D0%BD%D0%B3%D0%BE_%D0%BE%D1%81%D0%B2%D0%BE%D0%B1%D0%BE%D0%B6%D0%B4%D1%91%D0%BD%D0%BD%D1%8B%D0%B9, https://rutube.ru/video/e1f0e0ffd9802fc6b43d623a08f59c81/, https://www.imdb.com/title/tt1853728/, https://www.kinopoisk.ru/film/586397/, https://ru.ruwiki.ru/wiki/%D0%94%D0%B6%D0%B0%D0%BD%D0%B3%D0%BE_%D0%BE%D1%81%D0%B2%D0%BE%D0%B1%D0%BE%D0%B6%D0%B4%D1%91%D0%BD%D0%BD%D1%8B%D0%B9, https://vk.com/video-220018529_4562433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json</text:p>
          </table:table-cell>
          <table:table-cell office:value-type="string" calcext:value-type="string">
            <text:p>django json (2)</text:p>
          </table:table-cell>
          <table:table-cell office:value-type="float" office:value="148" calcext:value-type="float">
            <text:p>148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brian101co/how-to-return-a-json-response-in-django-gen, https://dzen.ru/a/ZyUS7KmrOzTTmhrf, https://metanit.com/python/django/3.9.php, https://sky.pro/media/sozdanie-otveta-json-s-ispolzovaniem-django-i-python/, https://www.delftstack.com/howto/django/django-create-json-response/, https://www.geeksforgeeks.org/creating-a-json-response-using-django-and-python/, https://zetcode.com/django/jsonrespon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json response</text:p>
          </table:table-cell>
          <table:table-cell office:value-type="string" calcext:value-type="string">
            <text:p>django json (2)</text:p>
          </table:table-cell>
          <table:table-cell office:value-type="float" office:value="48" calcext:value-type="float">
            <text:p>48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brian101co/how-to-return-a-json-response-in-django-gen, https://dzen.ru/a/ZyUS7KmrOzTTmhrf, https://metanit.com/python/django/3.9.php, https://sky.pro/media/sozdanie-otveta-json-s-ispolzovaniem-django-i-python/, https://www.delftstack.com/howto/django/django-create-json-response/, https://www.geeksforgeeks.org/creating-a-json-response-using-django-and-python/, https://zetcode.com/django/jsonrespon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inux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development_environment, https://github.com/django/django, https://pypi.org/project/Django/, https://sites.google.com/view/web-development-bloge/python/how-to-install-django-on-linux, https://www.digitalocean.com/community/tutorials/how-to-install-the-django-web-framework-on-ubuntu-22-04, https://www.digitalocean.com/community/tutorials/how-to-set-up-django-with-postgres-nginx-and-gunicorn-on-ubuntu, https://www.djangoproject.com/, https://www.liquidweb.com/blog/how-to-install-django-on-linux-almalinux/, https://www.reddit.com/r/django/comments/15n7tpy/deploying_a_django_site_on_an_apache_linux_server/, https://www.virtono.com/community/tutorial-how-to/how-to-install-django-on-linux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pache django</text:p>
          </table:table-cell>
          <table:table-cell office:value-type="string" calcext:value-type="string">
            <text:p>apache django (2)</text:p>
          </table:table-cell>
          <table:table-cell office:value-type="float" office:value="136" calcext:value-type="float">
            <text:p>136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howto/deployment/wsgi/modwsgi/, https://forum.djangoproject.com/t/how-to-start-django-with-apache/14581, https://medium.com/@iammiracle/deploy-django-on-apache-mod-wsgi-747c6e4db9d1, https://stackoverflow.com/questions/74159235/django-apache-doesnt-work-when-using-a-virtual-environment, https://www.digitalocean.com/community/tutorials/how-to-serve-django-applications-with-apache-and-mod_wsgi-on-ubuntu-14-04, https://www.reddit.com/r/django/comments/15n7tpy/deploying_a_django_site_on_an_apache_linux_serve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pache2</text:p>
          </table:table-cell>
          <table:table-cell office:value-type="string" calcext:value-type="string">
            <text:p>apache django (2)</text:p>
          </table:table-cell>
          <table:table-cell office:value-type="float" office:value="58" calcext:value-type="float">
            <text:p>58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howto/deployment/wsgi/modwsgi/, https://forum.djangoproject.com/t/how-to-start-django-with-apache/14581, https://medium.com/@iammiracle/deploy-django-on-apache-mod-wsgi-747c6e4db9d1, https://stackoverflow.com/questions/74159235/django-apache-doesnt-work-when-using-a-virtual-environment, https://www.digitalocean.com/community/tutorials/how-to-serve-django-applications-with-apache-and-mod_wsgi-on-ubuntu-14-04, https://www.reddit.com/r/django/comments/15n7tpy/deploying_a_django_site_on_an_apache_linux_serve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ponse</text:p>
          </table:table-cell>
          <table:table-cell office:value-type="string" calcext:value-type="string">
            <text:p>django response (4)</text:p>
          </table:table-cell>
          <table:table-cell office:value-type="float" office:value="130" calcext:value-type="float">
            <text:p>13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therightway.com/request-and-response-in-django, https://docs.djangoproject.com/en/5.2/ref/request-response/, https://www.geeksforgeeks.org/django-request-and-response-cycle-httprequest-and-httpresponse-objects/, https://zerotobyte.com/http-response-django-explained-with-examples/, https://metanit.com/python/django/3.8.php, https://ngangasn.com/client-server-communication-all-you-need-to-know-about-the-django-httpresponse/, https://javarush.com/quests/lectures/ru.javarush.python.django.lecture.level03.lecture08, https://pytutorial.com/django-httpresponse/, https://skillshats.com/tutorials/django-rest-framework/handling-requests-and-responses/, https://www.django-rest-framework.org/api-guide/respons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quest response django</text:p>
          </table:table-cell>
          <table:table-cell office:value-type="string" calcext:value-type="string">
            <text:p>django response (4)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therightway.com/request-and-response-in-django, https://docs.djangoproject.com/en/5.2/ref/request-response/, https://www.geeksforgeeks.org/django-request-and-response-cycle-httprequest-and-httpresponse-objects/, https://zerotobyte.com/http-response-django-explained-with-examples/, https://metanit.com/python/django/3.8.php, https://ngangasn.com/client-server-communication-all-you-need-to-know-about-the-django-httpresponse/, https://javarush.com/quests/lectures/ru.javarush.python.django.lecture.level03.lecture08, https://pytutorial.com/django-httpresponse/, https://skillshats.com/tutorials/django-rest-framework/handling-requests-and-responses/, https://www.django-rest-framework.org/api-guide/respons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t response django</text:p>
          </table:table-cell>
          <table:table-cell office:value-type="string" calcext:value-type="string">
            <text:p>django response (4)</text:p>
          </table:table-cell>
          <table:table-cell office:value-type="float" office:value="22" calcext:value-type="float">
            <text:p>2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therightway.com/request-and-response-in-django, https://docs.djangoproject.com/en/5.2/ref/request-response/, https://www.geeksforgeeks.org/django-request-and-response-cycle-httprequest-and-httpresponse-objects/, https://zerotobyte.com/http-response-django-explained-with-examples/, https://metanit.com/python/django/3.8.php, https://ngangasn.com/client-server-communication-all-you-need-to-know-about-the-django-httpresponse/, https://javarush.com/quests/lectures/ru.javarush.python.django.lecture.level03.lecture08, https://pytutorial.com/django-httpresponse/, https://skillshats.com/tutorials/django-rest-framework/handling-requests-and-responses/, https://www.django-rest-framework.org/api-guide/respons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ttp response</text:p>
          </table:table-cell>
          <table:table-cell office:value-type="string" calcext:value-type="string">
            <text:p>django response (4)</text:p>
          </table:table-cell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therightway.com/request-and-response-in-django, https://docs.djangoproject.com/en/5.2/ref/request-response/, https://www.geeksforgeeks.org/django-request-and-response-cycle-httprequest-and-httpresponse-objects/, https://zerotobyte.com/http-response-django-explained-with-examples/, https://metanit.com/python/django/3.8.php, https://ngangasn.com/client-server-communication-all-you-need-to-know-about-the-django-httpresponse/, https://javarush.com/quests/lectures/ru.javarush.python.django.lecture.level03.lecture08, https://pytutorial.com/django-httpresponse/, https://skillshats.com/tutorials/django-rest-framework/handling-requests-and-responses/, https://www.django-rest-framework.org/api-guide/respons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dis</text:p>
          </table:table-cell>
          <table:table-cell office:value-type="string" calcext:value-type="string">
            <text:p>django redis (2)</text:p>
          </table:table-cell>
          <table:table-cell office:value-type="float" office:value="154" calcext:value-type="float">
            <text:p>154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arcoder.ru/news/django/kak-uskorit-sajt-na-django-keshirovanie-populyarnyh-poiskovyh-zaprosov-s-pomoshyu-redis/, https://code.tutsplus.com/ru/how-to-cache-using-redis-in-django-applications--cms-30178t, https://habr.com/ru/companies/otus/articles/775318/, https://reintech.io/blog/django-redis-caching-for-high-performance, https://tamerlan.dev/django-caching-using-redi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dis cache</text:p>
          </table:table-cell>
          <table:table-cell office:value-type="string" calcext:value-type="string">
            <text:p>django redis (2)</text:p>
          </table:table-cell>
          <table:table-cell office:value-type="float" office:value="36" calcext:value-type="float">
            <text:p>3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arcoder.ru/news/django/kak-uskorit-sajt-na-django-keshirovanie-populyarnyh-poiskovyh-zaprosov-s-pomoshyu-redis/, https://code.tutsplus.com/ru/how-to-cache-using-redis-in-django-applications--cms-30178t, https://habr.com/ru/companies/otus/articles/775318/, https://reintech.io/blog/django-redis-caching-for-high-performance, https://tamerlan.dev/django-caching-using-redi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ave</text:p>
          </table:table-cell>
          <table:table-cell office:value-type="string" calcext:value-type="string">
            <text:p>django save (2)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docs.djangoproject.com/en/5.0/ref/models/instances/, https://metanit.com/python/django/5.5.php, https://www.sankalpjonna.com/learn-django/save-your-django-models-using-update-fields-for-better-performanc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pdate field</text:p>
          </table:table-cell>
          <table:table-cell office:value-type="string" calcext:value-type="string">
            <text:p>django save (2)</text:p>
          </table:table-cell>
          <table:table-cell office:value-type="float" office:value="25" calcext:value-type="float">
            <text:p>25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docs.djangoproject.com/en/5.0/ref/models/instances/, https://metanit.com/python/django/5.5.php, https://www.sankalpjonna.com/learn-django/save-your-django-models-using-update-fields-for-better-performanc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4</text:p>
          </table:table-cell>
          <table:table-cell office:value-type="string" calcext:value-type="string">
            <text:p>django 4 (2)</text:p>
          </table:table-cell>
          <table:table-cell office:value-type="float" office:value="167" calcext:value-type="float">
            <text:p>167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ahok.github.io/django-4-guide/, https://proghunter.ru/articles/new-features-and-changes-in-django-42-release-notes, https://proproprogs.ru/django4, https://pypi.org/project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4 python</text:p>
          </table:table-cell>
          <table:table-cell office:value-type="string" calcext:value-type="string">
            <text:p>django 4 (2)</text:p>
          </table:table-cell>
          <table:table-cell office:value-type="float" office:value="22" calcext:value-type="float">
            <text:p>22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ahok.github.io/django-4-guide/, https://proghunter.ru/articles/new-features-and-changes-in-django-42-release-notes, https://proproprogs.ru/django4, https://pypi.org/project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1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doc.ru/3.2/releases/1.0/, https://docs.djangoproject.com/en/5.1/releases/1.0/, https://habr.com/ru/articles/240463/, https://metanit.com/python/django/1.1.php, https://overiq.com/django-1-11/creating-django-project/, https://pressanybutton.ru/post/sajt-na-django/django-1-ustanovka-django/, https://proglib.io/p/kurs-django-chast-1-django-chto-eto-obzor-i-ustanovka-freymvorka-struktura-proekta-2023-07-25, https://prosto.1gb.ru/wiki/index.php?title=Django_-_%D0%B1%D1%8B%D1%81%D1%82%D1%80%D1%8B%D0%B9_%D1%81%D1%82%D0%B0%D1%80%D1%82_%28%D0%BF%D0%BE%D0%B4%D0%B4%D0%B5%D1%80%D0%B6%D0%B8%D0%B2%D0%B0%D0%B5%D0%BC%D0%B0%D1%8F_%D0%B2%D0%B5%D1%80%D1%81%D0%B8%D1%8F%29, https://ru.wikipedia.org/wiki/Django, https://www.youtube.com/watch?v=L-FyeHQwo4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user</text:p>
          </table:table-cell>
          <table:table-cell office:value-type="string" calcext:value-type="string">
            <text:p>django get user (5)</text:p>
          </table:table-cell>
          <table:table-cell office:value-type="float" office:value="70" calcext:value-type="float">
            <text:p>7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geeksforgeeks.org/how-to-use-user-model-in-django/, https://dev-ed.ru/blog/difference-user-auth-user-model-get-user-model/, https://habr.com/ru/companies/otus/articles/855086/, https://learndjango.com/tutorials/django-best-practices-referencing-user-model, https://developer.mozilla.org/en-US/docs/Learn_web_development/Extensions/Server-side/Django/Authentication, https://www.codeunderscored.com/creating-a-custom-user-model-in-django/, https://django.readthedocs.io/en/stable/topics/auth/customizing.html, https://docs.djangoproject.com/en/5.1/ref/contrib/auth/, https://evileg.com/ru/post/611/, https://sky.pro/wiki/python/autentifikaciya-i-avtorizaciya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uth user model</text:p>
          </table:table-cell>
          <table:table-cell office:value-type="string" calcext:value-type="string">
            <text:p>django get user (5)</text:p>
          </table:table-cell>
          <table:table-cell office:value-type="float" office:value="47" calcext:value-type="float">
            <text:p>4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geeksforgeeks.org/how-to-use-user-model-in-django/, https://dev-ed.ru/blog/difference-user-auth-user-model-get-user-model/, https://habr.com/ru/companies/otus/articles/855086/, https://learndjango.com/tutorials/django-best-practices-referencing-user-model, https://developer.mozilla.org/en-US/docs/Learn_web_development/Extensions/Server-side/Django/Authentication, https://www.codeunderscored.com/creating-a-custom-user-model-in-django/, https://django.readthedocs.io/en/stable/topics/auth/customizing.html, https://docs.djangoproject.com/en/5.1/ref/contrib/auth/, https://evileg.com/ru/post/611/, https://sky.pro/wiki/python/autentifikaciya-i-avtorizaciya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mport user django</text:p>
          </table:table-cell>
          <table:table-cell office:value-type="string" calcext:value-type="string">
            <text:p>django get user (5)</text:p>
          </table:table-cell>
          <table:table-cell office:value-type="float" office:value="34" calcext:value-type="float">
            <text:p>34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geeksforgeeks.org/how-to-use-user-model-in-django/, https://dev-ed.ru/blog/difference-user-auth-user-model-get-user-model/, https://habr.com/ru/companies/otus/articles/855086/, https://learndjango.com/tutorials/django-best-practices-referencing-user-model, https://developer.mozilla.org/en-US/docs/Learn_web_development/Extensions/Server-side/Django/Authentication, https://www.codeunderscored.com/creating-a-custom-user-model-in-django/, https://django.readthedocs.io/en/stable/topics/auth/customizing.html, https://docs.djangoproject.com/en/5.1/ref/contrib/auth/, https://evileg.com/ru/post/611/, https://sky.pro/wiki/python/autentifikaciya-i-avtorizaciya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user model</text:p>
          </table:table-cell>
          <table:table-cell office:value-type="string" calcext:value-type="string">
            <text:p>django get user (5)</text:p>
          </table:table-cell>
          <table:table-cell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geeksforgeeks.org/how-to-use-user-model-in-django/, https://dev-ed.ru/blog/difference-user-auth-user-model-get-user-model/, https://habr.com/ru/companies/otus/articles/855086/, https://learndjango.com/tutorials/django-best-practices-referencing-user-model, https://developer.mozilla.org/en-US/docs/Learn_web_development/Extensions/Server-side/Django/Authentication, https://www.codeunderscored.com/creating-a-custom-user-model-in-django/, https://django.readthedocs.io/en/stable/topics/auth/customizing.html, https://docs.djangoproject.com/en/5.1/ref/contrib/auth/, https://evileg.com/ru/post/611/, https://sky.pro/wiki/python/autentifikaciya-i-avtorizaciya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mport user model</text:p>
          </table:table-cell>
          <table:table-cell office:value-type="string" calcext:value-type="string">
            <text:p>django get user (5)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geeksforgeeks.org/how-to-use-user-model-in-django/, https://dev-ed.ru/blog/difference-user-auth-user-model-get-user-model/, https://habr.com/ru/companies/otus/articles/855086/, https://learndjango.com/tutorials/django-best-practices-referencing-user-model, https://developer.mozilla.org/en-US/docs/Learn_web_development/Extensions/Server-side/Django/Authentication, https://www.codeunderscored.com/creating-a-custom-user-model-in-django/, https://django.readthedocs.io/en/stable/topics/auth/customizing.html, https://docs.djangoproject.com/en/5.1/ref/contrib/auth/, https://evileg.com/ru/post/611/, https://sky.pro/wiki/python/autentifikaciya-i-avtorizaciya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direct</text:p>
          </table:table-cell>
          <table:table-cell office:value-type="string" calcext:value-type="string">
            <text:p>django redirect (2)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proprogs.ru/django4/django4-perenapravleniya-redirect-funkciya-reverse, https://pythonhint.com/post/9176760576040426/django-url-redirect, https://realpython.com/django-redirects/, https://www.askpython.com/django/django-redirects, https://www.nickmccullum.com/the-complete-guide-to-django-redirect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direct to url</text:p>
          </table:table-cell>
          <table:table-cell office:value-type="string" calcext:value-type="string">
            <text:p>django redirect (2)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proprogs.ru/django4/django4-perenapravleniya-redirect-funkciya-reverse, https://pythonhint.com/post/9176760576040426/django-url-redirect, https://realpython.com/django-redirects/, https://www.askpython.com/django/django-redirects, https://www.nickmccullum.com/the-complete-guide-to-django-redirect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keditor</text:p>
          </table:table-cell>
          <table:table-cell office:value-type="string" calcext:value-type="string">
            <text:p>django ckeditor (2)</text:p>
          </table:table-cell>
          <table:table-cell office:value-type="float" office:value="149" calcext:value-type="float">
            <text:p>149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exander-max.ru/blog/articles/django-blog-podklyuchenie-redaktora-ckeditor5/, https://django-ckeditor.readthedocs.io/, https://pressanybutton.ru/post/sajt-na-django/django-19-vizualnyj-redaktor-ckeditor5/, https://proghunter.ru/articles/django-base-2023-adding-ckeditor-5-to-django-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keditor 5</text:p>
          </table:table-cell>
          <table:table-cell office:value-type="string" calcext:value-type="string">
            <text:p>django ckeditor (2)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exander-max.ru/blog/articles/django-blog-podklyuchenie-redaktora-ckeditor5/, https://django-ckeditor.readthedocs.io/, https://pressanybutton.ru/post/sajt-na-django/django-19-vizualnyj-redaktor-ckeditor5/, https://proghunter.ru/articles/django-base-2023-adding-ckeditor-5-to-django-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elery redis django</text:p>
          </table:table-cell>
          <table:table-cell office:value-type="string" calcext:value-type="string">
            <text:p>celery redis django (2)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codingforentrepreneurs/Guides/blob/master/all/Celery_Redis_with_Django.md, https://github.com/vubon/django-celery-redis, https://realpython.com/asynchronous-tasks-with-django-and-celery/, https://saadali18.medium.com/setup-your-django-project-with-celery-celery-beat-and-redis-644dc8a2ac4b, https://stackabuse.com/asynchronous-tasks-in-django-with-redis-and-celery/, https://testdriven.io/courses/django-celery/getting-started/, https://www.codingforentrepreneurs.com/blog/celery-redis-django, https://www.digitalocean.com/community/questions/how-to-set-up-django-app-redis-celery-a06db780-5335-493e-8158-7128ea7d2cc1, https://www.reddit.com/r/django/comments/xlw4bp/redis_celery/, https://www.scaler.com/topics/django/celery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elery redis</text:p>
          </table:table-cell>
          <table:table-cell office:value-type="string" calcext:value-type="string">
            <text:p>celery redis django (2)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codingforentrepreneurs/Guides/blob/master/all/Celery_Redis_with_Django.md, https://github.com/vubon/django-celery-redis, https://realpython.com/asynchronous-tasks-with-django-and-celery/, https://saadali18.medium.com/setup-your-django-project-with-celery-celery-beat-and-redis-644dc8a2ac4b, https://stackabuse.com/asynchronous-tasks-in-django-with-redis-and-celery/, https://testdriven.io/courses/django-celery/getting-started/, https://www.codingforentrepreneurs.com/blog/celery-redis-django, https://www.digitalocean.com/community/questions/how-to-set-up-django-app-redis-celery-a06db780-5335-493e-8158-7128ea7d2cc1, https://www.reddit.com/r/django/comments/xlw4bp/redis_celery/, https://www.scaler.com/topics/django/celery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2</text:p>
          </table:table-cell>
          <table:table-cell office:value-type="string" calcext:value-type="string">
            <text:p>django 2 (2)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releases/2.0.html, https://evileg.com/ru/post/311/, https://pythonru.com/primery/blog-na-django-1-ustanovka-django-2, https://ru.wikipedia.org/wiki/Django, https://www.djangoproject.com/download/, https://www.youtube.com/playlist?list=PLuZJ9n46uMzX_fLNv-OLXjJorYUGqLlY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2</text:p>
          </table:table-cell>
          <table:table-cell office:value-type="string" calcext:value-type="string">
            <text:p>django 2 (2)</text:p>
          </table:table-cell>
          <table:table-cell office:value-type="float" office:value="18" calcext:value-type="float">
            <text:p>18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releases/2.0.html, https://evileg.com/ru/post/311/, https://pythonru.com/primery/blog-na-django-1-ustanovka-django-2, https://ru.wikipedia.org/wiki/Django, https://www.djangoproject.com/download/, https://www.youtube.com/playlist?list=PLuZJ9n46uMzX_fLNv-OLXjJorYUGqLlY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nvironment</text:p>
          </table:table-cell>
          <table:table-cell office:value-type="string" calcext:value-type="string">
            <text:p>django environment (4)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environment-variables-in-django/, https://gorbach.me/2021/django-environ/, https://hannylicious.com/blog/django-settings-and-environment-variables/, https://dev.to/rquattrogtl/django-environment-variables-2b8o, https://django-environ.readthedocs.io/, https://tecadmin.net/setup-django-env-files/, https://thecodingprocess.hashnode.dev/using-django-environ-to-create-environment-variables-in-django-project, https://www.geeksforgeeks.org/how-to-manage-local-vs-production-setting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nvironment variables</text:p>
          </table:table-cell>
          <table:table-cell office:value-type="string" calcext:value-type="string">
            <text:p>django environment (4)</text:p>
          </table:table-cell>
          <table:table-cell office:value-type="float" office:value="71" calcext:value-type="float">
            <text:p>71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environment-variables-in-django/, https://gorbach.me/2021/django-environ/, https://hannylicious.com/blog/django-settings-and-environment-variables/, https://dev.to/rquattrogtl/django-environment-variables-2b8o, https://django-environ.readthedocs.io/, https://tecadmin.net/setup-django-env-files/, https://thecodingprocess.hashnode.dev/using-django-environ-to-create-environment-variables-in-django-project, https://www.geeksforgeeks.org/how-to-manage-local-vs-production-setting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nv</text:p>
          </table:table-cell>
          <table:table-cell office:value-type="string" calcext:value-type="string">
            <text:p>django environment (4)</text:p>
          </table:table-cell>
          <table:table-cell office:value-type="float" office:value="21" calcext:value-type="float">
            <text:p>21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environment-variables-in-django/, https://gorbach.me/2021/django-environ/, https://hannylicious.com/blog/django-settings-and-environment-variables/, https://dev.to/rquattrogtl/django-environment-variables-2b8o, https://django-environ.readthedocs.io/, https://tecadmin.net/setup-django-env-files/, https://thecodingprocess.hashnode.dev/using-django-environ-to-create-environment-variables-in-django-project, https://www.geeksforgeeks.org/how-to-manage-local-vs-production-setting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env</text:p>
          </table:table-cell>
          <table:table-cell office:value-type="string" calcext:value-type="string">
            <text:p>django environment (4)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environment-variables-in-django/, https://gorbach.me/2021/django-environ/, https://hannylicious.com/blog/django-settings-and-environment-variables/, https://dev.to/rquattrogtl/django-environment-variables-2b8o, https://django-environ.readthedocs.io/, https://tecadmin.net/setup-django-env-files/, https://thecodingprocess.hashnode.dev/using-django-environ-to-create-environment-variables-in-django-project, https://www.geeksforgeeks.org/how-to-manage-local-vs-production-setting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uth user</text:p>
          </table:table-cell>
          <table:table-cell office:value-type="string" calcext:value-type="string">
            <text:p>django auth user (3)</text:p>
          </table:table-cell>
          <table:table-cell office:value-type="float" office:value="94" calcext:value-type="float">
            <text:p>94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Authentication, https://habr.com/ru/companies/otus/articles/855086/, https://www.geeksforgeeks.org/user-authentication-system-using-django/, https://docs.djangoproject.com/en/5.2/ref/contrib/auth/, https://sky.pro/wiki/python/autentifikaciya-i-avtorizaciya-v-django/, https://tproger.ru/articles/kak-nastroit-autentifikaciyu-v-veb-prilozheniyah-na-django, https://www.horilla.com/blogs/how-to-implement-user-authentication-authorization-in-django-2023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ntrib auth</text:p>
          </table:table-cell>
          <table:table-cell office:value-type="string" calcext:value-type="string">
            <text:p>django auth user (3)</text:p>
          </table:table-cell>
          <table:table-cell office:value-type="float" office:value="61" calcext:value-type="float">
            <text:p>61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Authentication, https://habr.com/ru/companies/otus/articles/855086/, https://www.geeksforgeeks.org/user-authentication-system-using-django/, https://docs.djangoproject.com/en/5.2/ref/contrib/auth/, https://sky.pro/wiki/python/autentifikaciya-i-avtorizaciya-v-django/, https://tproger.ru/articles/kak-nastroit-autentifikaciyu-v-veb-prilozheniyah-na-django, https://www.horilla.com/blogs/how-to-implement-user-authentication-authorization-in-django-2023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r authentication</text:p>
          </table:table-cell>
          <table:table-cell office:value-type="string" calcext:value-type="string">
            <text:p>django auth user (3)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Authentication, https://habr.com/ru/companies/otus/articles/855086/, https://www.geeksforgeeks.org/user-authentication-system-using-django/, https://docs.djangoproject.com/en/5.2/ref/contrib/auth/, https://sky.pro/wiki/python/autentifikaciya-i-avtorizaciya-v-django/, https://tproger.ru/articles/kak-nastroit-autentifikaciyu-v-veb-prilozheniyah-na-django, https://www.horilla.com/blogs/how-to-implement-user-authentication-authorization-in-django-2023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ss</text:p>
          </table:table-cell>
          <table:table-cell office:value-type="string" calcext:value-type="string">
            <text:p>django css (6)</text:p>
          </table:table-cell>
          <table:table-cell office:value-type="float" office:value="103" calcext:value-type="float">
            <text:p>103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2.php, https://pythonru.com/uroki/django-static, https://www.w3schools.com/django/django_add_css_file_project.php, https://ssvoracle.wordpress.com/2025/02/22/%D0%BF%D1%80%D0%B0%D0%B2%D0%B8%D0%BB%D1%8C%D0%BD%D1%8B%D0%B9-%D1%81%D0%BF%D0%BE%D1%81%D0%BE%D0%B1-%D0%BF%D0%BE%D0%B4%D0%BA%D0%BB%D1%8E%D1%87%D0%B5%D0%BD%D0%B8%D1%8F-css-%D0%B2-django/, https://tutorial.djangogirls.org/ru/css/, https://dev.to/ebereplenty/styling-django-projects-a-comprehensive-guide-to-css-integration-njm, https://dzen.ru/a/ZRU7JGsLJTs27prJ, https://javarush.com/quests/lectures/ru.javarush.python.django.lecture.level05.lecture06, https://www.csestack.org/add-css-static-files-django/, https://docs.djangoproject.com/en/5.2/howto/static-fi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ss файлы django</text:p>
          </table:table-cell>
          <table:table-cell office:value-type="string" calcext:value-type="string">
            <text:p>django css (6)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2.php, https://pythonru.com/uroki/django-static, https://www.w3schools.com/django/django_add_css_file_project.php, https://ssvoracle.wordpress.com/2025/02/22/%D0%BF%D1%80%D0%B0%D0%B2%D0%B8%D0%BB%D1%8C%D0%BD%D1%8B%D0%B9-%D1%81%D0%BF%D0%BE%D1%81%D0%BE%D0%B1-%D0%BF%D0%BE%D0%B4%D0%BA%D0%BB%D1%8E%D1%87%D0%B5%D0%BD%D0%B8%D1%8F-css-%D0%B2-django/, https://tutorial.djangogirls.org/ru/css/, https://dev.to/ebereplenty/styling-django-projects-a-comprehensive-guide-to-css-integration-njm, https://dzen.ru/a/ZRU7JGsLJTs27prJ, https://javarush.com/quests/lectures/ru.javarush.python.django.lecture.level05.lecture06, https://www.csestack.org/add-css-static-files-django/, https://docs.djangoproject.com/en/5.2/howto/static-fi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tic django css</text:p>
          </table:table-cell>
          <table:table-cell office:value-type="string" calcext:value-type="string">
            <text:p>django css (6)</text:p>
          </table:table-cell>
          <table:table-cell office:value-type="float" office:value="21" calcext:value-type="float">
            <text:p>21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2.php, https://pythonru.com/uroki/django-static, https://www.w3schools.com/django/django_add_css_file_project.php, https://ssvoracle.wordpress.com/2025/02/22/%D0%BF%D1%80%D0%B0%D0%B2%D0%B8%D0%BB%D1%8C%D0%BD%D1%8B%D0%B9-%D1%81%D0%BF%D0%BE%D1%81%D0%BE%D0%B1-%D0%BF%D0%BE%D0%B4%D0%BA%D0%BB%D1%8E%D1%87%D0%B5%D0%BD%D0%B8%D1%8F-css-%D0%B2-django/, https://tutorial.djangogirls.org/ru/css/, https://dev.to/ebereplenty/styling-django-projects-a-comprehensive-guide-to-css-integration-njm, https://dzen.ru/a/ZRU7JGsLJTs27prJ, https://javarush.com/quests/lectures/ru.javarush.python.django.lecture.level05.lecture06, https://www.csestack.org/add-css-static-files-django/, https://docs.djangoproject.com/en/5.2/howto/static-fi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ml css django</text:p>
          </table:table-cell>
          <table:table-cell office:value-type="string" calcext:value-type="string">
            <text:p>django css (6)</text:p>
          </table:table-cell>
          <table:table-cell office:value-type="float" office:value="20" calcext:value-type="float">
            <text:p>2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2.php, https://pythonru.com/uroki/django-static, https://www.w3schools.com/django/django_add_css_file_project.php, https://ssvoracle.wordpress.com/2025/02/22/%D0%BF%D1%80%D0%B0%D0%B2%D0%B8%D0%BB%D1%8C%D0%BD%D1%8B%D0%B9-%D1%81%D0%BF%D0%BE%D1%81%D0%BE%D0%B1-%D0%BF%D0%BE%D0%B4%D0%BA%D0%BB%D1%8E%D1%87%D0%B5%D0%BD%D0%B8%D1%8F-css-%D0%B2-django/, https://tutorial.djangogirls.org/ru/css/, https://dev.to/ebereplenty/styling-django-projects-a-comprehensive-guide-to-css-integration-njm, https://dzen.ru/a/ZRU7JGsLJTs27prJ, https://javarush.com/quests/lectures/ru.javarush.python.django.lecture.level05.lecture06, https://www.csestack.org/add-css-static-files-django/, https://docs.djangoproject.com/en/5.2/howto/static-fi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тили css</text:p>
          </table:table-cell>
          <table:table-cell office:value-type="string" calcext:value-type="string">
            <text:p>django css (6)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2.php, https://pythonru.com/uroki/django-static, https://www.w3schools.com/django/django_add_css_file_project.php, https://ssvoracle.wordpress.com/2025/02/22/%D0%BF%D1%80%D0%B0%D0%B2%D0%B8%D0%BB%D1%8C%D0%BD%D1%8B%D0%B9-%D1%81%D0%BF%D0%BE%D1%81%D0%BE%D0%B1-%D0%BF%D0%BE%D0%B4%D0%BA%D0%BB%D1%8E%D1%87%D0%B5%D0%BD%D0%B8%D1%8F-css-%D0%B2-django/, https://tutorial.djangogirls.org/ru/css/, https://dev.to/ebereplenty/styling-django-projects-a-comprehensive-guide-to-css-integration-njm, https://dzen.ru/a/ZRU7JGsLJTs27prJ, https://javarush.com/quests/lectures/ru.javarush.python.django.lecture.level05.lecture06, https://www.csestack.org/add-css-static-files-django/, https://docs.djangoproject.com/en/5.2/howto/static-fi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подключить css в django</text:p>
          </table:table-cell>
          <table:table-cell office:value-type="string" calcext:value-type="string">
            <text:p>django css (6)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2.php, https://pythonru.com/uroki/django-static, https://www.w3schools.com/django/django_add_css_file_project.php, https://ssvoracle.wordpress.com/2025/02/22/%D0%BF%D1%80%D0%B0%D0%B2%D0%B8%D0%BB%D1%8C%D0%BD%D1%8B%D0%B9-%D1%81%D0%BF%D0%BE%D1%81%D0%BE%D0%B1-%D0%BF%D0%BE%D0%B4%D0%BA%D0%BB%D1%8E%D1%87%D0%B5%D0%BD%D0%B8%D1%8F-css-%D0%B2-django/, https://tutorial.djangogirls.org/ru/css/, https://dev.to/ebereplenty/styling-django-projects-a-comprehensive-guide-to-css-integration-njm, https://dzen.ru/a/ZRU7JGsLJTs27prJ, https://javarush.com/quests/lectures/ru.javarush.python.django.lecture.level05.lecture06, https://www.csestack.org/add-css-static-files-django/, https://docs.djangoproject.com/en/5.2/howto/static-fi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mproperlyconfigured django</text:p>
          </table:table-cell>
          <table:table-cell office:value-type="string" calcext:value-type="string">
            <text:p>improperlyconfigured django (2)</text:p>
          </table:table-cell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qna.habr.com/q/419451, https://www.alpharithms.com/django-improperlyconfigured-error-during-makemigrations-or-migrate-364618/, https://www.developerload.com/djangocoreexceptionsimproperlyconfigured-authusermodel-refers-to-model-39authuser39-that-has-not-been-installed, https://www.geeksforgeeks.org/how-to-fix-django-core-exceptions-improperlyconfigured-2/, https://www.hostingbyalitech.com/en/blog/post/solved-fixed-djangocoreexceptionsimproperlyconfigured-requested-setting-auth_user_model, https://www.pythonfixing.com/2022/11/fixed-djangocoreexceptionsimprperlyconf.html, https://www.youtube.com/watch?v=w-fxa1M3hl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re exceptions improperlyconfigured</text:p>
          </table:table-cell>
          <table:table-cell office:value-type="string" calcext:value-type="string">
            <text:p>improperlyconfigured django (2)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qna.habr.com/q/419451, https://www.alpharithms.com/django-improperlyconfigured-error-during-makemigrations-or-migrate-364618/, https://www.developerload.com/djangocoreexceptionsimproperlyconfigured-authusermodel-refers-to-model-39authuser39-that-has-not-been-installed, https://www.geeksforgeeks.org/how-to-fix-django-core-exceptions-improperlyconfigured-2/, https://www.hostingbyalitech.com/en/blog/post/solved-fixed-djangocoreexceptionsimproperlyconfigured-requested-setting-auth_user_model, https://www.pythonfixing.com/2022/11/fixed-djangocoreexceptionsimprperlyconf.html, https://www.youtube.com/watch?v=w-fxa1M3hl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oreign key django</text:p>
          </table:table-cell>
          <table:table-cell office:value-type="string" calcext:value-type="string">
            <text:p>foreign key django (4)</text:p>
          </table:table-cell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vmn.org/encyclopedia/django_orm/foreign-key/, https://javarush.com/quests/lectures/ru.javarush.python.django.lecture.level09.lecture03, https://store-restack.vercel.app/p/data-driven-relationship-coaching-answer-django-foreignkey, https://www.scaler.com/topics/django/Django-foreign-key/, https://django.readthedocs.io/en/stable/topics/db/models.html, https://docs.djangoproject.com/en/5.0/ref/models/fields/, https://www.geeksforgeeks.org/setting-default-value-for-foreign-key-attribute-in-django/, https://zerotobyte.com/complete-guide-to-django-foreignkey/, https://developer.mozilla.org/ru/docs/Learn_web_development/Extensions/Server-side/Django/Models, https://proproprogs.ru/django/sozdanie-svyazey-mezhdu-modelyami-cherez-klass-foreignke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eignkey</text:p>
          </table:table-cell>
          <table:table-cell office:value-type="string" calcext:value-type="string">
            <text:p>foreign key django (4)</text:p>
          </table:table-cell>
          <table:table-cell office:value-type="float" office:value="36" calcext:value-type="float">
            <text:p>36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vmn.org/encyclopedia/django_orm/foreign-key/, https://javarush.com/quests/lectures/ru.javarush.python.django.lecture.level09.lecture03, https://store-restack.vercel.app/p/data-driven-relationship-coaching-answer-django-foreignkey, https://www.scaler.com/topics/django/Django-foreign-key/, https://django.readthedocs.io/en/stable/topics/db/models.html, https://docs.djangoproject.com/en/5.0/ref/models/fields/, https://www.geeksforgeeks.org/setting-default-value-for-foreign-key-attribute-in-django/, https://zerotobyte.com/complete-guide-to-django-foreignkey/, https://developer.mozilla.org/ru/docs/Learn_web_development/Extensions/Server-side/Django/Models, https://proproprogs.ru/django/sozdanie-svyazey-mezhdu-modelyami-cherez-klass-foreignke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foreign key</text:p>
          </table:table-cell>
          <table:table-cell office:value-type="string" calcext:value-type="string">
            <text:p>foreign key django (4)</text:p>
          </table:table-cell>
          <table:table-cell office:value-type="float" office:value="17" calcext:value-type="float">
            <text:p>17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vmn.org/encyclopedia/django_orm/foreign-key/, https://javarush.com/quests/lectures/ru.javarush.python.django.lecture.level09.lecture03, https://store-restack.vercel.app/p/data-driven-relationship-coaching-answer-django-foreignkey, https://www.scaler.com/topics/django/Django-foreign-key/, https://django.readthedocs.io/en/stable/topics/db/models.html, https://docs.djangoproject.com/en/5.0/ref/models/fields/, https://www.geeksforgeeks.org/setting-default-value-for-foreign-key-attribute-in-django/, https://zerotobyte.com/complete-guide-to-django-foreignkey/, https://developer.mozilla.org/ru/docs/Learn_web_development/Extensions/Server-side/Django/Models, https://proproprogs.ru/django/sozdanie-svyazey-mezhdu-modelyami-cherez-klass-foreignke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foreignkey</text:p>
          </table:table-cell>
          <table:table-cell office:value-type="string" calcext:value-type="string">
            <text:p>foreign key django (4)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vmn.org/encyclopedia/django_orm/foreign-key/, https://javarush.com/quests/lectures/ru.javarush.python.django.lecture.level09.lecture03, https://store-restack.vercel.app/p/data-driven-relationship-coaching-answer-django-foreignkey, https://www.scaler.com/topics/django/Django-foreign-key/, https://django.readthedocs.io/en/stable/topics/db/models.html, https://docs.djangoproject.com/en/5.0/ref/models/fields/, https://www.geeksforgeeks.org/setting-default-value-for-foreign-key-attribute-in-django/, https://zerotobyte.com/complete-guide-to-django-foreignkey/, https://developer.mozilla.org/ru/docs/Learn_web_development/Extensions/Server-side/Django/Models, https://proproprogs.ru/django/sozdanie-svyazey-mezhdu-modelyami-cherez-klass-foreignke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ing</text:p>
          </table:table-cell>
          <table:table-cell office:value-type="string" calcext:value-type="string">
            <text:p>django using (2)</text:p>
          </table:table-cell>
          <table:table-cell office:value-type="float" office:value="147" calcext:value-type="float">
            <text:p>147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intro/index.html, https://www.geeksforgeeks.org/getting-started-with-django/, https://www.pythontutorial.net/django-tutorial/getting-started-with-django/, https://www.w3schools.com/django/django_intro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ow to use</text:p>
          </table:table-cell>
          <table:table-cell office:value-type="string" calcext:value-type="string">
            <text:p>django using (2)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intro/index.html, https://www.geeksforgeeks.org/getting-started-with-django/, https://www.pythontutorial.net/django-tutorial/getting-started-with-django/, https://www.w3schools.com/django/django_intro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nline</text:p>
          </table:table-cell>
          <table:table-cell office:value-type="string" calcext:value-type="string">
            <text:p>django online (2)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, https://learndjango.com/, https://www.djangoproject.com/start/, https://www.w3schools.com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arning django</text:p>
          </table:table-cell>
          <table:table-cell office:value-type="string" calcext:value-type="string">
            <text:p>django online (2)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, https://learndjango.com/, https://www.djangoproject.com/start/, https://www.w3schools.com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</text:p>
          </table:table-cell>
          <table:table-cell office:value-type="string" calcext:value-type="string">
            <text:p>django c (2)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earn.microsoft.com/ru-ru/visualstudio/python/learn-django-in-visual-studio-step-01-project-and-solution?view=vs-2022, https://proglib.io/p/kurs-django-chast-1-django-chto-eto-obzor-i-ustanovka-freymvorka-struktura-proekta-2023-07-25, https://ru.wikipedia.org/wiki/Django, https://www.djangoproject.com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</text:p>
          </table:table-cell>
          <table:table-cell office:value-type="string" calcext:value-type="string">
            <text:p>django c (2)</text:p>
          </table:table-cell>
          <table:table-cell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earn.microsoft.com/ru-ru/visualstudio/python/learn-django-in-visual-studio-step-01-project-and-solution?view=vs-2022, https://proglib.io/p/kurs-django-chast-1-django-chto-eto-obzor-i-ustanovka-freymvorka-struktura-proekta-2023-07-25, https://ru.wikipedia.org/wiki/Django, https://www.djangoproject.com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jwt</text:p>
          </table:table-cell>
          <table:table-cell office:value-type="string" calcext:value-type="string">
            <text:p>django jwt (4)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.tutsplus.com/ru/how-to-authenticate-with-jwt-in-django--cms-30460t, https://dev.to/documatic/build-a-blog-api-with-jwt-authentication-using-django-rest-framework-3718, https://django-rest-framework-simplejwt.readthedocs.io/, https://habr.com/ru/articles/538040/, https://www.remoteinning.com/blog/how-to-use-jwt-authentication-with-django-rest-framework, https://javarush.com/quests/lectures/ru.javarush.python.django.lecture.level18.lecture06, https://jpadilla.github.io/django-rest-framework-jwt/, https://www.freecodecamp.org/news/how-to-use-jwt-and-django-rest-framework-to-get-tokens/, https://ilovedjango.com/django/rest-api-framework/authentication/jwt-with-django-rest-framework/, https://www.pythontutorial.net/django-tutorial/django-rest-framework-jw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jwt</text:p>
          </table:table-cell>
          <table:table-cell office:value-type="string" calcext:value-type="string">
            <text:p>django jwt (4)</text:p>
          </table:table-cell>
          <table:table-cell office:value-type="float" office:value="24" calcext:value-type="float">
            <text:p>24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.tutsplus.com/ru/how-to-authenticate-with-jwt-in-django--cms-30460t, https://dev.to/documatic/build-a-blog-api-with-jwt-authentication-using-django-rest-framework-3718, https://django-rest-framework-simplejwt.readthedocs.io/, https://habr.com/ru/articles/538040/, https://www.remoteinning.com/blog/how-to-use-jwt-authentication-with-django-rest-framework, https://javarush.com/quests/lectures/ru.javarush.python.django.lecture.level18.lecture06, https://jpadilla.github.io/django-rest-framework-jwt/, https://www.freecodecamp.org/news/how-to-use-jwt-and-django-rest-framework-to-get-tokens/, https://ilovedjango.com/django/rest-api-framework/authentication/jwt-with-django-rest-framework/, https://www.pythontutorial.net/django-tutorial/django-rest-framework-jw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framework jwt</text:p>
          </table:table-cell>
          <table:table-cell office:value-type="string" calcext:value-type="string">
            <text:p>django jwt (4)</text:p>
          </table:table-cell>
          <table:table-cell office:value-type="float" office:value="15" calcext:value-type="float">
            <text:p>15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.tutsplus.com/ru/how-to-authenticate-with-jwt-in-django--cms-30460t, https://dev.to/documatic/build-a-blog-api-with-jwt-authentication-using-django-rest-framework-3718, https://django-rest-framework-simplejwt.readthedocs.io/, https://habr.com/ru/articles/538040/, https://www.remoteinning.com/blog/how-to-use-jwt-authentication-with-django-rest-framework, https://javarush.com/quests/lectures/ru.javarush.python.django.lecture.level18.lecture06, https://jpadilla.github.io/django-rest-framework-jwt/, https://www.freecodecamp.org/news/how-to-use-jwt-and-django-rest-framework-to-get-tokens/, https://ilovedjango.com/django/rest-api-framework/authentication/jwt-with-django-rest-framework/, https://www.pythontutorial.net/django-tutorial/django-rest-framework-jw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wt token django</text:p>
          </table:table-cell>
          <table:table-cell office:value-type="string" calcext:value-type="string">
            <text:p>django jwt (4)</text:p>
          </table:table-cell>
          <table:table-cell office:value-type="float" office:value="12" calcext:value-type="float">
            <text:p>12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.tutsplus.com/ru/how-to-authenticate-with-jwt-in-django--cms-30460t, https://dev.to/documatic/build-a-blog-api-with-jwt-authentication-using-django-rest-framework-3718, https://django-rest-framework-simplejwt.readthedocs.io/, https://habr.com/ru/articles/538040/, https://www.remoteinning.com/blog/how-to-use-jwt-authentication-with-django-rest-framework, https://javarush.com/quests/lectures/ru.javarush.python.django.lecture.level18.lecture06, https://jpadilla.github.io/django-rest-framework-jwt/, https://www.freecodecamp.org/news/how-to-use-jwt-and-django-rest-framework-to-get-tokens/, https://ilovedjango.com/django/rest-api-framework/authentication/jwt-with-django-rest-framework/, https://www.pythontutorial.net/django-tutorial/django-rest-framework-jw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ath</text:p>
          </table:table-cell>
          <table:table-cell office:value-type="string" calcext:value-type="string">
            <text:p>django path (3)</text:p>
          </table:table-cell>
          <table:table-cell office:value-type="float" office:value="138" calcext:value-type="float">
            <text:p>138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urls/, https://javarush.com/quests/lectures/ru.javarush.python.django.lecture.level03.lecture05, https://metanit.com/python/django/3.2.php, https://pyhub.ru/django/lecture-33-137-322/, https://www.geeksforgeeks.org/difference-between-path-and-re-path-in-django/, https://stackoverflow.com/questions/46431261/what-is-the-path-mean-in-django-urls, https://www.askpython.com/django/django-url-mapping, https://www.iditect.com/guide/django/django-route-path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th python django</text:p>
          </table:table-cell>
          <table:table-cell office:value-type="string" calcext:value-type="string">
            <text:p>django path (3)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urls/, https://javarush.com/quests/lectures/ru.javarush.python.django.lecture.level03.lecture05, https://metanit.com/python/django/3.2.php, https://pyhub.ru/django/lecture-33-137-322/, https://www.geeksforgeeks.org/difference-between-path-and-re-path-in-django/, https://stackoverflow.com/questions/46431261/what-is-the-path-mean-in-django-urls, https://www.askpython.com/django/django-url-mapping, https://www.iditect.com/guide/django/django-route-path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 path</text:p>
          </table:table-cell>
          <table:table-cell office:value-type="string" calcext:value-type="string">
            <text:p>django path (3)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urls/, https://javarush.com/quests/lectures/ru.javarush.python.django.lecture.level03.lecture05, https://metanit.com/python/django/3.2.php, https://pyhub.ru/django/lecture-33-137-322/, https://www.geeksforgeeks.org/difference-between-path-and-re-path-in-django/, https://stackoverflow.com/questions/46431261/what-is-the-path-mean-in-django-urls, https://www.askpython.com/django/django-url-mapping, https://www.iditect.com/guide/django/django-route-path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ker django gunicorn</text:p>
          </table:table-cell>
          <table:table-cell office:value-type="string" calcext:value-type="string">
            <text:p>docker django nginx (4)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ntlv.ru/post/gotovim-proekt-django-nginx-gunicorn-postgresql-v-docker/, https://ruddra.com/docker-django-nginx-postgres/, https://www.haikson.com/programming/python/django-nginx-gunicorn-postgresql-docker/, https://pawamoy.github.io/posts/docker-compose-django-postgres-nginx/, https://www.geeksforgeeks.org/how-to-dockerize-django-application-for-production-deployement-with-gunicorn-and-nginx/, https://fixmypc.ru/post/sozdanie-i-zapusk-konteinera-docker-s-django-postgressql-gunicorn-i-nginx/, https://github.com/elabdesunil/django-postgresql-gunicorn-nginx-dockerized/blob/master/README.md, https://matakov.com/django-postgres-nginx-s-pomoshhyu-docker-compose/, https://testdriven.io/blog/dockerizing-django-with-postgres-gunicorn-and-nginx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ker django postgresql nginx</text:p>
          </table:table-cell>
          <table:table-cell office:value-type="string" calcext:value-type="string">
            <text:p>docker django nginx (4)</text:p>
          </table:table-cell>
          <table:table-cell office:value-type="float" office:value="31" calcext:value-type="float">
            <text:p>31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ntlv.ru/post/gotovim-proekt-django-nginx-gunicorn-postgresql-v-docker/, https://ruddra.com/docker-django-nginx-postgres/, https://www.haikson.com/programming/python/django-nginx-gunicorn-postgresql-docker/, https://pawamoy.github.io/posts/docker-compose-django-postgres-nginx/, https://www.geeksforgeeks.org/how-to-dockerize-django-application-for-production-deployement-with-gunicorn-and-nginx/, https://fixmypc.ru/post/sozdanie-i-zapusk-konteinera-docker-s-django-postgressql-gunicorn-i-nginx/, https://github.com/elabdesunil/django-postgresql-gunicorn-nginx-dockerized/blob/master/README.md, https://matakov.com/django-postgres-nginx-s-pomoshhyu-docker-compose/, https://testdriven.io/blog/dockerizing-django-with-postgres-gunicorn-and-nginx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inx django gunicorn docker</text:p>
          </table:table-cell>
          <table:table-cell office:value-type="string" calcext:value-type="string">
            <text:p>docker django nginx (4)</text:p>
          </table:table-cell>
          <table:table-cell office:value-type="float" office:value="24" calcext:value-type="float">
            <text:p>24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ntlv.ru/post/gotovim-proekt-django-nginx-gunicorn-postgresql-v-docker/, https://ruddra.com/docker-django-nginx-postgres/, https://www.haikson.com/programming/python/django-nginx-gunicorn-postgresql-docker/, https://pawamoy.github.io/posts/docker-compose-django-postgres-nginx/, https://www.geeksforgeeks.org/how-to-dockerize-django-application-for-production-deployement-with-gunicorn-and-nginx/, https://fixmypc.ru/post/sozdanie-i-zapusk-konteinera-docker-s-django-postgressql-gunicorn-i-nginx/, https://github.com/elabdesunil/django-postgresql-gunicorn-nginx-dockerized/blob/master/README.md, https://matakov.com/django-postgres-nginx-s-pomoshhyu-docker-compose/, https://testdriven.io/blog/dockerizing-django-with-postgres-gunicorn-and-nginx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ackend</text:p>
          </table:table-cell>
          <table:table-cell office:value-type="string" calcext:value-type="string">
            <text:p>django backend (2)</text:p>
          </table:table-cell>
          <table:table-cell office:value-type="float" office:value="138" calcext:value-type="float">
            <text:p>138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christopherchantres/your-first-backend-web-server-with-django-24c1, https://habr.com/ru/articles/755898/, https://reintech.io/blog/writing-custom-database-backends-in-django-tutorial, https://tproger.ru/translations/django-react-webapp, https://www.back4app.com/tutorials-rs/kak-sozdat-bekend-dlya-django, https://www.codingdrills.com/tutorial/backend-development-tutorial/django-back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ckend python django</text:p>
          </table:table-cell>
          <table:table-cell office:value-type="string" calcext:value-type="string">
            <text:p>django backend (2)</text:p>
          </table:table-cell>
          <table:table-cell office:value-type="float" office:value="25" calcext:value-type="float">
            <text:p>25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christopherchantres/your-first-backend-web-server-with-django-24c1, https://habr.com/ru/articles/755898/, https://reintech.io/blog/writing-custom-database-backends-in-django-tutorial, https://tproger.ru/translations/django-react-webapp, https://www.back4app.com/tutorials-rs/kak-sozdat-bekend-dlya-django, https://www.codingdrills.com/tutorial/backend-development-tutorial/django-back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d</text:p>
          </table:table-cell>
          <table:table-cell office:value-type="string" calcext:value-type="string">
            <text:p>django add (2)</text:p>
          </table:table-cell>
          <table:table-cell office:value-type="float" office:value="149" calcext:value-type="float">
            <text:p>149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djangocentral.com/django-orm-cheatsheet/, https://ilovedjango.com/django/orm/orm-queries/, https://metanit.com/python/django/5.12.php, https://proproprogs.ru/django/crud-osnovy-orm-po-rabote-s-modelyam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create</text:p>
          </table:table-cell>
          <table:table-cell office:value-type="string" calcext:value-type="string">
            <text:p>django add (2)</text:p>
          </table:table-cell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djangocentral.com/django-orm-cheatsheet/, https://ilovedjango.com/django/orm/orm-queries/, https://metanit.com/python/django/5.12.php, https://proproprogs.ru/django/crud-osnovy-orm-po-rabote-s-modelyam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act</text:p>
          </table:table-cell>
          <table:table-cell office:value-type="string" calcext:value-type="string">
            <text:p>django react (4)</text:p>
          </table:table-cell>
          <table:table-cell office:value-type="float" office:value="139" calcext:value-type="float">
            <text:p>139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openreplay.com/integrating-react-with-django/, https://gorbach.me/2021/react_django_monorepo/, https://habr.com/ru/articles/713490/, https://sky.pro/wiki/python/razrabotka-proekta-na-django-s-react/, https://tproger.ru/translations/django-react-webapp, https://dev.to/nagatodev/how-to-connect-django-to-reactjs-1a71, https://timthewebmaster.com/ru/articles/kak-podklyuchit-django-na-python-k-react-app/, https://blog.logrocket.com/using-react-django-create-app-tutorial/, https://www.geeksforgeeks.org/how-to-connect-django-with-reactjs/, https://www.geeksforgeeks.org/integrating-django-with-reactjs-using-django-rest-framewor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act js</text:p>
          </table:table-cell>
          <table:table-cell office:value-type="string" calcext:value-type="string">
            <text:p>django react (4)</text:p>
          </table:table-cell>
          <table:table-cell office:value-type="float" office:value="12" calcext:value-type="float">
            <text:p>12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openreplay.com/integrating-react-with-django/, https://gorbach.me/2021/react_django_monorepo/, https://habr.com/ru/articles/713490/, https://sky.pro/wiki/python/razrabotka-proekta-na-django-s-react/, https://tproger.ru/translations/django-react-webapp, https://dev.to/nagatodev/how-to-connect-django-to-reactjs-1a71, https://timthewebmaster.com/ru/articles/kak-podklyuchit-django-na-python-k-react-app/, https://blog.logrocket.com/using-react-django-create-app-tutorial/, https://www.geeksforgeeks.org/how-to-connect-django-with-reactjs/, https://www.geeksforgeeks.org/integrating-django-with-reactjs-using-django-rest-framewor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act python django</text:p>
          </table:table-cell>
          <table:table-cell office:value-type="string" calcext:value-type="string">
            <text:p>django react (4)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openreplay.com/integrating-react-with-django/, https://gorbach.me/2021/react_django_monorepo/, https://habr.com/ru/articles/713490/, https://sky.pro/wiki/python/razrabotka-proekta-na-django-s-react/, https://tproger.ru/translations/django-react-webapp, https://dev.to/nagatodev/how-to-connect-django-to-reactjs-1a71, https://timthewebmaster.com/ru/articles/kak-podklyuchit-django-na-python-k-react-app/, https://blog.logrocket.com/using-react-django-create-app-tutorial/, https://www.geeksforgeeks.org/how-to-connect-django-with-reactjs/, https://www.geeksforgeeks.org/integrating-django-with-reactjs-using-django-rest-framewor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act приложение</text:p>
          </table:table-cell>
          <table:table-cell office:value-type="string" calcext:value-type="string">
            <text:p>django react (4)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openreplay.com/integrating-react-with-django/, https://gorbach.me/2021/react_django_monorepo/, https://habr.com/ru/articles/713490/, https://sky.pro/wiki/python/razrabotka-proekta-na-django-s-react/, https://tproger.ru/translations/django-react-webapp, https://dev.to/nagatodev/how-to-connect-django-to-reactjs-1a71, https://timthewebmaster.com/ru/articles/kak-podklyuchit-django-na-python-k-react-app/, https://blog.logrocket.com/using-react-django-create-app-tutorial/, https://www.geeksforgeeks.org/how-to-connect-django-with-reactjs/, https://www.geeksforgeeks.org/integrating-django-with-reactjs-using-django-rest-framewor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ermissions</text:p>
          </table:table-cell>
          <table:table-cell office:value-type="string" calcext:value-type="string">
            <text:p>django permissions (5)</text:p>
          </table:table-cell>
          <table:table-cell office:value-type="float" office:value="116" calcext:value-type="float">
            <text:p>116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oneybadger.io/blog/django-permissions/, https://retool.com/blog/how-to-manage-user-permissions-in-django, https://proproprogs.ru/django4/django4-razresheniya-i-gruppy-permissions-groups, https://www.codeunderscored.com/django-roles-permissions-and-groups/, https://developer.mozilla.org/en-US/docs/Learn_web_development/Extensions/Server-side/Django/Authentication, https://javarush.com/quests/lectures/ru.javarush.python.django.lecture.level11.lecture09, https://tr-page.yandex.ru/translate?lang=en-ru&amp;url=https%3A%2F%2Fwww.geeksforgeeks.org%2Fpython-user-groups-custom-permissions-django%2F, https://www.django-rest-framework.org/api-guide/permissions/, https://dev.to/permify/implementing-role-based-access-control-in-django-nob, https://django.readthedocs.io/en/stable/topics/auth/defaul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ава</text:p>
          </table:table-cell>
          <table:table-cell office:value-type="string" calcext:value-type="string">
            <text:p>django permissions (5)</text:p>
          </table:table-cell>
          <table:table-cell office:value-type="float" office:value="21" calcext:value-type="float">
            <text:p>21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oneybadger.io/blog/django-permissions/, https://retool.com/blog/how-to-manage-user-permissions-in-django, https://proproprogs.ru/django4/django4-razresheniya-i-gruppy-permissions-groups, https://www.codeunderscored.com/django-roles-permissions-and-groups/, https://developer.mozilla.org/en-US/docs/Learn_web_development/Extensions/Server-side/Django/Authentication, https://javarush.com/quests/lectures/ru.javarush.python.django.lecture.level11.lecture09, https://tr-page.yandex.ru/translate?lang=en-ru&amp;url=https%3A%2F%2Fwww.geeksforgeeks.org%2Fpython-user-groups-custom-permissions-django%2F, https://www.django-rest-framework.org/api-guide/permissions/, https://dev.to/permify/implementing-role-based-access-control-in-django-nob, https://django.readthedocs.io/en/stable/topics/auth/defaul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ава доступа</text:p>
          </table:table-cell>
          <table:table-cell office:value-type="string" calcext:value-type="string">
            <text:p>django permissions (5)</text:p>
          </table:table-cell>
          <table:table-cell office:value-type="float" office:value="13" calcext:value-type="float">
            <text:p>13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oneybadger.io/blog/django-permissions/, https://retool.com/blog/how-to-manage-user-permissions-in-django, https://proproprogs.ru/django4/django4-razresheniya-i-gruppy-permissions-groups, https://www.codeunderscored.com/django-roles-permissions-and-groups/, https://developer.mozilla.org/en-US/docs/Learn_web_development/Extensions/Server-side/Django/Authentication, https://javarush.com/quests/lectures/ru.javarush.python.django.lecture.level11.lecture09, https://tr-page.yandex.ru/translate?lang=en-ru&amp;url=https%3A%2F%2Fwww.geeksforgeeks.org%2Fpython-user-groups-custom-permissions-django%2F, https://www.django-rest-framework.org/api-guide/permissions/, https://dev.to/permify/implementing-role-based-access-control-in-django-nob, https://django.readthedocs.io/en/stable/topics/auth/defaul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r permission</text:p>
          </table:table-cell>
          <table:table-cell office:value-type="string" calcext:value-type="string">
            <text:p>django permissions (5)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oneybadger.io/blog/django-permissions/, https://retool.com/blog/how-to-manage-user-permissions-in-django, https://proproprogs.ru/django4/django4-razresheniya-i-gruppy-permissions-groups, https://www.codeunderscored.com/django-roles-permissions-and-groups/, https://developer.mozilla.org/en-US/docs/Learn_web_development/Extensions/Server-side/Django/Authentication, https://javarush.com/quests/lectures/ru.javarush.python.django.lecture.level11.lecture09, https://tr-page.yandex.ru/translate?lang=en-ru&amp;url=https%3A%2F%2Fwww.geeksforgeeks.org%2Fpython-user-groups-custom-permissions-django%2F, https://www.django-rest-framework.org/api-guide/permissions/, https://dev.to/permify/implementing-role-based-access-control-in-django-nob, https://django.readthedocs.io/en/stable/topics/auth/defaul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ава пользователей</text:p>
          </table:table-cell>
          <table:table-cell office:value-type="string" calcext:value-type="string">
            <text:p>django permissions (5)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oneybadger.io/blog/django-permissions/, https://retool.com/blog/how-to-manage-user-permissions-in-django, https://proproprogs.ru/django4/django4-razresheniya-i-gruppy-permissions-groups, https://www.codeunderscored.com/django-roles-permissions-and-groups/, https://developer.mozilla.org/en-US/docs/Learn_web_development/Extensions/Server-side/Django/Authentication, https://javarush.com/quests/lectures/ru.javarush.python.django.lecture.level11.lecture09, https://tr-page.yandex.ru/translate?lang=en-ru&amp;url=https%3A%2F%2Fwww.geeksforgeeks.org%2Fpython-user-groups-custom-permissions-django%2F, https://www.django-rest-framework.org/api-guide/permissions/, https://dev.to/permify/implementing-role-based-access-control-in-django-nob, https://django.readthedocs.io/en/stable/topics/auth/defaul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ach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saastemplate.com/blog/django-caching-guide/, https://dev.to/pragativerma18/django-caching-101-understanding-the-basics-and-beyond-49p, https://dizballanze.com/django-project-optimization-part-3/, https://docs.djangoproject.com/en/5.2/topics/cache/, https://habr.com/ru/companies/otus/articles/775318/, https://testdriven.io/blog/django-caching/, https://www.educba.com/django-cache/, https://www.geeksforgeeks.org/a-guide-to-sending-data-using-cache-in-django/, https://www.gyata.ai/django/django-cache, https://www.honeybadger.io/blog/caching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df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4nmv.ru/books/django_razrabotka_veb-prilozhenii_na_python_fail_pdf_668993.pdf, https://djangodoc.ru/3.1/howto/outputting-pdf/, https://docs.djangoproject.com/en/5.0/howto/outputting-pdf/, https://dzen.ru/a/X1aHYLcgRwnw1xkH, https://github.com/directeur/django-pdf, https://habr.com/ru/articles/148612/, https://ordinarycoders.com/blog/article/generating-pdf-with-django, https://ourcodeworld.com/articles/read/241/how-to-create-a-pdf-from-html-in-django, https://www.geeksforgeeks.org/generate-a-pdf-in-django/, https://www.programmer-books.com/wp-content/uploads/2018/08/djangobook.p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nv django</text:p>
          </table:table-cell>
          <table:table-cell office:value-type="string" calcext:value-type="string">
            <text:p>venv django (5)</text:p>
          </table:table-cell>
          <table:table-cell office:value-type="float" office:value="85" calcext:value-type="float">
            <text:p>85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reecodecamp.org/news/how-to-set-up-a-django-development-environment/, https://tutorial.djangogirls.org/ru/django_installation/, https://www.geeksforgeeks.org/setting-up-a-virtual-environment-in-django/, https://metanit.com/python/django/1.2.php, https://www.pynerds.com/web-development/setting-up-your-django-development-environment/, https://www.w3schools.com/django/django_create_virtual_environment.php, https://skillbox.ru/media/code/pishem-prilozhenie-na-django-chast-1-ustanavlivaem-freymvork-nastraivaem-dvizhok-i-zapisi/, https://docs.djangoproject.com/en/4.0/howto/windows/, https://docs.djangoproject.com/en/5.2/howto/windows/, https://javarush.com/quests/lectures/ru.javarush.python.django.lecture.level01.lecture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irtual environment</text:p>
          </table:table-cell>
          <table:table-cell office:value-type="string" calcext:value-type="string">
            <text:p>venv django (5)</text:p>
          </table:table-cell>
          <table:table-cell office:value-type="float" office:value="37" calcext:value-type="float">
            <text:p>37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reecodecamp.org/news/how-to-set-up-a-django-development-environment/, https://tutorial.djangogirls.org/ru/django_installation/, https://www.geeksforgeeks.org/setting-up-a-virtual-environment-in-django/, https://metanit.com/python/django/1.2.php, https://www.pynerds.com/web-development/setting-up-your-django-development-environment/, https://www.w3schools.com/django/django_create_virtual_environment.php, https://skillbox.ru/media/code/pishem-prilozhenie-na-django-chast-1-ustanavlivaem-freymvork-nastraivaem-dvizhok-i-zapisi/, https://docs.djangoproject.com/en/4.0/howto/windows/, https://docs.djangoproject.com/en/5.2/howto/windows/, https://javarush.com/quests/lectures/ru.javarush.python.django.lecture.level01.lecture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venv</text:p>
          </table:table-cell>
          <table:table-cell office:value-type="string" calcext:value-type="string">
            <text:p>venv django (5)</text:p>
          </table:table-cell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reecodecamp.org/news/how-to-set-up-a-django-development-environment/, https://tutorial.djangogirls.org/ru/django_installation/, https://www.geeksforgeeks.org/setting-up-a-virtual-environment-in-django/, https://metanit.com/python/django/1.2.php, https://www.pynerds.com/web-development/setting-up-your-django-development-environment/, https://www.w3schools.com/django/django_create_virtual_environment.php, https://skillbox.ru/media/code/pishem-prilozhenie-na-django-chast-1-ustanavlivaem-freymvork-nastraivaem-dvizhok-i-zapisi/, https://docs.djangoproject.com/en/4.0/howto/windows/, https://docs.djangoproject.com/en/5.2/howto/windows/, https://javarush.com/quests/lectures/ru.javarush.python.django.lecture.level01.lecture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reate venv</text:p>
          </table:table-cell>
          <table:table-cell office:value-type="string" calcext:value-type="string">
            <text:p>venv django (5)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reecodecamp.org/news/how-to-set-up-a-django-development-environment/, https://tutorial.djangogirls.org/ru/django_installation/, https://www.geeksforgeeks.org/setting-up-a-virtual-environment-in-django/, https://metanit.com/python/django/1.2.php, https://www.pynerds.com/web-development/setting-up-your-django-development-environment/, https://www.w3schools.com/django/django_create_virtual_environment.php, https://skillbox.ru/media/code/pishem-prilozhenie-na-django-chast-1-ustanavlivaem-freymvork-nastraivaem-dvizhok-i-zapisi/, https://docs.djangoproject.com/en/4.0/howto/windows/, https://docs.djangoproject.com/en/5.2/howto/windows/, https://javarush.com/quests/lectures/ru.javarush.python.django.lecture.level01.lecture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tall django in venv</text:p>
          </table:table-cell>
          <table:table-cell office:value-type="string" calcext:value-type="string">
            <text:p>venv django (5)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reecodecamp.org/news/how-to-set-up-a-django-development-environment/, https://tutorial.djangogirls.org/ru/django_installation/, https://www.geeksforgeeks.org/setting-up-a-virtual-environment-in-django/, https://metanit.com/python/django/1.2.php, https://www.pynerds.com/web-development/setting-up-your-django-development-environment/, https://www.w3schools.com/django/django_create_virtual_environment.php, https://skillbox.ru/media/code/pishem-prilozhenie-na-django-chast-1-ustanavlivaem-freymvork-nastraivaem-dvizhok-i-zapisi/, https://docs.djangoproject.com/en/4.0/howto/windows/, https://docs.djangoproject.com/en/5.2/howto/windows/, https://javarush.com/quests/lectures/ru.javarush.python.django.lecture.level01.lecture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doc.ru/3.2/ref/templates/builtins/, https://docs.djangoproject.com/en/5.1/ref/models/fields/, https://metanit.com/python/django/2.3.php, https://sky.pro/wiki/python/filtratsiya-obyektov-django-po-date-ispolzovanie-date-field/, https://www.geeksforgeeks.org/django-model-data-types-and-fields-list/, https://www.pythontutorial.net/django-tutorial/django-loaddata/, https://www.simplifiedpython.net/django-database-api-tutorial/, https://www.w3schools.com/django/django_insert_data.php, https://www.youtube.com/watch?v=KH3eobiFhGA, https://zerotobyte.com/how-to-use-django-loaddata-and-dumpdata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inhard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Xil-SteFmwCtBZ7v, https://en.wikipedia.org/wiki/Django_Reinhardt, https://jazzpeople.ru/jazz-in-faces/django-reinhardt-biography/, https://music.apple.com/us/artist/django-reinhardt/104576, https://music.fandom.com/wiki/Django_Reinhardt, https://music.yandex.ru/artist/1204, https://my.mail.ru/music/search/%D0%94%D0%B6%D0%B0%D0%BD%D0%B3%D0%BE%20%D0%A0%D0%B5%D0%B9%D0%BD%D1%85%D0%B0%D1%80%D0%B4%D1%82, https://pimaschool.ru/blog/tryekhpalaya-molniya-istoriya-dzhango-reynkharda-i-ego-vliyaniya-na-muzyku/, https://www.last.fm/ru/music/Django+Reinhardt, https://zvuch.com/artists/django-reinhardt-1356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quests get django</text:p>
          </table:table-cell>
          <table:table-cell office:value-type="string" calcext:value-type="string">
            <text:p>requests get django (5)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rabota-s-zaprosami-i-menedzherami-v-django/, https://apidog.com/blog/django-get-request/, https://www.geeksforgeeks.org/how-to-get-get-request-values-in-django/, https://metanit.com/python/django/3.7.php, https://www.youtube.com/watch?v=k0h26rfSOwg, https://www.codersarts.com/post/how-to-implement-get-and-post-method-in-django, https://docs.djangoproject.com/en/5.2/ref/request-response/, https://javarush.com/quests/lectures/ru.javarush.python.django.lecture.level03.lecture08, https://pythonguides.com/get-data-from-get-request-in-django/, https://pythonguides.com/python-django-ge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quest get python django</text:p>
          </table:table-cell>
          <table:table-cell office:value-type="string" calcext:value-type="string">
            <text:p>requests get django (5)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rabota-s-zaprosami-i-menedzherami-v-django/, https://apidog.com/blog/django-get-request/, https://www.geeksforgeeks.org/how-to-get-get-request-values-in-django/, https://metanit.com/python/django/3.7.php, https://www.youtube.com/watch?v=k0h26rfSOwg, https://www.codersarts.com/post/how-to-implement-get-and-post-method-in-django, https://docs.djangoproject.com/en/5.2/ref/request-response/, https://javarush.com/quests/lectures/ru.javarush.python.django.lecture.level03.lecture08, https://pythonguides.com/get-data-from-get-request-in-django/, https://pythonguides.com/python-django-ge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thod get django</text:p>
          </table:table-cell>
          <table:table-cell office:value-type="string" calcext:value-type="string">
            <text:p>requests get django (5)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rabota-s-zaprosami-i-menedzherami-v-django/, https://apidog.com/blog/django-get-request/, https://www.geeksforgeeks.org/how-to-get-get-request-values-in-django/, https://metanit.com/python/django/3.7.php, https://www.youtube.com/watch?v=k0h26rfSOwg, https://www.codersarts.com/post/how-to-implement-get-and-post-method-in-django, https://docs.djangoproject.com/en/5.2/ref/request-response/, https://javarush.com/quests/lectures/ru.javarush.python.django.lecture.level03.lecture08, https://pythonguides.com/get-data-from-get-request-in-django/, https://pythonguides.com/python-django-ge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етод get</text:p>
          </table:table-cell>
          <table:table-cell office:value-type="string" calcext:value-type="string">
            <text:p>requests get django (5)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rabota-s-zaprosami-i-menedzherami-v-django/, https://apidog.com/blog/django-get-request/, https://www.geeksforgeeks.org/how-to-get-get-request-values-in-django/, https://metanit.com/python/django/3.7.php, https://www.youtube.com/watch?v=k0h26rfSOwg, https://www.codersarts.com/post/how-to-implement-get-and-post-method-in-django, https://docs.djangoproject.com/en/5.2/ref/request-response/, https://javarush.com/quests/lectures/ru.javarush.python.django.lecture.level03.lecture08, https://pythonguides.com/get-data-from-get-request-in-django/, https://pythonguides.com/python-django-ge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t запросы django</text:p>
          </table:table-cell>
          <table:table-cell office:value-type="string" calcext:value-type="string">
            <text:p>requests get django (5)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rabota-s-zaprosami-i-menedzherami-v-django/, https://apidog.com/blog/django-get-request/, https://www.geeksforgeeks.org/how-to-get-get-request-values-in-django/, https://metanit.com/python/django/3.7.php, https://www.youtube.com/watch?v=k0h26rfSOwg, https://www.codersarts.com/post/how-to-implement-get-and-post-method-in-django, https://docs.djangoproject.com/en/5.2/ref/request-response/, https://javarush.com/quests/lectures/ru.javarush.python.django.lecture.level03.lecture08, https://pythonguides.com/get-data-from-get-request-in-django/, https://pythonguides.com/python-django-ge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mporterror</text:p>
          </table:table-cell>
          <table:table-cell office:value-type="string" calcext:value-type="string">
            <text:p>django importerror (3)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rbae.github.io/python/django/Python-Django-Importerror/, https://otvet.mail.ru/question/234943912, https://qna.habr.com/q/1139438, https://stackoverflow.com/questions/46210934/importerror-couldnt-import-django, https://www.developerload.com/importerror-couldn39t-import-django-did-you-forget-to-activate-a-virtual-environmen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ldn t import django</text:p>
          </table:table-cell>
          <table:table-cell office:value-type="string" calcext:value-type="string">
            <text:p>django importerror (3)</text:p>
          </table:table-cell>
          <table:table-cell office:value-type="float" office:value="46" calcext:value-type="float">
            <text:p>4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rbae.github.io/python/django/Python-Django-Importerror/, https://otvet.mail.ru/question/234943912, https://qna.habr.com/q/1139438, https://stackoverflow.com/questions/46210934/importerror-couldnt-import-django, https://www.developerload.com/importerror-couldn39t-import-django-did-you-forget-to-activate-a-virtual-environmen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mporterror couldn t import django</text:p>
          </table:table-cell>
          <table:table-cell office:value-type="string" calcext:value-type="string">
            <text:p>django importerror (3)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rbae.github.io/python/django/Python-Django-Importerror/, https://otvet.mail.ru/question/234943912, https://qna.habr.com/q/1139438, https://stackoverflow.com/questions/46210934/importerror-couldnt-import-django, https://www.developerload.com/importerror-couldn39t-import-django-did-you-forget-to-activate-a-virtual-environmen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s code</text:p>
          </table:table-cell>
          <table:table-cell office:value-type="string" calcext:value-type="string">
            <text:p>django vs code (4)</text:p>
          </table:table-cell>
          <table:table-cell office:value-type="float" office:value="55" calcext:value-type="float">
            <text:p>55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omationpanda.com/2018/02/08/django-projects-in-visual-studio-code/, https://code.visualstudio.com/docs/python/tutorial-django, https://djangocentral.com/visual-studio-code-setup-for-django-developers/, https://habr.com/ru/articles/701800/, https://dclimber.gitlab.io/ru/posts/vscode-settings-for-django/, https://rutube.ru/video/55ac5efed1fb73a227c604b3be330bda/, https://www.geeksforgeeks.org/top-vs-code-extensions-for-python-django/, https://www.youtube.com/watch?v=f1NQnhFFV-E, https://blog.teclado.com/vscode-for-django-development-in-2024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в visual studio</text:p>
          </table:table-cell>
          <table:table-cell office:value-type="string" calcext:value-type="string">
            <text:p>django vs code (4)</text:p>
          </table:table-cell>
          <table:table-cell office:value-type="float" office:value="36" calcext:value-type="float">
            <text:p>3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omationpanda.com/2018/02/08/django-projects-in-visual-studio-code/, https://code.visualstudio.com/docs/python/tutorial-django, https://djangocentral.com/visual-studio-code-setup-for-django-developers/, https://habr.com/ru/articles/701800/, https://dclimber.gitlab.io/ru/posts/vscode-settings-for-django/, https://rutube.ru/video/55ac5efed1fb73a227c604b3be330bda/, https://www.geeksforgeeks.org/top-vs-code-extensions-for-python-django/, https://www.youtube.com/watch?v=f1NQnhFFV-E, https://blog.teclado.com/vscode-for-django-development-in-2024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isual code django</text:p>
          </table:table-cell>
          <table:table-cell office:value-type="string" calcext:value-type="string">
            <text:p>django vs code (4)</text:p>
          </table:table-cell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omationpanda.com/2018/02/08/django-projects-in-visual-studio-code/, https://code.visualstudio.com/docs/python/tutorial-django, https://djangocentral.com/visual-studio-code-setup-for-django-developers/, https://habr.com/ru/articles/701800/, https://dclimber.gitlab.io/ru/posts/vscode-settings-for-django/, https://rutube.ru/video/55ac5efed1fb73a227c604b3be330bda/, https://www.geeksforgeeks.org/top-vs-code-extensions-for-python-django/, https://www.youtube.com/watch?v=f1NQnhFFV-E, https://blog.teclado.com/vscode-for-django-development-in-2024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isual studio code django</text:p>
          </table:table-cell>
          <table:table-cell office:value-type="string" calcext:value-type="string">
            <text:p>django vs code (4)</text:p>
          </table:table-cell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omationpanda.com/2018/02/08/django-projects-in-visual-studio-code/, https://code.visualstudio.com/docs/python/tutorial-django, https://djangocentral.com/visual-studio-code-setup-for-django-developers/, https://habr.com/ru/articles/701800/, https://dclimber.gitlab.io/ru/posts/vscode-settings-for-django/, https://rutube.ru/video/55ac5efed1fb73a227c604b3be330bda/, https://www.geeksforgeeks.org/top-vs-code-extensions-for-python-django/, https://www.youtube.com/watch?v=f1NQnhFFV-E, https://blog.teclado.com/vscode-for-django-development-in-2024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hoices</text:p>
          </table:table-cell>
          <table:table-cell office:value-type="string" calcext:value-type="string">
            <text:p>django choices (3)</text:p>
          </table:table-cell>
          <table:table-cell office:value-type="float" office:value="109" calcext:value-type="float">
            <text:p>109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ganrymkhan.com/tutorial/working-with-choicefield-in-django, https://docs.djangoproject.com/en/5.0/ref/models/fields/, https://stackoverflow.com/questions/18676156/how-to-properly-use-the-choices-field-option-in-django, https://vindevs.com/blog/how-to-use-django-field-choices-with-code-examples-p60/, https://www.geeksforgeeks.org/how-to-use-django-field-choices/, https://www.restack.io/p/django-model-choices-answer, https://zerotobyte.com/django-choices-best-practices/, https://dev.to/doridoro/creation-of-choices-in-django-model-196g, https://www.iditect.com/programming/django/how-to-use-django-field-choice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hoices field</text:p>
          </table:table-cell>
          <table:table-cell office:value-type="string" calcext:value-type="string">
            <text:p>django choices (3)</text:p>
          </table:table-cell>
          <table:table-cell office:value-type="float" office:value="28" calcext:value-type="float">
            <text:p>28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ganrymkhan.com/tutorial/working-with-choicefield-in-django, https://docs.djangoproject.com/en/5.0/ref/models/fields/, https://stackoverflow.com/questions/18676156/how-to-properly-use-the-choices-field-option-in-django, https://vindevs.com/blog/how-to-use-django-field-choices-with-code-examples-p60/, https://www.geeksforgeeks.org/how-to-use-django-field-choices/, https://www.restack.io/p/django-model-choices-answer, https://zerotobyte.com/django-choices-best-practices/, https://dev.to/doridoro/creation-of-choices-in-django-model-196g, https://www.iditect.com/programming/django/how-to-use-django-field-choice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choices</text:p>
          </table:table-cell>
          <table:table-cell office:value-type="string" calcext:value-type="string">
            <text:p>django choices (3)</text:p>
          </table:table-cell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ganrymkhan.com/tutorial/working-with-choicefield-in-django, https://docs.djangoproject.com/en/5.0/ref/models/fields/, https://stackoverflow.com/questions/18676156/how-to-properly-use-the-choices-field-option-in-django, https://vindevs.com/blog/how-to-use-django-field-choices-with-code-examples-p60/, https://www.geeksforgeeks.org/how-to-use-django-field-choices/, https://www.restack.io/p/django-model-choices-answer, https://zerotobyte.com/django-choices-best-practices/, https://dev.to/doridoro/creation-of-choices-in-django-model-196g, https://www.iditect.com/programming/django/how-to-use-django-field-choice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версии</text:p>
          </table:table-cell>
          <table:table-cell office:value-type="string" calcext:value-type="string">
            <text:p>django версии (3)</text:p>
          </table:table-cell>
          <table:table-cell office:value-type="float" office:value="127" calcext:value-type="float">
            <text:p>127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jango_(web_framework), https://www.djangoproject.com/download/, https://www.geeksforgeeks.org/how-to-check-django-version/, https://www.itechtics.com/eol/django/, https://ru.wikipedia.org/wiki/Django, https://sky.pro/media/kak-proverit-versiyu-django/, https://www.educba.com/django-version/, https://www.mattlayman.com/blog/2021/which-django-versi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версия</text:p>
          </table:table-cell>
          <table:table-cell office:value-type="string" calcext:value-type="string">
            <text:p>django версии (3)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jango_(web_framework), https://www.djangoproject.com/download/, https://www.geeksforgeeks.org/how-to-check-django-version/, https://www.itechtics.com/eol/django/, https://ru.wikipedia.org/wiki/Django, https://sky.pro/media/kak-proverit-versiyu-django/, https://www.educba.com/django-version/, https://www.mattlayman.com/blog/2021/which-django-versi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versions</text:p>
          </table:table-cell>
          <table:table-cell office:value-type="string" calcext:value-type="string">
            <text:p>django версии (3)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jango_(web_framework), https://www.djangoproject.com/download/, https://www.geeksforgeeks.org/how-to-check-django-version/, https://www.itechtics.com/eol/django/, https://ru.wikipedia.org/wiki/Django, https://sky.pro/media/kak-proverit-versiyu-django/, https://www.educba.com/django-version/, https://www.mattlayman.com/blog/2021/which-django-versi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dering</text:p>
          </table:table-cell>
          <table:table-cell office:value-type="string" calcext:value-type="string">
            <text:p>django ordering (3)</text:p>
          </table:table-cell>
          <table:table-cell office:value-type="float" office:value="111" calcext:value-type="float">
            <text:p>11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django-ordered-model/django-ordered-model, https://habr.com/ru/companies/otus/articles/692124/, https://pythonhint.com/post/2354026321760105/custom-ordering-in-django, https://sky.pro/wiki/python/sortirovka-obektov-django-po-date-sposoby-uporyadochivaniya/, https://www.iditect.com/faq/python/custom-ordering-in-django.html, https://www.pythontutorial.net/django-tutorial/django-order_by/, https://dev.to/doridoro/in-which-order-a-django-model-is-created-31o7, https://django.readthedocs.io/en/stable/ref/models/options.html, https://docs.djangoproject.com/en/5.2/topics/db/models/, https://learndjango.com/tutorials/django-best-practices-model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ordering</text:p>
          </table:table-cell>
          <table:table-cell office:value-type="string" calcext:value-type="string">
            <text:p>django ordering (3)</text:p>
          </table:table-cell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django-ordered-model/django-ordered-model, https://habr.com/ru/companies/otus/articles/692124/, https://pythonhint.com/post/2354026321760105/custom-ordering-in-django, https://sky.pro/wiki/python/sortirovka-obektov-django-po-date-sposoby-uporyadochivaniya/, https://www.iditect.com/faq/python/custom-ordering-in-django.html, https://www.pythontutorial.net/django-tutorial/django-order_by/, https://dev.to/doridoro/in-which-order-a-django-model-is-created-31o7, https://django.readthedocs.io/en/stable/ref/models/options.html, https://docs.djangoproject.com/en/5.2/topics/db/models/, https://learndjango.com/tutorials/django-best-practices-model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order</text:p>
          </table:table-cell>
          <table:table-cell office:value-type="string" calcext:value-type="string">
            <text:p>django ordering (3)</text:p>
          </table:table-cell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django-ordered-model/django-ordered-model, https://habr.com/ru/companies/otus/articles/692124/, https://pythonhint.com/post/2354026321760105/custom-ordering-in-django, https://sky.pro/wiki/python/sortirovka-obektov-django-po-date-sposoby-uporyadochivaniya/, https://www.iditect.com/faq/python/custom-ordering-in-django.html, https://www.pythontutorial.net/django-tutorial/django-order_by/, https://dev.to/doridoro/in-which-order-a-django-model-is-created-31o7, https://django.readthedocs.io/en/stable/ref/models/options.html, https://docs.djangoproject.com/en/5.2/topics/db/models/, https://learndjango.com/tutorials/django-best-practices-model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ype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racekumar/type-check-your-django-application-1gba, https://django.how/models/data-types-and-fields-list/, https://docs.djangoproject.com/en/5.1/ref/models/fields/, https://github.com/minmax/django-types/blob/main/README.md, https://habr.com/en/articles/465007/, https://metanit.com/python/django/5.2.php, https://pythonhint.com/post/8115974110656453/type-annotations-for-django-models, https://strawberry.rocks/docs/django/guide/types, https://www.geeksforgeeks.org/django-model-data-types-and-fields-list/, https://www.webforefront.com/django/modeldatatypesandvalidation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imezone</text:p>
          </table:table-cell>
          <table:table-cell office:value-type="string" calcext:value-type="string">
            <text:p>django timezone (5)</text:p>
          </table:table-cell>
          <table:table-cell office:value-type="float" office:value="53" calcext:value-type="float">
            <text:p>5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nty.io/ivictbor/django-timezone-chasovye-poiasa-i-vremia-na-prostykh-primerakh/, https://www.agiliq.com/blog/2014/08/django-timezones/, https://www.geeksforgeeks.org/how-to-set-the-timezone-in-django/, https://docs.djangoproject.com/en/5.2/topics/i18n/timezones/, https://oluwatobi.dev/blog/a-comprehensive-guide-to-multi-timezone-support-in-django/, https://optima740.github.io/django/2020/05/28/Django-timezone/, https://studygyaan.com/django/setting-the-timezone-in-django, https://www.delftstack.com/howto/django/django-time-zones/, https://stackoverflow.com/questions/29311354/how-to-set-the-timezone-in-django, https://tommikaikkonen.github.io/timezon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ime</text:p>
          </table:table-cell>
          <table:table-cell office:value-type="string" calcext:value-type="string">
            <text:p>django timezone (5)</text:p>
          </table:table-cell>
          <table:table-cell office:value-type="float" office:value="50" calcext:value-type="float">
            <text:p>5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nty.io/ivictbor/django-timezone-chasovye-poiasa-i-vremia-na-prostykh-primerakh/, https://www.agiliq.com/blog/2014/08/django-timezones/, https://www.geeksforgeeks.org/how-to-set-the-timezone-in-django/, https://docs.djangoproject.com/en/5.2/topics/i18n/timezones/, https://oluwatobi.dev/blog/a-comprehensive-guide-to-multi-timezone-support-in-django/, https://optima740.github.io/django/2020/05/28/Django-timezone/, https://studygyaan.com/django/setting-the-timezone-in-django, https://www.delftstack.com/howto/django/django-time-zones/, https://stackoverflow.com/questions/29311354/how-to-set-the-timezone-in-django, https://tommikaikkonen.github.io/timezon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ime zone</text:p>
          </table:table-cell>
          <table:table-cell office:value-type="string" calcext:value-type="string">
            <text:p>django timezone (5)</text:p>
          </table:table-cell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nty.io/ivictbor/django-timezone-chasovye-poiasa-i-vremia-na-prostykh-primerakh/, https://www.agiliq.com/blog/2014/08/django-timezones/, https://www.geeksforgeeks.org/how-to-set-the-timezone-in-django/, https://docs.djangoproject.com/en/5.2/topics/i18n/timezones/, https://oluwatobi.dev/blog/a-comprehensive-guide-to-multi-timezone-support-in-django/, https://optima740.github.io/django/2020/05/28/Django-timezone/, https://studygyaan.com/django/setting-the-timezone-in-django, https://www.delftstack.com/howto/django/django-time-zones/, https://stackoverflow.com/questions/29311354/how-to-set-the-timezone-in-django, https://tommikaikkonen.github.io/timezon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tils timezone</text:p>
          </table:table-cell>
          <table:table-cell office:value-type="string" calcext:value-type="string">
            <text:p>django timezone (5)</text:p>
          </table:table-cell>
          <table:table-cell office:value-type="float" office:value="14" calcext:value-type="float">
            <text:p>1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nty.io/ivictbor/django-timezone-chasovye-poiasa-i-vremia-na-prostykh-primerakh/, https://www.agiliq.com/blog/2014/08/django-timezones/, https://www.geeksforgeeks.org/how-to-set-the-timezone-in-django/, https://docs.djangoproject.com/en/5.2/topics/i18n/timezones/, https://oluwatobi.dev/blog/a-comprehensive-guide-to-multi-timezone-support-in-django/, https://optima740.github.io/django/2020/05/28/Django-timezone/, https://studygyaan.com/django/setting-the-timezone-in-django, https://www.delftstack.com/howto/django/django-time-zones/, https://stackoverflow.com/questions/29311354/how-to-set-the-timezone-in-django, https://tommikaikkonen.github.io/timezon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imezone now</text:p>
          </table:table-cell>
          <table:table-cell office:value-type="string" calcext:value-type="string">
            <text:p>django timezone (5)</text:p>
          </table:table-cell>
          <table:table-cell office:value-type="float" office:value="14" calcext:value-type="float">
            <text:p>1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nty.io/ivictbor/django-timezone-chasovye-poiasa-i-vremia-na-prostykh-primerakh/, https://www.agiliq.com/blog/2014/08/django-timezones/, https://www.geeksforgeeks.org/how-to-set-the-timezone-in-django/, https://docs.djangoproject.com/en/5.2/topics/i18n/timezones/, https://oluwatobi.dev/blog/a-comprehensive-guide-to-multi-timezone-support-in-django/, https://optima740.github.io/django/2020/05/28/Django-timezone/, https://studygyaan.com/django/setting-the-timezone-in-django, https://www.delftstack.com/howto/django/django-time-zones/, https://stackoverflow.com/questions/29311354/how-to-set-the-timezone-in-django, https://tommikaikkonen.github.io/timezon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un</text:p>
          </table:table-cell>
          <table:table-cell office:value-type="string" calcext:value-type="string">
            <text:p>django run (3)</text:p>
          </table:table-cell>
          <table:table-cell office:value-type="float" office:value="100" calcext:value-type="float">
            <text:p>10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.visualstudio.com/docs/python/tutorial-django, https://docs.djangoproject.com/en/5.2/intro/tutorial01/, https://habr.com/ru/articles/749142/, https://www.geeksforgeeks.org/how-to-create-a-django-project/, https://www.w3schools.com/django/django_create_project.php, https://realpython.com/django-setup/, https://selectel.ru/blog/tutorials/create-projecton-django/, https://www.jetbrains.com/help/pycharm/creating-and-running-your-first-django-project.html, https://www.sitepoint.com/start-django-project-app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un python django</text:p>
          </table:table-cell>
          <table:table-cell office:value-type="string" calcext:value-type="string">
            <text:p>django run (3)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.visualstudio.com/docs/python/tutorial-django, https://docs.djangoproject.com/en/5.2/intro/tutorial01/, https://habr.com/ru/articles/749142/, https://www.geeksforgeeks.org/how-to-create-a-django-project/, https://www.w3schools.com/django/django_create_project.php, https://realpython.com/django-setup/, https://selectel.ru/blog/tutorials/create-projecton-django/, https://www.jetbrains.com/help/pycharm/creating-and-running-your-first-django-project.html, https://www.sitepoint.com/start-django-project-app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w to make django</text:p>
          </table:table-cell>
          <table:table-cell office:value-type="string" calcext:value-type="string">
            <text:p>django run (3)</text:p>
          </table:table-cell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.visualstudio.com/docs/python/tutorial-django, https://docs.djangoproject.com/en/5.2/intro/tutorial01/, https://habr.com/ru/articles/749142/, https://www.geeksforgeeks.org/how-to-create-a-django-project/, https://www.w3schools.com/django/django_create_project.php, https://realpython.com/django-setup/, https://selectel.ru/blog/tutorials/create-projecton-django/, https://www.jetbrains.com/help/pycharm/creating-and-running-your-first-django-project.html, https://www.sitepoint.com/start-django-project-app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s fields</text:p>
          </table:table-cell>
          <table:table-cell office:value-type="string" calcext:value-type="string">
            <text:p>django forms fields (3)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2.php, https://proglib.io/p/kurs-django-chast-3-osnovy-raboty-s-formami-2024-03-15, https://sky.pro/wiki/python/rabota-s-formami-i-validaciej-v-django/, https://developer.mozilla.org/ru/docs/Learn_web_development/Extensions/Server-side/Django/Forms, https://docs.djangoproject.com/en/5.2/ref/forms/fields/, https://dzen.ru/a/Y2ef-Q-x9Tsm7edI, https://ordinarycoders.com/blog/article/using-django-form-fields-and-widgets, https://tutorial.djangogirls.org/ru/django_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оля формы</text:p>
          </table:table-cell>
          <table:table-cell office:value-type="string" calcext:value-type="string">
            <text:p>django forms fields (3)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2.php, https://proglib.io/p/kurs-django-chast-3-osnovy-raboty-s-formami-2024-03-15, https://sky.pro/wiki/python/rabota-s-formami-i-validaciej-v-django/, https://developer.mozilla.org/ru/docs/Learn_web_development/Extensions/Server-side/Django/Forms, https://docs.djangoproject.com/en/5.2/ref/forms/fields/, https://dzen.ru/a/Y2ef-Q-x9Tsm7edI, https://ordinarycoders.com/blog/article/using-django-form-fields-and-widgets, https://tutorial.djangogirls.org/ru/django_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s поля</text:p>
          </table:table-cell>
          <table:table-cell office:value-type="string" calcext:value-type="string">
            <text:p>django forms fields (3)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2.php, https://proglib.io/p/kurs-django-chast-3-osnovy-raboty-s-formami-2024-03-15, https://sky.pro/wiki/python/rabota-s-formami-i-validaciej-v-django/, https://developer.mozilla.org/ru/docs/Learn_web_development/Extensions/Server-side/Django/Forms, https://docs.djangoproject.com/en/5.2/ref/forms/fields/, https://dzen.ru/a/Y2ef-Q-x9Tsm7edI, https://ordinarycoders.com/blog/article/using-django-form-fields-and-widgets, https://tutorial.djangogirls.org/ru/django_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cial django</text:p>
          </table:table-cell>
          <table:table-cell office:value-type="string" calcext:value-type="string">
            <text:p>social django (2)</text:p>
          </table:table-cell>
          <table:table-cell office:value-type="float" office:value="74" calcext:value-type="float">
            <text:p>74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social-auth/social-app-django, https://hashedin.com/blog/a-guide-to-using-social-login-with-django/, https://python-social-auth.readthedocs.io/en/latest/configuration/django.html, https://studygyaan.com/django/how-to-add-social-login-to-django, https://toxigon.com/django-social-auth-tutori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ocial auth</text:p>
          </table:table-cell>
          <table:table-cell office:value-type="string" calcext:value-type="string">
            <text:p>social django (2)</text:p>
          </table:table-cell>
          <table:table-cell office:value-type="float" office:value="67" calcext:value-type="float">
            <text:p>67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social-auth/social-app-django, https://hashedin.com/blog/a-guide-to-using-social-login-with-django/, https://python-social-auth.readthedocs.io/en/latest/configuration/django.html, https://studygyaan.com/django/how-to-add-social-login-to-django, https://toxigon.com/django-social-auth-tutori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 beginners</text:p>
          </table:table-cell>
          <table:table-cell office:value-type="string" calcext:value-type="string">
            <text:p>django for beginners (2)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earndjango.com/courses/django-for-beginners/, https://www.amazon.com/Django-Beginners-Build-Websites-Python/dp/1735467200, https://www.amazon.com/Django-Beginners-Build-websites-Python/dp/19831726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 beginners build websites with python and django</text:p>
          </table:table-cell>
          <table:table-cell office:value-type="string" calcext:value-type="string">
            <text:p>django for beginners (2)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earndjango.com/courses/django-for-beginners/, https://www.amazon.com/Django-Beginners-Build-Websites-Python/dp/1735467200, https://www.amazon.com/Django-Beginners-Build-websites-Python/dp/19831726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fault django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efault_(Django_Django_song), https://genius.com/Django-django-default-lyrics, https://hitmos.me/song/72822122, https://lyrhub.com/track/Django-Django/Default/translation/ru, https://music.apple.com/ru/song/default/484148331, https://music.yandex.ru/album/415707/track/3712027, https://my.mail.ru/music/songs/django-django-default-cbcda61c8c5ddfd7d92853f97475f6f3, https://www.last.fm/ru/music/Django+Django/_/Default, https://www.shazam.com/song/484148331/default, https://zvuk.com/release/234938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ate</text:p>
          </table:table-cell>
          <table:table-cell office:value-type="string" calcext:value-type="string">
            <text:p>django date (2)</text:p>
          </table:table-cell>
          <table:table-cell office:value-type="float" office:value="91" calcext:value-type="float">
            <text:p>9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jangotricks/working-with-dates-and-times-in-the-forms-4hha, https://metanit.com/python/django/2.8.php, https://runebook.dev/en/articles/django/ref/settings/std:setting-DATETIME_FORMAT, https://store-restack.vercel.app/p/datetime-manipulation-techniques-answer-format-date-python-django, https://www.iditect.com/faq/python/using-django-timedate-widgets-in-custom-form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дата</text:p>
          </table:table-cell>
          <table:table-cell office:value-type="string" calcext:value-type="string">
            <text:p>django date (2)</text:p>
          </table:table-cell>
          <table:table-cell office:value-type="float" office:value="47" calcext:value-type="float">
            <text:p>47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jangotricks/working-with-dates-and-times-in-the-forms-4hha, https://metanit.com/python/django/2.8.php, https://runebook.dev/en/articles/django/ref/settings/std:setting-DATETIME_FORMAT, https://store-restack.vercel.app/p/datetime-manipulation-techniques-answer-format-date-python-django, https://www.iditect.com/faq/python/using-django-timedate-widgets-in-custom-form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труктура django</text:p>
          </table:table-cell>
          <table:table-cell office:value-type="string" calcext:value-type="string">
            <text:p>структура django (5)</text:p>
          </table:table-cell>
          <table:table-cell office:value-type="float" office:value="82" calcext:value-type="float">
            <text:p>8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692518/, https://javarush.com/quests/lectures/ru.javarush.python.django.lecture.level01.lecture06, https://proglib.io/p/kurs-django-chast-1-django-chto-eto-obzor-i-ustanovka-freymvorka-struktura-proekta-2023-07-25, https://www.geeksforgeeks.org/best-practice-for-django-project-working-directory-structure/, https://developer.mozilla.org/ru/docs/Learn_web_development/Extensions/Server-side/Django/skeleton_website, https://kedu.ru/press-center/articles/info-django-polnoe-rukovodstvo-dlya-nachinayushchikh-ustanovka-struktura-proekta/, https://skillbox.ru/media/code/pishem-prilozhenie-na-django-chast-1-ustanavlivaem-freymvork-nastraivaem-dvizhok-i-zapisi/, https://tr-page.yandex.ru/translate?lang=en-ru&amp;url=https%3A%2F%2Fwww.geeksforgeeks.org%2Fdjango-project-mvt-structure%2F, https://dev.to/mrcaption49/django-project-structure-oli, https://github.com/vahidrnaderi/django-project-structu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труктура проекта django</text:p>
          </table:table-cell>
          <table:table-cell office:value-type="string" calcext:value-type="string">
            <text:p>структура django (5)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692518/, https://javarush.com/quests/lectures/ru.javarush.python.django.lecture.level01.lecture06, https://proglib.io/p/kurs-django-chast-1-django-chto-eto-obzor-i-ustanovka-freymvorka-struktura-proekta-2023-07-25, https://www.geeksforgeeks.org/best-practice-for-django-project-working-directory-structure/, https://developer.mozilla.org/ru/docs/Learn_web_development/Extensions/Server-side/Django/skeleton_website, https://kedu.ru/press-center/articles/info-django-polnoe-rukovodstvo-dlya-nachinayushchikh-ustanovka-struktura-proekta/, https://skillbox.ru/media/code/pishem-prilozhenie-na-django-chast-1-ustanavlivaem-freymvork-nastraivaem-dvizhok-i-zapisi/, https://tr-page.yandex.ru/translate?lang=en-ru&amp;url=https%3A%2F%2Fwww.geeksforgeeks.org%2Fdjango-project-mvt-structure%2F, https://dev.to/mrcaption49/django-project-structure-oli, https://github.com/vahidrnaderi/django-project-structu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айлы проекта</text:p>
          </table:table-cell>
          <table:table-cell office:value-type="string" calcext:value-type="string">
            <text:p>структура django (5)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692518/, https://javarush.com/quests/lectures/ru.javarush.python.django.lecture.level01.lecture06, https://proglib.io/p/kurs-django-chast-1-django-chto-eto-obzor-i-ustanovka-freymvorka-struktura-proekta-2023-07-25, https://www.geeksforgeeks.org/best-practice-for-django-project-working-directory-structure/, https://developer.mozilla.org/ru/docs/Learn_web_development/Extensions/Server-side/Django/skeleton_website, https://kedu.ru/press-center/articles/info-django-polnoe-rukovodstvo-dlya-nachinayushchikh-ustanovka-struktura-proekta/, https://skillbox.ru/media/code/pishem-prilozhenie-na-django-chast-1-ustanavlivaem-freymvork-nastraivaem-dvizhok-i-zapisi/, https://tr-page.yandex.ru/translate?lang=en-ru&amp;url=https%3A%2F%2Fwww.geeksforgeeks.org%2Fdjango-project-mvt-structure%2F, https://dev.to/mrcaption49/django-project-structure-oli, https://github.com/vahidrnaderi/django-project-structu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труктура файлов django</text:p>
          </table:table-cell>
          <table:table-cell office:value-type="string" calcext:value-type="string">
            <text:p>структура django (5)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692518/, https://javarush.com/quests/lectures/ru.javarush.python.django.lecture.level01.lecture06, https://proglib.io/p/kurs-django-chast-1-django-chto-eto-obzor-i-ustanovka-freymvorka-struktura-proekta-2023-07-25, https://www.geeksforgeeks.org/best-practice-for-django-project-working-directory-structure/, https://developer.mozilla.org/ru/docs/Learn_web_development/Extensions/Server-side/Django/skeleton_website, https://kedu.ru/press-center/articles/info-django-polnoe-rukovodstvo-dlya-nachinayushchikh-ustanovka-struktura-proekta/, https://skillbox.ru/media/code/pishem-prilozhenie-na-django-chast-1-ustanavlivaem-freymvork-nastraivaem-dvizhok-i-zapisi/, https://tr-page.yandex.ru/translate?lang=en-ru&amp;url=https%3A%2F%2Fwww.geeksforgeeks.org%2Fdjango-project-mvt-structure%2F, https://dev.to/mrcaption49/django-project-structure-oli, https://github.com/vahidrnaderi/django-project-structu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труктура проекта и файлов</text:p>
          </table:table-cell>
          <table:table-cell office:value-type="string" calcext:value-type="string">
            <text:p>структура django (5)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692518/, https://javarush.com/quests/lectures/ru.javarush.python.django.lecture.level01.lecture06, https://proglib.io/p/kurs-django-chast-1-django-chto-eto-obzor-i-ustanovka-freymvorka-struktura-proekta-2023-07-25, https://www.geeksforgeeks.org/best-practice-for-django-project-working-directory-structure/, https://developer.mozilla.org/ru/docs/Learn_web_development/Extensions/Server-side/Django/skeleton_website, https://kedu.ru/press-center/articles/info-django-polnoe-rukovodstvo-dlya-nachinayushchikh-ustanovka-struktura-proekta/, https://skillbox.ru/media/code/pishem-prilozhenie-na-django-chast-1-ustanavlivaem-freymvork-nastraivaem-dvizhok-i-zapisi/, https://tr-page.yandex.ru/translate?lang=en-ru&amp;url=https%3A%2F%2Fwww.geeksforgeeks.org%2Fdjango-project-mvt-structure%2F, https://dev.to/mrcaption49/django-project-structure-oli, https://github.com/vahidrnaderi/django-project-structu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as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base-site.readthedocs.io/, https://docs.djangoproject.com/en/5.0/ref/class-based-views/base/, https://dvmn.org/encyclopedia/django/base-template/, https://github.com/azataiot/django-base, https://habr.com/ru/articles/857122/, https://javarush.com/quests/lectures/ru.javarush.python.django.lecture.level05.lecture05, https://ngangasn.com/how-to-extend-base-html-in-django/, https://stackoverflow.com/questions/14720464/django-project-base-template, https://www.webapptiv.com/django/django-base-html/, https://www.youtube.com/watch?v=2yZHo_pgyM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user</text:p>
          </table:table-cell>
          <table:table-cell office:value-type="string" calcext:value-type="string">
            <text:p>python django user (4)</text:p>
          </table:table-cell>
          <table:table-cell office:value-type="float" office:value="59" calcext:value-type="float">
            <text:p>59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Authentication, https://learndjango.com/tutorials/django-custom-user-model, https://www.geeksforgeeks.org/how-to-use-user-model-in-django/, https://sky.pro/wiki/python/autentifikaciya-i-avtorizaciya-v-django/, https://docs.djangoproject.com/en/dev/ref/contrib/auth/, https://testdriven.io/blog/django-custom-user-model/, https://tproger.ru/articles/kak-nastroit-autentifikaciyu-v-veb-prilozheniyah-na-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python django user (4)</text:p>
          </table:table-cell>
          <table:table-cell office:value-type="float" office:value="55" calcext:value-type="float">
            <text:p>5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Authentication, https://learndjango.com/tutorials/django-custom-user-model, https://www.geeksforgeeks.org/how-to-use-user-model-in-django/, https://sky.pro/wiki/python/autentifikaciya-i-avtorizaciya-v-django/, https://docs.djangoproject.com/en/dev/ref/contrib/auth/, https://testdriven.io/blog/django-custom-user-model/, https://tproger.ru/articles/kak-nastroit-autentifikaciyu-v-veb-prilozheniyah-na-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er objects django</text:p>
          </table:table-cell>
          <table:table-cell office:value-type="string" calcext:value-type="string">
            <text:p>python django user (4)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Authentication, https://learndjango.com/tutorials/django-custom-user-model, https://www.geeksforgeeks.org/how-to-use-user-model-in-django/, https://sky.pro/wiki/python/autentifikaciya-i-avtorizaciya-v-django/, https://docs.djangoproject.com/en/dev/ref/contrib/auth/, https://testdriven.io/blog/django-custom-user-model/, https://tproger.ru/articles/kak-nastroit-autentifikaciyu-v-veb-prilozheniyah-na-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er set django</text:p>
          </table:table-cell>
          <table:table-cell office:value-type="string" calcext:value-type="string">
            <text:p>python django user (4)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Authentication, https://learndjango.com/tutorials/django-custom-user-model, https://www.geeksforgeeks.org/how-to-use-user-model-in-django/, https://sky.pro/wiki/python/autentifikaciya-i-avtorizaciya-v-django/, https://docs.djangoproject.com/en/dev/ref/contrib/auth/, https://testdriven.io/blog/django-custom-user-model/, https://tproger.ru/articles/kak-nastroit-autentifikaciyu-v-veb-prilozheniyah-na-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verse</text:p>
          </table:table-cell>
          <table:table-cell office:value-type="string" calcext:value-type="string">
            <text:p>django reverse (3)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oridoro/understanding-the-differences-between-reverse-and-reverselazy-in-djangos-getabsoluteurl-method-aic, https://proproprogs.ru/django4/django4-perenapravleniya-redirect-funkciya-reverse, https://stackoverflow.com/questions/11241668/what-is-reverse, https://studygyaan.com/django/how-to-use-reverse-url-routing-in-django, https://www.educba.com/django-reverse/, https://www.scaler.com/topics/django/django-reverse/, https://zerotobyte.com/django-reverse-url-reverse-functi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verse url</text:p>
          </table:table-cell>
          <table:table-cell office:value-type="string" calcext:value-type="string">
            <text:p>django reverse (3)</text:p>
          </table:table-cell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oridoro/understanding-the-differences-between-reverse-and-reverselazy-in-djangos-getabsoluteurl-method-aic, https://proproprogs.ru/django4/django4-perenapravleniya-redirect-funkciya-reverse, https://stackoverflow.com/questions/11241668/what-is-reverse, https://studygyaan.com/django/how-to-use-reverse-url-routing-in-django, https://www.educba.com/django-reverse/, https://www.scaler.com/topics/django/django-reverse/, https://zerotobyte.com/django-reverse-url-reverse-functi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verse name django</text:p>
          </table:table-cell>
          <table:table-cell office:value-type="string" calcext:value-type="string">
            <text:p>django reverse (3)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oridoro/understanding-the-differences-between-reverse-and-reverselazy-in-djangos-getabsoluteurl-method-aic, https://proproprogs.ru/django4/django4-perenapravleniya-redirect-funkciya-reverse, https://stackoverflow.com/questions/11241668/what-is-reverse, https://studygyaan.com/django/how-to-use-reverse-url-routing-in-django, https://www.educba.com/django-reverse/, https://www.scaler.com/topics/django/django-reverse/, https://zerotobyte.com/django-reverse-url-reverse-functi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edia</text:p>
          </table:table-cell>
          <table:table-cell office:value-type="string" calcext:value-type="string">
            <text:p>django media (3)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emiloju/how-to-handle-media-uploads-in-django-1kpc, https://djangocentral.com/managing-media-files-in-django/, https://djangotherightway.com/django-media-files, https://webdev-django.netlify.app/chapters/8%20media%20serving%20and%20file%20uploads, https://docs.djangoproject.com/en/5.1/topics/files/, https://javarush.com/quests/lectures/ru.javarush.python.django.lecture.level02.lecture07, https://pythonhint.com/post/2450698465521890/django-media_url-and-media_root, https://testdriven.io/blog/django-static-files/, https://www.geeksforgeeks.org/working-with-static-and-media-file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edia url</text:p>
          </table:table-cell>
          <table:table-cell office:value-type="string" calcext:value-type="string">
            <text:p>django media (3)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emiloju/how-to-handle-media-uploads-in-django-1kpc, https://djangocentral.com/managing-media-files-in-django/, https://djangotherightway.com/django-media-files, https://webdev-django.netlify.app/chapters/8%20media%20serving%20and%20file%20uploads, https://docs.djangoproject.com/en/5.1/topics/files/, https://javarush.com/quests/lectures/ru.javarush.python.django.lecture.level02.lecture07, https://pythonhint.com/post/2450698465521890/django-media_url-and-media_root, https://testdriven.io/blog/django-static-files/, https://www.geeksforgeeks.org/working-with-static-and-media-file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edia files</text:p>
          </table:table-cell>
          <table:table-cell office:value-type="string" calcext:value-type="string">
            <text:p>django media (3)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emiloju/how-to-handle-media-uploads-in-django-1kpc, https://djangocentral.com/managing-media-files-in-django/, https://djangotherightway.com/django-media-files, https://webdev-django.netlify.app/chapters/8%20media%20serving%20and%20file%20uploads, https://docs.djangoproject.com/en/5.1/topics/files/, https://javarush.com/quests/lectures/ru.javarush.python.django.lecture.level02.lecture07, https://pythonhint.com/post/2450698465521890/django-media_url-and-media_root, https://testdriven.io/blog/django-static-files/, https://www.geeksforgeeks.org/working-with-static-and-media-file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разработчик</text:p>
          </table:table-cell>
          <table:table-cell office:value-type="string" calcext:value-type="string">
            <text:p>django разработчик (3)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reer.habr.com/vacancies/django_razrabotchik, https://hh.ru/vacancies/python-django-developer, https://romansementsov.ru/%D0%9F%D1%80%D0%BE%D1%84%D0%B5%D1%81%D1%81%D0%B8%D1%8F_Django_%D0%A0%D0%B0%D0%B7%D1%80%D0%B0%D0%B1%D0%BE%D1%82%D1%87%D0%B8%D0%BA/, https://russia.gorodrabot.ru/django_%D1%80%D0%B0%D0%B7%D1%80%D0%B0%D0%B1%D0%BE%D1%82%D1%87%D0%B8%D0%BA, https://uchis-online.ru/blog/professii/kto-takoi-razrabotchik-na-django, https://careers.smyt.ru/vacancies/django-python-developer-junior-all/, https://kursy.ru/znaniya/programmirovanie/razrabotchik-django-kto-eto-chem-zanimaetsya/, https://otus.ru/lessons/django/, https://www.avito.ru/all/rabota?q=python+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работа</text:p>
          </table:table-cell>
          <table:table-cell office:value-type="string" calcext:value-type="string">
            <text:p>django разработчик (3)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reer.habr.com/vacancies/django_razrabotchik, https://hh.ru/vacancies/python-django-developer, https://romansementsov.ru/%D0%9F%D1%80%D0%BE%D1%84%D0%B5%D1%81%D1%81%D0%B8%D1%8F_Django_%D0%A0%D0%B0%D0%B7%D1%80%D0%B0%D0%B1%D0%BE%D1%82%D1%87%D0%B8%D0%BA/, https://russia.gorodrabot.ru/django_%D1%80%D0%B0%D0%B7%D1%80%D0%B0%D0%B1%D0%BE%D1%82%D1%87%D0%B8%D0%BA, https://uchis-online.ru/blog/professii/kto-takoi-razrabotchik-na-django, https://careers.smyt.ru/vacancies/django-python-developer-junior-all/, https://kursy.ru/znaniya/programmirovanie/razrabotchik-django-kto-eto-chem-zanimaetsya/, https://otus.ru/lessons/django/, https://www.avito.ru/all/rabota?q=python+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разработчик</text:p>
          </table:table-cell>
          <table:table-cell office:value-type="string" calcext:value-type="string">
            <text:p>django разработчик (3)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reer.habr.com/vacancies/django_razrabotchik, https://hh.ru/vacancies/python-django-developer, https://romansementsov.ru/%D0%9F%D1%80%D0%BE%D1%84%D0%B5%D1%81%D1%81%D0%B8%D1%8F_Django_%D0%A0%D0%B0%D0%B7%D1%80%D0%B0%D0%B1%D0%BE%D1%82%D1%87%D0%B8%D0%BA/, https://russia.gorodrabot.ru/django_%D1%80%D0%B0%D0%B7%D1%80%D0%B0%D0%B1%D0%BE%D1%82%D1%87%D0%B8%D0%BA, https://uchis-online.ru/blog/professii/kto-takoi-razrabotchik-na-django, https://careers.smyt.ru/vacancies/django-python-developer-junior-all/, https://kursy.ru/znaniya/programmirovanie/razrabotchik-django-kto-eto-chem-zanimaetsya/, https://otus.ru/lessons/django/, https://www.avito.ru/all/rabota?q=python+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js</text:p>
          </table:table-cell>
          <table:table-cell office:value-type="string" calcext:value-type="string">
            <text:p>django js (3)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dev/internals/contributing/writing-code/javascript/, https://dzen.ru/a/Z4idVqzxeVquJbmu, https://habr.com/ru/companies/otus/articles/547722/, https://sky.pro/wiki/python/ispolzovanie-peremennykh-iz-django-views-py-v-java-script/, https://webdev-django.netlify.app/chapters/16%20using%20a%20frontend%20javascript%20library%20with%20django, https://www.saaspegasus.com/guides/modern-javascript-for-django-developers/integrating-javascript-pipeline/, https://www.w3schools.com/django/django_add_js_file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js</text:p>
          </table:table-cell>
          <table:table-cell office:value-type="string" calcext:value-type="string">
            <text:p>django js (3)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dev/internals/contributing/writing-code/javascript/, https://dzen.ru/a/Z4idVqzxeVquJbmu, https://habr.com/ru/companies/otus/articles/547722/, https://sky.pro/wiki/python/ispolzovanie-peremennykh-iz-django-views-py-v-java-script/, https://webdev-django.netlify.app/chapters/16%20using%20a%20frontend%20javascript%20library%20with%20django, https://www.saaspegasus.com/guides/modern-javascript-for-django-developers/integrating-javascript-pipeline/, https://www.w3schools.com/django/django_add_js_file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и javascript</text:p>
          </table:table-cell>
          <table:table-cell office:value-type="string" calcext:value-type="string">
            <text:p>django js (3)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dev/internals/contributing/writing-code/javascript/, https://dzen.ru/a/Z4idVqzxeVquJbmu, https://habr.com/ru/companies/otus/articles/547722/, https://sky.pro/wiki/python/ispolzovanie-peremennykh-iz-django-views-py-v-java-script/, https://webdev-django.netlify.app/chapters/16%20using%20a%20frontend%20javascript%20library%20with%20django, https://www.saaspegasus.com/guides/modern-javascript-for-django-developers/integrating-javascript-pipeline/, https://www.w3schools.com/django/django_add_js_file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актики</text:p>
          </table:table-cell>
          <table:table-cell office:value-type="string" calcext:value-type="string">
            <text:p>django практики (2)</text:p>
          </table:table-cell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django-s-chego-nachat-obychenie/, https://github.com/PopckovS/Django-Practice, https://proglib.io/p/django-s-nulya-chast-1-pishem-mnogopolzovatelskiy-blog-dlya-kluba-lyubiteley-zadach-python-2022-06-06, https://skillbox.ru/media/code/pishem-prilozhenie-na-django-chast-1-ustanavlivaem-freymvork-nastraivaem-dvizhok-i-zapisi/, https://vk.com/wall-13765414_54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практика</text:p>
          </table:table-cell>
          <table:table-cell office:value-type="string" calcext:value-type="string">
            <text:p>django практики (2)</text:p>
          </table:table-cell>
          <table:table-cell office:value-type="float" office:value="63" calcext:value-type="float">
            <text:p>6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django-s-chego-nachat-obychenie/, https://github.com/PopckovS/Django-Practice, https://proglib.io/p/django-s-nulya-chast-1-pishem-mnogopolzovatelskiy-blog-dlya-kluba-lyubiteley-zadach-python-2022-06-06, https://skillbox.ru/media/code/pishem-prilozhenie-na-django-chast-1-ustanavlivaem-freymvork-nastraivaem-dvizhok-i-zapisi/, https://vk.com/wall-13765414_54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lect</text:p>
          </table:table-cell>
          <table:table-cell office:value-type="string" calcext:value-type="string">
            <text:p>django select (2)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otus.ru/nest/post/286/, https://www.restack.io/p/creating-django-login-apis-answer-django-orm-select-fields, https://www.scaler.com/topics/django/selecting-and-deferring-fields/, https://yourtodo.life/ru/posts/django-orm-slozhnyie-zaprosyi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select</text:p>
          </table:table-cell>
          <table:table-cell office:value-type="string" calcext:value-type="string">
            <text:p>django select (2)</text:p>
          </table:table-cell>
          <table:table-cell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otus.ru/nest/post/286/, https://www.restack.io/p/creating-django-login-apis-answer-django-orm-select-fields, https://www.scaler.com/topics/django/selecting-and-deferring-fields/, https://yourtodo.life/ru/posts/django-orm-slozhnyie-zaprosyi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ersion</text:p>
          </table:table-cell>
          <table:table-cell office:value-type="string" calcext:value-type="string">
            <text:p>django version (4)</text:p>
          </table:table-cell>
          <table:table-cell office:value-type="float" office:value="77" calcext:value-type="float">
            <text:p>7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despeedy.com/check-the-version-of-django/, https://sky.pro/media/kak-proverit-versiyu-django/, https://www.delftstack.com/howto/django/check-django-version/, https://www.scaler.com/topics/django-version-check/, https://djangowaves.com/tips-tricks/how-to-check-your-django-version/, https://stackoverflow.com/questions/6468397/how-to-check-django-version, https://www.matheusmello.io/posts/python-how-to-check-django-version, https://tech.serhatteker.com/post/2020-02/how-to-check-django-version/, https://technogeekscs.com/check-django-version/, https://tr-page.yandex.ru/translate?lang=en-ru&amp;url=https%3A%2F%2Fwww.geeksforgeeks.org%2Fhow-to-check-django-version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проверить версию django</text:p>
          </table:table-cell>
          <table:table-cell office:value-type="string" calcext:value-type="string">
            <text:p>django version (4)</text:p>
          </table:table-cell>
          <table:table-cell office:value-type="float" office:value="23" calcext:value-type="float">
            <text:p>23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despeedy.com/check-the-version-of-django/, https://sky.pro/media/kak-proverit-versiyu-django/, https://www.delftstack.com/howto/django/check-django-version/, https://www.scaler.com/topics/django-version-check/, https://djangowaves.com/tips-tricks/how-to-check-your-django-version/, https://stackoverflow.com/questions/6468397/how-to-check-django-version, https://www.matheusmello.io/posts/python-how-to-check-django-version, https://tech.serhatteker.com/post/2020-02/how-to-check-django-version/, https://technogeekscs.com/check-django-version/, https://tr-page.yandex.ru/translate?lang=en-ru&amp;url=https%3A%2F%2Fwww.geeksforgeeks.org%2Fhow-to-check-django-version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какая версия</text:p>
          </table:table-cell>
          <table:table-cell office:value-type="string" calcext:value-type="string">
            <text:p>django version (4)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despeedy.com/check-the-version-of-django/, https://sky.pro/media/kak-proverit-versiyu-django/, https://www.delftstack.com/howto/django/check-django-version/, https://www.scaler.com/topics/django-version-check/, https://djangowaves.com/tips-tricks/how-to-check-your-django-version/, https://stackoverflow.com/questions/6468397/how-to-check-django-version, https://www.matheusmello.io/posts/python-how-to-check-django-version, https://tech.serhatteker.com/post/2020-02/how-to-check-django-version/, https://technogeekscs.com/check-django-version/, https://tr-page.yandex.ru/translate?lang=en-ru&amp;url=https%3A%2F%2Fwww.geeksforgeeks.org%2Fhow-to-check-django-version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version</text:p>
          </table:table-cell>
          <table:table-cell office:value-type="string" calcext:value-type="string">
            <text:p>django version (4)</text:p>
          </table:table-cell>
          <table:table-cell office:value-type="float" office:value="14" calcext:value-type="float">
            <text:p>1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despeedy.com/check-the-version-of-django/, https://sky.pro/media/kak-proverit-versiyu-django/, https://www.delftstack.com/howto/django/check-django-version/, https://www.scaler.com/topics/django-version-check/, https://djangowaves.com/tips-tricks/how-to-check-your-django-version/, https://stackoverflow.com/questions/6468397/how-to-check-django-version, https://www.matheusmello.io/posts/python-how-to-check-django-version, https://tech.serhatteker.com/post/2020-02/how-to-check-django-version/, https://technogeekscs.com/check-django-version/, https://tr-page.yandex.ru/translate?lang=en-ru&amp;url=https%3A%2F%2Fwww.geeksforgeeks.org%2Fhow-to-check-django-version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srf</text:p>
          </table:table-cell>
          <table:table-cell office:value-type="string" calcext:value-type="string">
            <text:p>django csrf (2)</text:p>
          </table:table-cell>
          <table:table-cell office:value-type="float" office:value="97" calcext:value-type="float">
            <text:p>9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one-djangonaut.com/django-axios-and-csrf-token, https://django-ninja.dev/reference/csrf/, https://docs.djangoproject.com/en/5.2/howto/csrf/, https://habr.com/ru/companies/vk/articles/823740/, https://sky.pro/wiki/python/reshenie-problemy-s-csrf-proverkoy-v-django-i-ajax/, https://www.stackhawk.com/blog/django-csrf-protection-guid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srf token</text:p>
          </table:table-cell>
          <table:table-cell office:value-type="string" calcext:value-type="string">
            <text:p>django csrf (2)</text:p>
          </table:table-cell>
          <table:table-cell office:value-type="float" office:value="36" calcext:value-type="float">
            <text:p>36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one-djangonaut.com/django-axios-and-csrf-token, https://django-ninja.dev/reference/csrf/, https://docs.djangoproject.com/en/5.2/howto/csrf/, https://habr.com/ru/companies/vk/articles/823740/, https://sky.pro/wiki/python/reshenie-problemy-s-csrf-proverkoy-v-django-i-ajax/, https://www.stackhawk.com/blog/django-csrf-protection-guid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антонио меле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google.ru/books?id=gDa6DwAAQBAJ&amp;hl=ru, https://demo.siteedu.ru/media/sub/220/documents/1mele_antonio_django_2_by_example_e6LkP1V.pdf, https://djangobyexample.com/, https://market.yandex.ru/product--django-4-v-primerakh/1831619429?sku=101987773486&amp;uniqueId=187459802, https://t.me/developer_shelf/4742, https://vk.com/wall-51126445_125310, https://www.chitai-gorod.ru/product/django-4-v-primerah-2979196, https://www.labirint.ru/books/698238/, https://www.livelib.ru/book/1008502576/reviews-django-4-v-primerah-antonio-mele, https://www.ozon.ru/category/django-v-primerah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uperuser</text:p>
          </table:table-cell>
          <table:table-cell office:value-type="string" calcext:value-type="string">
            <text:p>django superuser (5)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how-create-superuser-django/, https://djangocentral.com/creating-super-user-in-django/, https://www.geeksforgeeks.org/how-to-create-superuser-in-django/, https://zerotobyte.com/django-create-superuser-command/, https://docs.djangoproject.com/en/5.2/topics/auth/default/, https://pressanybutton.ru/post/sajt-na-django/django-4-superpolzovatel-i-pervyj-zapusk/, https://ultahost.com/knowledge-base/create-superuser-django/, https://www.educba.com/django-create-superuser/, https://developer.mozilla.org/ru/docs/Learn_web_development/Extensions/Server-side/Django/Admin_site, https://pocoz.gitbooks.io/django-v-primerah/content/sozdanie-superpolzovatelya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уперпользователь</text:p>
          </table:table-cell>
          <table:table-cell office:value-type="string" calcext:value-type="string">
            <text:p>django superuser (5)</text:p>
          </table:table-cell>
          <table:table-cell office:value-type="float" office:value="38" calcext:value-type="float">
            <text:p>38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how-create-superuser-django/, https://djangocentral.com/creating-super-user-in-django/, https://www.geeksforgeeks.org/how-to-create-superuser-in-django/, https://zerotobyte.com/django-create-superuser-command/, https://docs.djangoproject.com/en/5.2/topics/auth/default/, https://pressanybutton.ru/post/sajt-na-django/django-4-superpolzovatel-i-pervyj-zapusk/, https://ultahost.com/knowledge-base/create-superuser-django/, https://www.educba.com/django-create-superuser/, https://developer.mozilla.org/ru/docs/Learn_web_development/Extensions/Server-side/Django/Admin_site, https://pocoz.gitbooks.io/django-v-primerah/content/sozdanie-superpolzovatelya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reate superuser</text:p>
          </table:table-cell>
          <table:table-cell office:value-type="string" calcext:value-type="string">
            <text:p>django superuser (5)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how-create-superuser-django/, https://djangocentral.com/creating-super-user-in-django/, https://www.geeksforgeeks.org/how-to-create-superuser-in-django/, https://zerotobyte.com/django-create-superuser-command/, https://docs.djangoproject.com/en/5.2/topics/auth/default/, https://pressanybutton.ru/post/sajt-na-django/django-4-superpolzovatel-i-pervyj-zapusk/, https://ultahost.com/knowledge-base/create-superuser-django/, https://www.educba.com/django-create-superuser/, https://developer.mozilla.org/ru/docs/Learn_web_development/Extensions/Server-side/Django/Admin_site, https://pocoz.gitbooks.io/django-v-primerah/content/sozdanie-superpolzovatelya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создать суперпользователя django</text:p>
          </table:table-cell>
          <table:table-cell office:value-type="string" calcext:value-type="string">
            <text:p>django superuser (5)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how-create-superuser-django/, https://djangocentral.com/creating-super-user-in-django/, https://www.geeksforgeeks.org/how-to-create-superuser-in-django/, https://zerotobyte.com/django-create-superuser-command/, https://docs.djangoproject.com/en/5.2/topics/auth/default/, https://pressanybutton.ru/post/sajt-na-django/django-4-superpolzovatel-i-pervyj-zapusk/, https://ultahost.com/knowledge-base/create-superuser-django/, https://www.educba.com/django-create-superuser/, https://developer.mozilla.org/ru/docs/Learn_web_development/Extensions/Server-side/Django/Admin_site, https://pocoz.gitbooks.io/django-v-primerah/content/sozdanie-superpolzovatelya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суперпользователя django</text:p>
          </table:table-cell>
          <table:table-cell office:value-type="string" calcext:value-type="string">
            <text:p>django superuser (5)</text:p>
          </table:table-cell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how-create-superuser-django/, https://djangocentral.com/creating-super-user-in-django/, https://www.geeksforgeeks.org/how-to-create-superuser-in-django/, https://zerotobyte.com/django-create-superuser-command/, https://docs.djangoproject.com/en/5.2/topics/auth/default/, https://pressanybutton.ru/post/sajt-na-django/django-4-superpolzovatel-i-pervyj-zapusk/, https://ultahost.com/knowledge-base/create-superuser-django/, https://www.educba.com/django-create-superuser/, https://developer.mozilla.org/ru/docs/Learn_web_development/Extensions/Server-side/Django/Admin_site, https://pocoz.gitbooks.io/django-v-primerah/content/sozdanie-superpolzovatelya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form</text:p>
          </table:table-cell>
          <table:table-cell office:value-type="string" calcext:value-type="string">
            <text:p>django modelform (3)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Forms, https://docs.djangoproject.com/en/5.2/topics/forms/modelforms/, https://ordinarycoders.com/blog/article/django-modelforms, https://ru.hexlet.io/courses/python-django-basics/lessons/forms/theory_unit, https://www.geeksforgeeks.org/django-modelform-create-form-from-models/, https://www.iditect.com/guide/django/django-modelform.html, https://proglib.io/p/kurs-django-chast-3-osnovy-raboty-s-formami-2024-03-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forms</text:p>
          </table:table-cell>
          <table:table-cell office:value-type="string" calcext:value-type="string">
            <text:p>django modelform (3)</text:p>
          </table:table-cell>
          <table:table-cell office:value-type="float" office:value="41" calcext:value-type="float">
            <text:p>4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Forms, https://docs.djangoproject.com/en/5.2/topics/forms/modelforms/, https://ordinarycoders.com/blog/article/django-modelforms, https://ru.hexlet.io/courses/python-django-basics/lessons/forms/theory_unit, https://www.geeksforgeeks.org/django-modelform-create-form-from-models/, https://www.iditect.com/guide/django/django-modelform.html, https://proglib.io/p/kurs-django-chast-3-osnovy-raboty-s-formami-2024-03-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s modelform</text:p>
          </table:table-cell>
          <table:table-cell office:value-type="string" calcext:value-type="string">
            <text:p>django modelform (3)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Forms, https://docs.djangoproject.com/en/5.2/topics/forms/modelforms/, https://ordinarycoders.com/blog/article/django-modelforms, https://ru.hexlet.io/courses/python-django-basics/lessons/forms/theory_unit, https://www.geeksforgeeks.org/django-modelform-create-form-from-models/, https://www.iditect.com/guide/django/django-modelform.html, https://proglib.io/p/kurs-django-chast-3-osnovy-raboty-s-formami-2024-03-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ункци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django/, https://developer.mozilla.org/ru/docs/Learn_web_development/Extensions/Server-side/Django/Introduction, https://devprac.ru/%D0%BF%D1%80%D0%B5%D0%B4%D1%81%D1%82%D0%B0%D0%B2%D0%BB%D0%B5%D0%BD%D0%B8%D1%8F-%D1%84%D1%83%D0%BD%D0%BA%D1%86%D0%B8%D0%B8-view-functions-%D0%B2-django-2023/, https://docs.djangoproject.com/en/dev/topics/http/shortcuts/, https://javarush.com/quests/lectures/ru.javarush.python.django.lecture.level03.lecture02, https://practicum.yandex.ru/blog/framework-django/, https://skillbox.ru/media/code/django-dlya-novichkov-chto-eto-za-freymvork-i-zachem-ego-izuchat/, https://sky.pro/wiki/python/luchshie-sovety-i-funktsii-django-ot-ekspertov/, https://tr-page.yandex.ru/translate?lang=en-ru&amp;url=https%3A%2F%2Fwww.geeksforgeeks.org%2Fdjango-5-0-significant-features-for-web-development%2F, https://www.reg.ru/blog/shpargalka-po-python-dlya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ошибки</text:p>
          </table:table-cell>
          <table:table-cell office:value-type="string" calcext:value-type="string">
            <text:p>django ошибки (2)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tterstack.com/community/guides/scaling-python/error-handling-django/, https://docs.djangoproject.com/en/5.1/ref/exceptions/, https://www.askpython.com/django/django-exception-handl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ception handler django</text:p>
          </table:table-cell>
          <table:table-cell office:value-type="string" calcext:value-type="string">
            <text:p>django ошибки (2)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tterstack.com/community/guides/scaling-python/error-handling-django/, https://docs.djangoproject.com/en/5.1/ref/exceptions/, https://www.askpython.com/django/django-exception-handl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nclude</text:p>
          </table:table-cell>
          <table:table-cell office:value-type="string" calcext:value-type="string">
            <text:p>django include (2)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climber.com/ru/posts/django-templates/, https://javarush.com/quests/lectures/ru.javarush.python.django.lecture.level05.lecture09, https://www.geeksforgeeks.org/include-django-template-tags/, https://www.youtube.com/watch?v=JkUNSLEF6c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emplate include</text:p>
          </table:table-cell>
          <table:table-cell office:value-type="string" calcext:value-type="string">
            <text:p>django include (2)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climber.com/ru/posts/django-templates/, https://javarush.com/quests/lectures/ru.javarush.python.django.lecture.level05.lecture09, https://www.geeksforgeeks.org/include-django-template-tags/, https://www.youtube.com/watch?v=JkUNSLEF6c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урс по django</text:p>
          </table:table-cell>
          <table:table-cell office:value-type="string" calcext:value-type="string">
            <text:p>курс по django (5)</text:p>
          </table:table-cell>
          <table:table-cell office:value-type="float" office:value="46" calcext:value-type="float">
            <text:p>46</text:p>
          </table:table-cell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edu/673953-20-luchshih-kursov-po-dzhango-s-nulya-platnye-i-besplatnye, https://habr.com/ru/companies/yandex_praktikum/articles/879676/, https://otus.ru/lessons/django/, https://pikabu.ru/story/top15_luchshikh_kursov_django_obuchenie_onlayn_s_nulya_dlya_nachinayushchikh_platnyie__besplatnyie_11606766, https://stepik.org/catalog/309, https://tproger.ru/articles/kursy-po-razrabotke-na-django, https://tr-page.yandex.ru/translate?lang=en-ru&amp;url=https%3A%2F%2Fwww.geeksforgeeks.org%2Fbest-free-django-course-online%2F, https://www.internet-technologies.ru/courses/code-django/, https://ru.hexlet.io/courses/python-django-basics, https://rutube.ru/video/62ea8200410ae4b0f53a7b759f03ea52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урсы django python</text:p>
          </table:table-cell>
          <table:table-cell office:value-type="string" calcext:value-type="string">
            <text:p>курс по django (5)</text:p>
          </table:table-cell>
          <table:table-cell office:value-type="float" office:value="38" calcext:value-type="float">
            <text:p>38</text:p>
          </table:table-cell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edu/673953-20-luchshih-kursov-po-dzhango-s-nulya-platnye-i-besplatnye, https://habr.com/ru/companies/yandex_praktikum/articles/879676/, https://otus.ru/lessons/django/, https://pikabu.ru/story/top15_luchshikh_kursov_django_obuchenie_onlayn_s_nulya_dlya_nachinayushchikh_platnyie__besplatnyie_11606766, https://stepik.org/catalog/309, https://tproger.ru/articles/kursy-po-razrabotke-na-django, https://tr-page.yandex.ru/translate?lang=en-ru&amp;url=https%3A%2F%2Fwww.geeksforgeeks.org%2Fbest-free-django-course-online%2F, https://www.internet-technologies.ru/courses/code-django/, https://ru.hexlet.io/courses/python-django-basics, https://rutube.ru/video/62ea8200410ae4b0f53a7b759f03ea52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олный курс</text:p>
          </table:table-cell>
          <table:table-cell office:value-type="string" calcext:value-type="string">
            <text:p>курс по django (5)</text:p>
          </table:table-cell>
          <table:table-cell office:value-type="float" office:value="23" calcext:value-type="float">
            <text:p>23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edu/673953-20-luchshih-kursov-po-dzhango-s-nulya-platnye-i-besplatnye, https://habr.com/ru/companies/yandex_praktikum/articles/879676/, https://otus.ru/lessons/django/, https://pikabu.ru/story/top15_luchshikh_kursov_django_obuchenie_onlayn_s_nulya_dlya_nachinayushchikh_platnyie__besplatnyie_11606766, https://stepik.org/catalog/309, https://tproger.ru/articles/kursy-po-razrabotke-na-django, https://tr-page.yandex.ru/translate?lang=en-ru&amp;url=https%3A%2F%2Fwww.geeksforgeeks.org%2Fbest-free-django-course-online%2F, https://www.internet-technologies.ru/courses/code-django/, https://ru.hexlet.io/courses/python-django-basics, https://rutube.ru/video/62ea8200410ae4b0f53a7b759f03ea52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урс django бесплатно</text:p>
          </table:table-cell>
          <table:table-cell office:value-type="string" calcext:value-type="string">
            <text:p>курс по django (5)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edu/673953-20-luchshih-kursov-po-dzhango-s-nulya-platnye-i-besplatnye, https://habr.com/ru/companies/yandex_praktikum/articles/879676/, https://otus.ru/lessons/django/, https://pikabu.ru/story/top15_luchshikh_kursov_django_obuchenie_onlayn_s_nulya_dlya_nachinayushchikh_platnyie__besplatnyie_11606766, https://stepik.org/catalog/309, https://tproger.ru/articles/kursy-po-razrabotke-na-django, https://tr-page.yandex.ru/translate?lang=en-ru&amp;url=https%3A%2F%2Fwww.geeksforgeeks.org%2Fbest-free-django-course-online%2F, https://www.internet-technologies.ru/courses/code-django/, https://ru.hexlet.io/courses/python-django-basics, https://rutube.ru/video/62ea8200410ae4b0f53a7b759f03ea52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олный курс по python django</text:p>
          </table:table-cell>
          <table:table-cell office:value-type="string" calcext:value-type="string">
            <text:p>курс по django (5)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edu/673953-20-luchshih-kursov-po-dzhango-s-nulya-platnye-i-besplatnye, https://habr.com/ru/companies/yandex_praktikum/articles/879676/, https://otus.ru/lessons/django/, https://pikabu.ru/story/top15_luchshikh_kursov_django_obuchenie_onlayn_s_nulya_dlya_nachinayushchikh_platnyie__besplatnyie_11606766, https://stepik.org/catalog/309, https://tproger.ru/articles/kursy-po-razrabotke-na-django, https://tr-page.yandex.ru/translate?lang=en-ru&amp;url=https%3A%2F%2Fwww.geeksforgeeks.org%2Fbest-free-django-course-online%2F, https://www.internet-technologies.ru/courses/code-django/, https://ru.hexlet.io/courses/python-django-basics, https://rutube.ru/video/62ea8200410ae4b0f53a7b759f03ea52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ниги по django</text:p>
          </table:table-cell>
          <table:table-cell office:value-type="string" calcext:value-type="string">
            <text:p>книги по django (3)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vk/articles/430580/, https://vk.com/wall-54530371_176303, https://www.wildberries.ru/catalog/161872737/detail.aspx, https://proglib.io/p/django-sources, https://www.chitai-gorod.ru/product/django-3-0-praktika-sozdaniya-veb-saytov-na-python-2812569, https://www.litres.ru/book/vladimir-dronov/django-4-praktika-sozdaniya-veb-saytov-na-python-70297321/, https://www.ozon.ru/category/python-kniga-django/, https://yandex.ru/q/python/7127939585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книги на русском</text:p>
          </table:table-cell>
          <table:table-cell office:value-type="string" calcext:value-type="string">
            <text:p>книги по django (3)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vk/articles/430580/, https://vk.com/wall-54530371_176303, https://www.wildberries.ru/catalog/161872737/detail.aspx, https://proglib.io/p/django-sources, https://www.chitai-gorod.ru/product/django-3-0-praktika-sozdaniya-veb-saytov-na-python-2812569, https://www.litres.ru/book/vladimir-dronov/django-4-praktika-sozdaniya-veb-saytov-na-python-70297321/, https://www.ozon.ru/category/python-kniga-django/, https://yandex.ru/q/python/7127939585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книги</text:p>
          </table:table-cell>
          <table:table-cell office:value-type="string" calcext:value-type="string">
            <text:p>книги по django (3)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vk/articles/430580/, https://vk.com/wall-54530371_176303, https://www.wildberries.ru/catalog/161872737/detail.aspx, https://proglib.io/p/django-sources, https://www.chitai-gorod.ru/product/django-3-0-praktika-sozdaniya-veb-saytov-na-python-2812569, https://www.litres.ru/book/vladimir-dronov/django-4-praktika-sozdaniya-veb-saytov-na-python-70297321/, https://www.ozon.ru/category/python-kniga-django/, https://yandex.ru/q/python/7127939585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ken django</text:p>
          </table:table-cell>
          <table:table-cell office:value-type="string" calcext:value-type="string">
            <text:p>token django (4)</text:p>
          </table:table-cell>
          <table:table-cell office:value-type="float" office:value="89" calcext:value-type="float">
            <text:p>89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538040/, https://simpleisbetterthancomplex.com/tutorial/2018/11/22/how-to-implement-token-authentication-using-django-rest-framework.html, https://www.django-rest-framework.org/api-guide/authentication/, https://code.tutsplus.com/ru/how-to-authenticate-with-jwt-in-django--cms-30460t, https://proproprogs.ru/django/drf-delaem-avtorizaciyu-po-jwt-tokenam, https://spapas.github.io/2021/08/25/django-token-rest-auth/, https://www.freecodecamp.org/news/how-to-use-jwt-and-django-rest-framework-to-get-tokens/, https://www.geeksforgeeks.org/implement-token-authentication-using-django-rest-framework/, https://javarush.com/quests/lectures/ru.javarush.python.django.lecture.level18.lecture03, https://www.remoteinning.com/blog/how-to-use-jwt-authentication-with-django-rest-framewor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token</text:p>
          </table:table-cell>
          <table:table-cell office:value-type="string" calcext:value-type="string">
            <text:p>token django (4)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538040/, https://simpleisbetterthancomplex.com/tutorial/2018/11/22/how-to-implement-token-authentication-using-django-rest-framework.html, https://www.django-rest-framework.org/api-guide/authentication/, https://code.tutsplus.com/ru/how-to-authenticate-with-jwt-in-django--cms-30460t, https://proproprogs.ru/django/drf-delaem-avtorizaciyu-po-jwt-tokenam, https://spapas.github.io/2021/08/25/django-token-rest-auth/, https://www.freecodecamp.org/news/how-to-use-jwt-and-django-rest-framework-to-get-tokens/, https://www.geeksforgeeks.org/implement-token-authentication-using-django-rest-framework/, https://javarush.com/quests/lectures/ru.javarush.python.django.lecture.level18.lecture03, https://www.remoteinning.com/blog/how-to-use-jwt-authentication-with-django-rest-framewor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framework token</text:p>
          </table:table-cell>
          <table:table-cell office:value-type="string" calcext:value-type="string">
            <text:p>token django (4)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538040/, https://simpleisbetterthancomplex.com/tutorial/2018/11/22/how-to-implement-token-authentication-using-django-rest-framework.html, https://www.django-rest-framework.org/api-guide/authentication/, https://code.tutsplus.com/ru/how-to-authenticate-with-jwt-in-django--cms-30460t, https://proproprogs.ru/django/drf-delaem-avtorizaciyu-po-jwt-tokenam, https://spapas.github.io/2021/08/25/django-token-rest-auth/, https://www.freecodecamp.org/news/how-to-use-jwt-and-django-rest-framework-to-get-tokens/, https://www.geeksforgeeks.org/implement-token-authentication-using-django-rest-framework/, https://javarush.com/quests/lectures/ru.javarush.python.django.lecture.level18.lecture03, https://www.remoteinning.com/blog/how-to-use-jwt-authentication-with-django-rest-framewor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oken auth</text:p>
          </table:table-cell>
          <table:table-cell office:value-type="string" calcext:value-type="string">
            <text:p>token django (4)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538040/, https://simpleisbetterthancomplex.com/tutorial/2018/11/22/how-to-implement-token-authentication-using-django-rest-framework.html, https://www.django-rest-framework.org/api-guide/authentication/, https://code.tutsplus.com/ru/how-to-authenticate-with-jwt-in-django--cms-30460t, https://proproprogs.ru/django/drf-delaem-avtorizaciyu-po-jwt-tokenam, https://spapas.github.io/2021/08/25/django-token-rest-auth/, https://www.freecodecamp.org/news/how-to-use-jwt-and-django-rest-framework-to-get-tokens/, https://www.geeksforgeeks.org/implement-token-authentication-using-django-rest-framework/, https://javarush.com/quests/lectures/ru.javarush.python.django.lecture.level18.lecture03, https://www.remoteinning.com/blog/how-to-use-jwt-authentication-with-django-rest-framewor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auth</text:p>
          </table:table-cell>
          <table:table-cell office:value-type="string" calcext:value-type="string">
            <text:p>django rest auth (4)</text:p>
          </table:table-cell>
          <table:table-cell office:value-type="float" office:value="45" calcext:value-type="float">
            <text:p>4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jango-rest-auth/, https://www.django-rest-framework.org/api-guide/authentication/, https://www.geeksforgeeks.org/basic-authentication-django-rest-framework/, https://habr.com/ru/companies/otus/articles/855086/, https://javarush.com/quests/lectures/ru.javarush.python.django.lecture.level18.lecture01, https://pythonist.ru/autentifikacziya-v-django-rest-s-pomoshhyu-auth-js/, https://www.remoteinning.com/blog/how-to-use-jwt-authentication-with-django-rest-framework, https://ilovedjango.com/django/rest-api-framework/authentication/authentication-django-rest-framework/, https://www.turing.com/kb/django-rest-framework-authentic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authentication</text:p>
          </table:table-cell>
          <table:table-cell office:value-type="string" calcext:value-type="string">
            <text:p>django rest auth (4)</text:p>
          </table:table-cell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jango-rest-auth/, https://www.django-rest-framework.org/api-guide/authentication/, https://www.geeksforgeeks.org/basic-authentication-django-rest-framework/, https://habr.com/ru/companies/otus/articles/855086/, https://javarush.com/quests/lectures/ru.javarush.python.django.lecture.level18.lecture01, https://pythonist.ru/autentifikacziya-v-django-rest-s-pomoshhyu-auth-js/, https://www.remoteinning.com/blog/how-to-use-jwt-authentication-with-django-rest-framework, https://ilovedjango.com/django/rest-api-framework/authentication/authentication-django-rest-framework/, https://www.turing.com/kb/django-rest-framework-authentic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uthentication framework</text:p>
          </table:table-cell>
          <table:table-cell office:value-type="string" calcext:value-type="string">
            <text:p>django rest auth (4)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jango-rest-auth/, https://www.django-rest-framework.org/api-guide/authentication/, https://www.geeksforgeeks.org/basic-authentication-django-rest-framework/, https://habr.com/ru/companies/otus/articles/855086/, https://javarush.com/quests/lectures/ru.javarush.python.django.lecture.level18.lecture01, https://pythonist.ru/autentifikacziya-v-django-rest-s-pomoshhyu-auth-js/, https://www.remoteinning.com/blog/how-to-use-jwt-authentication-with-django-rest-framework, https://ilovedjango.com/django/rest-api-framework/authentication/authentication-django-rest-framework/, https://www.turing.com/kb/django-rest-framework-authentic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framework authentication</text:p>
          </table:table-cell>
          <table:table-cell office:value-type="string" calcext:value-type="string">
            <text:p>django rest auth (4)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jango-rest-auth/, https://www.django-rest-framework.org/api-guide/authentication/, https://www.geeksforgeeks.org/basic-authentication-django-rest-framework/, https://habr.com/ru/companies/otus/articles/855086/, https://javarush.com/quests/lectures/ru.javarush.python.django.lecture.level18.lecture01, https://pythonist.ru/autentifikacziya-v-django-rest-s-pomoshhyu-auth-js/, https://www.remoteinning.com/blog/how-to-use-jwt-authentication-with-django-rest-framework, https://ilovedjango.com/django/rest-api-framework/authentication/authentication-django-rest-framework/, https://www.turing.com/kb/django-rest-framework-authentic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ploying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google.com/python/django/appengine, https://developer.mozilla.org/en-US/docs/Learn_web_development/Extensions/Server-side/Django/Deployment, https://docs.djangoproject.com/en/5.1/howto/deployment/, https://fly.io/django-beats/deploying-django-to-production/, https://forum.djangoproject.com/t/django-deploying-help/21196, https://forum.djangoproject.com/t/how-to-host-django-in-the-companys-server/16955, https://render.com/docs/deploy-django, https://stackoverflow.com/questions/8309974/django-deployment-for-a-newbie, https://www.digitalocean.com/community/tutorials/how-to-set-up-django-with-postgres-nginx-and-gunicorn-on-ubuntu, https://www.reddit.com/r/django/comments/195m5hv/how_do_i_deploy_a_django_projec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u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, https://django.fun/docs/, https://djangodoc.ru/, https://github.com/django-ru, https://habr.com/ru/articles/747234/, https://metanit.com/python/django/, https://ru.wikipedia.org/wiki/Django, https://skillbox.ru/media/code/django-dlya-novichkov-chto-eto-za-freymvork-i-zachem-ego-izuchat/, https://t.me/pydjango, https://www.djangoproject.com/?ref=tjournal.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hannel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bly.com/topic/what-is-django-channels, https://channels.readthedocs.io/en/stable/, https://dev.to/sarahhudaib/django-channels-building-real-time-web-applications-with-django-fa5, https://github.com/django/channels, https://habr.com/ru/companies/otus/articles/852510/, https://khashtamov.com/ru/django-channels-websocket/, https://testdriven.io/blog/django-channels/, https://www.geeksforgeeks.org/django-channels-introduction-and-basic-setup/, https://www.inexture.com/chat-app-django-channels/, https://www.scaler.com/topics/django/django-chann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tch django unchained</text:p>
          </table:table-cell>
          <table:table-cell office:value-type="string" calcext:value-type="string">
            <text:p>watch django unchained (4)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kko.tv/movie/django-unchained, https://dzhango-osvobozhdennyj.lordfilm.ph/, https://rutube.ru/video/e1f0e0ffd9802fc6b43d623a08f59c81/, https://hd.kinopoisk.ru/film/4d757e043db71463a2014d864138a5ff, https://hd8.22lordfilm.fun/1294-dzango-osvobozdennyi-f25.html, https://4kfilm.one/2020-dzhango-osvobozhdennyj-2012-smotret-onlajn-v-4k.html, https://kill-bill-lordfillm.ru/dzhango-osvobozhdennyy-2012-lord/, https://ok.ru/video/8186598656661, https://vk.com/video-209477587_456245900, https://vk.com/video-51506472_4562405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nchained online</text:p>
          </table:table-cell>
          <table:table-cell office:value-type="string" calcext:value-type="string">
            <text:p>watch django unchained (4)</text:p>
          </table:table-cell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kko.tv/movie/django-unchained, https://dzhango-osvobozhdennyj.lordfilm.ph/, https://rutube.ru/video/e1f0e0ffd9802fc6b43d623a08f59c81/, https://hd.kinopoisk.ru/film/4d757e043db71463a2014d864138a5ff, https://hd8.22lordfilm.fun/1294-dzango-osvobozdennyi-f25.html, https://4kfilm.one/2020-dzhango-osvobozhdennyj-2012-smotret-onlajn-v-4k.html, https://kill-bill-lordfillm.ru/dzhango-osvobozhdennyy-2012-lord/, https://ok.ru/video/8186598656661, https://vk.com/video-209477587_456245900, https://vk.com/video-51506472_4562405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atch online</text:p>
          </table:table-cell>
          <table:table-cell office:value-type="string" calcext:value-type="string">
            <text:p>watch django unchained (4)</text:p>
          </table:table-cell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kko.tv/movie/django-unchained, https://dzhango-osvobozhdennyj.lordfilm.ph/, https://rutube.ru/video/e1f0e0ffd9802fc6b43d623a08f59c81/, https://hd.kinopoisk.ru/film/4d757e043db71463a2014d864138a5ff, https://hd8.22lordfilm.fun/1294-dzango-osvobozdennyi-f25.html, https://4kfilm.one/2020-dzhango-osvobozhdennyj-2012-smotret-onlajn-v-4k.html, https://kill-bill-lordfillm.ru/dzhango-osvobozhdennyy-2012-lord/, https://ok.ru/video/8186598656661, https://vk.com/video-209477587_456245900, https://vk.com/video-51506472_4562405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nchained watch online</text:p>
          </table:table-cell>
          <table:table-cell office:value-type="string" calcext:value-type="string">
            <text:p>watch django unchained (4)</text:p>
          </table:table-cell>
          <table:table-cell office:value-type="float" office:value="28" calcext:value-type="float">
            <text:p>28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kko.tv/movie/django-unchained, https://dzhango-osvobozhdennyj.lordfilm.ph/, https://rutube.ru/video/e1f0e0ffd9802fc6b43d623a08f59c81/, https://hd.kinopoisk.ru/film/4d757e043db71463a2014d864138a5ff, https://hd8.22lordfilm.fun/1294-dzango-osvobozdennyi-f25.html, https://4kfilm.one/2020-dzhango-osvobozhdennyj-2012-smotret-onlajn-v-4k.html, https://kill-bill-lordfillm.ru/dzhango-osvobozhdennyy-2012-lord/, https://ok.ru/video/8186598656661, https://vk.com/video-209477587_456245900, https://vk.com/video-51506472_4562405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воронеж</text:p>
          </table:table-cell>
          <table:table-cell office:value-type="string" calcext:value-type="string">
            <text:p>django воронеж (13)</text:p>
          </table:table-cell>
          <table:table-cell office:value-type="float" office:value="13" calcext:value-type="float">
            <text:p>13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https://django.justfmly.ru/, https://t.me/s/django_bar_kitchen, https://yandex.ru/maps/org/django_bar_kitchen/146529193474/, https://2gis.ru/voronezh/firm/70000001027115498, https://django-nikitinskaja-ulitsa.clients.site/, https://restaurantguru.ru/DjaGo-WineandKitchen-Voronezh, https://zoon.ru/voronezh/restaurants/restoran_django_bar_pluskitchen_na_nikitinskoj_ulitse/menu/, https://eda.yandex.ru/voronezh/r/django__bar_and_kitchen, https://www.afisha.ru/voronezh/restaurant/dja-go-349078/, https://restoran.cafe/voronezh/restaurants/django-na-nikitinsko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ar kitchen</text:p>
          </table:table-cell>
          <table:table-cell office:value-type="string" calcext:value-type="string">
            <text:p>django воронеж (13)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justfmly.ru/, https://t.me/s/django_bar_kitchen, https://yandex.ru/maps/org/django_bar_kitchen/146529193474/, https://2gis.ru/voronezh/firm/70000001027115498, https://django-nikitinskaja-ulitsa.clients.site/, https://restaurantguru.ru/DjaGo-WineandKitchen-Voronezh, https://zoon.ru/voronezh/restaurants/restoran_django_bar_pluskitchen_na_nikitinskoj_ulitse/menu/, https://eda.yandex.ru/voronezh/r/django__bar_and_kitchen, https://www.afisha.ru/voronezh/restaurant/dja-go-349078/, https://restoran.cafe/voronezh/restaurants/django-na-nikitinsko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никитинская</text:p>
          </table:table-cell>
          <table:table-cell office:value-type="string" calcext:value-type="string">
            <text:p>django воронеж (13)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justfmly.ru/, https://t.me/s/django_bar_kitchen, https://yandex.ru/maps/org/django_bar_kitchen/146529193474/, https://2gis.ru/voronezh/firm/70000001027115498, https://django-nikitinskaja-ulitsa.clients.site/, https://restaurantguru.ru/DjaGo-WineandKitchen-Voronezh, https://zoon.ru/voronezh/restaurants/restoran_django_bar_pluskitchen_na_nikitinskoj_ulitse/menu/, https://eda.yandex.ru/voronezh/r/django__bar_and_kitchen, https://www.afisha.ru/voronezh/restaurant/dja-go-349078/, https://restoran.cafe/voronezh/restaurants/django-na-nikitinsko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ar kitchen никитинская</text:p>
          </table:table-cell>
          <table:table-cell office:value-type="string" calcext:value-type="string">
            <text:p>django воронеж (13)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justfmly.ru/, https://t.me/s/django_bar_kitchen, https://yandex.ru/maps/org/django_bar_kitchen/146529193474/, https://2gis.ru/voronezh/firm/70000001027115498, https://django-nikitinskaja-ulitsa.clients.site/, https://restaurantguru.ru/DjaGo-WineandKitchen-Voronezh, https://zoon.ru/voronezh/restaurants/restoran_django_bar_pluskitchen_na_nikitinskoj_ulitse/menu/, https://eda.yandex.ru/voronezh/r/django__bar_and_kitchen, https://www.afisha.ru/voronezh/restaurant/dja-go-349078/, https://restoran.cafe/voronezh/restaurants/django-na-nikitinsko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никитинская ул 1</text:p>
          </table:table-cell>
          <table:table-cell office:value-type="string" calcext:value-type="string">
            <text:p>django воронеж (13)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justfmly.ru/, https://t.me/s/django_bar_kitchen, https://yandex.ru/maps/org/django_bar_kitchen/146529193474/, https://2gis.ru/voronezh/firm/70000001027115498, https://django-nikitinskaja-ulitsa.clients.site/, https://restaurantguru.ru/DjaGo-WineandKitchen-Voronezh, https://zoon.ru/voronezh/restaurants/restoran_django_bar_pluskitchen_na_nikitinskoj_ulitse/menu/, https://eda.yandex.ru/voronezh/r/django__bar_and_kitchen, https://www.afisha.ru/voronezh/restaurant/dja-go-349078/, https://restoran.cafe/voronezh/restaurants/django-na-nikitinsko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ar kitchen никитинская ул 1</text:p>
          </table:table-cell>
          <table:table-cell office:value-type="string" calcext:value-type="string">
            <text:p>django воронеж (13)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justfmly.ru/, https://t.me/s/django_bar_kitchen, https://yandex.ru/maps/org/django_bar_kitchen/146529193474/, https://2gis.ru/voronezh/firm/70000001027115498, https://django-nikitinskaja-ulitsa.clients.site/, https://restaurantguru.ru/DjaGo-WineandKitchen-Voronezh, https://zoon.ru/voronezh/restaurants/restoran_django_bar_pluskitchen_na_nikitinskoj_ulitse/menu/, https://eda.yandex.ru/voronezh/r/django__bar_and_kitchen, https://www.afisha.ru/voronezh/restaurant/dja-go-349078/, https://restoran.cafe/voronezh/restaurants/django-na-nikitinsko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ar воронеж</text:p>
          </table:table-cell>
          <table:table-cell office:value-type="string" calcext:value-type="string">
            <text:p>django воронеж (13)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https://django.justfmly.ru/, https://t.me/s/django_bar_kitchen, https://yandex.ru/maps/org/django_bar_kitchen/146529193474/, https://2gis.ru/voronezh/firm/70000001027115498, https://django-nikitinskaja-ulitsa.clients.site/, https://restaurantguru.ru/DjaGo-WineandKitchen-Voronezh, https://zoon.ru/voronezh/restaurants/restoran_django_bar_pluskitchen_na_nikitinskoj_ulitse/menu/, https://eda.yandex.ru/voronezh/r/django__bar_and_kitchen, https://www.afisha.ru/voronezh/restaurant/dja-go-349078/, https://restoran.cafe/voronezh/restaurants/django-na-nikitinsko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ar kitchen воронеж</text:p>
          </table:table-cell>
          <table:table-cell office:value-type="string" calcext:value-type="string">
            <text:p>django воронеж (13)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https://django.justfmly.ru/, https://t.me/s/django_bar_kitchen, https://yandex.ru/maps/org/django_bar_kitchen/146529193474/, https://2gis.ru/voronezh/firm/70000001027115498, https://django-nikitinskaja-ulitsa.clients.site/, https://restaurantguru.ru/DjaGo-WineandKitchen-Voronezh, https://zoon.ru/voronezh/restaurants/restoran_django_bar_pluskitchen_na_nikitinskoj_ulitse/menu/, https://eda.yandex.ru/voronezh/r/django__bar_and_kitchen, https://www.afisha.ru/voronezh/restaurant/dja-go-349078/, https://restoran.cafe/voronezh/restaurants/django-na-nikitinsko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никитинская ул 1 воронеж</text:p>
          </table:table-cell>
          <table:table-cell office:value-type="string" calcext:value-type="string">
            <text:p>django воронеж (13)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https://django.justfmly.ru/, https://t.me/s/django_bar_kitchen, https://yandex.ru/maps/org/django_bar_kitchen/146529193474/, https://2gis.ru/voronezh/firm/70000001027115498, https://django-nikitinskaja-ulitsa.clients.site/, https://restaurantguru.ru/DjaGo-WineandKitchen-Voronezh, https://zoon.ru/voronezh/restaurants/restoran_django_bar_pluskitchen_na_nikitinskoj_ulitse/menu/, https://eda.yandex.ru/voronezh/r/django__bar_and_kitchen, https://www.afisha.ru/voronezh/restaurant/dja-go-349078/, https://restoran.cafe/voronezh/restaurants/django-na-nikitinsko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ar kitchen никитинская ул 1 фото</text:p>
          </table:table-cell>
          <table:table-cell office:value-type="string" calcext:value-type="string">
            <text:p>django воронеж (13)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justfmly.ru/, https://t.me/s/django_bar_kitchen, https://yandex.ru/maps/org/django_bar_kitchen/146529193474/, https://2gis.ru/voronezh/firm/70000001027115498, https://django-nikitinskaja-ulitsa.clients.site/, https://restaurantguru.ru/DjaGo-WineandKitchen-Voronezh, https://zoon.ru/voronezh/restaurants/restoran_django_bar_pluskitchen_na_nikitinskoj_ulitse/menu/, https://eda.yandex.ru/voronezh/r/django__bar_and_kitchen, https://www.afisha.ru/voronezh/restaurant/dja-go-349078/, https://restoran.cafe/voronezh/restaurants/django-na-nikitinsko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никитинская ул 1 фото</text:p>
          </table:table-cell>
          <table:table-cell office:value-type="string" calcext:value-type="string">
            <text:p>django воронеж (13)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justfmly.ru/, https://t.me/s/django_bar_kitchen, https://yandex.ru/maps/org/django_bar_kitchen/146529193474/, https://2gis.ru/voronezh/firm/70000001027115498, https://django-nikitinskaja-ulitsa.clients.site/, https://restaurantguru.ru/DjaGo-WineandKitchen-Voronezh, https://zoon.ru/voronezh/restaurants/restoran_django_bar_pluskitchen_na_nikitinskoj_ulitse/menu/, https://eda.yandex.ru/voronezh/r/django__bar_and_kitchen, https://www.afisha.ru/voronezh/restaurant/dja-go-349078/, https://restoran.cafe/voronezh/restaurants/django-na-nikitinsko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никитинская ул 1 меню</text:p>
          </table:table-cell>
          <table:table-cell office:value-type="string" calcext:value-type="string">
            <text:p>django воронеж (13)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justfmly.ru/, https://t.me/s/django_bar_kitchen, https://yandex.ru/maps/org/django_bar_kitchen/146529193474/, https://2gis.ru/voronezh/firm/70000001027115498, https://django-nikitinskaja-ulitsa.clients.site/, https://restaurantguru.ru/DjaGo-WineandKitchen-Voronezh, https://zoon.ru/voronezh/restaurants/restoran_django_bar_pluskitchen_na_nikitinskoj_ulitse/menu/, https://eda.yandex.ru/voronezh/r/django__bar_and_kitchen, https://www.afisha.ru/voronezh/restaurant/dja-go-349078/, https://restoran.cafe/voronezh/restaurants/django-na-nikitinsko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ar kitchen никитинская ул 1 меню</text:p>
          </table:table-cell>
          <table:table-cell office:value-type="string" calcext:value-type="string">
            <text:p>django воронеж (13)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justfmly.ru/, https://t.me/s/django_bar_kitchen, https://yandex.ru/maps/org/django_bar_kitchen/146529193474/, https://2gis.ru/voronezh/firm/70000001027115498, https://django-nikitinskaja-ulitsa.clients.site/, https://restaurantguru.ru/DjaGo-WineandKitchen-Voronezh, https://zoon.ru/voronezh/restaurants/restoran_django_bar_pluskitchen_na_nikitinskoj_ulitse/menu/, https://eda.yandex.ru/voronezh/r/django__bar_and_kitchen, https://www.afisha.ru/voronezh/restaurant/dja-go-349078/, https://restoran.cafe/voronezh/restaurants/django-na-nikitinsko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dget django</text:p>
          </table:table-cell>
          <table:table-cell office:value-type="string" calcext:value-type="string">
            <text:p>widget django (2)</text:p>
          </table:table-cell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guzmanojero/how-to-customize-widgets-in-django-forms-51n9, https://dzen.ru/a/Y2ef-Q-x9Tsm7edI, https://javarush.com/quests/lectures/ru.javarush.python.django.lecture.level12.lecture08, https://ordinarycoders.com/blog/article/using-django-form-fields-and-widgets, https://sky.pro/wiki/python/rabota-s-formami-i-validaciej-v-django/, https://www.geeksforgeeks.org/django-form-field-custom-widget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s widgets</text:p>
          </table:table-cell>
          <table:table-cell office:value-type="string" calcext:value-type="string">
            <text:p>widget django (2)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guzmanojero/how-to-customize-widgets-in-django-forms-51n9, https://dzen.ru/a/Y2ef-Q-x9Tsm7edI, https://javarush.com/quests/lectures/ru.javarush.python.django.lecture.level12.lecture08, https://ordinarycoders.com/blog/article/using-django-form-fields-and-widgets, https://sky.pro/wiki/python/rabota-s-formami-i-validaciej-v-django/, https://www.geeksforgeeks.org/django-form-field-custom-widget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404</text:p>
          </table:table-cell>
          <table:table-cell office:value-type="string" calcext:value-type="string">
            <text:p>django 404 (4)</text:p>
          </table:table-cell>
          <table:table-cell office:value-type="float" office:value="85" calcext:value-type="float">
            <text:p>8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uancesprog.ru/p/13061/, https://pytutorial.com/django-create-custom-404-page/, https://docs.djangoproject.com/en/5.0/topics/http/views/, https://studygyaan.com/django/django-custom-404-error-template-page, https://www.geeksforgeeks.org/django-creating-a-404-error-page/, https://www.w3schools.com/django/django_404.php, https://evileg.com/ru/post/9/, https://learndjango.com/tutorials/customizing-django-404-and-500-error-pages, https://proproprogs.ru/django/marshrutizaciya-obrabotka-isklyucheniy-zaprosov-perenapravleniy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 404 django</text:p>
          </table:table-cell>
          <table:table-cell office:value-type="string" calcext:value-type="string">
            <text:p>django 404 (4)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uancesprog.ru/p/13061/, https://pytutorial.com/django-create-custom-404-page/, https://docs.djangoproject.com/en/5.0/topics/http/views/, https://studygyaan.com/django/django-custom-404-error-template-page, https://www.geeksforgeeks.org/django-creating-a-404-error-page/, https://www.w3schools.com/django/django_404.php, https://evileg.com/ru/post/9/, https://learndjango.com/tutorials/customizing-django-404-and-500-error-pages, https://proproprogs.ru/django/marshrutizaciya-obrabotka-isklyucheniy-zaprosov-perenapravleniy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404 page</text:p>
          </table:table-cell>
          <table:table-cell office:value-type="string" calcext:value-type="string">
            <text:p>django 404 (4)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uancesprog.ru/p/13061/, https://pytutorial.com/django-create-custom-404-page/, https://docs.djangoproject.com/en/5.0/topics/http/views/, https://studygyaan.com/django/django-custom-404-error-template-page, https://www.geeksforgeeks.org/django-creating-a-404-error-page/, https://www.w3schools.com/django/django_404.php, https://evileg.com/ru/post/9/, https://learndjango.com/tutorials/customizing-django-404-and-500-error-pages, https://proproprogs.ru/django/marshrutizaciya-obrabotka-isklyucheniy-zaprosov-perenapravleniy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rror pages</text:p>
          </table:table-cell>
          <table:table-cell office:value-type="string" calcext:value-type="string">
            <text:p>django 404 (4)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uancesprog.ru/p/13061/, https://pytutorial.com/django-create-custom-404-page/, https://docs.djangoproject.com/en/5.0/topics/http/views/, https://studygyaan.com/django/django-custom-404-error-template-page, https://www.geeksforgeeks.org/django-creating-a-404-error-page/, https://www.w3schools.com/django/django_404.php, https://evileg.com/ru/post/9/, https://learndjango.com/tutorials/customizing-django-404-and-500-error-pages, https://proproprogs.ru/django/marshrutizaciya-obrabotka-isklyucheniy-zaprosov-perenapravleniy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pi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topics/install/, https://gist.github.com/wsvincent/c10ad4c3c638a20da5a436a35aac8382, https://libraries.io/pypi/Django, https://pypi.org/project/Django/, https://pypi.org/project/django-cms/, https://pypi.org/project/django-htmx/, https://pypi.org/project/django-models/, https://pypi.org/project/djangorestframework/, https://pypistats.org/packages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.visualstudio.com/docs/python/tutorial-django, https://habr.com/ru/articles/867872/, https://inveritasoft.com/article-django-vs-laravel:-which-is-one-to-choose, https://kinsta.com/blog/django-vs-laravel/, https://learn.microsoft.com/ru-ru/visualstudio/python/learn-django-in-visual-studio-step-01-project-and-solution?view=vs-2022, https://tproger.ru/articles/django-vs-fastapi-v-2025-godu--kakoj-frejmvork-vybrat-, https://ultahost.com/blog/ru/django-ili-laravel-sravnenie-dlya-veb-razrabotchikov/, https://wiki.merionet.ru/articles/flask-vs-django-kakoj-frejmvork-dlya-python-vybrat, https://wpwebinfotech.com/blog/django-vs-laravel/, https://www.cloudways.com/blog/django-vs-larave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анель</text:p>
          </table:table-cell>
          <table:table-cell office:value-type="string" calcext:value-type="string">
            <text:p>django панель (4)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www.forestadmin.com/blog/how-to-build-a-django-admin-panel/, https://dev.to/appsmith/building-an-admin-panel-with-django-admin-in-2021-2e52, https://proproprogs.ru/django/nachinaem-rabotu-s-admin-panelyu, https://appliku.com/post/django-admin-setup/, https://pythonist.ru/kastomizacziya-admin-paneli-django/, https://reintech.io/blog/building-an-admin-panel-with-django-admin, https://skillbox.ru/media/code/pishem-prilozhenie-na-django-chast-2-rabotaem-nad-frontendom-i-adminkoy/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panel</text:p>
          </table:table-cell>
          <table:table-cell office:value-type="string" calcext:value-type="string">
            <text:p>django панель (4)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www.forestadmin.com/blog/how-to-build-a-django-admin-panel/, https://dev.to/appsmith/building-an-admin-panel-with-django-admin-in-2021-2e52, https://proproprogs.ru/django/nachinaem-rabotu-s-admin-panelyu, https://appliku.com/post/django-admin-setup/, https://pythonist.ru/kastomizacziya-admin-paneli-django/, https://reintech.io/blog/building-an-admin-panel-with-django-admin, https://skillbox.ru/media/code/pishem-prilozhenie-na-django-chast-2-rabotaem-nad-frontendom-i-adminkoy/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панель</text:p>
          </table:table-cell>
          <table:table-cell office:value-type="string" calcext:value-type="string">
            <text:p>django панель (4)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www.forestadmin.com/blog/how-to-build-a-django-admin-panel/, https://dev.to/appsmith/building-an-admin-panel-with-django-admin-in-2021-2e52, https://proproprogs.ru/django/nachinaem-rabotu-s-admin-panelyu, https://appliku.com/post/django-admin-setup/, https://pythonist.ru/kastomizacziya-admin-paneli-django/, https://reintech.io/blog/building-an-admin-panel-with-django-admin, https://skillbox.ru/media/code/pishem-prilozhenie-na-django-chast-2-rabotaem-nad-frontendom-i-adminkoy/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административная панель django</text:p>
          </table:table-cell>
          <table:table-cell office:value-type="string" calcext:value-type="string">
            <text:p>django панель (4)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www.forestadmin.com/blog/how-to-build-a-django-admin-panel/, https://dev.to/appsmith/building-an-admin-panel-with-django-admin-in-2021-2e52, https://proproprogs.ru/django/nachinaem-rabotu-s-admin-panelyu, https://appliku.com/post/django-admin-setup/, https://pythonist.ru/kastomizacziya-admin-paneli-django/, https://reintech.io/blog/building-an-admin-panel-with-django-admin, https://skillbox.ru/media/code/pishem-prilozhenie-na-django-chast-2-rabotaem-nad-frontendom-i-adminkoy/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install</text:p>
          </table:table-cell>
          <table:table-cell office:value-type="string" calcext:value-type="string">
            <text:p>django rest install (4)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utorial.com/how-to-install-django-rest-framework-step-by-step/, https://pypi.org/project/djangorestframework/, https://www.django-rest-framework.org/, https://www.geeksforgeeks.org/django-rest-framework-installation/, https://apidog.com/articles/how-to-install-django-rest-framework/, https://unbiased-coder.com/setup-django-rest-framework/, https://blog.logrocket.com/django-rest-framework-create-api/, https://codinggear.org/how-to-install-django-rest-framework/, https://habr.com/ru/companies/amvera/articles/856798/, https://pocoz.gitbooks.io/django-v-primerah/content/glava-12-razrabotka-api/sozdanie-restful-api/ustanovka-django-rest-framework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tall django rest framework</text:p>
          </table:table-cell>
          <table:table-cell office:value-type="string" calcext:value-type="string">
            <text:p>django rest install (4)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utorial.com/how-to-install-django-rest-framework-step-by-step/, https://pypi.org/project/djangorestframework/, https://www.django-rest-framework.org/, https://www.geeksforgeeks.org/django-rest-framework-installation/, https://apidog.com/articles/how-to-install-django-rest-framework/, https://unbiased-coder.com/setup-django-rest-framework/, https://blog.logrocket.com/django-rest-framework-create-api/, https://codinggear.org/how-to-install-django-rest-framework/, https://habr.com/ru/companies/amvera/articles/856798/, https://pocoz.gitbooks.io/django-v-primerah/content/glava-12-razrabotka-api/sozdanie-restful-api/ustanovka-django-rest-framework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pip</text:p>
          </table:table-cell>
          <table:table-cell office:value-type="string" calcext:value-type="string">
            <text:p>django rest install (4)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utorial.com/how-to-install-django-rest-framework-step-by-step/, https://pypi.org/project/djangorestframework/, https://www.django-rest-framework.org/, https://www.geeksforgeeks.org/django-rest-framework-installation/, https://apidog.com/articles/how-to-install-django-rest-framework/, https://unbiased-coder.com/setup-django-rest-framework/, https://blog.logrocket.com/django-rest-framework-create-api/, https://codinggear.org/how-to-install-django-rest-framework/, https://habr.com/ru/companies/amvera/articles/856798/, https://pocoz.gitbooks.io/django-v-primerah/content/glava-12-razrabotka-api/sozdanie-restful-api/ustanovka-django-rest-framework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framework pip</text:p>
          </table:table-cell>
          <table:table-cell office:value-type="string" calcext:value-type="string">
            <text:p>django rest install (4)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utorial.com/how-to-install-django-rest-framework-step-by-step/, https://pypi.org/project/djangorestframework/, https://www.django-rest-framework.org/, https://www.geeksforgeeks.org/django-rest-framework-installation/, https://apidog.com/articles/how-to-install-django-rest-framework/, https://unbiased-coder.com/setup-django-rest-framework/, https://blog.logrocket.com/django-rest-framework-create-api/, https://codinggear.org/how-to-install-django-rest-framework/, https://habr.com/ru/companies/amvera/articles/856798/, https://pocoz.gitbooks.io/django-v-primerah/content/glava-12-razrabotka-api/sozdanie-restful-api/ustanovka-django-rest-framework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ntrib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isyui.com/docs/install/django/, https://docs.djangoproject.com/en/5.2/ref/contrib/, https://habr.com/ru/companies/otus/articles/855086/, https://jacobian.org/2009/jan/8/what-is-django-contrib/, https://javarush.com/quests/lectures/ru.javarush.python.django.lecture.level01.lecture06, https://metanit.com/python/django/1.4.php, https://programmersought.com/article/45565487057/, https://sky.pro/wiki/python/autentifikaciya-i-avtorizaciya-v-django/, https://stackoverflow.com/questions/57214684/what-does-contrib-stand-for-in-django-and-why, https://tproger.ru/translations/create-your-first-django-ap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ny to many</text:p>
          </table:table-cell>
          <table:table-cell office:value-type="string" calcext:value-type="string">
            <text:p>django many to many (4)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4, https://metanit.com/python/django/5.7.php, https://proproprogs.ru/django4/django4-dobavlyaem-svyaz-many-to-many-mnogie-ko-mnogim, https://docs.djangoproject.com/en/dev/topics/db/examples/many_to_many/, https://dvmn.org/encyclopedia/django_orm/m2m/, https://www.sankalpjonna.com/learn-django/the-right-way-to-use-a-manytomanyfield-in-django, https://djangodoc.ru/3.1/topics/db/examples/many_to_many/, https://ru.hexlet.io/courses/python-django-orm/lessons/many-to-many/theory_unit, https://tr-page.yandex.ru/translate?lang=en-ru&amp;url=https%3A%2F%2Fwww.geeksforgeeks.org%2Fcrud-operation-on-a-django-model-with-a-many-to-many-field%2F, https://vindevs.com/blog/django-many-to-many-m2m-field-api-a-detailed-guide-with-code-examples-p67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ny to many field django</text:p>
          </table:table-cell>
          <table:table-cell office:value-type="string" calcext:value-type="string">
            <text:p>django many to many (4)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4, https://metanit.com/python/django/5.7.php, https://proproprogs.ru/django4/django4-dobavlyaem-svyaz-many-to-many-mnogie-ko-mnogim, https://docs.djangoproject.com/en/dev/topics/db/examples/many_to_many/, https://dvmn.org/encyclopedia/django_orm/m2m/, https://www.sankalpjonna.com/learn-django/the-right-way-to-use-a-manytomanyfield-in-django, https://djangodoc.ru/3.1/topics/db/examples/many_to_many/, https://ru.hexlet.io/courses/python-django-orm/lessons/many-to-many/theory_unit, https://tr-page.yandex.ru/translate?lang=en-ru&amp;url=https%3A%2F%2Fwww.geeksforgeeks.org%2Fcrud-operation-on-a-django-model-with-a-many-to-many-field%2F, https://vindevs.com/blog/django-many-to-many-m2m-field-api-a-detailed-guide-with-code-examples-p67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ногие ко многим</text:p>
          </table:table-cell>
          <table:table-cell office:value-type="string" calcext:value-type="string">
            <text:p>django many to many (4)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4, https://metanit.com/python/django/5.7.php, https://proproprogs.ru/django4/django4-dobavlyaem-svyaz-many-to-many-mnogie-ko-mnogim, https://docs.djangoproject.com/en/dev/topics/db/examples/many_to_many/, https://dvmn.org/encyclopedia/django_orm/m2m/, https://www.sankalpjonna.com/learn-django/the-right-way-to-use-a-manytomanyfield-in-django, https://djangodoc.ru/3.1/topics/db/examples/many_to_many/, https://ru.hexlet.io/courses/python-django-orm/lessons/many-to-many/theory_unit, https://tr-page.yandex.ru/translate?lang=en-ru&amp;url=https%3A%2F%2Fwww.geeksforgeeks.org%2Fcrud-operation-on-a-django-model-with-a-many-to-many-field%2F, https://vindevs.com/blog/django-many-to-many-m2m-field-api-a-detailed-guide-with-code-examples-p67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ного ко многим</text:p>
          </table:table-cell>
          <table:table-cell office:value-type="string" calcext:value-type="string">
            <text:p>django many to many (4)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4, https://metanit.com/python/django/5.7.php, https://proproprogs.ru/django4/django4-dobavlyaem-svyaz-many-to-many-mnogie-ko-mnogim, https://docs.djangoproject.com/en/dev/topics/db/examples/many_to_many/, https://dvmn.org/encyclopedia/django_orm/m2m/, https://www.sankalpjonna.com/learn-django/the-right-way-to-use-a-manytomanyfield-in-django, https://djangodoc.ru/3.1/topics/db/examples/many_to_many/, https://ru.hexlet.io/courses/python-django-orm/lessons/many-to-many/theory_unit, https://tr-page.yandex.ru/translate?lang=en-ru&amp;url=https%3A%2F%2Fwww.geeksforgeeks.org%2Fcrud-operation-on-a-django-model-with-a-many-to-many-field%2F, https://vindevs.com/blog/django-many-to-many-m2m-field-api-a-detailed-guide-with-code-examples-p67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assword</text:p>
          </table:table-cell>
          <table:table-cell office:value-type="string" calcext:value-type="string">
            <text:p>django password (3)</text:p>
          </table:table-cell>
          <table:table-cell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learndjango.com/tutorials/django-login-and-logout-tutorial, https://studygyaan.com/django/how-to-create-built-in-change-password-and-reset-password-in-django, https://docs.djangoproject.com/en/5.2/topics/auth/passwords/, https://habr.com/ru/companies/otus/articles/855086/, https://pylessons.com/django-handle-password, https://stackoverflow.com/questions/9571624/how-do-i-get-the-password-in-django, https://tproger.ru/articles/kak-nastroit-autentifikaciyu-v-veb-prilozheniyah-na-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r password</text:p>
          </table:table-cell>
          <table:table-cell office:value-type="string" calcext:value-type="string">
            <text:p>django password (3)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learndjango.com/tutorials/django-login-and-logout-tutorial, https://studygyaan.com/django/how-to-create-built-in-change-password-and-reset-password-in-django, https://docs.djangoproject.com/en/5.2/topics/auth/passwords/, https://habr.com/ru/companies/otus/articles/855086/, https://pylessons.com/django-handle-password, https://stackoverflow.com/questions/9571624/how-do-i-get-the-password-in-django, https://tproger.ru/articles/kak-nastroit-autentifikaciyu-v-veb-prilozheniyah-na-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мена пароля django</text:p>
          </table:table-cell>
          <table:table-cell office:value-type="string" calcext:value-type="string">
            <text:p>django password (3)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learndjango.com/tutorials/django-login-and-logout-tutorial, https://studygyaan.com/django/how-to-create-built-in-change-password-and-reset-password-in-django, https://docs.djangoproject.com/en/5.2/topics/auth/passwords/, https://habr.com/ru/companies/otus/articles/855086/, https://pylessons.com/django-handle-password, https://stackoverflow.com/questions/9571624/how-do-i-get-the-password-in-django, https://tproger.ru/articles/kak-nastroit-autentifikaciyu-v-veb-prilozheniyah-na-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ailwind</text:p>
          </table:table-cell>
          <table:table-cell office:value-type="string" calcext:value-type="string">
            <text:p>django tailwind (2)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tailwind.readthedocs.io/, https://django-tailwind.readthedocs.io/en/latest/installation.html, https://flowbite.com/docs/getting-started/django/, https://flyonui.com/framework-integrations/django/, https://forum.djangoproject.com/t/blog-how-to-integrate-tailwind-css-4-into-your-django-project/38506, https://github.com/timonweb/django-tailwind, https://pypi.org/project/django-tailwind/, https://www.freecodecamp.org/news/how-to-integrate-tailwind-with-django/, https://www.reddit.com/r/django/comments/1b1fovp/the_simplest_way_to_add_tailwind_css_to_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ailwindcss</text:p>
          </table:table-cell>
          <table:table-cell office:value-type="string" calcext:value-type="string">
            <text:p>django tailwind (2)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tailwind.readthedocs.io/, https://django-tailwind.readthedocs.io/en/latest/installation.html, https://flowbite.com/docs/getting-started/django/, https://flyonui.com/framework-integrations/django/, https://forum.djangoproject.com/t/blog-how-to-integrate-tailwind-css-4-into-your-django-project/38506, https://github.com/timonweb/django-tailwind, https://pypi.org/project/django-tailwind/, https://www.freecodecamp.org/news/how-to-integrate-tailwind-with-django/, https://www.reddit.com/r/django/comments/1b1fovp/the_simplest_way_to_add_tailwind_css_to_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валидация django</text:p>
          </table:table-cell>
          <table:table-cell office:value-type="string" calcext:value-type="string">
            <text:p>валидация django (4)</text:p>
          </table:table-cell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4.php, https://proglib.io/p/kurs-django-chast-3-osnovy-raboty-s-formami-2024-03-15, https://ru.hexlet.io/courses/python-django-basics/lessons/forms/theory_unit, https://sky.pro/wiki/python/rabota-s-formami-i-validaciej-v-django/, https://devprac.ru/books/django/%D0%B2%D0%B0%D0%BB%D0%B8%D0%B4%D0%B0%D1%86%D0%B8%D1%8F-%D0%B8-%D0%BE%D0%B1%D1%80%D0%B0%D0%B1%D0%BE%D1%82%D0%BA%D0%B0-%D0%B4%D0%B0%D0%BD%D0%BD%D1%8B%D1%85-%D1%84%D0%BE%D1%80%D0%BC%D1%8B/, https://docs.djangoproject.com/en/dev/ref/forms/validation/, https://www.abstractapi.com/guides/email-validation/django-form-validation, https://www.geeksforgeeks.org/python-form-validation-using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 valid</text:p>
          </table:table-cell>
          <table:table-cell office:value-type="string" calcext:value-type="string">
            <text:p>валидация django (4)</text:p>
          </table:table-cell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4.php, https://proglib.io/p/kurs-django-chast-3-osnovy-raboty-s-formami-2024-03-15, https://ru.hexlet.io/courses/python-django-basics/lessons/forms/theory_unit, https://sky.pro/wiki/python/rabota-s-formami-i-validaciej-v-django/, https://devprac.ru/books/django/%D0%B2%D0%B0%D0%BB%D0%B8%D0%B4%D0%B0%D1%86%D0%B8%D1%8F-%D0%B8-%D0%BE%D0%B1%D1%80%D0%B0%D0%B1%D0%BE%D1%82%D0%BA%D0%B0-%D0%B4%D0%B0%D0%BD%D0%BD%D1%8B%D1%85-%D1%84%D0%BE%D1%80%D0%BC%D1%8B/, https://docs.djangoproject.com/en/dev/ref/forms/validation/, https://www.abstractapi.com/guides/email-validation/django-form-validation, https://www.geeksforgeeks.org/python-form-validation-using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s valid django</text:p>
          </table:table-cell>
          <table:table-cell office:value-type="string" calcext:value-type="string">
            <text:p>валидация django (4)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4.php, https://proglib.io/p/kurs-django-chast-3-osnovy-raboty-s-formami-2024-03-15, https://ru.hexlet.io/courses/python-django-basics/lessons/forms/theory_unit, https://sky.pro/wiki/python/rabota-s-formami-i-validaciej-v-django/, https://devprac.ru/books/django/%D0%B2%D0%B0%D0%BB%D0%B8%D0%B4%D0%B0%D1%86%D0%B8%D1%8F-%D0%B8-%D0%BE%D0%B1%D1%80%D0%B0%D0%B1%D0%BE%D1%82%D0%BA%D0%B0-%D0%B4%D0%B0%D0%BD%D0%BD%D1%8B%D1%85-%D1%84%D0%BE%D1%80%D0%BC%D1%8B/, https://docs.djangoproject.com/en/dev/ref/forms/validation/, https://www.abstractapi.com/guides/email-validation/django-form-validation, https://www.geeksforgeeks.org/python-form-validation-using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валидация формы</text:p>
          </table:table-cell>
          <table:table-cell office:value-type="string" calcext:value-type="string">
            <text:p>валидация django (4)</text:p>
          </table:table-cell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4.php, https://proglib.io/p/kurs-django-chast-3-osnovy-raboty-s-formami-2024-03-15, https://ru.hexlet.io/courses/python-django-basics/lessons/forms/theory_unit, https://sky.pro/wiki/python/rabota-s-formami-i-validaciej-v-django/, https://devprac.ru/books/django/%D0%B2%D0%B0%D0%BB%D0%B8%D0%B4%D0%B0%D1%86%D0%B8%D1%8F-%D0%B8-%D0%BE%D0%B1%D1%80%D0%B0%D0%B1%D0%BE%D1%82%D0%BA%D0%B0-%D0%B4%D0%B0%D0%BD%D0%BD%D1%8B%D1%85-%D1%84%D0%BE%D1%80%D0%BC%D1%8B/, https://docs.djangoproject.com/en/dev/ref/forms/validation/, https://www.abstractapi.com/guides/email-validation/django-form-validation, https://www.geeksforgeeks.org/python-form-validation-using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ebsocket</text:p>
          </table:table-cell>
          <table:table-cell office:value-type="string" calcext:value-type="string">
            <text:p>django websocket (2)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arthly.dev/blog/build-real-time-comm-app/, https://esketchers.com/django-websockets-a-complete-beginners-guide/, https://khashtamov.com/ru/django-channels-websocket/, https://www.geeksforgeeks.org/learn-to-use-websockets-with-django/, https://yourtodo.life/ru/posts/websocket-i-django-chann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hannels websocket</text:p>
          </table:table-cell>
          <table:table-cell office:value-type="string" calcext:value-type="string">
            <text:p>django websocket (2)</text:p>
          </table:table-cell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arthly.dev/blog/build-real-time-comm-app/, https://esketchers.com/django-websockets-a-complete-beginners-guide/, https://khashtamov.com/ru/django-channels-websocket/, https://www.geeksforgeeks.org/learn-to-use-websockets-with-django/, https://yourtodo.life/ru/posts/websocket-i-django-chann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xist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models/querysets/, https://django.readthedocs.io/en/stable/ref/models/expressions.html, https://habr.com/ru/companies/otus/articles/654081/, https://metanit.com/python/django/5.16.php, https://proproprogs.ru/django4/django4-metody-vybora-zapisey-metody-exists-i-count, https://pythonhint.com/post/1188658532707570/django-exists-versus-doesnotexist, https://stackoverflow.com/questions/2690521/django-check-for-any-exists-for-a-query, https://www.educba.com/django-exists/, https://www.gyata.ai/django/django-exists, https://www.pythontutorial.net/django-tutorial/django-exist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ql</text:p>
          </table:table-cell>
          <table:table-cell office:value-type="string" calcext:value-type="string">
            <text:p>django sql (4)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topics/db/sql/, https://habr.com/ru/companies/domclick/articles/552930/, https://proproprogs.ru/django/osnovy-orm-django-za-chas, https://ru.hexlet.io/courses/python-django-orm/lessons/making-queries/theory_unit, https://proglib.io/p/kurs-django-chast-2-orm-i-osnovy-raboty-s-bazami-dannyh-2024-01-29, https://www.youtube.com/watch?v=NDA3RkePlEg, https://djangodoc.ru/3.2/topics/db/sql/, https://docs.appseed.us/technologies/django/how-to-write-raw-sql-queries-in-django-orm/, https://metanit.com/python/django/5.18.php, https://sky.pro/wiki/python/kak-poluchit-sql-zapros-iz-django-query-set-analiz-i-otladka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sql</text:p>
          </table:table-cell>
          <table:table-cell office:value-type="string" calcext:value-type="string">
            <text:p>django sql (4)</text:p>
          </table:table-cell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topics/db/sql/, https://habr.com/ru/companies/domclick/articles/552930/, https://proproprogs.ru/django/osnovy-orm-django-za-chas, https://ru.hexlet.io/courses/python-django-orm/lessons/making-queries/theory_unit, https://proglib.io/p/kurs-django-chast-2-orm-i-osnovy-raboty-s-bazami-dannyh-2024-01-29, https://www.youtube.com/watch?v=NDA3RkePlEg, https://djangodoc.ru/3.2/topics/db/sql/, https://docs.appseed.us/technologies/django/how-to-write-raw-sql-queries-in-django-orm/, https://metanit.com/python/django/5.18.php, https://sky.pro/wiki/python/kak-poluchit-sql-zapros-iz-django-query-set-analiz-i-otladka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ql запрос</text:p>
          </table:table-cell>
          <table:table-cell office:value-type="string" calcext:value-type="string">
            <text:p>django sql (4)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topics/db/sql/, https://habr.com/ru/companies/domclick/articles/552930/, https://proproprogs.ru/django/osnovy-orm-django-za-chas, https://ru.hexlet.io/courses/python-django-orm/lessons/making-queries/theory_unit, https://proglib.io/p/kurs-django-chast-2-orm-i-osnovy-raboty-s-bazami-dannyh-2024-01-29, https://www.youtube.com/watch?v=NDA3RkePlEg, https://djangodoc.ru/3.2/topics/db/sql/, https://docs.appseed.us/technologies/django/how-to-write-raw-sql-queries-in-django-orm/, https://metanit.com/python/django/5.18.php, https://sky.pro/wiki/python/kak-poluchit-sql-zapros-iz-django-query-set-analiz-i-otladka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sql</text:p>
          </table:table-cell>
          <table:table-cell office:value-type="string" calcext:value-type="string">
            <text:p>django sql (4)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topics/db/sql/, https://habr.com/ru/companies/domclick/articles/552930/, https://proproprogs.ru/django/osnovy-orm-django-za-chas, https://ru.hexlet.io/courses/python-django-orm/lessons/making-queries/theory_unit, https://proglib.io/p/kurs-django-chast-2-orm-i-osnovy-raboty-s-bazami-dannyh-2024-01-29, https://www.youtube.com/watch?v=NDA3RkePlEg, https://djangodoc.ru/3.2/topics/db/sql/, https://docs.appseed.us/technologies/django/how-to-write-raw-sql-queries-in-django-orm/, https://metanit.com/python/django/5.18.php, https://sky.pro/wiki/python/kak-poluchit-sql-zapros-iz-django-query-set-analiz-i-otladka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nnection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arthiknarayan/how-to-connect-multiple-databases-to-django-project-57h1, https://docs.djangoproject.com/en/5.1/ref/databases/, https://github.com/dfunckt/django-connections, https://metanit.com/python/django/5.9.php, https://sky.pro/wiki/python/nastrojka-podklyucheniya-k-baze-dannyh-v-django/, https://techvidvan.com/tutorials/django-database-connectivity/, https://www.dothedev.com/blog/amp/django-database-connection-settings/, https://www.iditect.com/faq/python/django-persistent-database-connection.html, https://www.restack.io/p/django-database-connection-management-answer, https://www.youtube.com/watch?v=D-3WMlcv2i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lutter</text:p>
          </table:table-cell>
          <table:table-cell office:value-type="string" calcext:value-type="string">
            <text:p>django flutter (2)</text:p>
          </table:table-cell>
          <table:table-cell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anapps.com/blog/django-meets-flutter-integrating-the-backend-and-frontend-for-app-development/, https://forum.djangoproject.com/t/django-flutter-to-mobile-and-desktop/36699, https://github.com/ashgole/Django-Flutter-CRUD-operations-DoctorApp, https://medium.com/@russell.cecala/full-stack-with-flutter-and-django-rest-framework-16fd666d39b, https://medium.com/django-unleashed/easy-steps-to-connect-django-and-flutter-mobile-apps-b80de633191a, https://python.plainenglish.io/how-i-built-a-real-time-messaging-app-with-flutter-and-django-in-10-days-a-complete-guide-1e17f45af795, https://stackoverflow.com/questions/76276096/can-i-use-django-with-flutter, https://www.reddit.com/r/django/comments/15m9jko/django_flutter/, https://www.udemy.com/course/flutter-and-django-full-stack-cour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tter django</text:p>
          </table:table-cell>
          <table:table-cell office:value-type="string" calcext:value-type="string">
            <text:p>django flutter (2)</text:p>
          </table:table-cell>
          <table:table-cell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anapps.com/blog/django-meets-flutter-integrating-the-backend-and-frontend-for-app-development/, https://forum.djangoproject.com/t/django-flutter-to-mobile-and-desktop/36699, https://github.com/ashgole/Django-Flutter-CRUD-operations-DoctorApp, https://medium.com/@russell.cecala/full-stack-with-flutter-and-django-rest-framework-16fd666d39b, https://medium.com/django-unleashed/easy-steps-to-connect-django-and-flutter-mobile-apps-b80de633191a, https://python.plainenglish.io/how-i-built-a-real-time-messaging-app-with-flutter-and-django-in-10-days-a-complete-guide-1e17f45af795, https://stackoverflow.com/questions/76276096/can-i-use-django-with-flutter, https://www.reddit.com/r/django/comments/15m9jko/django_flutter/, https://www.udemy.com/course/flutter-and-django-full-stack-cour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ariable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pycharm/2025/02/the-ultimate-guide-to-django-templates/, https://dev.to/rquattrogtl/django-environment-variables-2b8o, https://djangocentral.com/environment-variables-in-django/, https://docs.djangoproject.com/en/5.2/ref/templates/language/, https://github.com/Pankaj-Str/Django-Tutorial/blob/main/20%20Django%20Variables.md, https://hannylicious.com/blog/django-settings-and-environment-variables/, https://www.geeksforgeeks.org/variables-django-templates/, https://www.iditect.com/faq/python/django-variable-in-basehtml.html, https://www.naukri.com/code360/library/variables-in-django-templates, https://www.w3schools.com/django/django_template_variables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connection</text:p>
          </table:table-cell>
          <table:table-cell office:value-type="string" calcext:value-type="string">
            <text:p>django db connection (4)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othedev.com/blog/django-database-connection-settings/, https://metanit.com/python/django/5.9.php, https://dev.to/sm0ke/how-to-use-mysql-with-django-for-beginners-2ni0, https://techvidvan.com/tutorials/django-database-connectivity/, https://docs.djangoproject.com/en/5.0/ref/databases/, https://javarush.com/quests/lectures/ru.javarush.python.django.lecture.level02.lecture06, https://sky.pro/wiki/python/nastrojka-podklyucheniya-k-baze-dannyh-v-django/, https://www.scaler.com/topics/django/django-database/, https://www.w3schools.com/django/django_db_connect.php, https://www.webforefront.com/django/setupdjangodatabas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backends</text:p>
          </table:table-cell>
          <table:table-cell office:value-type="string" calcext:value-type="string">
            <text:p>django db connection (4)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othedev.com/blog/django-database-connection-settings/, https://metanit.com/python/django/5.9.php, https://dev.to/sm0ke/how-to-use-mysql-with-django-for-beginners-2ni0, https://techvidvan.com/tutorials/django-database-connectivity/, https://docs.djangoproject.com/en/5.0/ref/databases/, https://javarush.com/quests/lectures/ru.javarush.python.django.lecture.level02.lecture06, https://sky.pro/wiki/python/nastrojka-podklyucheniya-k-baze-dannyh-v-django/, https://www.scaler.com/topics/django/django-database/, https://www.w3schools.com/django/django_db_connect.php, https://www.webforefront.com/django/setupdjangodatabas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efault database</text:p>
          </table:table-cell>
          <table:table-cell office:value-type="string" calcext:value-type="string">
            <text:p>django db connection (4)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othedev.com/blog/django-database-connection-settings/, https://metanit.com/python/django/5.9.php, https://dev.to/sm0ke/how-to-use-mysql-with-django-for-beginners-2ni0, https://techvidvan.com/tutorials/django-database-connectivity/, https://docs.djangoproject.com/en/5.0/ref/databases/, https://javarush.com/quests/lectures/ru.javarush.python.django.lecture.level02.lecture06, https://sky.pro/wiki/python/nastrojka-podklyucheniya-k-baze-dannyh-v-django/, https://www.scaler.com/topics/django/django-database/, https://www.w3schools.com/django/django_db_connect.php, https://www.webforefront.com/django/setupdjangodatabas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ocal db</text:p>
          </table:table-cell>
          <table:table-cell office:value-type="string" calcext:value-type="string">
            <text:p>django db connection (4)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othedev.com/blog/django-database-connection-settings/, https://metanit.com/python/django/5.9.php, https://dev.to/sm0ke/how-to-use-mysql-with-django-for-beginners-2ni0, https://techvidvan.com/tutorials/django-database-connectivity/, https://docs.djangoproject.com/en/5.0/ref/databases/, https://javarush.com/quests/lectures/ru.javarush.python.django.lecture.level02.lecture06, https://sky.pro/wiki/python/nastrojka-podklyucheniya-k-baze-dannyh-v-django/, https://www.scaler.com/topics/django/django-database/, https://www.w3schools.com/django/django_db_connect.php, https://www.webforefront.com/django/setupdjangodatabas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nit</text:p>
          </table:table-cell>
          <table:table-cell office:value-type="string" calcext:value-type="string">
            <text:p>django init (3)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ilutewater/lets-learn-django-1-init-g87, https://developer.mozilla.org/ru/docs/Learn_web_development/Extensions/Server-side/Django/skeleton_website, https://tproger.ru/translations/create-your-first-django-app, https://habr.com/ru/articles/481042/, https://realpython.com/django-setup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it py django</text:p>
          </table:table-cell>
          <table:table-cell office:value-type="string" calcext:value-type="string">
            <text:p>django init (3)</text:p>
          </table:table-cell>
          <table:table-cell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ilutewater/lets-learn-django-1-init-g87, https://developer.mozilla.org/ru/docs/Learn_web_development/Extensions/Server-side/Django/skeleton_website, https://tproger.ru/translations/create-your-first-django-app, https://habr.com/ru/articles/481042/, https://realpython.com/django-setup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nit import</text:p>
          </table:table-cell>
          <table:table-cell office:value-type="string" calcext:value-type="string">
            <text:p>django init (3)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ilutewater/lets-learn-django-1-init-g87, https://developer.mozilla.org/ru/docs/Learn_web_development/Extensions/Server-side/Django/skeleton_website, https://tproger.ru/translations/create-your-first-django-app, https://habr.com/ru/articles/481042/, https://realpython.com/django-setup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forms</text:p>
          </table:table-cell>
          <table:table-cell office:value-type="string" calcext:value-type="string">
            <text:p>django admin forms (5)</text:p>
          </table:table-cell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contrib/admin/, https://habr.com/ru/articles/857122/, https://pythonist.ru/kastomizacziya-admin-paneli-django/, https://earthly.dev/blog/customize-django-admin-site/, https://testdriven.io/blog/customize-django-admin/, https://alone-djangonaut.com/django-admin-template-structure, https://dev.to/daiquiri_team/creating-a-custom-page-in-django-admin-4pbd, https://realpython.com/customize-django-admin-python/, https://www.geeksforgeeks.org/how-to-override-and-extend-basic-django-admin-templat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templates</text:p>
          </table:table-cell>
          <table:table-cell office:value-type="string" calcext:value-type="string">
            <text:p>django admin forms (5)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contrib/admin/, https://habr.com/ru/articles/857122/, https://pythonist.ru/kastomizacziya-admin-paneli-django/, https://earthly.dev/blog/customize-django-admin-site/, https://testdriven.io/blog/customize-django-admin/, https://alone-djangonaut.com/django-admin-template-structure, https://dev.to/daiquiri_team/creating-a-custom-page-in-django-admin-4pbd, https://realpython.com/customize-django-admin-python/, https://www.geeksforgeeks.org/how-to-override-and-extend-basic-django-admin-templat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ange django admin</text:p>
          </table:table-cell>
          <table:table-cell office:value-type="string" calcext:value-type="string">
            <text:p>django admin forms (5)</text:p>
          </table:table-cell>
          <table:table-cell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contrib/admin/, https://habr.com/ru/articles/857122/, https://pythonist.ru/kastomizacziya-admin-paneli-django/, https://earthly.dev/blog/customize-django-admin-site/, https://testdriven.io/blog/customize-django-admin/, https://alone-djangonaut.com/django-admin-template-structure, https://dev.to/daiquiri_team/creating-a-custom-page-in-django-admin-4pbd, https://realpython.com/customize-django-admin-python/, https://www.geeksforgeeks.org/how-to-override-and-extend-basic-django-admin-templat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html</text:p>
          </table:table-cell>
          <table:table-cell office:value-type="string" calcext:value-type="string">
            <text:p>django admin forms (5)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contrib/admin/, https://habr.com/ru/articles/857122/, https://pythonist.ru/kastomizacziya-admin-paneli-django/, https://earthly.dev/blog/customize-django-admin-site/, https://testdriven.io/blog/customize-django-admin/, https://alone-djangonaut.com/django-admin-template-structure, https://dev.to/daiquiri_team/creating-a-custom-page-in-django-admin-4pbd, https://realpython.com/customize-django-admin-python/, https://www.geeksforgeeks.org/how-to-override-and-extend-basic-django-admin-templat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ustom admin</text:p>
          </table:table-cell>
          <table:table-cell office:value-type="string" calcext:value-type="string">
            <text:p>django admin forms (5)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contrib/admin/, https://habr.com/ru/articles/857122/, https://pythonist.ru/kastomizacziya-admin-paneli-django/, https://earthly.dev/blog/customize-django-admin-site/, https://testdriven.io/blog/customize-django-admin/, https://alone-djangonaut.com/django-admin-template-structure, https://dev.to/daiquiri_team/creating-a-custom-page-in-django-admin-4pbd, https://realpython.com/customize-django-admin-python/, https://www.geeksforgeeks.org/how-to-override-and-extend-basic-django-admin-templat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eat</text:p>
          </table:table-cell>
          <table:table-cell office:value-type="string" calcext:value-type="string">
            <text:p>django beat (3)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s.snehangshu.dev/a-step-by-step-guide-to-advanced-task-scheduling-using-celery-beat-and-django, https://django-celery-beat.readthedocs.io/en/latest/index.html, https://docs.celeryq.dev/en/stable/userguide/periodic-tasks.html, https://github.com/celery/django-celery-beat, https://habr.com/ru/articles/820073/, https://ilovedjango.com/django/celery/django-celery-beat/, https://reintech.io/blog/django-celery-beat-scheduling-periodic-tasks, https://tproger.ru/articles/ispolzovanie-django-celery-beat-dlja-sozdanija-periodicheskih-zadach-v-django-proektah, https://www.nickmccullum.com/celery-django-periodic-tasks/, https://proglib.io/p/django-celery-i-redis-gayd-po-rabote-s-asinhronnymi-zadachami-2022-08-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elery beat</text:p>
          </table:table-cell>
          <table:table-cell office:value-type="string" calcext:value-type="string">
            <text:p>django beat (3)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s.snehangshu.dev/a-step-by-step-guide-to-advanced-task-scheduling-using-celery-beat-and-django, https://django-celery-beat.readthedocs.io/en/latest/index.html, https://docs.celeryq.dev/en/stable/userguide/periodic-tasks.html, https://github.com/celery/django-celery-beat, https://habr.com/ru/articles/820073/, https://ilovedjango.com/django/celery/django-celery-beat/, https://reintech.io/blog/django-celery-beat-scheduling-periodic-tasks, https://tproger.ru/articles/ispolzovanie-django-celery-beat-dlja-sozdanija-periodicheskih-zadach-v-django-proektah, https://www.nickmccullum.com/celery-django-periodic-tasks/, https://proglib.io/p/django-celery-i-redis-gayd-po-rabote-s-asinhronnymi-zadachami-2022-08-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elery beats</text:p>
          </table:table-cell>
          <table:table-cell office:value-type="string" calcext:value-type="string">
            <text:p>django beat (3)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s.snehangshu.dev/a-step-by-step-guide-to-advanced-task-scheduling-using-celery-beat-and-django, https://django-celery-beat.readthedocs.io/en/latest/index.html, https://docs.celeryq.dev/en/stable/userguide/periodic-tasks.html, https://github.com/celery/django-celery-beat, https://habr.com/ru/articles/820073/, https://ilovedjango.com/django/celery/django-celery-beat/, https://reintech.io/blog/django-celery-beat-scheduling-periodic-tasks, https://tproger.ru/articles/ispolzovanie-django-celery-beat-dlja-sozdanija-periodicheskih-zadach-v-django-proektah, https://www.nickmccullum.com/celery-django-periodic-tasks/, https://proglib.io/p/django-celery-i-redis-gayd-po-rabote-s-asinhronnymi-zadachami-2022-08-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в примерах pdf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-pc.ru/web-razrabotka/2200-django-4-v-primerah.html, https://codelibs.ru/django-4-v-primerakh/, https://demo.siteedu.ru/media/sub/220/documents/1mele_antonio_django_2_by_example_e6LkP1V.pdf, https://e-univers.ru/upload/iblock/b63/0a4cc0v94aivdm0h8wfvuwpakysxua05.pdf, https://github.com/YeasirArafatRatul/DjangoBooks/blob/master/Django%20By%20Example.pdf, https://midlcode.com/ru/books/django-4-%D0%B2-%D0%BF%D1%80%D0%B8%D0%BC%D0%B5%D1%80%D0%B0%D1%85/, https://t.me/IT_librarys/317, https://vk.com/wall-172288069_2821, https://www.litres.ru/book/antonio-mele/django-2-v-primerah-48411199/, https://www.rulit.me/books/django-2-v-primerah-download-603794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nline</text:p>
          </table:table-cell>
          <table:table-cell office:value-type="string" calcext:value-type="string">
            <text:p>django inline (2)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django-admin-inlines/, https://bhomnick.net/django-admin-inlines-for-non-related-models/, https://docs.djangoproject.com/en/5.2/ref/contrib/admin/, https://pythonhint.com/post/1193928657132603/django-admin-inline-inlines-or-three-model-editing-at-once, https://www.iditect.com/faq/python/how-to-require-an-inline-in-the-django-admin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inline</text:p>
          </table:table-cell>
          <table:table-cell office:value-type="string" calcext:value-type="string">
            <text:p>django inline (2)</text:p>
          </table:table-cell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django-admin-inlines/, https://bhomnick.net/django-admin-inlines-for-non-related-models/, https://docs.djangoproject.com/en/5.2/ref/contrib/admin/, https://pythonhint.com/post/1193928657132603/django-admin-inline-inlines-or-three-model-editing-at-once, https://www.iditect.com/faq/python/how-to-require-an-inline-in-the-django-admin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nclude urls</text:p>
          </table:table-cell>
          <table:table-cell office:value-type="string" calcext:value-type="string">
            <text:p>django include urls (2)</text:p>
          </table:table-cell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texnoit.com/urlsdjango, https://tutorial.djangogirls.org/ru/django_urls/, https://victor-komlev.ru/nastrojka-marshrutizatsii-url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rls path</text:p>
          </table:table-cell>
          <table:table-cell office:value-type="string" calcext:value-type="string">
            <text:p>django include urls (2)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texnoit.com/urlsdjango, https://tutorial.djangogirls.org/ru/django_urls/, https://victor-komlev.ru/nastrojka-marshrutizatsii-url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агазин</text:p>
          </table:table-cell>
          <table:table-cell office:value-type="string" calcext:value-type="string">
            <text:p>django магазин (3)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mmakodes.hashnode.dev/develop-an-e-commerce-store-using-django-for-beginners, https://icopydoc.ru/internet-magazina-na-django-bystryj-start/, https://pocoz.gitbooks.io/django-v-primerah/content/glava-7-sozdanie-internet-magazina/sozdanie-proekta-internet-magazina.html, https://rutube.ru/video/62ea8200410ae4b0f53a7b759f03ea52/, https://www.geeksforgeeks.org/e-commerce-website-using-django/, https://www.youtube.com/watch?v=w-ITLbRfhnA, https://django-shop.readthedocs.io/en/latest/tutorial/intro.html, https://github.com/KAnanev/shop-django, https://themeselection.com/django-ecommerce-project/, https://web-100.ru/django-ofomlenie-zakaza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интернет магазин на django</text:p>
          </table:table-cell>
          <table:table-cell office:value-type="string" calcext:value-type="string">
            <text:p>django магазин (3)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mmakodes.hashnode.dev/develop-an-e-commerce-store-using-django-for-beginners, https://icopydoc.ru/internet-magazina-na-django-bystryj-start/, https://pocoz.gitbooks.io/django-v-primerah/content/glava-7-sozdanie-internet-magazina/sozdanie-proekta-internet-magazina.html, https://rutube.ru/video/62ea8200410ae4b0f53a7b759f03ea52/, https://www.geeksforgeeks.org/e-commerce-website-using-django/, https://www.youtube.com/watch?v=w-ITLbRfhnA, https://django-shop.readthedocs.io/en/latest/tutorial/intro.html, https://github.com/KAnanev/shop-django, https://themeselection.com/django-ecommerce-project/, https://web-100.ru/django-ofomlenie-zakaza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ние магазина</text:p>
          </table:table-cell>
          <table:table-cell office:value-type="string" calcext:value-type="string">
            <text:p>django магазин (3)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mmakodes.hashnode.dev/develop-an-e-commerce-store-using-django-for-beginners, https://icopydoc.ru/internet-magazina-na-django-bystryj-start/, https://pocoz.gitbooks.io/django-v-primerah/content/glava-7-sozdanie-internet-magazina/sozdanie-proekta-internet-magazina.html, https://rutube.ru/video/62ea8200410ae4b0f53a7b759f03ea52/, https://www.geeksforgeeks.org/e-commerce-website-using-django/, https://www.youtube.com/watch?v=w-ITLbRfhnA, https://django-shop.readthedocs.io/en/latest/tutorial/intro.html, https://github.com/KAnanev/shop-django, https://themeselection.com/django-ecommerce-project/, https://web-100.ru/django-ofomlenie-zakaza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вязи</text:p>
          </table:table-cell>
          <table:table-cell office:value-type="string" calcext:value-type="string">
            <text:p>django связи (7)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1, https://proproprogs.ru/django4/django4-tipy-svyazey-mezhdu-modelyami-foreignkey-manytomanyfield-onetoonefield, https://ru.hexlet.io/courses/python-django-orm/lessons/relations/theory_unit, https://habr.com/ru/articles/74967/, https://metanit.com/python/django/5.6.php, https://tr-page.yandex.ru/translate?lang=en-ru&amp;url=https%3A%2F%2Fwww.freecodecamp.org%2Fnews%2Fdjango-model-relationships%2F, https://docs.djangoproject.com/en/5.1/ref/models/relations/, https://djangodoc.ru/3.2/topics/db/models/, https://proglib.io/p/kurs-django-chast-2-orm-i-osnovy-raboty-s-bazami-dannyh-2024-01-29, https://www.youtube.com/watch?v=ZSQ_GxURmD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отношения</text:p>
          </table:table-cell>
          <table:table-cell office:value-type="string" calcext:value-type="string">
            <text:p>django связи (7)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1, https://proproprogs.ru/django4/django4-tipy-svyazey-mezhdu-modelyami-foreignkey-manytomanyfield-onetoonefield, https://ru.hexlet.io/courses/python-django-orm/lessons/relations/theory_unit, https://habr.com/ru/articles/74967/, https://metanit.com/python/django/5.6.php, https://tr-page.yandex.ru/translate?lang=en-ru&amp;url=https%3A%2F%2Fwww.freecodecamp.org%2Fnews%2Fdjango-model-relationships%2F, https://docs.djangoproject.com/en/5.1/ref/models/relations/, https://djangodoc.ru/3.2/topics/db/models/, https://proglib.io/p/kurs-django-chast-2-orm-i-osnovy-raboty-s-bazami-dannyh-2024-01-29, https://www.youtube.com/watch?v=ZSQ_GxURmD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одели связи</text:p>
          </table:table-cell>
          <table:table-cell office:value-type="string" calcext:value-type="string">
            <text:p>django связи (7)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1, https://proproprogs.ru/django4/django4-tipy-svyazey-mezhdu-modelyami-foreignkey-manytomanyfield-onetoonefield, https://ru.hexlet.io/courses/python-django-orm/lessons/relations/theory_unit, https://habr.com/ru/articles/74967/, https://metanit.com/python/django/5.6.php, https://tr-page.yandex.ru/translate?lang=en-ru&amp;url=https%3A%2F%2Fwww.freecodecamp.org%2Fnews%2Fdjango-model-relationships%2F, https://docs.djangoproject.com/en/5.1/ref/models/relations/, https://djangodoc.ru/3.2/topics/db/models/, https://proglib.io/p/kurs-django-chast-2-orm-i-osnovy-raboty-s-bazami-dannyh-2024-01-29, https://www.youtube.com/watch?v=ZSQ_GxURmD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вязи между моделями django</text:p>
          </table:table-cell>
          <table:table-cell office:value-type="string" calcext:value-type="string">
            <text:p>django связи (7)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1, https://proproprogs.ru/django4/django4-tipy-svyazey-mezhdu-modelyami-foreignkey-manytomanyfield-onetoonefield, https://ru.hexlet.io/courses/python-django-orm/lessons/relations/theory_unit, https://habr.com/ru/articles/74967/, https://metanit.com/python/django/5.6.php, https://tr-page.yandex.ru/translate?lang=en-ru&amp;url=https%3A%2F%2Fwww.freecodecamp.org%2Fnews%2Fdjango-model-relationships%2F, https://docs.djangoproject.com/en/5.1/ref/models/relations/, https://djangodoc.ru/3.2/topics/db/models/, https://proglib.io/p/kurs-django-chast-2-orm-i-osnovy-raboty-s-bazami-dannyh-2024-01-29, https://www.youtube.com/watch?v=ZSQ_GxURmD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оле связи django</text:p>
          </table:table-cell>
          <table:table-cell office:value-type="string" calcext:value-type="string">
            <text:p>django связи (7)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1, https://proproprogs.ru/django4/django4-tipy-svyazey-mezhdu-modelyami-foreignkey-manytomanyfield-onetoonefield, https://ru.hexlet.io/courses/python-django-orm/lessons/relations/theory_unit, https://habr.com/ru/articles/74967/, https://metanit.com/python/django/5.6.php, https://tr-page.yandex.ru/translate?lang=en-ru&amp;url=https%3A%2F%2Fwww.freecodecamp.org%2Fnews%2Fdjango-model-relationships%2F, https://docs.djangoproject.com/en/5.1/ref/models/relations/, https://djangodoc.ru/3.2/topics/db/models/, https://proglib.io/p/kurs-django-chast-2-orm-i-osnovy-raboty-s-bazami-dannyh-2024-01-29, https://www.youtube.com/watch?v=ZSQ_GxURmD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вязывающие таблицы django</text:p>
          </table:table-cell>
          <table:table-cell office:value-type="string" calcext:value-type="string">
            <text:p>django связи (7)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1, https://proproprogs.ru/django4/django4-tipy-svyazey-mezhdu-modelyami-foreignkey-manytomanyfield-onetoonefield, https://ru.hexlet.io/courses/python-django-orm/lessons/relations/theory_unit, https://habr.com/ru/articles/74967/, https://metanit.com/python/django/5.6.php, https://tr-page.yandex.ru/translate?lang=en-ru&amp;url=https%3A%2F%2Fwww.freecodecamp.org%2Fnews%2Fdjango-model-relationships%2F, https://docs.djangoproject.com/en/5.1/ref/models/relations/, https://djangodoc.ru/3.2/topics/db/models/, https://proglib.io/p/kurs-django-chast-2-orm-i-osnovy-raboty-s-bazami-dannyh-2024-01-29, https://www.youtube.com/watch?v=ZSQ_GxURmD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вязанные таблицы</text:p>
          </table:table-cell>
          <table:table-cell office:value-type="string" calcext:value-type="string">
            <text:p>django связи (7)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1, https://proproprogs.ru/django4/django4-tipy-svyazey-mezhdu-modelyami-foreignkey-manytomanyfield-onetoonefield, https://ru.hexlet.io/courses/python-django-orm/lessons/relations/theory_unit, https://habr.com/ru/articles/74967/, https://metanit.com/python/django/5.6.php, https://tr-page.yandex.ru/translate?lang=en-ru&amp;url=https%3A%2F%2Fwww.freecodecamp.org%2Fnews%2Fdjango-model-relationships%2F, https://docs.djangoproject.com/en/5.1/ref/models/relations/, https://djangodoc.ru/3.2/topics/db/models/, https://proglib.io/p/kurs-django-chast-2-orm-i-osnovy-raboty-s-bazami-dannyh-2024-01-29, https://www.youtube.com/watch?v=ZSQ_GxURmD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библиотека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Introduction, https://habr.com/ru/articles/514348/, https://otus.ru/journal/django-opisanie-osobennosti-i-oblasti-primeneniya/, https://pythonist.ru/10-paketov-django-kotorye-vy-dolzhny-znat/, https://ru.wikipedia.org/wiki/Django, https://skillbox.ru/media/code/django-dlya-novichkov-chto-eto-za-freymvork-i-zachem-ego-izuchat/, https://thecode.media/django/, https://themeselection.com/django-packages/, https://tr-page.yandex.ru/translate?lang=en-ru&amp;url=https%3A%2F%2Fwww.geeksforgeeks.org%2Ftop-django-packages%2F, https://www.djangoproject.com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atterns</text:p>
          </table:table-cell>
          <table:table-cell office:value-type="string" calcext:value-type="string">
            <text:p>django patterns (2)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ingnomads.com/django-url-patterns, https://docs.djangoproject.com/en/5.2/topics/http/urls/, https://www.geeksforgeeks.org/django-url-patter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rl pattern</text:p>
          </table:table-cell>
          <table:table-cell office:value-type="string" calcext:value-type="string">
            <text:p>django patterns (2)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ingnomads.com/django-url-patterns, https://docs.djangoproject.com/en/5.2/topics/http/urls/, https://www.geeksforgeeks.org/django-url-patter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ttps</text:p>
          </table:table-cell>
          <table:table-cell office:value-type="string" calcext:value-type="string">
            <text:p>django https (2)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devs.com/django/set-up-https-ssl/, https://dev.to/djangotricks/https-for-django-development-environment-49g1, https://evileg.com/ru/post/220/, https://javarush.com/quests/lectures/ru.javarush.python.django.lecture.level21.lecture08, https://tonyteaches.tech/django-production-server-settings/, https://www.gyata.ai/django/django-http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https</text:p>
          </table:table-cell>
          <table:table-cell office:value-type="string" calcext:value-type="string">
            <text:p>django https (2)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devs.com/django/set-up-https-ssl/, https://dev.to/djangotricks/https-for-django-development-environment-49g1, https://evileg.com/ru/post/220/, https://javarush.com/quests/lectures/ru.javarush.python.django.lecture.level21.lecture08, https://tonyteaches.tech/django-production-server-settings/, https://www.gyata.ai/django/django-http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oad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builtins/, https://django.readthedocs.io/en/5.0.x/ref/templates/api.html, https://github.com/ojii/django-load, https://learndjango.com/tutorials/django-static-files, https://metanit.com/python/django/2.2.php, https://overiq.com/django-1-10/loading-templates-in-django/, https://proproprogs.ru/django/podklyuchenie-staticheskih-faylov-filtry-shablonov, https://realpython.com/django-templates-tags-filters/, https://stackoverflow.com/questions/1048232/what-does-load-do-in-django-templates, https://www.iditect.com/faq/python/what-does-quotloadquot-do-in-django-template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t found django</text:p>
          </table:table-cell>
          <table:table-cell office:value-type="string" calcext:value-type="string">
            <text:p>not found django (2)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4.0/ref/views/, https://nuancesprog.ru/p/13061/, https://stackoverflow.com/questions/20102227/how-to-solve-page-not-found-404-error-in-django, https://www.geeksforgeeks.org/how-to-fix-page-not-found-404-django/, https://www.learningaboutelectronics.com/Articles/How-to-raise-a-404-page-not-found-error-in-Django.php, https://www.w3schools.com/django/django_404.php, https://www.youtube.com/watch?v=0M_PZU8wcX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404 not found django</text:p>
          </table:table-cell>
          <table:table-cell office:value-type="string" calcext:value-type="string">
            <text:p>not found django (2)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4.0/ref/views/, https://nuancesprog.ru/p/13061/, https://stackoverflow.com/questions/20102227/how-to-solve-page-not-found-404-error-in-django, https://www.geeksforgeeks.org/how-to-fix-page-not-found-404-django/, https://www.learningaboutelectronics.com/Articles/How-to-raise-a-404-page-not-found-error-in-Django.php, https://www.w3schools.com/django/django_404.php, https://www.youtube.com/watch?v=0M_PZU8wcX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ngodb</text:p>
          </table:table-cell>
          <table:table-cell office:value-type="string" calcext:value-type="string">
            <text:p>django mongodb (2)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pycharm/2024/01/how-to-connect-django-with-mongodb/, https://daniel.feldroy.com/posts/when-to-use-mongodb-with-django, https://forum.djangoproject.com/t/integration-with-mongodb/25379, https://medium.com/@dennisivy/read-this-before-using-mongodb-with-django-879927ce1ef, https://www.mongodb.com/blog/post/mongodb-django-backend-now-available-public-preview, https://www.mongodb.com/docs/languages/python/django-mongodb/current/, https://www.mongodb.com/resources/products/compatibilities/mongodb-and-django, https://www.reddit.com/r/django/comments/15qk9v2/mongodb_on_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nd mongodb</text:p>
          </table:table-cell>
          <table:table-cell office:value-type="string" calcext:value-type="string">
            <text:p>django mongodb (2)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pycharm/2024/01/how-to-connect-django-with-mongodb/, https://daniel.feldroy.com/posts/when-to-use-mongodb-with-django, https://forum.djangoproject.com/t/integration-with-mongodb/25379, https://medium.com/@dennisivy/read-this-before-using-mongodb-with-django-879927ce1ef, https://www.mongodb.com/blog/post/mongodb-django-backend-now-available-public-preview, https://www.mongodb.com/docs/languages/python/django-mongodb/current/, https://www.mongodb.com/resources/products/compatibilities/mongodb-and-django, https://www.reddit.com/r/django/comments/15qk9v2/mongodb_on_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3.0</text:p>
          </table:table-cell>
          <table:table-cell office:value-type="string" calcext:value-type="string">
            <text:p>django 3.0 (2)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461493/, https://pythonist.ru/veb-frejmvork-python-django-3-0-chto-novogo/, https://ru.wikipedia.org/wiki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3.0</text:p>
          </table:table-cell>
          <table:table-cell office:value-type="string" calcext:value-type="string">
            <text:p>django 3.0 (2)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461493/, https://pythonist.ru/veb-frejmvork-python-django-3-0-chto-novogo/, https://ru.wikipedia.org/wiki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or creat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models/querysets/, https://hatchjs.com/django-get-or-create/, https://metanit.com/python/django/5.12.php, https://sky.pro/wiki/python/ispolzovanie-get-or-create-v-django-obkhod-oshibki-500/, https://stackoverflow.com/questions/1941212/how-to-use-get-or-create-in-django, https://studygyaan.com/django/how-to-use-get_or_create-in-django, https://www.delftstack.com/howto/django/get-or-create-method-in-the-django/, https://www.geeksforgeeks.org/how-to-use-get-or-create-in-django/, https://www.queworx.com/django/django-get_or_create/, https://zerotobyte.com/django-shortcuts-get-or-create-and-update-or-crea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загрузка файлов</text:p>
          </table:table-cell>
          <table:table-cell office:value-type="string" calcext:value-type="string">
            <text:p>django загрузка файлов (7)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topics/http/file-uploads/, https://nuancesprog.ru/p/15641/, https://uproger.com/zagruzka-fajlov-s-pomoshhyu-django/, https://proproprogs.ru/django4/django4-zagruzka-upload-faylov-na-server-klassy-filefield-i-imagefield, https://python-scripts.com/django-image-upload, https://pythonguides.com/django-app-upload-files/, https://fixmypc.ru/post/zagruzka-izobrazhenii-i-drugikh-failov-v-django-3-cherez-formy-i-modeli/, https://www.codeunderscored.com/upload-files-django/, https://www.delftstack.com/howto/django/django-upload-file-or-image/, https://django4.ru/zagruzhaem-polzovatelskij-kontent-v-django-python-obrabotka-fajlov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quest files</text:p>
          </table:table-cell>
          <table:table-cell office:value-type="string" calcext:value-type="string">
            <text:p>django загрузка файлов (7)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topics/http/file-uploads/, https://nuancesprog.ru/p/15641/, https://uproger.com/zagruzka-fajlov-s-pomoshhyu-django/, https://proproprogs.ru/django4/django4-zagruzka-upload-faylov-na-server-klassy-filefield-i-imagefield, https://python-scripts.com/django-image-upload, https://pythonguides.com/django-app-upload-files/, https://fixmypc.ru/post/zagruzka-izobrazhenii-i-drugikh-failov-v-django-3-cherez-formy-i-modeli/, https://www.codeunderscored.com/upload-files-django/, https://www.delftstack.com/howto/django/django-upload-file-or-image/, https://django4.ru/zagruzhaem-polzovatelskij-kontent-v-django-python-obrabotka-fajlov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орма файлов</text:p>
          </table:table-cell>
          <table:table-cell office:value-type="string" calcext:value-type="string">
            <text:p>django загрузка файлов (7)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topics/http/file-uploads/, https://nuancesprog.ru/p/15641/, https://uproger.com/zagruzka-fajlov-s-pomoshhyu-django/, https://proproprogs.ru/django4/django4-zagruzka-upload-faylov-na-server-klassy-filefield-i-imagefield, https://python-scripts.com/django-image-upload, https://pythonguides.com/django-app-upload-files/, https://fixmypc.ru/post/zagruzka-izobrazhenii-i-drugikh-failov-v-django-3-cherez-formy-i-modeli/, https://www.codeunderscored.com/upload-files-django/, https://www.delftstack.com/howto/django/django-upload-file-or-image/, https://django4.ru/zagruzhaem-polzovatelskij-kontent-v-django-python-obrabotka-fajlov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загрузить файл</text:p>
          </table:table-cell>
          <table:table-cell office:value-type="string" calcext:value-type="string">
            <text:p>django загрузка файлов (7)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topics/http/file-uploads/, https://nuancesprog.ru/p/15641/, https://uproger.com/zagruzka-fajlov-s-pomoshhyu-django/, https://proproprogs.ru/django4/django4-zagruzka-upload-faylov-na-server-klassy-filefield-i-imagefield, https://python-scripts.com/django-image-upload, https://pythonguides.com/django-app-upload-files/, https://fixmypc.ru/post/zagruzka-izobrazhenii-i-drugikh-failov-v-django-3-cherez-formy-i-modeli/, https://www.codeunderscored.com/upload-files-django/, https://www.delftstack.com/howto/django/django-upload-file-or-image/, https://django4.ru/zagruzhaem-polzovatelskij-kontent-v-django-python-obrabotka-fajlov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le loading django</text:p>
          </table:table-cell>
          <table:table-cell office:value-type="string" calcext:value-type="string">
            <text:p>django загрузка файлов (7)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topics/http/file-uploads/, https://nuancesprog.ru/p/15641/, https://uproger.com/zagruzka-fajlov-s-pomoshhyu-django/, https://proproprogs.ru/django4/django4-zagruzka-upload-faylov-na-server-klassy-filefield-i-imagefield, https://python-scripts.com/django-image-upload, https://pythonguides.com/django-app-upload-files/, https://fixmypc.ru/post/zagruzka-izobrazhenii-i-drugikh-failov-v-django-3-cherez-formy-i-modeli/, https://www.codeunderscored.com/upload-files-django/, https://www.delftstack.com/howto/django/django-upload-file-or-image/, https://django4.ru/zagruzhaem-polzovatelskij-kontent-v-django-python-obrabotka-fajlov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oad file</text:p>
          </table:table-cell>
          <table:table-cell office:value-type="string" calcext:value-type="string">
            <text:p>django загрузка файлов (7)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topics/http/file-uploads/, https://nuancesprog.ru/p/15641/, https://uproger.com/zagruzka-fajlov-s-pomoshhyu-django/, https://proproprogs.ru/django4/django4-zagruzka-upload-faylov-na-server-klassy-filefield-i-imagefield, https://python-scripts.com/django-image-upload, https://pythonguides.com/django-app-upload-files/, https://fixmypc.ru/post/zagruzka-izobrazhenii-i-drugikh-failov-v-django-3-cherez-formy-i-modeli/, https://www.codeunderscored.com/upload-files-django/, https://www.delftstack.com/howto/django/django-upload-file-or-image/, https://django4.ru/zagruzhaem-polzovatelskij-kontent-v-django-python-obrabotka-fajlov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хранить файл</text:p>
          </table:table-cell>
          <table:table-cell office:value-type="string" calcext:value-type="string">
            <text:p>django загрузка файлов (7)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topics/http/file-uploads/, https://nuancesprog.ru/p/15641/, https://uproger.com/zagruzka-fajlov-s-pomoshhyu-django/, https://proproprogs.ru/django4/django4-zagruzka-upload-faylov-na-server-klassy-filefield-i-imagefield, https://python-scripts.com/django-image-upload, https://pythonguides.com/django-app-upload-files/, https://fixmypc.ru/post/zagruzka-izobrazhenii-i-drugikh-failov-v-django-3-cherez-formy-i-modeli/, https://www.codeunderscored.com/upload-files-django/, https://www.delftstack.com/howto/django/django-upload-file-or-image/, https://django4.ru/zagruzhaem-polzovatelskij-kontent-v-django-python-obrabotka-fajlov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re management</text:p>
          </table:table-cell>
          <table:table-cell office:value-type="string" calcext:value-type="string">
            <text:p>django core management (3)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saastemplate.com/blog/django-management-commands/, https://erickmbwana.gitlab.io/2017/07/16/custom-django-management-commands/, https://habr.com/ru/articles/415049/, https://www.webforefront.com/django/managementcommands.html, https://dev.to/rupesh_mishra/mastering-django-custom-management-commands-a-comprehensive-guide-58gc, https://docs.djangoproject.com/en/5.2/ref/django-admin/, https://learn-codes.org/php/418442-django-management-call-command, https://pydoc.dev/django/latest/django.core.management.html, https://stackoverflow.com/questions/907506/how-can-i-call-a-custom-django-manage-py-command-directly-from-a-test-driver, https://www.mattlayman.com/understand-django/command-app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all command</text:p>
          </table:table-cell>
          <table:table-cell office:value-type="string" calcext:value-type="string">
            <text:p>django core management (3)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saastemplate.com/blog/django-management-commands/, https://erickmbwana.gitlab.io/2017/07/16/custom-django-management-commands/, https://habr.com/ru/articles/415049/, https://www.webforefront.com/django/managementcommands.html, https://dev.to/rupesh_mishra/mastering-django-custom-management-commands-a-comprehensive-guide-58gc, https://docs.djangoproject.com/en/5.2/ref/django-admin/, https://learn-codes.org/php/418442-django-management-call-command, https://pydoc.dev/django/latest/django.core.management.html, https://stackoverflow.com/questions/907506/how-can-i-call-a-custom-django-manage-py-command-directly-from-a-test-driver, https://www.mattlayman.com/understand-django/command-app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re management call command</text:p>
          </table:table-cell>
          <table:table-cell office:value-type="string" calcext:value-type="string">
            <text:p>django core management (3)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saastemplate.com/blog/django-management-commands/, https://erickmbwana.gitlab.io/2017/07/16/custom-django-management-commands/, https://habr.com/ru/articles/415049/, https://www.webforefront.com/django/managementcommands.html, https://dev.to/rupesh_mishra/mastering-django-custom-management-commands-a-comprehensive-guide-58gc, https://docs.djangoproject.com/en/5.2/ref/django-admin/, https://learn-codes.org/php/418442-django-management-call-command, https://pydoc.dev/django/latest/django.core.management.html, https://stackoverflow.com/questions/907506/how-can-i-call-a-custom-django-manage-py-command-directly-from-a-test-driver, https://www.mattlayman.com/understand-django/command-app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ue</text:p>
          </table:table-cell>
          <table:table-cell office:value-type="string" calcext:value-type="string">
            <text:p>django vue (2)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robot.me/posts/django-vue-how-to-create-and-consume-api-part-1, https://blog.logrocket.com/how-to-build-vue-js-app-django-rest-framework/, https://blog.openreplay.com/build-an-app-using-vue-and-django/, https://codewithstein.com/combining-django-and-vuejs-everything-you-need-to-know/, https://devprac.ru/vue-js-%D0%B8-django-rest-framework-2023/, https://habr.com/ru/companies/otus/articles/500884/, https://proglib.io/p/polnyy-fullstek-pishem-sayt-na-django-vue-i-graphql-2021-07-22, https://tomdekan.com/articles/vue-au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ue js</text:p>
          </table:table-cell>
          <table:table-cell office:value-type="string" calcext:value-type="string">
            <text:p>django vue (2)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robot.me/posts/django-vue-how-to-create-and-consume-api-part-1, https://blog.logrocket.com/how-to-build-vue-js-app-django-rest-framework/, https://blog.openreplay.com/build-an-app-using-vue-and-django/, https://codewithstein.com/combining-django-and-vuejs-everything-you-need-to-know/, https://devprac.ru/vue-js-%D0%B8-django-rest-framework-2023/, https://habr.com/ru/companies/otus/articles/500884/, https://proglib.io/p/polnyy-fullstek-pishem-sayt-na-django-vue-i-graphql-2021-07-22, https://tomdekan.com/articles/vue-au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ttributes</text:p>
          </table:table-cell>
          <table:table-cell office:value-type="string" calcext:value-type="string">
            <text:p>django attributes (2)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dev/ref/models/fields/, https://pythonclass.ru/django/modeli-v-django/, https://www.geeksforgeeks.org/django-model-data-types-and-fields-lis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elds set django</text:p>
          </table:table-cell>
          <table:table-cell office:value-type="string" calcext:value-type="string">
            <text:p>django attributes (2)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dev/ref/models/fields/, https://pythonclass.ru/django/modeli-v-django/, https://www.geeksforgeeks.org/django-model-data-types-and-fields-lis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aptcha</text:p>
          </table:table-cell>
          <table:table-cell office:value-type="string" calcext:value-type="string">
            <text:p>django captcha (2)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rnopretorius/using-a-simple-captcha-in-django-4c2o, https://django-simple-captcha.readthedocs.io/en/latest/usage.html, https://proglib.io/p/kurs-django-slozhnaya-forma-s-kastomnoy-kapchey-2024-03-18, https://www.youtube.com/watch?v=LL71poFECj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imple captcha</text:p>
          </table:table-cell>
          <table:table-cell office:value-type="string" calcext:value-type="string">
            <text:p>django captcha (2)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rnopretorius/using-a-simple-captcha-in-django-4c2o, https://django-simple-captcha.readthedocs.io/en/latest/usage.html, https://proglib.io/p/kurs-django-slozhnaya-forma-s-kastomnoy-kapchey-2024-03-18, https://www.youtube.com/watch?v=LL71poFECj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рактика создания сайтов на django</text:p>
          </table:table-cell>
          <table:table-cell office:value-type="string" calcext:value-type="string">
            <text:p>практика создания сайтов на django (3)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wall-13765414_5442, https://www.ozon.ru/product/django-4-praktika-sozdaniya-veb-saytov-na-python-dronov-vladimir-aleksandrovich-942701784/, https://www.wildberries.ru/catalog/161872737/detail.aspx, https://bhv.ru/product/praktika-sozdaniya-veb-sajtov-na-python/, https://market.yandex.ru/product--django-4-praktika-sozdaniia-veb-saitov-na-python-dronov-v-a-bhv-bkhv/1884360640?sku=102069416831&amp;uniqueId=140596181, https://www.chitai-gorod.ru/product/django-3-0-praktika-sozdaniya-veb-saytov-na-python-2812569, https://www.litres.ru/book/vladimir-dronov/django-4-praktika-sozdaniya-veb-saytov-na-python-7029732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дронов python django</text:p>
          </table:table-cell>
          <table:table-cell office:value-type="string" calcext:value-type="string">
            <text:p>практика создания сайтов на django (3)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wall-13765414_5442, https://www.ozon.ru/product/django-4-praktika-sozdaniya-veb-saytov-na-python-dronov-vladimir-aleksandrovich-942701784/, https://www.wildberries.ru/catalog/161872737/detail.aspx, https://bhv.ru/product/praktika-sozdaniya-veb-sajtov-na-python/, https://market.yandex.ru/product--django-4-praktika-sozdaniia-veb-saitov-na-python-dronov-v-a-bhv-bkhv/1884360640?sku=102069416831&amp;uniqueId=140596181, https://www.chitai-gorod.ru/product/django-3-0-praktika-sozdaniya-veb-saytov-na-python-2812569, https://www.litres.ru/book/vladimir-dronov/django-4-praktika-sozdaniya-veb-saytov-na-python-7029732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4 практика создания веб сайтов</text:p>
          </table:table-cell>
          <table:table-cell office:value-type="string" calcext:value-type="string">
            <text:p>практика создания сайтов на django (3)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wall-13765414_5442, https://www.ozon.ru/product/django-4-praktika-sozdaniya-veb-saytov-na-python-dronov-vladimir-aleksandrovich-942701784/, https://www.wildberries.ru/catalog/161872737/detail.aspx, https://bhv.ru/product/praktika-sozdaniya-veb-sajtov-na-python/, https://market.yandex.ru/product--django-4-praktika-sozdaniia-veb-saitov-na-python-dronov-v-a-bhv-bkhv/1884360640?sku=102069416831&amp;uniqueId=140596181, https://www.chitai-gorod.ru/product/django-3-0-praktika-sozdaniya-veb-saytov-na-python-2812569, https://www.litres.ru/book/vladimir-dronov/django-4-praktika-sozdaniya-veb-saytov-na-python-7029732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ags</text:p>
          </table:table-cell>
          <table:table-cell office:value-type="string" calcext:value-type="string">
            <text:p>django tags (2)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builtins/, https://blog.jetbrains.com/pycharm/2025/02/the-ultimate-guide-to-django-templates/, https://djangodoc.ru/3.2/howto/custom-template-tags/, https://proproprogs.ru/django4/django4-polzovatelskie-tegi-shablonov-dekoratory-simple-tag-i-inclusion-tag, https://www.codeunderscored.com/template-tags-in-django/, https://www.geeksforgeeks.org/django-template-tags/, https://www.w3schools.com/django/django_template_tags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emplate tags</text:p>
          </table:table-cell>
          <table:table-cell office:value-type="string" calcext:value-type="string">
            <text:p>django tags (2)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builtins/, https://blog.jetbrains.com/pycharm/2025/02/the-ultimate-guide-to-django-templates/, https://djangodoc.ru/3.2/howto/custom-template-tags/, https://proproprogs.ru/django4/django4-polzovatelskie-tegi-shablonov-dekoratory-simple-tag-i-inclusion-tag, https://www.codeunderscored.com/template-tags-in-django/, https://www.geeksforgeeks.org/django-template-tags/, https://www.w3schools.com/django/django_template_tags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oundtrack</text:p>
          </table:table-cell>
          <table:table-cell office:value-type="string" calcext:value-type="string">
            <text:p>django soundtrack (4)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usify.club/release/django-unchained-ost-dzhango-osvobozhdennii-saundtrek-2012-352645, https://music.apple.com/ru/album/django-unchained-original-motion-picture-soundtrack/1440874044, https://my.mail.ru/music/search/OST%20Django%20Unchained, https://en.wikipedia.org/wiki/Django_Unchained_(soundtrack), https://lightaudio.ru/mp3/ost%20%22django%20unchained, https://music.yandex.ru/album/673204, https://vk.com/music/playlist/-202440871_58_4750c7004572c15be1, https://archive.org/details/django-unchained-original-motion-picture-soundtrack, https://music.mts.ru/album/673204, https://zvuch.com/collections/ost/ost-django-unchained-83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nchained soundtrack</text:p>
          </table:table-cell>
          <table:table-cell office:value-type="string" calcext:value-type="string">
            <text:p>django soundtrack (4)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usify.club/release/django-unchained-ost-dzhango-osvobozhdennii-saundtrek-2012-352645, https://music.apple.com/ru/album/django-unchained-original-motion-picture-soundtrack/1440874044, https://my.mail.ru/music/search/OST%20Django%20Unchained, https://en.wikipedia.org/wiki/Django_Unchained_(soundtrack), https://lightaudio.ru/mp3/ost%20%22django%20unchained, https://music.yandex.ru/album/673204, https://vk.com/music/playlist/-202440871_58_4750c7004572c15be1, https://archive.org/details/django-unchained-original-motion-picture-soundtrack, https://music.mts.ru/album/673204, https://zvuch.com/collections/ost/ost-django-unchained-83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nchained original motion picture soundtrack</text:p>
          </table:table-cell>
          <table:table-cell office:value-type="string" calcext:value-type="string">
            <text:p>django soundtrack (4)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usify.club/release/django-unchained-ost-dzhango-osvobozhdennii-saundtrek-2012-352645, https://music.apple.com/ru/album/django-unchained-original-motion-picture-soundtrack/1440874044, https://my.mail.ru/music/search/OST%20Django%20Unchained, https://en.wikipedia.org/wiki/Django_Unchained_(soundtrack), https://lightaudio.ru/mp3/ost%20%22django%20unchained, https://music.yandex.ru/album/673204, https://vk.com/music/playlist/-202440871_58_4750c7004572c15be1, https://archive.org/details/django-unchained-original-motion-picture-soundtrack, https://music.mts.ru/album/673204, https://zvuch.com/collections/ost/ost-django-unchained-83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riginal motion picture soundtrack django</text:p>
          </table:table-cell>
          <table:table-cell office:value-type="string" calcext:value-type="string">
            <text:p>django soundtrack (4)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usify.club/release/django-unchained-ost-dzhango-osvobozhdennii-saundtrek-2012-352645, https://music.apple.com/ru/album/django-unchained-original-motion-picture-soundtrack/1440874044, https://my.mail.ru/music/search/OST%20Django%20Unchained, https://en.wikipedia.org/wiki/Django_Unchained_(soundtrack), https://lightaudio.ru/mp3/ost%20%22django%20unchained, https://music.yandex.ru/album/673204, https://vk.com/music/playlist/-202440871_58_4750c7004572c15be1, https://archive.org/details/django-unchained-original-motion-picture-soundtrack, https://music.mts.ru/album/673204, https://zvuch.com/collections/ost/ost-django-unchained-83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neric django</text:p>
          </table:table-cell>
          <table:table-cell office:value-type="string" calcext:value-type="string">
            <text:p>generic django (2)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Generic_views, https://docs.djangoproject.com/en/5.1/topics/class-based-views/generic-display/, https://habr.com/ru/articles/136784/, https://javarush.com/quests/lectures/ru.javarush.python.django.lecture.level04.lecture06, https://studygyaan.com/django/generic-views-in-django, https://vc.ru/u/818117-viktor-oblomov/612764-django-predstavleniya-na-osnove-klassov-cbv-protiv-predstavlenii-na-osnove-funkcii-fbv, https://www.django-rest-framework.org/api-guide/generic-views/, https://www.geeksforgeeks.org/class-based-generic-views-django-create-retrieve-update-dele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neric views</text:p>
          </table:table-cell>
          <table:table-cell office:value-type="string" calcext:value-type="string">
            <text:p>generic django (2)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Generic_views, https://docs.djangoproject.com/en/5.1/topics/class-based-views/generic-display/, https://habr.com/ru/articles/136784/, https://javarush.com/quests/lectures/ru.javarush.python.django.lecture.level04.lecture06, https://studygyaan.com/django/generic-views-in-django, https://vc.ru/u/818117-viktor-oblomov/612764-django-predstavleniya-na-osnove-klassov-cbv-protiv-predstavlenii-na-osnove-funkcii-fbv, https://www.django-rest-framework.org/api-guide/generic-views/, https://www.geeksforgeeks.org/class-based-generic-views-django-create-retrieve-update-dele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уроки</text:p>
          </table:table-cell>
          <table:table-cell office:value-type="string" calcext:value-type="string">
            <text:p>django уроки (2)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intro/tutorial01/, https://metanit.com/python/django/, https://proglib.io/p/django-s-nulya-chast-1-pishem-mnogopolzovatelskiy-blog-dlya-kluba-lyubiteley-zadach-python-2022-06-06, https://python-scripts.com/category/django-beginners, https://rutube.ru/plst/535196/, https://skillbox.ru/media/code/pishem-prilozhenie-na-django-chast-1-ustanavlivaem-freymvork-nastraivaem-dvizhok-i-zapisi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уроки</text:p>
          </table:table-cell>
          <table:table-cell office:value-type="string" calcext:value-type="string">
            <text:p>django уроки (2)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intro/tutorial01/, https://metanit.com/python/django/, https://proglib.io/p/django-s-nulya-chast-1-pishem-mnogopolzovatelskiy-blog-dlya-kluba-lyubiteley-zadach-python-2022-06-06, https://python-scripts.com/category/django-beginners, https://rutube.ru/plst/535196/, https://skillbox.ru/media/code/pishem-prilozhenie-na-django-chast-1-ustanavlivaem-freymvork-nastraivaem-dvizhok-i-zapisi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age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arcoder.ru/news/django/paginaciya-v-django-instrukciya-dlya-novichkov/, https://docs.django-cms.org/en/latest/reference/pages.html, https://docs.djangoproject.com/en/5.1/topics/pagination/, https://github.com/Samuel-2626/django-pagination/blob/main/blog.md, https://javarush.com/quests/lectures/ru.javarush.python.django.lecture.level08.lecture09, https://ordinarycoders.com/blog/article/django-pagination, https://proghunter.ru/articles/django-base-2023-adding-pagination-to-django-two-examples-12, https://proproprogs.ru/django/postranichnaya-navigaciya-paginaciya, https://python-scripts.com/django-simple-site-heroku, https://realpython.com/django-paginati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url</text:p>
          </table:table-cell>
          <table:table-cell office:value-type="string" calcext:value-type="string">
            <text:p>django admin url (3)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contrib/admin/, https://itman.in/django-howto-2/, https://developer.mozilla.org/ru/docs/Learn_web_development/Extensions/Server-side/Django/Admin_site, https://dzen.ru/a/X7SfcvaHL0N-4aW1, https://kruizerchick.gitlab.io/django/admin/, https://python-scripts.com/django-manage-py-startapp, https://www.geeksforgeeks.org/python-django-admin-interface/, https://www.w3schools.com/django/django_admin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py</text:p>
          </table:table-cell>
          <table:table-cell office:value-type="string" calcext:value-type="string">
            <text:p>django admin url (3)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contrib/admin/, https://itman.in/django-howto-2/, https://developer.mozilla.org/ru/docs/Learn_web_development/Extensions/Server-side/Django/Admin_site, https://dzen.ru/a/X7SfcvaHL0N-4aW1, https://kruizerchick.gitlab.io/django/admin/, https://python-scripts.com/django-manage-py-startapp, https://www.geeksforgeeks.org/python-django-admin-interface/, https://www.w3schools.com/django/django_admin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admin</text:p>
          </table:table-cell>
          <table:table-cell office:value-type="string" calcext:value-type="string">
            <text:p>django admin url (3)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contrib/admin/, https://itman.in/django-howto-2/, https://developer.mozilla.org/ru/docs/Learn_web_development/Extensions/Server-side/Django/Admin_site, https://dzen.ru/a/X7SfcvaHL0N-4aW1, https://kruizerchick.gitlab.io/django/admin/, https://python-scripts.com/django-manage-py-startapp, https://www.geeksforgeeks.org/python-django-admin-interface/, https://www.w3schools.com/django/django_admin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jquery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quora.com/Which-one-is-the-best-React-or-jQuery-for-Django, https://forum.djangoproject.com/t/importing-jquery-file-in-django-template/13228, https://forum.djangoproject.com/t/jquery-call-to-uri-function-not-working/8891, https://medium.com/@support_63156/ajax-and-jquery-in-django-forms-4f827edcf250, https://pypi.org/project/django-jquery/, https://pypi.org/project/django-static-jquery/, https://stackoverflow.com/questions/12031825/how-to-set-up-django-website-with-jquery, https://testdriven.io/blog/django-ajax-xhr/, https://www.reddit.com/r/django/comments/1bc91ma/how_is_django_admin_still_using_jquer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запустить сервер django</text:p>
          </table:table-cell>
          <table:table-cell office:value-type="string" calcext:value-type="string">
            <text:p>как запустить сервер django (5)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get.com/ru/kb/how-to/vps/razvertyvanie-django-s-pomoshchyu-nginx-postgresql-i-gunicorn, https://docs.djangoproject.com/en/5.2/intro/tutorial01/, https://javarush.com/quests/lectures/ru.javarush.python.django.lecture.level01.lecture08, https://www.youtube.com/watch?v=0dY9_uIQtzY, https://dzen.ru/a/ZeK-Z61RVG4qinwK, https://github.com/aruytehno/django-manual, https://pythonru.com/primery/blog-na-django-3-zapusk-servera, https://codinggear.org/how-to-run-django-development-server/, https://django-docs.vercel.app/docs/creating-your-first-project, https://selectel.ru/blog/tutorials/create-projecto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un django server</text:p>
          </table:table-cell>
          <table:table-cell office:value-type="string" calcext:value-type="string">
            <text:p>как запустить сервер django (5)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get.com/ru/kb/how-to/vps/razvertyvanie-django-s-pomoshchyu-nginx-postgresql-i-gunicorn, https://docs.djangoproject.com/en/5.2/intro/tutorial01/, https://javarush.com/quests/lectures/ru.javarush.python.django.lecture.level01.lecture08, https://www.youtube.com/watch?v=0dY9_uIQtzY, https://dzen.ru/a/ZeK-Z61RVG4qinwK, https://github.com/aruytehno/django-manual, https://pythonru.com/primery/blog-na-django-3-zapusk-servera, https://codinggear.org/how-to-run-django-development-server/, https://django-docs.vercel.app/docs/creating-your-first-project, https://selectel.ru/blog/tutorials/create-projecto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запуск сервера</text:p>
          </table:table-cell>
          <table:table-cell office:value-type="string" calcext:value-type="string">
            <text:p>как запустить сервер django (5)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get.com/ru/kb/how-to/vps/razvertyvanie-django-s-pomoshchyu-nginx-postgresql-i-gunicorn, https://docs.djangoproject.com/en/5.2/intro/tutorial01/, https://javarush.com/quests/lectures/ru.javarush.python.django.lecture.level01.lecture08, https://www.youtube.com/watch?v=0dY9_uIQtzY, https://dzen.ru/a/ZeK-Z61RVG4qinwK, https://github.com/aruytehno/django-manual, https://pythonru.com/primery/blog-na-django-3-zapusk-servera, https://codinggear.org/how-to-run-django-development-server/, https://django-docs.vercel.app/docs/creating-your-first-project, https://selectel.ru/blog/tutorials/create-projecto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локальный сервер django</text:p>
          </table:table-cell>
          <table:table-cell office:value-type="string" calcext:value-type="string">
            <text:p>как запустить сервер django (5)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get.com/ru/kb/how-to/vps/razvertyvanie-django-s-pomoshchyu-nginx-postgresql-i-gunicorn, https://docs.djangoproject.com/en/5.2/intro/tutorial01/, https://javarush.com/quests/lectures/ru.javarush.python.django.lecture.level01.lecture08, https://www.youtube.com/watch?v=0dY9_uIQtzY, https://dzen.ru/a/ZeK-Z61RVG4qinwK, https://github.com/aruytehno/django-manual, https://pythonru.com/primery/blog-na-django-3-zapusk-servera, https://codinggear.org/how-to-run-django-development-server/, https://django-docs.vercel.app/docs/creating-your-first-project, https://selectel.ru/blog/tutorials/create-projecto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запустить локальный сервер django</text:p>
          </table:table-cell>
          <table:table-cell office:value-type="string" calcext:value-type="string">
            <text:p>как запустить сервер django (5)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get.com/ru/kb/how-to/vps/razvertyvanie-django-s-pomoshchyu-nginx-postgresql-i-gunicorn, https://docs.djangoproject.com/en/5.2/intro/tutorial01/, https://javarush.com/quests/lectures/ru.javarush.python.django.lecture.level01.lecture08, https://www.youtube.com/watch?v=0dY9_uIQtzY, https://dzen.ru/a/ZeK-Z61RVG4qinwK, https://github.com/aruytehno/django-manual, https://pythonru.com/primery/blog-na-django-3-zapusk-servera, https://codinggear.org/how-to-run-django-development-server/, https://django-docs.vercel.app/docs/creating-your-first-project, https://selectel.ru/blog/tutorials/create-projecto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f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ihfahsih.blogspot.com/2019/10/python-django-selfdata-vs.html, https://djangodoc.ru/3.1/ref/models/instances/, https://habr.com/ru/articles/568198/, https://pythonhint.com/post/2091992996147962/selfinstance-in-django-modelform, https://stackoverflow.com/questions/18265023/self-instance-in-django-modelform, https://studygyaan.com/django/understanding-django-self-referential-foreign-keys, https://www.tutsdrupal.com/article/self_fields_django, https://www.webforefront.com/django/modelmethodsandmetaoptions.html, https://www.youtube.com/watch?v=HffHoacEUx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еренос django</text:p>
          </table:table-cell>
          <table:table-cell office:value-type="string" calcext:value-type="string">
            <text:p>перенос django (2)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selectel/articles/888662/, https://jino.ru/spravka/hosting/articles/django_move.html, https://megavtogal.com/sovety/perenos-django-proekta-na-drugoj-kompyuter.php, https://ru.stackoverflow.com/questions/866739/%D0%9F%D0%B5%D1%80%D0%B5%D0%BD%D0%BE%D1%81-django-%D0%BF%D1%80%D0%BE%D0%B5%D0%BA%D1%82%D0%B0-%D0%BD%D0%B0-%D0%B2%D0%B8%D1%80%D1%82%D1%83%D0%B0%D0%BB%D1%8C%D0%BD%D1%8B%D0%B9-%D1%81%D0%B5%D1%80%D0%B2%D0%B5%D1%80-linux, https://timthewebmaster.com/ru/articles/kak-zagruzit-sajt-na-hosting-beget/, https://tr-page.yandex.ru/translate?lang=en-ru&amp;url=https%3A%2F%2Fstackoverflow.com%2Fquestions%2F4850311%2Fhow-to-move-a-local-django-made-site-into-another-machine, https://yandex.ru/video/preview/119707122292481832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еренос django проекта</text:p>
          </table:table-cell>
          <table:table-cell office:value-type="string" calcext:value-type="string">
            <text:p>перенос django (2)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selectel/articles/888662/, https://jino.ru/spravka/hosting/articles/django_move.html, https://megavtogal.com/sovety/perenos-django-proekta-na-drugoj-kompyuter.php, https://ru.stackoverflow.com/questions/866739/%D0%9F%D0%B5%D1%80%D0%B5%D0%BD%D0%BE%D1%81-django-%D0%BF%D1%80%D0%BE%D0%B5%D0%BA%D1%82%D0%B0-%D0%BD%D0%B0-%D0%B2%D0%B8%D1%80%D1%82%D1%83%D0%B0%D0%BB%D1%8C%D0%BD%D1%8B%D0%B9-%D1%81%D0%B5%D1%80%D0%B2%D0%B5%D1%80-linux, https://timthewebmaster.com/ru/articles/kak-zagruzit-sajt-na-hosting-beget/, https://tr-page.yandex.ru/translate?lang=en-ru&amp;url=https%3A%2F%2Fstackoverflow.com%2Fquestions%2F4850311%2Fhow-to-move-a-local-django-made-site-into-another-machine, https://yandex.ru/video/preview/119707122292481832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tub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aconda.org/conda-forge/django-stubs, https://blog.derlin.ch/my-unsuccessful-journey-of-migrating-a-large-django-project-to-mypy, https://forum.djangoproject.com/t/mypy-and-type-checking/15787, https://github.com/typeddjango/django-stubs, https://github.com/typeddjango/django-stubs/releases, https://pypi.org/project/django-stubs/1.2.0/, https://pypi.org/project/django-stubs/1.5.0/, https://stackoverflow.com/questions/72555540/how-to-use-correctly-types-for-django-model-fields-with-django-stubs, https://viicos.github.io/posts/an-alternative-to-the-django-mypy-plugin/, https://www.reddit.com/r/django/comments/1fjrvrw/feedback_on_djangostubs_typed_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nul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nubhavitis/django-null-true-or-blank-true-or-both-30ed, https://developer.mozilla.org/ru/docs/Learn_web_development/Extensions/Server-side/Django/Models, https://docs.djangoproject.com/en/5.0/ref/models/fields/, https://gist.github.com/ekinertac/5c5e795a6d521e4c8190, https://jodyboucher.com/blog/django-howto-null-blank-field-options, https://simpleisbetterthancomplex.com/tips/2016/07/25/django-tip-8-blank-or-null.html, https://sky.pro/media/raznicza-mezhdu-nulltrue-i-blanktrue-v-django/, https://stackoverflow.com/questions/8609192/what-is-the-difference-between-null-true-and-blank-true-in-django, https://www.geeksforgeeks.org/nulltrue-django-built-in-field-validation/, https://www.learningaboutelectronics.com/Articles/null-and-blank-in-Django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ocker postgres</text:p>
          </table:table-cell>
          <table:table-cell office:value-type="string" calcext:value-type="string">
            <text:p>django docker postgres (3)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francescoxx/python-crud-rest-api-using-django-postgres-docker-and-docker-compose-4nhe, https://docs.docker.com/reference/samples/django/, https://learndjango.com/tutorials/django-docker-and-postgresql-tutorial, https://medium.com/@jonas.granlund/running-django-with-postgresql-in-docker-a-step-by-step-guide-f6ab3bf05f44, https://medium.com/@raykipkorir/setup-django-and-postgres-using-docker-deb68be89a47, https://testdriven.io/blog/dockerizing-django-with-postgres-gunicorn-and-nginx/, https://www.docker.com/blog/how-to-dockerize-django-app/, https://www.reddit.com/r/django/comments/1afqgq1/deploying_postgresql_in_a_django_web_app_with/, https://github.com/testdrivenio/django-on-doc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ker django postgres</text:p>
          </table:table-cell>
          <table:table-cell office:value-type="string" calcext:value-type="string">
            <text:p>django docker postgres (3)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francescoxx/python-crud-rest-api-using-django-postgres-docker-and-docker-compose-4nhe, https://docs.docker.com/reference/samples/django/, https://learndjango.com/tutorials/django-docker-and-postgresql-tutorial, https://medium.com/@jonas.granlund/running-django-with-postgresql-in-docker-a-step-by-step-guide-f6ab3bf05f44, https://medium.com/@raykipkorir/setup-django-and-postgres-using-docker-deb68be89a47, https://testdriven.io/blog/dockerizing-django-with-postgres-gunicorn-and-nginx/, https://www.docker.com/blog/how-to-dockerize-django-app/, https://www.reddit.com/r/django/comments/1afqgq1/deploying_postgresql_in_a_django_web_app_with/, https://github.com/testdrivenio/django-on-doc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ker compose django postgres</text:p>
          </table:table-cell>
          <table:table-cell office:value-type="string" calcext:value-type="string">
            <text:p>django docker postgres (3)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francescoxx/python-crud-rest-api-using-django-postgres-docker-and-docker-compose-4nhe, https://docs.docker.com/reference/samples/django/, https://learndjango.com/tutorials/django-docker-and-postgresql-tutorial, https://medium.com/@jonas.granlund/running-django-with-postgresql-in-docker-a-step-by-step-guide-f6ab3bf05f44, https://medium.com/@raykipkorir/setup-django-and-postgres-using-docker-deb68be89a47, https://testdriven.io/blog/dockerizing-django-with-postgres-gunicorn-and-nginx/, https://www.docker.com/blog/how-to-dockerize-django-app/, https://www.reddit.com/r/django/comments/1afqgq1/deploying_postgresql_in_a_django_web_app_with/, https://github.com/testdrivenio/django-on-doc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acalov</text:p>
          </table:table-cell>
          <table:table-cell office:value-type="string" calcext:value-type="string">
            <text:p>django bacalov (3)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enius.com/Luis-enrique-bacalov-django-lyrics, https://lightaudio.ru/mp3/luis%20bacalov%20%C2%ABdjango%C2%BB, https://music.mts.ru/album/1978763, https://music.yandex.ru/album/4448281/track/29170928, https://my.mail.ru/music/search/Luis%20Bacalov%20Django, https://www.last.fm/music/Luis+Bacalov/_/Django, https://hitmos.me/song/48124379, https://music.apple.com/us/song/django-from-django/1200002879, https://www.shazam.com/song/1185515366/django-from-django, https://www.youtube.com/watch?v=OhlVBpEnji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uis</text:p>
          </table:table-cell>
          <table:table-cell office:value-type="string" calcext:value-type="string">
            <text:p>django bacalov (3)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enius.com/Luis-enrique-bacalov-django-lyrics, https://lightaudio.ru/mp3/luis%20bacalov%20%C2%ABdjango%C2%BB, https://music.mts.ru/album/1978763, https://music.yandex.ru/album/4448281/track/29170928, https://my.mail.ru/music/search/Luis%20Bacalov%20Django, https://www.last.fm/music/Luis+Bacalov/_/Django, https://hitmos.me/song/48124379, https://music.apple.com/us/song/django-from-django/1200002879, https://www.shazam.com/song/1185515366/django-from-django, https://www.youtube.com/watch?v=OhlVBpEnji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is bacalov django</text:p>
          </table:table-cell>
          <table:table-cell office:value-type="string" calcext:value-type="string">
            <text:p>django bacalov (3)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enius.com/Luis-enrique-bacalov-django-lyrics, https://lightaudio.ru/mp3/luis%20bacalov%20%C2%ABdjango%C2%BB, https://music.mts.ru/album/1978763, https://music.yandex.ru/album/4448281/track/29170928, https://my.mail.ru/music/search/Luis%20Bacalov%20Django, https://www.last.fm/music/Luis+Bacalov/_/Django, https://hitmos.me/song/48124379, https://music.apple.com/us/song/django-from-django/1200002879, https://www.shazam.com/song/1185515366/django-from-django, https://www.youtube.com/watch?v=OhlVBpEnji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sync</text:p>
          </table:table-cell>
          <table:table-cell office:value-type="string" calcext:value-type="string">
            <text:p>django async (2)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pragativerma18/unlocking-performance-a-guide-to-async-support-in-django-2jdj, https://django-ninja.dev/guides/async-support/, https://docs.djangoproject.com/en/5.2/topics/async/, https://fly.io/django-beats/running-tasks-concurrently-in-django-asynchronous-views/, https://habr.com/ru/companies/amvera/articles/840612/, https://testdriven.io/blog/django-async-view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ync to async</text:p>
          </table:table-cell>
          <table:table-cell office:value-type="string" calcext:value-type="string">
            <text:p>django async (2)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pragativerma18/unlocking-performance-a-guide-to-async-support-in-django-2jdj, https://django-ninja.dev/guides/async-support/, https://docs.djangoproject.com/en/5.2/topics/async/, https://fly.io/django-beats/running-tasks-concurrently-in-django-asynchronous-views/, https://habr.com/ru/companies/amvera/articles/840612/, https://testdriven.io/blog/django-async-view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annot import name</text:p>
          </table:table-cell>
          <table:table-cell office:value-type="string" calcext:value-type="string">
            <text:p>django cannot import name (2)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bbyhadz.com/blog/python-importerror-cannot-import-name-url-from-django-conf-urls, https://consideratecode.com/2018/03/02/solved-importerror-cannot-import-name-include-path-django-tutorial/, https://otvet.mail.ru/question/232918508, https://qna.habr.com/q/656641, https://www.freecodecamp.org/news/importerror-cannot-import-name-force-text-from-django-utils-encoding-python-error-solve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mporterror cannot import name</text:p>
          </table:table-cell>
          <table:table-cell office:value-type="string" calcext:value-type="string">
            <text:p>django cannot import name (2)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bbyhadz.com/blog/python-importerror-cannot-import-name-url-from-django-conf-urls, https://consideratecode.com/2018/03/02/solved-importerror-cannot-import-name-include-path-django-tutorial/, https://otvet.mail.ru/question/232918508, https://qna.habr.com/q/656641, https://www.freecodecamp.org/news/importerror-cannot-import-name-force-text-from-django-utils-encoding-python-error-solve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3.0 практика создания веб сайтов</text:p>
          </table:table-cell>
          <table:table-cell office:value-type="string" calcext:value-type="string">
            <text:p>django 3.0 практика создания веб сайтов (2)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hv.ru/product/praktika-sozdaniya-veb-sajtov-na-python/, https://www.litres.ru/book/vladimir-dronov/django-3-0-praktika-sozdaniya-veb-saytov-na-python-68998900/, https://www.ozon.ru/product/django-3-0-praktika-sozdaniya-veb-saytov-na-python-dronov-vladimir-aleksandrovich-235518843/, https://www.wildberries.ru/catalog/21288654/detail.asp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дронов django</text:p>
          </table:table-cell>
          <table:table-cell office:value-type="string" calcext:value-type="string">
            <text:p>django 3.0 практика создания веб сайтов (2)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hv.ru/product/praktika-sozdaniya-veb-sajtov-na-python/, https://www.litres.ru/book/vladimir-dronov/django-3-0-praktika-sozdaniya-veb-saytov-na-python-68998900/, https://www.ozon.ru/product/django-3-0-praktika-sozdaniya-veb-saytov-na-python-dronov-vladimir-aleksandrovich-235518843/, https://www.wildberries.ru/catalog/21288654/detail.asp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play django</text:p>
          </table:table-cell>
          <table:table-cell office:value-type="string" calcext:value-type="string">
            <text:p>display django (4)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utorial.com/django-admin-list-display-filter-search/, https://developer.mozilla.org/ru/docs/Learn_web_development/Extensions/Server-side/Django/Admin_site, https://www.w3schools.com/django/django_admin_set_list_display.php, https://docs.djangoproject.com/en/5.2/ref/contrib/admin/, https://pythonist.ru/kastomizacziya-admin-paneli-django/, https://djangodoc.ru/3.2/ref/contrib/admin/, https://kruizerchick.gitlab.io/django/admin/, https://proproprogs.ru/django4/django4-nastroyka-otobrazheniya-spiska-statey-v-admin-paneli, https://runebook.dev/en/articles/django/ref/contrib/admin/index/django.contrib.admin.display, https://www.dothedev.com/blog/django-admin-show-custom-field-list_displ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list</text:p>
          </table:table-cell>
          <table:table-cell office:value-type="string" calcext:value-type="string">
            <text:p>display django (4)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utorial.com/django-admin-list-display-filter-search/, https://developer.mozilla.org/ru/docs/Learn_web_development/Extensions/Server-side/Django/Admin_site, https://www.w3schools.com/django/django_admin_set_list_display.php, https://docs.djangoproject.com/en/5.2/ref/contrib/admin/, https://pythonist.ru/kastomizacziya-admin-paneli-django/, https://djangodoc.ru/3.2/ref/contrib/admin/, https://kruizerchick.gitlab.io/django/admin/, https://proproprogs.ru/django4/django4-nastroyka-otobrazheniya-spiska-statey-v-admin-paneli, https://runebook.dev/en/articles/django/ref/contrib/admin/index/django.contrib.admin.display, https://www.dothedev.com/blog/django-admin-show-custom-field-list_displ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ist display</text:p>
          </table:table-cell>
          <table:table-cell office:value-type="string" calcext:value-type="string">
            <text:p>display django (4)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utorial.com/django-admin-list-display-filter-search/, https://developer.mozilla.org/ru/docs/Learn_web_development/Extensions/Server-side/Django/Admin_site, https://www.w3schools.com/django/django_admin_set_list_display.php, https://docs.djangoproject.com/en/5.2/ref/contrib/admin/, https://pythonist.ru/kastomizacziya-admin-paneli-django/, https://djangodoc.ru/3.2/ref/contrib/admin/, https://kruizerchick.gitlab.io/django/admin/, https://proproprogs.ru/django4/django4-nastroyka-otobrazheniya-spiska-statey-v-admin-paneli, https://runebook.dev/en/articles/django/ref/contrib/admin/index/django.contrib.admin.display, https://www.dothedev.com/blog/django-admin-show-custom-field-list_displ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dmin display django</text:p>
          </table:table-cell>
          <table:table-cell office:value-type="string" calcext:value-type="string">
            <text:p>display django (4)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utorial.com/django-admin-list-display-filter-search/, https://developer.mozilla.org/ru/docs/Learn_web_development/Extensions/Server-side/Django/Admin_site, https://www.w3schools.com/django/django_admin_set_list_display.php, https://docs.djangoproject.com/en/5.2/ref/contrib/admin/, https://pythonist.ru/kastomizacziya-admin-paneli-django/, https://djangodoc.ru/3.2/ref/contrib/admin/, https://kruizerchick.gitlab.io/django/admin/, https://proproprogs.ru/django4/django4-nastroyka-otobrazheniya-spiska-statey-v-admin-paneli, https://runebook.dev/en/articles/django/ref/contrib/admin/index/django.contrib.admin.display, https://www.dothedev.com/blog/django-admin-show-custom-field-list_displ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object</text:p>
          </table:table-cell>
          <table:table-cell office:value-type="string" calcext:value-type="string">
            <text:p>django model object (2)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docs.vercel.app/docs/django-models, https://javarush.com/quests/lectures/ru.javarush.python.django.lecture.level08.lecture02, https://metanit.com/python/django/5.12.php, https://www.geeksforgeeks.org/understanding-django-model-vs-modelobjectscrea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create</text:p>
          </table:table-cell>
          <table:table-cell office:value-type="string" calcext:value-type="string">
            <text:p>django model object (2)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docs.vercel.app/docs/django-models, https://javarush.com/quests/lectures/ru.javarush.python.django.lecture.level08.lecture02, https://metanit.com/python/django/5.12.php, https://www.geeksforgeeks.org/understanding-django-model-vs-modelobjectscrea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iews py django</text:p>
          </table:table-cell>
          <table:table-cell office:value-type="string" calcext:value-type="string">
            <text:p>views py django (3)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scaler.com/topics/django/django-views/, https://www.geeksforgeeks.org/views-in-django-python/, https://habr.com/ru/articles/242261/, https://kruizerchick.gitlab.io/django/views/, https://ru.hexlet.io/courses/python-django-basics/lessons/views/theory_unit, https://webdev-django.netlify.app/chapters/3%20url%20mappingviewsand%20templates, https://www.mattlayman.com/django-riffs/views-o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t views django</text:p>
          </table:table-cell>
          <table:table-cell office:value-type="string" calcext:value-type="string">
            <text:p>views py django (3)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scaler.com/topics/django/django-views/, https://www.geeksforgeeks.org/views-in-django-python/, https://habr.com/ru/articles/242261/, https://kruizerchick.gitlab.io/django/views/, https://ru.hexlet.io/courses/python-django-basics/lessons/views/theory_unit, https://webdev-django.netlify.app/chapters/3%20url%20mappingviewsand%20templates, https://www.mattlayman.com/django-riffs/views-o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файл views в django</text:p>
          </table:table-cell>
          <table:table-cell office:value-type="string" calcext:value-type="string">
            <text:p>views py django (3)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scaler.com/topics/django/django-views/, https://www.geeksforgeeks.org/views-in-django-python/, https://habr.com/ru/articles/242261/, https://kruizerchick.gitlab.io/django/views/, https://ru.hexlet.io/courses/python-django-basics/lessons/views/theory_unit, https://webdev-django.netlify.app/chapters/3%20url%20mappingviewsand%20templates, https://www.mattlayman.com/django-riffs/views-o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mport file</text:p>
          </table:table-cell>
          <table:table-cell office:value-type="string" calcext:value-type="string">
            <text:p>django import file (3)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topics/files/, https://www.geeksforgeeks.org/how-to-extract-and-import-file-in-django/, https://www.revsys.com/tidbits/loading-django-files-from-code/, https://django.readthedocs.io/en/stable/ref/files/file.html, https://djangodoc.ru/3.2/ref/files/fil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pen django</text:p>
          </table:table-cell>
          <table:table-cell office:value-type="string" calcext:value-type="string">
            <text:p>django import file (3)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topics/files/, https://www.geeksforgeeks.org/how-to-extract-and-import-file-in-django/, https://www.revsys.com/tidbits/loading-django-files-from-code/, https://django.readthedocs.io/en/stable/ref/files/file.html, https://djangodoc.ru/3.2/ref/files/fil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pen file</text:p>
          </table:table-cell>
          <table:table-cell office:value-type="string" calcext:value-type="string">
            <text:p>django import file (3)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topics/files/, https://www.geeksforgeeks.org/how-to-extract-and-import-file-in-django/, https://www.revsys.com/tidbits/loading-django-files-from-code/, https://django.readthedocs.io/en/stable/ref/files/file.html, https://djangodoc.ru/3.2/ref/files/fil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имеры скачать</text:p>
          </table:table-cell>
          <table:table-cell office:value-type="string" calcext:value-type="string">
            <text:p>django примеры скачать (2)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appseed.us/django-website-templates-free-download/, https://codeastro.com/category/django-projects-source-code/, https://github.com/topics/django-website, https://www.freeprojectz.com/django-project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айт на django скачать</text:p>
          </table:table-cell>
          <table:table-cell office:value-type="string" calcext:value-type="string">
            <text:p>django примеры скачать (2)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appseed.us/django-website-templates-free-download/, https://codeastro.com/category/django-projects-source-code/, https://github.com/topics/django-website, https://www.freeprojectz.com/django-project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ngular</text:p>
          </table:table-cell>
          <table:table-cell office:value-type="string" calcext:value-type="string">
            <text:p>django angular (5)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codewithshan/django-vs-angular-a-complete-guide-2023-4n0f, https://digital-skills-jobs.europa.eu/en/opportunities/learning-content/build-progressive-web-application-django-and-angular, https://django-angular.readthedocs.io/en/latest/, https://mattermost.com/blog/user-authentication-with-the-django-rest-framework-and-angular/, https://medium.com/swlh/django-angular-4-a-powerful-web-application-60b6fb39ef34, https://python.plainenglish.io/building-your-first-full-stack-application-with-django-and-angular-18-a-beginners-guide-2f7919fdbc2e, https://stackoverflow.com/questions/69894304/how-to-implement-angular-with-django, https://www.reddit.com/r/django/comments/1ee6eor/django_angular/, https://www.twilio.com/en-us/blog/build-progressive-web-application-django-angular-part-1-backend-api, https://www.linkedin.com/pulse/django-framework-integration-angular-pranam-bhat-1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nd angular</text:p>
          </table:table-cell>
          <table:table-cell office:value-type="string" calcext:value-type="string">
            <text:p>django angular (5)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codewithshan/django-vs-angular-a-complete-guide-2023-4n0f, https://digital-skills-jobs.europa.eu/en/opportunities/learning-content/build-progressive-web-application-django-and-angular, https://django-angular.readthedocs.io/en/latest/, https://mattermost.com/blog/user-authentication-with-the-django-rest-framework-and-angular/, https://medium.com/swlh/django-angular-4-a-powerful-web-application-60b6fb39ef34, https://python.plainenglish.io/building-your-first-full-stack-application-with-django-and-angular-18-a-beginners-guide-2f7919fdbc2e, https://stackoverflow.com/questions/69894304/how-to-implement-angular-with-django, https://www.reddit.com/r/django/comments/1ee6eor/django_angular/, https://www.twilio.com/en-us/blog/build-progressive-web-application-django-angular-part-1-backend-api, https://www.linkedin.com/pulse/django-framework-integration-angular-pranam-bhat-1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ith angular</text:p>
          </table:table-cell>
          <table:table-cell office:value-type="string" calcext:value-type="string">
            <text:p>django angular (5)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codewithshan/django-vs-angular-a-complete-guide-2023-4n0f, https://digital-skills-jobs.europa.eu/en/opportunities/learning-content/build-progressive-web-application-django-and-angular, https://django-angular.readthedocs.io/en/latest/, https://mattermost.com/blog/user-authentication-with-the-django-rest-framework-and-angular/, https://medium.com/swlh/django-angular-4-a-powerful-web-application-60b6fb39ef34, https://python.plainenglish.io/building-your-first-full-stack-application-with-django-and-angular-18-a-beginners-guide-2f7919fdbc2e, https://stackoverflow.com/questions/69894304/how-to-implement-angular-with-django, https://www.reddit.com/r/django/comments/1ee6eor/django_angular/, https://www.twilio.com/en-us/blog/build-progressive-web-application-django-angular-part-1-backend-api, https://www.linkedin.com/pulse/django-framework-integration-angular-pranam-bhat-1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gular and django</text:p>
          </table:table-cell>
          <table:table-cell office:value-type="string" calcext:value-type="string">
            <text:p>django angular (5)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codewithshan/django-vs-angular-a-complete-guide-2023-4n0f, https://digital-skills-jobs.europa.eu/en/opportunities/learning-content/build-progressive-web-application-django-and-angular, https://django-angular.readthedocs.io/en/latest/, https://mattermost.com/blog/user-authentication-with-the-django-rest-framework-and-angular/, https://medium.com/swlh/django-angular-4-a-powerful-web-application-60b6fb39ef34, https://python.plainenglish.io/building-your-first-full-stack-application-with-django-and-angular-18-a-beginners-guide-2f7919fdbc2e, https://stackoverflow.com/questions/69894304/how-to-implement-angular-with-django, https://www.reddit.com/r/django/comments/1ee6eor/django_angular/, https://www.twilio.com/en-us/blog/build-progressive-web-application-django-angular-part-1-backend-api, https://www.linkedin.com/pulse/django-framework-integration-angular-pranam-bhat-1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gular with django</text:p>
          </table:table-cell>
          <table:table-cell office:value-type="string" calcext:value-type="string">
            <text:p>django angular (5)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codewithshan/django-vs-angular-a-complete-guide-2023-4n0f, https://digital-skills-jobs.europa.eu/en/opportunities/learning-content/build-progressive-web-application-django-and-angular, https://django-angular.readthedocs.io/en/latest/, https://mattermost.com/blog/user-authentication-with-the-django-rest-framework-and-angular/, https://medium.com/swlh/django-angular-4-a-powerful-web-application-60b6fb39ef34, https://python.plainenglish.io/building-your-first-full-stack-application-with-django-and-angular-18-a-beginners-guide-2f7919fdbc2e, https://stackoverflow.com/questions/69894304/how-to-implement-angular-with-django, https://www.reddit.com/r/django/comments/1ee6eor/django_angular/, https://www.twilio.com/en-us/blog/build-progressive-web-application-django-angular-part-1-backend-api, https://www.linkedin.com/pulse/django-framework-integration-angular-pranam-bhat-1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имя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c.academic.ru/dic.nsf/personal_names/3336/%D0%94%D0%B6%D0%B0%D0%BD%D0%B3%D0%BE, https://dzen.ru/b/ZnApfZDFI3FtWP0z, https://nameberry.com/b/boy-baby-name-django, https://ru.wikipedia.org/wiki/%D0%94%D0%B6%D0%B0%D0%BD%D0%B3%D0%BE, https://rutube.ru/video/21c2fb0d769d269acdfc5d187ff73c3b/, https://sisterz.ru/dzhango/, https://stackoverflow.com/questions/14355183/django-change-username, https://tr-page.yandex.ru/translate?lang=en-ru&amp;url=https%3A%2F%2Fwww.geeksforgeeks.org%2Fchange-the-name-of-a-django-application%2F, https://www.babynamespedia.com/meaning/Django, https://www.детскиеимена.com/n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rder by django</text:p>
          </table:table-cell>
          <table:table-cell office:value-type="string" calcext:value-type="string">
            <text:p>order by django (4)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rtirovka-obektov-django-po-date-sposoby-uporyadochivaniya/, https://www.geeksforgeeks.org/django-query-set-order-by/, https://www.w3schools.com/django/django_queryset_orderby.php, https://proproprogs.ru/django/osnovy-orm-django-za-chas, https://www.iditect.com/faq/python/custom-ordering-in-django.html, https://www.pythontutorial.net/django-tutorial/django-order_by/, https://zerotobyte.com/how-to-use-django-order-by/, https://docs.djangoproject.com/en/5.2/ref/models/querysets/, https://habr.com/ru/companies/otus/articles/654081/, https://www.squash.io/exploring-advanced-querying-and-optimization-in-django-orm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ordering</text:p>
          </table:table-cell>
          <table:table-cell office:value-type="string" calcext:value-type="string">
            <text:p>order by django (4)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rtirovka-obektov-django-po-date-sposoby-uporyadochivaniya/, https://www.geeksforgeeks.org/django-query-set-order-by/, https://www.w3schools.com/django/django_queryset_orderby.php, https://proproprogs.ru/django/osnovy-orm-django-za-chas, https://www.iditect.com/faq/python/custom-ordering-in-django.html, https://www.pythontutorial.net/django-tutorial/django-order_by/, https://zerotobyte.com/how-to-use-django-order-by/, https://docs.djangoproject.com/en/5.2/ref/models/querysets/, https://habr.com/ru/companies/otus/articles/654081/, https://www.squash.io/exploring-advanced-querying-and-optimization-in-django-orm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ordering</text:p>
          </table:table-cell>
          <table:table-cell office:value-type="string" calcext:value-type="string">
            <text:p>order by django (4)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rtirovka-obektov-django-po-date-sposoby-uporyadochivaniya/, https://www.geeksforgeeks.org/django-query-set-order-by/, https://www.w3schools.com/django/django_queryset_orderby.php, https://proproprogs.ru/django/osnovy-orm-django-za-chas, https://www.iditect.com/faq/python/custom-ordering-in-django.html, https://www.pythontutorial.net/django-tutorial/django-order_by/, https://zerotobyte.com/how-to-use-django-order-by/, https://docs.djangoproject.com/en/5.2/ref/models/querysets/, https://habr.com/ru/companies/otus/articles/654081/, https://www.squash.io/exploring-advanced-querying-and-optimization-in-django-orm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order by</text:p>
          </table:table-cell>
          <table:table-cell office:value-type="string" calcext:value-type="string">
            <text:p>order by django (4)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rtirovka-obektov-django-po-date-sposoby-uporyadochivaniya/, https://www.geeksforgeeks.org/django-query-set-order-by/, https://www.w3schools.com/django/django_queryset_orderby.php, https://proproprogs.ru/django/osnovy-orm-django-za-chas, https://www.iditect.com/faq/python/custom-ordering-in-django.html, https://www.pythontutorial.net/django-tutorial/django-order_by/, https://zerotobyte.com/how-to-use-django-order-by/, https://docs.djangoproject.com/en/5.2/ref/models/querysets/, https://habr.com/ru/companies/otus/articles/654081/, https://www.squash.io/exploring-advanced-querying-and-optimization-in-django-orm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поля</text:p>
          </table:table-cell>
          <table:table-cell office:value-type="string" calcext:value-type="string">
            <text:p>django models поля (6)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developer.mozilla.org/ru/docs/Learn_web_development/Extensions/Server-side/Django/Models, https://habr.com/ru/articles/74856/, https://www.geeksforgeeks.org/django-model-data-types-and-fields-list/, https://metanit.com/python/django/5.2.php, https://docs.djangoproject.com/en/5.0/ref/models/fields/, https://dzen.ru/a/Y2eaYUTbs3_5Yshs, https://django.fun/docs/django/5.0/ref/models/fields/, https://django.fun/docs/django/5.0/topics/db/models/, https://proglib.io/p/kurs-django-chast-2-orm-i-osnovy-raboty-s-bazami-dannyh-2024-01-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eld name</text:p>
          </table:table-cell>
          <table:table-cell office:value-type="string" calcext:value-type="string">
            <text:p>django models поля (6)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developer.mozilla.org/ru/docs/Learn_web_development/Extensions/Server-side/Django/Models, https://habr.com/ru/articles/74856/, https://www.geeksforgeeks.org/django-model-data-types-and-fields-list/, https://metanit.com/python/django/5.2.php, https://docs.djangoproject.com/en/5.0/ref/models/fields/, https://dzen.ru/a/Y2eaYUTbs3_5Yshs, https://django.fun/docs/django/5.0/ref/models/fields/, https://django.fun/docs/django/5.0/topics/db/models/, https://proglib.io/p/kurs-django-chast-2-orm-i-osnovy-raboty-s-bazami-dannyh-2024-01-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bjects field django</text:p>
          </table:table-cell>
          <table:table-cell office:value-type="string" calcext:value-type="string">
            <text:p>django models поля (6)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developer.mozilla.org/ru/docs/Learn_web_development/Extensions/Server-side/Django/Models, https://habr.com/ru/articles/74856/, https://www.geeksforgeeks.org/django-model-data-types-and-fields-list/, https://metanit.com/python/django/5.2.php, https://docs.djangoproject.com/en/5.0/ref/models/fields/, https://dzen.ru/a/Y2eaYUTbs3_5Yshs, https://django.fun/docs/django/5.0/ref/models/fields/, https://django.fun/docs/django/5.0/topics/db/models/, https://proglib.io/p/kurs-django-chast-2-orm-i-osnovy-raboty-s-bazami-dannyh-2024-01-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атрибуты модели django</text:p>
          </table:table-cell>
          <table:table-cell office:value-type="string" calcext:value-type="string">
            <text:p>django models поля (6)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developer.mozilla.org/ru/docs/Learn_web_development/Extensions/Server-side/Django/Models, https://habr.com/ru/articles/74856/, https://www.geeksforgeeks.org/django-model-data-types-and-fields-list/, https://metanit.com/python/django/5.2.php, https://docs.djangoproject.com/en/5.0/ref/models/fields/, https://dzen.ru/a/Y2eaYUTbs3_5Yshs, https://django.fun/docs/django/5.0/ref/models/fields/, https://django.fun/docs/django/5.0/topics/db/models/, https://proglib.io/p/kurs-django-chast-2-orm-i-osnovy-raboty-s-bazami-dannyh-2024-01-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одели в django могут содержать поля</text:p>
          </table:table-cell>
          <table:table-cell office:value-type="string" calcext:value-type="string">
            <text:p>django models поля (6)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developer.mozilla.org/ru/docs/Learn_web_development/Extensions/Server-side/Django/Models, https://habr.com/ru/articles/74856/, https://www.geeksforgeeks.org/django-model-data-types-and-fields-list/, https://metanit.com/python/django/5.2.php, https://docs.djangoproject.com/en/5.0/ref/models/fields/, https://dzen.ru/a/Y2eaYUTbs3_5Yshs, https://django.fun/docs/django/5.0/ref/models/fields/, https://django.fun/docs/django/5.0/topics/db/models/, https://proglib.io/p/kurs-django-chast-2-orm-i-osnovy-raboty-s-bazami-dannyh-2024-01-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ие поля могут содержать модели в django</text:p>
          </table:table-cell>
          <table:table-cell office:value-type="string" calcext:value-type="string">
            <text:p>django models поля (6)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developer.mozilla.org/ru/docs/Learn_web_development/Extensions/Server-side/Django/Models, https://habr.com/ru/articles/74856/, https://www.geeksforgeeks.org/django-model-data-types-and-fields-list/, https://metanit.com/python/django/5.2.php, https://docs.djangoproject.com/en/5.0/ref/models/fields/, https://dzen.ru/a/Y2eaYUTbs3_5Yshs, https://django.fun/docs/django/5.0/ref/models/fields/, https://django.fun/docs/django/5.0/topics/db/models/, https://proglib.io/p/kurs-django-chast-2-orm-i-osnovy-raboty-s-bazami-dannyh-2024-01-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tion django</text:p>
          </table:table-cell>
          <table:table-cell office:value-type="string" calcext:value-type="string">
            <text:p>action django (2)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contrib/admin/actions/, https://reintech.io/blog/writing-a-custom-admin-action-in-django, https://www.gyata.ai/django/django-admin-actions, https://www.scaler.com/topics/django/custom-action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actions</text:p>
          </table:table-cell>
          <table:table-cell office:value-type="string" calcext:value-type="string">
            <text:p>action django (2)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contrib/admin/actions/, https://reintech.io/blog/writing-a-custom-admin-action-in-django, https://www.gyata.ai/django/django-admin-actions, https://www.scaler.com/topics/django/custom-action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elegram</text:p>
          </table:table-cell>
          <table:table-cell office:value-type="string" calcext:value-type="string">
            <text:p>django telegram (3)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telegram-bot.readthedocs.io/en/latest/readme.html, https://habr.com/ru/articles/734786/, https://pypi.org/project/telegram-django/, https://ru.hexlet.io/blog/posts/kak-ya-pisal-telegram-bot-s-adminkoy-na-django, https://sky.pro/wiki/python/sozdanie-telegram-bota-na-django/, https://tonyj.me/blog/telegram-chatbot-using-python-django-part-1/, https://www.youtube.com/watch?v=s9RHzPLtYWk, https://yourtodo.life/ru/posts/django-5-s-botom-na-python-telegram-bot-213/, https://freelanceshack.com/blog/how-to-run-a-telegram-bot-in-django, https://github.com/alexanderaleskin/telegram_django_bot/blob/master/README.r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ot</text:p>
          </table:table-cell>
          <table:table-cell office:value-type="string" calcext:value-type="string">
            <text:p>django telegram (3)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telegram-bot.readthedocs.io/en/latest/readme.html, https://habr.com/ru/articles/734786/, https://pypi.org/project/telegram-django/, https://ru.hexlet.io/blog/posts/kak-ya-pisal-telegram-bot-s-adminkoy-na-django, https://sky.pro/wiki/python/sozdanie-telegram-bota-na-django/, https://tonyj.me/blog/telegram-chatbot-using-python-django-part-1/, https://www.youtube.com/watch?v=s9RHzPLtYWk, https://yourtodo.life/ru/posts/django-5-s-botom-na-python-telegram-bot-213/, https://freelanceshack.com/blog/how-to-run-a-telegram-bot-in-django, https://github.com/alexanderaleskin/telegram_django_bot/blob/master/README.r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elegram bot</text:p>
          </table:table-cell>
          <table:table-cell office:value-type="string" calcext:value-type="string">
            <text:p>django telegram (3)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telegram-bot.readthedocs.io/en/latest/readme.html, https://habr.com/ru/articles/734786/, https://pypi.org/project/telegram-django/, https://ru.hexlet.io/blog/posts/kak-ya-pisal-telegram-bot-s-adminkoy-na-django, https://sky.pro/wiki/python/sozdanie-telegram-bota-na-django/, https://tonyj.me/blog/telegram-chatbot-using-python-django-part-1/, https://www.youtube.com/watch?v=s9RHzPLtYWk, https://yourtodo.life/ru/posts/django-5-s-botom-na-python-telegram-bot-213/, https://freelanceshack.com/blog/how-to-run-a-telegram-bot-in-django, https://github.com/alexanderaleskin/telegram_django_bot/blob/master/README.r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elery docker compos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deepjyoti30.dev/celery_compose, https://dev.to/shahnawaz-pabon/trigger-a-task-with-fastapi-celery-docker-and-docker-compose-a-step-by-step-guide-35do, https://gist.github.com/mmautner/b0821fa054cf584db6275f6253e740ca, https://github.com/williln/celery-docker-example/blob/master/docker-compose.yml, https://hub.docker.com/r/eeacms/celery, https://medium.com/@youssefchamrah/empowering-applications-with-asynchronous-magic-the-celery-fastapi-docker-and-flower-ac119efc2e04, https://saasitive.com/tutorial/django-celery-redis-postgres-docker-compose/, https://stackoverflow.com/questions/75024646/celery-with-docker-compose, https://testdriven.io/courses/django-celery/docker/, https://testdriven.io/courses/flask-celery/docke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jos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lyamaa/authenticate-with-djoser-2kf7, https://djoser.readthedocs.io/, https://djoser.readthedocs.io/en/latest/getting_started.html, https://medium.com/@eyuthedev/authenticating-your-django-rest-framework-with-djoser-9ce5cb370d7, https://medium.com/@hellenwain_54279/securing-django-rest-user-apis-with-djoser-273275921343, https://pypi.org/project/djoser/, https://saasitive.com/django-react/djoser/, https://stackoverflow.com/questions/70000777/how-to-extend-users-me-fields-in-djoser, https://www.django-rest-framework.org/api-guide/authentication/, https://www.reddit.com/r/django/comments/11ph89z/djoser_is_dea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ker django postgresq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arcoder.ru/news/parsing-dannyh/podklyuchenie-i-nastrojka-bazy-dannyh-postgresql-v-django-s-ispolzovaniem-docker/, https://devopsgu.ru/guides/django-quickstart/, https://fixmypc.ru/post/sozdanie-i-zapusk-konteinera-docker-s-django-postgressql-gunicorn-i-nginx/, https://github.com/barzansaeedpour/docker_django_postgresql, https://habr.com/ru/articles/729610/, https://learndjango.com/tutorials/django-docker-and-postgresql-tutorial, https://matakov.com/django-postgres-nginx-s-pomoshhyu-docker-compose/, https://pntlv.ru/post/gotovim-proekt-django-nginx-gunicorn-postgresql-v-docker/, https://shipyard.build/blog/django-postgres-with-docker/, https://simple-blog.vercel.app/2021/02/17/dockerizing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ams django</text:p>
          </table:table-cell>
          <table:table-cell office:value-type="string" calcext:value-type="string">
            <text:p>params django (3)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ninja.dev/guides/input/query-params/, https://metanit.com/python/django/3.4.php, https://pythoncircle.com/post/710/getting-query-params-from-request-in-django/, https://sky.pro/wiki/python/poluchenie-znacheniy-parametrov-url-v-django-metody-i-podkhody/, https://stackoverflow.com/questions/150505/how-to-get-get-request-values-in-django, https://www.django-rest-framework.org/api-guide/requests/, https://www.devasking.com/issue/passing-query-params-in-django-class-based-view, https://www.gyata.ai/django/django-query-params, https://www.iditect.com/faq/python/django-and-query-string-parameter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query params</text:p>
          </table:table-cell>
          <table:table-cell office:value-type="string" calcext:value-type="string">
            <text:p>params django (3)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ninja.dev/guides/input/query-params/, https://metanit.com/python/django/3.4.php, https://pythoncircle.com/post/710/getting-query-params-from-request-in-django/, https://sky.pro/wiki/python/poluchenie-znacheniy-parametrov-url-v-django-metody-i-podkhody/, https://stackoverflow.com/questions/150505/how-to-get-get-request-values-in-django, https://www.django-rest-framework.org/api-guide/requests/, https://www.devasking.com/issue/passing-query-params-in-django-class-based-view, https://www.gyata.ai/django/django-query-params, https://www.iditect.com/faq/python/django-and-query-string-parameter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params</text:p>
          </table:table-cell>
          <table:table-cell office:value-type="string" calcext:value-type="string">
            <text:p>params django (3)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ninja.dev/guides/input/query-params/, https://metanit.com/python/django/3.4.php, https://pythoncircle.com/post/710/getting-query-params-from-request-in-django/, https://sky.pro/wiki/python/poluchenie-znacheniy-parametrov-url-v-django-metody-i-podkhody/, https://stackoverflow.com/questions/150505/how-to-get-get-request-values-in-django, https://www.django-rest-framework.org/api-guide/requests/, https://www.devasking.com/issue/passing-query-params-in-django-class-based-view, https://www.gyata.ai/django/django-query-params, https://www.iditect.com/faq/python/django-and-query-string-parameter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rs django</text:p>
          </table:table-cell>
          <table:table-cell office:value-type="string" calcext:value-type="string">
            <text:p>cors django (2)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sarray.com/view/Cors-in-Django, https://cors-error.dev/cors-for-developers/Django/, https://javarush.com/quests/lectures/ru.javarush.python.django.lecture.level21.lecture07, https://pypi.org/project/django-cors-headers/, https://sky.pro/wiki/python/vklyuchenie-cors-v-django-rest-framework-poshagovoe-rukovodstvo/, https://stackoverflow.com/questions/35760943/how-can-i-enable-cors-on-django-rest-framework, https://www.geeksforgeeks.org/how-to-enable-cors-headers-in-your-django-project/, https://www.scaler.com/topics/django/django-cors-headers/, https://www.stackhawk.com/blog/django-cors-guide/, https://www.techiediaries.com/django-cor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rs headers</text:p>
          </table:table-cell>
          <table:table-cell office:value-type="string" calcext:value-type="string">
            <text:p>cors django (2)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sarray.com/view/Cors-in-Django, https://cors-error.dev/cors-for-developers/Django/, https://javarush.com/quests/lectures/ru.javarush.python.django.lecture.level21.lecture07, https://pypi.org/project/django-cors-headers/, https://sky.pro/wiki/python/vklyuchenie-cors-v-django-rest-framework-poshagovoe-rukovodstvo/, https://stackoverflow.com/questions/35760943/how-can-i-enable-cors-on-django-rest-framework, https://www.geeksforgeeks.org/how-to-enable-cors-headers-in-your-django-project/, https://www.scaler.com/topics/django/django-cors-headers/, https://www.stackhawk.com/blog/django-cors-guide/, https://www.techiediaries.com/django-cor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llectstatic</text:p>
          </table:table-cell>
          <table:table-cell office:value-type="string" calcext:value-type="string">
            <text:p>django collectstatic (2)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howto/static-files/, https://javarush.com/quests/lectures/ru.javarush.python.django.lecture.level02.lecture07, https://proproprogs.ru/django4/django4-podklyuchenie-staticheskih-faylov, https://testdriven.io/blog/django-static-files/, https://www.geeksforgeeks.org/everything-about-django-collectstatic-comman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taticfiles dirs</text:p>
          </table:table-cell>
          <table:table-cell office:value-type="string" calcext:value-type="string">
            <text:p>django collectstatic (2)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howto/static-files/, https://javarush.com/quests/lectures/ru.javarush.python.django.lecture.level02.lecture07, https://proproprogs.ru/django4/django4-podklyuchenie-staticheskih-faylov, https://testdriven.io/blog/django-static-files/, https://www.geeksforgeeks.org/everything-about-django-collectstatic-comman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in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howto.com/2018/12/05/web-applications-using-python-and-django/, https://django-docs.vercel.app/docs/creating-your-first-project, https://github.com/xlartas/it-compot-backend-methods/blob/main/django-base.md, https://habr.com/ru/articles/814653/, https://kruizerchick.gitlab.io/django/, https://pylessons.com/django-first-app, https://python-scripts.com/django-manage-py-startapp, https://stackoverflow.com/questions/23223057/main-function-in-django-web-service, https://www.geeksforgeeks.org/getting-started-with-django/, https://www.w3schools.com/django/django_add_main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трок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unicode/, https://github.com/django/django/blob/main/django/utils/text.py, https://metanit.com/python/django/3.4.php, https://pythonguides.com/django-concatenate-string/, https://pythonhint.com/post/9726428103713261/django-string-representation-of-models, https://riptutorial.com/django/example/9825/adding-a-string-representation-of-a-model, https://sky.pro/wiki/html/problema-s-novoy-strokoy-v-django-tekst-iz-bd-i-shablony/, https://stackoverflow.com/questions/45483417/what-is-doing-str-function-in-django, https://tr-page.yandex.ru/translate?lang=en-ru&amp;url=https%3A%2F%2Fstackoverflow.com%2Fquestions%2F3404245%2Fstring-formatting-django, https://www.iditect.com/faq/python/django-and-query-string-parameter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ntex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devs.com/django/use-context-in-templates/, https://codingnomads.com/how-to-pass-data-django-context, https://dev.to/sarahhudaib/context-processors-in-django-15h2, https://devblog-nine.vercel.app/posts/understanding-context-django, https://docs.djangoproject.com/en/5.0/ref/templates/api/, https://sky.pro/wiki/python/rabota-s-shablonami-v-django/, https://stackoverflow.com/questions/20957388/what-is-a-context-in-django, https://syndu.com/blog/understanding-and-using-django-context-processors/, https://www.horilla.com/blogs/how-to-implement-context-processors-in-django/, https://www.youtube.com/watch?v=_eWLaL2g1b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os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hosts.readthedocs.io/, https://github.com/jazzband/django-hosts, https://habr.com/ru/articles/133745/, https://ordinarycoders.com/blog/article/django-subdomains, https://simpleisbetterthancomplex.com/packages/2016/10/11/django-hosts.html, https://telegra.ph/Kak-ispolzovat-modul-django-hosts-07-04, https://www.delftstack.com/howto/django/django-allowed_hosts/, https://www.geeksforgeeks.org/implementing-dynamic-subdomains-in-django/, https://www.learningaboutelectronics.com/Articles/How-to-set-up-subdomains-Django-website.php, https://www.youtube.com/watch?v=jdZsQEL2WX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tframework</text:p>
          </table:table-cell>
          <table:table-cell office:value-type="string" calcext:value-type="string">
            <text:p>restframework (3)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encode/django-rest-framework, https://medium.com/@michal.drozdze/setting-up-a-django-api-with-django-rest-framework-drf-a-beginners-guide-cee5d61f00a6, https://stackoverflow.com/questions/68088101/what-is-the-difference-between-django-and-django-rest-framework, https://testdriven.io/blog/drf-basics/, https://www.django-rest-framework.org/, https://www.reddit.com/r/django/comments/17dygoi/whats_difference_between_django_an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framework</text:p>
          </table:table-cell>
          <table:table-cell office:value-type="string" calcext:value-type="string">
            <text:p>restframework (3)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encode/django-rest-framework, https://medium.com/@michal.drozdze/setting-up-a-django-api-with-django-rest-framework-drf-a-beginners-guide-cee5d61f00a6, https://stackoverflow.com/questions/68088101/what-is-the-difference-between-django-and-django-rest-framework, https://testdriven.io/blog/drf-basics/, https://www.django-rest-framework.org/, https://www.reddit.com/r/django/comments/17dygoi/whats_difference_between_django_an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rest</text:p>
          </table:table-cell>
          <table:table-cell office:value-type="string" calcext:value-type="string">
            <text:p>restframework (3)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encode/django-rest-framework, https://medium.com/@michal.drozdze/setting-up-a-django-api-with-django-rest-framework-drf-a-beginners-guide-cee5d61f00a6, https://stackoverflow.com/questions/68088101/what-is-the-difference-between-django-and-django-rest-framework, https://testdriven.io/blog/drf-basics/, https://www.django-rest-framework.org/, https://www.reddit.com/r/django/comments/17dygoi/whats_difference_between_django_an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reversematch django</text:p>
          </table:table-cell>
          <table:table-cell office:value-type="string" calcext:value-type="string">
            <text:p>noreversematch django (4)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trlzblog.com/how-to-fix-djangos-noreversematch-error, https://stackoverflow.com/questions/38390177/what-is-a-noreversematch-error-and-how-do-i-fix-it, https://github.com/trco/django-bootstrap-modal-forms/issues/72, https://qna.habr.com/q/728691, https://www.iditect.com/faq/python/django-noreversematch.html, http://docs.djangoproject.com/en/dev/ref/exceptions/, https://fedingo.com/how-to-fix-noreversematch-error-in-django/, https://pythoncircle.com/post/424/solving-django-error-noreversematch-at-url-with-arguments-and-keyword-arguments-not-found/, https://pythonhint.com/post/1116977750793941/noreversematch-exception-help-in-django, https://www.dev2qa.com/how-to-fix-django-url-noreversematch-error-reverse-for-with-keyword-arguments-not-foun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rls exceptions noreversematch</text:p>
          </table:table-cell>
          <table:table-cell office:value-type="string" calcext:value-type="string">
            <text:p>noreversematch django (4)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trlzblog.com/how-to-fix-djangos-noreversematch-error, https://stackoverflow.com/questions/38390177/what-is-a-noreversematch-error-and-how-do-i-fix-it, https://github.com/trco/django-bootstrap-modal-forms/issues/72, https://qna.habr.com/q/728691, https://www.iditect.com/faq/python/django-noreversematch.html, http://docs.djangoproject.com/en/dev/ref/exceptions/, https://fedingo.com/how-to-fix-noreversematch-error-in-django/, https://pythoncircle.com/post/424/solving-django-error-noreversematch-at-url-with-arguments-and-keyword-arguments-not-found/, https://pythonhint.com/post/1116977750793941/noreversematch-exception-help-in-django, https://www.dev2qa.com/how-to-fix-django-url-noreversematch-error-reverse-for-with-keyword-arguments-not-foun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reversematch django reverse for not found</text:p>
          </table:table-cell>
          <table:table-cell office:value-type="string" calcext:value-type="string">
            <text:p>noreversematch django (4)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trlzblog.com/how-to-fix-djangos-noreversematch-error, https://stackoverflow.com/questions/38390177/what-is-a-noreversematch-error-and-how-do-i-fix-it, https://github.com/trco/django-bootstrap-modal-forms/issues/72, https://qna.habr.com/q/728691, https://www.iditect.com/faq/python/django-noreversematch.html, http://docs.djangoproject.com/en/dev/ref/exceptions/, https://fedingo.com/how-to-fix-noreversematch-error-in-django/, https://pythoncircle.com/post/424/solving-django-error-noreversematch-at-url-with-arguments-and-keyword-arguments-not-found/, https://pythonhint.com/post/1116977750793941/noreversematch-exception-help-in-django, https://www.dev2qa.com/how-to-fix-django-url-noreversematch-error-reverse-for-with-keyword-arguments-not-foun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rls exceptions noreversematch reverse for</text:p>
          </table:table-cell>
          <table:table-cell office:value-type="string" calcext:value-type="string">
            <text:p>noreversematch django (4)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trlzblog.com/how-to-fix-djangos-noreversematch-error, https://stackoverflow.com/questions/38390177/what-is-a-noreversematch-error-and-how-do-i-fix-it, https://github.com/trco/django-bootstrap-modal-forms/issues/72, https://qna.habr.com/q/728691, https://www.iditect.com/faq/python/django-noreversematch.html, http://docs.djangoproject.com/en/dev/ref/exceptions/, https://fedingo.com/how-to-fix-noreversematch-error-in-django/, https://pythoncircle.com/post/424/solving-django-error-noreversematch-at-url-with-arguments-and-keyword-arguments-not-found/, https://pythonhint.com/post/1116977750793941/noreversematch-exception-help-in-django, https://www.dev2qa.com/how-to-fix-django-url-noreversematch-error-reverse-for-with-keyword-arguments-not-foun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quest url</text:p>
          </table:table-cell>
          <table:table-cell office:value-type="string" calcext:value-type="string">
            <text:p>django request url (2)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blog/django-get-request/, https://django.readthedocs.io/en/stable/ref/request-response.html, https://pythonguides.com/python-django-get/, https://stackoverflow.com/questions/26989078/how-to-get-full-url-from-django-request, https://studygyaan.com/django/getting-the-full-absolute-url-with-domain-in-django-a-practical-guide, https://www.geeksforgeeks.org/get-the-absolute-url-with-domain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quest get url</text:p>
          </table:table-cell>
          <table:table-cell office:value-type="string" calcext:value-type="string">
            <text:p>django request url (2)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blog/django-get-request/, https://django.readthedocs.io/en/stable/ref/request-response.html, https://pythonguides.com/python-django-get/, https://stackoverflow.com/questions/26989078/how-to-get-full-url-from-django-request, https://studygyaan.com/django/getting-the-full-absolute-url-with-domain-in-django-a-practical-guide, https://www.geeksforgeeks.org/get-the-absolute-url-with-domain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ndas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pandas.readthedocs.io/en/latest/, https://django-rest-pandas.wq.io/, https://forum.djangoproject.com/t/recommended-method-to-process-files-in-pandas/11210, https://github.com/wq/django-rest-pandas, https://plainenglish.io/blog/saving-pandas-dataframe-into-django-models-a-step-by-step-guide, https://pypi.org/project/django-pandas/, https://stackoverflow.com/questions/61022914/how-can-i-display-pandas-dataframe-into-django-template, https://towardsdatascience.com/django-pandas-and-chart-js-for-a-quick-dashboard-e261bce38bee/, https://www.quora.com/Does-a-Django-developer-need-Panda-and-NumPy, https://www.reddit.com/r/django/comments/su591r/using_django_to_create_pandas_based_webapp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xce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jango.pyexcel.org/, https://django.pyexcel.org/_/downloads/en/latest/pdf/, https://github.com/django-commons/drf-excel, https://medium.com/@03A_R/how-to-download-data-as-csv-and-excel-files-in-django-daf56ed783ac, https://medium.com/@suyashsingh.stem/how-to-import-excel-data-in-django-views-using-django-import-export-pandas-%EF%B8%8F-826c915bb670, https://pypi.org/project/django-excel/, https://stackoverflow.com/questions/38019267/import-data-from-excel-spreadsheet-to-django-model, https://www.horilla.com/blogs/how-to-import-data-from-excel-to-django-using-pandas/, https://www.reddit.com/r/django/comments/umd00s/populate_database_with_excel_files/, https://xlsxwriter.readthedocs.io/example_django_simpl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xecut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doc.ru/3.1/topics/db/sql/, https://docs.appseed.us/technologies/django/how-to-write-raw-sql-queries-in-django-orm/, https://docs.djangoproject.com/en/5.1/topics/db/sql/, https://habr.com/ru/articles/871638/, https://metanit.com/python/django/5.18.php, https://micropyramid.com/blog/django-raw-sql-queries, https://stackoverflow.com/questions/5931586/how-to-perform-raw-sql-queries-in-django-views, https://www.delftstack.com/howto/django/django-raw-sql/, https://www.geeksforgeeks.org/raw-sql-queries-in-django-views/, https://www.scaler.com/topics/django/django-running-raw-queri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torages</text:p>
          </table:table-cell>
          <table:table-cell office:value-type="string" calcext:value-type="string">
            <text:p>django storages (2)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intech.io/blog/setting-up-file-storage-in-django, https://sqlpad.io/tutorial/django-storages/, https://www.scaler.com/topics/django/django-storages/, https://yourtodo.life/ru/posts/integratsiya-oblachnogo-hranilischa-s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le storage</text:p>
          </table:table-cell>
          <table:table-cell office:value-type="string" calcext:value-type="string">
            <text:p>django storages (2)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intech.io/blog/setting-up-file-storage-in-django, https://sqlpad.io/tutorial/django-storages/, https://www.scaler.com/topics/django/django-storages/, https://yourtodo.life/ru/posts/integratsiya-oblachnogo-hranilischa-s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dap</text:p>
          </table:table-cell>
          <table:table-cell office:value-type="string" calcext:value-type="string">
            <text:p>django ldap (2)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it-kb.ru/2024/11/19/patchman-sso-single-sign-on-authentication-and-authorization-in-django-with-kerberos-and-ldap-in-active-directory-domain/, https://django-auth-ldap.readthedocs.io/, https://github.com/django-auth-ldap/django-auth-ldap, https://habr.com/ru/articles/274931/, https://techexpert.tips/django/django-ldap-authentication-active-directory/, https://technowhisp.com/django-access-control-using-ldap/, https://www.djm.org.uk/posts/using-django-auth-ldap-active-directory-ldaps/, https://www.horilla.com/blogs/how-to-integrate-ldap-with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uth ldap</text:p>
          </table:table-cell>
          <table:table-cell office:value-type="string" calcext:value-type="string">
            <text:p>django ldap (2)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it-kb.ru/2024/11/19/patchman-sso-single-sign-on-authentication-and-authorization-in-django-with-kerberos-and-ldap-in-active-directory-domain/, https://django-auth-ldap.readthedocs.io/, https://github.com/django-auth-ldap/django-auth-ldap, https://habr.com/ru/articles/274931/, https://techexpert.tips/django/django-ldap-authentication-active-directory/, https://technowhisp.com/django-access-control-using-ldap/, https://www.djm.org.uk/posts/using-django-auth-ldap-active-directory-ldaps/, https://www.horilla.com/blogs/how-to-integrate-ldap-with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ocal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nmtechs.com/django-local-settings-in-python-3-programming/, https://docs.astral.sh/ruff/rules/django-locals-in-render-function/, https://docs.djangoproject.com/en/5.1/ref/templates/api/, https://programmersought.com/article/94137586395/, https://pythonhint.com/post/1091140845555375/django-local-settings, https://stackoverflow.com/questions/25063328/django-using-locals, https://topic.alibabacloud.com/a/django-locals--tips_8_8_32099831.html, https://www.freecodecamp.org/news/localize-django-app/, https://www.programmerall.com/article/15201741911/, https://www.thecoderscamp.com/django-template-and-the-locals-trick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ite name</text:p>
          </table:table-cell>
          <table:table-cell office:value-type="string" calcext:value-type="string">
            <text:p>django site name (3)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contrib/sites/, https://habr.com/ru/articles/530766/, https://sky.pro/wiki/python/poluchenie-domennogo-imeni-v-django-template-reshenie/, https://studygyaan.com/django/getting-your-domain-name-in-django-templates, https://www.ooohosting.com/lib/frameworks/django/napisanie-vashego-pervogo-prilozheniya-django-chast-1.html, https://www.valentinog.com/blog/django-vhost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quest site</text:p>
          </table:table-cell>
          <table:table-cell office:value-type="string" calcext:value-type="string">
            <text:p>django site name (3)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contrib/sites/, https://habr.com/ru/articles/530766/, https://sky.pro/wiki/python/poluchenie-domennogo-imeni-v-django-template-reshenie/, https://studygyaan.com/django/getting-your-domain-name-in-django-templates, https://www.ooohosting.com/lib/frameworks/django/napisanie-vashego-pervogo-prilozheniya-django-chast-1.html, https://www.valentinog.com/blog/django-vhost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ntrib sites</text:p>
          </table:table-cell>
          <table:table-cell office:value-type="string" calcext:value-type="string">
            <text:p>django site name (3)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contrib/sites/, https://habr.com/ru/articles/530766/, https://sky.pro/wiki/python/poluchenie-domennogo-imeni-v-django-template-reshenie/, https://studygyaan.com/django/getting-your-domain-name-in-django-templates, https://www.ooohosting.com/lib/frameworks/django/napisanie-vashego-pervogo-prilozheniya-django-chast-1.html, https://www.valentinog.com/blog/django-vhost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ent django</text:p>
          </table:table-cell>
          <table:table-cell office:value-type="string" calcext:value-type="string">
            <text:p>content django (2)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iev.me/prosto-o-django-content-types-framework/, https://django.cowhite.com/blog/where-should-we-use-content-types-and-generic-relations-in-django/, https://dnmtechs.com/understanding-django-content-types-in-python-3-programming/, https://docs.djangoproject.com/en/5.1/ref/contrib/contenttypes/, https://ilovedjango.com/django/models-and-databases/contenttype-in-django/, https://www.geeksforgeeks.org/contenttypes-framework-in-django/, https://www.youtube.com/watch?v=S85MOayADz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ntent type</text:p>
          </table:table-cell>
          <table:table-cell office:value-type="string" calcext:value-type="string">
            <text:p>content django (2)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iev.me/prosto-o-django-content-types-framework/, https://django.cowhite.com/blog/where-should-we-use-content-types-and-generic-relations-in-django/, https://dnmtechs.com/understanding-django-content-types-in-python-3-programming/, https://docs.djangoproject.com/en/5.1/ref/contrib/contenttypes/, https://ilovedjango.com/django/models-and-databases/contenttype-in-django/, https://www.geeksforgeeks.org/contenttypes-framework-in-django/, https://www.youtube.com/watch?v=S85MOayADz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ables2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ache9.pinboard.in/jfischer/7be87551d43adf29ab17/, https://adrienvanthong.medium.com/django-tricks-quickly-create-a-table-view-70bf8781e24a, https://django-tables2.readthedocs.io/, https://enzircle.hashnode.dev/responsive-table-with-django-and-htmx, https://github.com/jieter/django-tables2, https://github.com/jieter/django-tables2/blob/master/django_tables2/tables.py, https://stackoverflow.com/questions/65707207/how-to-filter-django-tables2-after-populating-it-with-list-of-dicts-rather-than, https://stackoverflow.com/questions/73902732/how-to-specify-table-class-with-django-tables2, https://www.better-simple.com/django/2024/08/17/django-tables-htmx-create-table-view/, https://www.reddit.com/r/django/comments/vin8ov/whats_everyone_using_for_tab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mport models</text:p>
          </table:table-cell>
          <table:table-cell office:value-type="string" calcext:value-type="string">
            <text:p>django import models (3)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github.com/vergeev/django-models-guide-rus, https://proglib.io/p/kurs-django-chast-2-orm-i-osnovy-raboty-s-bazami-dannyh-2024-01-29, https://djangotherightway.com/db-setup-models-orm-basics, https://metanit.com/python/django/5.1.php, https://ordinarycoders.com/blog/article/django-models, https://www.deploymachinelearning.com/django-models/, https://www.geeksforgeeks.org/django-models/, https://www.reg.ru/blog/shpargalka-po-python-dlya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работа с моделями</text:p>
          </table:table-cell>
          <table:table-cell office:value-type="string" calcext:value-type="string">
            <text:p>django import models (3)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github.com/vergeev/django-models-guide-rus, https://proglib.io/p/kurs-django-chast-2-orm-i-osnovy-raboty-s-bazami-dannyh-2024-01-29, https://djangotherightway.com/db-setup-models-orm-basics, https://metanit.com/python/django/5.1.php, https://ordinarycoders.com/blog/article/django-models, https://www.deploymachinelearning.com/django-models/, https://www.geeksforgeeks.org/django-models/, https://www.reg.ru/blog/shpargalka-po-python-dlya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dels py в django</text:p>
          </table:table-cell>
          <table:table-cell office:value-type="string" calcext:value-type="string">
            <text:p>django import models (3)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github.com/vergeev/django-models-guide-rus, https://proglib.io/p/kurs-django-chast-2-orm-i-osnovy-raboty-s-bazami-dannyh-2024-01-29, https://djangotherightway.com/db-setup-models-orm-basics, https://metanit.com/python/django/5.1.php, https://ordinarycoders.com/blog/article/django-models, https://www.deploymachinelearning.com/django-models/, https://www.geeksforgeeks.org/django-models/, https://www.reg.ru/blog/shpargalka-po-python-dlya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quired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django-admin-making-model-fields-required/, https://docs.djangoproject.com/en/5.2/ref/forms/fields/, https://metanit.com/python/django/4.4.php, https://pythonguides.com/django-form-validation/, https://pythonhint.com/post/1128975020875161/django-required-field-in-model-form, https://stackoverflow.com/questions/7682804/django-model-forms-setting-a-required-field, https://www.geeksforgeeks.org/required-django-form-field-validation/, https://www.iditect.com/programming/python-example/required-django-form-field-validation.html, https://www.restack.io/p/django-form-answer-required-fields, https://www.webforefront.com/django/formfieldtypesandvalidation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ильтры</text:p>
          </table:table-cell>
          <table:table-cell office:value-type="string" calcext:value-type="string">
            <text:p>django фильтры (2)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builtins/, https://metanit.com/python/django/2.8.php, https://tr-page.yandex.ru/translate?lang=en-ru&amp;url=https%3A%2F%2Fwww.geeksforgeeks.org%2Fdjango-template-filters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шаблоны фильтры</text:p>
          </table:table-cell>
          <table:table-cell office:value-type="string" calcext:value-type="string">
            <text:p>django фильтры (2)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builtins/, https://metanit.com/python/django/2.8.php, https://tr-page.yandex.ru/translate?lang=en-ru&amp;url=https%3A%2F%2Fwww.geeksforgeeks.org%2Fdjango-template-filters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xport</text:p>
          </table:table-cell>
          <table:table-cell office:value-type="string" calcext:value-type="string">
            <text:p>django export (2)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thedevtimeline/how-to-export-import-data-django-package-series-3-39mk, https://django-import-export.readthedocs.io/, https://github.com/django-import-export/django-import-export, https://www.etemkeskin.com/index.php/2021/01/25/importing-and-exporting-data-in-different-formats-such-as-excel-csv-json-in-django-applications/, https://www.youtube.com/watch?v=DIr1wYjTM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mport export</text:p>
          </table:table-cell>
          <table:table-cell office:value-type="string" calcext:value-type="string">
            <text:p>django export (2)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thedevtimeline/how-to-export-import-data-django-package-series-3-39mk, https://django-import-export.readthedocs.io/, https://github.com/django-import-export/django-import-export, https://www.etemkeskin.com/index.php/2021/01/25/importing-and-exporting-data-in-different-formats-such-as-excel-csv-json-in-django-applications/, https://www.youtube.com/watch?v=DIr1wYjTM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ordering</text:p>
          </table:table-cell>
          <table:table-cell office:value-type="string" calcext:value-type="string">
            <text:p>django admin ordering (2)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ordering-in-django-admin/, https://books.agiliq.com/projects/django-admin-cookbook/en/latest/set_ordering.html, https://django-admin-sortable2.readthedocs.io/en/stable/usage.html, https://docs.djangoproject.com/en/5.2/ref/contrib/admin/, https://github.com/matthiask/django-admin-ordering, https://hodovi.cc/blog/best-practises-for-a-performant-django-admin/, https://pythonhint.com/post/1370171172927919/django-admin-sort-with-custom-function, https://stackoverflow.com/questions/4571916/sort-order-of-django-admin-records, https://timonweb.com/django/how-to-sort-django-admin-list-column-by-a-value-from-a-related-mode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order</text:p>
          </table:table-cell>
          <table:table-cell office:value-type="string" calcext:value-type="string">
            <text:p>django admin ordering (2)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ordering-in-django-admin/, https://books.agiliq.com/projects/django-admin-cookbook/en/latest/set_ordering.html, https://django-admin-sortable2.readthedocs.io/en/stable/usage.html, https://docs.djangoproject.com/en/5.2/ref/contrib/admin/, https://github.com/matthiask/django-admin-ordering, https://hodovi.cc/blog/best-practises-for-a-performant-django-admin/, https://pythonhint.com/post/1370171172927919/django-admin-sort-with-custom-function, https://stackoverflow.com/questions/4571916/sort-order-of-django-admin-records, https://timonweb.com/django/how-to-sort-django-admin-list-column-by-a-value-from-a-related-mode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ото</text:p>
          </table:table-cell>
          <table:table-cell office:value-type="string" calcext:value-type="string">
            <text:p>django фото (2)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uploading-images-with-django/, https://habr.com/ru/articles/505946/, https://proglib.io/p/bezopasnaya-zagruzka-izobrazheniy-v-veb-prilozhenii-na-django-2020-05-26, https://www.geeksforgeeks.org/python-uploading-images-in-django/, https://www.w3schools.com/django/django_add_image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icture</text:p>
          </table:table-cell>
          <table:table-cell office:value-type="string" calcext:value-type="string">
            <text:p>django фото (2)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uploading-images-with-django/, https://habr.com/ru/articles/505946/, https://proglib.io/p/bezopasnaya-zagruzka-izobrazheniy-v-veb-prilozhenii-na-django-2020-05-26, https://www.geeksforgeeks.org/python-uploading-images-in-django/, https://www.w3schools.com/django/django_add_image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задачи</text:p>
          </table:table-cell>
          <table:table-cell office:value-type="string" calcext:value-type="string">
            <text:p>django задачи (2)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django_assessment_blog, https://github.com/PopckovS/Django-Practice, https://gitlab.com/Illuzzion/employee_department/-/blob/master/%D0%A2%D0%B5%D1%81%D1%82%D0%BE%D0%B2%D0%BE%D0%B5%20%D0%B7%D0%B0%D0%B4%D0%B0%D0%BD%D0%B8%D0%B5%20%D0%B4%D0%BB%D1%8F%20Python_Django_DRF%20%D1%80%D0%B0%D0%B7%D1%80%D0%B0%D0%B1%D0%BE%D1%82%D1%87%D0%B8%D0%BA%D0%B0.pdf, https://pythonist.ru/11-proektov-na-django-dlya-nachinayushhih/, https://www.w3schools.com/django/django_exercises.php, https://www.youtube.com/watch?v=mrn_Jqh_Zy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задачи</text:p>
          </table:table-cell>
          <table:table-cell office:value-type="string" calcext:value-type="string">
            <text:p>django задачи (2)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django_assessment_blog, https://github.com/PopckovS/Django-Practice, https://gitlab.com/Illuzzion/employee_department/-/blob/master/%D0%A2%D0%B5%D1%81%D1%82%D0%BE%D0%B2%D0%BE%D0%B5%20%D0%B7%D0%B0%D0%B4%D0%B0%D0%BD%D0%B8%D0%B5%20%D0%B4%D0%BB%D1%8F%20Python_Django_DRF%20%D1%80%D0%B0%D0%B7%D1%80%D0%B0%D0%B1%D0%BE%D1%82%D1%87%D0%B8%D0%BA%D0%B0.pdf, https://pythonist.ru/11-proektov-na-django-dlya-nachinayushhih/, https://www.w3schools.com/django/django_exercises.php, https://www.youtube.com/watch?v=mrn_Jqh_Zy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ransaction</text:p>
          </table:table-cell>
          <table:table-cell office:value-type="string" calcext:value-type="string">
            <text:p>django transaction (3)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transactions.html, https://habr.com/ru/articles/252563/, https://ru.hexlet.io/courses/python-django-orm/lessons/transactions/theory_unit, https://www.codeunderscored.com/transactions-in-django/, https://aisaastemplate.com/blog/django-transaction-management/, https://dev.to/rockandnull/atomic-transactions-in-django-19m5, https://seddonym.me/2020/11/19/trouble-atomic/, https://www.geeksforgeeks.org/transaction-atomic-with-django/, https://www.tune-it.ru/web/leon/blog/-/blogs/django-transact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tomic</text:p>
          </table:table-cell>
          <table:table-cell office:value-type="string" calcext:value-type="string">
            <text:p>django transaction (3)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transactions.html, https://habr.com/ru/articles/252563/, https://ru.hexlet.io/courses/python-django-orm/lessons/transactions/theory_unit, https://www.codeunderscored.com/transactions-in-django/, https://aisaastemplate.com/blog/django-transaction-management/, https://dev.to/rockandnull/atomic-transactions-in-django-19m5, https://seddonym.me/2020/11/19/trouble-atomic/, https://www.geeksforgeeks.org/transaction-atomic-with-django/, https://www.tune-it.ru/web/leon/blog/-/blogs/django-transact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ransaction atomic</text:p>
          </table:table-cell>
          <table:table-cell office:value-type="string" calcext:value-type="string">
            <text:p>django transaction (3)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transactions.html, https://habr.com/ru/articles/252563/, https://ru.hexlet.io/courses/python-django-orm/lessons/transactions/theory_unit, https://www.codeunderscored.com/transactions-in-django/, https://aisaastemplate.com/blog/django-transaction-management/, https://dev.to/rockandnull/atomic-transactions-in-django-19m5, https://seddonym.me/2020/11/19/trouble-atomic/, https://www.geeksforgeeks.org/transaction-atomic-with-django/, https://www.tune-it.ru/web/leon/blog/-/blogs/django-transact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kwargs</text:p>
          </table:table-cell>
          <table:table-cell office:value-type="string" calcext:value-type="string">
            <text:p>django kwargs (2)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how-to-use-args-and-kwargs-in-python/, https://habr.com/ru/companies/ruvds/articles/482464/, https://rutube.ru/video/b5d30dc1f7c209143964016777e5fc8f/, https://www.askpython.com/django/django-url-mapping, https://www.devasking.com/issue/what-is-args-and-kwargs-in-django, https://www.youtube.com/watch?v=5EfrKhdebK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gs kwargs django</text:p>
          </table:table-cell>
          <table:table-cell office:value-type="string" calcext:value-type="string">
            <text:p>django kwargs (2)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how-to-use-args-and-kwargs-in-python/, https://habr.com/ru/companies/ruvds/articles/482464/, https://rutube.ru/video/b5d30dc1f7c209143964016777e5fc8f/, https://www.askpython.com/django/django-url-mapping, https://www.devasking.com/issue/what-is-args-and-kwargs-in-django, https://www.youtube.com/watch?v=5EfrKhdebK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api или django</text:p>
          </table:table-cell>
          <table:table-cell office:value-type="string" calcext:value-type="string">
            <text:p>fastapi или django (3)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pycharm/2023/12/django-vs-fastapi-which-is-the-best-python-web-framework/, https://tproger.ru/articles/django-vs-fastapi-v-2025-godu--kakoj-frejmvork-vybrat-, https://worksolutions.ru/useful/fastapi-vs-django/, https://betterstack.com/community/guides/scaling-python/django-vs-fastapi/, https://codelab.pro/django-flask-ili-fastapi-chto-vybrat-dlya-izucheniya/, https://dev.to/snappytuts/python-apis-fastapi-vs-flask-vs-django-508d, https://proglib.io/p/10-prichin-po-kotorym-stoit-vybrat-django-vmesto-fastapi-2024-04-15, https://www.geeksforgeeks.org/comparison-of-fastapi-with-django-and-flas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api django python</text:p>
          </table:table-cell>
          <table:table-cell office:value-type="string" calcext:value-type="string">
            <text:p>fastapi или django (3)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pycharm/2023/12/django-vs-fastapi-which-is-the-best-python-web-framework/, https://tproger.ru/articles/django-vs-fastapi-v-2025-godu--kakoj-frejmvork-vybrat-, https://worksolutions.ru/useful/fastapi-vs-django/, https://betterstack.com/community/guides/scaling-python/django-vs-fastapi/, https://codelab.pro/django-flask-ili-fastapi-chto-vybrat-dlya-izucheniya/, https://dev.to/snappytuts/python-apis-fastapi-vs-flask-vs-django-508d, https://proglib.io/p/10-prichin-po-kotorym-stoit-vybrat-django-vmesto-fastapi-2024-04-15, https://www.geeksforgeeks.org/comparison-of-fastapi-with-django-and-flas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api vs django</text:p>
          </table:table-cell>
          <table:table-cell office:value-type="string" calcext:value-type="string">
            <text:p>fastapi или django (3)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pycharm/2023/12/django-vs-fastapi-which-is-the-best-python-web-framework/, https://tproger.ru/articles/django-vs-fastapi-v-2025-godu--kakoj-frejmvork-vybrat-, https://worksolutions.ru/useful/fastapi-vs-django/, https://betterstack.com/community/guides/scaling-python/django-vs-fastapi/, https://codelab.pro/django-flask-ili-fastapi-chto-vybrat-dlya-izucheniya/, https://dev.to/snappytuts/python-apis-fastapi-vs-flask-vs-django-508d, https://proglib.io/p/10-prichin-po-kotorym-stoit-vybrat-django-vmesto-fastapi-2024-04-15, https://www.geeksforgeeks.org/comparison-of-fastapi-with-django-and-flas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еременные</text:p>
          </table:table-cell>
          <table:table-cell office:value-type="string" calcext:value-type="string">
            <text:p>django переменные (2)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language/, https://www.geeksforgeeks.org/django-templates/, https://www.scaler.com/topics/django/django-templates/, https://www.w3schools.com/django/django_template_variables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emplate variable</text:p>
          </table:table-cell>
          <table:table-cell office:value-type="string" calcext:value-type="string">
            <text:p>django переменные (2)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language/, https://www.geeksforgeeks.org/django-templates/, https://www.scaler.com/topics/django/django-templates/, https://www.w3schools.com/django/django_template_variables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g</text:p>
          </table:table-cell>
          <table:table-cell office:value-type="string" calcext:value-type="string">
            <text:p>django reg (2)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ddirossi/reg_ru_django/blob/main/README.md, https://habr.com/ru/articles/277653/, https://help.reg.ru/support/hosting/php-asp-net-i-skripty/kak-ustanovit-django-na-hosting, https://otzyvmarketing.ru/articles/hostingi-s-podderzhkoj-django/, https://pythonchik.ru/pro/hostingi-python-django, https://rutube.ru/video/dbcc8a273a92af52b8da32843dffd5a0/, https://timthewebmaster.com/ru/articles/kak-razvernut-django-sajt-na-reg/, https://vk.com/wall-16725543_60495, https://www.reg.ru/cloud/django, https://www.youtube.com/watch?v=YL-tXd8mZ4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g ru django</text:p>
          </table:table-cell>
          <table:table-cell office:value-type="string" calcext:value-type="string">
            <text:p>django reg (2)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ddirossi/reg_ru_django/blob/main/README.md, https://habr.com/ru/articles/277653/, https://help.reg.ru/support/hosting/php-asp-net-i-skripty/kak-ustanovit-django-na-hosting, https://otzyvmarketing.ru/articles/hostingi-s-podderzhkoj-django/, https://pythonchik.ru/pro/hostingi-python-django, https://rutube.ru/video/dbcc8a273a92af52b8da32843dffd5a0/, https://timthewebmaster.com/ru/articles/kak-razvernut-django-sajt-na-reg/, https://vk.com/wall-16725543_60495, https://www.reg.ru/cloud/django, https://www.youtube.com/watch?v=YL-tXd8mZ4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rappelli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aconda.org/conda-forge/django-grappelli, https://django-grappelli.readthedocs.io/, https://django-grappelli.readthedocs.io/en/latest/customization.html, https://djangopackages.org/packages/p/django-grappelli/, https://github.com/sehmaschine/django-grappelli, https://grappelliproject.com/, https://pypi.org/project/django-grappelli/, https://www.amazon.com/Quintessential-Django-Reinhardt-Stephane-Grappelli/dp/B00000616B, https://www.jazzmessengers.com/en/13899/stephane-grappelli/stephane-grapelli-django, https://www.tiktok.com/@thealcovelounge/video/73135354908403991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url</text:p>
          </table:table-cell>
          <table:table-cell office:value-type="string" calcext:value-type="string">
            <text:p>django get url (2)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gangasn.com/what-is-get_absolute_url-in-django/, https://stackoverflow.com/questions/2345708/how-can-i-get-the-full-absolute-url-with-domain-in-django, https://studygyaan.com/django/getting-the-full-absolute-url-with-domain-in-django-a-practical-guide, https://www.geeksforgeeks.org/get-the-absolute-url-with-domain-in-django/, https://www.youtube.com/watch?v=QFYIEwDkep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bsolute url</text:p>
          </table:table-cell>
          <table:table-cell office:value-type="string" calcext:value-type="string">
            <text:p>django get url (2)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gangasn.com/what-is-get_absolute_url-in-django/, https://stackoverflow.com/questions/2345708/how-can-i-get-the-full-absolute-url-with-domain-in-django, https://studygyaan.com/django/getting-the-full-absolute-url-with-domain-in-django-a-practical-guide, https://www.geeksforgeeks.org/get-the-absolute-url-with-domain-in-django/, https://www.youtube.com/watch?v=QFYIEwDkep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ask или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pycharm/2023/11/django-vs-flask-which-is-the-best-python-web-framework/, https://dvmn.org/encyclopedia/qna/18/chem-dzhango-luchshehuzhe-flaska/, https://dzen.ru/a/Y3UrwuDVHGXNHLW_, https://habr.com/ru/articles/867872/, https://pikabu.ru/story/django_vs_flask_kratkoe_sravnenie_11177659, https://python.ivan-shamaev.ru/comparison-of-flask-vs-django-most-popular-python-platforms/, https://ru.hexlet.io/blog/posts/python-freymvork, https://tproger.ru/articles/batl--django-vs--flask, https://tr-page.yandex.ru/translate?lang=en-ru&amp;url=https%3A%2F%2Fwww.geeksforgeeks.org%2Fflask-vs-django%2F, https://worksolutions.ru/useful/flask-vs-django-kakoj-web-frejmvork-vybra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ader django</text:p>
          </table:table-cell>
          <table:table-cell office:value-type="string" calcext:value-type="string">
            <text:p>header django (2)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ref/request-response.html, https://dnmtechs.com/getting-all-request-headers-in-django/, https://idiomaticprogrammers.com/post/custom-response-header-in-django/, https://metanit.com/python/django/3.7.php, https://stackoverflow.com/questions/3889769/how-can-i-get-all-the-request-headers-in-django, https://www.dev2qa.com/how-to-add-http-headers-in-django-respon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 header django</text:p>
          </table:table-cell>
          <table:table-cell office:value-type="string" calcext:value-type="string">
            <text:p>header django (2)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ref/request-response.html, https://dnmtechs.com/getting-all-request-headers-in-django/, https://idiomaticprogrammers.com/post/custom-response-header-in-django/, https://metanit.com/python/django/3.7.php, https://stackoverflow.com/questions/3889769/how-can-i-get-all-the-request-headers-in-django, https://www.dev2qa.com/how-to-add-http-headers-in-django-respon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quirements</text:p>
          </table:table-cell>
          <table:table-cell office:value-type="string" calcext:value-type="string">
            <text:p>django requirements (2)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tutorial.dev/course/python-for-django/virtual-environment/requirements-txt/, https://learndjango.com/tutorials/django-dependency-management-pip-compile-and-pip-t, https://ru.stackoverflow.com/questions/396133/requirements-txt-%D0%BA%D0%B0%D0%BA-%D0%BF%D0%BE%D0%BB%D1%83%D1%87%D0%B8%D1%82%D1%8C, https://tutorial.djangogirls.org/ru/django_installation/, https://www.learningaboutelectronics.com/Articles/How-to-create-a-requirements-txt-file-for-a-Django-project.php, https://www.w3schools.com/django/django_deploy_requirements.php, https://www.youtube.com/watch?v=IxNnZbq0XO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quirements txt</text:p>
          </table:table-cell>
          <table:table-cell office:value-type="string" calcext:value-type="string">
            <text:p>django requirements (2)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tutorial.dev/course/python-for-django/virtual-environment/requirements-txt/, https://learndjango.com/tutorials/django-dependency-management-pip-compile-and-pip-t, https://ru.stackoverflow.com/questions/396133/requirements-txt-%D0%BA%D0%B0%D0%BA-%D0%BF%D0%BE%D0%BB%D1%83%D1%87%D0%B8%D1%82%D1%8C, https://tutorial.djangogirls.org/ru/django_installation/, https://www.learningaboutelectronics.com/Articles/How-to-create-a-requirements-txt-file-for-a-Django-project.php, https://www.w3schools.com/django/django_deploy_requirements.php, https://www.youtube.com/watch?v=IxNnZbq0XO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anguag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ntus.com/blog/django-i18n, https://dev.to/levivm/django-app-internationalization-lj9, https://docs.djangoproject.com/en/5.2/topics/i18n/translation/, https://habr.com/ru/companies/ruvds/articles/498452/, https://justinmi.com/blog/2017/06/03/django-localization-internalization, https://lokalise.com/blog/django-i18n-beginners-guide/, https://stackoverflow.com/questions/3356964/how-to-get-the-current-language-in-django, https://testdriven.io/blog/multiple-languages-in-django/, https://ustimov.org/posts/1/, https://www.freecodecamp.org/news/localize-django-app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quest us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um.com/@ashishkush1122/understanding-request-object-in-in-django-39c4eb5c3139, https://pythonhint.com/post/1294603807212992/requestuser-in-django-model, https://qna.habr.com/q/97315, https://runebook.dev/en/articles/django/ref/request-response/django.http.HttpRequest.user, https://sky.pro/wiki/python/proverka-statusa-polzovatelya-v-django-request-user-is-authenticated/, https://stackoverflow.com/questions/17312831/what-does-request-user-refer-to-in-django, https://www.delftstack.com/howto/django/django-check-logged-in-user/, https://www.django-rest-framework.org/api-guide/requests/, https://www.geeksforgeeks.org/get-requestuser-in-django-rest-framework-serializer/, https://www.tutsdrupal.com/article/requestuser_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emplatedoesnotexist</text:p>
          </table:table-cell>
          <table:table-cell office:value-type="string" calcext:value-type="string">
            <text:p>django templatedoesnotexist (2)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ircle.com/post/660/solving-django-error-templatedoesnotexist-at-app_name/, https://qna.habr.com/q/743239, https://sayari3.com/articles/6-how-to-solve-templatedoesnotexist-error-in-django/, https://stackoverflow.com/questions/1926049/django-templatedoesnotexist, https://teracontent.com/fixing-templatedoesnotexist-django-error/, https://www.iditect.com/faq/python/templatedoesnotexist--django-error.html, https://www.matheusmello.io/posts/python-django-templatedoesnotexist, https://www.youtube.com/watch?v=gstSQBISTd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emplate exceptions templatedoesnotexist</text:p>
          </table:table-cell>
          <table:table-cell office:value-type="string" calcext:value-type="string">
            <text:p>django templatedoesnotexist (2)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ircle.com/post/660/solving-django-error-templatedoesnotexist-at-app_name/, https://qna.habr.com/q/743239, https://sayari3.com/articles/6-how-to-solve-templatedoesnotexist-error-in-django/, https://stackoverflow.com/questions/1926049/django-templatedoesnotexist, https://teracontent.com/fixing-templatedoesnotexist-django-error/, https://www.iditect.com/faq/python/templatedoesnotexist--django-error.html, https://www.matheusmello.io/posts/python-django-templatedoesnotexist, https://www.youtube.com/watch?v=gstSQBISTd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or 404</text:p>
          </table:table-cell>
          <table:table-cell office:value-type="string" calcext:value-type="string">
            <text:p>django get or 404 (2)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Forms, https://docs.djangoproject.com/en/5.1/topics/http/shortcuts/, https://geekscoders.com/courses/django-tutorial/lessons/django-get_object_or_404/, https://itman.in/django-howto-3/, https://pytutorial.com/django-get-object-or-404/, https://ru.hexlet.io/courses/python-django-basics/lessons/show/theory_unit, https://stackoverflow.com/questions/36515187/django-get-object-or-404-or-filter-exists, https://www.geeksforgeeks.org/get_object_or_404-method-in-django-models/, https://www.sankalpjonna.com/learn-django/use-get-object-or-404-in-django-to-write-lesser-co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object or 404</text:p>
          </table:table-cell>
          <table:table-cell office:value-type="string" calcext:value-type="string">
            <text:p>django get or 404 (2)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Forms, https://docs.djangoproject.com/en/5.1/topics/http/shortcuts/, https://geekscoders.com/courses/django-tutorial/lessons/django-get_object_or_404/, https://itman.in/django-howto-3/, https://pytutorial.com/django-get-object-or-404/, https://ru.hexlet.io/courses/python-django-basics/lessons/show/theory_unit, https://stackoverflow.com/questions/36515187/django-get-object-or-404-or-filter-exists, https://www.geeksforgeeks.org/get_object_or_404-method-in-django-models/, https://www.sankalpjonna.com/learn-django/use-get-object-or-404-in-django-to-write-lesser-co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8000</text:p>
          </table:table-cell>
          <table:table-cell office:value-type="string" calcext:value-type="string">
            <text:p>django 8000 (2)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697620/, https://javarush.com/quests/lectures/ru.javarush.python.django.lecture.level01.lecture08, https://skillbox.ru/media/code/pishem-prilozhenie-na-django-chast-1-ustanavlivaem-freymvork-nastraivaem-dvizhok-i-zapisi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127.0 0.1 8000</text:p>
          </table:table-cell>
          <table:table-cell office:value-type="string" calcext:value-type="string">
            <text:p>django 8000 (2)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697620/, https://javarush.com/quests/lectures/ru.javarush.python.django.lecture.level01.lecture08, https://skillbox.ru/media/code/pishem-prilozhenie-na-django-chast-1-ustanavlivaem-freymvork-nastraivaem-dvizhok-i-zapisi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 professional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google.com/books/about/Django_for_Professionals.html?id=0uqjDwAAQBAJ, https://davidmm1707.medium.com/lets-learn-about-review-django-for-professionals-c26141ee3200?source=follow_footer---------4----------------------------, https://github.com/wsvincent/djangoforprofessionals, https://ia800604.us.archive.org/3/items/ebooks_202307/djangoforprofessionals.pdf, https://leanpub.com/djangoforprofessionals, https://learndjango.com/courses/django-for-professionals/, https://learndjango.com/courses/django-for-professionals/introduction/, https://wsvincent.com/, https://www.amazon.com/Django-Professionals-Production-websites-Python/dp/1081582162, https://www.reddit.com/r/django/comments/uez06d/how_good_is_the_trio_of_books_by_will_vincent_a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r admin</text:p>
          </table:table-cell>
          <table:table-cell office:value-type="string" calcext:value-type="string">
            <text:p>django user admin (2)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contrib/admin/, https://tecadmin.net/django-create-admin-user/, https://webdev-django.netlify.app/chapters/4%20introduction%20to%20django%20admin, https://www.w3schools.com/django/django_admin_create_user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reate admin</text:p>
          </table:table-cell>
          <table:table-cell office:value-type="string" calcext:value-type="string">
            <text:p>django user admin (2)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contrib/admin/, https://tecadmin.net/django-create-admin-user/, https://webdev-django.netlify.app/chapters/4%20introduction%20to%20django%20admin, https://www.w3schools.com/django/django_admin_create_user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not found</text:p>
          </table:table-cell>
          <table:table-cell office:value-type="string" calcext:value-type="string">
            <text:p>django admin not found (3)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bbyhadz.com/blog/django-admin-is-not-recognized-as-internal-or-external-command, https://docs.djangoproject.com/en/5.1/faq/troubleshooting/, https://hatchjs.com/django-admin-command-not-found/, https://qna.habr.com/q/636487, https://www.youtube.com/watch?v=_Fky-dnPTH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error</text:p>
          </table:table-cell>
          <table:table-cell office:value-type="string" calcext:value-type="string">
            <text:p>django admin not found (3)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bbyhadz.com/blog/django-admin-is-not-recognized-as-internal-or-external-command, https://docs.djangoproject.com/en/5.1/faq/troubleshooting/, https://hatchjs.com/django-admin-command-not-found/, https://qna.habr.com/q/636487, https://www.youtube.com/watch?v=_Fky-dnPTH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не работает</text:p>
          </table:table-cell>
          <table:table-cell office:value-type="string" calcext:value-type="string">
            <text:p>django admin not found (3)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bbyhadz.com/blog/django-admin-is-not-recognized-as-internal-or-external-command, https://docs.djangoproject.com/en/5.1/faq/troubleshooting/, https://hatchjs.com/django-admin-command-not-found/, https://qna.habr.com/q/636487, https://www.youtube.com/watch?v=_Fky-dnPTH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emplates url</text:p>
          </table:table-cell>
          <table:table-cell office:value-type="string" calcext:value-type="string">
            <text:p>django templates url (2)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builtins/, https://dvmn.org/encyclopedia/django/tag-url/, https://stackoverflow.com/questions/4599423/using-url-in-django-templates, https://www.geeksforgeeks.org/url-django-template-tag/, https://www.iditect.com/faq/python/using--url---in-django-template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rl html</text:p>
          </table:table-cell>
          <table:table-cell office:value-type="string" calcext:value-type="string">
            <text:p>django templates url (2)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builtins/, https://dvmn.org/encyclopedia/django/tag-url/, https://stackoverflow.com/questions/4599423/using-url-in-django-templates, https://www.geeksforgeeks.org/url-django-template-tag/, https://www.iditect.com/faq/python/using--url---in-django-template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elery docker</text:p>
          </table:table-cell>
          <table:table-cell office:value-type="string" calcext:value-type="string">
            <text:p>django celery docker (2)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503380/, https://ruddra.com/docker-do-stuff-using-celery-using-redis-as-broker/, https://saasitive.com/tutorial/django-celery-redis-postgres-docker-compose/, https://soshace.com/2020/12/31/dockerizing-django-with-postgres-redis-and-celery/, https://www.youtube.com/watch?v=oBQxFn1CDn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dis docker</text:p>
          </table:table-cell>
          <table:table-cell office:value-type="string" calcext:value-type="string">
            <text:p>django celery docker (2)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503380/, https://ruddra.com/docker-do-stuff-using-celery-using-redis-as-broker/, https://saasitive.com/tutorial/django-celery-redis-postgres-docker-compose/, https://soshace.com/2020/12/31/dockerizing-django-with-postgres-redis-and-celery/, https://www.youtube.com/watch?v=oBQxFn1CDn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atch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2sub.pro/film/django-unchained-2012/, https://archive.org/details/egy-best.-django.-unchained.-2012.-blu-ray.-1080p.x-264, https://inoriginal.net/films/149-django-unchained-2012.html, https://okko.tv/movie/django-unchained, https://ridomovies.tv/movies/django-unchained-watch-online-2012-rd8, https://rutube.ru/video/e1f0e0ffd9802fc6b43d623a08f59c81/, https://tv.apple.com/us/movie/django-unchained/umc.cmc.1k5z2t463bta6u5dyvu9xsp4g, https://vk.com/video-51506472_456240505, https://ww4.fmovies.co/film/django-unchained-4306/, https://yandex.ru/video/preview/169918533287477790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ootstrap 4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aconda.org/conda-forge/django-bootstrap4, https://django-bootstrap4.readthedocs.io/en/latest/quickstart.html, https://djangopackages.org/packages/p/django-bootstrap4/, https://github.com/zostera/django-bootstrap4, https://ordinarycoders.com/blog/article/render-a-django-form-with-bootstrap, https://pypi.org/project/django-bootstrap4/, https://www.codeunderscored.com/how-to-use-bootstrap-4-forms-with-django/, https://www.iditect.com/faq/python/how-to-use-bootstrap-with-django.html, https://www.youtube.com/watch?v=qTNsSzxQy6w, https://xxyjoel.github.io/articles/2020-05/django-bootstrap4-pyth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re file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google/, https://daisyui.com/docs/install/django/, https://docs.djangoproject.com/en/5.1/topics/files/, https://docs.docker.com/reference/compose-file/, https://docs.python.org/3/library/io.html, https://en.wikipedia.org/wiki/Django_(web_framework), https://learndjango.com/tutorials/django-static-files, https://readthedocs.org/projects/django-doc-test-kor/downloads/pdf/latest/, https://stackoverflow.com/questions/2650072/how-can-i-use-django-core-files-file, https://www.typeerror.org/docs/django~3.2/ref/files/fi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кнопка</text:p>
          </table:table-cell>
          <table:table-cell office:value-type="string" calcext:value-type="string">
            <text:p>django кнопка (2)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formset.readthedocs.io/en/latest/buttons.html, https://optima740.github.io/django/2020/06/14/Django-button_admin/, https://pythonguides.com/create-card-with-button-in-django/, https://pythonhint.com/post/1151402415209232/add-a-custom-button-to-a-django-applications-admin-page, https://qna.habr.com/q/91905, https://skillbox.ru/media/code/pishem-prilozhenie-na-django-chast-2-rabotaem-nad-frontendom-i-adminkoy/, https://tr-page.yandex.ru/translate?lang=en-ru&amp;url=https%3A%2F%2Fstackoverflow.com%2Fquestions%2F26846148%2Fhow-to-add-a-custom-button-to-django-admin, https://www.geeksforgeeks.org/django-how-to-add-multiple-submit-button-in-single-form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как сделать кнопку</text:p>
          </table:table-cell>
          <table:table-cell office:value-type="string" calcext:value-type="string">
            <text:p>django кнопка (2)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formset.readthedocs.io/en/latest/buttons.html, https://optima740.github.io/django/2020/06/14/Django-button_admin/, https://pythonguides.com/create-card-with-button-in-django/, https://pythonhint.com/post/1151402415209232/add-a-custom-button-to-a-django-applications-admin-page, https://qna.habr.com/q/91905, https://skillbox.ru/media/code/pishem-prilozhenie-na-django-chast-2-rabotaem-nad-frontendom-i-adminkoy/, https://tr-page.yandex.ru/translate?lang=en-ru&amp;url=https%3A%2F%2Fstackoverflow.com%2Fquestions%2F26846148%2Fhow-to-add-a-custom-button-to-django-admin, https://www.geeksforgeeks.org/django-how-to-add-multiple-submit-button-in-single-form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fields</text:p>
          </table:table-cell>
          <table:table-cell office:value-type="string" calcext:value-type="string">
            <text:p>django admin fields (2)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Admin_site, https://docs.djangoproject.com/en/5.2/ref/contrib/admin/, https://kruizerchick.gitlab.io/django/admi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efault admin</text:p>
          </table:table-cell>
          <table:table-cell office:value-type="string" calcext:value-type="string">
            <text:p>django admin fields (2)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Admin_site, https://docs.djangoproject.com/en/5.2/ref/contrib/admin/, https://kruizerchick.gitlab.io/django/admi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rispy django</text:p>
          </table:table-cell>
          <table:table-cell office:value-type="string" calcext:value-type="string">
            <text:p>crispy django (2)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ytegoblin.io/blog/django-crispy-forms-bootstrap5, https://dev.to/pymeister/django-crispy-forms-5e7k, https://docs.appseed.us/technologies/django/crispy-forms/, https://github.com/django-crispy-forms/django-crispy-forms, https://habr.com/ru/articles/811635/, https://pypi.org/project/django-crispy-forms/, https://www.geeksforgeeks.org/styling-django-forms-with-django-crispy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rispy forms</text:p>
          </table:table-cell>
          <table:table-cell office:value-type="string" calcext:value-type="string">
            <text:p>crispy django (2)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ytegoblin.io/blog/django-crispy-forms-bootstrap5, https://dev.to/pymeister/django-crispy-forms-5e7k, https://docs.appseed.us/technologies/django/crispy-forms/, https://github.com/django-crispy-forms/django-crispy-forms, https://habr.com/ru/articles/811635/, https://pypi.org/project/django-crispy-forms/, https://www.geeksforgeeks.org/styling-django-forms-with-django-crispy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k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aiquiri_team/makefile-for-your-django-project-577n, https://github.com/hellsgate1001/django-make, https://habr.com/ru/articles/132524/, https://libraries.io/pypi/django_make_app, https://piwheels.org/project/django-make/, https://pypi.org/project/django_make_app/0.1.0.1/, https://rainyweathers.com/using-makefile-in-python-and-django-project/, https://stackoverflow.com/questions/48047276/makefile-for-running-django-backend-and-react-frontend, https://www.geeksforgeeks.org/how-to-create-an-app-in-django/, https://www.youtube.com/watch?v=DaxcmbWcd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arch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nlamanna.com/posts/building-search-dsls-with-django/, https://docs.djangoproject.com/en/5.1/topics/db/search/, https://evileg.com/ru/post/21/, https://habr.com/ru/companies/idaproject/articles/891578/, https://learndjango.com/tutorials/django-search-tutorial, https://pressanybutton.ru/post/sajt-na-django/django-29-dobavlyaem-poisk-na-sajt/, https://python-scripts.com/django-search, https://pytutorial.com/django-search-function/, https://testdriven.io/blog/django-search/, https://www.makeuseof.com/add-search-functionality-to-django-app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tils py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Generic_views, https://docs.djangoproject.com/en/5.1/ref/utils/, https://github.com/django/django/blob/main/django/core/files/utils.py, https://habr.com/ru/articles/213875/, https://manpages.debian.org/unstable/python-django-common/django-admin.1.en.html, https://manpages.ubuntu.com/manpages/bionic/man1/django-admin.1.html, https://pypi.org/project/django-utils2/, https://ralsina.me/static/django.pdf, https://stackoverflow.com/questions/3295268/where-should-utility-functions-live-in-django, https://utkarsh9891.github.io/django_uti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rl view</text:p>
          </table:table-cell>
          <table:table-cell office:value-type="string" calcext:value-type="string">
            <text:p>django url view (2)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fellows.github.io/sea-python-401d4/lectures/django_views.html, https://overiq.com/django-1-10/views-and-urlconfs-in-django/, https://webdev-django.netlify.app/chapters/3%20url%20mappingviewsand%20templat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iew name django</text:p>
          </table:table-cell>
          <table:table-cell office:value-type="string" calcext:value-type="string">
            <text:p>django url view (2)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fellows.github.io/sea-python-401d4/lectures/django_views.html, https://overiq.com/django-1-10/views-and-urlconfs-in-django/, https://webdev-django.netlify.app/chapters/3%20url%20mappingviewsand%20templat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captcha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yashpatel_py/django-recaptcha-581b, https://django-rest-framework-recaptcha.readthedocs.io/en/latest/, https://django-simple-captcha.readthedocs.io/en/latest/usage.html, https://enzedonline.com/en/tech-blog/protecting-your-django-forms-implementing-google-recaptcha-v3-for-enhanced-security/, https://github.com/django-recaptcha/django-recaptcha/blob/main/CHANGELOG.md, https://github.com/kbytesys/django-recaptcha3, https://pylessons.com/django-recaptcha, https://pypi.org/project/django-recaptcha/, https://pypi.org/project/drf-recaptcha/, https://simpleisbetterthancomplex.com/tutorial/2017/02/21/how-to-add-recaptcha-to-django-sit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для чего нужен django</text:p>
          </table:table-cell>
          <table:table-cell office:value-type="string" calcext:value-type="string">
            <text:p>для чего нужен django (4)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django-dlya-novichkov-chto-eto-za-freymvork-i-zachem-ego-izuchat/, https://practicum.yandex.ru/blog/framework-django/, https://blog.eduson.academy/articles/it/django-chto-eto-za-freymvork-na-python-i-kak-ego-ispolzovat-v-rabote/, https://proglib.io/p/kurs-django-chast-1-django-chto-eto-obzor-i-ustanovka-freymvorka-struktura-proekta-2023-07-25, https://skyeng.ru/magazine/wiki/it-industriya/chto-takoe-django/, https://apptask.ru/blog/django, https://blog.skillfactory.ru/glossary/django/, https://habr.com/ru/articles/473042/, https://habr.com/ru/companies/piter/articles/449784/, https://ru.hexlet.io/blog/posts/pochemu-django-luchshiy-freymvork-dlya-razrabotki-sayto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для чего используется</text:p>
          </table:table-cell>
          <table:table-cell office:value-type="string" calcext:value-type="string">
            <text:p>для чего нужен django (4)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django-dlya-novichkov-chto-eto-za-freymvork-i-zachem-ego-izuchat/, https://practicum.yandex.ru/blog/framework-django/, https://blog.eduson.academy/articles/it/django-chto-eto-za-freymvork-na-python-i-kak-ego-ispolzovat-v-rabote/, https://proglib.io/p/kurs-django-chast-1-django-chto-eto-obzor-i-ustanovka-freymvorka-struktura-proekta-2023-07-25, https://skyeng.ru/magazine/wiki/it-industriya/chto-takoe-django/, https://apptask.ru/blog/django, https://blog.skillfactory.ru/glossary/django/, https://habr.com/ru/articles/473042/, https://habr.com/ru/companies/piter/articles/449784/, https://ru.hexlet.io/blog/posts/pochemu-django-luchshiy-freymvork-dlya-razrabotki-sayto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реимущества django для веб разработки</text:p>
          </table:table-cell>
          <table:table-cell office:value-type="string" calcext:value-type="string">
            <text:p>для чего нужен django (4)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django-dlya-novichkov-chto-eto-za-freymvork-i-zachem-ego-izuchat/, https://practicum.yandex.ru/blog/framework-django/, https://blog.eduson.academy/articles/it/django-chto-eto-za-freymvork-na-python-i-kak-ego-ispolzovat-v-rabote/, https://proglib.io/p/kurs-django-chast-1-django-chto-eto-obzor-i-ustanovka-freymvorka-struktura-proekta-2023-07-25, https://skyeng.ru/magazine/wiki/it-industriya/chto-takoe-django/, https://apptask.ru/blog/django, https://blog.skillfactory.ru/glossary/django/, https://habr.com/ru/articles/473042/, https://habr.com/ru/companies/piter/articles/449784/, https://ru.hexlet.io/blog/posts/pochemu-django-luchshiy-freymvork-dlya-razrabotki-sayto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ие преимущества имеет django для веб разработки</text:p>
          </table:table-cell>
          <table:table-cell office:value-type="string" calcext:value-type="string">
            <text:p>для чего нужен django (4)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django-dlya-novichkov-chto-eto-za-freymvork-i-zachem-ego-izuchat/, https://practicum.yandex.ru/blog/framework-django/, https://blog.eduson.academy/articles/it/django-chto-eto-za-freymvork-na-python-i-kak-ego-ispolzovat-v-rabote/, https://proglib.io/p/kurs-django-chast-1-django-chto-eto-obzor-i-ustanovka-freymvorka-struktura-proekta-2023-07-25, https://skyeng.ru/magazine/wiki/it-industriya/chto-takoe-django/, https://apptask.ru/blog/django, https://blog.skillfactory.ru/glossary/django/, https://habr.com/ru/articles/473042/, https://habr.com/ru/companies/piter/articles/449784/, https://ru.hexlet.io/blog/posts/pochemu-django-luchshiy-freymvork-dlya-razrabotki-sayto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fault value django</text:p>
          </table:table-cell>
          <table:table-cell office:value-type="string" calcext:value-type="string">
            <text:p>default value django (4)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hint.com/post/8469965402660405/django-fields-default-value-from-self-models-instances, https://stackoverflow.com/questions/755857/how-can-i-set-a-default-value-for-a-field-in-a-django-model, https://www.geeksforgeeks.org/how-to-set-a-django-model-fields-default-value-to-a-function-or-callable/, https://pythonclass.ru/django/modeli-v-django/, https://docs.djangoproject.com/en/5.0/ref/models/fields/, https://sky.pro/wiki/python/ustanovka-znacheniy-po-umolchaniyu-dlya-skrytykh-poley-v-django/, https://studygyaan.com/django/how-to-set-default-values-in-django-form, https://www.csestack.org/django-default-user-model-field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default</text:p>
          </table:table-cell>
          <table:table-cell office:value-type="string" calcext:value-type="string">
            <text:p>default value django (4)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hint.com/post/8469965402660405/django-fields-default-value-from-self-models-instances, https://stackoverflow.com/questions/755857/how-can-i-set-a-default-value-for-a-field-in-a-django-model, https://www.geeksforgeeks.org/how-to-set-a-django-model-fields-default-value-to-a-function-or-callable/, https://pythonclass.ru/django/modeli-v-django/, https://docs.djangoproject.com/en/5.0/ref/models/fields/, https://sky.pro/wiki/python/ustanovka-znacheniy-po-umolchaniyu-dlya-skrytykh-poley-v-django/, https://studygyaan.com/django/how-to-set-default-values-in-django-form, https://www.csestack.org/django-default-user-model-field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t default django</text:p>
          </table:table-cell>
          <table:table-cell office:value-type="string" calcext:value-type="string">
            <text:p>default value django (4)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hint.com/post/8469965402660405/django-fields-default-value-from-self-models-instances, https://stackoverflow.com/questions/755857/how-can-i-set-a-default-value-for-a-field-in-a-django-model, https://www.geeksforgeeks.org/how-to-set-a-django-model-fields-default-value-to-a-function-or-callable/, https://pythonclass.ru/django/modeli-v-django/, https://docs.djangoproject.com/en/5.0/ref/models/fields/, https://sky.pro/wiki/python/ustanovka-znacheniy-po-umolchaniyu-dlya-skrytykh-poley-v-django/, https://studygyaan.com/django/how-to-set-default-values-in-django-form, https://www.csestack.org/django-default-user-model-field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eld default</text:p>
          </table:table-cell>
          <table:table-cell office:value-type="string" calcext:value-type="string">
            <text:p>default value django (4)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hint.com/post/8469965402660405/django-fields-default-value-from-self-models-instances, https://stackoverflow.com/questions/755857/how-can-i-set-a-default-value-for-a-field-in-a-django-model, https://www.geeksforgeeks.org/how-to-set-a-django-model-fields-default-value-to-a-function-or-callable/, https://pythonclass.ru/django/modeli-v-django/, https://docs.djangoproject.com/en/5.0/ref/models/fields/, https://sky.pro/wiki/python/ustanovka-znacheniy-po-umolchaniyu-dlya-skrytykh-poley-v-django/, https://studygyaan.com/django/how-to-set-default-values-in-django-form, https://www.csestack.org/django-default-user-model-field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it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hahryartayeb.com/post/how-to-setup-vite-js-with-django-4x, https://forum.djangoproject.com/t/a-django-react-vite-demo-project/39079, https://forum.djangoproject.com/t/django-vite-for-production/30387, https://forum.djangoproject.com/t/django-vite-plugin-a-minimalist-vite-helper-for-django/19842, https://gist.github.com/lucianoratamero/7fc9737d24229ea9219f0987272896a2, https://github.com/MrBin99/django-vite, https://ilikerobots.medium.com/django-vue-vite-rest-not-required-ca63cfa558fd, https://pypi.org/project/django-vite-plugin/, https://www.codingforentrepreneurs.com/blog/integrate-django-reactjs, https://www.reddit.com/r/django/comments/1fusrjv/how_do_you_use_djangovite_exactl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ripe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saastemplate.com/blog/django-stripe-integration/, https://dev.to/documatic/integrate-stripe-payments-with-django-by-building-a-digital-products-selling-app-le5, https://dj-stripe.dev/2.8/, https://github.com/dj-stripe/dj-stripe, https://github.com/testdrivenio/django-stripe-checkout, https://justdjango.com/blog/django-stripe-payments-tutorial, https://learndjango.com/tutorials/django-stripe-tutorial, https://testdriven.io/blog/django-stripe-tutorial/, https://www.reddit.com/r/django/comments/p5ksmn/looking_for_a_django_tutorial_for_stripe_pre/, https://www.saaspegasus.com/guides/django-stripe-integra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kubernete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pycharm/2024/03/deploying-django-apps-in-kubernetes/, https://cloud.google.com/python/django/kubernetes-engine, https://devtron.ai/blog/how-to-deploy-a-django-full-stack-application-with-kubernetes/, https://github.com/AliBigdeli/Django-Kubernetes-Template, https://github.com/codingforentrepreneurs/Django-Kubernetes, https://mattermost.com/blog/orchestrate-django-application-with-kubernetes/, https://medium.com/@subhampradhan966/kubernetes-end-to-end-project-with-deployment-of-django-notes-application-efc41b77f43b, https://www.civo.com/learn/build-deploy-restfulapi-fastapi-kubernetes, https://www.digitalocean.com/community/tutorials/how-to-deploy-a-scalable-and-secure-django-application-with-kubernetes, https://www.youtube.com/watch?v=NAOsLaB6Lfc&amp;pp=ygURI2RqYW5nb2RlcGxveW1lbnQ%3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теги</text:p>
          </table:table-cell>
          <table:table-cell office:value-type="string" calcext:value-type="string">
            <text:p>django теги (3)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builtins/, https://django.fun/docs/django/5.0/ref/templates/builtins/, https://metanit.com/python/django/2.7.php, https://proproprogs.ru/django4/django4-polzovatelskie-tegi-shablonov-dekoratory-simple-tag-i-inclusion-tag, https://sky.pro/wiki/python/rabota-s-shablonami-v-django/, https://tr-page.yandex.ru/translate?lang=en-ru&amp;url=https%3A%2F%2Fwww.geeksforgeeks.org%2Fdjango-template-tags%2F, https://django.readthedocs.io/en/stable/topics/templates.html, https://javarush.com/quests/lectures/ru.javarush.python.django.lecture.level05.lecture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шаблоны теги</text:p>
          </table:table-cell>
          <table:table-cell office:value-type="string" calcext:value-type="string">
            <text:p>django теги (3)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builtins/, https://django.fun/docs/django/5.0/ref/templates/builtins/, https://metanit.com/python/django/2.7.php, https://proproprogs.ru/django4/django4-polzovatelskie-tegi-shablonov-dekoratory-simple-tag-i-inclusion-tag, https://sky.pro/wiki/python/rabota-s-shablonami-v-django/, https://tr-page.yandex.ru/translate?lang=en-ru&amp;url=https%3A%2F%2Fwww.geeksforgeeks.org%2Fdjango-template-tags%2F, https://django.readthedocs.io/en/stable/topics/templates.html, https://javarush.com/quests/lectures/ru.javarush.python.django.lecture.level05.lecture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теги django html</text:p>
          </table:table-cell>
          <table:table-cell office:value-type="string" calcext:value-type="string">
            <text:p>django теги (3)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builtins/, https://django.fun/docs/django/5.0/ref/templates/builtins/, https://metanit.com/python/django/2.7.php, https://proproprogs.ru/django4/django4-polzovatelskie-tegi-shablonov-dekoratory-simple-tag-i-inclusion-tag, https://sky.pro/wiki/python/rabota-s-shablonami-v-django/, https://tr-page.yandex.ru/translate?lang=en-ru&amp;url=https%3A%2F%2Fwww.geeksforgeeks.org%2Fdjango-template-tags%2F, https://django.readthedocs.io/en/stable/topics/templates.html, https://javarush.com/quests/lectures/ru.javarush.python.django.lecture.level05.lecture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node</text:p>
          </table:table-cell>
          <table:table-cell office:value-type="string" calcext:value-type="string">
            <text:p>django node (2)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YdPc2_XG3dnT25h, https://infozone.pro/nodejs-vs-django-javascript-better-than-python/, https://tproger.ru/articles/django-ili-node-js--chto-vybrat-v-2024-godu, https://www.cloudways.com/blog/django-vs-nodej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de js django</text:p>
          </table:table-cell>
          <table:table-cell office:value-type="string" calcext:value-type="string">
            <text:p>django node (2)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YdPc2_XG3dnT25h, https://infozone.pro/nodejs-vs-django-javascript-better-than-python/, https://tproger.ru/articles/django-ili-node-js--chto-vybrat-v-2024-godu, https://www.cloudways.com/blog/django-vs-nodej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raphql</text:p>
          </table:table-cell>
          <table:table-cell office:value-type="string" calcext:value-type="string">
            <text:p>django graphql (2)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graphene-python.org/projects/django/en/latest/, https://github.com/graphql-python/graphene-django, https://www.fullstack.com/labs/resources/blog/django-graphene-from-rest-to-graphq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aphene_django</text:p>
          </table:table-cell>
          <table:table-cell office:value-type="string" calcext:value-type="string">
            <text:p>django graphql (2)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graphene-python.org/projects/django/en/latest/, https://github.com/graphql-python/graphene-django, https://www.fullstack.com/labs/resources/blog/django-graphene-from-rest-to-graphq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filter</text:p>
          </table:table-cell>
          <table:table-cell office:value-type="string" calcext:value-type="string">
            <text:p>django admin filter (2)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devjunction.in/how-to-create-custom-django-admin-list-filters, https://docs.djangoproject.com/en/5.1/ref/contrib/admin/filters/, https://javarush.com/quests/lectures/ru.javarush.python.django.lecture.level11.lecture05, https://proproprogs.ru/django4/django4-panel-poiska-i-panel-filtracii, https://pytutorial.com/django-admin-list-display-filter-search/, https://www.dothedev.com/blog/amp/django-admin-list_filte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ist filter</text:p>
          </table:table-cell>
          <table:table-cell office:value-type="string" calcext:value-type="string">
            <text:p>django admin filter (2)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devjunction.in/how-to-create-custom-django-admin-list-filters, https://docs.djangoproject.com/en/5.1/ref/contrib/admin/filters/, https://javarush.com/quests/lectures/ru.javarush.python.django.lecture.level11.lecture05, https://proproprogs.ru/django4/django4-panel-poiska-i-panel-filtracii, https://pytutorial.com/django-admin-list-display-filter-search/, https://www.dothedev.com/blog/amp/django-admin-list_filte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keycloak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devops.dev/setup-sso-using-saml-in-django-using-keycloak-as-idp-b2b5d81c3534, https://django-keycloak.readthedocs.io/en/latest/, https://forum.djangoproject.com/t/django-keycloak-best-practice/23924, https://github.com/Peter-Slump/django-keycloak, https://github.com/marcelo225/django-keycloak-auth, https://labs.ub.uni-frankfurt.de/post/single-sign-on-with-django-and-keycloak/, https://medium.com/@robertjosephk/setting-up-keycloak-in-django-with-django-allauth-cfc84fdbfee2, https://phasetwo.io/blog/secure-django/, https://stackademic.com/blog/integrating-keycloak-with-django-7ae39abe3a0b, https://www.reddit.com/r/KeyCloak/comments/1cgvqa1/help_with_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удалить django</text:p>
          </table:table-cell>
          <table:table-cell office:value-type="string" calcext:value-type="string">
            <text:p>как удалить django (2)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howto/delete-app/, https://mherman.org/blog/removing-a-django-app/, https://tr-page.yandex.ru/translate?lang=en-ru&amp;url=https%3A%2F%2Fwww.geeksforgeeks.org%2Fhow-to-completely-uninstall-a-django-app%2F, https://www.delftstack.com/howto/django/django-remove-app/, https://www.dev2qa.com/how-to-create-remove-django-project-application/, https://www.poggregate.com/spaces/django/posts/how-to-uninstall-a-django-app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удалить приложение</text:p>
          </table:table-cell>
          <table:table-cell office:value-type="string" calcext:value-type="string">
            <text:p>как удалить django (2)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howto/delete-app/, https://mherman.org/blog/removing-a-django-app/, https://tr-page.yandex.ru/translate?lang=en-ru&amp;url=https%3A%2F%2Fwww.geeksforgeeks.org%2Fhow-to-completely-uninstall-a-django-app%2F, https://www.delftstack.com/howto/django/django-remove-app/, https://www.dev2qa.com/how-to-create-remove-django-project-application/, https://www.poggregate.com/spaces/django/posts/how-to-uninstall-a-django-app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торрент</text:p>
          </table:table-cell>
          <table:table-cell office:value-type="string" calcext:value-type="string">
            <text:p>django торрент (2)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torrent.cc/serialy/214341-dzhango.html, https://igrovuha.org/8261-django.html, https://mehanik.games/1278-django.html, https://winstation.ru/games_pc/pc_strateg/52742-django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качать торрент</text:p>
          </table:table-cell>
          <table:table-cell office:value-type="string" calcext:value-type="string">
            <text:p>django торрент (2)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torrent.cc/serialy/214341-dzhango.html, https://igrovuha.org/8261-django.html, https://mehanik.games/1278-django.html, https://winstation.ru/games_pc/pc_strateg/52742-django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ycopg2 django</text:p>
          </table:table-cell>
          <table:table-cell office:value-type="string" calcext:value-type="string">
            <text:p>psycopg2 django (3)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using-postgresql-with-django/, https://docs.djangoproject.com/en/5.0/ref/databases/, https://proghunter.ru/articles/django-base-2023-installing-postgresql-in-django, https://sky.pro/wiki/python/nastrojka-podklyucheniya-k-baze-dannyh-v-django/, https://stackoverflow.com/questions/5394331/how-to-set-up-a-postgresql-database-in-django, https://www.alpharithms.com/django-postgresql-install-tutorial-123816/, https://www.geeksforgeeks.org/how-to-use-postgresql-database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backends postgresql</text:p>
          </table:table-cell>
          <table:table-cell office:value-type="string" calcext:value-type="string">
            <text:p>psycopg2 django (3)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using-postgresql-with-django/, https://docs.djangoproject.com/en/5.0/ref/databases/, https://proghunter.ru/articles/django-base-2023-installing-postgresql-in-django, https://sky.pro/wiki/python/nastrojka-podklyucheniya-k-baze-dannyh-v-django/, https://stackoverflow.com/questions/5394331/how-to-set-up-a-postgresql-database-in-django, https://www.alpharithms.com/django-postgresql-install-tutorial-123816/, https://www.geeksforgeeks.org/how-to-use-postgresql-database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ycopg2 python django</text:p>
          </table:table-cell>
          <table:table-cell office:value-type="string" calcext:value-type="string">
            <text:p>psycopg2 django (3)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using-postgresql-with-django/, https://docs.djangoproject.com/en/5.0/ref/databases/, https://proghunter.ru/articles/django-base-2023-installing-postgresql-in-django, https://sky.pro/wiki/python/nastrojka-podklyucheniya-k-baze-dannyh-v-django/, https://stackoverflow.com/questions/5394331/how-to-set-up-a-postgresql-database-in-django, https://www.alpharithms.com/django-postgresql-install-tutorial-123816/, https://www.geeksforgeeks.org/how-to-use-postgresql-database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delete</text:p>
          </table:table-cell>
          <table:table-cell office:value-type="string" calcext:value-type="string">
            <text:p>django model delete (4)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udalenie-konkretnoy-zapisi-v-django-modelyakh-orm-podkhod/, https://django.readthedocs.io/en/stable/topics/db/queries.html, https://stackoverflow.com/questions/3805958/how-to-delete-a-record-in-django-models, https://www.delftstack.com/howto/django/django-delete-object/, https://www.geeksforgeeks.org/how-to-efficiently-delete-a-record-in-django/, https://habr.com/ru/companies/vk/articles/438280/, https://javarush.com/quests/lectures/ru.javarush.python.django.lecture.level08.lecture06, https://docs.djangoproject.com/en/5.2/ref/models/instances/, https://ilovedjango.com/django/orm/orm-queries/, https://metanit.com/python/django/5.5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етод delete django</text:p>
          </table:table-cell>
          <table:table-cell office:value-type="string" calcext:value-type="string">
            <text:p>django model delete (4)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udalenie-konkretnoy-zapisi-v-django-modelyakh-orm-podkhod/, https://django.readthedocs.io/en/stable/topics/db/queries.html, https://stackoverflow.com/questions/3805958/how-to-delete-a-record-in-django-models, https://www.delftstack.com/howto/django/django-delete-object/, https://www.geeksforgeeks.org/how-to-efficiently-delete-a-record-in-django/, https://habr.com/ru/companies/vk/articles/438280/, https://javarush.com/quests/lectures/ru.javarush.python.django.lecture.level08.lecture06, https://docs.djangoproject.com/en/5.2/ref/models/instances/, https://ilovedjango.com/django/orm/orm-queries/, https://metanit.com/python/django/5.5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delete</text:p>
          </table:table-cell>
          <table:table-cell office:value-type="string" calcext:value-type="string">
            <text:p>django model delete (4)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udalenie-konkretnoy-zapisi-v-django-modelyakh-orm-podkhod/, https://django.readthedocs.io/en/stable/topics/db/queries.html, https://stackoverflow.com/questions/3805958/how-to-delete-a-record-in-django-models, https://www.delftstack.com/howto/django/django-delete-object/, https://www.geeksforgeeks.org/how-to-efficiently-delete-a-record-in-django/, https://habr.com/ru/companies/vk/articles/438280/, https://javarush.com/quests/lectures/ru.javarush.python.django.lecture.level08.lecture06, https://docs.djangoproject.com/en/5.2/ref/models/instances/, https://ilovedjango.com/django/orm/orm-queries/, https://metanit.com/python/django/5.5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bjects delete</text:p>
          </table:table-cell>
          <table:table-cell office:value-type="string" calcext:value-type="string">
            <text:p>django model delete (4)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udalenie-konkretnoy-zapisi-v-django-modelyakh-orm-podkhod/, https://django.readthedocs.io/en/stable/topics/db/queries.html, https://stackoverflow.com/questions/3805958/how-to-delete-a-record-in-django-models, https://www.delftstack.com/howto/django/django-delete-object/, https://www.geeksforgeeks.org/how-to-efficiently-delete-a-record-in-django/, https://habr.com/ru/companies/vk/articles/438280/, https://javarush.com/quests/lectures/ru.javarush.python.django.lecture.level08.lecture06, https://docs.djangoproject.com/en/5.2/ref/models/instances/, https://ilovedjango.com/django/orm/orm-queries/, https://metanit.com/python/django/5.5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5.1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leases/5.1/, https://docs.huihoo.com/django/1.5/releases/1.5.html, https://micro.webology.dev/2024/05/22/whats-new-in.html, https://pypi.org/project/Django/, https://pythonfix.com/pkg/d/django/, https://repology.org/project/python:django/versions, https://salbaw.serv00.net/https-www.djangoproject.com/download/, https://unfoldai.com/django-5-1/, https://vindevs.com/blog/whats-new-in-django-51-a-comprehensive-overview-p58/, https://vk.com/wall4031995_127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azy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oridoro/django-querysets-are-lazy-l01, https://docs.djangoproject.com/en/5.2/topics/i18n/translation/, https://dzen.ru/a/ZVPB4MrObCbVpopg, https://fly.io/django-beats/querysets-are-lazy/, https://habr.com/ru/articles/339420/, https://learntutorials.net/ru/django/topic/2579/%D0%B8%D0%BD%D1%82%D0%B5%D1%80%D0%BD%D0%B0%D1%86%D0%B8%D0%BE%D0%BD%D0%B0%D0%BB%D0%B8%D0%B7%D0%B0%D1%86%D0%B8%D1%8F, https://nsikakimoh.com/blog/gettext-and-gettext_lazy-functions-in-django, https://pythonhint.com/post/6020788128119867/can-django-lazy-load-fields-in-a-model, https://stackoverflow.com/questions/28357646/how-to-understand-lazy-function-in-django-utils-functional-module, https://www.geeksforgeeks.org/exploring-lazy-loading-techniques-for-django-templat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в pdf скачать</text:p>
          </table:table-cell>
          <table:table-cell office:value-type="string" calcext:value-type="string">
            <text:p>django в pdf скачать (2)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4nmv.ru/books/django_razrabotka_veb-prilozhenii_na_python_fail_pdf_668993.pdf, https://codelibs.ru/django-4-v-primerakh/, https://e-univers.ru/upload/iblock/b63/0a4cc0v94aivdm0h8wfvuwpakysxua05.pdf, https://maktabkhooneh.org/mag/wp-content/uploads/2022/04/Django-for-Beginners-Build-websites-with-Python-and-Django-3.1-by-William-S.-Vincent-WelcomeToCode.pdf, https://vk.com/wall-13765414_5442, https://www.programmer-books.com/wp-content/uploads/2018/08/djangobook.p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pdf</text:p>
          </table:table-cell>
          <table:table-cell office:value-type="string" calcext:value-type="string">
            <text:p>django в pdf скачать (2)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4nmv.ru/books/django_razrabotka_veb-prilozhenii_na_python_fail_pdf_668993.pdf, https://codelibs.ru/django-4-v-primerakh/, https://e-univers.ru/upload/iblock/b63/0a4cc0v94aivdm0h8wfvuwpakysxua05.pdf, https://maktabkhooneh.org/mag/wp-content/uploads/2022/04/Django-for-Beginners-Build-websites-with-Python-and-Django-3.1-by-William-S.-Vincent-WelcomeToCode.pdf, https://vk.com/wall-13765414_5442, https://www.programmer-books.com/wp-content/uploads/2018/08/djangobook.p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документация</text:p>
          </table:table-cell>
          <table:table-cell office:value-type="string" calcext:value-type="string">
            <text:p>django rest документация (2)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.tutsplus.com/ru/beginners-guide-to-the-django-rest-framework--cms-19786t, https://github.com/ilyachch/django-rest-framework-rusdoc, https://maksimdzhangirov.gitbooks.io/sovremennii-uchebnik-po-django/content/chast-ii-rest-api-prilozheniya-i-django-rest-freimvork.html, https://nuancesprog.ru/p/13975/, https://pikabu.ru/story/polnaya_i_svezhaya_dokumentatsiya_po_django_rest_framework_10316948, https://riptutorial.com/Download/django-rest-framework-ru.pdf, https://www.django-rest-framework.org/topics/documenting-your-api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framework документация</text:p>
          </table:table-cell>
          <table:table-cell office:value-type="string" calcext:value-type="string">
            <text:p>django rest документация (2)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.tutsplus.com/ru/beginners-guide-to-the-django-rest-framework--cms-19786t, https://github.com/ilyachch/django-rest-framework-rusdoc, https://maksimdzhangirov.gitbooks.io/sovremennii-uchebnik-po-django/content/chast-ii-rest-api-prilozheniya-i-django-rest-freimvork.html, https://nuancesprog.ru/p/13975/, https://pikabu.ru/story/polnaya_i_svezhaya_dokumentatsiya_po_django_rest_framework_10316948, https://riptutorial.com/Download/django-rest-framework-ru.pdf, https://www.django-rest-framework.org/topics/documenting-your-api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ength</text:p>
          </table:table-cell>
          <table:table-cell office:value-type="string" calcext:value-type="string">
            <text:p>django length (2)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builtins/, https://djangodoc.ru/3.2/ref/templates/builtins/, https://metanit.com/python/django/2.8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emplates filters</text:p>
          </table:table-cell>
          <table:table-cell office:value-type="string" calcext:value-type="string">
            <text:p>django length (2)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builtins/, https://djangodoc.ru/3.2/ref/templates/builtins/, https://metanit.com/python/django/2.8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utils programmingerror</text:p>
          </table:table-cell>
          <table:table-cell office:value-type="string" calcext:value-type="string">
            <text:p>django db utils programmingerror (3)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siumhossain/djangodbutilsprogrammingerror-column-of-relation-appnametable-already-exists-231g, https://stackforgeeks.com/blog/djangodbutilsprogrammingerror-relation-already-exists, https://stackoverflow.com/questions/29830928/django-db-utils-programmingerror-relation-already-exists, https://github.com/mimischi/django-docker/issues/8, https://hatchjs.com/django-db-utils-programmingerror-relation-does-not-exist-2/, https://python.su/forum/topic/27964/, https://sqlpey.com/python/solved-how-to-fix-django-programmingerror-relation-already-exists/, https://www.devasking.com/issue/djangodbutilsprogrammingerror-relation-already-exist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utils programmingerror relation</text:p>
          </table:table-cell>
          <table:table-cell office:value-type="string" calcext:value-type="string">
            <text:p>django db utils programmingerror (3)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siumhossain/djangodbutilsprogrammingerror-column-of-relation-appnametable-already-exists-231g, https://stackforgeeks.com/blog/djangodbutilsprogrammingerror-relation-already-exists, https://stackoverflow.com/questions/29830928/django-db-utils-programmingerror-relation-already-exists, https://github.com/mimischi/django-docker/issues/8, https://hatchjs.com/django-db-utils-programmingerror-relation-does-not-exist-2/, https://python.su/forum/topic/27964/, https://sqlpey.com/python/solved-how-to-fix-django-programmingerror-relation-already-exists/, https://www.devasking.com/issue/djangodbutilsprogrammingerror-relation-already-exist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lation already exists</text:p>
          </table:table-cell>
          <table:table-cell office:value-type="string" calcext:value-type="string">
            <text:p>django db utils programmingerror (3)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siumhossain/djangodbutilsprogrammingerror-column-of-relation-appnametable-already-exists-231g, https://stackforgeeks.com/blog/djangodbutilsprogrammingerror-relation-already-exists, https://stackoverflow.com/questions/29830928/django-db-utils-programmingerror-relation-already-exists, https://github.com/mimischi/django-docker/issues/8, https://hatchjs.com/django-db-utils-programmingerror-relation-does-not-exist-2/, https://python.su/forum/topic/27964/, https://sqlpey.com/python/solved-how-to-fix-django-programmingerror-relation-already-exists/, https://www.devasking.com/issue/djangodbutilsprogrammingerror-relation-already-exist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tex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jango-book-new.readthedocs.org/en/latest/chapter19.html, https://dev.to/doridoro/adding-translation-to-django-portfolio-project-4g42, https://dev.to/doridoro/what-is-the-difference-between-gettext-and-gettextlazy-55al, https://docs.djangoproject.com/en/2.2/_modules/django/utils/translation/, https://docs.djangoproject.com/en/5.1/topics/i18n/translation/, https://docs.python.org/3/library/gettext.html, https://lokalise.com/blog/django-i18n-beginners-guide/, https://pypi.org/project/django-translate-gettext/, https://stackoverflow.com/questions/71328869/what-is-gettext-lazy-on-django-for, https://www.reddit.com/r/django/comments/1c4n3mg/testing_django_translations_and_gettext_gettex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ane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django-admin-panel-tutorial/, https://dev.to/digvijay_singhrajput/customizing-the-django-panel-a-step-by-step-guide-c17, https://django-debug-toolbar.readthedocs.io/en/stable/panels.html, https://github.com/recamshak/chrome-django-panel, https://panel.holoviz.org/how_to/integrations/Django.html, https://pypi.org/project/django-debug-toolbar/, https://reintech.io/blog/creating-custom-admin-panel-django, https://www.appsmith.com/blog/building-an-admin-panel-with-django-admin, https://www.forestadmin.com/blog/how-to-build-a-django-admin-panel/, https://www.youtube.com/watch?v=msjkdUDWe9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имеры проектов</text:p>
          </table:table-cell>
          <table:table-cell office:value-type="string" calcext:value-type="string">
            <text:p>django примеры проектов (2)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topics/django-project, https://www.codewithfaraz.com/projects/20-django-projects-with-source-code, https://www.geeksforgeeks.org/django-projects/, https://www.interviewbit.com/blog/django-projects/, https://www.techgeekbuzz.com/blog/django-projects/, https://www.upgrad.com/blog/django-project-ideas-topics-beginner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projects</text:p>
          </table:table-cell>
          <table:table-cell office:value-type="string" calcext:value-type="string">
            <text:p>django примеры проектов (2)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topics/django-project, https://www.codewithfaraz.com/projects/20-django-projects-with-source-code, https://www.geeksforgeeks.org/django-projects/, https://www.interviewbit.com/blog/django-projects/, https://www.techgeekbuzz.com/blog/django-projects/, https://www.upgrad.com/blog/django-project-ideas-topics-beginner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reate user</text:p>
          </table:table-cell>
          <table:table-cell office:value-type="string" calcext:value-type="string">
            <text:p>django create user (2)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Authentication, https://simpleit.rocks/python/django/adding-users-to-your-django-project-with-custom-user-model/, https://stackoverflow.com/questions/10372877/how-to-create-a-user-in-django, https://www.geeksforgeeks.org/how-to-create-user-from-django-shell/, https://www.w3schools.com/django/django_admin_create_user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d user</text:p>
          </table:table-cell>
          <table:table-cell office:value-type="string" calcext:value-type="string">
            <text:p>django create user (2)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Authentication, https://simpleit.rocks/python/django/adding-users-to-your-django-project-with-custom-user-model/, https://stackoverflow.com/questions/10372877/how-to-create-a-user-in-django, https://www.geeksforgeeks.org/how-to-create-user-from-django-shell/, https://www.w3schools.com/django/django_admin_create_user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5 скачать</text:p>
          </table:table-cell>
          <table:table-cell office:value-type="string" calcext:value-type="string">
            <text:p>django 5 скачать (2)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news/778430/, https://pypi.org/project/Django/, https://www.djangoproject.com/downloa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3.10</text:p>
          </table:table-cell>
          <table:table-cell office:value-type="string" calcext:value-type="string">
            <text:p>django 5 скачать (2)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news/778430/, https://pypi.org/project/Django/, https://www.djangoproject.com/downloa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lasticsearch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robinmuhia/implementation-of-elastic-search-in-django-32d6, https://django-elasticsearch-dsl.readthedocs.io/, https://django-elasticsearch-dsl.readthedocs.io/en/latest/quickstart.html, https://github.com/django-es/django-elasticsearch-dsl, https://medium.com/@tech_with_mike/elasticsearch-with-django-quick-tutorial-with-video-e75263f813c7, https://pypi.org/project/django-elasticsearch-dsl/, https://pypi.org/project/elasticsearch-django/, https://sunscrapers.com/blog/how-to-use-elasticsearch-with-django/, https://testdriven.io/blog/django-drf-elasticsearch/, https://www.reddit.com/r/django/comments/xs1kqs/anyone_who_has_experience_with_elasticsearch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запись в базу данных</text:p>
          </table:table-cell>
          <table:table-cell office:value-type="string" calcext:value-type="string">
            <text:p>django запись в базу данных (4)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models/instances/, https://javarush.com/quests/lectures/ru.javarush.python.django.lecture.level07.lecture07, https://metanit.com/python/django/5.12.php, https://proproprogs.ru/django/crud-osnovy-orm-po-rabote-s-modelyami, https://www.youtube.com/watch?v=8QnMxrNT0-8, https://tr-page.yandex.ru/translate?lang=en-ru&amp;url=https%3A%2F%2Fwww.geeksforgeeks.org%2Fdjango-orm-inserting-updating-deleting-data%2F, https://djangodoc.ru/3.2/topics/db/queries/, https://habr.com/ru/articles/87357/, https://proglib.io/p/kurs-django-chast-2-orm-i-osnovy-raboty-s-bazami-dannyh-2024-01-29, https://vuyisile.com/creating-updating-records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запись в бд django</text:p>
          </table:table-cell>
          <table:table-cell office:value-type="string" calcext:value-type="string">
            <text:p>django запись в базу данных (4)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models/instances/, https://javarush.com/quests/lectures/ru.javarush.python.django.lecture.level07.lecture07, https://metanit.com/python/django/5.12.php, https://proproprogs.ru/django/crud-osnovy-orm-po-rabote-s-modelyami, https://www.youtube.com/watch?v=8QnMxrNT0-8, https://tr-page.yandex.ru/translate?lang=en-ru&amp;url=https%3A%2F%2Fwww.geeksforgeeks.org%2Fdjango-orm-inserting-updating-deleting-data%2F, https://djangodoc.ru/3.2/topics/db/queries/, https://habr.com/ru/articles/87357/, https://proglib.io/p/kurs-django-chast-2-orm-i-osnovy-raboty-s-bazami-dannyh-2024-01-29, https://vuyisile.com/creating-updating-records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ть запись</text:p>
          </table:table-cell>
          <table:table-cell office:value-type="string" calcext:value-type="string">
            <text:p>django запись в базу данных (4)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models/instances/, https://javarush.com/quests/lectures/ru.javarush.python.django.lecture.level07.lecture07, https://metanit.com/python/django/5.12.php, https://proproprogs.ru/django/crud-osnovy-orm-po-rabote-s-modelyami, https://www.youtube.com/watch?v=8QnMxrNT0-8, https://tr-page.yandex.ru/translate?lang=en-ru&amp;url=https%3A%2F%2Fwww.geeksforgeeks.org%2Fdjango-orm-inserting-updating-deleting-data%2F, https://djangodoc.ru/3.2/topics/db/queries/, https://habr.com/ru/articles/87357/, https://proglib.io/p/kurs-django-chast-2-orm-i-osnovy-raboty-s-bazami-dannyh-2024-01-29, https://vuyisile.com/creating-updating-records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добавить запись</text:p>
          </table:table-cell>
          <table:table-cell office:value-type="string" calcext:value-type="string">
            <text:p>django запись в базу данных (4)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models/instances/, https://javarush.com/quests/lectures/ru.javarush.python.django.lecture.level07.lecture07, https://metanit.com/python/django/5.12.php, https://proproprogs.ru/django/crud-osnovy-orm-po-rabote-s-modelyami, https://www.youtube.com/watch?v=8QnMxrNT0-8, https://tr-page.yandex.ru/translate?lang=en-ru&amp;url=https%3A%2F%2Fwww.geeksforgeeks.org%2Fdjango-orm-inserting-updating-deleting-data%2F, https://djangodoc.ru/3.2/topics/db/queries/, https://habr.com/ru/articles/87357/, https://proglib.io/p/kurs-django-chast-2-orm-i-osnovy-raboty-s-bazami-dannyh-2024-01-29, https://vuyisile.com/creating-updating-records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utils integrityerror</text:p>
          </table:table-cell>
          <table:table-cell office:value-type="string" calcext:value-type="string">
            <text:p>django db utils integrityerror (2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not-null-constraint-failed/9460, https://qna.habr.com/q/407684, https://www.iditect.com/faq/python/djangodbutilsintegrityerror-not-null-constraint-failed-productsproductimage-error-with-image-field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t null constraint failed django</text:p>
          </table:table-cell>
          <table:table-cell office:value-type="string" calcext:value-type="string">
            <text:p>django db utils integrityerror (2)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not-null-constraint-failed/9460, https://qna.habr.com/q/407684, https://www.iditect.com/faq/python/djangodbutilsintegrityerror-not-null-constraint-failed-productsproductimage-error-with-image-field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ntrib auth models user</text:p>
          </table:table-cell>
          <table:table-cell office:value-type="string" calcext:value-type="string">
            <text:p>django contrib auth models user (3)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sky.pro/wiki/python/autentifikaciya-i-avtorizaciya-v-django/, https://tproger.ru/articles/kak-nastroit-autentifikaciyu-v-veb-prilozheniyah-na-django, https://optima740.github.io/django/2020/04/15/Django-authorization/, https://studygyaan.com/django/how-to-restrict-access-with-django-login-required-decorator-function, https://www.youtube.com/watch?v=W3yoB0dA4E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ogin required</text:p>
          </table:table-cell>
          <table:table-cell office:value-type="string" calcext:value-type="string">
            <text:p>django contrib auth models user (3)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sky.pro/wiki/python/autentifikaciya-i-avtorizaciya-v-django/, https://tproger.ru/articles/kak-nastroit-autentifikaciyu-v-veb-prilozheniyah-na-django, https://optima740.github.io/django/2020/04/15/Django-authorization/, https://studygyaan.com/django/how-to-restrict-access-with-django-login-required-decorator-function, https://www.youtube.com/watch?v=W3yoB0dA4E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декоратор login required django</text:p>
          </table:table-cell>
          <table:table-cell office:value-type="string" calcext:value-type="string">
            <text:p>django contrib auth models user (3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sky.pro/wiki/python/autentifikaciya-i-avtorizaciya-v-django/, https://tproger.ru/articles/kak-nastroit-autentifikaciyu-v-veb-prilozheniyah-na-django, https://optima740.github.io/django/2020/04/15/Django-authorization/, https://studygyaan.com/django/how-to-restrict-access-with-django-login-required-decorator-function, https://www.youtube.com/watch?v=W3yoB0dA4E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rl id</text:p>
          </table:table-cell>
          <table:table-cell office:value-type="string" calcext:value-type="string">
            <text:p>django url id (2)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topics/http/urls/, https://techvidvan.com/tutorials/django-urls/, https://www.webforefront.com/django/accessurlparamstemplate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mport path</text:p>
          </table:table-cell>
          <table:table-cell office:value-type="string" calcext:value-type="string">
            <text:p>django url id (2)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topics/http/urls/, https://techvidvan.com/tutorials/django-urls/, https://www.webforefront.com/django/accessurlparamstemplate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nam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topics/db/models/, https://kruizerchick.gitlab.io/django/models/, https://pythonclass.ru/django/modeli-v-django/, https://stackforgeeks.com/blog/how-can-i-obtain-the-models-name-or-the-content-type-of-a-django-object, https://stackoverflow.com/questions/4863332/how-can-i-obtain-the-models-name-or-the-content-type-of-a-django-object, https://www.geeksforgeeks.org/get-class-name-of-django-model/, https://www.iditect.com/faq/python/how-to-obtain-the-model39s-name-or-the-content-type-of-a-django-object.html, https://www.thecoderscamp.com/get-class-name-of-django-modeldjango/, https://www.tutsdrupal.com/article/django_get_model_na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ntegrityerro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exceptions/, https://ilovedjango.com/django/orm/orm-queries/, https://pythonguides.com/django-integrityerror-at-modelname/, https://qna.habr.com/q/617636, https://rathank.com/resolving-the-integrityerror-in-django/, https://skillbox.ru/media/code/django-dlya-novichkov-chto-eto-za-freymvork-i-zachem-ego-izuchat/, https://spec-zone.ru/django~3.0/ref/models/querysets, https://stackoverflow.com/questions/11293380/django-catching-integrity-error-and-showing-a-customized-message-using-template, https://www.geeksforgeeks.org/integrityerror-in-django/, https://www.youtube.com/watch?v=HySO5TLVli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itial django</text:p>
          </table:table-cell>
          <table:table-cell office:value-type="string" calcext:value-type="string">
            <text:p>initial django (2)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hint.com/post/1172154228706266/setting-initial-django-form-field-value-in-the-__init__-method, https://sky.pro/wiki/python/ustanovka-znacheniy-po-umolchaniyu-dlya-skrytykh-poley-v-django/, https://stackoverflow.com/questions/604266/django-set-default-form-values, https://studygyaan.com/django/how-to-give-initial-value-to-model-forms, https://www.geeksforgeeks.org/initial-form-data-django-forms/, https://www.iditect.com/programming/django/initial-form-data-django-forms.html, https://www.peterbe.com/plog/initial-values-bound-django-form-rendere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 initial</text:p>
          </table:table-cell>
          <table:table-cell office:value-type="string" calcext:value-type="string">
            <text:p>initial django (2)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hint.com/post/1172154228706266/setting-initial-django-form-field-value-in-the-__init__-method, https://sky.pro/wiki/python/ustanovka-znacheniy-po-umolchaniyu-dlya-skrytykh-poley-v-django/, https://stackoverflow.com/questions/604266/django-set-default-form-values, https://studygyaan.com/django/how-to-give-initial-value-to-model-forms, https://www.geeksforgeeks.org/initial-form-data-django-forms/, https://www.iditect.com/programming/django/initial-form-data-django-forms.html, https://www.peterbe.com/plog/initial-values-bound-django-form-rendere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elderror django</text:p>
          </table:table-cell>
          <table:table-cell office:value-type="string" calcext:value-type="string">
            <text:p>fielderror django (2)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exceptions/, https://github.com/jazzband/django-eav2/issues/163, https://www.devasking.com/issue/djangocoreexceptionsfielderror-unknown-fields-academicgrade-specified-for-user, https://www.educba.com/django-exceptions/, https://www.geeksforgeeks.org/fielderror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re exceptions fielderror</text:p>
          </table:table-cell>
          <table:table-cell office:value-type="string" calcext:value-type="string">
            <text:p>fielderror django (2)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exceptions/, https://github.com/jazzband/django-eav2/issues/163, https://www.devasking.com/issue/djangocoreexceptionsfielderror-unknown-fields-academicgrade-specified-for-user, https://www.educba.com/django-exceptions/, https://www.geeksforgeeks.org/fielderror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no such table</text:p>
          </table:table-cell>
          <table:table-cell office:value-type="string" calcext:value-type="string">
            <text:p>django no such table (2)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tchjs.com/django-no-such-table/, https://stackoverflow.com/questions/25771755/django-operationalerror-no-such-table, https://thewebdev.info/2022/04/03/how-to-fix-operationalerror-no-such-table-with-python-django/, https://www.iditect.com/program-example/python--djangodbutilsoperationalerror-no-such-table-authuser.html, https://www.youtube.com/watch?v=AosKkUoLq6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perationalerror no such table</text:p>
          </table:table-cell>
          <table:table-cell office:value-type="string" calcext:value-type="string">
            <text:p>django no such table (2)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tchjs.com/django-no-such-table/, https://stackoverflow.com/questions/25771755/django-operationalerror-no-such-table, https://thewebdev.info/2022/04/03/how-to-fix-operationalerror-no-such-table-with-python-django/, https://www.iditect.com/program-example/python--djangodbutilsoperationalerror-no-such-table-authuser.html, https://www.youtube.com/watch?v=AosKkUoLq6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elery rabbitmq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nonstopio.com/celery-and-rabbitmq-with-django-419bd64ab42b, https://dev.to/_nancychauhan/introduction-to-message-queue-build-a-newsletter-app-using-django-celery-and-rabbitmq-in-30-min-60p, https://forum.djangoproject.com/t/celery-vs-rabbitmq-for-this-particular-use-case/12925, https://github.com/AntonAks/Django-Celery-Rabbit, https://github.com/septa-ma/Django-Celery-RabbitMQ, https://medium.com/@techWithAditya/building-scalable-applications-with-django-celery-and-rabbitmq-a-step-by-step-guide-fc58bccc8cad, https://simpleisbetterthancomplex.com/tutorial/2017/08/20/how-to-use-celery-with-django.html, https://stackoverflow.com/questions/73440717/celery-receives-tasks-from-rabbitmq-but-not-executing-them, https://victorolusola.hashnode.dev/implementing-celery-with-django-using-rabbitmq, https://www.reddit.com/r/django/comments/15itbpk/what_is_benefits_of_using_rabbitmq_rather_tha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ocal py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bakery.com/blog/django/django-settings-howto/, https://dev.to/django_stars/configuring-django-settings-best-practices-2hb0, https://django-layout.readthedocs.io/en/latest/settings.html, https://dnmtechs.com/django-local-settings-in-python-3-programming/, https://docs.djangoproject.com/en/5.2/topics/settings/, https://esketchers.com/configuring-django-settings-best-practices/, https://habr.com/ru/articles/844280/, https://sky.pro/wiki/python/upravlenie-nastroykami-django-dlya-razrabotki-i-prodakshn/, https://stackoverflow.com/questions/1626326/how-to-manage-local-vs-production-settings-in-django, https://studygyaan.com/django/django-best-practice-configuring-settings-fi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t field django</text:p>
          </table:table-cell>
          <table:table-cell office:value-type="string" calcext:value-type="string">
            <text:p>get field django (2)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models/meta/, https://en.moonbooks.org/Articles/How-to-get-all-field-names-of-a-table-with-Django-/, https://stackoverflow.com/questions/3647805/how-to-get-all-fields-for-a-django-model, https://www.geeksforgeeks.org/how-to-get-a-list-of-the-fields-in-a-django-model/, https://www.iditect.com/faq/python/how-to-get-the-value-of-a-django-model-field-objec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model field</text:p>
          </table:table-cell>
          <table:table-cell office:value-type="string" calcext:value-type="string">
            <text:p>get field django (2)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models/meta/, https://en.moonbooks.org/Articles/How-to-get-all-field-names-of-a-table-with-Django-/, https://stackoverflow.com/questions/3647805/how-to-get-all-fields-for-a-django-model, https://www.geeksforgeeks.org/how-to-get-a-list-of-the-fields-in-a-django-model/, https://www.iditect.com/faq/python/how-to-get-the-value-of-a-django-model-field-objec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id</text:p>
          </table:table-cell>
          <table:table-cell office:value-type="string" calcext:value-type="string">
            <text:p>django get id (2)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models/instances/, https://proproprogs.ru/django/osnovy-orm-django-za-chas, https://www.youtube.com/watch?v=rR8_79NlbV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олучить id</text:p>
          </table:table-cell>
          <table:table-cell office:value-type="string" calcext:value-type="string">
            <text:p>django get id (2)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models/instances/, https://proproprogs.ru/django/osnovy-orm-django-za-chas, https://www.youtube.com/watch?v=rR8_79NlbV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rray</text:p>
          </table:table-cell>
          <table:table-cell office:value-type="string" calcext:value-type="string">
            <text:p>django array (2)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postgres-extensions.readthedocs.io/en/latest/arrays.html, https://pas-de-carottes.blogspot.com/2015/05/django-working-with-array-fields-in.html, https://www.delftstack.com/howto/django/django-array-field/, https://www.geeksforgeeks.org/the-most-efficient-way-to-store-a-list-in-django-models/, https://www.gyata.ai/django/django-array-field, https://www.iditect.com/faq/python/how-to-store-an-array-of-strings-in-a-django-model.html, https://zerotobyte.com/django-arrayfield-working-with-array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ray field django</text:p>
          </table:table-cell>
          <table:table-cell office:value-type="string" calcext:value-type="string">
            <text:p>django array (2)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postgres-extensions.readthedocs.io/en/latest/arrays.html, https://pas-de-carottes.blogspot.com/2015/05/django-working-with-array-fields-in.html, https://www.delftstack.com/howto/django/django-array-field/, https://www.geeksforgeeks.org/the-most-efficient-way-to-store-a-list-in-django-models/, https://www.gyata.ai/django/django-array-field, https://www.iditect.com/faq/python/how-to-store-an-array-of-strings-in-a-django-model.html, https://zerotobyte.com/django-arrayfield-working-with-array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bject has no attribute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attributeerror-list-object-has-no-attribute-is-bound/14904, https://github.com/django-guardian/django-guardian/issues/81, https://iancarpenter.dev/2021/09/19/django-object-has-no-attribute-save/, https://python.su/forum/topic/20377/, https://pythonguides.com/module-object-has-no-attribute-in-django/, https://pythonhint.com/post/1068154391771601/attributeerror-tuple-object-has-no-attribute-values-django-rest-framework, https://qna.habr.com/q/630866, https://stackoverflow.com/questions/15450060/django-function-object-has-no-attribute-objects, https://www.geeksforgeeks.org/fix-django-wsgirequest-object-has-no-attribute-data/, https://www.youtube.com/watch?v=JStQaDmZdF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utils operationalerror connection failed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error-in-connecting-postgresql/11741, https://github.com/pretix/pretix/discussions/3184, https://nbkomputer.com/how-to-fix-django-db-utils-operationalerror-could-not-connect-to-server/, https://qna.habr.com/q/1373144, https://serverfault.com/questions/1063760/django-db-utils-operationalerror-could-not-connect-to-server-connection-refuse, https://stackforgeeks.com/blog/djangodbutilsoperationalerror-could-not-connect-to-server, https://stackoverflow.com/questions/29937378/django-db-utils-operationalerror-could-not-connect-to-server, https://www.geeksforgeeks.org/operationalerror-in-django/, https://www.grepper.com/answers/633695/django.db.utils.operationalerror%3A+connection+to+server+at+%22127.0.0.1%22%2C+port+5432+failed%3A+connection+refused+is+the+server+running+on+that+host+and+accepting+tcp%2Fip+connections%3F, https://www.linuxfixes.com/2022/10/solved-connection-error-between-django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pp name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applications/, https://learn-codes.org/php/594711-app-name-urls-django, https://ngangasn.com/url-namespacing-in-django-what-is-app_name/, https://pythonhint.com/post/9277416127258664/how-to-change-the-name-of-a-django-app, https://realpython.com/lessons/url-linking/, https://stackoverflow.com/questions/61254816/what-is-the-purpose-of-app-name-in-urls-py-in-django, https://www.geeksforgeeks.org/change-the-name-of-a-django-application/, https://www.iditect.com/faq/python/how-to-get-an-app-name-using-python-in-django.html, https://www.restack.io/p/django-app-name-best-practices-answer, https://www.youtube.com/watch?v=icVke1tJ6a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hread</text:p>
          </table:table-cell>
          <table:table-cell office:value-type="string" calcext:value-type="string">
            <text:p>django thread (2)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osukeszk/multithreading-in-django-using-threading-and-queue-3kpp, https://programmersought.com/article/54426654549/, https://pythonhint.com/post/1292899275051579/multithreading-for-python-django, https://web.archive.org/web/20110612223656/http://www.artfulcode.net/articles/threading-django/, https://www.youtube.com/watch?v=U5nuICIuAp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reading python django</text:p>
          </table:table-cell>
          <table:table-cell office:value-type="string" calcext:value-type="string">
            <text:p>django thread (2)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osukeszk/multithreading-in-django-using-threading-and-queue-3kpp, https://programmersought.com/article/54426654549/, https://pythonhint.com/post/1292899275051579/multithreading-for-python-django, https://web.archive.org/web/20110612223656/http://www.artfulcode.net/articles/threading-django/, https://www.youtube.com/watch?v=U5nuICIuAp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ug false django</text:p>
          </table:table-cell>
          <table:table-cell office:value-type="string" calcext:value-type="string">
            <text:p>debug false django (2)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topics/settings/, https://dzen.ru/a/Z5ZSyrK-phpoOI5m, https://runebook.dev/en/articles/django/ref/settings/std:setting-DEBUG, https://www.webforefront.com/django/configuredjangosetting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ebug true</text:p>
          </table:table-cell>
          <table:table-cell office:value-type="string" calcext:value-type="string">
            <text:p>debug false django (2)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topics/settings/, https://dzen.ru/a/Z5ZSyrK-phpoOI5m, https://runebook.dev/en/articles/django/ref/settings/std:setting-DEBUG, https://www.webforefront.com/django/configuredjangosetting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y exampl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jangobyexample.com/, https://docs.djangoproject.com/en/5.2/intro/tutorial01/, https://github.com/PacktPublishing/Django-4-by-example, https://github.com/PacktPublishing/Django-5-By-Example, https://realpython.com/get-started-with-django-1/, https://www.amazon.com/Django-Example-powerful-reliable-applications/dp/1801813051, https://www.packtpub.com/en-ph/product/django-5-by-example-9781805125457, https://www.reddit.com/r/django/comments/1ds2t2e/django_5_by_example_build_powerful_and_reliable/, https://www.reddit.com/r/djangolearning/comments/15z02a5/would_you_recommend_book_django_4_by_example/, https://www.w3schools.com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ilk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silk.readthedocs.org/en/latest/quickstart.html, https://github.com/jazzband/django-silk, https://github.com/jazzband/django-silk/releases, https://medium.com/@mozaadirafi26/profiling-and-monitoring-prometheus-and-silk-39df8f183ca1, https://medium.com/@sharif-42/profiling-django-application-using-django-silk-62cdea83fb83, https://pypi.org/project/django-silk/0.2.1/, https://pypi.org/project/django-silk/0.5.3/, https://silk.readthedocs.io/, https://stackoverflow.com/questions/78312955/django-how-to-use-django-silk-to-work-in-running-tests, https://www.reddit.com/r/django/comments/1bm4i86/profiling_managepy_commands_something_lik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elery result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celery-results.readthedocs.io/en/latest/index.html, https://djangopackages.org/packages/p/django-celery-results/, https://docs.celeryq.dev/en/stable/django/first-steps-with-django.html, https://episyche.com/blog/how-to-run-periodic-tasks-in-django-using-celery, https://github.com/celery/django-celery-results, https://habr.com/ru/articles/711590/, https://ilovedjango.com/django/celery/django-celery-results-integration/, https://pythonru.com/primery/django-celery, https://stackoverflow.com/questions/56034038/how-to-get-celery-results-model-using-django-celery-results-within-task, https://www.youtube.com/watch?v=A89mCa1yto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xt js django</text:p>
          </table:table-cell>
          <table:table-cell office:value-type="string" calcext:value-type="string">
            <text:p>next js django (2)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oladev/building-a-fullstack-application-with-django-django-rest-nextjs-3e26, https://forum.djangoproject.com/t/the-nextjs-of-django/22241, https://github.com/Brlaney/django-next, https://medium.com/@danialkeimasi/django-next-js-the-easy-way-655efb6d28e1, https://news.ycombinator.com/item?id=27168403, https://pypi.org/project/django-nextjs/, https://stackoverflow.com/questions/78329774/how-can-i-use-nextjs-with-the-django, https://www.reddit.com/r/nextjs/comments/12necav/django_nextj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nextjs</text:p>
          </table:table-cell>
          <table:table-cell office:value-type="string" calcext:value-type="string">
            <text:p>next js django (2)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oladev/building-a-fullstack-application-with-django-django-rest-nextjs-3e26, https://forum.djangoproject.com/t/the-nextjs-of-django/22241, https://github.com/Brlaney/django-next, https://medium.com/@danialkeimasi/django-next-js-the-easy-way-655efb6d28e1, https://news.ycombinator.com/item?id=27168403, https://pypi.org/project/django-nextjs/, https://stackoverflow.com/questions/78329774/how-can-i-use-nextjs-with-the-django, https://www.reddit.com/r/nextjs/comments/12necav/django_nextj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s select</text:p>
          </table:table-cell>
          <table:table-cell office:value-type="string" calcext:value-type="string">
            <text:p>django forms select (2)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ganrymkhan.com/tutorial/working-with-choicefield-in-django, https://dzen.ru/a/Y2ef-Q-x9Tsm7edI, https://metanit.com/python/django/4.2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оле выбора</text:p>
          </table:table-cell>
          <table:table-cell office:value-type="string" calcext:value-type="string">
            <text:p>django forms select (2)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ganrymkhan.com/tutorial/working-with-choicefield-in-django, https://dzen.ru/a/Y2ef-Q-x9Tsm7edI, https://metanit.com/python/django/4.2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onymoususer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contrib/auth/, https://docs.djangoproject.com/en/5.2/topics/auth/customizing/, https://forum.djangoproject.com/t/my-request-user-is-always-anonymoususer/23581, https://github.com/jazzband/djangorestframework-simplejwt/issues/562, https://github.com/jpadilla/django-rest-framework-jwt/issues/45, https://groups.google.com/g/django-rest-framework/c/YvWiNNCmk8o, https://stackoverflow.com/questions/5376985/django-request-user-is-always-anonymous-user, https://www.django-rest-framework.org/api-guide/authentication/, https://www.pythonanywhere.com/forums/topic/28605/, https://www.reddit.com/r/django/comments/18c0mza/how_do_i_manage_anonymous_user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now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topics/i18n/timezones/, https://hinty.io/ivictbor/django-timezone-chasovye-poiasa-i-vremia-na-prostykh-primerakh/, https://pythonguides.com/how-to-get-current-time-in-django/, https://pythonhint.com/post/5605778390347417/how-to-format-djangos-timezonenow, https://sky.pro/wiki/python/reshaem-problemu-s-datoy-v-django-datetime-now-i-keshirovanie/, https://stackoverflow.com/questions/32092631/getting-the-current-date-and-time-in-django, https://www.agiliq.com/blog/2014/08/django-timezones/, https://www.geeksforgeeks.org/now-django-template-tags/, https://www.tutsdrupal.com/article/django_now_date, https://www.w3schools.com/django/ref_tags_now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es not exist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socrateslee/about-doesnotexist-exception-with-django-foreignkey-coo, https://docs.djangoproject.com/en/5.1/ref/exceptions/, https://hatchjs.com/matching-query-does-not-exist-in-django/, https://pythonhint.com/post/7651454748358497/matching-query-does-not-exist-error-in-django, https://qna.habr.com/q/572038, https://sqlpey.com/python/solved-how-to-handle-django-doesnotexist-errors-effectively/, https://stackoverflow.com/questions/16181188/django-doesnotexist, https://www.geeksforgeeks.org/how-do-we-get-the-object-if-it-exists-or-none-if-it-does-not-exist-in-django/, https://www.iditect.com/faq/python/django-doesnotexist.html, https://www.tutsdrupal.com/article/django_if_not_exist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je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ileysfabricandsupply.com/product/django-jet/, https://django-jet-reboot.readthedocs.io/, https://djangopackages.org/packages/p/django-jet/, https://github.com/geex-arts/django-jet, https://jet.geex-arts.com/, https://jet.readthedocs.io/, https://pypi.org/project/django-jet-reboot/, https://pypi.org/project/jet-django/, https://www.jetadmin.io/blog/django-jet-vs-jet-admin/, https://www.jetadmin.io/templates/django-admin-pane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ntrib auth model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kipngenokoech/djangocontribauthmodels-5coe, https://developer.mozilla.org/en-US/docs/Learn_web_development/Extensions/Server-side/Django/Authentication, https://django.pyth.onl/en/2.2/ref/contrib/auth/, https://doc.bccnsoft.com/docs/django-docs-3.0-en/ref/contrib/auth.html, https://docs.djangoproject.com/en/5.2/ref/contrib/auth/, https://docs.djangoproject.com/en/5.2/topics/auth/default/, https://iq.opengenus.org/django-user-authentication/, https://lira.no-ip.org:8443/doc/python-django-doc/html/ref/contrib/auth.html, https://medium.com/django-unleashed/custom-user-model-in-django-98b9a401a6a2, https://www.docs4dev.com/docs/django/2.0.13/ref/contrib/auth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eld error django</text:p>
          </table:table-cell>
          <table:table-cell office:value-type="string" calcext:value-type="string">
            <text:p>field error django (2)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12.lecture06, https://www.geeksforgeeks.org/error_messages-django-form-field-validation/, https://www.iditect.com/program-example/django-forms-if-not-valid-show-form-with-error-message.html, https://www.scaler.com/topics/django/data-validation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 errors</text:p>
          </table:table-cell>
          <table:table-cell office:value-type="string" calcext:value-type="string">
            <text:p>field error django (2)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12.lecture06, https://www.geeksforgeeks.org/error_messages-django-form-field-validation/, https://www.iditect.com/program-example/django-forms-if-not-valid-show-form-with-error-message.html, https://www.scaler.com/topics/django/data-validation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ost get</text:p>
          </table:table-cell>
          <table:table-cell office:value-type="string" calcext:value-type="string">
            <text:p>django post get (2)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16.lecture08, https://sky.pro/wiki/python/rabota-s-zaprosami-i-menedzherami-v-django/, https://teletype.in/@eenat/PyDjango-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обработка запроса django</text:p>
          </table:table-cell>
          <table:table-cell office:value-type="string" calcext:value-type="string">
            <text:p>django post get (2)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16.lecture08, https://sky.pro/wiki/python/rabota-s-zaprosami-i-menedzherami-v-django/, https://teletype.in/@eenat/PyDjango-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andl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logging/, https://codesarray.com/view/Logging-in-Django, https://dev.to/pragativerma18/the-complete-guide-to-logging-in-django-5fde, https://digitology.tech/posts/logirovanie-v-django-pravilnyj-put/, https://django.readthedocs.io/en/stable/howto/logging.html, https://djangodeconstructed.com/2018/12/18/django-and-python-logging-in-plain-english/, https://hodovi.cc/blog/django-development-and-production-logging/, https://last9.io/blog/django-logging/, https://signoz.io/guides/django-logging/, https://zerotobyte.com/introduction-to-django-logging-with-best-practic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ttings environmen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sarray.com/view/Understanding-settings.py-File-in-Django, https://docs.djangoproject.com/en/5.2/topics/settings/, https://esketchers.com/configuring-django-settings-best-practices/, https://hannylicious.com/blog/django-settings-and-environment-variables/, https://simpleit.rocks/python/django/custom-django-configurations-for-different-servers/, https://stackoverflow.com/questions/23156500/set-django-settings-module-as-an-environment-variable-in-windows-permanently, https://studygyaan.com/django/managing-django-settings-across-environments, https://www.coderedcorp.com/blog/django-settings-for-multiple-environments/, https://www.geeksforgeeks.org/how-to-manage-local-vs-production-settings-in-django/, https://www.mattlayman.com/understand-django/setting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qlite3</text:p>
          </table:table-cell>
          <table:table-cell office:value-type="string" calcext:value-type="string">
            <text:p>django sqlite3 (2)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damghill/the-definitive-guide-to-using-django-with-sqlite-in-production-2e9b, https://djangodoc.ru/3.1/intro/tutorial02/, https://javarush.com/quests/lectures/ru.javarush.python.django.lecture.level02.lecture06, https://sqldocs.org/sqlite-database/django-sqlite/, https://techvidvan.com/tutorials/django-database-connectivity/, https://w3resource.com/sqlite/snippets/sqlite-django-setup.php, https://www.techwithtim.net/tutorials/django/sqlite3-database, https://www.youtube.com/watch?v=UxTwFMZ4r5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b sqlite3 django</text:p>
          </table:table-cell>
          <table:table-cell office:value-type="string" calcext:value-type="string">
            <text:p>django sqlite3 (2)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damghill/the-definitive-guide-to-using-django-with-sqlite-in-production-2e9b, https://djangodoc.ru/3.1/intro/tutorial02/, https://javarush.com/quests/lectures/ru.javarush.python.django.lecture.level02.lecture06, https://sqldocs.org/sqlite-database/django-sqlite/, https://techvidvan.com/tutorials/django-database-connectivity/, https://w3resource.com/sqlite/snippets/sqlite-django-setup.php, https://www.techwithtim.net/tutorials/django/sqlite3-database, https://www.youtube.com/watch?v=UxTwFMZ4r5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file</text:p>
          </table:table-cell>
          <table:table-cell office:value-type="string" calcext:value-type="string">
            <text:p>django model file (3)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nmtechs.com/creating-and-saving-files-in-djangos-filefield/, https://pythonguides.com/django-app-upload-files/, https://www.simplifiedpython.net/django-file-upload-tutorial/, https://zerotobyte.com/django-filefield-everything-you-need-to-know/, https://pythonhint.com/post/1325373787595019/django-how-to-create-a-file-and-save-it-to-a-models-filefield, https://www.geeksforgeeks.org/filefield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le field</text:p>
          </table:table-cell>
          <table:table-cell office:value-type="string" calcext:value-type="string">
            <text:p>django model file (3)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nmtechs.com/creating-and-saving-files-in-djangos-filefield/, https://pythonguides.com/django-app-upload-files/, https://www.simplifiedpython.net/django-file-upload-tutorial/, https://zerotobyte.com/django-filefield-everything-you-need-to-know/, https://pythonhint.com/post/1325373787595019/django-how-to-create-a-file-and-save-it-to-a-models-filefield, https://www.geeksforgeeks.org/filefield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reate file</text:p>
          </table:table-cell>
          <table:table-cell office:value-type="string" calcext:value-type="string">
            <text:p>django model file (3)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nmtechs.com/creating-and-saving-files-in-djangos-filefield/, https://pythonguides.com/django-app-upload-files/, https://www.simplifiedpython.net/django-file-upload-tutorial/, https://zerotobyte.com/django-filefield-everything-you-need-to-know/, https://pythonhint.com/post/1325373787595019/django-how-to-create-a-file-and-save-it-to-a-models-filefield, https://www.geeksforgeeks.org/filefield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s views</text:p>
          </table:table-cell>
          <table:table-cell office:value-type="string" calcext:value-type="string">
            <text:p>django forms views (2)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linkingswood.github.io/Model-Form-Customisation/, https://medium.com/django-unleashed/mastering-django-modelforms-a-comprehensive-guide-to-effortless-form-handling-in-django-93eab38030be, https://proglib.io/p/kurs-django-chast-3-osnovy-raboty-s-formami-2024-03-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орма модели</text:p>
          </table:table-cell>
          <table:table-cell office:value-type="string" calcext:value-type="string">
            <text:p>django forms views (2)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linkingswood.github.io/Model-Form-Customisation/, https://medium.com/django-unleashed/mastering-django-modelforms-a-comprehensive-guide-to-effortless-form-handling-in-django-93eab38030be, https://proglib.io/p/kurs-django-chast-3-osnovy-raboty-s-formami-2024-03-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register</text:p>
          </table:table-cell>
          <table:table-cell office:value-type="string" calcext:value-type="string">
            <text:p>django admin register (2)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django-admin-setup/, https://codinggear.org/how-to-register-model-in-django-admin/, https://developer.mozilla.org/en-US/docs/Learn_web_development/Extensions/Server-side/Django/Admin_site, https://docs.djangoproject.com/en/5.2/ref/contrib/admin/, https://javarush.com/quests/lectures/ru.javarush.python.django.lecture.level11.lecture02, https://www.freecodecamp.org/news/how-to-set-up-a-django-admin-si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gister models</text:p>
          </table:table-cell>
          <table:table-cell office:value-type="string" calcext:value-type="string">
            <text:p>django admin register (2)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django-admin-setup/, https://codinggear.org/how-to-register-model-in-django-admin/, https://developer.mozilla.org/en-US/docs/Learn_web_development/Extensions/Server-side/Django/Admin_site, https://docs.djangoproject.com/en/5.2/ref/contrib/admin/, https://javarush.com/quests/lectures/ru.javarush.python.django.lecture.level11.lecture02, https://www.freecodecamp.org/news/how-to-set-up-a-django-admin-si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auth2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odhiambo/integrate-google-oauth2-social-authentication-into-your-django-web-app-1bk5, https://django-oauth-toolkit.readthedocs.io/, https://django-oauth-toolkit.readthedocs.io/en/latest/getting_started.html, https://docs.authlib.org/en/latest/client/django.html, https://github.com/jazzband/django-oauth-toolkit, https://medium.com/@mathur.danduprolu/day-4-implementing-oauth2-authentication-in-django-148b505aae7c, https://stackoverflow.com/questions/71542207/when-to-use-oauth-in-django-what-is-its-exact-role-on-django-login-framework, https://www.django-rest-framework.org/api-guide/authentication/, https://www.reddit.com/r/django/comments/vlqz1a/easy_django_library_for_oauth2/, https://www.toptal.com/django/integrate-oauth-2-into-django-drf-back-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roku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center.heroku.com/articles/django-app-configuration, https://devcenter.heroku.com/articles/django-assets, https://devcenter.heroku.com/categories/working-with-django, https://medium.com/@farad.dev/how-to-deploy-a-django-application-on-heroku-step-by-step-guide-6ac6ea9a9098, https://medium.com/quick-code/deploying-django-app-to-heroku-full-guide-6ff7252578d7?source=rss----dbe7a689f76f---4, https://pypi.org/project/django-heroku/, https://pypi.org/project/django-on-heroku/, https://realpython.com/django-hosting-on-heroku/, https://www.heroku.com/python, https://www.reddit.com/r/django/comments/xijzq3/deploying_django_with_heroku_vs_othe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bel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Forms, https://docs.djangoproject.com/en/4.0/ref/forms/fields/, https://metanit.com/python/django/4.3.php, https://ordinarycoders.com/blog/article/using-django-form-fields-and-widgets, https://proglib.io/p/kurs-django-chast-3-osnovy-raboty-s-formami-2024-03-15, https://pythonhint.com/post/5535102107645575/django-form-set-label, https://stackoverflow.com/questions/636905/django-form-set-label, https://www.delftstack.com/howto/django/django-forms-field/, https://www.geeksforgeeks.org/label-django-form-field-validation/, https://www.learningaboutelectronics.com/Articles/How-to-add-a-label-to-a-field-in-a-Django-form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mple jwt django</text:p>
          </table:table-cell>
          <table:table-cell office:value-type="string" calcext:value-type="string">
            <text:p>simple jwt django (3)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how-use-jwt-authentication-django/, https://django-rest-framework-simplejwt.readthedocs.io/, https://habr.com/ru/articles/793058/, https://proproprogs.ru/django/drf-delaem-avtorizaciyu-po-jwt-tokenam, https://studygyaan.com/django/django-rest-framework-jwt-json-web-token, https://www.freecodecamp.org/news/how-to-use-jwt-and-django-rest-framework-to-get-tokens/, https://www.jetbrains.com/guide/django/tutorials/django-aws/rest-api-jwt/, https://www.remoteinning.com/blog/how-to-use-jwt-authentication-with-django-rest-framework, https://dev.to/shivamrohilla/user-authentication-in-djangorestframework-using-simplejwt-login-signup-3kd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simple jwt</text:p>
          </table:table-cell>
          <table:table-cell office:value-type="string" calcext:value-type="string">
            <text:p>simple jwt django (3)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how-use-jwt-authentication-django/, https://django-rest-framework-simplejwt.readthedocs.io/, https://habr.com/ru/articles/793058/, https://proproprogs.ru/django/drf-delaem-avtorizaciyu-po-jwt-tokenam, https://studygyaan.com/django/django-rest-framework-jwt-json-web-token, https://www.freecodecamp.org/news/how-to-use-jwt-and-django-rest-framework-to-get-tokens/, https://www.jetbrains.com/guide/django/tutorials/django-aws/rest-api-jwt/, https://www.remoteinning.com/blog/how-to-use-jwt-authentication-with-django-rest-framework, https://dev.to/shivamrohilla/user-authentication-in-djangorestframework-using-simplejwt-login-signup-3kd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framework simple jwt</text:p>
          </table:table-cell>
          <table:table-cell office:value-type="string" calcext:value-type="string">
            <text:p>simple jwt django (3)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how-use-jwt-authentication-django/, https://django-rest-framework-simplejwt.readthedocs.io/, https://habr.com/ru/articles/793058/, https://proproprogs.ru/django/drf-delaem-avtorizaciyu-po-jwt-tokenam, https://studygyaan.com/django/django-rest-framework-jwt-json-web-token, https://www.freecodecamp.org/news/how-to-use-jwt-and-django-rest-framework-to-get-tokens/, https://www.jetbrains.com/guide/django/tutorials/django-aws/rest-api-jwt/, https://www.remoteinning.com/blog/how-to-use-jwt-authentication-with-django-rest-framework, https://dev.to/shivamrohilla/user-authentication-in-djangorestframework-using-simplejwt-login-signup-3kd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wsgi</text:p>
          </table:table-cell>
          <table:table-cell office:value-type="string" calcext:value-type="string">
            <text:p>django uwsgi (2)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w0rd.com/2016/02/02/django-nginx-uwsgi/, https://habr.com/ru/articles/226419/, https://lord-turmoil.github.io/posts/Setup-Django-uWSGI-Nginx/, https://tonyteaches.tech/django-nginx-uwsgi-tutorial/, https://uwsgi-docs.readthedocs.io/en/latest/tutorials/Django_and_nginx.html, https://www.dmosk.ru/miniinstruktions.php?mini=deploy-djangoapp-on-nginx, https://www.shantanuacharya.com/2020-12-09-deploy-django-nginx-uwsgi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wsgi nginx</text:p>
          </table:table-cell>
          <table:table-cell office:value-type="string" calcext:value-type="string">
            <text:p>django uwsgi (2)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w0rd.com/2016/02/02/django-nginx-uwsgi/, https://habr.com/ru/articles/226419/, https://lord-turmoil.github.io/posts/Setup-Django-uWSGI-Nginx/, https://tonyteaches.tech/django-nginx-uwsgi-tutorial/, https://uwsgi-docs.readthedocs.io/en/latest/tutorials/Django_and_nginx.html, https://www.dmosk.ru/miniinstruktions.php?mini=deploy-djangoapp-on-nginx, https://www.shantanuacharya.com/2020-12-09-deploy-django-nginx-uwsgi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qlalchemy</text:p>
          </table:table-cell>
          <table:table-cell office:value-type="string" calcext:value-type="string">
            <text:p>django sqlalchemy (2)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robot.me/posts/introduction-to-sqlalchemy-orm-for-django-developers, https://dev.to/django_stars/merging--django-orm-with-sqlalchemy-for-easier-data-analysis-4h9j, https://habr.com/ru/articles/128052/, https://st4lk.github.io/blog/2023/12/09/sqlalchemy-vs-django-orm/, https://www.geeksforgeeks.org/django-orm-vs-sqlalchemy/, https://www.oddbird.net/2023/10/23/sqlalchemy-for-django-developer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qlalchemy django orm</text:p>
          </table:table-cell>
          <table:table-cell office:value-type="string" calcext:value-type="string">
            <text:p>django sqlalchemy (2)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robot.me/posts/introduction-to-sqlalchemy-orm-for-django-developers, https://dev.to/django_stars/merging--django-orm-with-sqlalchemy-for-easier-data-analysis-4h9j, https://habr.com/ru/articles/128052/, https://st4lk.github.io/blog/2023/12/09/sqlalchemy-vs-django-orm/, https://www.geeksforgeeks.org/django-orm-vs-sqlalchemy/, https://www.oddbird.net/2023/10/23/sqlalchemy-for-django-developer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 class</text:p>
          </table:table-cell>
          <table:table-cell office:value-type="string" calcext:value-type="string">
            <text:p>django form class (2)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Forms, https://docs.djangoproject.com/en/5.1/topics/forms/, https://proglib.io/p/kurs-django-chast-3-osnovy-raboty-s-formami-2024-03-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form</text:p>
          </table:table-cell>
          <table:table-cell office:value-type="string" calcext:value-type="string">
            <text:p>django form class (2)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Forms, https://docs.djangoproject.com/en/5.1/topics/forms/, https://proglib.io/p/kurs-django-chast-3-osnovy-raboty-s-formami-2024-03-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kafka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devops.dev/building-scalable-microservices-with-django-and-apache-kafka-ab2a13b654ed, https://codemia.io/knowledge-hub/path/consume_kafka_messages_from_django_app, https://dev.to/dhirajpatra/django-kafka-3lh7, https://github.com/addu390/django-kafka, https://medium.com/@mansha99/microservices-using-django-and-kafka-3776e8592ef3, https://medium.com/@tarekeesa7/using-apache-kafka-for-real-time-data-streaming-with-django-4cad0d6cf8ce, https://pypi.org/project/django-kafka/, https://python.plainenglish.io/microservices-in-python-kafka-and-django-c4e4fc83b7ef, https://stackoverflow.com/questions/49612472/how-to-integrate-django-with-kafka-using-python, https://www.reddit.com/r/django/comments/w1imx8/django_kafka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tabl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docs-preview.netlify.app/ref/models/options, https://doc.bccnsoft.com/docs/django-docs-3.0-en/ref/models/options.html, https://docs.djangoproject.com/en/5.2/ref/models/options/, https://habr.com/ru/companies/otus/articles/692124/, https://learn-codes.org/php/481143-codepoint-meta-db-table-django, https://lira.no-ip.org:8443/doc/python-django-doc/html/ref/models/options.html, https://pythonclass.ru/django/modeli-v-django/, https://pythonhosted.org/django_simple_feedback/ref/models/options.html, https://stackoverflow.com/questions/16421574/database-table-names-with-django, https://www.delftstack.com/howto/django/class-meta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тил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ebereplenty/styling-django-projects-a-comprehensive-guide-to-css-integration-njm, https://metanit.com/python/django/4.6.php, https://pythonru.com/uroki/django-static, https://qna.habr.com/q/20230, https://stackoverflow.com/questions/5827590/css-styling-in-django-forms, https://studygyaan.com/django/django-style-the-forms-created-by-model-forms, https://tr-page.yandex.ru/translate?lang=en-ru&amp;url=https%3A%2F%2Fwww.tutorialspoint.com%2Fdjango%2Fdjango_add_css_files.htm, https://tutorial.djangogirls.org/ru/css/, https://www.w3schools.com/django/django_add_css_file_global.php, https://www.youtube.com/watch?v=xlHVyawJbv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tatic roo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zetblog.ru/django-nastraivaem-static_root-staticfiles_dirs-i-media_root-pravilno.html, https://dev.to/doridoro/django-difference-between-mediaroot-and-staticroot-5cb, https://devguide.dev/blog/django-static-root-vs-staticfiles-dirs, https://docs.djangoproject.com/en/5.2/howto/static-files/, https://help.pythonanywhere.com/pages/DjangoStaticFiles/, https://mrprabhatmishra.medium.com/are-you-confused-with-static-url-staticfiles-dirs-and-static-root-9d2c3cd79c08, https://proproprogs.ru/django4/django4-podklyuchenie-staticheskih-faylov, https://stackoverflow.com/questions/8687927/static-root-vs-static-url-in-django, https://www.geeksforgeeks.org/staticroot-vs-staticurl-in-django/, https://www.hostinger.com/ph/tutorials/django-static-fil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le db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db-file-storage.readthedocs.io/, https://docs.djangoproject.com/en/5.1/topics/files/, https://github.com/bfirsh/django-database-files, https://pypi.org/project/django-db-file-storage/, https://stackoverflow.com/questions/1078897/storing-file-content-in-db, https://techvidvan.com/tutorials/django-database-connectivity/, https://tutorial101.blogspot.com/2020/04/django-file-upload-and-save-data-to.html, https://www.geeksforgeeks.org/django-how-to-create-a-file-and-save-it-to-a-models-filefield/, https://www.learningaboutelectronics.com/Articles/How-to-insert-files-into-a-database-table-with-Python-in-Django.php, https://www.youtube.com/watch?v=N8XBMIqbnD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имя django admin не распознано</text:p>
          </table:table-cell>
          <table:table-cell office:value-type="string" calcext:value-type="string">
            <text:p>имя django admin не распознано (2)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bbyhadz.com/blog/django-admin-is-not-recognized-as-internal-or-external-command, https://qna.habr.com/q/845105, https://stackoverflow.com/questions/56796303/django-admin-is-is-not-recognized, https://stackoverflow.forums.wiki/viewtopic.php?t=173549, https://tr-page.yandex.ru/translate?lang=en-ru&amp;url=https%3A%2F%2Fstackoverflow.com%2Fquestions%2F73036231%2Fhow-solve-django-admin-is-not-recognized, https://www.cyberforum.ru/python-django/thread3048799.html, https://www.youtube.com/watch?v=vtZUkl2CsA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не распознано как имя командлета</text:p>
          </table:table-cell>
          <table:table-cell office:value-type="string" calcext:value-type="string">
            <text:p>имя django admin не распознано (2)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bbyhadz.com/blog/django-admin-is-not-recognized-as-internal-or-external-command, https://qna.habr.com/q/845105, https://stackoverflow.com/questions/56796303/django-admin-is-is-not-recognized, https://stackoverflow.forums.wiki/viewtopic.php?t=173549, https://tr-page.yandex.ru/translate?lang=en-ru&amp;url=https%3A%2F%2Fstackoverflow.com%2Fquestions%2F73036231%2Fhow-solve-django-admin-is-not-recognized, https://www.cyberforum.ru/python-django/thread3048799.html, https://www.youtube.com/watch?v=vtZUkl2CsA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default</text:p>
          </table:table-cell>
          <table:table-cell office:value-type="string" calcext:value-type="string">
            <text:p>django db default (2)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settings/, https://metanit.com/python/django/5.9.php, https://www.dothedev.com/blog/django-database-connection-settings/, https://www.webforefront.com/django/setupdjangodatabase.html, https://zerotobyte.com/django-multiple-databases-setup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ttings databases</text:p>
          </table:table-cell>
          <table:table-cell office:value-type="string" calcext:value-type="string">
            <text:p>django db default (2)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settings/, https://metanit.com/python/django/5.9.php, https://www.dothedev.com/blog/django-database-connection-settings/, https://www.webforefront.com/django/setupdjangodatabase.html, https://zerotobyte.com/django-multiple-databases-setup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ron django</text:p>
          </table:table-cell>
          <table:table-cell office:value-type="string" calcext:value-type="string">
            <text:p>cron django (2)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cron.readthedocs.io/en/latest/installation.html, https://django.how/extras/django-cron-jobs/, https://forum.djangoproject.com/t/django-crontabs/31277, https://medium.com/@mainadanielwachira/a-comprehensive-guide-to-using-django-crontab-for-scheduled-tasks-bb62b99083e8, https://pypi.org/project/django-crontab/, https://stackoverflow.com/questions/75992434/set-cronjobs-to-run-everyday-at-6am-in-django-python, https://www.reddit.com/r/django/comments/rls5ug/how_to_start_cron_jobs_for_django_function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ron job django</text:p>
          </table:table-cell>
          <table:table-cell office:value-type="string" calcext:value-type="string">
            <text:p>cron django (2)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cron.readthedocs.io/en/latest/installation.html, https://django.how/extras/django-cron-jobs/, https://forum.djangoproject.com/t/django-crontabs/31277, https://medium.com/@mainadanielwachira/a-comprehensive-guide-to-using-django-crontab-for-scheduled-tasks-bb62b99083e8, https://pypi.org/project/django-crontab/, https://stackoverflow.com/questions/75992434/set-cronjobs-to-run-everyday-at-6am-in-django-python, https://www.reddit.com/r/django/comments/rls5ug/how_to_start_cron_jobs_for_django_function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xecute from command lin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ldtalentwork.com/2019/11/19/how-to-start-a-django-project-without-the-default-startproject-command-the-single-file-approach/, https://django-configurations.readthedocs.io/en/latest/, https://docs.djangoproject.com/en/5.2/ref/django-admin/, https://elvanco.com/blog/how-to-use-djangos-management-commands, https://habr.com/ru/companies/oleg-bunin/articles/433482/, https://learn-codes.org/javascript/181781-python-execute-django-command, https://pythonhint.com/post/1070631348388711/executing-a-django-shell-command-from-the-command-line, https://stackoverflow.com/questions/25614575/how-to-run-a-django-python-file-from-command-line, https://www.mattlayman.com/understand-django/command-apps/, https://www.thecoderscamp.com/how-to-execute-manage-py-from-the-python-shel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x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dec.com/tutorials/aggregations-and-ordering-in-django/, https://django-easy-tutorial.blogspot.com/2017/07/aggregation-usage-in-django-queries.html, https://docs.djangoproject.com/en/5.2/ref/models/expressions/, https://metanit.com/python/django/5.17.php, https://micropyramid.com/blog/aggregation-in-django-minumum-and-maximum-values-from-django-model, https://proproprogs.ru/django4/django4-agregiruyushchie-funkcii-count-sum-avg-max-min-metod-values, https://stackoverflow.com/questions/844591/how-to-do-select-max-in-django, https://www.geeksforgeeks.org/how-to-do-select-max-in-django/, https://www.iditect.com/faq/python/django-select-max-id.html, https://www.pythontutorial.net/django-tutorial/django-aggrega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добавить поле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jangodoc.ru/3.2/topics/forms/, https://djangosimple.blogspot.com/2014/05/user-django.html, https://docs.djangoproject.com/en/dev/ref/models/fields/, https://dzen.ru/a/ZsYXz-k93i7dsXwZ, https://habr.com/ru/articles/176807/, https://proproprogs.ru/django4/django4-polzovatelskie-polya-i-deystviya-v-admin-paneli, https://stackoverflow.com/questions/2886987/adding-custom-fields-to-users-in-django, https://tr-page.yandex.ru/translate?lang=en-ru&amp;url=https%3A%2F%2Fstackoverflow.com%2Fquestions%2F42478191%2Fhow-to-add-extra-fields-in-user-model-and-display-them-in-django-admin, https://www.youtube.com/watch?v=TBGRYkzXiT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in thread</text:p>
          </table:table-cell>
          <table:table-cell office:value-type="string" calcext:value-type="string">
            <text:p>django main thread (2)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vileg.com/ru/forum/topic/957/, https://itfy.org/threads/ne-poluchaetsja-zapustit-server-na-django.10/, https://qna.habr.com/q/637695, https://www.cyberforum.ru/python-django/thread2531585.html, https://www.iditect.com/program-example/python--watching-for-file-changes-with-statreloader-exception-in-thread-djangomainthread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ception in thread django main thread</text:p>
          </table:table-cell>
          <table:table-cell office:value-type="string" calcext:value-type="string">
            <text:p>django main thread (2)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vileg.com/ru/forum/topic/957/, https://itfy.org/threads/ne-poluchaetsja-zapustit-server-na-django.10/, https://qna.habr.com/q/637695, https://www.cyberforum.ru/python-django/thread2531585.html, https://www.iditect.com/program-example/python--watching-for-file-changes-with-statreloader-exception-in-thread-djangomainthread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rafana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-generator.dev/docs/technologies/django/integrate-grafana.html, https://blog.devops.dev/monitoring-your-django-app-with-prometheus-and-grafana-5859b8815e84, https://github.com/adinhodovic/django-mixin, https://grafana.com/grafana/dashboards/17613-django-requests-by-view/, https://grafana.com/grafana/dashboards/17616-django-requests-overview/, https://grafana.com/grafana/dashboards/17658-django/, https://grafana.com/grafana/dashboards/9528-django-prometheus/, https://hodovi.cc/blog/django-monitoring-with-prometheus-and-grafana/, https://karanchuri.medium.com/prometheus-grafana-in-django-92da4d782f8a, https://medium.com/swlh/a-guide-to-using-prometheus-and-grafana-for-logging-api-metrics-in-django-43863eebe5b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bsites built with django</text:p>
          </table:table-cell>
          <table:table-cell office:value-type="string" calcext:value-type="string">
            <text:p>websites built with django (2)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stars.com/blog/10-popular-sites-made-on-django/, https://forum.djangoproject.com/t/a-collection-of-amazing-projects-made-with-our-favorite-python-web-framework/10107, https://intellisoft.io/15-famous-sites-built-with-django-that-you-probably-know/, https://seclgroup.com/15-websites-and-web-apps-built-with-django/, https://trends.builtwith.com/websitelist/Django-Language, https://www.quora.com/Can-you-provide-examples-of-interesting-websites-built-using-Django-or-other-web-frameworks-like-Flask, https://www.reddit.com/r/django/comments/11et57g/what_are_a_few_sitesweb_based_apps_that_are/, https://www.stxnext.com/blog/django-websites-exampl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bsites made with django</text:p>
          </table:table-cell>
          <table:table-cell office:value-type="string" calcext:value-type="string">
            <text:p>websites built with django (2)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stars.com/blog/10-popular-sites-made-on-django/, https://forum.djangoproject.com/t/a-collection-of-amazing-projects-made-with-our-favorite-python-web-framework/10107, https://intellisoft.io/15-famous-sites-built-with-django-that-you-probably-know/, https://seclgroup.com/15-websites-and-web-apps-built-with-django/, https://trends.builtwith.com/websitelist/Django-Language, https://www.quora.com/Can-you-provide-examples-of-interesting-websites-built-using-Django-or-other-web-frameworks-like-Flask, https://www.reddit.com/r/django/comments/11et57g/what_are_a_few_sitesweb_based_apps_that_are/, https://www.stxnext.com/blog/django-websites-exampl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r fields</text:p>
          </table:table-cell>
          <table:table-cell office:value-type="string" calcext:value-type="string">
            <text:p>django user fields (2)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impleisbetterthancomplex.com/article/2021/07/08/what-you-should-know-about-the-django-user-model.html, https://www.csestack.org/django-default-user-model-fields/, https://www.geeksforgeeks.org/how-to-use-user-model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efault user</text:p>
          </table:table-cell>
          <table:table-cell office:value-type="string" calcext:value-type="string">
            <text:p>django user fields (2)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impleisbetterthancomplex.com/article/2021/07/08/what-you-should-know-about-the-django-user-model.html, https://www.csestack.org/django-default-user-model-fields/, https://www.geeksforgeeks.org/how-to-use-user-model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3.12</text:p>
          </table:table-cell>
          <table:table-cell office:value-type="string" calcext:value-type="string">
            <text:p>django python 3.12 (2)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development_environment, https://learndjango.com/tutorials/how-install-django, https://pypi.org/project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3.11 django</text:p>
          </table:table-cell>
          <table:table-cell office:value-type="string" calcext:value-type="string">
            <text:p>django python 3.12 (2)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development_environment, https://learndjango.com/tutorials/how-install-django, https://pypi.org/project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o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contrib/gis/tutorial/, https://docs.djangoproject.com/en/5.2/ref/contrib/gis/, https://github.com/paulsmith/geodjango, https://medium.com/@limeira.felipe94/geodjango-101-how-to-add-maps-and-spatial-data-to-your-django-projects-e3617fb51474, https://pganalyze.com/blog/geodjango-postgis, https://realpython.com/location-based-app-with-geodjango-tutorial/, https://www.lifeingis.com/geodjango-tutorial-series/?mode=grid, https://www.paulox.net/2021/07/19/maps-with-django-part-2-geodjango-postgis-and-leaflet/, https://www.reddit.com/r/django/comments/pkcxf6/why_are_geodjango_docs_so_incredibly_horrible/, https://www.reddit.com/r/django/comments/wk27iu/about_geodjango_and_postgis_models_the_differenc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выпадающие списки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feez1131.hashnode.dev/how-to-create-a-dependent-drop-down-list-in-django, https://forum.hpc.name/thread/n050/75165/sozdanie-vypadayushchego-spiska-v-django-s-elementami-iz-modeli.html, https://habr.com/ru/articles/135263/, https://it4each.com/blog/sviazannye-vypadaiushchie-spiski-v-adminke-django/, https://python.su/forum/topic/7404/, https://ru.stackoverflow.com/questions/663037/%D0%92%D1%8B%D0%BF%D0%B0%D0%B4%D0%B0%D1%8E%D1%89%D0%B8%D0%B9-%D1%81%D0%BF%D0%B8%D1%81%D0%BE%D0%BA-%D0%B2-django, https://simpleisbetterthancomplex.com/tutorial/2018/01/29/how-to-implement-dependent-or-chained-dropdown-list-with-django.html, https://tr-page.yandex.ru/translate?lang=en-ru&amp;url=https%3A%2F%2Fstackoverflow.com%2Fquestions%2F31130706%2Fdropdown-in-django-model, https://www.learningaboutelectronics.com/Articles/How-to-create-a-drop-down-list-in-a-Django-form.php, https://www.youtube.com/watch?v=LmYDXgYK1s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вывод</text:p>
          </table:table-cell>
          <table:table-cell office:value-type="string" calcext:value-type="string">
            <text:p>django вывод (2)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tproger.com/course/django/8, https://qna.habr.com/q/502113, https://rutube.ru/video/d3c38b1733ac7f53523c06837329edeb/, https://tr-page.yandex.ru/translate?lang=en-ru&amp;url=https%3A%2F%2Fstackoverflow.com%2Fquestions%2F59860113%2Fhow-to-output-in-html-all-objects-from-django-database, https://www.youtube.com/watch?v=KNPq1jg0L1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вывод данных django</text:p>
          </table:table-cell>
          <table:table-cell office:value-type="string" calcext:value-type="string">
            <text:p>django вывод (2)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tproger.com/course/django/8, https://qna.habr.com/q/502113, https://rutube.ru/video/d3c38b1733ac7f53523c06837329edeb/, https://tr-page.yandex.ru/translate?lang=en-ru&amp;url=https%3A%2F%2Fstackoverflow.com%2Fquestions%2F59860113%2Fhow-to-output-in-html-all-objects-from-django-database, https://www.youtube.com/watch?v=KNPq1jg0L1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вакансии</text:p>
          </table:table-cell>
          <table:table-cell office:value-type="string" calcext:value-type="string">
            <text:p>django вакансии (2)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reers.smyt.ru/vacancies/django-python-developer-junior-all/, https://hh.ru/vacancies/python-django-developer, https://napodrabotku.ru/jobs-freelancers/razrabotka-na-django, https://russia.gorodrabot.ru/django_%D1%80%D0%B0%D0%B7%D1%80%D0%B0%D0%B1%D0%BE%D1%82%D1%87%D0%B8%D0%BA, https://www.avito.ru/moskva/rabota?q=Junior+Django, https://www.careerjet.ru/%D1%80%D0%B0%D0%B1%D0%BE%D1%82%D0%B0-django-juni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вакансии</text:p>
          </table:table-cell>
          <table:table-cell office:value-type="string" calcext:value-type="string">
            <text:p>django вакансии (2)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reers.smyt.ru/vacancies/django-python-developer-junior-all/, https://hh.ru/vacancies/python-django-developer, https://napodrabotku.ru/jobs-freelancers/razrabotka-na-django, https://russia.gorodrabot.ru/django_%D1%80%D0%B0%D0%B7%D1%80%D0%B0%D0%B1%D0%BE%D1%82%D1%87%D0%B8%D0%BA, https://www.avito.ru/moskva/rabota?q=Junior+Django, https://www.careerjet.ru/%D1%80%D0%B0%D0%B1%D0%BE%D1%82%D0%B0-django-juni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istory</text:p>
          </table:table-cell>
          <table:table-cell office:value-type="string" calcext:value-type="string">
            <text:p>django history (2)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imbtheladder.com/10-django-simple-history-best-practices/, https://django-simple-history.readthedocs.io/, https://github.com/jazzband/django-simple-history, https://www.caktusgroup.com/blog/2023/02/13/introduction-django-simple-history/, https://www.horilla.com/blogs/how-to-track-history-in-django-using-django-simple-history/, https://www.mattlayman.com/blog/2023/django-simple-history/, https://www.restack.io/p/django-simple-history-answer-model-versioning-cat-a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imple history</text:p>
          </table:table-cell>
          <table:table-cell office:value-type="string" calcext:value-type="string">
            <text:p>django history (2)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imbtheladder.com/10-django-simple-history-best-practices/, https://django-simple-history.readthedocs.io/, https://github.com/jazzband/django-simple-history, https://www.caktusgroup.com/blog/2023/02/13/introduction-django-simple-history/, https://www.horilla.com/blogs/how-to-track-history-in-django-using-django-simple-history/, https://www.mattlayman.com/blog/2023/django-simple-history/, https://www.restack.io/p/django-simple-history-answer-model-versioning-cat-a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ker django mysq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foadlind/dockerizing-a-django-mysql-project-g4m, https://forums.docker.com/t/docker-cant-connect-my-mysql-container-with-djngo-container/142132, https://github.com/DanielArian/django-mysql-docker, https://github.com/DanielArian/django-mysql-docker/blob/main/docker-compose.yml, https://medium.com/@akshatgadodia/dockerizing-a-django-and-mysql-application-a-step-by-step-guide-d4ba181d3de5, https://medium.com/@minghz42/docker-setup-for-django-on-mysql-1f063c9d16a0, https://stackoverflow.com/questions/76932405/cant-connect-to-mysql-server-on-localhost3306-in-dockerised-django-app-using, https://www.doprax.com/tutorial/deploy-django-using-docker-nginx-mysql/, https://www.jameshw.dev/blog/2021-09-19/connect-mysql-to-docker-and-django, https://www.reddit.com/r/django/comments/mna8er/how_to_connect_dockerized_django_app_to_mysq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named ur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topics/http/urls/, https://dvmn.org/encyclopedia/django/tag-url/, https://elvanco.com/blog/how-to-define-urls-in-django, https://ngangasn.com/url-namespacing-in-django-what-is-app_name/, https://stackoverflow.com/questions/15706489/redirect-to-named-url-pattern-directly-from-urls-py-in-django, https://www.iditect.com/guide/django/django-url.html, https://www.scaler.com/topics/django/django-urls/, https://www.webforefront.com/django/namedjangourls.html, https://www.whtutorials.com/tutorials/django/102-Named-URL-Patterns-and-Namespace, https://www.youtube.com/watch?v=07YSCsscYh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module django core management</text:p>
          </table:table-cell>
          <table:table-cell office:value-type="string" calcext:value-type="string">
            <text:p>no module django core management (2)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waves.com/tips-tricks/fix-import-error-no-module-named-django-core-management/, https://stackoverflow.com/questions/14013728/django-no-module-named-django-core-management, https://www.iditect.com/faq/python/django--quotno-module-named-djangocoremanagementquot.html, https://www.wikitechy.com/errors-and-fixes/python/django-import-error-no-module-named-core-managemen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module named django core management</text:p>
          </table:table-cell>
          <table:table-cell office:value-type="string" calcext:value-type="string">
            <text:p>no module django core management (2)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waves.com/tips-tricks/fix-import-error-no-module-named-django-core-management/, https://stackoverflow.com/questions/14013728/django-no-module-named-django-core-management, https://www.iditect.com/faq/python/django--quotno-module-named-djangocoremanagementquot.html, https://www.wikitechy.com/errors-and-fixes/python/django-import-error-no-module-named-core-managemen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rls параметры</text:p>
          </table:table-cell>
          <table:table-cell office:value-type="string" calcext:value-type="string">
            <text:p>django urls параметры (2)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guides.com/get-url-parameters-in-django/, https://sky.pro/wiki/python/poluchenie-znacheniy-parametrov-url-v-django-metody-i-podkhody/, https://www.scaler.com/topics/django/django-ur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олучить url</text:p>
          </table:table-cell>
          <table:table-cell office:value-type="string" calcext:value-type="string">
            <text:p>django urls параметры (2)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guides.com/get-url-parameters-in-django/, https://sky.pro/wiki/python/poluchenie-znacheniy-parametrov-url-v-django-metody-i-podkhody/, https://www.scaler.com/topics/django/django-ur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ponse file</text:p>
          </table:table-cell>
          <table:table-cell office:value-type="string" calcext:value-type="string">
            <text:p>django response file (2)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leviackerman/how-to-download-data-in-multiple-file-formats-csv-xls-txt-with-django-rest-framework-gi3, https://pythonhint.com/post/1261437811209924/how-do-i-use-django-rest-framework-to-send-a-file-in-response, https://www.dev2qa.com/how-to-return-html-file-as-django-view-response/, https://zetcode.com/django/filerespon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turn file</text:p>
          </table:table-cell>
          <table:table-cell office:value-type="string" calcext:value-type="string">
            <text:p>django response file (2)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leviackerman/how-to-download-data-in-multiple-file-formats-csv-xls-txt-with-django-rest-framework-gi3, https://pythonhint.com/post/1261437811209924/how-do-i-use-django-rest-framework-to-send-a-file-in-response, https://www.dev2qa.com/how-to-return-html-file-as-django-view-response/, https://zetcode.com/django/filerespon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lleville django</text:p>
          </table:table-cell>
          <table:table-cell office:value-type="string" calcext:value-type="string">
            <text:p>belleville django (2)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tmos.me/song/47945482, https://music.mts.ru/album/1752511, https://www.last.fm/ru/music/Django+Reinhardt/_/Belleville, https://zvuch.com/tracks/django-reinhardt-belleville, https://zvuk.com/release/17153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inhardt belleville</text:p>
          </table:table-cell>
          <table:table-cell office:value-type="string" calcext:value-type="string">
            <text:p>belleville django (2)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tmos.me/song/47945482, https://music.mts.ru/album/1752511, https://www.last.fm/ru/music/Django+Reinhardt/_/Belleville, https://zvuch.com/tracks/django-reinhardt-belleville, https://zvuk.com/release/17153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вязанные объекты django</text:p>
          </table:table-cell>
          <table:table-cell office:value-type="string" calcext:value-type="string">
            <text:p>связанные объекты django (3)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6.php, https://proproprogs.ru/django4/django4-tipy-svyazey-mezhdu-modelyami-foreignkey-manytomanyfield-onetoonefield, https://ru.hexlet.io/courses/python-django-orm/lessons/relations/theory_unit, https://docs.djangoproject.com/en/5.1/ref/models/relations/, https://dvmn.org/encyclopedia/django_orm/foreign-key/, https://javarush.com/quests/lectures/ru.javarush.python.django.lecture.level09.lecture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вязанные поля</text:p>
          </table:table-cell>
          <table:table-cell office:value-type="string" calcext:value-type="string">
            <text:p>связанные объекты django (3)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6.php, https://proproprogs.ru/django4/django4-tipy-svyazey-mezhdu-modelyami-foreignkey-manytomanyfield-onetoonefield, https://ru.hexlet.io/courses/python-django-orm/lessons/relations/theory_unit, https://docs.djangoproject.com/en/5.1/ref/models/relations/, https://dvmn.org/encyclopedia/django_orm/foreign-key/, https://javarush.com/quests/lectures/ru.javarush.python.django.lecture.level09.lecture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вязь один ко многим</text:p>
          </table:table-cell>
          <table:table-cell office:value-type="string" calcext:value-type="string">
            <text:p>связанные объекты django (3)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6.php, https://proproprogs.ru/django4/django4-tipy-svyazey-mezhdu-modelyami-foreignkey-manytomanyfield-onetoonefield, https://ru.hexlet.io/courses/python-django-orm/lessons/relations/theory_unit, https://docs.djangoproject.com/en/5.1/ref/models/relations/, https://dvmn.org/encyclopedia/django_orm/foreign-key/, https://javarush.com/quests/lectures/ru.javarush.python.django.lecture.level09.lecture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еню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-live.ru/post/django-menu/, https://crowdbotics.com/posts/blog/how-to-add-a-navigation-menu-in-django-admin/, https://demos.pixinvent.com/vuexy-html-admin-template/documentation/django-menu.html, https://django-simple-menu.readthedocs.io/en/latest/usage.html, https://docs.django-cms.org/en/stable/how_to/14-menus.html, https://github.com/rcrowther/django_menus, https://prognote.ru/web-dev/back-end/how-to-make-a-django-menu/, https://qna.habr.com/q/401408, https://www.codersarts.com/post/mega-menu-using-django-and-bootstrap, https://www.rossp.org/blog/menu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unction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idrisrampurawala/writing-custom-django-database-functions-4dmb, https://devprac.ru/%D0%BF%D1%80%D0%B5%D0%B4%D1%81%D1%82%D0%B0%D0%B2%D0%BB%D0%B5%D0%BD%D0%B8%D1%8F-%D1%84%D1%83%D0%BD%D0%BA%D1%86%D0%B8%D0%B8-view-functions-%D0%B2-django-2023/, https://diksha-rathi.github.io/2016/quick-guide-django-functions/, https://docs.djangoproject.com/en/4.0/ref/models/database-functions/, https://github.com/django/django/blob/main/docs/ref/models/database-functions.txt, https://medium.com/swlh/custom-functions-in-django-template-tags-64b73037f2a6, https://pythonguides.com/create-a-function-based-view-in-django/, https://smyt.ru/blog/django-orm/, https://www.geeksforgeeks.org/database-functions-in-django/, https://www.reg.ru/blog/shpargalka-po-python-dlya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книга скачать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4nmv.ru/books/django_razrabotka_veb-prilozhenii_na_python_fail_pdf_668993.pdf, https://codelibs.ru/django-4-v-primerakh/, https://github.com/YeasirArafatRatul/DjangoBooks/blob/master/The%20Django%20Book%20(%20PDFDrive.com%20).pdf, https://habr.com/ru/companies/vk/articles/430580/, https://library-it.com/frameworks/python-frejmvorki/django/, https://obuchalka.org/20200321119387/django-documentation-2019.html, https://t.me/pyproglib/4937, https://vk.com/wall-54530371_176303, https://www.litres.ru/book/a-golovatyy/django-podrobnoe-rukovodstvo-2-e-izdanie-24499974/, https://www.rulit.me/books/django-3-0-praktika-sozdaniya-veb-sajtov-na-python-download-642692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llowed host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ingnomads.com/django-allowed-hosts, https://docs.djangoproject.com/en/5.2/ref/settings/, https://learn-codes.org/php/120494-django-allowed-hosts-allow-all, https://runebook.dev/en/articles/django/ref/settings/std:setting-ALLOWED_HOSTS, https://stackoverflow.com/questions/54504142/how-to-set-django-allowed-hosts, https://www.delftstack.com/howto/django/django-allowed_hosts/, https://www.divio.com/blog/django-allowed-hosts-explained/, https://www.geeksforgeeks.org/django-settings-file-step-by-step-explanation/, https://www.webforefront.com/django/configuredjangosettings.html, https://zerotobyte.com/use-django-allowed-hosts-to-prevent-security-threat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lickhous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ickhouse.com/docs/integrations/python, https://d.djangopackages.org/packages/p/django-clickhouse-backend/, https://djangopackages.org/packages/p/django-clickhouse-backend/, https://github.com/carrotquest/django-clickhouse, https://github.com/jayvynl/django-clickhouse-backend/actions, https://picostitch.hashnode.dev/clickhouse-aggregations-and-django, https://pypi.org/project/django-clickhouse-backend/, https://pypi.org/project/django-clickhouse-backend/0.2.1/, https://stackoverflow.com/questions/77967616/django-migrate-with-clickhouse, https://www.reddit.com/r/django/comments/186rwk7/experiences_with_djangoclickhousebacken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re instal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hops.ru/i/django/vhost/, https://django-core.readthedocs.io/en/latest/installation.html, https://djangocentral.com/how-to-install-django/, https://docs.djangoproject.com/en/dev/topics/install/, https://github.com/InfoAgeTech/django-core/blob/master/docs/installation.rst, https://learndjango.com/tutorials/how-install-django, https://metanit.com/python/django/1.2.php, https://sky.pro/wiki/python/ustanovka-i-nastrojka-django/, https://www.geeksforgeeks.org/djnago-installation-and-setup/, https://www.youtube.com/watch?v=vAmDf2Qfek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roup by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gitology.tech/posts/sozdayom-zaprosy-s-group-v-django-orm/, https://docs.djangoproject.com/en/5.2/ref/models/expressions/, https://hakibenita.com/django-group-by-sql, https://pythonguides.com/python-django-group-by/, https://stackoverflow.com/questions/629551/how-to-query-as-group-by-in-django, https://studygyaan.com/django/how-to-use-group-by-queries-in-django, https://www.delftstack.com/howto/django/django-group-by/, https://www.educba.com/django-group-by/, https://www.geeksforgeeks.org/how-to-query-as-group-by-in-django/, https://www.pythontutorial.net/django-tutorial/django-group-b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етоды модел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jango-docs.vercel.app/docs/django-models, https://django.fun/docs/django/5.0/ref/models/instances/, https://djangodoc.ru/3.1/topics/db/models/, https://docs.djangoproject.com/en/5.0/ref/models/instances/, https://habr.com/ru/articles/75272/, https://proglike.ru/directory/django/obekty-modeli-metody-modeli, https://proproprogs.ru/django/crud-osnovy-orm-po-rabote-s-modelyami, https://tr-page.yandex.ru/translate?lang=en-ru&amp;url=https%3A%2F%2Fwww.geeksforgeeks.org%2Fdjango-models%2F, https://www.youtube.com/watch?v=cZ8mC5q0mP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s bootstrap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fm.blog/python/django-forms-crispy-forms-bootstrap-5, https://django-bootstrap5.readthedocs.io/en/latest/forms.html, https://github.com/pinax/django-forms-bootstrap, https://habr.com/ru/articles/811635/, https://ordinarycoders.com/blog/article/render-a-django-form-with-bootstrap, https://pythonguides.com/contact-form-in-django-using-bootstrap/, https://shapebootstrap.net/building-dynamic-forms-with-django-and-bootstrap/, https://simpleit.rocks/python/django/forms/how-to-use-bootstrap-4-in-django-forms/, https://vevurka.github.io/dsp17/python/bootstraping_forms/, https://www.codeunderscored.com/how-to-use-bootstrap-4-forms-with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 sav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topics/forms/modelforms/, https://javarush.com/quests/lectures/ru.javarush.python.django.lecture.level13.lecture04, https://micropyramid.com/blog/django-forms-basics, https://proproprogs.ru/django4/django4-formy-svyazannye-s-modelyami, https://stackoverflow.com/questions/11943912/how-do-you-write-a-save-method-for-forms-in-django, https://tutorial.djangogirls.org/en/django_forms/, https://www.csestack.org/create-html-form-insert-data-database-django/, https://www.iditect.com/faq/python/django-save-modelform.html, https://www.learningaboutelectronics.com/Articles/How-to-save-data-from-a-form-to-a-database-table-in-Django.php, https://www.youtube.com/watch?v=6aQoW0TRXB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развернуть django</text:p>
          </table:table-cell>
          <table:table-cell office:value-type="string" calcext:value-type="string">
            <text:p>как развернуть django (2)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exlinus.ru/blog/deploy-django-proekta-na-vps/, https://beget.com/ru/kb/how-to/vps/razvertyvanie-django-s-pomoshchyu-nginx-postgresql-i-gunicorn, https://developer.mozilla.org/ru/docs/Learn_web_development/Extensions/Server-side/Django/Deployment, https://habr.com/ru/articles/551864/, https://sky.pro/wiki/python/razvertyvanie-django-prilozhenij/, https://timthewebmaster.com/ru/articles/kak-razvernut-django-sajt-na-reg/, https://www.nic.ru/help/kak-ustanovit6-django-na-vds-hosting-poshagovaya-instrukciya_11185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развернуть проект django</text:p>
          </table:table-cell>
          <table:table-cell office:value-type="string" calcext:value-type="string">
            <text:p>как развернуть django (2)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exlinus.ru/blog/deploy-django-proekta-na-vps/, https://beget.com/ru/kb/how-to/vps/razvertyvanie-django-s-pomoshchyu-nginx-postgresql-i-gunicorn, https://developer.mozilla.org/ru/docs/Learn_web_development/Extensions/Server-side/Django/Deployment, https://habr.com/ru/articles/551864/, https://sky.pro/wiki/python/razvertyvanie-django-prilozhenij/, https://timthewebmaster.com/ru/articles/kak-razvernut-django-sajt-na-reg/, https://www.nic.ru/help/kak-ustanovit6-django-na-vds-hosting-poshagovaya-instrukciya_11185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pectacular django</text:p>
          </table:table-cell>
          <table:table-cell office:value-type="string" calcext:value-type="string">
            <text:p>spectacular django (2)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thek1.github.io/Back_End/Django/drf_spectacular.html, https://habr.com/ru/articles/733942/, https://skillshats.com/blogs/django-openapi-using-drf-spectacular/, https://www.jeongwon.dev/blog/django/api-doc, https://www.rootstrap.com/blog/automating-django-rest-apis-documentation-made-easy-with-drf-spectacular-part-1, https://www.saaspegasus.com/guides/modern-javascript-for-django-developers/apis/, https://www.youtube.com/watch?v=jc8v_DpAbE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rf spectacular django</text:p>
          </table:table-cell>
          <table:table-cell office:value-type="string" calcext:value-type="string">
            <text:p>spectacular django (2)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thek1.github.io/Back_End/Django/drf_spectacular.html, https://habr.com/ru/articles/733942/, https://skillshats.com/blogs/django-openapi-using-drf-spectacular/, https://www.jeongwon.dev/blog/django/api-doc, https://www.rootstrap.com/blog/automating-django-rest-apis-documentation-made-easy-with-drf-spectacular-part-1, https://www.saaspegasus.com/guides/modern-javascript-for-django-developers/apis/, https://www.youtube.com/watch?v=jc8v_DpAbE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reate table</text:p>
          </table:table-cell>
          <table:table-cell office:value-type="string" calcext:value-type="string">
            <text:p>django create table (2)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sandbox/57227/, https://stackoverflow.com/questions/41567619/how-to-create-a-new-table-using-model, https://www.learningaboutelectronics.com/Articles/How-to-create-a-database-table-in-Django.php, https://www.plus2net.com/python/dj-mysql.php, https://www.youtube.com/watch?v=WQ1dTn_dDK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ние таблицы</text:p>
          </table:table-cell>
          <table:table-cell office:value-type="string" calcext:value-type="string">
            <text:p>django create table (2)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sandbox/57227/, https://stackoverflow.com/questions/41567619/how-to-create-a-new-table-using-model, https://www.learningaboutelectronics.com/Articles/How-to-create-a-database-table-in-Django.php, https://www.plus2net.com/python/dj-mysql.php, https://www.youtube.com/watch?v=WQ1dTn_dDK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ello world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create-a-hello-world-django-application/, https://docs.djangoproject.com/en/5.2/intro/tutorial01/, https://github.com/django-ve/django-helloworld, https://learndjango.com/courses/django-for-beginners/chapter-2-hello-world-website/, https://learndjango.com/tutorials/django-hello-world, https://medium.com/@devsumitg/create-a-hello-world-application-using-django-framework-f8fec58b22df, https://medium.com/@dillawarnwl/getting-started-with-django-a-simple-hello-world-project-98c65f0c8cea, https://pythonprogramminglanguage.com/django-hello-world/, https://vercel.com/templates/python/django-hello-world, https://www.w3schools.com/django/django_create_app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assandra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assandra.readthedocs.io/, https://github.com/Arvind-4/Django-Cassandra, https://github.com/codingforinnovations/Django-Cassandra, https://github.com/squirro/bgds-django-cassandra-engine, https://medium.com/analytics-vidhya/configure-cassandra-with-django-1b7f5d084c6e, https://pypi.org/project/django-cassandra-engine/, https://pypi.org/project/una-django-cassandra-engine/5.0.16/, https://r4fek.github.io/django-cassandra-engine/, https://r4fek.github.io/django-cassandra-engine/guide/getting_started/, https://stackoverflow.com/questions/2369793/how-to-use-cassandra-in-django-framewor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ulk creat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bulkmodel.readthedocs.io/en/latest/pages/bulk-create.html, https://docs.djangoproject.com/en/5.2/ref/models/querysets/, https://dzen.ru/a/ZQKfIoNbJ0OQ_pE1, https://metanit.com/python/django/5.12.php, https://pythonhint.com/post/5869881923321041/django-bulk_create-with-related-objects, https://pytutorial.com/django-bulk-create-bulk-update/, https://sky.pro/wiki/sql/bystroe-dobavlenie-tysyach-zapisey-v-sq-lite-cherez-django/, https://stackoverflow.com/questions/3608487/bulk-create-model-objects-in-django, https://tech.serhatteker.com/post/2019-09/django-db-bulk-create/, https://zerotobyte.com/using-django-bulk-create-and-bulk-upda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mport views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Generic_views, https://docs.djangoproject.com/en/5.0/ref/class-based-views/base/, https://habr.com/ru/articles/242261/, https://learntutorials.net/ru/django/topic/1220/%D0%BF%D1%80%D0%B5%D0%B4%D1%81%D1%82%D0%B0%D0%B2%D0%BB%D0%B5%D0%BD%D0%B8%D1%8F-%D0%BD%D0%B0-%D0%BE%D1%81%D0%BD%D0%BE%D0%B2%D0%B5-%D0%BA%D0%BB%D0%B0%D1%81%D1%81%D0%BE%D0%B2, https://proproprogs.ru/django4/django4-vvedenie-v-cbv-class-based-views-klassy-view-i-templateview, https://reintech.io/blog/writing-a-custom-view-in-django, https://stackoverflow.com/questions/11439447/django-import-views-from-separate-apps, https://www.geeksforgeeks.org/views-in-django-python/, https://www.reg.ru/blog/shpargalka-po-python-dlya-django/, https://www.tutsdrupal.com/article/how_to_import_views_in_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le serv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file-upload/, https://dnmtechs.com/creating-a-downloadable-file-server-with-django-in-python-3/, https://docs.djangoproject.com/en/5.1/howto/static-files/deployment/, https://github.com/kindkaktus/django-file-server, https://iq.opengenus.org/file-hosting-service-in-django/, https://programmersought.com/article/8017986188/, https://techstream.org/web-development/serving-files-in-django/, https://webdev-django.netlify.app/chapters/8%20media%20serving%20and%20file%20uploads, https://www.askpython.com/django/upload-files-to-django, https://www.decodejava.com/django-file-upload.ht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не является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bbyhadz.com/blog/django-admin-is-not-recognized-as-internal-or-external-command, https://megavtogal.com/po/django-admin-ne-yavlyaetsya-vnutrennej-ili-vneshnej-komandoj-ispolnyaemoj-programmoj-ili-paketnym-fajlom.php, https://python.su/forum/topic/26515/, https://qna.habr.com/q/845105, https://ru.stackoverflow.com/questions/716530/django-admin-%D0%BD%D0%B5-%D1%8F%D0%B2%D0%BB%D1%8F%D0%B5%D1%82%D1%81%D1%8F-%D0%B2%D0%BD%D1%83%D1%82%D1%80%D0%B5%D0%BD%D0%BD%D0%B5%D0%B9-%D0%B8%D0%BB%D0%B8-%D0%B2%D0%BD%D0%B5%D1%88%D0%BD%D0%B5%D0%B9-%D0%BA%D0%BE%D0%BC%D0%B0%D0%BD%D0%B4%D0%BE%D0%B9, https://rutube.ru/video/a2bbfb9064937e1afa74003a47bd5ba3/, https://tr-page.yandex.ru/translate?lang=en-ru&amp;url=https%3A%2F%2Fstackoverflow.com%2Fquestions%2F61543737%2Fdjango-admin-is-not-recognized-as-an-internal-or-external-command-operable-pr, https://www.cyberforum.ru/python-django/thread2766520.html, https://www.youtube.com/watch?v=_Fky-dnPTHE, https://yandex.ru/video/preview/155845364888225645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number field</text:p>
          </table:table-cell>
          <table:table-cell office:value-type="string" calcext:value-type="string">
            <text:p>django number field (2)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models/fields/, https://ilovedjango.com/django/models-and-databases/model-fields/, https://metanit.com/python/django/5.2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x length</text:p>
          </table:table-cell>
          <table:table-cell office:value-type="string" calcext:value-type="string">
            <text:p>django number field (2)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models/fields/, https://ilovedjango.com/django/models-and-databases/model-fields/, https://metanit.com/python/django/5.2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as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using-dart-sass-in-a-django-project/12536, https://github.com/jrief/django-sass-processor, https://lukeplant.me.uk/blog/posts/django-sass-scss-without-nodejs-or-build-step/, https://medium.com/@taylorberukoff/using-scss-sass-with-django3-d0930936610c, https://pypi.org/project/django-sass/, https://ronald.ink/using-sass-django/, https://stackoverflow.com/questions/65362350/how-can-i-set-up-the-scss-sass-file-in-django, https://www.accordbox.com/blog/django-sass-scss-tutorial-series/, https://www.accordbox.com/blog/how-use-scss-sass-your-django-project-python-way/, https://www.reddit.com/r/django/comments/10sp2xe/is_there_any_bestpractice_for_compiling_sassscs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lati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gibytes.com/blog/2022/06/14/model-relationships-django-rest-framework/, https://docs.djangoproject.com/en/5.1/ref/models/relations/, https://ilovedjango.com/django/models-and-databases/model-relationship/, https://itman.in/en/django-models-relationship/, https://javarush.com/quests/lectures/ru.javarush.python.django.lecture.level09.lecture01, https://ru.hexlet.io/courses/python-django-orm/lessons/relations/theory_unit, https://www.freecodecamp.org/news/django-model-relationships/, https://www.makeuseof.com/django-database-relationships/, https://www.remoteinning.com/blog/how-to-effectively-design-relations-between-your-django-models, https://www.scaler.com/topics/django/relationships-in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ync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vid-mohr.com/blog/synchronize-django-environment-databases, https://dev.to/pragativerma18/unlocking-performance-a-guide-to-async-support-in-django-2jdj, https://django.readthedocs.io/en/stable/topics/async.html, https://github.com/unit9/django-data-sync, https://habr.com/ru/articles/594601/, https://pypi.org/project/django-sync-env/, https://stackoverflow.com/questions/17371380/syncronizing-data-between-two-django-servers, https://testdriven.io/blog/django-async-views/, https://vuyisile.com/how-to-use-django-with-multiple-databases/, https://yourtodo.life/ru/posts/asinhronnyij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декорато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topics/http/decorators/, https://dev.to/ismailsoftdev/explaining-decorators-in-django-a-guide-for-beginners-9gl, https://django.readthedocs.io/en/stable/topics/http/decorators.html, https://habr.com/ru/articles/145709/, https://lord-turmoil.github.io/posts/Django-Decorator-Best-Practice/, https://pythonist.ru/top-6-dekoratorov-v-django/, https://reintech.io/blog/building-custom-decorators-django, https://stackoverflow.com/questions/5469159/how-to-create-a-custom-decorator-in-django, https://telegra.ph/6-luchshih-dekoratorov-Django-07-02, https://tr-page.yandex.ru/translate?lang=en-ru&amp;url=https%3A%2F%2Fwww.geeksforgeeks.org%2Fcreating-custom-decorator-in-django-for-different-permissions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f kwargs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advanced-training.readthedocs.io/en/latest/features/class-based-views/, https://docs.djangoproject.com/en/5.1/topics/class-based-views/generic-display/, https://habr.com/ru/articles/568198/, https://pressanybutton.ru/post/sajt-na-django/django-272-predstavleniya-na-osnove-klassov-prakti/, https://proproprogs.ru/django/klassy-predstavleniy-listview-detailview-createview, https://ru.stackoverflow.com/questions/1180406/%D0%9E%D0%B1%D1%8A%D1%8F%D1%81%D0%BD%D0%B8%D1%82%D0%B5-%D1%87%D0%B0%D1%81%D1%82%D1%8C-%D0%BA%D0%BE%D0%B4%D0%B0-%D0%BF%D0%BE-django, https://rutube.ru/video/d18bcf10f430992d2df70f2c8f527fc6/, https://vk.com/wall180926159_1148, https://www.iditect.com/faq/python/accessing-primary-key-from-url-in-django-view-class.html, https://www.youtube.com/watch?v=CdKBlenzo2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quests instal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100rupesh.medium.com/how-to-consume-any-api-easily-in-django-932fac5e4bbd, https://dev.to/xarala221/how-to-consume-restful-apis-with-django-the-easiest-way-4330, https://django-request.readthedocs.io/en/latest/install.html, https://github.com/django-request/django-request/blob/master/docs/install.txt, https://python-scripts.com/requests, https://reintech.io/blog/connecting-to-external-api-in-django, https://stackoverflow.com/questions/49833218/django-modulenotfounderror-no-module-named-requests, https://www.activestate.com/resources/quick-reads/how-to-pip-install-requests-python-package/, https://www.freecodecamp.org/news/python-module-not-found-error-solved/, https://www.youtube.com/watch?v=wqvusGIoz3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ermission denied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kubuntu.com/questions/269249/permission-denied-error-when-installing-django, https://fedingo.com/how-to-fix-errno-13-permission-denied-error-in-django/, https://forum.djangoproject.com/t/error-13-permission-denied/30232, https://gist.github.com/linuxkathirvel/3321d4f4035c169d23dd240886c3e2e1, https://pythonhint.com/post/6057666859220052/django-errno-13-permission-denied-varwwwmediaanimalsuser_uploads, https://qna.habr.com/q/1134356, https://stackoverflow.com/questions/1682440/permission-denied-error-with-django-while-uploading-a-file, https://www.django-rest-framework.org/api-guide/exceptions/, https://www.iditect.com/program-example/python--django-file-upload-errno-13-permission-denied-39static39.html, https://www.thecoderscamp.com/permission-denied-error-with-django-while-uploading-a-file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un fil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extensions.readthedocs.io/en/latest/runscript.html, https://fedingo.com/how-to-run-python-script-in-django-project/, https://github.com/anler/django-dev-commands, https://learn-codes.org/php/595374-command-to-run-django-file, https://linuxtut.com/run-a-python-file-from-html-using-django-b3292/, https://pythonguides.com/run-python-script-in-django/, https://stackoverflow.com/questions/25614575/how-to-run-a-django-python-file-from-command-line, https://www.geeksforgeeks.org/how-to-execute-a-python-script-from-the-django-shell/, https://www.thecoderscamp.com/how-to-execute-a-python-script-from-the-django-shelldjango/, https://www.youtube.com/watch?v=WaNQHSJUop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разработка веб приложения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django-s-chego-nachat-obychenie/, https://confar.github.io/blog/2017/11/13/django-auth-app/, https://elar.urfu.ru/handle/10995/139370, https://habr.com/ru/companies/selectel/news/874734/, https://medium.com/quick-code/how-to-start-web-development-with-python-using-the-django-framework-371c4c4794ca, https://metanit.com/python/django/1.4.php, https://skillbox.ru/media/code/pishem-prilozhenie-na-django-chast-1-ustanavlivaem-freymvork-nastraivaem-dvizhok-i-zapisi/, https://sky.pro/wiki/python/razrabotka-veb-prilozhenij-na-django/, https://tproger.ru/translations/create-your-first-django-app, https://www.litres.ru/book/dzheff-forse/django-razrabotka-veb-prilozheniy-na-python-24499478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ustom us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topics/auth/customizing/, https://auraham.gitlab.io/blog/django_custom_user_model.html, https://clouddevs.com/django/create-custom-user-model/, https://dev.to/matetoth/custom-user-model-in-django-5dgm, https://learndjango.com/tutorials/django-custom-user-model, https://pylessons.com/django-custom-user, https://reintech.io/blog/creating-custom-user-model-django-tutorial, https://rohitlakhotia.com/blog/django-custom-user-model/, https://testdriven.io/blog/django-custom-user-model/, https://www.geeksforgeeks.org/creating-custom-user-model-using-abstractuser-in-django_restframewor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nf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skeleton_website, https://docs.djangoproject.com/en/5.2/topics/settings/, https://habr.com/ru/articles/240463/, https://spirali.github.io/nedoc-demo/django/django.conf.html, https://stackoverflow.com/questions/19976115/whats-the-difference-between-from-django-conf-import-settings-and-import-set, https://web.archive.org/web/20190213061956/https://docs.djangoproject.com/en/2.1/topics/settings/, https://www.delftstack.com/howto/django/django-import-settings/, https://www.geeksforgeeks.org/django-settings-file-step-by-step-explanation/, https://www.mattlayman.com/understand-django/settings/, https://www.sarthaks.com/3527722/what-is-django-config-in-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енеджер django</text:p>
          </table:table-cell>
          <table:table-cell office:value-type="string" calcext:value-type="string">
            <text:p>менеджер django (2)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earntutorials.net/ru/django/topic/1400/%D0%BF%D0%BE%D0%BB%D1%8C%D0%B7%D0%BE%D0%B2%D0%B0%D1%82%D0%B5%D0%BB%D1%8C%D1%81%D0%BA%D0%B8%D0%B5-%D0%BC%D0%B5%D0%BD%D0%B5%D0%B4%D0%B6%D0%B5%D1%80%D1%8B-%D0%B8-%D0%B7%D0%B0%D0%BF%D1%80%D0%BE%D1%81%D1%8B, https://pythonru.com/primery/blog-na-django-13-sozdanie-menedzherov-modeli, https://sky.pro/wiki/python/rabota-s-zaprosami-i-menedzherami-v-django/, https://www.programmingfunda.com/django-model-manager/, https://www.scaler.com/topics/django/django-manager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енеджер объектов django</text:p>
          </table:table-cell>
          <table:table-cell office:value-type="string" calcext:value-type="string">
            <text:p>менеджер django (2)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earntutorials.net/ru/django/topic/1400/%D0%BF%D0%BE%D0%BB%D1%8C%D0%B7%D0%BE%D0%B2%D0%B0%D1%82%D0%B5%D0%BB%D1%8C%D1%81%D0%BA%D0%B8%D0%B5-%D0%BC%D0%B5%D0%BD%D0%B5%D0%B4%D0%B6%D0%B5%D1%80%D1%8B-%D0%B8-%D0%B7%D0%B0%D0%BF%D1%80%D0%BE%D1%81%D1%8B, https://pythonru.com/primery/blog-na-django-13-sozdanie-menedzherov-modeli, https://sky.pro/wiki/python/rabota-s-zaprosami-i-menedzherami-v-django/, https://www.programmingfunda.com/django-model-manager/, https://www.scaler.com/topics/django/django-manager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ist field</text:p>
          </table:table-cell>
          <table:table-cell office:value-type="string" calcext:value-type="string">
            <text:p>django list field (2)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mysql.readthedocs.io/en/latest/model_fields/list_fields.html, https://learn-codes.org/php/296878-in-django-model-have-a-list-field, https://pythonhint.com/post/9556193288732414/how-to-create-list-field-in-django, https://stackoverflow.com/questions/22340258/list-field-in-model, https://www.youtube.com/watch?v=LN1MRTn7O7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list</text:p>
          </table:table-cell>
          <table:table-cell office:value-type="string" calcext:value-type="string">
            <text:p>django list field (2)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mysql.readthedocs.io/en/latest/model_fields/list_fields.html, https://learn-codes.org/php/296878-in-django-model-have-a-list-field, https://pythonhint.com/post/9556193288732414/how-to-create-list-field-in-django, https://stackoverflow.com/questions/22340258/list-field-in-model, https://www.youtube.com/watch?v=LN1MRTn7O7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atatable</text:p>
          </table:table-cell>
          <table:table-cell office:value-type="string" calcext:value-type="string">
            <text:p>django datatable (2)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tables.net/forums/discussion/79347/datatables-with-django, https://dev.to/sm0ke/django-dynamic-datatables-free-library-3i9i, https://django-rest-framework-datatables.readthedocs.io/, https://django-rest-framework-datatables.readthedocs.io/en/latest/tutorial.html, https://github.com/app-generator/sample-django-datatables, https://medium.com/codex/datatables-js-for-django-a59834130c01, https://pypi.org/project/django-ajax-datatable/, https://pypi.org/project/django-datatable/, https://www.reddit.com/r/django/comments/13yj33j/datatab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atatables</text:p>
          </table:table-cell>
          <table:table-cell office:value-type="string" calcext:value-type="string">
            <text:p>django datatable (2)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tables.net/forums/discussion/79347/datatables-with-django, https://dev.to/sm0ke/django-dynamic-datatables-free-library-3i9i, https://django-rest-framework-datatables.readthedocs.io/, https://django-rest-framework-datatables.readthedocs.io/en/latest/tutorial.html, https://github.com/app-generator/sample-django-datatables, https://medium.com/codex/datatables-js-for-django-a59834130c01, https://pypi.org/project/django-ajax-datatable/, https://pypi.org/project/django-datatable/, https://www.reddit.com/r/django/comments/13yj33j/datatab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gitalocean django</text:p>
          </table:table-cell>
          <table:table-cell office:value-type="string" calcext:value-type="string">
            <text:p>digitalocean django (2)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igitalocean.com/developer-center/deploy-a-django-app-on-app-platform/, https://gist.github.com/bradtraversy/cfa565b879ff1458dba08f423cb01d71, https://marketplace.digitalocean.com/apps/django, https://medium.com/django-unleashed/4-deploy-django-on-digitalocean-dc4b713e52c2, https://testdriven.io/blog/django-digitalocean-app-platform/, https://timmyomahony.com/blog/demystifying-digital-oceans-app-platform-for-django/, https://www.digitalocean.com/community/tutorials/how-to-set-up-django-with-postgres-nginx-and-gunicorn-on-ubuntu, https://www.digitalocean.com/solutions/django-hosting, https://www.reddit.com/r/django/comments/16do0xt/hosting_django_application_on_digitalocea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gital ocean django</text:p>
          </table:table-cell>
          <table:table-cell office:value-type="string" calcext:value-type="string">
            <text:p>digitalocean django (2)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igitalocean.com/developer-center/deploy-a-django-app-on-app-platform/, https://gist.github.com/bradtraversy/cfa565b879ff1458dba08f423cb01d71, https://marketplace.digitalocean.com/apps/django, https://medium.com/django-unleashed/4-deploy-django-on-digitalocean-dc4b713e52c2, https://testdriven.io/blog/django-digitalocean-app-platform/, https://timmyomahony.com/blog/demystifying-digital-oceans-app-platform-for-django/, https://www.digitalocean.com/community/tutorials/how-to-set-up-django-with-postgres-nginx-and-gunicorn-on-ubuntu, https://www.digitalocean.com/solutions/django-hosting, https://www.reddit.com/r/django/comments/16do0xt/hosting_django_application_on_digitalocea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ost ur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cowhite.com/blog/working-with-url-get-post-parameters-in-django/, https://django.readthedocs.io/en/stable/topics/http/urls.html, https://metanit.com/python/django/4.7.php, https://proproprogs.ru/django4/django4-get-i-post-zaprosy-obrabotchiki-isklyucheniy-zaprosov, https://pythonguides.com/django-get-all-data-from-post-request/, https://stackoverflow.com/questions/18279865/performing-post-on-a-url-string-in-django, https://tutorial.djangogirls.org/ru/extend_your_application/, https://www.bezkoder.com/django-rest-api/, https://www.iditect.com/faq/python/how-to-send-a-post-request-using-django.html, https://zanderle.gitbooks.io/tutorial/content/en/django_ur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anguage cod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topics/i18n/translation/, https://habr.com/ru/companies/kokocgroup/articles/796829/, https://lokalise.com/blog/advanced-django-internationalization/, https://proghunter.ru/articles/django-base-2023-adding-russian-language-to-django-and-time-4, https://stackoverflow.com/questions/3201018/django-internationalization-language-codes, https://testdriven.io/blog/multiple-languages-in-django/, https://vivazzi.pro/ru/it/translate-django/, https://www.iditect.com/faq/python/django-internationalization-language-codes.html, https://www.squash.io/exploring-multilingual-support-in-django-apps-with-python/, https://www.webforefront.com/django/i18ndefaul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6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docs-preview.netlify.app/releases/, https://docs.djangoproject.com/en/dev/releases/6.0/, https://en.wikipedia.org/wiki/Django_(web_framework), https://github.com/DenRassk/Django6, https://habr.com/ru/articles/747234/, https://ordinarycoders.com/blog/article/django-beginners-guide, https://pressanybutton.ru/post/sajt-na-django/django-6-bazovyj-shablon/?amp&amp;amp, https://pypi.org/project/Django/, https://ru.wikipedia.org/wiki/Django, https://rutube.ru/video/b18a1a86d22eb5234b78ceac60cbc064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pdate or creat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models/querysets/, https://dstav.com/django-update-or-create-objects-in-bulk, https://hatchjs.com/django-create-or-update/, https://metanit.com/python/django/5.5.php, https://nsikakimoh.com/blog/learn-about-get_or_create-and-update_or_create, https://romansorin.com/blog/handling-bulk-update-or-create-on-django-models-through-filters, https://runebook.dev/en/articles/django/ref/models/querysets/django.db.models.query.QuerySet.update_or_create, https://stackoverflow.com/questions/16329946/django-model-method-create-or-update, https://www.iditect.com/faq/python/create-django-model-or-update-if-exists.html, https://zerotobyte.com/django-shortcuts-get-or-create-and-update-or-crea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n delet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models/fields/, https://dvmn.org/encyclopedia/django_orm/on_delete/, https://ilovedjango.com/django/models-and-databases/foreign-keys-on_delete-option-in-django-models/, https://stackoverflow.com/questions/38388423/what-does-on-delete-do-on-django-models, https://www.delftstack.com/howto/django/django-on_delete-parameter/, https://www.educba.com/django-on_delete/, https://www.geeksforgeeks.org/foreign-keys-on_delete-option-in-django-models/, https://www.matheusmello.io/posts/django-what-does-on-delete-do-on-django-models, https://www.tpointtech.com/django-on_delete, https://zerotobyte.com/django-on-delete-explaine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tplotlib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matplotlib.readthedocs.io/, https://django.cowhite.com/blog/creating-charts-and-output-them-as-images-to-the-browser-in-django-using-python-matplotlib-library/, https://forum.djangoproject.com/t/matplotlib-in-django-starting-a-matplotlib-gui-outside-of-the-main-thread/14732, https://matplotlib.org/, https://mdhvkothari.medium.com/matplotlib-into-django-template-5def2e159997, https://pypi.org/project/django-matplotlib/, https://spapas.github.io/2021/02/08/django-matplotlib/, https://stackoverflow.com/questions/40534715/how-to-embed-matplotlib-graph-in-django-webpage, https://sukhbinder.wordpress.com/2022/04/13/rendering-matplotlib-graphs-in-django/, https://www.reddit.com/r/Python/comments/1eeep2k/matplotlib_plots_integration_with_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tp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rupesh_mishra/implementing-email-and-mobile-otp-verification-in-django-a-comprehensive-guide-4oo0, https://django-otp-official.readthedocs.io/, https://django-otp-official.readthedocs.io/en/latest/overview.html, https://github.com/django-otp, https://github.com/django-otp/django-otp, https://medium.com/@shaikhrayyan123/login-with-otp-authentication-in-django-and-django-rest-framework-242bede750e1, https://pypi.org/project/django-otp/0.3.14/, https://www.linkedin.com/pulse/login-otp-authentication-django-rest-framework-rayyan-shaikh-zsm1f, https://www.reddit.com/r/django/comments/1c4mqdh/otp_implementation/, https://www.twilio.com/en-us/blog/enable-multiple-otp-methods-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x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leviackerman/how-to-download-data-in-multiple-file-formats-csv-xls-txt-with-django-rest-framework-gi3, https://forum.djangoproject.com/t/django-requirements-txt/6386, https://learndjango.com/tutorials/add-robotstxt-django-website, https://server-gu.ru/pip-freeze-requirements-txt/, https://stackoverflow.com/questions/14503062/how-do-i-serve-a-text-file-from-django, https://www.devasking.com/issue/how-to-generate-requirementstxt-django, https://www.iditect.com/faq/python/generating-file-to-download-with-django.html, https://www.learningaboutelectronics.com/Articles/How-to-create-a-requirements-txt-file-for-a-Django-project.php, https://www.w3schools.com/django/django_deploy_requirements.php, https://www.youtube.com/watch?v=r_6VQozZD8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quest objec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-art.vercel.app/sm0ke/django-request-object-2hpd, https://djangotherightway.com/request-and-response-in-django, https://docs.djangoproject.com/en/5.2/ref/request-response/, https://medium.com/@ashishkush1122/understanding-request-object-in-in-django-39c4eb5c3139, https://proglike.ru/directory/django/obekty-zaprosa-i-otveta-request-response, https://skillshats.com/tutorials/django-rest-framework/handling-requests-and-responses/, https://stackoverflow.com/questions/6876117/what-is-a-object-type-of-request-in-django, https://www.django-rest-framework.org/tutorial/2-requests-and-responses/, https://www.educba.com/django-request/, https://www.gyata.ai/django/django-request-objec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queryset filt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jmalp5/django-queryset-api-2hch, https://docs.djangoproject.com/en/5.2/ref/models/querysets/, https://javarush.com/quests/lectures/ru.javarush.python.django.lecture.level08.lecture01, https://metanit.com/python/django/5.13.php, https://pythonru.com/primery/blog-na-django-12-metody-queryset, https://sky.pro/wiki/python/metody-filtracii-v-django/, https://www.educba.com/django-filter-queryset/, https://www.geeksforgeeks.org/python-django-queryset-filtering/, https://www.scaler.com/topics/django/selecting-and-deferring-fields/, https://www.w3schools.com/django/django_queryset_filter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htm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Home_page, https://django.readthedocs.io/en/stable/topics/templates.html, https://dzen.ru/a/X6jEf7H7zy4jWsh0, https://jino.ru/spravka/hosting/articles/django_app.html, https://metanit.com/python/django/2.1.php, https://python-scripts.com/django-simple-site-heroku, https://pythonguides.com/outputting-python-to-html-django/, https://ru.hexlet.io/courses/python-django-basics/lessons/templates/theory_unit, https://sky.pro/wiki/python/sozdanie-adaptivnogo-interfejsa-v-django/, https://tutorial.djangogirls.org/ru/htm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se user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robot.me/posts/extending-user-model-in-django, https://dev.to/joshwizzy/customizing-django-authentication-using-abstractbaseuser-llg, https://django.readthedocs.io/en/stable/topics/auth/customizing.html, https://djangodoc.ru/3.2/topics/auth/customizing/, https://djangowaves.com/resources/django-user-model/, https://habr.com/ru/articles/313764/, https://learndjango.com/tutorials/django-custom-user-model, https://medium.com/@engr.tanveersultan53/when-and-how-to-use-django-abstractuser-and-abstractbaseuser-f02922745431, https://studygyaan.com/django/how-to-extend-django-user-model-using-abstractbaseuser, https://testdriven.io/blog/django-custom-user-mode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quest erro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bcares.com/blog/django-400-bad-request/, https://djangotherightway.com/request-and-response-in-django, https://dnmtechs.com/troubleshooting-djangos-bad-request-400-error-with-debug-false-in-python-3/, https://docs.djangoproject.com/en/5.1/ref/exceptions/, https://ibmimedia.com/blog/829/django-400-bad-request, https://maks.live/articles/python/web-iskliucheniia-v-django/, https://runebook.dev/en/articles/django/ref/request-response, https://stackoverflow.com/questions/19875789/django-gives-bad-request-400-when-debug-false, https://www.django-rest-framework.org/api-guide/exceptions/, https://www.iditect.com/program-example/django--requestpostget-always-returning-non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обязательное поле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fun/docs/django/5.0/ref/forms/fields/, https://djangocentral.com/django-admin-making-model-fields-required/, https://docs.djangoproject.com/en/dev/ref/models/fields/, https://dvmn.org/encyclopedia/django-migrations/migration_null_constraint/, https://metanit.com/python/django/4.4.php, https://pythonclass.ru/django/modeli-v-django/, https://ru.stackoverflow.com/questions/1537008/%D0%9E%D0%B1%D1%8F%D0%B7%D0%B0%D1%82%D0%B5%D0%BB%D1%8C%D0%BD%D1%8B-%D0%BF%D0%BE%D0%BB%D1%8F-%D0%B2-%D0%BC%D0%BE%D0%B4%D0%B5%D0%BB%D1%8F%D1%85-%D0%BD%D0%B0-django, https://sky.pro/media/raznicza-mezhdu-nulltrue-i-blanktrue-v-django/, https://tr-page.yandex.ru/translate?lang=en-ru&amp;url=https%3A%2F%2Fstackoverflow.com%2Fquestions%2F1134667%2Fdjango-required-field-in-model-form, https://www.geeksforgeeks.org/blanktrue-django-built-in-field-validati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rpc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socio-grpc.readthedocs.io/, https://djangogrpcframework.readthedocs.io/, https://djangogrpcframework.readthedocs.io/en/latest/installation.html, https://github.com/fengsp/django-grpc-framework, https://github.com/socotecio/django-socio-grpc, https://medium.com/@akashpmani/introduction-to-grpc-and-implementing-grpc-in-django-with-orm-access-b6cc21f8523e, https://medium.com/@wawaziphil/building-a-high-performance-django-api-with-grpc-instead-of-rest-3f535fd3ef6b, https://pypi.org/project/django-grpc/, https://soheltarir.github.io/grpc-django/quickstart/, https://stackoverflow.com/questions/52656156/django-rest-with-grp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sav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models/instances/, https://dvmn.org/encyclopedia/django/dont-overridde-common-model-methods/, https://learn-codes.org/php/550347-save-method-in-django-model, https://metanit.com/python/django/5.12.php, https://www.geeksforgeeks.org/how-to-clone-and-save-a-django-model-instance-to-the-database/, https://www.iditect.com/program-example/django-admin-model-save--update-existing-object.html, https://www.sankalpjonna.com/learn-django/save-your-django-models-using-update-fields-for-better-performance, https://www.tutsdrupal.com/article/django_model_save, https://www.webforefront.com/django/modelmethodsandmetaoptions.html, https://www.youtube.com/watch?v=PWDNU7dWmG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вязанные модели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manarabdelkarim/models-relationship-in-django-1c93, https://djangodoc.ru/3.2/topics/db/queries/, https://javarush.com/quests/lectures/ru.javarush.python.django.lecture.level09.lecture03, https://metanit.com/python/django/5.10.php, https://proproprogs.ru/django/sozdanie-svyazey-mezhdu-modelyami-cherez-klass-foreignkey, https://ru.hexlet.io/courses/python-django-orm/lessons/relations/theory_unit, https://ru.stackoverflow.com/questions/1076478/%D0%9A%D0%B0%D0%BA-%D0%BF%D1%80%D0%B0%D0%B2%D0%B8%D0%BB%D1%8C%D0%BD%D0%BE-%D1%81%D0%B2%D1%8F%D0%B7%D0%B0%D1%82%D1%8C-3-%D0%BC%D0%BE%D0%B4%D0%B5%D0%BB%D0%B8-%D0%B2-django, https://tr-page.yandex.ru/translate?lang=en-ru&amp;url=https%3A%2F%2Fstackoverflow.com%2Fquestions%2F13978503%2Fhow-to-have-two-models-reference-each-other-django, https://www.freecodecamp.org/news/django-model-relationships/, https://www.youtube.com/watch?v=K163Bpyq5H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группа django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jango_Django, https://maximum.ru/persons/1297-django-django, https://music.apple.com/by/artist/django-django/318721881, https://music.mts.ru/artist/150799, https://music.yandex.ru/artist/150799, https://my.mail.ru/music/artists/Django%20Django, https://ru.wikipedia.org/wiki/Django_Django, https://www.djangodjango.co.uk/, https://www.last.fm/music/Django%20Django, https://zvuk.com/artist/3247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труктура базы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ref/databases.html, https://docs.djangoproject.com/en/5.0/ref/databases/, https://github.com/vergeev/django-models-guide-rus, https://itman.in/django-howto/, https://javarush.com/quests/lectures/ru.javarush.python.django.lecture.level02.lecture06, https://proglib.io/p/kurs-django-chast-2-orm-i-osnovy-raboty-s-bazami-dannyh-2024-01-29, https://re-py-course.vercel.app/django/orm, https://skillbox.ru/media/code/pishem-prilozhenie-na-django-chast-1-ustanavlivaem-freymvork-nastraivaem-dvizhok-i-zapisi/, https://sky.pro/wiki/python/sozdanie-pervogo-veb-prilozheniya-na-django/, https://www.youtube.com/watch?v=0kWZrf_Can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mmunity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scord.com/invite/TP9yQBwyxF, https://groups.google.com/g/django-users, https://sky.pro/wiki/python/soobshestva-i-forumy-dlya-razrabotchikov-na-django/, https://t.me/pydjango, https://uvik.net/blog/django-website-examples/, https://wiki.python.org/moin/Django, https://www.djangoproject.com/community/, https://www.pragmaticlinux.com/2020/09/setup-and-debug-a-django-app-in-pycharm-community-edition/, https://www.pynerds.com/web-development/introduction-to-django-getting-started/, https://www.softformance.com/blog/19-django-app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rnam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dev/ref/contrib/auth/, https://gitmemories.com/ataylor32/django-username-email, https://habr.com/ru/companies/otus/articles/855086/, https://koenwoortman.com/python-django-email-as-username/, https://overiq.com/django-1-11/django-authentication-framework-basics/, https://reintech.io/blog/creating-custom-user-model-django-tutorial, https://stackoverflow.com/questions/16906515/how-to-get-the-username-of-the-logged-in-user-in-django, https://www.askpython.com/django/django-user-authentication, https://www.codeunderscored.com/creating-a-custom-user-model-in-django/, https://www.geeksforgeeks.org/user-authentication-system-using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b column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caacle.com/django-docs-2.0-zh-hans/ref/models/fields.html, https://books.agiliq.com/projects/django-orm-cookbook/en/latest/column_name.html, https://djangotherightway.com/db-setup-models-orm-basics, https://docs.djangoproject.com/en/5.0/ref/models/fields/, https://pythonclass.ru/django/modeli-v-django/, https://stackoverflow.com/questions/5243222/django-how-to-read-the-db-column-name-of-a-model-field, https://tool.oschina.net/uploads/apidocs/django1.4/ref/models/fields.html, https://webcf.waybackmachine.org/web/20220521000455/https://docs.djangoproject.com/en/4.0/ref/models/fields/, https://www.paulox.net/2023/11/07/database-generated-columns-part-1-django-and-sqlite/, https://www.programmingfunda.com/django-models-tutoria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edia roo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oridoro/django-difference-between-mediaroot-and-staticroot-5cb, https://django.readthedocs.io/en/stable/howto/static-files/, https://djangotherightway.com/django-media-files, https://docs.djangoproject.com/en/5.2/ref/settings/, https://learndjango.com/tutorials/django-file-and-image-uploads-tutorial, https://python-scripts.com/django-image-upload, https://pythonhint.com/post/2450698465521890/django-media_url-and-media_root, https://sky.pro/wiki/python/reshenie-problemy-404-oshibki-pri-dostupe-k-media-v-django/, https://stackoverflow.com/questions/72083187/in-django-what-are-media-root-and-media-url-exactly, https://studygyaan.com/django/understanding-media_root-and-media_url-in-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 changed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Forms, https://github.com/django/django/blob/main/django/contrib/admin/templates/admin/change_form.html, https://learntutorials.net/ru/django/topic/1217/%D1%84%D0%BE%D1%80%D0%BC%D1%8B, https://proghunter.ru/articles/django-base-2023-change-password-form-in-profile, https://proglib.io/p/kurs-django-chast-3-osnovy-raboty-s-formami-2024-03-15, https://sky.pro/wiki/python/rabota-s-formami-i-validaciej-v-django/, https://stackoverflow.com/questions/11710845/in-django-1-4-do-form-has-changed-and-form-changed-data-which-are-undocument, https://www.abidibo.net/blog/2018/05/31/how-customize-django-change-form-redirect-url/, https://www.pythontutorial.net/django-tutorial/django-edit-form/, https://www.youtube.com/watch?v=JmaxoPBvp1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s valu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ref/forms/api.html, https://docs.djangoproject.com/en/5.2/ref/forms/fields/, https://dzen.ru/a/Y2ef-Q-x9Tsm7edI, https://metanit.com/python/django/4.5.php, https://proglib.io/p/kurs-django-chast-3-osnovy-raboty-s-formami-2024-03-15, https://stackoverflow.com/questions/604266/django-set-default-form-values, https://studygyaan.com/django/how-to-set-default-values-in-django-form, https://www.geeksforgeeks.org/initial-form-data-django-forms/, https://www.mattlayman.com/understand-django/user-interaction-forms/, https://www.webforefront.com/django/formprocessing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ункция в шаблоне</text:p>
          </table:table-cell>
          <table:table-cell office:value-type="string" calcext:value-type="string">
            <text:p>django функция в шаблоне (2)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1.php, https://proproprogs.ru/django4/django4-shablony-nachalo-funkcii-render-i-render-to-string, https://sky.pro/wiki/python/rabota-s-shablonami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nder html</text:p>
          </table:table-cell>
          <table:table-cell office:value-type="string" calcext:value-type="string">
            <text:p>django функция в шаблоне (2)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1.php, https://proproprogs.ru/django4/django4-shablony-nachalo-funkcii-render-i-render-to-string, https://sky.pro/wiki/python/rabota-s-shablonami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едставления модели</text:p>
          </table:table-cell>
          <table:table-cell office:value-type="string" calcext:value-type="string">
            <text:p>django представления модели (2)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topics/class-based-views/generic-display/, https://evileg.com/ru/post/5/, https://javarush.com/quests/lectures/ru.javarush.python.django.lecture.level01.lecture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view</text:p>
          </table:table-cell>
          <table:table-cell office:value-type="string" calcext:value-type="string">
            <text:p>django представления модели (2)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topics/class-based-views/generic-display/, https://evileg.com/ru/post/5/, https://javarush.com/quests/lectures/ru.javarush.python.django.lecture.level01.lecture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hart</text:p>
          </table:table-cell>
          <table:table-cell office:value-type="string" calcext:value-type="string">
            <text:p>django chart (3)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bit.es/articles/how-to-make-a-nice-graph-using-django-and-chart-js/, https://pypi.org/project/django-chartjs/, https://testdriven.io/blog/django-charts/, https://forum.djangoproject.com/t/script-issues-when-using-chart-js-in-django/37144, https://github.com/peopledoc/django-chartjs, https://masteringbackend.com/posts/building-a-basic-analytical-app-with-django-and-chartjs, https://simpleisbetterthancomplex.com/tutorial/2020/01/19/how-to-use-chart-js-with-django.html, https://stackoverflow.com/questions/77150304/how-to-pass-dictionary-data-to-chart-js-in-django, https://www.chartjs.org/docs/, https://www.reddit.com/r/django/comments/uafxax/trying_to_implement_chartjs_with_django_al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art js django</text:p>
          </table:table-cell>
          <table:table-cell office:value-type="string" calcext:value-type="string">
            <text:p>django chart (3)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bit.es/articles/how-to-make-a-nice-graph-using-django-and-chart-js/, https://pypi.org/project/django-chartjs/, https://testdriven.io/blog/django-charts/, https://forum.djangoproject.com/t/script-issues-when-using-chart-js-in-django/37144, https://github.com/peopledoc/django-chartjs, https://masteringbackend.com/posts/building-a-basic-analytical-app-with-django-and-chartjs, https://simpleisbetterthancomplex.com/tutorial/2020/01/19/how-to-use-chart-js-with-django.html, https://stackoverflow.com/questions/77150304/how-to-pass-dictionary-data-to-chart-js-in-django, https://www.chartjs.org/docs/, https://www.reddit.com/r/django/comments/uafxax/trying_to_implement_chartjs_with_django_al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hart js</text:p>
          </table:table-cell>
          <table:table-cell office:value-type="string" calcext:value-type="string">
            <text:p>django chart (3)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bit.es/articles/how-to-make-a-nice-graph-using-django-and-chart-js/, https://pypi.org/project/django-chartjs/, https://testdriven.io/blog/django-charts/, https://forum.djangoproject.com/t/script-issues-when-using-chart-js-in-django/37144, https://github.com/peopledoc/django-chartjs, https://masteringbackend.com/posts/building-a-basic-analytical-app-with-django-and-chartjs, https://simpleisbetterthancomplex.com/tutorial/2020/01/19/how-to-use-chart-js-with-django.html, https://stackoverflow.com/questions/77150304/how-to-pass-dictionary-data-to-chart-js-in-django, https://www.chartjs.org/docs/, https://www.reddit.com/r/django/comments/uafxax/trying_to_implement_chartjs_with_django_al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rebas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back4app.com/django-vs-firebase/, https://firebase.google.com/docs/admin/setup, https://forum.djangoproject.com/t/django-firebase/16628, https://github.com/mdrhmn/dj-firebase, https://medium.com/@abiolaadedayo1993/a-comprehensive-guide-to-integrating-google-firebase-authentication-with-django-rest-framework-69c4dcf3a7a9, https://pypi.org/project/django-firebase-orm/, https://stackoverflow.com/questions/43681362/how-to-implement-firebasedb-with-a-django-web-application, https://www.mindbowser.com/django-firebase-integration/, https://www.reddit.com/r/Firebase/comments/1gdvpjj/should_i_go_with_django_or_firebase_as_a_backend/, https://www.tutorialspoint.com/how-to-create-a-new-project-in-django-using-firebase-databa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rimary key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1/ref/models/fields/, https://github.com/pshrmn/notes/blob/master/django/models.md, https://habr.com/ru/articles/74856/, https://iifx.dev/en/articles/10206151, https://pythonclass.ru/django/modeli-v-django/, https://pythonhint.com/post/1348608209963428/composite-primary-key-in-django, https://stackoverflow.com/questions/2101838/django-primary-key, https://www.geeksforgeeks.org/primary_key-django-built-in-field-validation/, https://www.mo4tech.com/django-model-description-set-the-primary-key-and-field-nam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file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packages.org/packages/p/django-adminfiles/, https://docs.djangoproject.com/en/5.2/ref/contrib/admin/, https://github.com/carljm/django-adminfiles, https://learndjango.com/tutorials/django-file-and-image-uploads-tutorial, https://nuancesprog.ru/p/15641/, https://stackoverflow.com/questions/55543232/how-to-upload-multiple-files-from-the-django-admin, https://www.mo4tech.com/django-admin-files.html, https://www.scaler.com/topics/django/managing-uploaded-via-admin-in-django/, https://www.youtube.com/watch?v=BLxCnD5-Uvc, https://ጮ.cc/2019/09/18/minimalistic-multiupload-in-django-admin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turn self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jango.readthedocs.io/en/stable/ref/models/expressions.html, https://github.com/cockroachdb/django-cockroachdb/issues/108, https://ilovedjango.com/django/rest-api-framework/views/tips/sub/modelviewset-django-rest-framework/, https://ngangasn.com/what-is-str-in-django-and-how-it-works/, https://pythonist.ru/effektivnoe-ispolzovanie-drf-serializatorov-v-django/, https://qna.habr.com/q/755617, https://stackoverflow.com/questions/37777923/django-return-two-string-for-self-admin, https://wd5.ru/django/replace-def-str-self-in-model/, https://www.thecoderscamp.com/return-self-user-as-foreignkey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ostma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agiliq.com/projects/django-api-polls-tutorial/en/latest/postman.html, https://django-postman.readthedocs.io/, https://django-postman.readthedocs.io/en/latest/quickstart.html, https://djangopackages.org/packages/p/django-postman/, https://forum.djangoproject.com/t/integrating-django-postman/28077, https://medium.com/@anindya.lokeswara/efficient-api-development-in-django-rest-framework-drf-spectacular-and-postman-workspace-4dd6f860d14d, https://pypi.org/project/django-postman/, https://stackoverflow.com/questions/42754485/how-to-use-postman-to-authenticate-to-django-rest-framework, https://www.postman.com/rayxavier/django-rest-framework/overview, https://www.reddit.com/r/django/comments/sh12vo/generate_postman_collection_from_django_res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q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hmedyasin487.medium.com/mastering-querying-in-django-a-comprehensive-guide-to-the-q-object-31d50a66524e, https://books.agiliq.com/projects/django-orm-cookbook/en/latest/query_relatedtool.html, https://django-q.readthedocs.io/, https://django-q2.readthedocs.io/, https://docs.djangoproject.com/en/5.2/ref/models/querysets/, https://docs.djangoproject.com/en/5.2/topics/db/queries/, https://github.com/Koed00/django-q, https://github.com/django-q2/django-q2, https://pypi.org/project/django-q/, https://stackoverflow.com/questions/78644415/how-to-make-django-q-working-for-newest-python-djang-vers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pps py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applications/, https://django-docs.vercel.app/docs/creating-four-first-app, https://dzen.ru/a/X7H8UXD12hva0246, https://esketchers.com/django-apps-introduction/, https://javarush.com/quests/lectures/ru.javarush.python.django.lecture.level01.lecture06, https://metanit.com/python/django/1.4.php, https://python-scripts.com/django-manage-py-startapp, https://qna.habr.com/q/311813, https://ru.hexlet.io/courses/python-django-basics/lessons/apps/theory_unit, https://stackoverflow.com/questions/76872526/what-is-apps-py-in-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lis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topics/http/shortcuts/, https://eric.sau.pe/get-list-from-post-data-django, https://metanit.com/python/django/4.7.php, https://pythonguides.com/django-get-all-data-from-post-request/, https://stackoverflow.com/questions/11190070/django-getlist, https://www.django-rest-framework.org/api-guide/generic-views/, https://www.geeksforgeeks.org/how-to-get-a-list-of-the-fields-in-a-django-model/, https://www.iditect.com/faq/python/django--getlist.html, https://www.meetgor.com/django-list-models/, https://www.thecoderscamp.com/django-getlist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matching distribution found for django</text:p>
          </table:table-cell>
          <table:table-cell office:value-type="string" calcext:value-type="string">
            <text:p>no matching distribution found for django (2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bbyhadz.com/blog/python-could-not-find-a-version-that-satisfies-the-requirement, https://community.render.com/t/deploying-a-django-application/8118, https://github.com/django-haystack/django-haystack/issues/1750, https://itfy.org/threads/problema-pri-ustanovke-modulja.331/, https://stackoverflow.com/questions/44674838/no-matching-distribution-found-for-django, https://superuser.com/questions/1456697/django-on-ubuntu-linux-could-not-find-a-version-that-satisfies-the-requirement, https://web.archive.org/web/20201029112719/https://stackoverflow.com/questions/61001812/pip-cant-find-django-3-x-error-no-matching-distribution-found-for-django-3, https://www.youtube.com/watch?v=V96yJK_8TO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matching distributions for django</text:p>
          </table:table-cell>
          <table:table-cell office:value-type="string" calcext:value-type="string">
            <text:p>no matching distribution found for django (2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bbyhadz.com/blog/python-could-not-find-a-version-that-satisfies-the-requirement, https://community.render.com/t/deploying-a-django-application/8118, https://github.com/django-haystack/django-haystack/issues/1750, https://itfy.org/threads/problema-pri-ustanovke-modulja.331/, https://stackoverflow.com/questions/44674838/no-matching-distribution-found-for-django, https://superuser.com/questions/1456697/django-on-ubuntu-linux-could-not-find-a-version-that-satisfies-the-requirement, https://web.archive.org/web/20201029112719/https://stackoverflow.com/questions/61001812/pip-cant-find-django-3-x-error-no-matching-distribution-found-for-django-3, https://www.youtube.com/watch?v=V96yJK_8TO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r groups</text:p>
          </table:table-cell>
          <table:table-cell office:value-type="string" calcext:value-type="string">
            <text:p>django user groups (2)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Authentication, https://gist.github.com/Miron-Anosov/2286aca0c8bec036624148479499d209, https://proproprogs.ru/django4/django4-razresheniya-i-gruppy-permissions-groups, https://www.codeunderscored.com/django-roles-permissions-and-groups/, https://www.iditect.com/guide/django/django-auth-user-group.html, https://www.scaler.com/topics/django/profiles-and-group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группы пользователей</text:p>
          </table:table-cell>
          <table:table-cell office:value-type="string" calcext:value-type="string">
            <text:p>django user groups (2)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Authentication, https://gist.github.com/Miron-Anosov/2286aca0c8bec036624148479499d209, https://proproprogs.ru/django4/django4-razresheniya-i-gruppy-permissions-groups, https://www.codeunderscored.com/django-roles-permissions-and-groups/, https://www.iditect.com/guide/django/django-auth-user-group.html, https://www.scaler.com/topics/django/profiles-and-group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low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fabriciadiniz/the-flow-of-a-request-in-django-221c, https://djangoflow.com/, https://djangopackages.org/packages/p/django-flows/, https://docs.djangoproject.com/en/5.2/intro/tutorial01/, https://github.com/djangoflow, https://medium.com/@jvdali966/understanding-djangos-work-flow-1ee521422092, https://pypi.org/project/django-viewflow/, https://viewflow.io/, https://www.andolasoft.com/blog/django-workflow-and-architecture.html, https://www.w3schools.com/django/django_intro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ws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ws.amazon.com/blogs/containers/deploy-and-scale-django-applications-on-aws-app-runner/, https://aws.amazon.com/marketplace/pp/prodview-nikxtds6karoc, https://aws.amazon.com/what-is/django/, https://docs.aws.amazon.com/elasticbeanstalk/latest/dg/create-deploy-python-django.html, https://medium.com/@chodvadiyasaurabh/deploying-a-python-django-project-on-aws-step-by-step-guide-with-commands-84ca8a4f9d6f, https://realpython.com/deploying-a-django-app-and-postgresql-to-aws-elastic-beanstalk/, https://testdriven.io/blog/deploying-django-to-ecs-with-terraform/, https://testdriven.io/blog/django-docker-https-aws/, https://www.reddit.com/r/django/comments/y2drpo/easiestbest_way_to_deploy_django_to_aws/, https://www.w3schools.com/django/django_db_create_aws_accoun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ites framework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, https://django.cowhite.com/blog/managing-multiple-websites-with-a-common-database-in-django-the-sites-framework/, https://djangostars.com/blog/10-popular-sites-made-on-django/, https://docs.djangoproject.com/en/5.2/ref/contrib/sites/, https://medium.com/@altafkhan_24475/part-1-an-overview-of-the-sites-framework-django-149821d338e1, https://stackoverflow.com/questions/25468676/django-sites-model-what-is-and-why-is-site-id-1, https://www.django-rest-framework.org/, https://www.djangoproject.com/, https://www.reddit.com/r/django/comments/mxybo4/how_to_use_the_django_sites_framework/, https://www.stxnext.com/blog/django-websites-exampl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gister tag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howto/custom-template-tags/, https://medium.com/@hiteshgarg14/creating-custom-template-tags-in-django-application-7bd1dcfeb144, https://ngangasn.com/create-custom-template-tags-in-django-a-complete-guide/, https://pocoz.gitbooks.io/django-v-primerah/content/rasshirenie-prilozheniya-blog/sozdanie-kastomizirovannyh-shablonov-tegov-i-filtrov/sozdanie-tegov-shablonizatora-django.html, https://proproprogs.ru/django/django-polzovatelskie-tegi-shablonov, https://realpython.com/django-template-custom-tags-filters/, https://ru.python-3.com/?p=188, https://stackoverflow.com/questions/76246817/register-filter-vs-register-simple-tag-vs-register-tag-vs-register-inclusion, https://vuyisile.com/custom-template-tags-in-django/, https://www.geeksforgeeks.org/how-to-create-custom-template-tag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uto now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5k.io/django-auto-now/, https://docs.djangoproject.com/en/5.0/ref/models/fields/, https://nsikakimoh.com/blog/auto_now-vs-auto_now_add-in-django, https://sky.pro/wiki/python/avtomaticheskoe-ustanovka-daty-v-django-eksplanatsiya-oshibki/, https://stackoverflow.com/questions/1737017/django-auto-now-and-auto-now-add, https://studygyaan.com/django/understanding-django-auto_now-and-auto_now_add, https://www.geeksforgeeks.org/difference-between-autonowadd-and-autonow-in-django/, https://www.gyata.ai/django/django-auto-now-add, https://www.hacksoft.io/blog/timestamps-in-django-exploring-auto-now-auto-now-add-and-default, https://zhengchaotian.com/django-manual-editing-auto-datetime-field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a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reakfest.saltmagazine.ru/restaurants/django_barkitcen, https://django.justfmly.ru/, https://eda.yandex.ru/r/django__bar_and_kitchen, https://moscow.ugosti.com/django, https://msk-kryukovo.ru/org/bar-django, https://t.me/s/djangobar, https://taplink.cc/django_bar_kitchen, https://vk.com/bardjango, https://yandex.ru/maps/org/django/132655510839/, https://zoon.ru/msk/restaurants/bar_django_v_tts_azhu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re wsgi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robot.me/posts/what-is-wsgi-and-why-do-you-need-gunicorn-and-nginx-in-django, https://django.readthedocs.io/en/stable/howto/deployment/wsgi/, https://github.com/django/django/blob/main/django/core/wsgi.py, https://habr.com/ru/companies/oleg-bunin/articles/433482/, https://montesariel.com/blog/post-3, https://slaptijack.com/programming/basic-django-wsgi-handler.html, https://stackoverflow.com/questions/14194859/importerror-no-module-named-django-core-wsgi-for-uwsgi, https://www.sitepoint.com/deploying-a-django-app-with-mod-wsgi-on-ubuntu-14-04/, https://www.thecodeship.com/deployment/deploy-django-apache-virtualenv-and-mod_wsgi/, https://www.theroadtosiliconvalley.com/technology/setup-django-modwsgi-apache-ubuntu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om django core files import fil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.readthedocs.org/projects/django-downloadview/downloads/pdf/1.1/, https://dnmtechs.com/saving-images-to-django-imagefield-programmatically-in-python-3/, https://docs.celeryq.dev/en/stable/django/first-steps-with-django.html, https://docs.djangoproject.com/en/5.1/topics/files/, https://github.com/django-import-export/django-import-export/issues/90, https://stackoverflow.com/questions/2650072/how-can-i-use-django-core-files-file, https://www.devasking.com/issue/read-a-local-file-in-django, https://www.francescpinyol.cat/django.html, https://www.geeksforgeeks.org/django-how-to-create-a-file-and-save-it-to-a-models-filefield/, https://www.revsys.com/tidbits/loading-django-files-from-cod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verse for not found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google/, https://codeby.net/, https://forum.djangoproject.com/t/reverse-for-not-found/11687, https://forums.ea.com/discussions/apex-legends-technical-issues-en/currency-not-loading-and-shop-not-working/12096251?after=MjUuM3wyLjF8aXwxMHwzOToxfGludCwxMjA5NjkwOSwxMjEwNzEwNg, https://lyrsense.com/, https://qna.habr.com/q/1259318, https://stackoverflow.com/questions/625047/django-reverse-not-found, https://www.cyberforum.ru/python-django/thread2447590.html, https://www.pythoncentral.io/how-to-quote-python-projects-like-a-pro-from-scope-to-signature/, https://www.steinberg.ne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uth backend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topics/auth/customizing/, https://dev.to/amoabakelvin/creating-a-custom-authentication-backend-in-django-17bl, https://developer.mozilla.org/en-US/docs/Learn_web_development/Extensions/Server-side/Django/Authentication, https://github.com/django/django/blob/main/django/contrib/auth/backends.py, https://habr.com/ru/companies/otus/articles/855086/, https://pocoz.gitbooks.io/django-v-primerah/content/glava-4-sozdanie-social-website/sozdanie-kastomnoi-avtorizatsi.html, https://reintech.io/blog/building-a-custom-authentication-system-in-django, https://riptutorial.com/django/example/4212/email-authentication-backend, https://www.django-rest-framework.org/api-guide/authentication/, https://www.webforefront.com/django/customauthbackend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pi post</text:p>
          </table:table-cell>
          <table:table-cell office:value-type="string" calcext:value-type="string">
            <text:p>django api post (2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16.lecture08, https://www.bezkoder.com/django-rest-api/, https://www.django-rest-framework.org/tutorial/2-requests-and-respons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запросы api django</text:p>
          </table:table-cell>
          <table:table-cell office:value-type="string" calcext:value-type="string">
            <text:p>django api post (2)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16.lecture08, https://www.bezkoder.com/django-rest-api/, https://www.django-rest-framework.org/tutorial/2-requests-and-respons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mport requests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blog/django-get-request/, https://dev.to/sm0ke/django-request-object-2hpd, https://django.readthedocs.io/en/stable/ref/request-response.html, https://jino.ru/spravka/hosting/articles/django_app.html, https://metanit.com/python/django/3.7.php, https://reintech.io/blog/connecting-to-external-api-in-django, https://sky.pro/wiki/python/integraciya-django-s-vneshnimi-api/, https://stackoverflow.com/questions/73034007/cant-import-requests-in-django, https://www.django-rest-framework.org/tutorial/2-requests-and-responses/, https://www.iditect.com/faq/python/calling-a-rest-api-from-django-view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se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jango.readthedocs.io/en/stable/topics/db/queries.html, https://djangodoc.ru/3.2/topics/db/queries/, https://github.com/pshrmn/notes/blob/master/django/models.md, https://kruizerchick.gitlab.io/django/models/, https://metanit.com/python/django/5.3.php, https://proproprogs.ru/django/osnovy-orm-django-za-chas, https://stackoverflow.com/questions/14483227/where-does-model-set-come-from-in-my-django-model, https://www.geeksforgeeks.org/django-models-set-2/, https://www.linux.org.ru/forum/development/69492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model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logrocket.com/django-rest-framework-create-api/, https://corgibytes.com/blog/2022/06/14/model-relationships-django-rest-framework/, https://dev.to/joshuamdeguzman/definitive-guide-developing-restful-apis-using-python-django-and-drf-2h7e, https://django-rest-models.readthedocs.io/en/stable/quickstart.html, https://habr.com/ru/articles/722054/, https://learndjango.com/tutorials/official-django-rest-framework-tutorial-beginners, https://pythonist.ru/razrabotka-restful-interfejsov-pri-pomoshhi-python-django-i-django-rest-framework/, https://refine.dev/blog/django-rest-framework/, https://www.django-rest-framework.org/tutorial/quickstart/, https://www.geeksforgeeks.org/django-rest-api-crud-with-drf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таблицы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bi-analytics.nl/python-django-datatables-1-creating-a-basic-jquery-datatable-with-styling/, https://dev.to/joashxu/responsive-table-with-django-and-htmx-1fob, https://django-tables2.readthedocs.io/en/latest/pages/tutorial.html, https://habr.com/ru/articles/326194/, https://learnbatta.com/blog/django-create-table-from-model-104/, https://proglib.io/p/kurs-django-chast-2-orm-i-osnovy-raboty-s-bazami-dannyh-2024-01-29, https://pypi.org/project/django-tables2/, https://tr-page.yandex.ru/translate?lang=en-ru&amp;url=https%3A%2F%2Fwww.tutorialspoint.com%2Fdjango-showing-model-data-directly-into-table-with-sorting-and-pagination, https://www.learningaboutelectronics.com/Articles/How-to-create-a-database-table-in-Django.php, https://www.youtube.com/watch?v=KbYLuK1Lzp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ункция в модел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loop.org/django-models-creating-customs-methods/, https://developer.mozilla.org/ru/docs/Learn_web_development/Extensions/Server-side/Django/Models, https://django.how/models/models-methods/, https://djangodoc.ru/3.2/ref/models/expressions/, https://docs.djangoproject.com/en/5.2/topics/db/models/, https://smyt.ru/blog/django-orm/, https://stackoverflow.com/questions/11120652/how-to-store-functions-in-django-models, https://tr-page.yandex.ru/translate?lang=en-ru&amp;url=https%3A%2F%2Fstackoverflow.com%2Fquestions%2F21093591%2Fdjango-function-inside-a-model-how-to-call-it-from-a-view, https://vc.ru/u/818117-viktor-oblomov/612764-django-predstavleniya-na-osnove-klassov-cbv-protiv-predstavlenii-na-osnove-funkcii-fbv, https://www.youtube.com/watch?v=cZ8mC5q0mP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eld classes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njaminbaka.wordpress.com/2016/01/23/add-class-attribute-to-django-form-fields/, https://django.readthedocs.io/en/stable/topics/db/models.html, https://docs.djangoproject.com/en/5.2/ref/forms/fields/, https://en.linuxteaching.com/article/django_models_fields, https://metanit.com/python/django/4.2.php, https://ordinarycoders.com/blog/article/using-django-form-fields-and-widgets, https://pythonclass.ru/django/modeli-v-django/, https://pythonhosted.org/django_simple_feedback/howto/custom-model-fields.html, https://stackoverflow.com/questions/29716023/add-class-to-form-field-django-modelform, https://www.django-rest-framework.org/api-guide/field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несколько файлов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pwaveino/implementing-multiple-file-uploads-in-django-fe7, https://docs.djangoproject.com/en/5.0/topics/http/file-uploads/, https://github.com/AliBigdeli/Django-Multiple-File-Upload-Sample, https://habr.com/ru/articles/89116/, https://roytuts.com/single-or-multiple-files-upload-example-in-django-framework/, https://simpleisbetterthancomplex.com/tutorial/2016/11/22/django-multiple-file-upload-using-ajax.html, https://stackoverflow.com/questions/39525188/upload-multiple-files-in-django, https://studygyaan.com/django/upload-multiple-files-images-in-django, https://tr-page.yandex.ru/translate?lang=en-ru&amp;url=https%3A%2F%2Fstackoverflow.com%2Fquestions%2F1348669%2Fuploading-multiple-files-with-django, https://www.youtube.com/watch?v=bbuKRunDh7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орма отправки</text:p>
          </table:table-cell>
          <table:table-cell office:value-type="string" calcext:value-type="string">
            <text:p>django форма отправки (3)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Forms, https://proglib.io/p/kurs-django-chast-3-osnovy-raboty-s-formami-2024-03-15, https://tutorial.djangogirls.org/ru/django_forms/, https://docs.djangoproject.com/en/dev/topics/forms/?from=olddocs, https://javarush.com/quests/lectures/ru.javarush.python.django.lecture.level12.lecture02, https://metanit.com/python/django/4.7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ормы шаблоны</text:p>
          </table:table-cell>
          <table:table-cell office:value-type="string" calcext:value-type="string">
            <text:p>django форма отправки (3)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Forms, https://proglib.io/p/kurs-django-chast-3-osnovy-raboty-s-formami-2024-03-15, https://tutorial.djangogirls.org/ru/django_forms/, https://docs.djangoproject.com/en/dev/topics/forms/?from=olddocs, https://javarush.com/quests/lectures/ru.javarush.python.django.lecture.level12.lecture02, https://metanit.com/python/django/4.7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данные из формы</text:p>
          </table:table-cell>
          <table:table-cell office:value-type="string" calcext:value-type="string">
            <text:p>django форма отправки (3)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Forms, https://proglib.io/p/kurs-django-chast-3-osnovy-raboty-s-formami-2024-03-15, https://tutorial.djangogirls.org/ru/django_forms/, https://docs.djangoproject.com/en/dev/topics/forms/?from=olddocs, https://javarush.com/quests/lectures/ru.javarush.python.django.lecture.level12.lecture02, https://metanit.com/python/django/4.7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 template</text:p>
          </table:table-cell>
          <table:table-cell office:value-type="string" calcext:value-type="string">
            <text:p>django form template (2)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Forms, https://djangodoc.ru/3.2/topics/forms/, https://proglib.io/p/kurs-django-chast-3-osnovy-raboty-s-formami-2024-03-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s py</text:p>
          </table:table-cell>
          <table:table-cell office:value-type="string" calcext:value-type="string">
            <text:p>django form template (2)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Forms, https://djangodoc.ru/3.2/topics/forms/, https://proglib.io/p/kurs-django-chast-3-osnovy-raboty-s-formami-2024-03-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lter ordering</text:p>
          </table:table-cell>
          <table:table-cell office:value-type="string" calcext:value-type="string">
            <text:p>django filter ordering (2)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filter.readthedocs.io/en/stable/ref/filters.html, https://docs.djangoproject.com/en/5.2/ref/models/querysets/, https://skillshats.com/tutorials/django-rest-framework/ordering-and-filtering-api-responses/, https://stackoverflow.com/questions/9834038/django-order-by-query-set-ascending-and-descending, https://www.django-rest-framework.org/api-guide/filtering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lter order</text:p>
          </table:table-cell>
          <table:table-cell office:value-type="string" calcext:value-type="string">
            <text:p>django filter ordering (2)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filter.readthedocs.io/en/stable/ref/filters.html, https://docs.djangoproject.com/en/5.2/ref/models/querysets/, https://skillshats.com/tutorials/django-rest-framework/ordering-and-filtering-api-responses/, https://stackoverflow.com/questions/9834038/django-order-by-query-set-ascending-and-descending, https://www.django-rest-framework.org/api-guide/filtering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lters date filt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filter.readthedocs.io/en/stable/ref/filters.html, https://metanit.com/python/django/5.13.php, https://pythonhint.com/post/1266585383952584/django-how-to-filter-by-date-with-django-rest-framework, https://sky.pro/wiki/python/filtratsiya-date-time-field-po-date-v-django-podkhody-i-resheniya/, https://sqlpey.com/python/top-5-methods-to-filter-query-objects-by-date-range-in-django/, https://stackoverflow.com/questions/21743271/how-to-use-django-filters-datefilter, https://studygyaan.com/django/various-techniques-to-filter-a-date-of-a-datetimefield-in-django, https://www.geeksforgeeks.org/how-can-we-filter-a-date-of-a-datetimefield-in-django/, https://www.iditect.com/program-example/django-date-time-filter.html, https://yourtodo.life/ru/posts/djangofilters-i-django-rest-framewor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resolved reference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tellij-support.jetbrains.com/hc/en-us/community/posts/206598665-Unresolved-Reference-Errors-for-django, https://learn-codes.org/php/405307-django-unresolved-reference-include, https://python.tutorialink.com/pycharm-2018-python-unresolved-reference-django-virtualenv/, https://rutube.ru/video/d6d442dd32fd2679fd391eb97c58927e/, https://stackoverflow.com/questions/42145656/unresolved-reference-django-error-in-pycharm, https://tutorialhorizon.com/algorithms/unresolved-references-error-django-in-pycharm-and-intellij/, https://wheyproteinonz.blogspot.com/2024/04/unresolved-reference-django-error-in.html, https://www.cyberforum.ru/python-django/thread3025397.html, https://www.pythonfixing.com/2022/01/fixed-unresolved-reference-in-django.html, https://www.youtube.com/watch?v=asBNw0uoqx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teez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lorcodedlyrics.com/2023/06/18/ateez-django/, https://eu.muzrecord.com/49906-ateez-django.html, https://genius.com/Ateez-django-lyrics, https://hitmos.me/song/76151310, https://kpopforallofficial.com/2023/06/18/4564/, https://lyrhub.com/track/ATEEZ-1/DJANGO/translation/ru, https://music.apple.com/us/song/django/1691699928, https://www.last.fm/ru/music/ATEEZ/The+World/DJANGO, https://www.shazam.com/song/1691699928/django, https://www.youtube.com/watch?v=EcWZXR5jPg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ulk updat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romansorin/handling-bulk-update-or-create-on-django-models-through-filters-1o6m, https://docs.djangoproject.com/en/5.2/ref/models/querysets/, https://github.com/aykut/django-bulk-update, https://metanit.com/python/django/5.5.php, https://stackoverflow.com/questions/12661253/how-to-bulk-update-with-django, https://websitehurdles.com/django-bulk-update/, https://www.delftstack.com/howto/django/django-bulk-update/, https://www.gyata.ai/django/django-bulk-update, https://www.sankalpjonna.com/learn-django/running-a-bulk-update-with-django, https://zerotobyte.com/using-django-bulk-create-and-bulk-upda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view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logrocket.com/django-rest-framework-create-api/, https://dzen.ru/a/ZUAAioxUhgegJTeo, https://habr.com/ru/articles/722054/, https://javarush.com/quests/lectures/ru.javarush.python.django.lecture.level16.lecture09, https://proproprogs.ru/django/drf-bazovyy-klass-apiview-dlya-predstavleniy, https://rpep.dev/posts/best-practices-django-views/, https://sourcery.blog/a-comprehensive-guide-to-api-views-in-django-rest-framework-part-1/, https://testdriven.io/blog/drf-views-part-1/, https://www.django-rest-framework.org/api-guide/views/, https://www.geeksforgeeks.org/class-based-views-django-rest-framewor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файл настроек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bakery.com/blog/django/django-settings-howto/, https://codesarray.com/view/Understanding-settings.py-File-in-Django, https://docs.djangoproject.com/en/5.2/topics/settings/, https://github.com/PopckovS/Django-Practice/blob/main/Start/settings.md, https://habr.com/ru/articles/240463/, https://javarush.com/quests/lectures/ru.javarush.python.django.lecture.level02.lecture05, https://learntutorials.net/ru/django/topic/942/%D0%BD%D0%B0%D1%81%D1%82%D1%80%D0%BE%D0%B9%D0%BA%D0%B8, https://medium.com/django-unleashed/django-settings-12539ae84a9b, https://pressanybutton.ru/post/sajt-na-django/django-3-bazovaya-konfiguraciya/, https://tr-page.yandex.ru/translate?lang=en-ru&amp;url=https%3A%2F%2Fwww.geeksforgeeks.org%2Fdjango-settings-file-step-by-step-explanation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quest not found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polls-tutorial-not-found-error/4175, https://forum.seafile.com/t/django-request-log-full-of-warnings/2798, https://github.com/maxking/docker-mailman/issues/272, https://otvet.mail.ru/question/234346422, https://pytutorial.com/django-http-response-not-found/, https://qna.habr.com/q/292181, https://stackoverflow.com/questions/68623892/django-nginx-gives-warningdjango-requestnot-found-when-running-server, https://www.devasking.com/issue/django-page-not-found-request-method-get, https://www.geeksforgeeks.org/how-to-fix-page-not-found-404-django/, https://www.youtube.com/watch?v=0M_PZU8wcX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module named django cor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kubuntu.com/questions/1297613/modulenotfounderror-no-module-named-django-filters, https://djangowaves.com/tips-tricks/fix-import-error-no-module-named-django-core-management/, https://dnmtechs.com/troubleshooting-importerror-no-module-named-django-core-urlresolvers-in-python-3/, https://github.com/benoitc/gunicorn/issues/2461, https://pythonhint.com/post/1456506967513352/no-module-named-djangocore, https://rutube.ru/video/173d53f4c616b3b313e633e09dbe1d6c/, https://sebhastian.com/python-modulenotfounderror-no-module-named-django/, https://stackoverflow.com/questions/312549/no-module-named-django-core, https://www.iditect.com/faq/python/django--quotno-module-named-djangocoremanagementquot.html, https://www.linode.com/community/questions/11142/500-server-error-due-to-no-module-named-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отправка email</text:p>
          </table:table-cell>
          <table:table-cell office:value-type="string" calcext:value-type="string">
            <text:p>django отправка email (2)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thedevspace/how-to-send-emails-with-django-4fmh, https://habr.com/ru/articles/253445/, https://pocoz.gitbooks.io/django-v-primerah/content/glava-2-uluchshenie-bloga-s-pomoshyu-rasshirennyh-vozmozhnostej/otpravka-postov-na-e-mail/otpravka-e-mail-v-django.html, https://tproger.ru/translations/email-functionality-django, https://tr-page.yandex.ru/translate?lang=en-ru&amp;url=https%3A%2F%2Fhackr.io%2Fblog%2Fhow-to-send-emails-in-django, https://vivazzi.pro/ru/it/send-email-in-django/, https://www.geeksforgeeks.org/setup-sending-email-in-django-projec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отправка писем</text:p>
          </table:table-cell>
          <table:table-cell office:value-type="string" calcext:value-type="string">
            <text:p>django отправка email (2)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thedevspace/how-to-send-emails-with-django-4fmh, https://habr.com/ru/articles/253445/, https://pocoz.gitbooks.io/django-v-primerah/content/glava-2-uluchshenie-bloga-s-pomoshyu-rasshirennyh-vozmozhnostej/otpravka-postov-na-e-mail/otpravka-e-mail-v-django.html, https://tproger.ru/translations/email-functionality-django, https://tr-page.yandex.ru/translate?lang=en-ru&amp;url=https%3A%2F%2Fhackr.io%2Fblog%2Fhow-to-send-emails-in-django, https://vivazzi.pro/ru/it/send-email-in-django/, https://www.geeksforgeeks.org/setup-sending-email-in-django-projec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ate field</text:p>
          </table:table-cell>
          <table:table-cell office:value-type="string" calcext:value-type="string">
            <text:p>django date field (2)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models/fields/, https://ilovedjango.com/django/models-and-databases/model-fields/, https://pythonclass.ru/django/modeli-v-django/, https://pytutorial.com/django-models-datefield/, https://studygyaan.com/django/handling-date-time-and-datetime-fields-in-django-models, https://zerotobyte.com/an-introduction-to-django-datetimefiel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оле даты django</text:p>
          </table:table-cell>
          <table:table-cell office:value-type="string" calcext:value-type="string">
            <text:p>django date field (2)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models/fields/, https://ilovedjango.com/django/models-and-databases/model-fields/, https://pythonclass.ru/django/modeli-v-django/, https://pytutorial.com/django-models-datefield/, https://studygyaan.com/django/handling-date-time-and-datetime-fields-in-django-models, https://zerotobyte.com/an-introduction-to-django-datetimefiel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xample github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problems-with-the-django-tutorial-is-there-a-github-repo-for-it/28053, https://github.com/HackSoftware/Django-Styleguide-Example, https://github.com/PacktPublishing/Django-5-By-Example, https://github.com/Shopify/sample-django-app, https://github.com/app-generator/django-templates, https://github.com/gothinkster/django-realworld-example-app, https://github.com/nickjj/docker-django-example, https://github.com/sibtc/django-beginners-guide, https://github.com/topics/django-project, https://www.reddit.com/r/django/comments/134ko4x/id_like_to_look_at_well_written_django_project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quil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quill-editor.readthedocs.io/, https://django-quill-editor.readthedocs.io/en/latest/pages/migrating-to-quillfield.html, https://django-quill-editor.readthedocs.io/en/latest/pages/using-as-form.html, https://djangopackages.org/packages/p/django-quill-editor/, https://github.com/coremke/django-quill, https://github.com/leehanyeong/django-quill-editor/blob/master/docs/pages/using-as-modelform.md, https://pypi.org/project/django-quill-editor/, https://pypi.org/project/django-quill/, https://stackoverflow.com/questions/65029744/django-quill-editor-display-saved-field, https://www.reddit.com/r/django/comments/v94t7l/how_can_i_seriarize_django_quill_quillfiel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ние базы данных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get.com/ru/kb/how-to/vps/razvertyvanie-django-s-pomoshchyu-nginx-postgresql-i-gunicorn, https://docs.djangoproject.com/en/4.1/intro/tutorial02/, https://dzen.ru/a/ZdiuofPOARfIDb2U, https://habr.com/ru/articles/87357/, https://medium.com/geekculture/how-to-django-creating-and-managing-models-databases-ae794b4d69a9, https://proglib.io/p/kurs-django-chast-2-orm-i-osnovy-raboty-s-bazami-dannyh-2024-01-29, https://pythonclass.ru/django/sozdanie-proekta-v-django/, https://skillbox.ru/media/code/pishem-prilozhenie-na-django-chast-1-ustanavlivaem-freymvork-nastraivaem-dvizhok-i-zapisi/, https://www.8host.com/blog/sozdanie-prilozheniya-django-i-podklyuchenie-k-baze-dannyx/, https://www.youtube.com/watch?v=5g3-qJZbhy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re mai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python.ru/blog/kak-sozdat-formy-v-django-dlya-otpravki-email-podrobnaya-instrukcziya/, https://dev.to/djangotricks/guest-post-sending-emails-with-django-7d3, https://docs.djangoproject.com/en/5.2/topics/email/, https://pythonhint.com/post/1000470978572438/django-to-send-and-receive-email, https://pythonru.com/primery/blog-na-django-21-otpravka-email, https://reintech.io/blog/building-email-service-django, https://sendlayer.com/blog/how-to-send-email-with-django/, https://stackoverflow.com/questions/6367014/how-to-send-email-via-django, https://www.abstractapi.com/guides/email-validation/django-send-email, https://www.geeksforgeeks.org/setup-sending-email-in-django-projec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rofile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earthcomfy/django-user-profile-3hik, https://habr.com/ru/sandbox/164517/, https://learndjango.com/tutorials/django-userprofile-model, https://proghunter.ru/articles/django-base-2023-user-profile-16, https://proglib.io/p/django-s-nulya-chast-3-sozdanie-profiley-szhatie-izobrazheniy-crud-i-paginaciya-2022-06-10, https://pythonguides.com/create-a-user-profile-using-django/, https://reintech.io/blog/implementing-profiles-in-django-tutorial, https://www.devhandbook.com/django/user-profile/, https://www.pythontutorial.net/django-tutorial/django-user-profile/, https://www.scaler.com/topics/django/profiles-and-group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rofiling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amj.eu/tech/2023/03/02/django-profile-and-improve-import-time/, https://blog.sentry.io/django-performance-improvements-part-2-code-optimization/, https://cfpb.github.io/consumerfinance.gov/profiling-django/, https://code.djangoproject.com/wiki/ProfilingDjango, https://dizballanze.com/ru/django-project-optimization-part-1/, https://github.com/char0n/django-profiler, https://habr.com/ru/companies/vk/articles/201778/, https://kracekumar.com/post/profiling_django/, https://stackoverflow.com/questions/2361985/is-there-a-way-to-profile-my-django-application, https://unfoldai.com/django-profiling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ath nam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topics/http/urls/, http://texnoit.com/urlsdjango, https://metanit.com/python/django/3.2.php, https://ngangasn.com/the-simplest-way-to-understand-django-views-urls-and-how-to-perform-routing-in-django/, https://proproprogs.ru/django/marshrutizaciya-obrabotka-isklyucheniy-zaprosov-perenapravleniya, https://qna.habr.com/q/543077, https://stackoverflow.com/questions/51922641/what-is-the-function-of-the-name-parameter-in-django-urls-path, https://techvidvan.com/tutorials/django-urls/, https://www.scaler.com/topics/django/django-urls/, https://www.webforefront.com/django/namedjangourl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r id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-paper.com/python/examples-how-to-get-user-id-django, https://dnmtechs.com/getting-the-currently-logged-in-users-id-in-django/, https://docs.djangoproject.com/en/5.1/ref/contrib/auth/, https://pythonguides.com/python-django-get/, https://qna.habr.com/q/1254396, https://www.geeksforgeeks.org/how-to-get-the-currently-logged-in-users-id-in-django/, https://www.grepper.com/answers/47546/how+to+get+user+id+django, https://www.thecoderscamp.com/how-to-get-current-user-id-django-django/, https://www.tutsdrupal.com/article/django_get_current_user_id_in_model, https://www.youtube.com/watch?v=rR8_79NlbV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roject nam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maesters.com/blog/33, https://forum.djangoproject.com/t/project-naming-conventions/339, https://github.com/acasadoquijada/change-django-project-name, https://mybubbaandme.com/read-here/how-do-you-name-a-django-project/, https://pythonist.ru/kak-pereimenovat-prilozhenie-v-django/, https://stackoverflow.com/questions/18293875/is-there-an-easy-way-to-rename-a-django-project, https://studygyaan.com/django/how-to-change-the-name-of-a-django-app, https://www.geeksforgeeks.org/change-the-name-of-a-django-application/, https://www.restack.io/p/django-app-name-best-practices-answer, https://www.youtube.com/watch?v=ko83PEvotN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verse lazy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oridoro/understanding-the-differences-between-reverse-and-reverselazy-in-djangos-getabsoluteurl-method-aic, https://dnmtechs.com/difference-between-reverse-and-reverse_lazy-in-django/, https://docs.djangoproject.com/en/5.2/ref/urlresolvers/, https://proproprogs.ru/django/klassy-predstavleniy-listview-detailview-createview, https://pythonhint.com/post/1130641366231011/difference-between-reverse-and-reverse_lazy-in-django, https://ru.hexlet.io/courses/python-django-basics/lessons/routing/theory_unit, https://vk.com/wall-110767_2899, https://www.django-rest-framework.org/api-guide/reverse/, https://www.youtube.com/watch?v=BZOm9tKxda4, https://zerotobyte.com/django-reverse-url-reverse-functi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password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waves.com/tips-tricks/how-to-reset-the-django-admin-password/, https://hatchjs.com/reset-django-admin-password/, https://pythonguides.com/python-django-get-admin-password/, https://stackoverflow.com/questions/6358030/how-to-reset-django-admin-password, https://studygyaan.com/django/how-to-reset-change-django-admin-password, https://www.delftstack.com/howto/django/django-reset-admin-password/, https://www.geeksforgeeks.org/how-to-reset-django-admin-password/, https://www.matheusmello.io/posts/django-how-to-reset-django-admin-password, https://www.tutsdrupal.com/article/django_default_admin_password, https://www.uukeys.com/blog/how-to-find-django-admin-username-and-passwor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nf urls ur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bbyhadz.com/blog/python-importerror-cannot-import-name-url-from-django-conf-urls, https://docs.djangoproject.com/en/5.2/topics/http/urls/, https://ejudge.lksh.ru/lang_docs/djbook.ru/rel1.9/topics/http/urls.html, https://github.com/pshrmn/notes/blob/master/django/urls.md, https://itdoxy.com/%D1%81%D0%BE%D0%BF%D0%BE%D1%81%D1%82%D0%B0%D0%B2%D0%BB%D0%B5%D0%BD%D0%B8%D0%B5-url-django/, https://itman.in/django-howto-3/, https://stackoverflow.com/questions/47947673/is-it-better-to-use-path-or-url-in-urls-py-for-django-2-0, https://truecryer.wordpress.com/2014/01/10/%D1%81%D0%BE%D0%B7%D0%B4%D0%B0%D0%BD%D0%B8%D0%B5-%D1%81%D0%B0%D0%B9%D1%82%D0%BE%D0%B2-%D0%BD%D0%B0-django-%D1%87%D0%B0%D1%81%D1%82%D1%8C-6/, https://www.educba.com/django-url/, https://zanderle.gitbooks.io/tutorial/content/en/django_ur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ost sav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epam_india_python/django-signals-30g3, https://docs.djangoproject.com/en/5.2/ref/signals/, https://earthly.dev/blog/django-signals/, https://habr.com/ru/companies/kokocgroup/articles/826238/, https://learntutorials.net/ru/django/topic/2555/%D1%81%D0%B8%D0%B3%D0%BD%D0%B0%D0%BB%D1%8B, https://pythonhint.com/post/7190391749253076/identify-the-changed-fields-in-django-post_save-signal, https://stackoverflow.com/questions/13014411/django-post-save-signal-implementation, https://www.codersarts.com/post/django-signals-post-save-and-post-delete, https://www.codeunderscored.com/signals-in-django/, https://www.geeksforgeeks.org/how-to-create-and-use-signal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nection refused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when-im-trying-setup-send-mail-in-production-i-got-connectionrefusederror/9283, https://github.com/celery/kombu/issues/1582, https://onebite.dev/solve-docker-django-could-not-connect-to-server-connection-refused-postgre/, https://pythonhint.com/post/6096127989609902/cant-run-the-server-on-django-connection-refused, https://serverfault.com/questions/1063760/django-db-utils-operationalerror-could-not-connect-to-server-connection-refuse, https://stackforgeeks.com/blog/cant-run-the-server-on-django-connection-refused, https://stackoverflow.com/questions/5802189/django-errno-111-connection-refused, https://thatcodemonk.wordpress.com/2020/05/02/connectionrefusederror-connection-refused-django-cookecutter/, https://www.iditect.com/faq/python/error-111-connecting-to-localhost6379-connection-refused-django-heroku.html, https://www.thecoderscamp.com/django-errno-111-connection-refused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балакирев django</text:p>
          </table:table-cell>
          <table:table-cell office:value-type="string" calcext:value-type="string">
            <text:p>балакирев django (2)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d44340664dd33a91509119ff95031dcf/, https://stepik.org/course/183363/promo, https://www.youtube.com/watch?v=oBU83uojl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ергей балакирев django</text:p>
          </table:table-cell>
          <table:table-cell office:value-type="string" calcext:value-type="string">
            <text:p>балакирев django (2)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d44340664dd33a91509119ff95031dcf/, https://stepik.org/course/183363/promo, https://www.youtube.com/watch?v=oBU83uojl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inhardt minor</text:p>
          </table:table-cell>
          <table:table-cell office:value-type="string" calcext:value-type="string">
            <text:p>django reinhardt minor (2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Minor_Swing_(composition), https://hitmos.me/song/49172640, https://music.apple.com/us/song/minor-swing/298440219, https://music.mts.ru/album/1867776, https://music.yandex.ru/album/141540/track/1357659, https://vk.com/audio-2001961453_43961453, https://www.youtube.com/watch?v=uTlo809EIlo, https://zvuk.com/release/115846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inor swing</text:p>
          </table:table-cell>
          <table:table-cell office:value-type="string" calcext:value-type="string">
            <text:p>django reinhardt minor (2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Minor_Swing_(composition), https://hitmos.me/song/49172640, https://music.apple.com/us/song/minor-swing/298440219, https://music.mts.ru/album/1867776, https://music.yandex.ru/album/141540/track/1357659, https://vk.com/audio-2001961453_43961453, https://www.youtube.com/watch?v=uTlo809EIlo, https://zvuk.com/release/115846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pencv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integrating-opencv-with-django-for-a-simple-face-detection-program/10934, https://forum.opencv.org/t/opencv-with-flask-or-django/2291, https://github.com/snowby666/Django-OpenCV-Video-Streaming, https://medium.com/@KaziMushfiq1234/video-stream-with-python-django-computer-vision-914e13fc41d2, https://non-devtech.medium.com/basic-opencv-api-with-django-fc036d8178e6, https://stackoverflow.com/questions/65853359/how-do-you-create-a-model-using-opencv-in-django, https://www.linkedin.com/pulse/opencv-django-my-first-ml-project-thiago-santos, https://www.quora.com/Can-Django-and-OpenCV-be-used-together, https://www.reddit.com/r/django/comments/on8fh1/how_to_deploy_opencv_video_feed_cam_with_my/, https://www.youtube.com/playlist?list=PLgjw1dR712jp_TI1wlrifw2Wm02zI14y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istfield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jango-mongodb-engine.readthedocs.io/en/latest/topics/lists-and-dicts.html, https://django-mysql.readthedocs.io/en/latest/model_fields/list_fields.html, https://docs.djangoproject.com/en/5.1/ref/contrib/postgres/fields/, https://docs.djangoproject.com/en/5.2/ref/models/fields/, https://gist.github.com/1200165, https://groups.google.com/g/django-users/c/mHOAenS9a38/m/sXzx6OpPAQAJ, https://stackoverflow.com/questions/17289039/how-can-i-define-a-list-field-in-django-rest-framework/27739615, https://stackoverflow.com/questions/22340258/list-field-in-model, https://www.django-rest-framework.org/api-guide/fields/, https://www.reddit.com/r/django/comments/qajivd/how_do_you_put_a_listfield_attribute_in_a_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pache ubuntu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anis434/how-to-deploy-a-django-application-with-apache2-on-ubuntu-in-aws-ec2-instance-25h2, https://docs.djangoproject.com/en/5.2/howto/deployment/wsgi/modwsgi/, https://forum.djangoproject.com/t/deploy-to-apache/5208, https://serverfault.com/questions/1153720/putting-a-django-application-into-production-on-ubuntu-server-with-apache2-and-c, https://stackoverflow.com/questions/74423144/how-to-deploy-django-app-on-ubuntu-using-apache2-and-mod-wsgi-pytho3, https://www.digitalocean.com/community/tutorials/how-to-serve-django-applications-with-apache-and-mod_wsgi-on-ubuntu-16-04, https://www.digitalocean.com/community/tutorials/how-to-set-up-django-with-postgres-nginx-and-gunicorn-on-ubuntu, https://www.linuxtuto.com/how-to-install-django-with-apache-on-ubuntu-22-04/, https://www.reddit.com/r/django/comments/15n7tpy/deploying_a_django_site_on_an_apache_linux_server/, https://www.tuedo.de/en/deploy-python-django-website-to-apache-server-running-on-ubuntu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2fa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two-factor-auth.readthedocs.io/en/stable/, https://django-two-factor-auth.readthedocs.io/en/stable/installation.html, https://djangopackages.org/grids/g/two-factor-authentication/, https://docs.allauth.org/en/dev/mfa/index.html, https://forum.djangoproject.com/t/django-multi-factor-authentication-mfa/25217, https://github.com/jazzband/django-two-factor-auth, https://medium.com/django-unleashed/how-to-set-up-two-factor-authentication-2fa-in-django-in-2024-c52de87ea3f3, https://stackoverflow.com/questions/54908541/django-two-factor-authentication, https://www.hacksoft.io/blog/adding-required-two-factor-authentication-2fa-to-the-django-admin, https://www.reddit.com/r/django/comments/18qhl75/django_2fa_custom_polic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impor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devjunction.in/how-to-import-or-export-data-from-django-admin, https://books.agiliq.com/projects/django-admin-cookbook/en/latest/import.html, https://dev.to/rockandnull/effortless-django-model-import-export-from-the-admin-panel-h7p, https://django-import-export.readthedocs.io/en/stable/admin_integration.html, https://docs.djangoproject.com/en/5.2/ref/contrib/admin/, https://github.com/django-import-export/django-import-export/blob/main/docs/getting_started.rst, https://stackoverflow.com/questions/3974620/import-csv-data-into-database-in-django-admin, https://www.codeunderscored.com/how-to-use-django-import-export-library/, https://www.etemkeskin.com/index.php/2021/01/25/importing-and-exporting-data-in-different-formats-such-as-excel-csv-json-in-django-applications/, https://www.programink.com/django-tutorial/django-import-expor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ites templat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minlte.io/blog/django-website-templates/, https://blog.appseed.us/django-website-templates-free-download/, https://blog.jetbrains.com/pycharm/2025/02/the-ultimate-guide-to-django-templates/, https://dev.to/sm0ke/django-website-templates-free-download-4m62, https://github.com/PaulleDemon/Django-website-template, https://htmlrev.com/free-django-templates.html, https://sky.pro/wiki/python/rabota-s-shablonami-v-django/, https://themeforest.net/search/django, https://www.dunebook.com/top-django-website-templates-free-and-paid/, https://www.geeksforgeeks.org/django-templat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язык шаблонов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fun/docs/django/5.0/ref/templates/language/, https://docs.djangoproject.com/en/5.0/ref/templates/api/, https://habr.com/ru/articles/23132/, https://itdoxy.com/%D1%81%D0%B8%D1%81%D1%82%D0%B5%D0%BC%D0%B0-%D1%88%D0%B0%D0%B1%D0%BB%D0%BE%D0%BD%D0%BE%D0%B2-django/, https://javarush.com/quests/lectures/ru.javarush.python.django.lecture.level05.lecture01, https://ru.hexlet.io/courses/python-django-basics/lessons/templates/theory_unit, https://ru.python-3.com/?p=198, https://sky.pro/wiki/python/rabota-s-shablonami-v-django/, https://tr-page.yandex.ru/translate?lang=en-ru&amp;url=https%3A%2F%2Fwww.geeksforgeeks.org%2Fdjango-templates%2F, https://www.youtube.com/watch?v=PoRFOkIQlH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lect for updat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evtosxn/handling-concurrency-in-django-with-selectforupdate-24e2, https://docs.djangoproject.com/en/5.2/ref/models/querysets/, https://hakibenita.com/9-django-tips-for-working-with-databases, https://runebook.dev/en/articles/django/ref/models/querysets/django.db.models.query.QuerySet.select_for_update, https://stackforgeeks.com/blog/how-to-use-selectforupdate-to-get-an-object-in-django, https://stackoverflow.com/questions/17159471/how-to-use-select-for-update-to-get-an-object-in-django, https://tproger.ru/translations/django-orm-tips, https://www.sankalpjonna.com/learn-django/managing-concurrency-in-django-using-select-for-update, https://www.youssefm.com/posts/solving-django-race-conditions, https://www.youtube.com/watch?v=xBl-qiAFrz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rializers fields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2.0/topics/serialization/, https://github.com/encode/django-rest-framework/blob/master/docs/api-guide/serializers.md, https://habr.com/ru/companies/yandex_praktikum/articles/598349/, https://javarush.com/quests/lectures/ru.javarush.python.django.lecture.level17.lecture04, https://pythonist.ru/effektivnoe-ispolzovanie-drf-serializatorov-v-django/, https://www.codeunderscored.com/serialization-in-django/, https://www.django-rest-framework.org/api-guide/fields/, https://www.geeksforgeeks.org/serializer-fields-django-rest-framework/, https://www.iditect.com/faq/python/django-serializer-method-field.html, https://www.scaler.com/topics/django/serializer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load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rthurobo/django-htmx-load-more-objects-3jg3, https://django-load.readthedocs.io/en/latest/api.html, https://docs.djangoproject.com/en/5.0/ref/templates/api/, https://github.com/ojii/django-load, https://stackoverflow.com/questions/1048232/what-does-load-do-in-django-templates, https://uproger.com/zagruzka-fajlov-s-pomoshhyu-django/, https://www.pythontutorial.net/django-tutorial/django-loaddata/, https://www.revsys.com/tidbits/loading-django-files-from-code/, https://www.youtube.com/watch?v=sQ25Yy_uxX0, https://zerotobyte.com/how-to-use-django-loaddata-and-dumpdata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ndroid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best-approach-for-developing-a-cross-platform-mobile-app-alongside-a-django-web-app/21554, https://forum.djangoproject.com/t/is-it-possible-to-convert-my-django-website-to-a-mobile-app-using-python-kyvi/25311, https://medium.com/@ezinneanne/how-to-build-a-simple-blog-with-your-mobile-phone-using-django-6b9974f31e36, https://stackoverflow.com/questions/13444534/python-django-on-android, https://stackoverflow.com/questions/69651241/best-way-to-create-a-mobile-app-out-of-a-django-website, https://webplover.com/blog/install-django-on-android/, https://www.djangoproject.com/, https://www.mobiloud.com/use-cases/convert-django-website-to-mobile-app, https://www.reddit.com/r/django/comments/w7ozoo/can_i_use_use_django_with_mobile_app_development/, https://www.youtube.com/watch?v=BQVtgtC11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self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loop.org/django-models-introduction-example/, https://docs.djangoproject.com/en/5.2/ref/models/instances/, https://itman.in/en/django-models-relationship/, https://newbe.dev/python-how-to-get-django-model-self-id-code-example, https://pythonhint.com/post/2091992996147962/selfinstance-in-django-modelform, https://reintech.io/blog/setting-up-custom-user-model-django-tutorial, https://stackabuse.com/recursive-model-relationships-in-django/, https://stackoverflow.com/questions/6524251/using-self-in-django-model-classes, https://www.codespeedy.com/extend-django-user-model-with-custom-fields/, https://www.tutsdrupal.com/article/django_model_form_get_instanc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quest data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ilyachch/django-rest-framework-rusdoc/blob/master/tutorial/2-requests-and-responses.md, https://pythonguides.com/django-get-all-data-from-post-request/, https://skillshats.com/tutorials/django-rest-framework/handling-requests-and-responses/, https://stackoverflow.com/questions/36616309/request-data-in-drf-vs-request-body-in-django, https://studygyaan.com/django/how-to-get-post-request-values-in-django, https://www.django-rest-framework.org/api-guide/requests/, https://www.educba.com/django-request/, https://www.iditect.com/faq/python/django-rest-frameworks-requestpost-vs-requestdata.html, https://www.valentinog.com/blog/drf-request/, https://www.youtube.com/watch?v=Nz5F60OxOK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ntext ge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doc.ru/3.1/topics/class-based-views/generic-display/, https://docs.djangoproject.com/en/5.1/topics/class-based-views/generic-display/, https://javarush.com/quests/lectures/ru.javarush.python.django.lecture.level04.lecture08, https://proproprogs.ru/django/klassy-predstavleniy-listview-detailview-createview, https://pythonhint.com/post/5849908286277885/when-to-use-get-get_queryset-get_context_data-in-django, https://qna.habr.com/q/907029, https://riptutorial.com/django/example/3996/context-data, https://www.geeksforgeeks.org/how-to-pass-additional-context-into-a-class-based-view-django/, https://www.valentinog.com/blog/get-context-data/, https://www.youtube.com/watch?v=gJ-rZCAEYX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 se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formset.fly.dev/intro/, https://docs.djangoproject.com/en/dev/topics/forms/formsets/, https://github.com/jrief/django-formset, https://justdjango.com/blog/dynamic-forms-in-django-htmx, https://reintech.io/blog/creating-custom-formset-django, https://simpleit.rocks/python/django/forms/using-formsets-with-django-cbv-generic-views/, https://www.brennantymrak.com/articles/django-dynamic-formsets-javascript, https://www.geeksforgeeks.org/django-formsets/, https://www.squash.io/advanced-django-forms-dynamic-generation-formsets-and-custom-widgets/, https://www.webforefront.com/django/formset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inx django static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ingnomads.com/serve-django-static-files-with-nginx, https://dev.to/koladev/serving-djangos-static-files-with-nginx-3nc4, https://djangodeployment.readthedocs.io/en/latest/05-static-files.html, https://forum.djangoproject.com/t/configure-static-files-to-work-with-nginx/5689, https://habr.com/ru/articles/226419/, https://ron.sh/how-to-deploy-django-static-files-in-nginx/, https://ruddra.com/serve-static-files-by-nginx-from-django-using-docker/, https://sayari3.com/articles/11-how-to-serve-djangos-static-files-using-nginx-on-localhost/, https://stackoverflow.com/questions/2451739/django-serving-static-files-through-nginx, https://vuyisile.com/setting-up-django-for-deployment-nginx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миграции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migrations.html, https://djangocentral.com/creating-an-empty-migration-file-in-django/, https://docs.djangoproject.com/en/5.1/howto/writing-migrations/, https://dvmn.org/encyclopedia/django-migrations/migrations/, https://github.com/AzarnykhOleg/Django-Practice/blob/main/Models/migrate_1.md, https://habr.com/ru/companies/idaproject/articles/861386/, https://javarush.com/quests/lectures/ru.javarush.python.django.lecture.level02.lecture08, https://proproprogs.ru/django4/django4-sozdanie-i-zapusk-faylov-migraciy, https://sky.pro/wiki/python/migracii-bazy-dannyh-v-django/, https://www.geeksforgeeks.org/django-basic-app-model-makemigrations-and-migra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ttings mode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sarray.com/view/Understanding-settings.py-File-in-Django, https://dev.to/sirneij/making-django-global-settings-dynamic-the-singleton-design-pattern-25en, https://docs.djangoproject.com/en/5.2/ref/settings/, https://evileg.com/en/post/576/, https://github.com/gregschmit/django-settings-model, https://iifx.dev/en/articles/36006625, https://nsikakimoh.com/blog/use-multiple-settings-files-in-django, https://studygyaan.com/django/django-best-practice-configuring-settings-file, https://www.geeksforgeeks.org/how-do-we-reference-a-django-settings-variable-in-my-modelspy/, https://www.mattlayman.com/understand-django/setting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est db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ifihan/testing-in-django-26e5, https://docs.djangoproject.com/en/5.2/topics/testing/overview/, https://docs.santoshpurbey.com/django/testing, https://habr.com/ru/companies/otus/articles/524974/, https://learndjango.com/tutorials/django-testing-tutorial, https://realpython.com/testing-in-django-part-1-best-practices-and-examples/, https://simple-blog.vercel.app/2021/03/07/test-django-using-pytest/, https://stackoverflow.com/questions/4650509/different-db-for-testing-in-django, https://www.geeksforgeeks.org/how-to-run-django-s-test-using-in-memory-database/, https://www.valentinog.com/blog/testing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migrations exceptions inconsistentmigrationhistory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reedium.cfd/6e8f4e60fbbe, https://gist.github.com/BaronKimaru/4a45928f6c5a35ea751d3007f2b7a8af, https://memotut.com/django.db.migrations.exceptions.inconsistentmigrationhistory-error-handling-df056/, https://programmersought.com/article/953910640625/, https://qna.habr.com/q/563958, https://rutube.ru/video/d50bafb8b5fc2062a41e096022767715/, https://sky.pro/wiki/python/reshenie-oshibki-inconsistent-migration-history-v-django/, https://sqlpey.com/python/top-10-methods-to-solve-django-inconsistent-migration-history/, https://stackoverflow.com/questions/44651760/django-db-migrations-exceptions-inconsistentmigrationhistory, https://tiketha.com/django-db-migrations-exceptions-inconsistentmigrationhistor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олучить модель объект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github.com/DjangoGirls/tutorial/blob/master/ru/django_models/README.md, https://learntutorials.net/ru/django/topic/888/%D0%BC%D0%BE%D0%B4%D0%B5%D0%BB%D0%B8, https://metanit.com/python/django/5.12.php, https://ngangasn.com/how-to-get-a-single-object-in-django/, https://proproprogs.ru/django/osnovy-orm-django-za-chas, https://stackoverflow.com/questions/12279846/how-to-get-a-model-object-using-model-name-string-in-django, https://tr-page.yandex.ru/translate?lang=en-ru&amp;url=https%3A%2F%2Fstackoverflow.com%2Fquestions%2F4863332%2Fhow-can-i-obtain-the-models-name-or-the-content-type-of-a-django-object, https://www.sourcetrail.com/python/django/models-get-all/, https://www.youtube.com/watch?v=dCNyjtdZG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несколько фор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0uh.github.io/django-multiple-forms-in-one-class-based-view.html, https://dev.to/shivamrohilla/django-formset-submit-two-django-forms-at-once-182a, https://djangodoc.ru/3.2/topics/forms/formsets/, https://elvanco.com/blog/how-to-use-multiple-forms-on-a-single-page-in, https://evileg.com/ru/post/455/, https://habr.com/ru/articles/158969/, https://stackoverflow.com/questions/2758330/how-insert-2-different-forms-on-the-same-page-in-django, https://studygyaan.com/django/add-multiple-forms-in-a-page-in-django, https://tr-page.yandex.ru/translate?lang=en-ru&amp;url=https%3A%2F%2Fwww.geeksforgeeks.org%2Fhandle-multiple-forms-on-a-single-page-in-django%2F, https://www.youtube.com/watch?v=OCPSKGU57c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da django</text:p>
          </table:table-cell>
          <table:table-cell office:value-type="string" calcext:value-type="string">
            <text:p>conda django (2)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aconda.org/anaconda/django, https://anaconda.org/conda-forge/django, https://medium.com/@dennysaviantmohammad/conda-django-installation-for-dummies-ba4a2933afb9, https://medium.com/jungletronics/django-intro-466127cf0093, https://stackoverflow.com/questions/60127523/how-to-update-django-in-anaconda, https://www.tutorialspoint.com/how-to-install-django-in-anacond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aconda django</text:p>
          </table:table-cell>
          <table:table-cell office:value-type="string" calcext:value-type="string">
            <text:p>conda django (2)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aconda.org/anaconda/django, https://anaconda.org/conda-forge/django, https://medium.com/@dennysaviantmohammad/conda-django-installation-for-dummies-ba4a2933afb9, https://medium.com/jungletronics/django-intro-466127cf0093, https://stackoverflow.com/questions/60127523/how-to-update-django-in-anaconda, https://www.tutorialspoint.com/how-to-install-django-in-anacond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alues lis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models/querysets/, https://habr.com/ru/companies/otus/articles/654081/, https://metanit.com/python/django/5.14.php, https://sky.pro/wiki/python/raznitsa-mezhdu-values-i-values-list-v-django/, https://stackoverflow.com/questions/37205793/django-values-list-vs-values, https://www.geeksforgeeks.org/django-values-list-vs-values-1/, https://www.gyata.ai/django/django-values-list, https://www.queworx.com/django/django-values-list/, https://www.sankalpjonna.com/learn-django/write-better-queries-using-values-list-in-django, https://www.youtube.com/watch?v=4e6cQBNDF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queryset updat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mittbhardwj.wordpress.com/2015/10/17/django-queryset-update/, https://dev.to/ajmalp5/django-queryset-api-2hch, https://django.readthedocs.io/en/stable/topics/db/queries.html, https://docs.djangoproject.com/en/5.2/ref/models/querysets/, https://koenwoortman.com/python-django-update-field-for-all-objects-in-queryset/, https://pythonhint.com/post/1309801877650699/django-change-the-value-of-a-field-for-all-objects-in-a-queryset, https://runebook.dev/en/articles/django/ref/models/querysets/django.db.models.query.QuerySet.update, https://stackoverflow.com/questions/2712682/how-to-select-a-record-and-update-it-with-a-single-queryset-in-django, https://studygyaan.com/django/updating-records-efficiently-with-django-querysets, https://www.paulox.net/2018/10/01/updating-a-django-queryset-with-annotation-and-subquer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emplate lis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scofieldidehen/mastering-django-templates-a-guide-to-advanced-features-and-best-practices-25pe, https://fedingo.com/how-to-loop-through-list-in-django-template/, https://gist.github.com/seanislegend/10840829, https://habr.com/ru/articles/857122/, https://metanit.com/python/django/2.3.php, https://overiq.com/django-1-10/basics-of-django-templates/, https://stackoverflow.com/questions/4395230/building-a-list-in-django-templates, https://www.geeksforgeeks.org/access-array-elements-in-a-django-template/, https://www.scaler.com/topics/django/working-on-list-page-in-django/, https://www.w3schools.com/django/ref_filters_make_lis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data scienc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devs.com/django/data-science/, https://codelibs.ru/python-django-data-science-uchebnoe-posobie/, https://github.com/PacktPublishing/Python---Complete-Python-Django-Data-Science-and-ML-Guide, https://infra-e.ru/products/978-5-9729-2143-0, https://kanhasoft.com/blog/building-a-data-science-dashboard-with-python-and-django/, https://reintech.io/blog/django-for-data-scientists-integrating-analysis-tools, https://rutube.ru/video/581795b3a2f868e3c9882b4e8f523dd7/, https://www.analyticsvidhya.com/blog/2021/12/using-django-framework-for-making-exciting-data-science-projects-an-example-use-case/, https://www.labirint.ru/books/1015214/, https://www.youtube.com/watch?v=1bGdciDzQ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добавить приложение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brian_oginga/how-to-add-a-new-app-to-a-django-project-a-step-by-step-guide-4ed5, https://docs.djangoproject.com/en/5.2/intro/tutorial01/, https://javarush.com/quests/lectures/ru.javarush.python.django.lecture.level01.lecture09, https://learn.microsoft.com/ru-ru/visualstudio/python/learn-django-in-visual-studio-step-02-create-an-app?view=vs-2022, https://metanit.com/python/django/1.4.php, https://python-scripts.com/django-manage-py-startapp, https://pythonru.com/primery/blog-na-django-5-sozdanie-i-aktivacija-prilozhenija, https://rutube.ru/video/19d11fdcdac925364b793a56b14cbc2e/, https://skillbox.ru/media/code/pishem-prilozhenie-na-django-chast-1-ustanavlivaem-freymvork-nastraivaem-dvizhok-i-zapisi/, https://www.youtube.com/watch?v=2Xbhiw1AZO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ker django reac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appseed.us/dockerize-react-django-free-sample/, https://blog.mayflower.de/13652-containerizing-django-react-docker.html, https://dev.to/koladev/build-a-crud-application-using-django-react-docker-2022-11f4, https://github.com/cglusky/docker-django-react, https://habr.com/ru/articles/713490/, https://lsampras.github.io/posts/django-react-docker-compose/, https://saasitive.com/tutorial/docker-compose-django-react-nginx-let-s-encrypt/, https://tejasmandre.vercel.app/read/how-to-containerise-a-web-appdjango-reactjs-using-docker-and-make-it-production-ready, https://www.craigperler.com/blog/2024/06/05/setup-django-docker-postgresql-react/, https://www.honeybadger.io/blog/docker-django-reac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velte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besil/my-django-svelte-setup-for-fullstack-development-3an8, https://dev.to/sirneij/authentication-system-using-python-django-and-sveltekit-23e1, https://github.com/Bishwas-py/django-svelte-template, https://github.com/thismatters/django-svelte, https://greduan.com/blog/2022/12/22/using-svelte-components-in-a-django-app/, https://medium.com/@bishwas/django-svelte-5-no-more-dev-nightmares-c49c4aa087a5, https://stackoverflow.com/questions/72511154/how-would-i-go-about-creating-a-django-sveltekit-webapp, https://www.codu.co/articles/migrating-a-fullstack-django-app-to-use-svelte-and-sveltekit-with-django-ninja-part-1-9rdqi89b, https://www.rbd-solutions.com/blog/svelte-django/, https://www.reddit.com/r/sveltejs/comments/qkf7an/best_way_to_use_svelte_along_with_django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nium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mdrhmn/web-scraping-using-django-and-selenium-3ecg, https://django-selenium.readthedocs.io/, https://oasis-living.com/blog/django-selenium, https://pypi.org/project/django-selenium/, https://python.plainenglish.io/django-selenium-writing-integration-tests-21e2051c65b8, https://stackoverflow.com/questions/70915450/how-to-use-the-django-tests-database-with-selenium, https://stackoverflow.com/questions/77412625/how-do-i-set-up-a-django-user-for-use-in-a-selenium-test-case-with-the-setup-met, https://www.lambdatest.com/blog/pytest-django-tutorial/, https://www.paleblueapps.com/rockandnull/django-selenium/, https://www.reddit.com/r/learnpython/comments/y1atoo/run_selenium_on_flask_or_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knox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devgenius.io/django-rest-knox-token-authentication-f134760a4a7b, https://dev.to/bhuma08/django-user-authentication-using-knox-5f17, https://djangopackages.org/packages/p/django-rest-knox/, https://github.com/jazzband/django-rest-knox/blob/develop/docs/settings.md, https://github.com/jazzband/django-rest-knox/blob/develop/docs/views.md, https://jazzband.github.io/django-rest-knox/, https://jazzband.github.io/django-rest-knox/installation/, https://medium.com/@agbeyekedebs/building-django-rest-api-user-authentication-using-knox-9543a195b271, https://www.django-rest-framework.org/api-guide/authentication/, https://www.youtube.com/watch?v=6d0fiPj0ds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l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filer.readthedocs.io/, https://djangopackages.org/packages/p/django-filer/, https://github.com/divio/django-filer/releases, https://github.com/django-cms/django-filer, https://pypi.org/project/django-filer/, https://pypi.org/project/django-filer/1.0.6/, https://stackoverflow.com/questions/39798506/using-django-filer-out-of-admin-area-or-an-alternative-library, https://stackoverflow.com/questions/53547384/download-a-file-through-django-filer-instead-of-redirect, https://wellfire.co/learn/migrating-to-django-filer/, https://www.django-cms.org/en/blog/2023/06/27/optimizing-django-file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nique togeth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models/options/, https://iifx.dev/en/articles/10313776, https://ilovedjango.com/django/models-and-databases/django-unique-together/, https://pythonhint.com/post/3040191726322255/django-unique_together-and-blanktrue, https://stackoverflow.com/questions/2201598/how-to-define-two-fields-unique-as-couple, https://studygyaan.com/django/create-unique-together-for-two-fields-in-django-model-uniqueconstraint, https://vk.com/wall-223619704_10618, https://www.geeksforgeeks.org/how-to-define-two-fields-unique-as-couple-in-django/, https://www.iditect.com/faq/python/django-unique-together-with-foreign-keys.html, https://www.youtube.com/watch?v=EXpblwzItv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5 на русско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fun/docs/django/5.0/, https://dmkpress.com/catalog/computer/web/978-5-93700-259-4/, https://habr.com/ru/companies/amvera/articles/840612/, https://pressanybutton.ru/post/django/spisok-izmenenij-django-50-na-russkom-yazyke/, https://rutube.ru/video/38a07b47716857bc9d3f596de8c46414/, https://skillbox.ru/media/code/sostoyalsya-reliz-vebfreymvorka-django-5-0/, https://stepik.org/course/174634/promo, https://t.me/pyproglib/4937, https://tr-page.yandex.ru/translate?lang=en-ru&amp;url=https%3A%2F%2Fwww.geeksforgeeks.org%2Fdjango-5-0-significant-features-for-web-development%2F, https://vtome.ru/knigi/programming/629642-stepik-django-5-dlja-nachinajuschih-prodvinutyj-django-5-dlja-prodolzhajuschih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pp labe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models/options/, https://habr.com/ru/companies/otus/articles/692124/, https://iifx.dev/en/articles/231300351, https://py.pord.ir/django/ref/applications.html, https://pydoc.dev/django/latest/django.db.models.options.Options.html, https://stackoverflow.com/questions/31638500/common-app-label-for-all-the-models-in-django, https://studygyaan.com/django/fixing-the-no-app-label-error-in-django-models, https://web.archive.org/web/20240214111421/https://docs.djangoproject.com/id/1.10/ref/models/options/, https://www.jjinux.com/2014/06/python-custom-app-labels-in-django.html, https://www.webforefront.com/django/modelmethodsandmetaoption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llectstatic django команд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staticfiles.readthedocs.io/en/latest/commands/, https://docs.djangoproject.com/en/4.2/ref/contrib/staticfiles/, https://dzen.ru/a/ZRU7JGsLJTs27prJ, https://habr.com/ru/companies/yandex_praktikum/articles/755470/, https://learndjango.com/tutorials/django-static-files, https://proproprogs.ru/django4/django4-podklyuchenie-staticheskih-faylov, https://stackoverflow.com/questions/34586114/whats-the-point-of-djangos-collectstatic, https://tr-page.yandex.ru/translate?lang=en-ru&amp;url=https%3A%2F%2Fwww.geeksforgeeks.org%2Feverything-about-django-collectstatic-command%2F, https://www.w3schools.com/django/django_collect_static_files.php, https://www.youtube.com/watch?v=vMJTz5yqrv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r usernam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nmtechs.com/getting-the-username-of-the-logged-in-user-in-django/, https://docs.djangoproject.com/en/5.2/ref/contrib/auth/, https://koenwoortman.com/python-django-email-as-username/, https://pythonguides.com/python-django-get/, https://qna.habr.com/q/534430, https://simpleisbetterthancomplex.com/article/2021/07/08/what-you-should-know-about-the-django-user-model.html, https://stackoverflow.com/questions/16906515/how-to-get-the-username-of-the-logged-in-user-in-django, https://tech.serhatteker.com/post/2020-01/email-as-username-django/, https://www.edureka.co/community/79376/how-can-i-get-the-username-of-the-logged-in-user-in-django, https://www.iditect.com/faq/python/how-to-get-the-username-of-the-loggedin-user-in-django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le path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fellows.github.io/sea-python-401d4/lectures/django_files.html, https://docs.djangoproject.com/en/5.1/topics/files/, https://docs.w3cub.com/django~4.0/topics/files, https://itman.in/django-files-howto/, https://stackoverflow.com/questions/42544523/how-do-i-get-a-files-absolute-path-after-being-uploaded-in-django, https://swesadiqul.medium.com/whats-the-difference-between-filefield-filepathfield-and-imagefield-302b2c284418, https://www.decodejava.com/django-static-file-handling.htm, https://www.geeksforgeeks.org/filepathfield-django-models/, https://www.sitepoint.com/managing-static-files-in-django-a-comprehensive-guide/, https://zerotobyte.com/django-filefield-everything-you-need-to-know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arch field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tikam02/how-to-implement-django-search-field-and-tags-keywords-286a, https://docs.djangoproject.com/en/5.2/ref/contrib/admin/, https://hakibenita.com/how-to-add-a-text-filter-to-django-admin, https://ilovedjango.com/django/admin/django-admin-site/, https://proproprogs.ru/django4/django4-panel-poiska-i-panel-filtracii, https://pytutorial.com/django-admin-list-display-filter-search/, https://runebook.dev/en/articles/django/ref/contrib/admin/index/django.contrib.admin.ModelAdmin.get_search_fields, https://store-restack.vercel.app/p/creating-django-login-apis-answer-search-fields, https://www.django-rest-framework.org/api-guide/filtering/, https://www.restack.io/p/creating-django-login-apis-answer-admin-search-fiel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ractice</text:p>
          </table:table-cell>
          <table:table-cell office:value-type="string" calcext:value-type="string">
            <text:p>django practice (2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pratyushcode/mastering-django-best-practices-for-writing-high-quality-web-applications-2mf8, https://django-best-practices.readthedocs.io/, https://github.com/beeryani/django-best-practices, https://nimapinfotech.com/blog/django-development-best-practices/, https://proghunter.ru/articles/10-best-practices-for-developing-web-applications-with-django, https://skillshats.com/blogs/best-practices-for-django-development-tips-and-tricks/, https://www.geeksforgeeks.org/best-practices-for-professional-developer-django-framewor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est practices</text:p>
          </table:table-cell>
          <table:table-cell office:value-type="string" calcext:value-type="string">
            <text:p>django practice (2)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pratyushcode/mastering-django-best-practices-for-writing-high-quality-web-applications-2mf8, https://django-best-practices.readthedocs.io/, https://github.com/beeryani/django-best-practices, https://nimapinfotech.com/blog/django-development-best-practices/, https://proghunter.ru/articles/10-best-practices-for-developing-web-applications-with-django, https://skillshats.com/blogs/best-practices-for-django-development-tips-and-tricks/, https://www.geeksforgeeks.org/best-practices-for-professional-developer-django-framewor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oudinary django</text:p>
          </table:table-cell>
          <table:table-cell office:value-type="string" calcext:value-type="string">
            <text:p>cloudinary django (2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inary.com/blog/managing-media-files-in-django, https://cloudinary.com/documentation/django_helper_methods_tutorial, https://cloudinary.com/documentation/django_integration, https://dev.to/spymonk/integrating-cloudinary-storage-with-django-4ipb, https://github.com/cloudinary/cloudinary-django-sample, https://github.com/klis87/django-cloudinary-storage/blob/master/cloudinary_storage/storage.py, https://medium.com/@carolgitongaofficial/how-to-use-cloudinary-with-django-cdc998393204, https://pypi.org/project/cloudinary/1.18.2/, https://pypi.org/project/django-cloudinary-storag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loudinary</text:p>
          </table:table-cell>
          <table:table-cell office:value-type="string" calcext:value-type="string">
            <text:p>cloudinary django (2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inary.com/blog/managing-media-files-in-django, https://cloudinary.com/documentation/django_helper_methods_tutorial, https://cloudinary.com/documentation/django_integration, https://dev.to/spymonk/integrating-cloudinary-storage-with-django-4ipb, https://github.com/cloudinary/cloudinary-django-sample, https://github.com/klis87/django-cloudinary-storage/blob/master/cloudinary_storage/storage.py, https://medium.com/@carolgitongaofficial/how-to-use-cloudinary-with-django-cdc998393204, https://pypi.org/project/cloudinary/1.18.2/, https://pypi.org/project/django-cloudinary-storag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sm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packages.org/grids/g/finite_state_machine/, https://djangopackages.org/packages/p/django-fsm/, https://github.com/django-commons/django-fsm-2, https://github.com/viewflow/django-fsm, https://joseph-fox.co.uk/tech/manage-state-transitions-django-fsm-guide, https://medium.com/swlh/finite-state-machines-with-django-b44198e1ca13, https://pyfsm.readthedocs.io/en/latest/django.html, https://pypi.org/project/django-fsm/, https://readthedocs.org/projects/django-fsm/, https://www.reddit.com/r/django/comments/1c5en4t/djangofsm_to_viewflowfsm_migration_guid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pache window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howto/deployment/wsgi/modwsgi/, https://forum.djangoproject.com/t/configuring-django-on-windows-wsgi/32168, https://medium.com/@deepankaracharyya/deploying-a-django-app-with-apache-mod-wsgi-windows-e9712dc07bba, https://montesariel.com/blog/post-3, https://serverfault.com/questions/1151097/django-app-hosted-in-apache-running-on-windows-service-wont-start, https://stackoverflow.com/questions/70002583/apache-django-on-windows-does-not-start, https://stackoverflow.com/questions/75141768/how-to-deploy-multiple-django-apps-on-apache-in-windows, https://www.codementor.io/@aswinmurugesh/deploying-a-django-application-in-windows-with-apache-and-mod_wsgi-uhl2xq09e, https://www.reddit.com/r/django/comments/157b8ny/django_application_deploy_in_windows_server/, https://www.reddit.com/r/django/comments/pl5dcd/deploy_django_application_on_windows_serve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om django conf urls import ur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man.hubwiz.com/docset/Django.docset/Contents/Resources/Documents/doc/ref/urls.html, https://bobbyhadz.com/blog/python-importerror-cannot-import-name-url-from-django-conf-urls, https://dev.to/alansolitar/python-django-2-upgrade-tutorial-common-problems-1ni2, https://docs.w3cub.com/django~4.0/ref/urls, https://forum.djangoproject.com/t/from-django-conf-urls-import-url-importerror/26399, https://github.com/neutronX/django-markdownx/issues/219, https://newbe.dev/from-django-conf-urls-import-url-from-django-urls-import-path-code-example, https://overiq.com/django-1-11/views-and-urlconfs-in-django/, https://qna.habr.com/q/562707, https://www.tpsearchtool.com/web/django-urls-import-err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ur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ref/models/instances/, https://evileg.com/ru/post/5/, https://proproprogs.ru/django4/django4-slug-v-url-adresah-metod-get-absolute-url, https://pythonclass.ru/django/modeli-v-django/, https://simpleisbetterthancomplex.com/series/2017/09/18/a-complete-beginners-guide-to-django-part-3.html, https://stackoverflow.com/questions/56332747/how-do-i-get-the-url-for-a-model, https://www.geeksforgeeks.org/urlfield-django-models/, https://www.iditect.com/programming/python-example/urlfield-django-models.html, https://www.learningaboutelectronics.com/Articles/How-to-create-a-URLField-in-Django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изменение модел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models/instances/, https://hatchjs.com/update-model-instance-django/, https://hyperskill.org/university/django/django-update-model, https://javarush.com/quests/lectures/ru.javarush.python.django.lecture.level07.lecture05, https://metanit.com/python/django/5.5.php, https://proproprogs.ru/django/crud-osnovy-orm-po-rabote-s-modelyami, https://stackoverflow.com/questions/3681627/how-to-update-fields-in-a-model-without-creating-a-new-record-in-django, https://tr-page.yandex.ru/translate?lang=en-ru&amp;url=https%3A%2F%2Fwww.geeksforgeeks.org%2Fdjango-orm-inserting-updating-deleting-data%2F, https://www.w3schools.com/django/django_update_model.php, https://www.youtube.com/watch?v=JggEY1VnaK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utils programmingerror ошибка отношение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siumhossain/djangodbutilsprogrammingerror-column-of-relation-appnametable-already-exists-231g, https://github.com/mimischi/django-docker/issues/8, https://lightrun.com/answers/nephila-djangocms-blog-installation-djangodbutilsprogrammingerror-relation-djangocms_blog_blogconfig-does-not-exist, https://python.su/forum/topic/39444/?page=1, https://qna.habr.com/q/689354, https://stackoverflow.com/questions/46391330/relation-does-not-exist-error-in-django, https://tr-page.yandex.ru/translate?lang=en-ru&amp;url=https%3A%2F%2Fstackoverflow.com%2Fquestions%2F46696518%2Fdjango-db-utils-programmingerror-relation-bot-trade-does-not-exist, https://web.archive.org/web/20201031220558/https://ru.stackoverflow.com/questions/1059393/django-%D0%BE%D1%88%D0%B8%D0%B1%D0%BA%D0%B0-%D0%B2%D0%BE-%D0%B2%D1%80%D0%B5%D0%BC%D1%8F-%D0%BC%D0%B8%D0%B3%D1%80%D0%B0%D1%86%D0%B8%D0%B8, https://www.geeksforgeeks.org/programmingerror-in-django/, https://www.pythonfixing.com/2022/01/fixed-djangodbutilsprogrammingerror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шаблона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templates.html, https://evileg.com/ru/post/5/, https://gist.github.com/Miron-Anosov/8018fac1762b0b65804e45be2ed5d3e2, https://habr.com/ru/companies/otus/articles/488098/, https://learn.microsoft.com/ru-ru/visualstudio/python/learn-django-in-visual-studio-step-04-full-django-project-template?view=vs-2022, https://metanit.com/python/django/2.1.php, https://proproprogs.ru/django/django-shablony-templates-nachalo, https://skillbox.ru/media/code/pishem-prilozhenie-na-django-chast-2-rabotaem-nad-frontendom-i-adminkoy/, https://sky.pro/wiki/python/rabota-s-shablonami-v-django/, https://tr-page.yandex.ru/translate?lang=en-ru&amp;url=https%3A%2F%2Fwww.geeksforgeeks.org%2Fdjango-templates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4 в примерах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mkpress.com/catalog/computer/web/978-5-93700-204-4/, https://github.com/PacktPublishing/Django-4-by-example, https://market.yandex.ru/product--django-4-v-primerakh/1831619429?sku=101987773486&amp;uniqueId=187459802, https://my-shop.ru/shop/product/4968314.html, https://t.me/physics_lib/11674, https://vk.com/wall-172288069_2821, https://www.directmedia.ru/book-717416-django-4-v-primerah/, https://www.labirint.ru/books/941848/, https://www.ozon.ru/product/django-4-v-primerah-razrabatyvayte-moshchnye-i-nadezhnye-veb-prilozheniya-na-python-s-nulya-1205148122/, https://www.wildberries.ru/catalog/261974063/detail.asp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util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aconda.org/conda-forge/django-model-utils, https://best-of-web.builder.io/library/jazzband/django-model-utils, https://django-model-utils.readthedocs.io/, https://djangopackages.org/packages/p/django-model-utils/, https://installati.one/install-python-django-model-utils-ubuntu-18-04/, https://kandi.openweaver.com/python/jazzband/django-model-utils, https://pypi.org/project/django-model-utils/, https://pythonfix.com/pkg/d/django-model-utils/, https://snyk.io/advisor/python/django-model-utils, https://www.howtoinstall.me/ubuntu/18-04/python3-django-model-uti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respons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shinxz12/standardizing-api-responses-in-django-rest-framework-a-step-by-step-guide-3fco, https://pythonhint.com/post/1201914674209728/django-rest-framework-custom-response-message, https://pytutorial.com/customize-django-rest-framework-response-formats/, https://skillshats.com/tutorials/django-rest-framework/handling-requests-and-responses/, https://sourcery.blog/how-request-response-cycle-works-in-django-rest-framework/, https://stackoverflow.com/questions/16043196/return-response-in-django-rest-framework, https://www.bezkoder.com/django-rest-api/, https://www.django-rest-framework.org/api-guide/responses/, https://www.django-rest-framework.org/tutorial/2-requests-and-responses/, https://www.mo4tech.com/django-rest-framework-api-guide-2-response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несколько приложений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ovin.mk/tutorial/how-to-manage-multiple-django-apps/, https://python.su/forum/topic/8538/, https://pythonhint.com/post/1155415208335119/django-multiple-apps-on-one-webpage, https://qna.habr.com/q/380775, https://simpleit.rocks/python/django/setup-server-django-apps-with-nginx-uwsgi/, https://stackoverflow.com/questions/2862084/how-do-i-create-sub-applications-in-django, https://tr-page.yandex.ru/translate?lang=en-ru&amp;url=https%3A%2F%2Fstackoverflow.com%2Fquestions%2F11488838%2Fmultiple-applications-with-django, https://vk.com/wall-69108280_15624, https://www.thecoderscamp.com/how-to-bind-multiple-reusable-django-apps-togetherdjango/, https://www.youtube.com/watch?v=XdIO0jSWiE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несколько баз</text:p>
          </table:table-cell>
          <table:table-cell office:value-type="string" calcext:value-type="string">
            <text:p>django несколько баз (2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fun/docs/django/5.0/topics/db/multi-db/, https://django.readthedocs.io/en/stable/topics/db/multi-db.html, https://habr.com/ru/articles/94267/, https://ru.stackoverflow.com/questions/884743/%D0%9A%D0%B0%D0%BA-%D0%B2-django-%D0%BE%D0%B1%D1%80%D0%B0%D1%82%D0%B8%D1%82%D1%81%D1%8F-%D0%BA-%D0%B2%D1%82%D0%BE%D1%80%D0%BE%D0%B9-%D0%B1%D0%B0%D0%B7%D0%B5-%D0%B4%D0%B0%D0%BD%D0%BD%D1%8B%D1%85, https://tr-page.yandex.ru/translate?lang=en-ru&amp;url=https%3A%2F%2Fwww.geeksforgeeks.org%2Fworking-with-multiple-databases-in-django%2F, https://uproger.com/polnoe-rukovodstvo-po-ispolzovaniyu-neskolkih-baz-dannyh-v-django/, https://www.cyberforum.ru/python-django/thread2465485.html, https://www.linux.org.ru/forum/web-development/13744841, https://zerotobyte.com/django-multiple-databases-setup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несколько баз данных</text:p>
          </table:table-cell>
          <table:table-cell office:value-type="string" calcext:value-type="string">
            <text:p>django несколько баз (2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fun/docs/django/5.0/topics/db/multi-db/, https://django.readthedocs.io/en/stable/topics/db/multi-db.html, https://habr.com/ru/articles/94267/, https://ru.stackoverflow.com/questions/884743/%D0%9A%D0%B0%D0%BA-%D0%B2-django-%D0%BE%D0%B1%D1%80%D0%B0%D1%82%D0%B8%D1%82%D1%81%D1%8F-%D0%BA-%D0%B2%D1%82%D0%BE%D1%80%D0%BE%D0%B9-%D0%B1%D0%B0%D0%B7%D0%B5-%D0%B4%D0%B0%D0%BD%D0%BD%D1%8B%D1%85, https://tr-page.yandex.ru/translate?lang=en-ru&amp;url=https%3A%2F%2Fwww.geeksforgeeks.org%2Fworking-with-multiple-databases-in-django%2F, https://uproger.com/polnoe-rukovodstvo-po-ispolzovaniyu-neskolkih-baz-dannyh-v-django/, https://www.cyberforum.ru/python-django/thread2465485.html, https://www.linux.org.ru/forum/web-development/13744841, https://zerotobyte.com/django-multiple-databases-setup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добавляем страницу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Home_page, https://dvmn.org/encyclopedia/django/how-to-add-page/, https://dzen.ru/a/X6TN1rH7zy4jfKcb, https://habr.com/ru/articles/749142/, https://itman.in/django-howto-3/, https://learn.microsoft.com/ru-ru/visualstudio/python/learn-django-in-visual-studio-step-03-serve-static-files-and-add-pages?view=vs-2022, https://python-scripts.com/django-simple-site-heroku, https://tr-page.yandex.ru/translate?lang=en-ru&amp;url=https%3A%2F%2Fwww.geeksforgeeks.org%2Fdjango-creating-a-multi-page-website%2F, https://www.w3schools.com/django/django_add_main.php, https://www.youtube.com/watch?v=PlJ7PKG51U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lation does not exis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rrorism.dev/issues/nephila-djangocms-blog-installation-djangodbutilsprogrammingerror-relation-djangocms_blog_blogconfig-does-not-exist, https://forum.djangoproject.com/t/postgres-relation-does-not-exist/10695, https://github.com/pinax/django-user-accounts/issues/179, https://hatchjs.com/django-db-utils-programmingerror-relation-does-not-exist-2/, https://madestone.ru/video/1df497f8a75c5ad11bec8e171ae7fe22/, https://pyquestions.com/django-column-name-of-relation-django-content-type-does-not-exist, https://pythonhint.com/post/2720170589868917/django-error-relation-users_user-does-not-exist, https://qna.habr.com/q/689354, https://serverfault.com/questions/1064502/exception-value-relation-django-session-does-not-exist, https://stackoverflow.com/questions/46391330/relation-does-not-exist-error-in-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олучить пользователя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djangodoc.ru/3.1/ref/contrib/auth/, https://docs.djangoproject.com/en/5.1/ref/contrib/auth/, https://python-scripts.com/user-accounts-django, https://qna.habr.com/q/67640, https://stackoverflow.com/questions/1477319/in-django-how-do-i-know-the-currently-logged-in-user, https://tr-page.yandex.ru/translate?lang=en-ru&amp;url=https%3A%2F%2Fstackoverflow.com%2Fquestions%2F2216945%2Ffind-out-the-currently-logged-in-user-in-django, https://web.archive.org/web/20210917113406/https://ru.stackoverflow.com/questions/1103341/%D0%9A%D0%B0%D0%BA-%D0%BF%D0%BE%D0%BB%D1%83%D1%87%D0%B8%D1%82%D1%8C-%D1%82%D0%B5%D0%BA%D1%83%D1%89%D0%B5%D0%B3%D0%BE-%D0%BF%D0%BE%D0%BB%D1%8C%D0%B7%D0%BE%D0%B2%D0%B0%D1%82%D0%B5%D0%BB%D1%8F-%D0%B2-models-py, https://www.geeksforgeeks.org/how-to-use-user-model-in-django/, https://www.iditect.com/faq/python/django-get-all-user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re exceptions appregistrynotready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exceptions/, https://docs.huihoo.com/django/1.11/ref/exceptions.html, https://dokk.org/documentation/django/en/4.2.8/ref/exceptions/, https://github.com/ets-labs/python-dependency-injector/issues/466, https://hatchjs.com/django-core-exceptions-appregistrynotready-apps-arent-loaded-yet-3/, https://ittutoria.net/question/django-core-exceptions-appregistrynotready-apps-arent-loaded-yet/, https://lxadm.com/django-core-exceptions-appregistrynotready-apps-arent-loaded-yet/, https://programmersought.com/article/21803967832/, https://qna.habr.com/q/1371952, https://stackoverflow.com/questions/48163641/django-core-exceptions-appregistrynotready-apps-arent-loaded-yet-django-2-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подключить html к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climber.gitlab.io/ru/posts/django-templates/, https://dzen.ru/a/X6jEf7H7zy4jWsh0, https://it4each.com/blog/dropshipping-internet-magazin-na-django-chast-3/, https://metanit.com/python/django/2.2.php, https://ngangasn.com/how-to-include-one-html-file-into-another-in-django/, https://pythonru.com/uroki/django-static, https://stackoverflow.com/questions/8649720/how-do-you-integrate-html-with-django, https://tr-page.yandex.ru/translate?lang=en-ru&amp;url=https%3A%2F%2Fstackoverflow.com%2Fquestions%2F60382938%2Fhow-to-link-html-files-together-using-django, https://www.thecrazyprogrammer.com/2018/11/how-to-add-html-template-in-django.html, https://www.youtube.com/watch?v=-PTQ9T1nvs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r templat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inax/django-user-accounts/blob/master/docs/templates.rst, https://ordinarycoders.com/blog/article/django-user-register-login-logout, https://pylessons.com/django-user-profile, https://qna.habr.com/q/373075, https://realpython.com/django-user-management/, https://simpleit.rocks/python/django/adding-users-to-your-django-project-with-custom-user-model/, https://stackoverflow.com/questions/13713077/get-user-information-in-django-templates, https://www.geeksforgeeks.org/how-to-use-user-model-in-django/, https://www.iditect.com/guide/django/django-user-verify-identity-permission.html, https://www.tutsdrupal.com/article/django_template_user_na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ред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development_environment, https://dzen.ru/a/X6tkFhJhExCFimop, https://javarush.com/quests/lectures/ru.javarush.python.django.lecture.level02.lecture03, https://learn.microsoft.com/ru-ru/visualstudio/python/learn-django-in-visual-studio-step-01-project-and-solution?view=vs-2022, https://metanit.com/python/django/1.2.php, https://pythonclass.ru/django/sozdanie-proekta-v-django/, https://selectel.ru/blog/tutorials/create-projecton-django/, https://skillbox.ru/media/code/pishem-prilozhenie-na-django-chast-1-ustanavlivaem-freymvork-nastraivaem-dvizhok-i-zapisi/, https://tms-outsource.com/blog/posts/best-ide-for-django/, https://tr-page.yandex.ru/translate?lang=en-ru&amp;url=https%3A%2F%2Fwww.geeksforgeeks.org%2Fsetting-up-a-virtual-environment-in-django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selec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connorbode/builtin-select2-widget-in-django-admin-3ip, https://django-easy-select2.readthedocs.io/, https://docs.djangoproject.com/en/5.2/ref/contrib/admin/, https://github.com/Medsien/django3-admin-select2, https://habr.com/ru/articles/322114/, https://michelenasti.com/2021/02/12/how-to-integrate-a-django_select2-component-in-django-admin.html, https://pypi.org/project/django-admin-multi-select-filter/, https://stackoverflow.com/questions/5414853/customize-select-in-django-admin, https://www.iditect.com/program-example/in-django-admin-can-we-have-a-multiple-select-based-on-choices.html, https://www.restack.io/p/creating-django-login-apis-answer-filter-select-ad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ebug setting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-live.ru/post/django-settings-dev/, https://dev.to/codereviewdoctor/don-t-abuse-django-s-debug-setting-1flc, https://docs.appseed.us/technologies/django/how-to-debug/, https://docs.djangoproject.com/en/5.2/topics/settings/, https://en.linuxteaching.com/article/how_to_enable_debug_mode_in_django, https://runebook.dev/en/articles/django/ref/settings/std:setting-DEBUG, https://st4lk.github.io/blog/2013/09/26/django-logging-settings/, https://www.devasking.com/issue/settingsdebug-django, https://www.iditect.com/guide/django/django-settings-py.html, https://www.webforefront.com/django/configuredjangosetting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json field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thek1.github.io/Back_End/Django/2_jsonfield.html, https://dev.to/dannyell77/how-to-build-flexible-data-models-in-django-with-jsonfield-and-pydantic-13hi, https://django-jsonform.readthedocs.io/en/latest/fields-and-widgets.html, https://docs.djangoproject.com/en/5.0/ref/models/fields/, https://dzen.ru/a/ZR63qMyqqyxNVK09, https://github.com/adamchainz/django-jsonfield, https://runebook.dev/en/articles/django_rest_framework/api-guide/fields/index/jsonfield, https://websitehurdles.com/django-jsonfield/, https://www.educba.com/django-jsonfield/, https://www.geeksforgeeks.org/jsonfield-in-serializers-django-rest-framewor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eafle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aconda.org/conda-forge/django-leaflet, https://django-leaflet.readthedocs.io/, https://django-leaflet.readthedocs.io/en/latest/installation.html, https://django-leaflet.readthedocs.io/en/latest/widget.html, https://github.com/makinacorpus/django-leaflet, https://medium.com/@aminbobekeur/leaflet-django-geodjango-example-b07ff4bc25e8, https://pypi.org/project/django-leaflet/, https://pypi.org/project/django-leaflet/0.12/, https://tonyteaches.tech/django-and-leaflet-js/, https://www.paulox.net/2021/07/19/maps-with-django-part-2-geodjango-postgis-and-leafle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zure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blog.pamelafox.org/2022/09/preparing-django-app-for-deployment-on.html, https://django-storages.readthedocs.io/en/latest/backends/azure.html, https://learn.microsoft.com/en-us/azure/app-service/quickstart-python, https://learn.microsoft.com/en-us/azure/app-service/tutorial-python-postgresql-app-django, https://learn.microsoft.com/en-us/azure/app-service/tutorial-python-postgresql-app-flask, https://learn.microsoft.com/en-us/azure/developer/python/tutorial-python-managed-identity-user-assigned-cli, https://learn.microsoft.com/en-us/samples/azure-samples/msdocs-django-postgresql-sample-app/msdocs-django-postgresql-sample-app/, https://pieces.app/blog/streamlining-azure-django-deployment, https://stories.mlh.io/deploying-a-basic-django-app-using-azure-app-services-71ec3b21db08, https://testdriven.io/blog/django-azure-app-servic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pentelemetry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lthingsopen.org/articles/what-is-opentelemetry-add-django-application, https://axiom.co/docs/guides/opentelemetry-django, https://dev.to/sha254/instrumenting-django-applications-using-opentelemetry-22bl, https://last9.io/blog/how-to-integrate-opentelemetry-with-django/, https://medium.com/@andrewthub/monitoring-django-and-celery-with-opentelemetry-8282be9a8e5a, https://opentelemetry-python-contrib.readthedocs.io/en/latest/instrumentation/django/django.html, https://opentelemetry-python.readthedocs.io/en/latest/examples/django/README.html, https://pypi.org/project/opentelemetry-instrumentation-django/, https://signoz.io/blog/opentelemetry-django/, https://uptrace.dev/guides/opentelemetry-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еременные шаблона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templates.html, https://docs.djangoproject.com/en/5.2/ref/templates/language/, https://itdoxy.com/%D1%81%D0%B8%D1%81%D1%82%D0%B5%D0%BC%D0%B0-%D1%88%D0%B0%D0%B1%D0%BB%D0%BE%D0%BD%D0%BE%D0%B2-django/, https://learntutorials.net/ru/django/topic/588/%D1%88%D0%B0%D0%B1%D0%BB%D0%BE%D0%BD%D0%B8%D1%80%D0%BE%D0%B2%D0%B0%D0%BD%D0%B8%D0%B5, https://metanit.com/python/django/2.3.php, https://proproprogs.ru/django4/django4-peredacha-dannyh-peremennyh-v-shablony, https://stackoverflow.com/questions/1070398/how-to-assign-a-value-to-a-variable-in-a-django-template, https://tr-page.yandex.ru/translate?lang=en-ru&amp;url=https%3A%2F%2Fstackoverflow.com%2Fquestions%2F34710043%2Fhow-to-declare-variables-inside-django-templates, https://www.w3schools.com/django/django_template_variables.php, https://www.youtube.com/watch?v=oPFLfiRVzZ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teez django скачать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101.ru/download/855965, https://eu.muzrecord.com/49906-ateez-django.html, https://hitmos.me/song/76151310, https://lightaudio.ru/mp3/atezz%20django, https://mp3fest.com/music/ateez-django-lyrics.html, https://mp3song.cc/mp3/ateez-django-lyrics.html, https://mp3zov.cc/music/ateez+django.html, https://muzim.net/10023-ateez-django.html, https://muzne.net/2211-ateez-django.html, https://pinkamuz.pro/search/Ateez%20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ownload fil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adventures.com/how-to-create-file-download-links-in-django/, https://dnmtechs.com/django-file-download-in-python-3/, https://dorbae.github.io/python/django/python-django-downloadfile/, https://nemecek.be/blog/165/django-how-to-let-user-download-a-file, https://stackoverflow.com/questions/36392510/django-download-a-file, https://studygyaan.com/django/how-to-upload-and-download-files-in-django, https://www.delftstack.com/howto/django/django-download-file/, https://www.geeksforgeeks.org/download-button-to-download-data-stored-in-the-database-using-django/, https://www.iditect.com/faq/python/django-download-a-file.html, https://www.youtube.com/watch?v=qKAf5xF6nO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le objec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man.hubwiz.com/docset/Django.docset/Contents/Resources/Documents/doc/ref/files/file.html, https://django.fun/docs/django/dev/ref/files/file/, https://docs.djangoproject.com/en/5.2/ref/files/file/, https://labath.me/docs/django_doc/3_2/ref/files/file.html, https://moz.pub/topics/files.html, https://proproprogs.ru/django4/django4-zagruzka-upload-faylov-na-server-klassy-filefield-i-imagefield, https://wildcard.mirrorbay.org/docs.djangoproject.com/en/3.0/ref/files/file/, https://www.allbuttonspressed.com/projects/django-filetransfers, https://www.geeksforgeeks.org/django-how-to-create-a-file-and-save-it-to-a-models-filefield/, https://zerotobyte.com/django-filefield-everything-you-need-to-know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траница пользователя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evileg.com/ru/post/203/, https://habr.com/ru/sandbox/164517/, https://javarush.com/quests/lectures/ru.javarush.python.django.lecture.level15.lecture05, https://medium.com/nuances-of-programming/%D1%81%D0%BE%D0%B7%D0%B4%D0%B0%D0%BD%D0%B8%D0%B5-%D0%BF%D1%80%D0%BE%D0%B5%D0%BA%D1%82%D0%B0-django-%D0%B4%D0%BB%D1%8F-%D1%80%D0%B5%D0%B3%D0%B8%D1%81%D1%82%D1%80%D0%B0%D1%86%D0%B8%D0%B8-%D0%B8-%D0%B2%D1%85%D0%BE%D0%B4%D0%B0-%D0%B2%D1%8B%D1%85%D0%BE%D0%B4%D0%B0-%D0%B8%D0%B7-%D1%81%D0%B8%D1%81%D1%82%D0%B5%D0%BC%D1%8B-b8b8f692c560, https://pressanybutton.ru/post/sajt-na-django/django-341-prostoj-profil-polzovatelya-stranica-pr/, https://proghunter.ru/articles/django-base-2023-user-registration-and-authorization-20, https://proglib.io/p/django-s-nulya-chast-2-registraciya-avtorizaciya-ogranichenie-dostupa-2022-06-08, https://python-scripts.com/user-accounts-django, https://tproger.ru/articles/kak-nastroit-autentifikaciyu-v-veb-prilozheniyah-na-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обратная связь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dsolution/django-simple-feedback, https://megavtogal.com/sovety/kak-sdelat-formu-obratnoj-svyazi-django.html, https://proghunter.ru/articles/django-base-2023-adding-a-contact-form, https://pygame.ru/blog/django-forma-obratnoy-svyazi.php, https://ru.stackoverflow.com/questions/781559/%D0%9E%D0%B1%D1%80%D0%B0%D1%82%D0%BD%D0%B0%D1%8F-%D1%81%D0%B2%D1%8F%D0%B7%D1%8C-%D0%B2-django-%D0%B4%D0%BB%D1%8F-foreignkey, https://timthewebmaster.com/ru/articles/how-to-implement-feedback-form-django-htmx/, https://tr-page.yandex.ru/translate?lang=en-ru&amp;url=https%3A%2F%2Fstackoverflow.com%2Fquestions%2F17328910%2Fdjango-what-is-reverse-relationship, https://ustimov.org/posts/14/, https://www.youtube.com/watch?v=OlVzCv6kFaU, https://yandex.ru/video/preview/328472201443861717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eb development with python</text:p>
          </table:table-cell>
          <table:table-cell office:value-type="string" calcext:value-type="string">
            <text:p>django web development with python (2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, https://developer.mozilla.org/en-US/docs/Learn_web_development/Extensions/Server-side/Django/Introduction, https://realpython.com/learning-paths/django-web-development/, https://www.amazon.com/Web-Development-Django-applications-Python-based/dp/1839212500, https://www.datacamp.com/tutorial/web-development-django, https://www.djangoproject.com/, https://www.udemy.com/course/python-django-the-complete-django-web-development-course/, https://www.w3schools.com/django/django_intro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b development with python and django</text:p>
          </table:table-cell>
          <table:table-cell office:value-type="string" calcext:value-type="string">
            <text:p>django web development with python (2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, https://developer.mozilla.org/en-US/docs/Learn_web_development/Extensions/Server-side/Django/Introduction, https://realpython.com/learning-paths/django-web-development/, https://www.amazon.com/Web-Development-Django-applications-Python-based/dp/1839212500, https://www.datacamp.com/tutorial/web-development-django, https://www.djangoproject.com/, https://www.udemy.com/course/python-django-the-complete-django-web-development-course/, https://www.w3schools.com/django/django_intro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uey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packages.org/packages/p/django-huey/, https://github.com/gaiacoop/django-huey, https://hackernoon.com/introducing-huey-a-celery-alternative-for-django, https://huey.readthedocs.io/en/0.4.9/django.html, https://huey.readthedocs.io/en/latest/django.html, https://medium.com/@abasifreke/optimize-django-performance-using-asynchronous-signals-with-huey-and-sqlite-40dfbec122e1, https://negativeepsilon.com/en/posts/huey-async-task-execution/, https://pypi.org/project/django-huey-monitor/, https://www.reddit.com/r/django/comments/hkzdjc/huey_as_a_minimal_task_queue_for_django/, https://www.untangled.dev/2020/07/01/huey-minimal-task-queue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ustom widge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ihfazh.com/django-custom-widget-with-3-examples.html, https://dev.to/guzmanojero/how-to-customize-widgets-in-django-forms-51n9, https://docs.djangoproject.com/en/5.1/ref/forms/widgets/, https://enzedonline.com/en/tech-blog/creating-custom-django-form-widgets-with-responsive-front-end-behaviour/, https://forum.djangoproject.com/t/creating-form-widgets/19011, https://gist.github.com/bebosudo/d05045f7c80ab48abac02cd882236676, https://reintech.io/blog/creating-custom-widget-django, https://stackoverflow.com/questions/4707192/django-how-to-build-a-custom-form-widget, https://www.advantch.com/blog/how-to-create-custom-form-widgets-with-django-alpinejs-and-tailwindcss/, https://www.reddit.com/r/htmx/comments/xn06en/htmx_in_a_django_form_with_a_custom_widge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uncatewords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agiliq.com/projects/django-orm-cookbook/en/latest/truncate.html, https://code.djangoproject.com/ticket/9157, https://djangosnippets.org/snippets/763/, https://docs.djangoproject.com/en/5.1/ref/templates/builtins/, https://docs.djangoproject.com/en/5.1/ref/templates/language/, https://github.com/KhaledElAnsari/django-truncate, https://stackoverflow.com/questions/25399421/how-can-i-truncate-a-text-and-use-the-second-part-of-the-text/25402844, https://stackoverflow.com/questions/5235994/django-template-tag-to-truncate-text, https://www.djangotemplatetagsandfilters.com/filters/truncatewords/, https://www.w3schools.com/django/ref_filters_truncatewords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cel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saastemplate.com/blog/deploy-django-web-app-vercel-free/, https://dev.to/codewitgabi/hosting-your-django-project-on-vercel-a-quick-and-easy-deployment-3217, https://dev.to/doridoro/deploy-a-django-app-with-postgresql-database-on-vercel-1965, https://github.com/NagiPragalathan/vercel_deployment, https://github.com/jayhale/vercel-django-example, https://jay-hale.medium.com/django-on-vercel-in-30-minutes-e69eed15b616, https://medium.com/@emusyoka759/hosting-a-django-application-on-vercel-a-step-by-step-guide-9cf33e2a1ecf, https://vercel.com/docs/functions/runtimes/python, https://vercel.com/templates/python/django-hello-world, https://www.reddit.com/r/django/comments/11ehjov/deploying_a_django_app_to_production_with_verce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нажатие кнопк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formset.readthedocs.io/en/latest/buttons.html, https://dnmtechs.com/calling-a-django-function-on-button-click-in-python-3/, https://forum.hpc.name/thread/h080/138358/kak-vypolnit-python-skript-po-najatiyu-knopki-v-django-admin.html, https://optima740.github.io/django/2020/06/14/Django-button_admin/, https://pythonguides.com/run-python-function-by-clicking-on-html-button-in-django/, https://qna.habr.com/q/702300, https://stackoverflow.com/questions/15341285/how-do-i-call-a-django-function-on-button-click, https://tr-page.yandex.ru/translate?lang=en-ru&amp;url=https%3A%2F%2Fstackoverflow.com%2Fquestions%2F38731497%2Fdjango-how-to-call-a-function-once-a-button-is-clicked, https://www.iditect.com/faq/python/how-to-call-a-django-function-on-button-click.html, https://www.youtube.com/watch?v=P2KdFZZyru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t url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ingnomads.com/django-rest-framework-urls, https://dev.to/enether/managing-restful-urls-in-django-rest-framework, https://habr.com/ru/companies/yandex_praktikum/articles/561696/, https://learnbatta.com/blog/routers-in-django-rest-framework-84/, https://learndjango.com/tutorials/official-django-rest-framework-tutorial-beginners, https://maksimdzhangirov.gitbooks.io/sovremennii-uchebnik-po-django/content/chast-ii-rest-api-prilozheniya-i-django-rest-freimvork.html, https://micropyramid.com/blog/understanding-routers-in-djangorestframework, https://pythonru.com/uroki/django-rest-api, https://studygyaan.com/django/routing-in-django-rest-framework, https://www.django-rest-framework.org/api-guide/router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айт на django 4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yat.hashnode.dev/django-404-best-practices-tutorial-part-1, https://docs.djangoproject.com/en/4.1/releases/4.0/, https://habr.com/ru/companies/yandex_praktikum/articles/727626/, https://inahok.github.io/django-4-guide/, https://proghunter.ru/articles/creating-a-site-step-by-step-on-django-41, https://proproprogs.ru/django4, https://rutube.ru/video/62ea8200410ae4b0f53a7b759f03ea52/, https://spb-tut.ru/%D1%83%D1%80%D0%BE%D0%BA%D0%B8-django-4/%D1%81%D0%B0%D0%B9%D1%82-%D0%BD%D0%B0-python-django-%D1%87%D0%B0%D1%81%D1%82%D1%8C-1/category/python_site_django-part1/, https://vk.com/topic-91171327_48367913, https://www.youtube.com/playlist?list=PLuZJ9n46uMzXVj9JEjULImuBKRVKKS9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commerce</text:p>
          </table:table-cell>
          <table:table-cell office:value-type="string" calcext:value-type="string">
            <text:p>django ecommerce (3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sarshaik965.hashnode.dev/creating-an-e-commerce-website-with-django-a-step-by-step-guide, https://forum.djangoproject.com/t/build-a-e-commerce-website/25812, https://github.com/justdjango/django-ecommerce, https://www.youtube.com/playlist?list=PL_KegS2ON4s53FNSqgXFdictTzUbGjoO-, https://forum.djangoproject.com/t/django-multi-vendor-ecommerce-app/29649, https://github.com/topics/django-ecommerce, https://scholarworks.calstate.edu/concern/projects/k930c460p, https://snipcart.com/blog/django-ecommerce-tutorial-wagtail-cms, https://www.reddit.com/r/django/comments/16zj0s8/ecommerce_website/, https://www.youtube.com/playlist?list=PL-51WBLyFTg0omnamUjL1TCVov7yDTR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commerce website</text:p>
          </table:table-cell>
          <table:table-cell office:value-type="string" calcext:value-type="string">
            <text:p>django ecommerce (3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sarshaik965.hashnode.dev/creating-an-e-commerce-website-with-django-a-step-by-step-guide, https://forum.djangoproject.com/t/build-a-e-commerce-website/25812, https://github.com/justdjango/django-ecommerce, https://www.youtube.com/playlist?list=PL_KegS2ON4s53FNSqgXFdictTzUbGjoO-, https://forum.djangoproject.com/t/django-multi-vendor-ecommerce-app/29649, https://github.com/topics/django-ecommerce, https://scholarworks.calstate.edu/concern/projects/k930c460p, https://snipcart.com/blog/django-ecommerce-tutorial-wagtail-cms, https://www.reddit.com/r/django/comments/16zj0s8/ecommerce_website/, https://www.youtube.com/playlist?list=PL-51WBLyFTg0omnamUjL1TCVov7yDTR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ommerce website using django</text:p>
          </table:table-cell>
          <table:table-cell office:value-type="string" calcext:value-type="string">
            <text:p>django ecommerce (3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sarshaik965.hashnode.dev/creating-an-e-commerce-website-with-django-a-step-by-step-guide, https://forum.djangoproject.com/t/build-a-e-commerce-website/25812, https://github.com/justdjango/django-ecommerce, https://www.youtube.com/playlist?list=PL_KegS2ON4s53FNSqgXFdictTzUbGjoO-, https://forum.djangoproject.com/t/django-multi-vendor-ecommerce-app/29649, https://github.com/topics/django-ecommerce, https://scholarworks.calstate.edu/concern/projects/k930c460p, https://snipcart.com/blog/django-ecommerce-tutorial-wagtail-cms, https://www.reddit.com/r/django/comments/16zj0s8/ecommerce_website/, https://www.youtube.com/playlist?list=PL-51WBLyFTg0omnamUjL1TCVov7yDTR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brtc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django-webrtc/3917, https://forum.djangoproject.com/t/webrtc-with-django/3424, https://github.com/Tauhid-UAP/django-channels-webrtc, https://github.com/vsjakhar/Django-WebRtc, https://medium.com/@iftimiealexandru/from-zero-to-hero-with-webrtc-in-javascript-and-python-in-small-snippets-of-code-part-3-5e07fa8413b4, https://pretalx.com/djangocon-us-2024/talk/QERQDS/, https://stackoverflow.com/questions/76515691/how-to-setup-webrtc-connection-between-django-server-and-browser-using-aiortc, https://tech.bloggernepal.com/2021/10/video-call-in-django-with-webrtc-and.html, https://www.byteplus.com/en/topic/182092, https://www.reddit.com/r/django/comments/nsk3q1/real_time_video_chat_tutorial_using_django_an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wili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twilio.readthedocs.io/, https://django-twilio.readthedocs.io/en/latest/install.html, https://github.com/rdegges/django-twilio, https://medium.com/@tqwalton97/automatic-messaging-with-twilio-and-django-demo-bc58e88ff357, https://pypi.org/project/django-twilio/, https://www.twilio.com/docs/taskrouter/tutorials/dynamic-call-center-python-django, https://www.twilio.com/en-us/blog/bulk-sms-service-django-twilio, https://www.twilio.com/en-us/blog/enable-multiple-otp-methods-django, https://www.twilio.com/en-us/blog/receive-phone-call-python-django-twilio, https://www.youtube.com/watch?v=2SXjluSU9k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5.1 6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pycharm/2023/12/django-5-0-delight-unraveling-the-newest-features/, https://django.pyth.onl/en/5.1/releases/, https://django.readthedocs.io/en/stable/releases/5.1.html, https://docs.djangoproject.com/en/5.1/releases/5.1.6/, https://piwheels.org/project/Django/, https://proproprogs.ru/django, https://rainydaises.com/django-5/, https://readthedocs.org/projects/django/downloads/pdf/1.11.x/, https://vk.com/wall4031995_12745, https://www.djangoproject.com/download/?trk=public_post_comment-te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восстановление пароля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earthcomfy/django-reset-password-3k0l, https://hackace2.wordpress.com/2020/04/11/django-reset-password-with-email-verification/, https://proghunter.ru/articles/django-base-2023-password-recovery-form, https://proproprogs.ru/django4/django4-realizaciya-algoritma-vosstanovleniya-parolya, https://stackoverflow.com/questions/6358030/how-to-reset-django-admin-password, https://tr-page.yandex.ru/translate?lang=en-ru&amp;url=https%3A%2F%2Fwww.geeksforgeeks.org%2Fhow-to-reset-django-admin-password%2F, https://www.djangoproject.com/accounts/password/reset/, https://www.matheusmello.io/posts/django-how-to-reset-django-admin-password, https://www.pythontutorial.net/django-tutorial/django-password-reset/, https://www.youtube.com/watch?v=XBpNNmvfuu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ase di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amj.eu/tech/2020/03/16/use-pathlib-in-your-django-project/, https://ansmirnov.ru/django-basedir-sqlite/, https://codesarray.com/view/Understanding-settings.py-File-in-Django, https://learntutorials.net/ru/django/topic/942/%D0%BD%D0%B0%D1%81%D1%82%D1%80%D0%BE%D0%B9%D0%BA%D0%B8, https://metanit.com/python/django/5.9.php, https://pythonhint.com/post/2706476036730117/django-difference-between-base_dir-and-project_root, https://riptutorial.com/django/example/3579/using-base-dir-to-ensure-app-portability, https://sky.pro/wiki/python/rabota-s-os-path-v-python-perekhod-na-uroven-vyshe-v-dzhango/, https://stackoverflow.com/questions/25688132/what-is-the-absolute-path-of-base-dir, https://www.geeksforgeeks.org/django-settings-file-step-by-step-explanati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jenkin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andwadsinge.hashnode.dev/django-project-deployment, https://django-jenkins.readthedocs.io/, https://github.com/ishwar6/django_ci_cd, https://github.com/kmmbvnr/django-jenkins, https://medium.com/@manzurulhoque/step-by-step-ci-cd-pipeline-setup-using-jenkins-docker-and-django-5c36b5fabf66, https://pypi.org/project/django-jenkins/, https://pypi.org/project/django-jenkins/0.16.0, https://siddhantacademy101.medium.com/building-a-ci-cd-pipeline-for-a-django-based-web-application-using-jenkins-2744e1af7f4d, https://vindevs.com/blog/django-jenkins-and-github-actions-deployment-on-aws-step-by-step-detailed-guide-p72/, https://www.reddit.com/r/django/comments/1cif7s2/deploying_a_django_project_in_a_local_server_with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ilgu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ymail.dev/en/v12.0/esps/mailgun.html, https://dev.to/desphixs/send-email-using-django-mailgun-easy-and-free-4cc9, https://django.how/integrations/django-mailgun/, https://forum.djangoproject.com/t/sending-email-with-mailgun-and-anymail/36484, https://github.com/BradWhittington/django-mailgun, https://help.heroku.com/MAAHJSVZ/how-can-i-setup-mailgun-on-django, https://madradavid.com/sending-email-django-and-mailgun/, https://pypi.org/project/django-mailgun-mime/, https://simpleisbetterthancomplex.com/tutorial/2017/05/27/how-to-configure-mailgun-to-send-emails-in-a-django-app.html, https://stackoverflow.com/questions/69359664/how-to-use-mailguns-recipient-variables-with-django-smtp-mail-back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at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bidibo/baton-a-cool-modern-and-responsive-django-admin-application-based-on-bootstrap-5-81j, https://django-baton.readthedocs.io/, https://django-baton.readthedocs.io/en/latest/customization.html, https://djangopackages.org/packages/p/django-baton/, https://github.com/otto-torino/django-baton, https://github.com/otto-torino/django-baton/releases, https://otto-torino.github.io/django-baton, https://pypi.org/project/django-baton/1.0.8/, https://pypi.org/project/django-baton/1.9.2/, https://stackoverflow.com/questions/70937733/django-baton-install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оект для управления задачам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gemot.ai/projects/2643931-sozdanie-prilozeniia-to-do-list-s-ispolzovaniem-django, https://dev.to/msnmongare/creating-a-task-manager-api-with-django-and-mysql-64k, https://github.com/IgorGakhov/Django-Task-Manager, https://habr.com/ru/companies/otus/articles/488748/, https://itsourcecode.com/free-projects/django/project-management-system-in-django-with-source-code/, https://realpython.com/django-todo-lists/, https://tr-page.yandex.ru/translate?lang=en-ru&amp;url=https%3A%2F%2Fwww.geeksforgeeks.org%2Fcreate-task-management-system-using-django%2F, https://www.csharp.com/article/build-a-simple-task-manager-with-visualization-in-django/, https://www.geeksforgeeks.org/python-todo-webapp-using-django/, https://www.youtube.com/watch?v=YMFm0_fSjU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r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4k-video.ru/en/author/UCT7noMURgOCiaf9Rr0yDTKw/mr-django, https://github.com/Mr-django/Mr-django, https://ica.dog/pedigree/yX49W, https://info-people.com/group/mr__django/, https://t.me/mrdjangowf/331, https://telegram.im/mr_django?lang=ru, https://tgstat.com/ru/channel/@mrdjangowf, https://vk.com/mr__django, https://www.faceit.com/en/players/Mr.%20Django, https://www.youtube.com/c/Mr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lated field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rgibytes.com/blog/2022/06/14/model-relationships-django-rest-framework/, https://django.readthedocs.io/en/stable/topics/db/models.html, https://docs.djangoproject.com/en/5.0/ref/models/fields/, https://pythonhint.com/post/1070699287225796/get-only-certain-fields-of-related-object-in-django, https://stackoverflow.com/questions/14573102/how-do-i-include-related-model-fields-using-django-rest-framework, https://www.django-rest-framework.org/api-guide/relations/, https://www.geeksforgeeks.org/include-related-model-fields-in-django-rest-framework/, https://www.hacksoft.io/blog/django-related-fields-sql-joins, https://www.iditect.com/faq/python/django-rest-framework--get-related-model-field-in-serializer.html, https://www.sankalpjonna.com/learn-django/representing-foreign-key-values-in-django-serializer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разработка веб приложений на pyth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4nmv.ru/books/django_razrabotka_veb-prilozhenii_na_python_fail_pdf_668993.pdf, https://books.google.ru/books?id=S-lnkgAACAAJ&amp;hl=ru&amp;source=gbs_navlinks_s, https://habr.com/ru/companies/vk/articles/430580/, https://market.yandex.ru/product--django-razrabotka-veb-prilozhenii-na-python-tsifrovaia-kniga/548281766?sku=103457656929&amp;uniqueId=1159713, https://vk.com/wall-16108331_171187, https://www.chitai-gorod.ru/product/django-razrabotka-veb-prilozheniy-na-python-per-s-angl-2208005, https://www.litres.ru/book/dzheff-forse/django-razrabotka-veb-prilozheniy-na-python-24499478/, https://www.livelib.ru/book/1000878040-django-razrabotka-vebprilozhenij-na-python-dzheff-forse, https://www.ozon.ru/product/django-razrabotka-veb-prilozheniy-na-python-forse-dzheff-bisseks-pol-elektronnaya-kniga-934371062/, https://www.wildberries.ru/catalog/18091163/detail.asp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ерезагрузка страницы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appseed.us/django-hot-reload-templates-and-static/, https://dzen.ru/a/ZRU4O-6NLzTl-7pr, https://forum.djangoproject.com/t/how-to-refresh-page-for-new-request-in-django/15171, https://hatchjs.com/django-update-page-without-refresh/, https://pygame.ru/blog/django-dinamicheskoe-obnovlenie-stranitsi.php, https://qna.habr.com/q/451401, https://stackoverflow.com/questions/24174486/how-to-refresh-a-view-in-django, https://tr-page.yandex.ru/translate?lang=en-ru&amp;url=https%3A%2F%2Fstackoverflow.com%2Fquestions%2F52949655%2Fforce-reload-on-clients-webpage-django, https://www.thecoderscamp.com/force-reload-on-client39s-webpage-django-django/, https://www.youtube.com/watch?v=d00MOk5kt4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rverless django</text:p>
          </table:table-cell>
          <table:table-cell office:value-type="string" calcext:value-type="string">
            <text:p>serverless django (3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joaomarcos/deploy-a-django-application-to-aws-lambda-using-serverless-framework-1jpe, https://dev.to/vaddimart/deploy-django-app-on-aws-lambda-using-serverless-part-1-1i90, https://github.com/fun-with-serverless/serverless-django, https://medium.com/@techWithAditya/building-serverless-django-applications-with-aws-lambda-and-zappa-306ce93d975, https://www.reddit.com/r/django/comments/13o614j/why_is_it_so_unpopular_to_serve_drf_through_aws/, https://auth0.com/blog/deploying-django-restful-apis-as-serverless-applications-with-zappa/, https://fly.io/django-beats/serverless-functions-in-django-with-fly-machines/, https://medium.com/hoonio/deploy-serverless-django-to-aws-lambda-c695f825a6dc, https://vercel.com/templates/python/django-hello-world, https://www.serverless.com/blog/django-serverless-framework-a-match-made-in-heav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rverless</text:p>
          </table:table-cell>
          <table:table-cell office:value-type="string" calcext:value-type="string">
            <text:p>serverless django (3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joaomarcos/deploy-a-django-application-to-aws-lambda-using-serverless-framework-1jpe, https://dev.to/vaddimart/deploy-django-app-on-aws-lambda-using-serverless-part-1-1i90, https://github.com/fun-with-serverless/serverless-django, https://medium.com/@techWithAditya/building-serverless-django-applications-with-aws-lambda-and-zappa-306ce93d975, https://www.reddit.com/r/django/comments/13o614j/why_is_it_so_unpopular_to_serve_drf_through_aws/, https://auth0.com/blog/deploying-django-restful-apis-as-serverless-applications-with-zappa/, https://fly.io/django-beats/serverless-functions-in-django-with-fly-machines/, https://medium.com/hoonio/deploy-serverless-django-to-aws-lambda-c695f825a6dc, https://vercel.com/templates/python/django-hello-world, https://www.serverless.com/blog/django-serverless-framework-a-match-made-in-heav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ws lambda django</text:p>
          </table:table-cell>
          <table:table-cell office:value-type="string" calcext:value-type="string">
            <text:p>serverless django (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joaomarcos/deploy-a-django-application-to-aws-lambda-using-serverless-framework-1jpe, https://dev.to/vaddimart/deploy-django-app-on-aws-lambda-using-serverless-part-1-1i90, https://github.com/fun-with-serverless/serverless-django, https://medium.com/@techWithAditya/building-serverless-django-applications-with-aws-lambda-and-zappa-306ce93d975, https://www.reddit.com/r/django/comments/13o614j/why_is_it_so_unpopular_to_serve_drf_through_aws/, https://auth0.com/blog/deploying-django-restful-apis-as-serverless-applications-with-zappa/, https://fly.io/django-beats/serverless-functions-in-django-with-fly-machines/, https://medium.com/hoonio/deploy-serverless-django-to-aws-lambda-c695f825a6dc, https://vercel.com/templates/python/django-hello-world, https://www.serverless.com/blog/django-serverless-framework-a-match-made-in-heav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mmerce</text:p>
          </table:table-cell>
          <table:table-cell office:value-type="string" calcext:value-type="string">
            <text:p>django commerce (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zup.com/building-real-world-ecommerce-platform-with-django/, https://dev.to/paulwababu/build-an-e-commerce-site-with-wagtail-cms-bootstrap-django-framework-4jdb, https://esketchers.com/how-to-build-django-ecommerce-website/, https://github.com/justdjango/django-ecommerce, https://pypi.org/project/django-ecommerce/, https://snipcart.com/blog/django-ecommerce-tutorial-wagtail-cms, https://themeselection.com/django-ecommerce-project/, https://www.geeksforgeeks.org/e-commerce-website-using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 commerce</text:p>
          </table:table-cell>
          <table:table-cell office:value-type="string" calcext:value-type="string">
            <text:p>django commerce (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zup.com/building-real-world-ecommerce-platform-with-django/, https://dev.to/paulwababu/build-an-e-commerce-site-with-wagtail-cms-bootstrap-django-framework-4jdb, https://esketchers.com/how-to-build-django-ecommerce-website/, https://github.com/justdjango/django-ecommerce, https://pypi.org/project/django-ecommerce/, https://snipcart.com/blog/django-ecommerce-tutorial-wagtail-cms, https://themeselection.com/django-ecommerce-project/, https://www.geeksforgeeks.org/e-commerce-website-using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stinger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hosting-python-django-project/26919, https://hostwizly.com/host-django-website-on-hostinger-vps, https://support.hostinger.com/en/articles/1583678-is-django-supported-at-hostinger, https://www.hostinger.com/tutorials/django-tutorial, https://www.hostinger.com/tutorials/how-to-create-a-django-project, https://www.hostinger.com/tutorials/how-to-deploy-django-app, https://www.hostinger.com/tutorials/how-to-install-django, https://www.hostinger.com/vps/django-hosting, https://www.reddit.com/r/django/comments/1gmine8/please_help_with_hosting_django_in_hostinger/, https://www.udemy.com/course/deploy-django-on-hostinger-serve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ndgrid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sklarsa/django-sendgrid-v5, https://osirusdjodji.medium.com/sending-emails-with-sendgrid-in-django-rest-framework-a-complete-tutorial-5e5e4fae85cb, https://pypi.org/project/django-sendgrid/, https://pypi.org/project/sendgrid-django/, https://saadali18.medium.com/integrate-email-service-in-your-django-application-using-sendgrid-email-api-cbc6bbc5262a, https://stackoverflow.com/questions/50316675/send-email-with-sendgrid-in-django, https://www.mindbowser.com/integrating-sendgrid-with-django-rest-framework/, https://www.reddit.com/r/django/comments/zifzm2/should_i_use_django_or_a_3rd_party_app_like/, https://www.twilio.com/docs/sendgrid/for-developers/sending-email/django, https://www.twilio.com/en-us/blog/email-activation-django-sendgr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ingle sign 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onelogin.com/quickstart/authentication/django-with-onelogin, https://developers.onelogin.com/saml/python, https://docs.djangoproject.com/en/5.2/topics/auth/default/, https://frontegg.com/guides/django-sso, https://fusionauth.io/blog/single-sign-on-django-fusionauth, https://medium.com/@RyanHiebert/versatile-sso-with-django-d60267b50c42, https://pypi.org/project/django-microsoft-sso/, https://pypi.org/project/django-sso/, https://www.miniorange.com/iam/integrations/django-single-sign-on-sso, https://www.reddit.com/r/django/comments/17qz1g4/how_the_heck_do_you_set_up_sso_with_a_reac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aystack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haystack.readthedocs.io/, https://django-haystack.readthedocs.io/en/master/backend_support.html, https://django-haystack.readthedocs.io/en/master/tutorial.html, https://github.com/django-haystack, https://github.com/django-haystack/django-haystack, https://haystacksearch.org/, https://medium.com/@meirgotroot/enhancing-django-haystack-with-llm-for-semantically-rich-searches-in-oscar-commerce-82407a44dbee, https://micropyramid.com/blog/implement-search-with-django-haystack-and-elasticsearch-part-1/, https://stackoverflow.com/questions/23205301/django-haystack-how-to-make-only-a-subset-of-items-be-searchable, https://www.reddit.com/r/django/comments/eq5l7f/aternative_to_djangohaystack_for_searching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lastic beanstalk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ircleci.com/blog/deploy-django-apps-to-aws/, https://dev.to/aws-builders/deploying-a-django-site-on-aws-elastic-beanstalk-225b, https://docs.aws.amazon.com/elasticbeanstalk/latest/dg/create-deploy-python-django.html, https://medium.com/@elspanishgeek/how-to-deploy-django-channels-2-x-on-aws-elastic-beanstalk-8621771d4ff0, https://realpython.com/deploying-a-django-app-to-aws-elastic-beanstalk/, https://testdriven.io/blog/django-elastic-beanstalk/, https://www.honeybadger.io/blog/deploying-django-elasticbeanstalk/, https://www.reddit.com/r/django/comments/12x0ji5/deploying_django_app_to_aws_elastic_beanstalk/, https://www.w3schools.com/django/django_deploy_eb.php, https://www.youtube.com/watch?v=tnmjdRPjXJ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s symfony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tonlytvynov.medium.com/symfony-vs-other-web-frameworks-a-comprehensive-comparison-73f8343b8417, https://joeymasip.medium.com/from-symfony-to-django-d59bb66fb729, https://news.ycombinator.com/item?id=17663305, https://news.ycombinator.com/item?id=19543682, https://ritza.co/articles/gen-articles/laravel-vs-django-vs-symfony-vs-wordpress-vs-react-vs-node/, https://stackshare.io/stackups/django-vs-nodejs-vs-symfony, https://stackshare.io/stackups/django-vs-symfony, https://www.infoq.com/news/Framework-Performance/, https://www.quora.com/Which-is-a-better-framework-choice-to-work-on-in-2020-Django-Python-Laravel-PHP-or-Symfony-PHP-Why, https://www.reddit.com/r/symfony/comments/1dijbzn/advice_needed_for_switching_to_symfon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ocalflavor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aconda.org/conda-forge/django-localflavor, https://django-localflavor.readthedocs.io/, https://django-localflavor.readthedocs.io/en/latest/localflavor/us/, https://djangopackages.org/packages/p/django-localflavor/, https://docs.djangoproject.com/en/1.8/topics/localflavor/, https://github.com/django/django-localflavor/blob/master/tasks.py, https://github.com/myusuf3/django-localflavor-us, https://pypi.org/project/django-localflavor/, https://stackoverflow.com/questions/15339690/how-to-fix-django-south-issue-with-regards-to-localflavor-in-django-1-5, https://stackoverflow.com/questions/tagged/django-localflav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ms github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bogdal/djangocms-example, https://github.com/django-cms/django-cms, https://github.com/django-cms/django-cms-60min-demo-2021, https://github.com/django-cms/django-cms-quickstart, https://github.com/feincms/feincms, https://github.com/huynguyengl99/django-headless-cms, https://github.com/nephila/djangocms-blog, https://github.com/stephenmcd/mezzanine, https://github.com/wagtail/wagtail, https://www.django-cms.org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ynamodb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ws.amazon.com/dynamodb/community/, https://dynobase.dev/dynamodb-faq/can-django-use-dynamodb/, https://github.com/dotja/django-dynamodb-backend, https://github.com/josewails/django-dynamo-example, https://levelup.gitconnected.com/how-i-implemented-repository-pattern-for-dynamodb-in-django-project-e776b703e9a5, https://pypi.org/project/django-dynamodb-sessions/, https://stackoverflow.com/questions/55976471/how-can-i-use-awss-dynamo-db-with-django, https://wmerobertson.wordpress.com/2016/02/02/dynamodb-django-part-2-implementing-dynamodb-in-django/, https://wmerobertson.wordpress.com/2016/02/02/part-1-dynamo-django-and-aws/, https://www.reddit.com/r/django/comments/n1p1co/how_i_use_dynamodb_with_django_how_do_you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tlify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swers.netlify.com/t/can-i-deploy-django-on-netlify/8783, https://answers.netlify.com/t/can-i-host-my-django-blog-on-netlify/54164, https://answers.netlify.com/t/django-deployment/64456, https://answers.netlify.com/t/how-to-deploy-react-django-app-do-i-need-to-deploy-it-separately/20306, https://buddy.works/actions/django/integrations/netlify, https://emenikeblog.hashnode.dev/deploying-a-django-project-on-netlify-a-comprehensive-guide, https://gasper-docs.netlify.app/examples/applications/python-django/, https://stackoverflow.com/questions/72159378/deploy-django-site-on-netlify, https://www.netlify.com/blog/tags/django/, https://www.reddit.com/r/djangolearning/comments/kuaixo/can_we_host_django_website_on_netlif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anel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odhiambo/how-to-deploy-your-django-web-app-and-connect-a-mysql-database-in-cpanel-43l3, https://dotroll.com/en/knowledge-base/books/cpanel/page/install-and-run-python-django-using-cpanel, https://forum.djangoproject.com/t/deploy-django-on-cpanel/17256, https://medium.com/@pyzimos/deploying-django-web-application-using-cpanel-6687b8057439, https://support.cpanel.net/hc/en-us/community/posts/19660326735511-Django-environment-on-cPanel, https://support.cpanel.net/hc/en-us/community/posts/21619322032535-We-are-installing-a-Django-project-from-Application-Manager, https://truehost.com/support/knowledge-base/how-to-deploy-django-web-application-on-shared-hosting-cpanel/, https://www.a2hosting.com/kb/developer-corner/python/installing-and-configuring-django-on-linux-shared-hosting/, https://www.gyford.com/phil/writing/2022/05/24/hosting-django-cpanel/, https://www.reddit.com/r/django/comments/mjyizv/has_anyone_successfully_set_up_django_with_apach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dog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giliq.com/blog/2021/07/django-apm-with-datadog/, https://docs.datadoghq.com/logs/log_collection/python/, https://foysalff.medium.com/mastering-user-behavior-tracking-supercharge-your-django-app-with-datadog-monitoring-3e7c2d7bc3b8, https://github.com/mypebble/django-datadog, https://haseeb987.medium.com/how-to-integrate-datadog-with-your-django-application-ddtrace-22e0641c85f5, https://pypi.org/project/django-datadog-logger/, https://www.datadoghq.com/blog/monitoring-django-performance/, https://www.datadoghq.com/blog/tag/django/, https://www.fullstackpython.com/datadog.html, https://www.reddit.com/r/django/comments/1jpoki4/integration_with_datadog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r shammi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tmos.me/song/77232663, https://hotplayer.ru/?s=mr%20chammi%20django, https://lightaudio.ru/mp3/shammi%20django, https://m.ok.ru/music/track/123077411688821, https://mp3zov.cc/music/mr+shammi+django+martik+c+rmx.html, https://my.mail.ru/music/search/Mr%20Shammi, https://pinkamuz.pro/search/MR%20Shammi%20Django, https://www.youtube.com/watch?v=BR3PWxxvclQ, https://zvu4no.org/tracks/Martik%20C%20Django, https://zvyki.com/song/194685809/Mr_Shammi_-_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rtik</text:p>
          </table:table-cell>
          <table:table-cell office:value-type="string" calcext:value-type="string">
            <text:p>django martik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tmos.me/song/63539765, https://mp3zov.cc/music/mr+shammi+django+martik+c+rmx.html, https://musify.club/track/mr-shammi-django-martik-c-rmx-6451646, https://muzvibe.org/search/Django%20%28Dj%20ruS%20%26%20Martik%20C%20Rmx%29, https://vk.com/video-152749162_456240139, https://www.youtube.com/watch?v=VQ10bfZGu8c, https://zvu4no.org/tracks/Martik%20C%20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rtik c django</text:p>
          </table:table-cell>
          <table:table-cell office:value-type="string" calcext:value-type="string">
            <text:p>django martik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itmos.me/song/63539765, https://mp3zov.cc/music/mr+shammi+django+martik+c+rmx.html, https://musify.club/track/mr-shammi-django-martik-c-rmx-6451646, https://muzvibe.org/search/Django%20%28Dj%20ruS%20%26%20Martik%20C%20Rmx%29, https://vk.com/video-152749162_456240139, https://www.youtube.com/watch?v=VQ10bfZGu8c, https://zvu4no.org/tracks/Martik%20C%20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commerce github</text:p>
          </table:table-cell>
          <table:table-cell office:value-type="string" calcext:value-type="string">
            <text:p>django ecommerce github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tulguptag/Django-eCommerce-Website, https://github.com/divanov11/django_ecommerce_mod5, https://github.com/justdjango/django-ecommerce, https://github.com/topics/django-ecommerce, https://github.com/topics/django-online-shop, https://github.com/topics/ecommerce-website-using-django, https://github.com/zinmyoswe/Django-Ecommerc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commerce website github</text:p>
          </table:table-cell>
          <table:table-cell office:value-type="string" calcext:value-type="string">
            <text:p>django ecommerce github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tulguptag/Django-eCommerce-Website, https://github.com/divanov11/django_ecommerce_mod5, https://github.com/justdjango/django-ecommerce, https://github.com/topics/django-ecommerce, https://github.com/topics/django-online-shop, https://github.com/topics/ecommerce-website-using-django, https://github.com/zinmyoswe/Django-Ecommerc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uth0</text:p>
          </table:table-cell>
          <table:table-cell office:value-type="string" calcext:value-type="string">
            <text:p>django auth0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h0.com/blog/django-authentication/, https://auth0.com/docs/quickstart/backend/django/01-authorization, https://auth0.com/docs/quickstart/backend/django/interactive, https://auth0.com/docs/quickstart/webapp/django/01-login, https://auth0.com/docs/quickstart/webapp/django/interactive, https://developer.auth0.com/resources/guides/web-app/django/basic-authentication, https://github.com/auth0-samples/auth0-django-web-app, https://swarnak.medium.com/authentication-using-auth0-with-nextjs-and-django-eb9a20ecf050, https://www.reddit.com/r/django/comments/1c6hxmg/auth0_and_django_admi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th0 django</text:p>
          </table:table-cell>
          <table:table-cell office:value-type="string" calcext:value-type="string">
            <text:p>django auth0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h0.com/blog/django-authentication/, https://auth0.com/docs/quickstart/backend/django/01-authorization, https://auth0.com/docs/quickstart/backend/django/interactive, https://auth0.com/docs/quickstart/webapp/django/01-login, https://auth0.com/docs/quickstart/webapp/django/interactive, https://developer.auth0.com/resources/guides/web-app/django/basic-authentication, https://github.com/auth0-samples/auth0-django-web-app, https://swarnak.medium.com/authentication-using-auth0-with-nextjs-and-django-eb9a20ecf050, https://www.reddit.com/r/django/comments/1c6hxmg/auth0_and_django_admin/</text:p>
          </table:table-cell>
          <table:table-cell table:number-columns-repeated="18"/>
        </table:table-row>
        <table:table-row table:style-name="ro1" table:number-rows-repeated="1047090">
          <table:table-cell table:number-columns-repeated="26"/>
        </table:table-row>
        <table:table-row table:style-name="ro1">
          <table:table-cell table:number-columns-repeated="26"/>
        </table:table-row>
        <calcext:conditional-formats>
          <calcext:conditional-format calcext:target-range-address="'django-adword'.A1:'django-adword'.A1048576">
            <calcext:condition calcext:apply-style-name="Bad" calcext:value="duplicate" calcext:base-cell-address="'django-adword'.A1"/>
          </calcext:conditional-format>
        </calcext:conditional-formats>
      </table:table>
      <table:named-expressions/>
      <table:database-ranges>
        <table:database-range table:name="__Anonymous_Sheet_DB__0" table:target-range-address="'django-adword'.A1:'django-adword'.H1048576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18:45:56.7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17T18:48:22.111000000</dc:date>
    <meta:editing-duration>PT29M19S</meta:editing-duration>
    <meta:editing-cycles>4</meta:editing-cycles>
    <meta:generator>LibreOffice/24.2.1.2$Windows_X86_64 LibreOffice_project/db4def46b0453cc22e2d0305797cf981b68ef5ac</meta:generator>
    <meta:document-statistic meta:table-count="1" meta:cell-count="11880" meta:object-count="0"/>
  </office:meta>
</office:document-meta>
</file>